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6.2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ddle" table:style-name="ta1">
        <table:shapes>
          <draw:frame draw:z-index="0" draw:style-name="gr1" draw:text-style-name="P1" svg:width="453.51pt" svg:height="255.09pt" svg:x="108.54pt" svg:y="2.83pt">
            <draw:object draw:notify-on-update-of-ranges="middle.B1:middle.B1 middle.B2:middle.B856 middle.C2:middle.C856 winter.C2:winter.C856 winter.B2:winter.B856 summer.B2:summer.B856 summer.C2:summer.C8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elevation</text:p>
          </table:table-cell>
        </table:table-row>
        <table:table-row table:style-name="ro1">
          <table:table-cell office:value-type="string" calcext:value-type="string">
            <text:p>2021-12-21T07:48:25.105171-07:00</text:p>
          </table:table-cell>
          <table:table-cell office:value-type="float" office:value="120.838099" calcext:value-type="float">
            <text:p>120.838099</text:p>
          </table:table-cell>
          <table:table-cell office:value-type="float" office:value="-0.834923" calcext:value-type="float">
            <text:p>-0.834923</text:p>
          </table:table-cell>
        </table:table-row>
        <table:table-row table:style-name="ro1">
          <table:table-cell office:value-type="string" calcext:value-type="string">
            <text:p>2021-12-21T07:49:25.105171-07:00</text:p>
          </table:table-cell>
          <table:table-cell office:value-type="float" office:value="120.999989" calcext:value-type="float">
            <text:p>120.999989</text:p>
          </table:table-cell>
          <table:table-cell office:value-type="float" office:value="-0.672528" calcext:value-type="float">
            <text:p>-0.672528</text:p>
          </table:table-cell>
        </table:table-row>
        <table:table-row table:style-name="ro1">
          <table:table-cell office:value-type="string" calcext:value-type="string">
            <text:p>2021-12-21T07:50:25.105171-07:00</text:p>
          </table:table-cell>
          <table:table-cell office:value-type="float" office:value="121.16215" calcext:value-type="float">
            <text:p>121.16215</text:p>
          </table:table-cell>
          <table:table-cell office:value-type="float" office:value="-0.510408" calcext:value-type="float">
            <text:p>-0.510408</text:p>
          </table:table-cell>
        </table:table-row>
        <table:table-row table:style-name="ro1">
          <table:table-cell office:value-type="string" calcext:value-type="string">
            <text:p>2021-12-21T07:51:25.105171-07:00</text:p>
          </table:table-cell>
          <table:table-cell office:value-type="float" office:value="121.324584" calcext:value-type="float">
            <text:p>121.324584</text:p>
          </table:table-cell>
          <table:table-cell office:value-type="float" office:value="-0.348566" calcext:value-type="float">
            <text:p>-0.348566</text:p>
          </table:table-cell>
        </table:table-row>
        <table:table-row table:style-name="ro1">
          <table:table-cell office:value-type="string" calcext:value-type="string">
            <text:p>2021-12-21T07:52:25.105171-07:00</text:p>
          </table:table-cell>
          <table:table-cell office:value-type="float" office:value="121.487292" calcext:value-type="float">
            <text:p>121.487292</text:p>
          </table:table-cell>
          <table:table-cell office:value-type="float" office:value="-0.187003" calcext:value-type="float">
            <text:p>-0.187003</text:p>
          </table:table-cell>
        </table:table-row>
        <table:table-row table:style-name="ro1">
          <table:table-cell office:value-type="string" calcext:value-type="string">
            <text:p>2021-12-21T07:53:25.105171-07:00</text:p>
          </table:table-cell>
          <table:table-cell office:value-type="float" office:value="121.650278" calcext:value-type="float">
            <text:p>121.650278</text:p>
          </table:table-cell>
          <table:table-cell office:value-type="float" office:value="-0.025721" calcext:value-type="float">
            <text:p>-0.025721</text:p>
          </table:table-cell>
        </table:table-row>
        <table:table-row table:style-name="ro1">
          <table:table-cell office:value-type="string" calcext:value-type="string">
            <text:p>2021-12-21T07:54:25.105171-07:00</text:p>
          </table:table-cell>
          <table:table-cell office:value-type="float" office:value="121.813543" calcext:value-type="float">
            <text:p>121.813543</text:p>
          </table:table-cell>
          <table:table-cell office:value-type="float" office:value="0.135278" calcext:value-type="float">
            <text:p>0.135278</text:p>
          </table:table-cell>
        </table:table-row>
        <table:table-row table:style-name="ro1">
          <table:table-cell office:value-type="string" calcext:value-type="string">
            <text:p>2021-12-21T07:55:25.105171-07:00</text:p>
          </table:table-cell>
          <table:table-cell office:value-type="float" office:value="121.977089" calcext:value-type="float">
            <text:p>121.977089</text:p>
          </table:table-cell>
          <table:table-cell office:value-type="float" office:value="0.295992" calcext:value-type="float">
            <text:p>0.295992</text:p>
          </table:table-cell>
        </table:table-row>
        <table:table-row table:style-name="ro1">
          <table:table-cell office:value-type="string" calcext:value-type="string">
            <text:p>2021-12-21T07:56:25.105171-07:00</text:p>
          </table:table-cell>
          <table:table-cell office:value-type="float" office:value="122.140919" calcext:value-type="float">
            <text:p>122.140919</text:p>
          </table:table-cell>
          <table:table-cell office:value-type="float" office:value="0.45642" calcext:value-type="float">
            <text:p>0.45642</text:p>
          </table:table-cell>
        </table:table-row>
        <table:table-row table:style-name="ro1">
          <table:table-cell office:value-type="string" calcext:value-type="string">
            <text:p>2021-12-21T07:57:25.105171-07:00</text:p>
          </table:table-cell>
          <table:table-cell office:value-type="float" office:value="122.305033" calcext:value-type="float">
            <text:p>122.305033</text:p>
          </table:table-cell>
          <table:table-cell office:value-type="float" office:value="0.61656" calcext:value-type="float">
            <text:p>0.61656</text:p>
          </table:table-cell>
        </table:table-row>
        <table:table-row table:style-name="ro1">
          <table:table-cell office:value-type="string" calcext:value-type="string">
            <text:p>2021-12-21T07:58:25.105171-07:00</text:p>
          </table:table-cell>
          <table:table-cell office:value-type="float" office:value="122.469436" calcext:value-type="float">
            <text:p>122.469436</text:p>
          </table:table-cell>
          <table:table-cell office:value-type="float" office:value="0.77641" calcext:value-type="float">
            <text:p>0.77641</text:p>
          </table:table-cell>
        </table:table-row>
        <table:table-row table:style-name="ro1">
          <table:table-cell office:value-type="string" calcext:value-type="string">
            <text:p>2021-12-21T07:59:25.105171-07:00</text:p>
          </table:table-cell>
          <table:table-cell office:value-type="float" office:value="122.634127" calcext:value-type="float">
            <text:p>122.634127</text:p>
          </table:table-cell>
          <table:table-cell office:value-type="float" office:value="0.935968" calcext:value-type="float">
            <text:p>0.935968</text:p>
          </table:table-cell>
        </table:table-row>
        <table:table-row table:style-name="ro1">
          <table:table-cell office:value-type="string" calcext:value-type="string">
            <text:p>2021-12-21T08:00:25.105171-07:00</text:p>
          </table:table-cell>
          <table:table-cell office:value-type="float" office:value="122.799111" calcext:value-type="float">
            <text:p>122.799111</text:p>
          </table:table-cell>
          <table:table-cell office:value-type="float" office:value="1.095232" calcext:value-type="float">
            <text:p>1.095232</text:p>
          </table:table-cell>
        </table:table-row>
        <table:table-row table:style-name="ro1">
          <table:table-cell office:value-type="string" calcext:value-type="string">
            <text:p>2021-12-21T08:01:25.105171-07:00</text:p>
          </table:table-cell>
          <table:table-cell office:value-type="float" office:value="122.964388" calcext:value-type="float">
            <text:p>122.964388</text:p>
          </table:table-cell>
          <table:table-cell office:value-type="float" office:value="1.254201" calcext:value-type="float">
            <text:p>1.254201</text:p>
          </table:table-cell>
        </table:table-row>
        <table:table-row table:style-name="ro1">
          <table:table-cell office:value-type="string" calcext:value-type="string">
            <text:p>2021-12-21T08:02:25.105171-07:00</text:p>
          </table:table-cell>
          <table:table-cell office:value-type="float" office:value="123.12996" calcext:value-type="float">
            <text:p>123.12996</text:p>
          </table:table-cell>
          <table:table-cell office:value-type="float" office:value="1.412872" calcext:value-type="float">
            <text:p>1.412872</text:p>
          </table:table-cell>
        </table:table-row>
        <table:table-row table:style-name="ro1">
          <table:table-cell office:value-type="string" calcext:value-type="string">
            <text:p>2021-12-21T08:03:25.105171-07:00</text:p>
          </table:table-cell>
          <table:table-cell office:value-type="float" office:value="123.295831" calcext:value-type="float">
            <text:p>123.295831</text:p>
          </table:table-cell>
          <table:table-cell office:value-type="float" office:value="1.571244" calcext:value-type="float">
            <text:p>1.571244</text:p>
          </table:table-cell>
        </table:table-row>
        <table:table-row table:style-name="ro1">
          <table:table-cell office:value-type="string" calcext:value-type="string">
            <text:p>2021-12-21T08:04:25.105171-07:00</text:p>
          </table:table-cell>
          <table:table-cell office:value-type="float" office:value="123.462001" calcext:value-type="float">
            <text:p>123.462001</text:p>
          </table:table-cell>
          <table:table-cell office:value-type="float" office:value="1.729315" calcext:value-type="float">
            <text:p>1.729315</text:p>
          </table:table-cell>
        </table:table-row>
        <table:table-row table:style-name="ro1">
          <table:table-cell office:value-type="string" calcext:value-type="string">
            <text:p>2021-12-21T08:05:25.105171-07:00</text:p>
          </table:table-cell>
          <table:table-cell office:value-type="float" office:value="123.628473" calcext:value-type="float">
            <text:p>123.628473</text:p>
          </table:table-cell>
          <table:table-cell office:value-type="float" office:value="1.887083" calcext:value-type="float">
            <text:p>1.887083</text:p>
          </table:table-cell>
        </table:table-row>
        <table:table-row table:style-name="ro1">
          <table:table-cell office:value-type="string" calcext:value-type="string">
            <text:p>2021-12-21T08:06:25.105171-07:00</text:p>
          </table:table-cell>
          <table:table-cell office:value-type="float" office:value="123.795249" calcext:value-type="float">
            <text:p>123.795249</text:p>
          </table:table-cell>
          <table:table-cell office:value-type="float" office:value="2.044546" calcext:value-type="float">
            <text:p>2.044546</text:p>
          </table:table-cell>
        </table:table-row>
        <table:table-row table:style-name="ro1">
          <table:table-cell office:value-type="string" calcext:value-type="string">
            <text:p>2021-12-21T08:07:25.105171-07:00</text:p>
          </table:table-cell>
          <table:table-cell office:value-type="float" office:value="123.96233" calcext:value-type="float">
            <text:p>123.96233</text:p>
          </table:table-cell>
          <table:table-cell office:value-type="float" office:value="2.201703" calcext:value-type="float">
            <text:p>2.201703</text:p>
          </table:table-cell>
        </table:table-row>
        <table:table-row table:style-name="ro1">
          <table:table-cell office:value-type="string" calcext:value-type="string">
            <text:p>2021-12-21T08:08:25.105171-07:00</text:p>
          </table:table-cell>
          <table:table-cell office:value-type="float" office:value="124.12972" calcext:value-type="float">
            <text:p>124.12972</text:p>
          </table:table-cell>
          <table:table-cell office:value-type="float" office:value="2.358551" calcext:value-type="float">
            <text:p>2.358551</text:p>
          </table:table-cell>
        </table:table-row>
        <table:table-row table:style-name="ro1">
          <table:table-cell office:value-type="string" calcext:value-type="string">
            <text:p>2021-12-21T08:09:25.105171-07:00</text:p>
          </table:table-cell>
          <table:table-cell office:value-type="float" office:value="124.297419" calcext:value-type="float">
            <text:p>124.297419</text:p>
          </table:table-cell>
          <table:table-cell office:value-type="float" office:value="2.515088" calcext:value-type="float">
            <text:p>2.515088</text:p>
          </table:table-cell>
        </table:table-row>
        <table:table-row table:style-name="ro1">
          <table:table-cell office:value-type="string" calcext:value-type="string">
            <text:p>2021-12-21T08:10:25.105171-07:00</text:p>
          </table:table-cell>
          <table:table-cell office:value-type="float" office:value="124.46543" calcext:value-type="float">
            <text:p>124.46543</text:p>
          </table:table-cell>
          <table:table-cell office:value-type="float" office:value="2.671313" calcext:value-type="float">
            <text:p>2.671313</text:p>
          </table:table-cell>
        </table:table-row>
        <table:table-row table:style-name="ro1">
          <table:table-cell office:value-type="string" calcext:value-type="string">
            <text:p>2021-12-21T08:11:25.105171-07:00</text:p>
          </table:table-cell>
          <table:table-cell office:value-type="float" office:value="124.633755" calcext:value-type="float">
            <text:p>124.633755</text:p>
          </table:table-cell>
          <table:table-cell office:value-type="float" office:value="2.827223" calcext:value-type="float">
            <text:p>2.827223</text:p>
          </table:table-cell>
        </table:table-row>
        <table:table-row table:style-name="ro1">
          <table:table-cell office:value-type="string" calcext:value-type="string">
            <text:p>2021-12-21T08:12:25.105171-07:00</text:p>
          </table:table-cell>
          <table:table-cell office:value-type="float" office:value="124.802395" calcext:value-type="float">
            <text:p>124.802395</text:p>
          </table:table-cell>
          <table:table-cell office:value-type="float" office:value="2.982817" calcext:value-type="float">
            <text:p>2.982817</text:p>
          </table:table-cell>
        </table:table-row>
        <table:table-row table:style-name="ro1">
          <table:table-cell office:value-type="string" calcext:value-type="string">
            <text:p>2021-12-21T08:13:25.105171-07:00</text:p>
          </table:table-cell>
          <table:table-cell office:value-type="float" office:value="124.971354" calcext:value-type="float">
            <text:p>124.971354</text:p>
          </table:table-cell>
          <table:table-cell office:value-type="float" office:value="3.138092" calcext:value-type="float">
            <text:p>3.138092</text:p>
          </table:table-cell>
        </table:table-row>
        <table:table-row table:style-name="ro1">
          <table:table-cell office:value-type="string" calcext:value-type="string">
            <text:p>2021-12-21T08:14:25.105171-07:00</text:p>
          </table:table-cell>
          <table:table-cell office:value-type="float" office:value="125.140632" calcext:value-type="float">
            <text:p>125.140632</text:p>
          </table:table-cell>
          <table:table-cell office:value-type="float" office:value="3.293048" calcext:value-type="float">
            <text:p>3.293048</text:p>
          </table:table-cell>
        </table:table-row>
        <table:table-row table:style-name="ro1">
          <table:table-cell office:value-type="string" calcext:value-type="string">
            <text:p>2021-12-21T08:15:25.105171-07:00</text:p>
          </table:table-cell>
          <table:table-cell office:value-type="float" office:value="125.310231" calcext:value-type="float">
            <text:p>125.310231</text:p>
          </table:table-cell>
          <table:table-cell office:value-type="float" office:value="3.447681" calcext:value-type="float">
            <text:p>3.447681</text:p>
          </table:table-cell>
        </table:table-row>
        <table:table-row table:style-name="ro1">
          <table:table-cell office:value-type="string" calcext:value-type="string">
            <text:p>2021-12-21T08:16:25.105171-07:00</text:p>
          </table:table-cell>
          <table:table-cell office:value-type="float" office:value="125.480155" calcext:value-type="float">
            <text:p>125.480155</text:p>
          </table:table-cell>
          <table:table-cell office:value-type="float" office:value="3.60199" calcext:value-type="float">
            <text:p>3.60199</text:p>
          </table:table-cell>
        </table:table-row>
        <table:table-row table:style-name="ro1">
          <table:table-cell office:value-type="string" calcext:value-type="string">
            <text:p>2021-12-21T08:17:25.105171-07:00</text:p>
          </table:table-cell>
          <table:table-cell office:value-type="float" office:value="125.650404" calcext:value-type="float">
            <text:p>125.650404</text:p>
          </table:table-cell>
          <table:table-cell office:value-type="float" office:value="3.755973" calcext:value-type="float">
            <text:p>3.755973</text:p>
          </table:table-cell>
        </table:table-row>
        <table:table-row table:style-name="ro1">
          <table:table-cell office:value-type="string" calcext:value-type="string">
            <text:p>2021-12-21T08:18:25.105171-07:00</text:p>
          </table:table-cell>
          <table:table-cell office:value-type="float" office:value="125.82098" calcext:value-type="float">
            <text:p>125.82098</text:p>
          </table:table-cell>
          <table:table-cell office:value-type="float" office:value="3.909628" calcext:value-type="float">
            <text:p>3.909628</text:p>
          </table:table-cell>
        </table:table-row>
        <table:table-row table:style-name="ro1">
          <table:table-cell office:value-type="string" calcext:value-type="string">
            <text:p>2021-12-21T08:19:25.105171-07:00</text:p>
          </table:table-cell>
          <table:table-cell office:value-type="float" office:value="125.991886" calcext:value-type="float">
            <text:p>125.991886</text:p>
          </table:table-cell>
          <table:table-cell office:value-type="float" office:value="4.062952" calcext:value-type="float">
            <text:p>4.062952</text:p>
          </table:table-cell>
        </table:table-row>
        <table:table-row table:style-name="ro1">
          <table:table-cell office:value-type="string" calcext:value-type="string">
            <text:p>2021-12-21T08:20:25.105171-07:00</text:p>
          </table:table-cell>
          <table:table-cell office:value-type="float" office:value="126.163123" calcext:value-type="float">
            <text:p>126.163123</text:p>
          </table:table-cell>
          <table:table-cell office:value-type="float" office:value="4.215945" calcext:value-type="float">
            <text:p>4.215945</text:p>
          </table:table-cell>
        </table:table-row>
        <table:table-row table:style-name="ro1">
          <table:table-cell office:value-type="string" calcext:value-type="string">
            <text:p>2021-12-21T08:21:25.105171-07:00</text:p>
          </table:table-cell>
          <table:table-cell office:value-type="float" office:value="126.334693" calcext:value-type="float">
            <text:p>126.334693</text:p>
          </table:table-cell>
          <table:table-cell office:value-type="float" office:value="4.368603" calcext:value-type="float">
            <text:p>4.368603</text:p>
          </table:table-cell>
        </table:table-row>
        <table:table-row table:style-name="ro1">
          <table:table-cell office:value-type="string" calcext:value-type="string">
            <text:p>2021-12-21T08:22:25.105171-07:00</text:p>
          </table:table-cell>
          <table:table-cell office:value-type="float" office:value="126.506599" calcext:value-type="float">
            <text:p>126.506599</text:p>
          </table:table-cell>
          <table:table-cell office:value-type="float" office:value="4.520925" calcext:value-type="float">
            <text:p>4.520925</text:p>
          </table:table-cell>
        </table:table-row>
        <table:table-row table:style-name="ro1">
          <table:table-cell office:value-type="string" calcext:value-type="string">
            <text:p>2021-12-21T08:23:25.105171-07:00</text:p>
          </table:table-cell>
          <table:table-cell office:value-type="float" office:value="126.678842" calcext:value-type="float">
            <text:p>126.678842</text:p>
          </table:table-cell>
          <table:table-cell office:value-type="float" office:value="4.672909" calcext:value-type="float">
            <text:p>4.672909</text:p>
          </table:table-cell>
        </table:table-row>
        <table:table-row table:style-name="ro1">
          <table:table-cell office:value-type="string" calcext:value-type="string">
            <text:p>2021-12-21T08:24:25.105171-07:00</text:p>
          </table:table-cell>
          <table:table-cell office:value-type="float" office:value="126.851423" calcext:value-type="float">
            <text:p>126.851423</text:p>
          </table:table-cell>
          <table:table-cell office:value-type="float" office:value="4.824553" calcext:value-type="float">
            <text:p>4.824553</text:p>
          </table:table-cell>
        </table:table-row>
        <table:table-row table:style-name="ro1">
          <table:table-cell office:value-type="string" calcext:value-type="string">
            <text:p>2021-12-21T08:25:25.105171-07:00</text:p>
          </table:table-cell>
          <table:table-cell office:value-type="float" office:value="127.024346" calcext:value-type="float">
            <text:p>127.024346</text:p>
          </table:table-cell>
          <table:table-cell office:value-type="float" office:value="4.975854" calcext:value-type="float">
            <text:p>4.975854</text:p>
          </table:table-cell>
        </table:table-row>
        <table:table-row table:style-name="ro1">
          <table:table-cell office:value-type="string" calcext:value-type="string">
            <text:p>2021-12-21T08:26:25.105171-07:00</text:p>
          </table:table-cell>
          <table:table-cell office:value-type="float" office:value="127.197611" calcext:value-type="float">
            <text:p>127.197611</text:p>
          </table:table-cell>
          <table:table-cell office:value-type="float" office:value="5.126811" calcext:value-type="float">
            <text:p>5.126811</text:p>
          </table:table-cell>
        </table:table-row>
        <table:table-row table:style-name="ro1">
          <table:table-cell office:value-type="string" calcext:value-type="string">
            <text:p>2021-12-21T08:27:25.105171-07:00</text:p>
          </table:table-cell>
          <table:table-cell office:value-type="float" office:value="127.37122" calcext:value-type="float">
            <text:p>127.37122</text:p>
          </table:table-cell>
          <table:table-cell office:value-type="float" office:value="5.277421" calcext:value-type="float">
            <text:p>5.277421</text:p>
          </table:table-cell>
        </table:table-row>
        <table:table-row table:style-name="ro1">
          <table:table-cell office:value-type="string" calcext:value-type="string">
            <text:p>2021-12-21T08:28:25.105171-07:00</text:p>
          </table:table-cell>
          <table:table-cell office:value-type="float" office:value="127.545176" calcext:value-type="float">
            <text:p>127.545176</text:p>
          </table:table-cell>
          <table:table-cell office:value-type="float" office:value="5.427684" calcext:value-type="float">
            <text:p>5.427684</text:p>
          </table:table-cell>
        </table:table-row>
        <table:table-row table:style-name="ro1">
          <table:table-cell office:value-type="string" calcext:value-type="string">
            <text:p>2021-12-21T08:29:25.105171-07:00</text:p>
          </table:table-cell>
          <table:table-cell office:value-type="float" office:value="127.719481" calcext:value-type="float">
            <text:p>127.719481</text:p>
          </table:table-cell>
          <table:table-cell office:value-type="float" office:value="5.577595" calcext:value-type="float">
            <text:p>5.577595</text:p>
          </table:table-cell>
        </table:table-row>
        <table:table-row table:style-name="ro1">
          <table:table-cell office:value-type="string" calcext:value-type="string">
            <text:p>2021-12-21T08:30:25.105171-07:00</text:p>
          </table:table-cell>
          <table:table-cell office:value-type="float" office:value="127.894135" calcext:value-type="float">
            <text:p>127.894135</text:p>
          </table:table-cell>
          <table:table-cell office:value-type="float" office:value="5.727154" calcext:value-type="float">
            <text:p>5.727154</text:p>
          </table:table-cell>
        </table:table-row>
        <table:table-row table:style-name="ro1">
          <table:table-cell office:value-type="string" calcext:value-type="string">
            <text:p>2021-12-21T08:31:25.105171-07:00</text:p>
          </table:table-cell>
          <table:table-cell office:value-type="float" office:value="128.069141" calcext:value-type="float">
            <text:p>128.069141</text:p>
          </table:table-cell>
          <table:table-cell office:value-type="float" office:value="5.876358" calcext:value-type="float">
            <text:p>5.876358</text:p>
          </table:table-cell>
        </table:table-row>
        <table:table-row table:style-name="ro1">
          <table:table-cell office:value-type="string" calcext:value-type="string">
            <text:p>2021-12-21T08:32:25.105171-07:00</text:p>
          </table:table-cell>
          <table:table-cell office:value-type="float" office:value="128.244501" calcext:value-type="float">
            <text:p>128.244501</text:p>
          </table:table-cell>
          <table:table-cell office:value-type="float" office:value="6.025205" calcext:value-type="float">
            <text:p>6.025205</text:p>
          </table:table-cell>
        </table:table-row>
        <table:table-row table:style-name="ro1">
          <table:table-cell office:value-type="string" calcext:value-type="string">
            <text:p>2021-12-21T08:33:25.105171-07:00</text:p>
          </table:table-cell>
          <table:table-cell office:value-type="float" office:value="128.420217" calcext:value-type="float">
            <text:p>128.420217</text:p>
          </table:table-cell>
          <table:table-cell office:value-type="float" office:value="6.173693" calcext:value-type="float">
            <text:p>6.173693</text:p>
          </table:table-cell>
        </table:table-row>
        <table:table-row table:style-name="ro1">
          <table:table-cell office:value-type="string" calcext:value-type="string">
            <text:p>2021-12-21T08:34:25.105171-07:00</text:p>
          </table:table-cell>
          <table:table-cell office:value-type="float" office:value="128.596289" calcext:value-type="float">
            <text:p>128.596289</text:p>
          </table:table-cell>
          <table:table-cell office:value-type="float" office:value="6.32182" calcext:value-type="float">
            <text:p>6.32182</text:p>
          </table:table-cell>
        </table:table-row>
        <table:table-row table:style-name="ro1">
          <table:table-cell office:value-type="string" calcext:value-type="string">
            <text:p>2021-12-21T08:35:25.105171-07:00</text:p>
          </table:table-cell>
          <table:table-cell office:value-type="float" office:value="128.772721" calcext:value-type="float">
            <text:p>128.772721</text:p>
          </table:table-cell>
          <table:table-cell office:value-type="float" office:value="6.469584" calcext:value-type="float">
            <text:p>6.469584</text:p>
          </table:table-cell>
        </table:table-row>
        <table:table-row table:style-name="ro1">
          <table:table-cell office:value-type="string" calcext:value-type="string">
            <text:p>2021-12-21T08:36:25.105171-07:00</text:p>
          </table:table-cell>
          <table:table-cell office:value-type="float" office:value="128.949514" calcext:value-type="float">
            <text:p>128.949514</text:p>
          </table:table-cell>
          <table:table-cell office:value-type="float" office:value="6.616983" calcext:value-type="float">
            <text:p>6.616983</text:p>
          </table:table-cell>
        </table:table-row>
        <table:table-row table:style-name="ro1">
          <table:table-cell office:value-type="string" calcext:value-type="string">
            <text:p>2021-12-21T08:37:25.105171-07:00</text:p>
          </table:table-cell>
          <table:table-cell office:value-type="float" office:value="129.126669" calcext:value-type="float">
            <text:p>129.126669</text:p>
          </table:table-cell>
          <table:table-cell office:value-type="float" office:value="6.764014" calcext:value-type="float">
            <text:p>6.764014</text:p>
          </table:table-cell>
        </table:table-row>
        <table:table-row table:style-name="ro1">
          <table:table-cell office:value-type="string" calcext:value-type="string">
            <text:p>2021-12-21T08:38:25.105171-07:00</text:p>
          </table:table-cell>
          <table:table-cell office:value-type="float" office:value="129.304189" calcext:value-type="float">
            <text:p>129.304189</text:p>
          </table:table-cell>
          <table:table-cell office:value-type="float" office:value="6.910675" calcext:value-type="float">
            <text:p>6.910675</text:p>
          </table:table-cell>
        </table:table-row>
        <table:table-row table:style-name="ro1">
          <table:table-cell office:value-type="string" calcext:value-type="string">
            <text:p>2021-12-21T08:39:25.105171-07:00</text:p>
          </table:table-cell>
          <table:table-cell office:value-type="float" office:value="129.482074" calcext:value-type="float">
            <text:p>129.482074</text:p>
          </table:table-cell>
          <table:table-cell office:value-type="float" office:value="7.056964" calcext:value-type="float">
            <text:p>7.056964</text:p>
          </table:table-cell>
        </table:table-row>
        <table:table-row table:style-name="ro1">
          <table:table-cell office:value-type="string" calcext:value-type="string">
            <text:p>2021-12-21T08:40:25.105171-07:00</text:p>
          </table:table-cell>
          <table:table-cell office:value-type="float" office:value="129.660328" calcext:value-type="float">
            <text:p>129.660328</text:p>
          </table:table-cell>
          <table:table-cell office:value-type="float" office:value="7.202879" calcext:value-type="float">
            <text:p>7.202879</text:p>
          </table:table-cell>
        </table:table-row>
        <table:table-row table:style-name="ro1">
          <table:table-cell office:value-type="string" calcext:value-type="string">
            <text:p>2021-12-21T08:41:25.105171-07:00</text:p>
          </table:table-cell>
          <table:table-cell office:value-type="float" office:value="129.838951" calcext:value-type="float">
            <text:p>129.838951</text:p>
          </table:table-cell>
          <table:table-cell office:value-type="float" office:value="7.348418" calcext:value-type="float">
            <text:p>7.348418</text:p>
          </table:table-cell>
        </table:table-row>
        <table:table-row table:style-name="ro1">
          <table:table-cell office:value-type="string" calcext:value-type="string">
            <text:p>2021-12-21T08:42:25.105171-07:00</text:p>
          </table:table-cell>
          <table:table-cell office:value-type="float" office:value="130.017945" calcext:value-type="float">
            <text:p>130.017945</text:p>
          </table:table-cell>
          <table:table-cell office:value-type="float" office:value="7.493579" calcext:value-type="float">
            <text:p>7.493579</text:p>
          </table:table-cell>
        </table:table-row>
        <table:table-row table:style-name="ro1">
          <table:table-cell office:value-type="string" calcext:value-type="string">
            <text:p>2021-12-21T08:43:25.105171-07:00</text:p>
          </table:table-cell>
          <table:table-cell office:value-type="float" office:value="130.197313" calcext:value-type="float">
            <text:p>130.197313</text:p>
          </table:table-cell>
          <table:table-cell office:value-type="float" office:value="7.638358" calcext:value-type="float">
            <text:p>7.638358</text:p>
          </table:table-cell>
        </table:table-row>
        <table:table-row table:style-name="ro1">
          <table:table-cell office:value-type="string" calcext:value-type="string">
            <text:p>2021-12-21T08:44:25.105171-07:00</text:p>
          </table:table-cell>
          <table:table-cell office:value-type="float" office:value="130.377055" calcext:value-type="float">
            <text:p>130.377055</text:p>
          </table:table-cell>
          <table:table-cell office:value-type="float" office:value="7.782755" calcext:value-type="float">
            <text:p>7.782755</text:p>
          </table:table-cell>
        </table:table-row>
        <table:table-row table:style-name="ro1">
          <table:table-cell office:value-type="string" calcext:value-type="string">
            <text:p>2021-12-21T08:45:25.105171-07:00</text:p>
          </table:table-cell>
          <table:table-cell office:value-type="float" office:value="130.557173" calcext:value-type="float">
            <text:p>130.557173</text:p>
          </table:table-cell>
          <table:table-cell office:value-type="float" office:value="7.926767" calcext:value-type="float">
            <text:p>7.926767</text:p>
          </table:table-cell>
        </table:table-row>
        <table:table-row table:style-name="ro1">
          <table:table-cell office:value-type="string" calcext:value-type="string">
            <text:p>2021-12-21T08:46:25.105171-07:00</text:p>
          </table:table-cell>
          <table:table-cell office:value-type="float" office:value="130.737669" calcext:value-type="float">
            <text:p>130.737669</text:p>
          </table:table-cell>
          <table:table-cell office:value-type="float" office:value="8.070392" calcext:value-type="float">
            <text:p>8.070392</text:p>
          </table:table-cell>
        </table:table-row>
        <table:table-row table:style-name="ro1">
          <table:table-cell office:value-type="string" calcext:value-type="string">
            <text:p>2021-12-21T08:47:25.105171-07:00</text:p>
          </table:table-cell>
          <table:table-cell office:value-type="float" office:value="130.918545" calcext:value-type="float">
            <text:p>130.918545</text:p>
          </table:table-cell>
          <table:table-cell office:value-type="float" office:value="8.213627" calcext:value-type="float">
            <text:p>8.213627</text:p>
          </table:table-cell>
        </table:table-row>
        <table:table-row table:style-name="ro1">
          <table:table-cell office:value-type="string" calcext:value-type="string">
            <text:p>2021-12-21T08:48:25.105171-07:00</text:p>
          </table:table-cell>
          <table:table-cell office:value-type="float" office:value="131.099802" calcext:value-type="float">
            <text:p>131.099802</text:p>
          </table:table-cell>
          <table:table-cell office:value-type="float" office:value="8.35647" calcext:value-type="float">
            <text:p>8.35647</text:p>
          </table:table-cell>
        </table:table-row>
        <table:table-row table:style-name="ro1">
          <table:table-cell office:value-type="string" calcext:value-type="string">
            <text:p>2021-12-21T08:49:25.105171-07:00</text:p>
          </table:table-cell>
          <table:table-cell office:value-type="float" office:value="131.281442" calcext:value-type="float">
            <text:p>131.281442</text:p>
          </table:table-cell>
          <table:table-cell office:value-type="float" office:value="8.498919" calcext:value-type="float">
            <text:p>8.498919</text:p>
          </table:table-cell>
        </table:table-row>
        <table:table-row table:style-name="ro1">
          <table:table-cell office:value-type="string" calcext:value-type="string">
            <text:p>2021-12-21T08:50:25.105171-07:00</text:p>
          </table:table-cell>
          <table:table-cell office:value-type="float" office:value="131.463466" calcext:value-type="float">
            <text:p>131.463466</text:p>
          </table:table-cell>
          <table:table-cell office:value-type="float" office:value="8.640972" calcext:value-type="float">
            <text:p>8.640972</text:p>
          </table:table-cell>
        </table:table-row>
        <table:table-row table:style-name="ro1">
          <table:table-cell office:value-type="string" calcext:value-type="string">
            <text:p>2021-12-21T08:51:25.105171-07:00</text:p>
          </table:table-cell>
          <table:table-cell office:value-type="float" office:value="131.645876" calcext:value-type="float">
            <text:p>131.645876</text:p>
          </table:table-cell>
          <table:table-cell office:value-type="float" office:value="8.782626" calcext:value-type="float">
            <text:p>8.782626</text:p>
          </table:table-cell>
        </table:table-row>
        <table:table-row table:style-name="ro1">
          <table:table-cell office:value-type="string" calcext:value-type="string">
            <text:p>2021-12-21T08:52:25.105171-07:00</text:p>
          </table:table-cell>
          <table:table-cell office:value-type="float" office:value="131.828674" calcext:value-type="float">
            <text:p>131.828674</text:p>
          </table:table-cell>
          <table:table-cell office:value-type="float" office:value="8.923879" calcext:value-type="float">
            <text:p>8.923879</text:p>
          </table:table-cell>
        </table:table-row>
        <table:table-row table:style-name="ro1">
          <table:table-cell office:value-type="string" calcext:value-type="string">
            <text:p>2021-12-21T08:53:25.105171-07:00</text:p>
          </table:table-cell>
          <table:table-cell office:value-type="float" office:value="132.011861" calcext:value-type="float">
            <text:p>132.011861</text:p>
          </table:table-cell>
          <table:table-cell office:value-type="float" office:value="9.064729" calcext:value-type="float">
            <text:p>9.064729</text:p>
          </table:table-cell>
        </table:table-row>
        <table:table-row table:style-name="ro1">
          <table:table-cell office:value-type="string" calcext:value-type="string">
            <text:p>2021-12-21T08:54:25.105171-07:00</text:p>
          </table:table-cell>
          <table:table-cell office:value-type="float" office:value="132.195439" calcext:value-type="float">
            <text:p>132.195439</text:p>
          </table:table-cell>
          <table:table-cell office:value-type="float" office:value="9.205174" calcext:value-type="float">
            <text:p>9.205174</text:p>
          </table:table-cell>
        </table:table-row>
        <table:table-row table:style-name="ro1">
          <table:table-cell office:value-type="string" calcext:value-type="string">
            <text:p>2021-12-21T08:55:25.105171-07:00</text:p>
          </table:table-cell>
          <table:table-cell office:value-type="float" office:value="132.379409" calcext:value-type="float">
            <text:p>132.379409</text:p>
          </table:table-cell>
          <table:table-cell office:value-type="float" office:value="9.34521" calcext:value-type="float">
            <text:p>9.34521</text:p>
          </table:table-cell>
        </table:table-row>
        <table:table-row table:style-name="ro1">
          <table:table-cell office:value-type="string" calcext:value-type="string">
            <text:p>2021-12-21T08:56:25.105171-07:00</text:p>
          </table:table-cell>
          <table:table-cell office:value-type="float" office:value="132.563773" calcext:value-type="float">
            <text:p>132.563773</text:p>
          </table:table-cell>
          <table:table-cell office:value-type="float" office:value="9.484837" calcext:value-type="float">
            <text:p>9.484837</text:p>
          </table:table-cell>
        </table:table-row>
        <table:table-row table:style-name="ro1">
          <table:table-cell office:value-type="string" calcext:value-type="string">
            <text:p>2021-12-21T08:57:25.105171-07:00</text:p>
          </table:table-cell>
          <table:table-cell office:value-type="float" office:value="132.748532" calcext:value-type="float">
            <text:p>132.748532</text:p>
          </table:table-cell>
          <table:table-cell office:value-type="float" office:value="9.624051" calcext:value-type="float">
            <text:p>9.624051</text:p>
          </table:table-cell>
        </table:table-row>
        <table:table-row table:style-name="ro1">
          <table:table-cell office:value-type="string" calcext:value-type="string">
            <text:p>2021-12-21T08:58:25.105171-07:00</text:p>
          </table:table-cell>
          <table:table-cell office:value-type="float" office:value="132.933688" calcext:value-type="float">
            <text:p>132.933688</text:p>
          </table:table-cell>
          <table:table-cell office:value-type="float" office:value="9.76285" calcext:value-type="float">
            <text:p>9.76285</text:p>
          </table:table-cell>
        </table:table-row>
        <table:table-row table:style-name="ro1">
          <table:table-cell office:value-type="string" calcext:value-type="string">
            <text:p>2021-12-21T08:59:25.105171-07:00</text:p>
          </table:table-cell>
          <table:table-cell office:value-type="float" office:value="133.119243" calcext:value-type="float">
            <text:p>133.119243</text:p>
          </table:table-cell>
          <table:table-cell office:value-type="float" office:value="9.901233" calcext:value-type="float">
            <text:p>9.901233</text:p>
          </table:table-cell>
        </table:table-row>
        <table:table-row table:style-name="ro1">
          <table:table-cell office:value-type="string" calcext:value-type="string">
            <text:p>2021-12-21T09:00:25.105171-07:00</text:p>
          </table:table-cell>
          <table:table-cell office:value-type="float" office:value="133.305197" calcext:value-type="float">
            <text:p>133.305197</text:p>
          </table:table-cell>
          <table:table-cell office:value-type="float" office:value="10.039195" calcext:value-type="float">
            <text:p>10.039195</text:p>
          </table:table-cell>
        </table:table-row>
        <table:table-row table:style-name="ro1">
          <table:table-cell office:value-type="string" calcext:value-type="string">
            <text:p>2021-12-21T09:01:25.105171-07:00</text:p>
          </table:table-cell>
          <table:table-cell office:value-type="float" office:value="133.491552" calcext:value-type="float">
            <text:p>133.491552</text:p>
          </table:table-cell>
          <table:table-cell office:value-type="float" office:value="10.176736" calcext:value-type="float">
            <text:p>10.176736</text:p>
          </table:table-cell>
        </table:table-row>
        <table:table-row table:style-name="ro1">
          <table:table-cell office:value-type="string" calcext:value-type="string">
            <text:p>2021-12-21T09:02:25.105171-07:00</text:p>
          </table:table-cell>
          <table:table-cell office:value-type="float" office:value="133.678309" calcext:value-type="float">
            <text:p>133.678309</text:p>
          </table:table-cell>
          <table:table-cell office:value-type="float" office:value="10.313853" calcext:value-type="float">
            <text:p>10.313853</text:p>
          </table:table-cell>
        </table:table-row>
        <table:table-row table:style-name="ro1">
          <table:table-cell office:value-type="string" calcext:value-type="string">
            <text:p>2021-12-21T09:03:25.105171-07:00</text:p>
          </table:table-cell>
          <table:table-cell office:value-type="float" office:value="133.865471" calcext:value-type="float">
            <text:p>133.865471</text:p>
          </table:table-cell>
          <table:table-cell office:value-type="float" office:value="10.450543" calcext:value-type="float">
            <text:p>10.450543</text:p>
          </table:table-cell>
        </table:table-row>
        <table:table-row table:style-name="ro1">
          <table:table-cell office:value-type="string" calcext:value-type="string">
            <text:p>2021-12-21T09:04:25.105171-07:00</text:p>
          </table:table-cell>
          <table:table-cell office:value-type="float" office:value="134.053038" calcext:value-type="float">
            <text:p>134.053038</text:p>
          </table:table-cell>
          <table:table-cell office:value-type="float" office:value="10.586805" calcext:value-type="float">
            <text:p>10.586805</text:p>
          </table:table-cell>
        </table:table-row>
        <table:table-row table:style-name="ro1">
          <table:table-cell office:value-type="string" calcext:value-type="string">
            <text:p>2021-12-21T09:05:25.105171-07:00</text:p>
          </table:table-cell>
          <table:table-cell office:value-type="float" office:value="134.241012" calcext:value-type="float">
            <text:p>134.241012</text:p>
          </table:table-cell>
          <table:table-cell office:value-type="float" office:value="10.722634" calcext:value-type="float">
            <text:p>10.722634</text:p>
          </table:table-cell>
        </table:table-row>
        <table:table-row table:style-name="ro1">
          <table:table-cell office:value-type="string" calcext:value-type="string">
            <text:p>2021-12-21T09:06:25.105171-07:00</text:p>
          </table:table-cell>
          <table:table-cell office:value-type="float" office:value="134.429394" calcext:value-type="float">
            <text:p>134.429394</text:p>
          </table:table-cell>
          <table:table-cell office:value-type="float" office:value="10.858031" calcext:value-type="float">
            <text:p>10.858031</text:p>
          </table:table-cell>
        </table:table-row>
        <table:table-row table:style-name="ro1">
          <table:table-cell office:value-type="string" calcext:value-type="string">
            <text:p>2021-12-21T09:07:25.105171-07:00</text:p>
          </table:table-cell>
          <table:table-cell office:value-type="float" office:value="134.618186" calcext:value-type="float">
            <text:p>134.618186</text:p>
          </table:table-cell>
          <table:table-cell office:value-type="float" office:value="10.992991" calcext:value-type="float">
            <text:p>10.992991</text:p>
          </table:table-cell>
        </table:table-row>
        <table:table-row table:style-name="ro1">
          <table:table-cell office:value-type="string" calcext:value-type="string">
            <text:p>2021-12-21T09:08:25.105171-07:00</text:p>
          </table:table-cell>
          <table:table-cell office:value-type="float" office:value="134.807388" calcext:value-type="float">
            <text:p>134.807388</text:p>
          </table:table-cell>
          <table:table-cell office:value-type="float" office:value="11.127512" calcext:value-type="float">
            <text:p>11.127512</text:p>
          </table:table-cell>
        </table:table-row>
        <table:table-row table:style-name="ro1">
          <table:table-cell office:value-type="string" calcext:value-type="string">
            <text:p>2021-12-21T09:09:25.105171-07:00</text:p>
          </table:table-cell>
          <table:table-cell office:value-type="float" office:value="134.997002" calcext:value-type="float">
            <text:p>134.997002</text:p>
          </table:table-cell>
          <table:table-cell office:value-type="float" office:value="11.261592" calcext:value-type="float">
            <text:p>11.261592</text:p>
          </table:table-cell>
        </table:table-row>
        <table:table-row table:style-name="ro1">
          <table:table-cell office:value-type="string" calcext:value-type="string">
            <text:p>2021-12-21T09:10:25.105171-07:00</text:p>
          </table:table-cell>
          <table:table-cell office:value-type="float" office:value="135.18703" calcext:value-type="float">
            <text:p>135.18703</text:p>
          </table:table-cell>
          <table:table-cell office:value-type="float" office:value="11.395229" calcext:value-type="float">
            <text:p>11.395229</text:p>
          </table:table-cell>
        </table:table-row>
        <table:table-row table:style-name="ro1">
          <table:table-cell office:value-type="string" calcext:value-type="string">
            <text:p>2021-12-21T09:11:25.105171-07:00</text:p>
          </table:table-cell>
          <table:table-cell office:value-type="float" office:value="135.377473" calcext:value-type="float">
            <text:p>135.377473</text:p>
          </table:table-cell>
          <table:table-cell office:value-type="float" office:value="11.52842" calcext:value-type="float">
            <text:p>11.52842</text:p>
          </table:table-cell>
        </table:table-row>
        <table:table-row table:style-name="ro1">
          <table:table-cell office:value-type="string" calcext:value-type="string">
            <text:p>2021-12-21T09:12:25.105171-07:00</text:p>
          </table:table-cell>
          <table:table-cell office:value-type="float" office:value="135.568331" calcext:value-type="float">
            <text:p>135.568331</text:p>
          </table:table-cell>
          <table:table-cell office:value-type="float" office:value="11.661163" calcext:value-type="float">
            <text:p>11.661163</text:p>
          </table:table-cell>
        </table:table-row>
        <table:table-row table:style-name="ro1">
          <table:table-cell office:value-type="string" calcext:value-type="string">
            <text:p>2021-12-21T09:13:25.105171-07:00</text:p>
          </table:table-cell>
          <table:table-cell office:value-type="float" office:value="135.759607" calcext:value-type="float">
            <text:p>135.759607</text:p>
          </table:table-cell>
          <table:table-cell office:value-type="float" office:value="11.793455" calcext:value-type="float">
            <text:p>11.793455</text:p>
          </table:table-cell>
        </table:table-row>
        <table:table-row table:style-name="ro1">
          <table:table-cell office:value-type="string" calcext:value-type="string">
            <text:p>2021-12-21T09:14:25.105171-07:00</text:p>
          </table:table-cell>
          <table:table-cell office:value-type="float" office:value="135.951301" calcext:value-type="float">
            <text:p>135.951301</text:p>
          </table:table-cell>
          <table:table-cell office:value-type="float" office:value="11.925294" calcext:value-type="float">
            <text:p>11.925294</text:p>
          </table:table-cell>
        </table:table-row>
        <table:table-row table:style-name="ro1">
          <table:table-cell office:value-type="string" calcext:value-type="string">
            <text:p>2021-12-21T09:15:25.105171-07:00</text:p>
          </table:table-cell>
          <table:table-cell office:value-type="float" office:value="136.143414" calcext:value-type="float">
            <text:p>136.143414</text:p>
          </table:table-cell>
          <table:table-cell office:value-type="float" office:value="12.056677" calcext:value-type="float">
            <text:p>12.056677</text:p>
          </table:table-cell>
        </table:table-row>
        <table:table-row table:style-name="ro1">
          <table:table-cell office:value-type="string" calcext:value-type="string">
            <text:p>2021-12-21T09:16:25.105171-07:00</text:p>
          </table:table-cell>
          <table:table-cell office:value-type="float" office:value="136.335949" calcext:value-type="float">
            <text:p>136.335949</text:p>
          </table:table-cell>
          <table:table-cell office:value-type="float" office:value="12.187602" calcext:value-type="float">
            <text:p>12.187602</text:p>
          </table:table-cell>
        </table:table-row>
        <table:table-row table:style-name="ro1">
          <table:table-cell office:value-type="string" calcext:value-type="string">
            <text:p>2021-12-21T09:17:25.105171-07:00</text:p>
          </table:table-cell>
          <table:table-cell office:value-type="float" office:value="136.528905" calcext:value-type="float">
            <text:p>136.528905</text:p>
          </table:table-cell>
          <table:table-cell office:value-type="float" office:value="12.318066" calcext:value-type="float">
            <text:p>12.318066</text:p>
          </table:table-cell>
        </table:table-row>
        <table:table-row table:style-name="ro1">
          <table:table-cell office:value-type="string" calcext:value-type="string">
            <text:p>2021-12-21T09:18:25.105171-07:00</text:p>
          </table:table-cell>
          <table:table-cell office:value-type="float" office:value="136.722284" calcext:value-type="float">
            <text:p>136.722284</text:p>
          </table:table-cell>
          <table:table-cell office:value-type="float" office:value="12.448068" calcext:value-type="float">
            <text:p>12.448068</text:p>
          </table:table-cell>
        </table:table-row>
        <table:table-row table:style-name="ro1">
          <table:table-cell office:value-type="string" calcext:value-type="string">
            <text:p>2021-12-21T09:19:25.105171-07:00</text:p>
          </table:table-cell>
          <table:table-cell office:value-type="float" office:value="136.916087" calcext:value-type="float">
            <text:p>136.916087</text:p>
          </table:table-cell>
          <table:table-cell office:value-type="float" office:value="12.577603" calcext:value-type="float">
            <text:p>12.577603</text:p>
          </table:table-cell>
        </table:table-row>
        <table:table-row table:style-name="ro1">
          <table:table-cell office:value-type="string" calcext:value-type="string">
            <text:p>2021-12-21T09:20:25.105171-07:00</text:p>
          </table:table-cell>
          <table:table-cell office:value-type="float" office:value="137.110316" calcext:value-type="float">
            <text:p>137.110316</text:p>
          </table:table-cell>
          <table:table-cell office:value-type="float" office:value="12.70667" calcext:value-type="float">
            <text:p>12.70667</text:p>
          </table:table-cell>
        </table:table-row>
        <table:table-row table:style-name="ro1">
          <table:table-cell office:value-type="string" calcext:value-type="string">
            <text:p>2021-12-21T09:21:25.105171-07:00</text:p>
          </table:table-cell>
          <table:table-cell office:value-type="float" office:value="137.30497" calcext:value-type="float">
            <text:p>137.30497</text:p>
          </table:table-cell>
          <table:table-cell office:value-type="float" office:value="12.835267" calcext:value-type="float">
            <text:p>12.835267</text:p>
          </table:table-cell>
        </table:table-row>
        <table:table-row table:style-name="ro1">
          <table:table-cell office:value-type="string" calcext:value-type="string">
            <text:p>2021-12-21T09:22:25.105171-07:00</text:p>
          </table:table-cell>
          <table:table-cell office:value-type="float" office:value="137.500052" calcext:value-type="float">
            <text:p>137.500052</text:p>
          </table:table-cell>
          <table:table-cell office:value-type="float" office:value="12.963391" calcext:value-type="float">
            <text:p>12.963391</text:p>
          </table:table-cell>
        </table:table-row>
        <table:table-row table:style-name="ro1">
          <table:table-cell office:value-type="string" calcext:value-type="string">
            <text:p>2021-12-21T09:23:25.105171-07:00</text:p>
          </table:table-cell>
          <table:table-cell office:value-type="float" office:value="137.695563" calcext:value-type="float">
            <text:p>137.695563</text:p>
          </table:table-cell>
          <table:table-cell office:value-type="float" office:value="13.091038" calcext:value-type="float">
            <text:p>13.091038</text:p>
          </table:table-cell>
        </table:table-row>
        <table:table-row table:style-name="ro1">
          <table:table-cell office:value-type="string" calcext:value-type="string">
            <text:p>2021-12-21T09:24:25.105171-07:00</text:p>
          </table:table-cell>
          <table:table-cell office:value-type="float" office:value="137.891503" calcext:value-type="float">
            <text:p>137.891503</text:p>
          </table:table-cell>
          <table:table-cell office:value-type="float" office:value="13.218208" calcext:value-type="float">
            <text:p>13.218208</text:p>
          </table:table-cell>
        </table:table-row>
        <table:table-row table:style-name="ro1">
          <table:table-cell office:value-type="string" calcext:value-type="string">
            <text:p>2021-12-21T09:25:25.105171-07:00</text:p>
          </table:table-cell>
          <table:table-cell office:value-type="float" office:value="138.087873" calcext:value-type="float">
            <text:p>138.087873</text:p>
          </table:table-cell>
          <table:table-cell office:value-type="float" office:value="13.344897" calcext:value-type="float">
            <text:p>13.344897</text:p>
          </table:table-cell>
        </table:table-row>
        <table:table-row table:style-name="ro1">
          <table:table-cell office:value-type="string" calcext:value-type="string">
            <text:p>2021-12-21T09:26:25.105171-07:00</text:p>
          </table:table-cell>
          <table:table-cell office:value-type="float" office:value="138.284674" calcext:value-type="float">
            <text:p>138.284674</text:p>
          </table:table-cell>
          <table:table-cell office:value-type="float" office:value="13.471102" calcext:value-type="float">
            <text:p>13.471102</text:p>
          </table:table-cell>
        </table:table-row>
        <table:table-row table:style-name="ro1">
          <table:table-cell office:value-type="string" calcext:value-type="string">
            <text:p>2021-12-21T09:27:25.105171-07:00</text:p>
          </table:table-cell>
          <table:table-cell office:value-type="float" office:value="138.481908" calcext:value-type="float">
            <text:p>138.481908</text:p>
          </table:table-cell>
          <table:table-cell office:value-type="float" office:value="13.596822" calcext:value-type="float">
            <text:p>13.596822</text:p>
          </table:table-cell>
        </table:table-row>
        <table:table-row table:style-name="ro1">
          <table:table-cell office:value-type="string" calcext:value-type="string">
            <text:p>2021-12-21T09:28:25.105171-07:00</text:p>
          </table:table-cell>
          <table:table-cell office:value-type="float" office:value="138.679575" calcext:value-type="float">
            <text:p>138.679575</text:p>
          </table:table-cell>
          <table:table-cell office:value-type="float" office:value="13.722053" calcext:value-type="float">
            <text:p>13.722053</text:p>
          </table:table-cell>
        </table:table-row>
        <table:table-row table:style-name="ro1">
          <table:table-cell office:value-type="string" calcext:value-type="string">
            <text:p>2021-12-21T09:29:25.105171-07:00</text:p>
          </table:table-cell>
          <table:table-cell office:value-type="float" office:value="138.877676" calcext:value-type="float">
            <text:p>138.877676</text:p>
          </table:table-cell>
          <table:table-cell office:value-type="float" office:value="13.846793" calcext:value-type="float">
            <text:p>13.846793</text:p>
          </table:table-cell>
        </table:table-row>
        <table:table-row table:style-name="ro1">
          <table:table-cell office:value-type="string" calcext:value-type="string">
            <text:p>2021-12-21T09:30:25.105171-07:00</text:p>
          </table:table-cell>
          <table:table-cell office:value-type="float" office:value="139.076211" calcext:value-type="float">
            <text:p>139.076211</text:p>
          </table:table-cell>
          <table:table-cell office:value-type="float" office:value="13.97104" calcext:value-type="float">
            <text:p>13.97104</text:p>
          </table:table-cell>
        </table:table-row>
        <table:table-row table:style-name="ro1">
          <table:table-cell office:value-type="string" calcext:value-type="string">
            <text:p>2021-12-21T09:31:25.105171-07:00</text:p>
          </table:table-cell>
          <table:table-cell office:value-type="float" office:value="139.275183" calcext:value-type="float">
            <text:p>139.275183</text:p>
          </table:table-cell>
          <table:table-cell office:value-type="float" office:value="14.09479" calcext:value-type="float">
            <text:p>14.09479</text:p>
          </table:table-cell>
        </table:table-row>
        <table:table-row table:style-name="ro1">
          <table:table-cell office:value-type="string" calcext:value-type="string">
            <text:p>2021-12-21T09:32:25.105171-07:00</text:p>
          </table:table-cell>
          <table:table-cell office:value-type="float" office:value="139.474591" calcext:value-type="float">
            <text:p>139.474591</text:p>
          </table:table-cell>
          <table:table-cell office:value-type="float" office:value="14.218042" calcext:value-type="float">
            <text:p>14.218042</text:p>
          </table:table-cell>
        </table:table-row>
        <table:table-row table:style-name="ro1">
          <table:table-cell office:value-type="string" calcext:value-type="string">
            <text:p>2021-12-21T09:33:25.105171-07:00</text:p>
          </table:table-cell>
          <table:table-cell office:value-type="float" office:value="139.674436" calcext:value-type="float">
            <text:p>139.674436</text:p>
          </table:table-cell>
          <table:table-cell office:value-type="float" office:value="14.340792" calcext:value-type="float">
            <text:p>14.340792</text:p>
          </table:table-cell>
        </table:table-row>
        <table:table-row table:style-name="ro1">
          <table:table-cell office:value-type="string" calcext:value-type="string">
            <text:p>2021-12-21T09:34:25.105171-07:00</text:p>
          </table:table-cell>
          <table:table-cell office:value-type="float" office:value="139.874719" calcext:value-type="float">
            <text:p>139.874719</text:p>
          </table:table-cell>
          <table:table-cell office:value-type="float" office:value="14.463038" calcext:value-type="float">
            <text:p>14.463038</text:p>
          </table:table-cell>
        </table:table-row>
        <table:table-row table:style-name="ro1">
          <table:table-cell office:value-type="string" calcext:value-type="string">
            <text:p>2021-12-21T09:35:25.105171-07:00</text:p>
          </table:table-cell>
          <table:table-cell office:value-type="float" office:value="140.075441" calcext:value-type="float">
            <text:p>140.075441</text:p>
          </table:table-cell>
          <table:table-cell office:value-type="float" office:value="14.584778" calcext:value-type="float">
            <text:p>14.584778</text:p>
          </table:table-cell>
        </table:table-row>
        <table:table-row table:style-name="ro1">
          <table:table-cell office:value-type="string" calcext:value-type="string">
            <text:p>2021-12-21T09:36:25.105171-07:00</text:p>
          </table:table-cell>
          <table:table-cell office:value-type="float" office:value="140.276603" calcext:value-type="float">
            <text:p>140.276603</text:p>
          </table:table-cell>
          <table:table-cell office:value-type="float" office:value="14.706009" calcext:value-type="float">
            <text:p>14.706009</text:p>
          </table:table-cell>
        </table:table-row>
        <table:table-row table:style-name="ro1">
          <table:table-cell office:value-type="string" calcext:value-type="string">
            <text:p>2021-12-21T09:37:25.105171-07:00</text:p>
          </table:table-cell>
          <table:table-cell office:value-type="float" office:value="140.478205" calcext:value-type="float">
            <text:p>140.478205</text:p>
          </table:table-cell>
          <table:table-cell office:value-type="float" office:value="14.826728" calcext:value-type="float">
            <text:p>14.826728</text:p>
          </table:table-cell>
        </table:table-row>
        <table:table-row table:style-name="ro1">
          <table:table-cell office:value-type="string" calcext:value-type="string">
            <text:p>2021-12-21T09:38:25.105171-07:00</text:p>
          </table:table-cell>
          <table:table-cell office:value-type="float" office:value="140.680247" calcext:value-type="float">
            <text:p>140.680247</text:p>
          </table:table-cell>
          <table:table-cell office:value-type="float" office:value="14.946933" calcext:value-type="float">
            <text:p>14.946933</text:p>
          </table:table-cell>
        </table:table-row>
        <table:table-row table:style-name="ro1">
          <table:table-cell office:value-type="string" calcext:value-type="string">
            <text:p>2021-12-21T09:39:25.105171-07:00</text:p>
          </table:table-cell>
          <table:table-cell office:value-type="float" office:value="140.882731" calcext:value-type="float">
            <text:p>140.882731</text:p>
          </table:table-cell>
          <table:table-cell office:value-type="float" office:value="15.066621" calcext:value-type="float">
            <text:p>15.066621</text:p>
          </table:table-cell>
        </table:table-row>
        <table:table-row table:style-name="ro1">
          <table:table-cell office:value-type="string" calcext:value-type="string">
            <text:p>2021-12-21T09:40:25.105171-07:00</text:p>
          </table:table-cell>
          <table:table-cell office:value-type="float" office:value="141.085658" calcext:value-type="float">
            <text:p>141.085658</text:p>
          </table:table-cell>
          <table:table-cell office:value-type="float" office:value="15.185789" calcext:value-type="float">
            <text:p>15.185789</text:p>
          </table:table-cell>
        </table:table-row>
        <table:table-row table:style-name="ro1">
          <table:table-cell office:value-type="string" calcext:value-type="string">
            <text:p>2021-12-21T09:41:25.105171-07:00</text:p>
          </table:table-cell>
          <table:table-cell office:value-type="float" office:value="141.289026" calcext:value-type="float">
            <text:p>141.289026</text:p>
          </table:table-cell>
          <table:table-cell office:value-type="float" office:value="15.304435" calcext:value-type="float">
            <text:p>15.304435</text:p>
          </table:table-cell>
        </table:table-row>
        <table:table-row table:style-name="ro1">
          <table:table-cell office:value-type="string" calcext:value-type="string">
            <text:p>2021-12-21T09:42:25.105171-07:00</text:p>
          </table:table-cell>
          <table:table-cell office:value-type="float" office:value="141.492838" calcext:value-type="float">
            <text:p>141.492838</text:p>
          </table:table-cell>
          <table:table-cell office:value-type="float" office:value="15.422556" calcext:value-type="float">
            <text:p>15.422556</text:p>
          </table:table-cell>
        </table:table-row>
        <table:table-row table:style-name="ro1">
          <table:table-cell office:value-type="string" calcext:value-type="string">
            <text:p>2021-12-21T09:43:25.105171-07:00</text:p>
          </table:table-cell>
          <table:table-cell office:value-type="float" office:value="141.697094" calcext:value-type="float">
            <text:p>141.697094</text:p>
          </table:table-cell>
          <table:table-cell office:value-type="float" office:value="15.54015" calcext:value-type="float">
            <text:p>15.54015</text:p>
          </table:table-cell>
        </table:table-row>
        <table:table-row table:style-name="ro1">
          <table:table-cell office:value-type="string" calcext:value-type="string">
            <text:p>2021-12-21T09:44:25.105171-07:00</text:p>
          </table:table-cell>
          <table:table-cell office:value-type="float" office:value="141.901793" calcext:value-type="float">
            <text:p>141.901793</text:p>
          </table:table-cell>
          <table:table-cell office:value-type="float" office:value="15.657213" calcext:value-type="float">
            <text:p>15.657213</text:p>
          </table:table-cell>
        </table:table-row>
        <table:table-row table:style-name="ro1">
          <table:table-cell office:value-type="string" calcext:value-type="string">
            <text:p>2021-12-21T09:45:25.105171-07:00</text:p>
          </table:table-cell>
          <table:table-cell office:value-type="float" office:value="142.106938" calcext:value-type="float">
            <text:p>142.106938</text:p>
          </table:table-cell>
          <table:table-cell office:value-type="float" office:value="15.773744" calcext:value-type="float">
            <text:p>15.773744</text:p>
          </table:table-cell>
        </table:table-row>
        <table:table-row table:style-name="ro1">
          <table:table-cell office:value-type="string" calcext:value-type="string">
            <text:p>2021-12-21T09:46:25.105171-07:00</text:p>
          </table:table-cell>
          <table:table-cell office:value-type="float" office:value="142.312527" calcext:value-type="float">
            <text:p>142.312527</text:p>
          </table:table-cell>
          <table:table-cell office:value-type="float" office:value="15.889739" calcext:value-type="float">
            <text:p>15.889739</text:p>
          </table:table-cell>
        </table:table-row>
        <table:table-row table:style-name="ro1">
          <table:table-cell office:value-type="string" calcext:value-type="string">
            <text:p>2021-12-21T09:47:25.105171-07:00</text:p>
          </table:table-cell>
          <table:table-cell office:value-type="float" office:value="142.518562" calcext:value-type="float">
            <text:p>142.518562</text:p>
          </table:table-cell>
          <table:table-cell office:value-type="float" office:value="16.005197" calcext:value-type="float">
            <text:p>16.005197</text:p>
          </table:table-cell>
        </table:table-row>
        <table:table-row table:style-name="ro1">
          <table:table-cell office:value-type="string" calcext:value-type="string">
            <text:p>2021-12-21T09:48:25.105171-07:00</text:p>
          </table:table-cell>
          <table:table-cell office:value-type="float" office:value="142.725042" calcext:value-type="float">
            <text:p>142.725042</text:p>
          </table:table-cell>
          <table:table-cell office:value-type="float" office:value="16.120113" calcext:value-type="float">
            <text:p>16.120113</text:p>
          </table:table-cell>
        </table:table-row>
        <table:table-row table:style-name="ro1">
          <table:table-cell office:value-type="string" calcext:value-type="string">
            <text:p>2021-12-21T09:49:25.105171-07:00</text:p>
          </table:table-cell>
          <table:table-cell office:value-type="float" office:value="142.931969" calcext:value-type="float">
            <text:p>142.931969</text:p>
          </table:table-cell>
          <table:table-cell office:value-type="float" office:value="16.234486" calcext:value-type="float">
            <text:p>16.234486</text:p>
          </table:table-cell>
        </table:table-row>
        <table:table-row table:style-name="ro1">
          <table:table-cell office:value-type="string" calcext:value-type="string">
            <text:p>2021-12-21T09:50:25.105171-07:00</text:p>
          </table:table-cell>
          <table:table-cell office:value-type="float" office:value="143.139342" calcext:value-type="float">
            <text:p>143.139342</text:p>
          </table:table-cell>
          <table:table-cell office:value-type="float" office:value="16.348313" calcext:value-type="float">
            <text:p>16.348313</text:p>
          </table:table-cell>
        </table:table-row>
        <table:table-row table:style-name="ro1">
          <table:table-cell office:value-type="string" calcext:value-type="string">
            <text:p>2021-12-21T09:51:25.105171-07:00</text:p>
          </table:table-cell>
          <table:table-cell office:value-type="float" office:value="143.347162" calcext:value-type="float">
            <text:p>143.347162</text:p>
          </table:table-cell>
          <table:table-cell office:value-type="float" office:value="16.461591" calcext:value-type="float">
            <text:p>16.461591</text:p>
          </table:table-cell>
        </table:table-row>
        <table:table-row table:style-name="ro1">
          <table:table-cell office:value-type="string" calcext:value-type="string">
            <text:p>2021-12-21T09:52:25.105171-07:00</text:p>
          </table:table-cell>
          <table:table-cell office:value-type="float" office:value="143.555428" calcext:value-type="float">
            <text:p>143.555428</text:p>
          </table:table-cell>
          <table:table-cell office:value-type="float" office:value="16.574318" calcext:value-type="float">
            <text:p>16.574318</text:p>
          </table:table-cell>
        </table:table-row>
        <table:table-row table:style-name="ro1">
          <table:table-cell office:value-type="string" calcext:value-type="string">
            <text:p>2021-12-21T09:53:25.105171-07:00</text:p>
          </table:table-cell>
          <table:table-cell office:value-type="float" office:value="143.764142" calcext:value-type="float">
            <text:p>143.764142</text:p>
          </table:table-cell>
          <table:table-cell office:value-type="float" office:value="16.68649" calcext:value-type="float">
            <text:p>16.68649</text:p>
          </table:table-cell>
        </table:table-row>
        <table:table-row table:style-name="ro1">
          <table:table-cell office:value-type="string" calcext:value-type="string">
            <text:p>2021-12-21T09:54:25.105171-07:00</text:p>
          </table:table-cell>
          <table:table-cell office:value-type="float" office:value="143.973303" calcext:value-type="float">
            <text:p>143.973303</text:p>
          </table:table-cell>
          <table:table-cell office:value-type="float" office:value="16.798106" calcext:value-type="float">
            <text:p>16.798106</text:p>
          </table:table-cell>
        </table:table-row>
        <table:table-row table:style-name="ro1">
          <table:table-cell office:value-type="string" calcext:value-type="string">
            <text:p>2021-12-21T09:55:25.105171-07:00</text:p>
          </table:table-cell>
          <table:table-cell office:value-type="float" office:value="144.182912" calcext:value-type="float">
            <text:p>144.182912</text:p>
          </table:table-cell>
          <table:table-cell office:value-type="float" office:value="16.909163" calcext:value-type="float">
            <text:p>16.909163</text:p>
          </table:table-cell>
        </table:table-row>
        <table:table-row table:style-name="ro1">
          <table:table-cell office:value-type="string" calcext:value-type="string">
            <text:p>2021-12-21T09:56:25.105171-07:00</text:p>
          </table:table-cell>
          <table:table-cell office:value-type="float" office:value="144.392968" calcext:value-type="float">
            <text:p>144.392968</text:p>
          </table:table-cell>
          <table:table-cell office:value-type="float" office:value="17.019657" calcext:value-type="float">
            <text:p>17.019657</text:p>
          </table:table-cell>
        </table:table-row>
        <table:table-row table:style-name="ro1">
          <table:table-cell office:value-type="string" calcext:value-type="string">
            <text:p>2021-12-21T09:57:25.105171-07:00</text:p>
          </table:table-cell>
          <table:table-cell office:value-type="float" office:value="144.603471" calcext:value-type="float">
            <text:p>144.603471</text:p>
          </table:table-cell>
          <table:table-cell office:value-type="float" office:value="17.129586" calcext:value-type="float">
            <text:p>17.129586</text:p>
          </table:table-cell>
        </table:table-row>
        <table:table-row table:style-name="ro1">
          <table:table-cell office:value-type="string" calcext:value-type="string">
            <text:p>2021-12-21T09:58:25.105171-07:00</text:p>
          </table:table-cell>
          <table:table-cell office:value-type="float" office:value="144.814422" calcext:value-type="float">
            <text:p>144.814422</text:p>
          </table:table-cell>
          <table:table-cell office:value-type="float" office:value="17.238948" calcext:value-type="float">
            <text:p>17.238948</text:p>
          </table:table-cell>
        </table:table-row>
        <table:table-row table:style-name="ro1">
          <table:table-cell office:value-type="string" calcext:value-type="string">
            <text:p>2021-12-21T09:59:25.105171-07:00</text:p>
          </table:table-cell>
          <table:table-cell office:value-type="float" office:value="145.025821" calcext:value-type="float">
            <text:p>145.025821</text:p>
          </table:table-cell>
          <table:table-cell office:value-type="float" office:value="17.34774" calcext:value-type="float">
            <text:p>17.34774</text:p>
          </table:table-cell>
        </table:table-row>
        <table:table-row table:style-name="ro1">
          <table:table-cell office:value-type="string" calcext:value-type="string">
            <text:p>2021-12-21T10:00:25.105171-07:00</text:p>
          </table:table-cell>
          <table:table-cell office:value-type="float" office:value="145.237668" calcext:value-type="float">
            <text:p>145.237668</text:p>
          </table:table-cell>
          <table:table-cell office:value-type="float" office:value="17.455959" calcext:value-type="float">
            <text:p>17.455959</text:p>
          </table:table-cell>
        </table:table-row>
        <table:table-row table:style-name="ro1">
          <table:table-cell office:value-type="string" calcext:value-type="string">
            <text:p>2021-12-21T10:01:25.105171-07:00</text:p>
          </table:table-cell>
          <table:table-cell office:value-type="float" office:value="145.449962" calcext:value-type="float">
            <text:p>145.449962</text:p>
          </table:table-cell>
          <table:table-cell office:value-type="float" office:value="17.563602" calcext:value-type="float">
            <text:p>17.563602</text:p>
          </table:table-cell>
        </table:table-row>
        <table:table-row table:style-name="ro1">
          <table:table-cell office:value-type="string" calcext:value-type="string">
            <text:p>2021-12-21T10:02:25.105171-07:00</text:p>
          </table:table-cell>
          <table:table-cell office:value-type="float" office:value="145.662703" calcext:value-type="float">
            <text:p>145.662703</text:p>
          </table:table-cell>
          <table:table-cell office:value-type="float" office:value="17.670667" calcext:value-type="float">
            <text:p>17.670667</text:p>
          </table:table-cell>
        </table:table-row>
        <table:table-row table:style-name="ro1">
          <table:table-cell office:value-type="string" calcext:value-type="string">
            <text:p>2021-12-21T10:03:25.105171-07:00</text:p>
          </table:table-cell>
          <table:table-cell office:value-type="float" office:value="145.875892" calcext:value-type="float">
            <text:p>145.875892</text:p>
          </table:table-cell>
          <table:table-cell office:value-type="float" office:value="17.777151" calcext:value-type="float">
            <text:p>17.777151</text:p>
          </table:table-cell>
        </table:table-row>
        <table:table-row table:style-name="ro1">
          <table:table-cell office:value-type="string" calcext:value-type="string">
            <text:p>2021-12-21T10:04:25.105171-07:00</text:p>
          </table:table-cell>
          <table:table-cell office:value-type="float" office:value="146.089527" calcext:value-type="float">
            <text:p>146.089527</text:p>
          </table:table-cell>
          <table:table-cell office:value-type="float" office:value="17.883051" calcext:value-type="float">
            <text:p>17.883051</text:p>
          </table:table-cell>
        </table:table-row>
        <table:table-row table:style-name="ro1">
          <table:table-cell office:value-type="string" calcext:value-type="string">
            <text:p>2021-12-21T10:05:25.105171-07:00</text:p>
          </table:table-cell>
          <table:table-cell office:value-type="float" office:value="146.30361" calcext:value-type="float">
            <text:p>146.30361</text:p>
          </table:table-cell>
          <table:table-cell office:value-type="float" office:value="17.988365" calcext:value-type="float">
            <text:p>17.988365</text:p>
          </table:table-cell>
        </table:table-row>
        <table:table-row table:style-name="ro1">
          <table:table-cell office:value-type="string" calcext:value-type="string">
            <text:p>2021-12-21T10:06:25.105171-07:00</text:p>
          </table:table-cell>
          <table:table-cell office:value-type="float" office:value="146.518139" calcext:value-type="float">
            <text:p>146.518139</text:p>
          </table:table-cell>
          <table:table-cell office:value-type="float" office:value="18.09309" calcext:value-type="float">
            <text:p>18.09309</text:p>
          </table:table-cell>
        </table:table-row>
        <table:table-row table:style-name="ro1">
          <table:table-cell office:value-type="string" calcext:value-type="string">
            <text:p>2021-12-21T10:07:25.105171-07:00</text:p>
          </table:table-cell>
          <table:table-cell office:value-type="float" office:value="146.733115" calcext:value-type="float">
            <text:p>146.733115</text:p>
          </table:table-cell>
          <table:table-cell office:value-type="float" office:value="18.197223" calcext:value-type="float">
            <text:p>18.197223</text:p>
          </table:table-cell>
        </table:table-row>
        <table:table-row table:style-name="ro1">
          <table:table-cell office:value-type="string" calcext:value-type="string">
            <text:p>2021-12-21T10:08:25.105171-07:00</text:p>
          </table:table-cell>
          <table:table-cell office:value-type="float" office:value="146.948537" calcext:value-type="float">
            <text:p>146.948537</text:p>
          </table:table-cell>
          <table:table-cell office:value-type="float" office:value="18.300761" calcext:value-type="float">
            <text:p>18.300761</text:p>
          </table:table-cell>
        </table:table-row>
        <table:table-row table:style-name="ro1">
          <table:table-cell office:value-type="string" calcext:value-type="string">
            <text:p>2021-12-21T10:09:25.105171-07:00</text:p>
          </table:table-cell>
          <table:table-cell office:value-type="float" office:value="147.164404" calcext:value-type="float">
            <text:p>147.164404</text:p>
          </table:table-cell>
          <table:table-cell office:value-type="float" office:value="18.403703" calcext:value-type="float">
            <text:p>18.403703</text:p>
          </table:table-cell>
        </table:table-row>
        <table:table-row table:style-name="ro1">
          <table:table-cell office:value-type="string" calcext:value-type="string">
            <text:p>2021-12-21T10:10:25.105171-07:00</text:p>
          </table:table-cell>
          <table:table-cell office:value-type="float" office:value="147.380717" calcext:value-type="float">
            <text:p>147.380717</text:p>
          </table:table-cell>
          <table:table-cell office:value-type="float" office:value="18.506044" calcext:value-type="float">
            <text:p>18.506044</text:p>
          </table:table-cell>
        </table:table-row>
        <table:table-row table:style-name="ro1">
          <table:table-cell office:value-type="string" calcext:value-type="string">
            <text:p>2021-12-21T10:11:25.105171-07:00</text:p>
          </table:table-cell>
          <table:table-cell office:value-type="float" office:value="147.597474" calcext:value-type="float">
            <text:p>147.597474</text:p>
          </table:table-cell>
          <table:table-cell office:value-type="float" office:value="18.607784" calcext:value-type="float">
            <text:p>18.607784</text:p>
          </table:table-cell>
        </table:table-row>
        <table:table-row table:style-name="ro1">
          <table:table-cell office:value-type="string" calcext:value-type="string">
            <text:p>2021-12-21T10:12:25.105171-07:00</text:p>
          </table:table-cell>
          <table:table-cell office:value-type="float" office:value="147.814676" calcext:value-type="float">
            <text:p>147.814676</text:p>
          </table:table-cell>
          <table:table-cell office:value-type="float" office:value="18.708917" calcext:value-type="float">
            <text:p>18.708917</text:p>
          </table:table-cell>
        </table:table-row>
        <table:table-row table:style-name="ro1">
          <table:table-cell office:value-type="string" calcext:value-type="string">
            <text:p>2021-12-21T10:13:25.105171-07:00</text:p>
          </table:table-cell>
          <table:table-cell office:value-type="float" office:value="148.032322" calcext:value-type="float">
            <text:p>148.032322</text:p>
          </table:table-cell>
          <table:table-cell office:value-type="float" office:value="18.809443" calcext:value-type="float">
            <text:p>18.809443</text:p>
          </table:table-cell>
        </table:table-row>
        <table:table-row table:style-name="ro1">
          <table:table-cell office:value-type="string" calcext:value-type="string">
            <text:p>2021-12-21T10:14:25.105171-07:00</text:p>
          </table:table-cell>
          <table:table-cell office:value-type="float" office:value="148.250411" calcext:value-type="float">
            <text:p>148.250411</text:p>
          </table:table-cell>
          <table:table-cell office:value-type="float" office:value="18.909358" calcext:value-type="float">
            <text:p>18.909358</text:p>
          </table:table-cell>
        </table:table-row>
        <table:table-row table:style-name="ro1">
          <table:table-cell office:value-type="string" calcext:value-type="string">
            <text:p>2021-12-21T10:15:25.105171-07:00</text:p>
          </table:table-cell>
          <table:table-cell office:value-type="float" office:value="148.468942" calcext:value-type="float">
            <text:p>148.468942</text:p>
          </table:table-cell>
          <table:table-cell office:value-type="float" office:value="19.00866" calcext:value-type="float">
            <text:p>19.00866</text:p>
          </table:table-cell>
        </table:table-row>
        <table:table-row table:style-name="ro1">
          <table:table-cell office:value-type="string" calcext:value-type="string">
            <text:p>2021-12-21T10:16:25.105171-07:00</text:p>
          </table:table-cell>
          <table:table-cell office:value-type="float" office:value="148.687916" calcext:value-type="float">
            <text:p>148.687916</text:p>
          </table:table-cell>
          <table:table-cell office:value-type="float" office:value="19.107346" calcext:value-type="float">
            <text:p>19.107346</text:p>
          </table:table-cell>
        </table:table-row>
        <table:table-row table:style-name="ro1">
          <table:table-cell office:value-type="string" calcext:value-type="string">
            <text:p>2021-12-21T10:17:25.105171-07:00</text:p>
          </table:table-cell>
          <table:table-cell office:value-type="float" office:value="148.907331" calcext:value-type="float">
            <text:p>148.907331</text:p>
          </table:table-cell>
          <table:table-cell office:value-type="float" office:value="19.205413" calcext:value-type="float">
            <text:p>19.205413</text:p>
          </table:table-cell>
        </table:table-row>
        <table:table-row table:style-name="ro1">
          <table:table-cell office:value-type="string" calcext:value-type="string">
            <text:p>2021-12-21T10:18:25.105171-07:00</text:p>
          </table:table-cell>
          <table:table-cell office:value-type="float" office:value="149.127187" calcext:value-type="float">
            <text:p>149.127187</text:p>
          </table:table-cell>
          <table:table-cell office:value-type="float" office:value="19.302859" calcext:value-type="float">
            <text:p>19.302859</text:p>
          </table:table-cell>
        </table:table-row>
        <table:table-row table:style-name="ro1">
          <table:table-cell office:value-type="string" calcext:value-type="string">
            <text:p>2021-12-21T10:19:25.105171-07:00</text:p>
          </table:table-cell>
          <table:table-cell office:value-type="float" office:value="149.347483" calcext:value-type="float">
            <text:p>149.347483</text:p>
          </table:table-cell>
          <table:table-cell office:value-type="float" office:value="19.399681" calcext:value-type="float">
            <text:p>19.399681</text:p>
          </table:table-cell>
        </table:table-row>
        <table:table-row table:style-name="ro1">
          <table:table-cell office:value-type="string" calcext:value-type="string">
            <text:p>2021-12-21T10:20:25.105171-07:00</text:p>
          </table:table-cell>
          <table:table-cell office:value-type="float" office:value="149.568217" calcext:value-type="float">
            <text:p>149.568217</text:p>
          </table:table-cell>
          <table:table-cell office:value-type="float" office:value="19.495876" calcext:value-type="float">
            <text:p>19.495876</text:p>
          </table:table-cell>
        </table:table-row>
        <table:table-row table:style-name="ro1">
          <table:table-cell office:value-type="string" calcext:value-type="string">
            <text:p>2021-12-21T10:21:25.105171-07:00</text:p>
          </table:table-cell>
          <table:table-cell office:value-type="float" office:value="149.789391" calcext:value-type="float">
            <text:p>149.789391</text:p>
          </table:table-cell>
          <table:table-cell office:value-type="float" office:value="19.591441" calcext:value-type="float">
            <text:p>19.591441</text:p>
          </table:table-cell>
        </table:table-row>
        <table:table-row table:style-name="ro1">
          <table:table-cell office:value-type="string" calcext:value-type="string">
            <text:p>2021-12-21T10:22:25.105171-07:00</text:p>
          </table:table-cell>
          <table:table-cell office:value-type="float" office:value="150.011001" calcext:value-type="float">
            <text:p>150.011001</text:p>
          </table:table-cell>
          <table:table-cell office:value-type="float" office:value="19.686375" calcext:value-type="float">
            <text:p>19.686375</text:p>
          </table:table-cell>
        </table:table-row>
        <table:table-row table:style-name="ro1">
          <table:table-cell office:value-type="string" calcext:value-type="string">
            <text:p>2021-12-21T10:23:25.105171-07:00</text:p>
          </table:table-cell>
          <table:table-cell office:value-type="float" office:value="150.233048" calcext:value-type="float">
            <text:p>150.233048</text:p>
          </table:table-cell>
          <table:table-cell office:value-type="float" office:value="19.780673" calcext:value-type="float">
            <text:p>19.780673</text:p>
          </table:table-cell>
        </table:table-row>
        <table:table-row table:style-name="ro1">
          <table:table-cell office:value-type="string" calcext:value-type="string">
            <text:p>2021-12-21T10:24:25.105171-07:00</text:p>
          </table:table-cell>
          <table:table-cell office:value-type="float" office:value="150.45553" calcext:value-type="float">
            <text:p>150.45553</text:p>
          </table:table-cell>
          <table:table-cell office:value-type="float" office:value="19.874335" calcext:value-type="float">
            <text:p>19.874335</text:p>
          </table:table-cell>
        </table:table-row>
        <table:table-row table:style-name="ro1">
          <table:table-cell office:value-type="string" calcext:value-type="string">
            <text:p>2021-12-21T10:25:25.105171-07:00</text:p>
          </table:table-cell>
          <table:table-cell office:value-type="float" office:value="150.678447" calcext:value-type="float">
            <text:p>150.678447</text:p>
          </table:table-cell>
          <table:table-cell office:value-type="float" office:value="19.967356" calcext:value-type="float">
            <text:p>19.967356</text:p>
          </table:table-cell>
        </table:table-row>
        <table:table-row table:style-name="ro1">
          <table:table-cell office:value-type="string" calcext:value-type="string">
            <text:p>2021-12-21T10:26:25.105171-07:00</text:p>
          </table:table-cell>
          <table:table-cell office:value-type="float" office:value="150.901797" calcext:value-type="float">
            <text:p>150.901797</text:p>
          </table:table-cell>
          <table:table-cell office:value-type="float" office:value="20.059734" calcext:value-type="float">
            <text:p>20.059734</text:p>
          </table:table-cell>
        </table:table-row>
        <table:table-row table:style-name="ro1">
          <table:table-cell office:value-type="string" calcext:value-type="string">
            <text:p>2021-12-21T10:27:25.105171-07:00</text:p>
          </table:table-cell>
          <table:table-cell office:value-type="float" office:value="151.12558" calcext:value-type="float">
            <text:p>151.12558</text:p>
          </table:table-cell>
          <table:table-cell office:value-type="float" office:value="20.151467" calcext:value-type="float">
            <text:p>20.151467</text:p>
          </table:table-cell>
        </table:table-row>
        <table:table-row table:style-name="ro1">
          <table:table-cell office:value-type="string" calcext:value-type="string">
            <text:p>2021-12-21T10:28:25.105171-07:00</text:p>
          </table:table-cell>
          <table:table-cell office:value-type="float" office:value="151.349794" calcext:value-type="float">
            <text:p>151.349794</text:p>
          </table:table-cell>
          <table:table-cell office:value-type="float" office:value="20.242552" calcext:value-type="float">
            <text:p>20.242552</text:p>
          </table:table-cell>
        </table:table-row>
        <table:table-row table:style-name="ro1">
          <table:table-cell office:value-type="string" calcext:value-type="string">
            <text:p>2021-12-21T10:29:25.105171-07:00</text:p>
          </table:table-cell>
          <table:table-cell office:value-type="float" office:value="151.574438" calcext:value-type="float">
            <text:p>151.574438</text:p>
          </table:table-cell>
          <table:table-cell office:value-type="float" office:value="20.332987" calcext:value-type="float">
            <text:p>20.332987</text:p>
          </table:table-cell>
        </table:table-row>
        <table:table-row table:style-name="ro1">
          <table:table-cell office:value-type="string" calcext:value-type="string">
            <text:p>2021-12-21T10:30:25.105171-07:00</text:p>
          </table:table-cell>
          <table:table-cell office:value-type="float" office:value="151.799511" calcext:value-type="float">
            <text:p>151.799511</text:p>
          </table:table-cell>
          <table:table-cell office:value-type="float" office:value="20.422768" calcext:value-type="float">
            <text:p>20.422768</text:p>
          </table:table-cell>
        </table:table-row>
        <table:table-row table:style-name="ro1">
          <table:table-cell office:value-type="string" calcext:value-type="string">
            <text:p>2021-12-21T10:31:25.105171-07:00</text:p>
          </table:table-cell>
          <table:table-cell office:value-type="float" office:value="152.025011" calcext:value-type="float">
            <text:p>152.025011</text:p>
          </table:table-cell>
          <table:table-cell office:value-type="float" office:value="20.511893" calcext:value-type="float">
            <text:p>20.511893</text:p>
          </table:table-cell>
        </table:table-row>
        <table:table-row table:style-name="ro1">
          <table:table-cell office:value-type="string" calcext:value-type="string">
            <text:p>2021-12-21T10:32:25.105171-07:00</text:p>
          </table:table-cell>
          <table:table-cell office:value-type="float" office:value="152.250937" calcext:value-type="float">
            <text:p>152.250937</text:p>
          </table:table-cell>
          <table:table-cell office:value-type="float" office:value="20.600359" calcext:value-type="float">
            <text:p>20.600359</text:p>
          </table:table-cell>
        </table:table-row>
        <table:table-row table:style-name="ro1">
          <table:table-cell office:value-type="string" calcext:value-type="string">
            <text:p>2021-12-21T10:33:25.105171-07:00</text:p>
          </table:table-cell>
          <table:table-cell office:value-type="float" office:value="152.477289" calcext:value-type="float">
            <text:p>152.477289</text:p>
          </table:table-cell>
          <table:table-cell office:value-type="float" office:value="20.688164" calcext:value-type="float">
            <text:p>20.688164</text:p>
          </table:table-cell>
        </table:table-row>
        <table:table-row table:style-name="ro1">
          <table:table-cell office:value-type="string" calcext:value-type="string">
            <text:p>2021-12-21T10:34:25.105171-07:00</text:p>
          </table:table-cell>
          <table:table-cell office:value-type="float" office:value="152.704063" calcext:value-type="float">
            <text:p>152.704063</text:p>
          </table:table-cell>
          <table:table-cell office:value-type="float" office:value="20.775306" calcext:value-type="float">
            <text:p>20.775306</text:p>
          </table:table-cell>
        </table:table-row>
        <table:table-row table:style-name="ro1">
          <table:table-cell office:value-type="string" calcext:value-type="string">
            <text:p>2021-12-21T10:35:25.105171-07:00</text:p>
          </table:table-cell>
          <table:table-cell office:value-type="float" office:value="152.93126" calcext:value-type="float">
            <text:p>152.93126</text:p>
          </table:table-cell>
          <table:table-cell office:value-type="float" office:value="20.861781" calcext:value-type="float">
            <text:p>20.861781</text:p>
          </table:table-cell>
        </table:table-row>
        <table:table-row table:style-name="ro1">
          <table:table-cell office:value-type="string" calcext:value-type="string">
            <text:p>2021-12-21T10:36:25.105171-07:00</text:p>
          </table:table-cell>
          <table:table-cell office:value-type="float" office:value="153.158877" calcext:value-type="float">
            <text:p>153.158877</text:p>
          </table:table-cell>
          <table:table-cell office:value-type="float" office:value="20.947587" calcext:value-type="float">
            <text:p>20.947587</text:p>
          </table:table-cell>
        </table:table-row>
        <table:table-row table:style-name="ro1">
          <table:table-cell office:value-type="string" calcext:value-type="string">
            <text:p>2021-12-21T10:37:25.105171-07:00</text:p>
          </table:table-cell>
          <table:table-cell office:value-type="float" office:value="153.386914" calcext:value-type="float">
            <text:p>153.386914</text:p>
          </table:table-cell>
          <table:table-cell office:value-type="float" office:value="21.032721" calcext:value-type="float">
            <text:p>21.032721</text:p>
          </table:table-cell>
        </table:table-row>
        <table:table-row table:style-name="ro1">
          <table:table-cell office:value-type="string" calcext:value-type="string">
            <text:p>2021-12-21T10:38:25.105171-07:00</text:p>
          </table:table-cell>
          <table:table-cell office:value-type="float" office:value="153.615367" calcext:value-type="float">
            <text:p>153.615367</text:p>
          </table:table-cell>
          <table:table-cell office:value-type="float" office:value="21.117181" calcext:value-type="float">
            <text:p>21.117181</text:p>
          </table:table-cell>
        </table:table-row>
        <table:table-row table:style-name="ro1">
          <table:table-cell office:value-type="string" calcext:value-type="string">
            <text:p>2021-12-21T10:39:25.105171-07:00</text:p>
          </table:table-cell>
          <table:table-cell office:value-type="float" office:value="153.844237" calcext:value-type="float">
            <text:p>153.844237</text:p>
          </table:table-cell>
          <table:table-cell office:value-type="float" office:value="21.200965" calcext:value-type="float">
            <text:p>21.200965</text:p>
          </table:table-cell>
        </table:table-row>
        <table:table-row table:style-name="ro1">
          <table:table-cell office:value-type="string" calcext:value-type="string">
            <text:p>2021-12-21T10:40:25.105171-07:00</text:p>
          </table:table-cell>
          <table:table-cell office:value-type="float" office:value="154.07352" calcext:value-type="float">
            <text:p>154.07352</text:p>
          </table:table-cell>
          <table:table-cell office:value-type="float" office:value="21.284069" calcext:value-type="float">
            <text:p>21.284069</text:p>
          </table:table-cell>
        </table:table-row>
        <table:table-row table:style-name="ro1">
          <table:table-cell office:value-type="string" calcext:value-type="string">
            <text:p>2021-12-21T10:41:25.105171-07:00</text:p>
          </table:table-cell>
          <table:table-cell office:value-type="float" office:value="154.303216" calcext:value-type="float">
            <text:p>154.303216</text:p>
          </table:table-cell>
          <table:table-cell office:value-type="float" office:value="21.366491" calcext:value-type="float">
            <text:p>21.366491</text:p>
          </table:table-cell>
        </table:table-row>
        <table:table-row table:style-name="ro1">
          <table:table-cell office:value-type="string" calcext:value-type="string">
            <text:p>2021-12-21T10:42:25.105171-07:00</text:p>
          </table:table-cell>
          <table:table-cell office:value-type="float" office:value="154.533323" calcext:value-type="float">
            <text:p>154.533323</text:p>
          </table:table-cell>
          <table:table-cell office:value-type="float" office:value="21.448229" calcext:value-type="float">
            <text:p>21.448229</text:p>
          </table:table-cell>
        </table:table-row>
        <table:table-row table:style-name="ro1">
          <table:table-cell office:value-type="string" calcext:value-type="string">
            <text:p>2021-12-21T10:43:25.105171-07:00</text:p>
          </table:table-cell>
          <table:table-cell office:value-type="float" office:value="154.763838" calcext:value-type="float">
            <text:p>154.763838</text:p>
          </table:table-cell>
          <table:table-cell office:value-type="float" office:value="21.52928" calcext:value-type="float">
            <text:p>21.52928</text:p>
          </table:table-cell>
        </table:table-row>
        <table:table-row table:style-name="ro1">
          <table:table-cell office:value-type="string" calcext:value-type="string">
            <text:p>2021-12-21T10:44:25.105171-07:00</text:p>
          </table:table-cell>
          <table:table-cell office:value-type="float" office:value="154.99476" calcext:value-type="float">
            <text:p>154.99476</text:p>
          </table:table-cell>
          <table:table-cell office:value-type="float" office:value="21.609641" calcext:value-type="float">
            <text:p>21.609641</text:p>
          </table:table-cell>
        </table:table-row>
        <table:table-row table:style-name="ro1">
          <table:table-cell office:value-type="string" calcext:value-type="string">
            <text:p>2021-12-21T10:45:25.105171-07:00</text:p>
          </table:table-cell>
          <table:table-cell office:value-type="float" office:value="155.226087" calcext:value-type="float">
            <text:p>155.226087</text:p>
          </table:table-cell>
          <table:table-cell office:value-type="float" office:value="21.689311" calcext:value-type="float">
            <text:p>21.689311</text:p>
          </table:table-cell>
        </table:table-row>
        <table:table-row table:style-name="ro1">
          <table:table-cell office:value-type="string" calcext:value-type="string">
            <text:p>2021-12-21T10:46:25.105171-07:00</text:p>
          </table:table-cell>
          <table:table-cell office:value-type="float" office:value="155.457818" calcext:value-type="float">
            <text:p>155.457818</text:p>
          </table:table-cell>
          <table:table-cell office:value-type="float" office:value="21.768286" calcext:value-type="float">
            <text:p>21.768286</text:p>
          </table:table-cell>
        </table:table-row>
        <table:table-row table:style-name="ro1">
          <table:table-cell office:value-type="string" calcext:value-type="string">
            <text:p>2021-12-21T10:47:25.105171-07:00</text:p>
          </table:table-cell>
          <table:table-cell office:value-type="float" office:value="155.689949" calcext:value-type="float">
            <text:p>155.689949</text:p>
          </table:table-cell>
          <table:table-cell office:value-type="float" office:value="21.846563" calcext:value-type="float">
            <text:p>21.846563</text:p>
          </table:table-cell>
        </table:table-row>
        <table:table-row table:style-name="ro1">
          <table:table-cell office:value-type="string" calcext:value-type="string">
            <text:p>2021-12-21T10:48:25.105171-07:00</text:p>
          </table:table-cell>
          <table:table-cell office:value-type="float" office:value="155.92248" calcext:value-type="float">
            <text:p>155.92248</text:p>
          </table:table-cell>
          <table:table-cell office:value-type="float" office:value="21.924142" calcext:value-type="float">
            <text:p>21.924142</text:p>
          </table:table-cell>
        </table:table-row>
        <table:table-row table:style-name="ro1">
          <table:table-cell office:value-type="string" calcext:value-type="string">
            <text:p>2021-12-21T10:49:25.105171-07:00</text:p>
          </table:table-cell>
          <table:table-cell office:value-type="float" office:value="156.155407" calcext:value-type="float">
            <text:p>156.155407</text:p>
          </table:table-cell>
          <table:table-cell office:value-type="float" office:value="22.001018" calcext:value-type="float">
            <text:p>22.001018</text:p>
          </table:table-cell>
        </table:table-row>
        <table:table-row table:style-name="ro1">
          <table:table-cell office:value-type="string" calcext:value-type="string">
            <text:p>2021-12-21T10:50:25.105171-07:00</text:p>
          </table:table-cell>
          <table:table-cell office:value-type="float" office:value="156.388729" calcext:value-type="float">
            <text:p>156.388729</text:p>
          </table:table-cell>
          <table:table-cell office:value-type="float" office:value="22.07719" calcext:value-type="float">
            <text:p>22.07719</text:p>
          </table:table-cell>
        </table:table-row>
        <table:table-row table:style-name="ro1">
          <table:table-cell office:value-type="string" calcext:value-type="string">
            <text:p>2021-12-21T10:51:25.105171-07:00</text:p>
          </table:table-cell>
          <table:table-cell office:value-type="float" office:value="156.622444" calcext:value-type="float">
            <text:p>156.622444</text:p>
          </table:table-cell>
          <table:table-cell office:value-type="float" office:value="22.152655" calcext:value-type="float">
            <text:p>22.152655</text:p>
          </table:table-cell>
        </table:table-row>
        <table:table-row table:style-name="ro1">
          <table:table-cell office:value-type="string" calcext:value-type="string">
            <text:p>2021-12-21T10:52:25.105171-07:00</text:p>
          </table:table-cell>
          <table:table-cell office:value-type="float" office:value="156.856549" calcext:value-type="float">
            <text:p>156.856549</text:p>
          </table:table-cell>
          <table:table-cell office:value-type="float" office:value="22.22741" calcext:value-type="float">
            <text:p>22.22741</text:p>
          </table:table-cell>
        </table:table-row>
        <table:table-row table:style-name="ro1">
          <table:table-cell office:value-type="string" calcext:value-type="string">
            <text:p>2021-12-21T10:53:25.105171-07:00</text:p>
          </table:table-cell>
          <table:table-cell office:value-type="float" office:value="157.091042" calcext:value-type="float">
            <text:p>157.091042</text:p>
          </table:table-cell>
          <table:table-cell office:value-type="float" office:value="22.301454" calcext:value-type="float">
            <text:p>22.301454</text:p>
          </table:table-cell>
        </table:table-row>
        <table:table-row table:style-name="ro1">
          <table:table-cell office:value-type="string" calcext:value-type="string">
            <text:p>2021-12-21T10:54:25.105171-07:00</text:p>
          </table:table-cell>
          <table:table-cell office:value-type="float" office:value="157.325921" calcext:value-type="float">
            <text:p>157.325921</text:p>
          </table:table-cell>
          <table:table-cell office:value-type="float" office:value="22.374783" calcext:value-type="float">
            <text:p>22.374783</text:p>
          </table:table-cell>
        </table:table-row>
        <table:table-row table:style-name="ro1">
          <table:table-cell office:value-type="string" calcext:value-type="string">
            <text:p>2021-12-21T10:55:25.105171-07:00</text:p>
          </table:table-cell>
          <table:table-cell office:value-type="float" office:value="157.561184" calcext:value-type="float">
            <text:p>157.561184</text:p>
          </table:table-cell>
          <table:table-cell office:value-type="float" office:value="22.447396" calcext:value-type="float">
            <text:p>22.447396</text:p>
          </table:table-cell>
        </table:table-row>
        <table:table-row table:style-name="ro1">
          <table:table-cell office:value-type="string" calcext:value-type="string">
            <text:p>2021-12-21T10:56:25.105171-07:00</text:p>
          </table:table-cell>
          <table:table-cell office:value-type="float" office:value="157.796827" calcext:value-type="float">
            <text:p>157.796827</text:p>
          </table:table-cell>
          <table:table-cell office:value-type="float" office:value="22.51929" calcext:value-type="float">
            <text:p>22.51929</text:p>
          </table:table-cell>
        </table:table-row>
        <table:table-row table:style-name="ro1">
          <table:table-cell office:value-type="string" calcext:value-type="string">
            <text:p>2021-12-21T10:57:25.105171-07:00</text:p>
          </table:table-cell>
          <table:table-cell office:value-type="float" office:value="158.032849" calcext:value-type="float">
            <text:p>158.032849</text:p>
          </table:table-cell>
          <table:table-cell office:value-type="float" office:value="22.590463" calcext:value-type="float">
            <text:p>22.590463</text:p>
          </table:table-cell>
        </table:table-row>
        <table:table-row table:style-name="ro1">
          <table:table-cell office:value-type="string" calcext:value-type="string">
            <text:p>2021-12-21T10:58:25.105171-07:00</text:p>
          </table:table-cell>
          <table:table-cell office:value-type="float" office:value="158.269247" calcext:value-type="float">
            <text:p>158.269247</text:p>
          </table:table-cell>
          <table:table-cell office:value-type="float" office:value="22.660912" calcext:value-type="float">
            <text:p>22.660912</text:p>
          </table:table-cell>
        </table:table-row>
        <table:table-row table:style-name="ro1">
          <table:table-cell office:value-type="string" calcext:value-type="string">
            <text:p>2021-12-21T10:59:25.105171-07:00</text:p>
          </table:table-cell>
          <table:table-cell office:value-type="float" office:value="158.506018" calcext:value-type="float">
            <text:p>158.506018</text:p>
          </table:table-cell>
          <table:table-cell office:value-type="float" office:value="22.730635" calcext:value-type="float">
            <text:p>22.730635</text:p>
          </table:table-cell>
        </table:table-row>
        <table:table-row table:style-name="ro1">
          <table:table-cell office:value-type="string" calcext:value-type="string">
            <text:p>2021-12-21T11:00:25.105171-07:00</text:p>
          </table:table-cell>
          <table:table-cell office:value-type="float" office:value="158.74316" calcext:value-type="float">
            <text:p>158.74316</text:p>
          </table:table-cell>
          <table:table-cell office:value-type="float" office:value="22.799629" calcext:value-type="float">
            <text:p>22.799629</text:p>
          </table:table-cell>
        </table:table-row>
        <table:table-row table:style-name="ro1">
          <table:table-cell office:value-type="string" calcext:value-type="string">
            <text:p>2021-12-21T11:01:25.105171-07:00</text:p>
          </table:table-cell>
          <table:table-cell office:value-type="float" office:value="158.98067" calcext:value-type="float">
            <text:p>158.98067</text:p>
          </table:table-cell>
          <table:table-cell office:value-type="float" office:value="22.867893" calcext:value-type="float">
            <text:p>22.867893</text:p>
          </table:table-cell>
        </table:table-row>
        <table:table-row table:style-name="ro1">
          <table:table-cell office:value-type="string" calcext:value-type="string">
            <text:p>2021-12-21T11:02:25.105171-07:00</text:p>
          </table:table-cell>
          <table:table-cell office:value-type="float" office:value="159.218546" calcext:value-type="float">
            <text:p>159.218546</text:p>
          </table:table-cell>
          <table:table-cell office:value-type="float" office:value="22.935423" calcext:value-type="float">
            <text:p>22.935423</text:p>
          </table:table-cell>
        </table:table-row>
        <table:table-row table:style-name="ro1">
          <table:table-cell office:value-type="string" calcext:value-type="string">
            <text:p>2021-12-21T11:03:25.105171-07:00</text:p>
          </table:table-cell>
          <table:table-cell office:value-type="float" office:value="159.456784" calcext:value-type="float">
            <text:p>159.456784</text:p>
          </table:table-cell>
          <table:table-cell office:value-type="float" office:value="23.002218" calcext:value-type="float">
            <text:p>23.002218</text:p>
          </table:table-cell>
        </table:table-row>
        <table:table-row table:style-name="ro1">
          <table:table-cell office:value-type="string" calcext:value-type="string">
            <text:p>2021-12-21T11:04:25.105171-07:00</text:p>
          </table:table-cell>
          <table:table-cell office:value-type="float" office:value="159.695382" calcext:value-type="float">
            <text:p>159.695382</text:p>
          </table:table-cell>
          <table:table-cell office:value-type="float" office:value="23.068276" calcext:value-type="float">
            <text:p>23.068276</text:p>
          </table:table-cell>
        </table:table-row>
        <table:table-row table:style-name="ro1">
          <table:table-cell office:value-type="string" calcext:value-type="string">
            <text:p>2021-12-21T11:05:25.105171-07:00</text:p>
          </table:table-cell>
          <table:table-cell office:value-type="float" office:value="159.934338" calcext:value-type="float">
            <text:p>159.934338</text:p>
          </table:table-cell>
          <table:table-cell office:value-type="float" office:value="23.133594" calcext:value-type="float">
            <text:p>23.133594</text:p>
          </table:table-cell>
        </table:table-row>
        <table:table-row table:style-name="ro1">
          <table:table-cell office:value-type="string" calcext:value-type="string">
            <text:p>2021-12-21T11:06:25.105171-07:00</text:p>
          </table:table-cell>
          <table:table-cell office:value-type="float" office:value="160.173647" calcext:value-type="float">
            <text:p>160.173647</text:p>
          </table:table-cell>
          <table:table-cell office:value-type="float" office:value="23.19817" calcext:value-type="float">
            <text:p>23.19817</text:p>
          </table:table-cell>
        </table:table-row>
        <table:table-row table:style-name="ro1">
          <table:table-cell office:value-type="string" calcext:value-type="string">
            <text:p>2021-12-21T11:07:25.105171-07:00</text:p>
          </table:table-cell>
          <table:table-cell office:value-type="float" office:value="160.413308" calcext:value-type="float">
            <text:p>160.413308</text:p>
          </table:table-cell>
          <table:table-cell office:value-type="float" office:value="23.262001" calcext:value-type="float">
            <text:p>23.262001</text:p>
          </table:table-cell>
        </table:table-row>
        <table:table-row table:style-name="ro1">
          <table:table-cell office:value-type="string" calcext:value-type="string">
            <text:p>2021-12-21T11:08:25.105171-07:00</text:p>
          </table:table-cell>
          <table:table-cell office:value-type="float" office:value="160.653316" calcext:value-type="float">
            <text:p>160.653316</text:p>
          </table:table-cell>
          <table:table-cell office:value-type="float" office:value="23.325086" calcext:value-type="float">
            <text:p>23.325086</text:p>
          </table:table-cell>
        </table:table-row>
        <table:table-row table:style-name="ro1">
          <table:table-cell office:value-type="string" calcext:value-type="string">
            <text:p>2021-12-21T11:09:25.105171-07:00</text:p>
          </table:table-cell>
          <table:table-cell office:value-type="float" office:value="160.89367" calcext:value-type="float">
            <text:p>160.89367</text:p>
          </table:table-cell>
          <table:table-cell office:value-type="float" office:value="23.387422" calcext:value-type="float">
            <text:p>23.387422</text:p>
          </table:table-cell>
        </table:table-row>
        <table:table-row table:style-name="ro1">
          <table:table-cell office:value-type="string" calcext:value-type="string">
            <text:p>2021-12-21T11:10:25.105171-07:00</text:p>
          </table:table-cell>
          <table:table-cell office:value-type="float" office:value="161.134366" calcext:value-type="float">
            <text:p>161.134366</text:p>
          </table:table-cell>
          <table:table-cell office:value-type="float" office:value="23.449007" calcext:value-type="float">
            <text:p>23.449007</text:p>
          </table:table-cell>
        </table:table-row>
        <table:table-row table:style-name="ro1">
          <table:table-cell office:value-type="string" calcext:value-type="string">
            <text:p>2021-12-21T11:11:25.105171-07:00</text:p>
          </table:table-cell>
          <table:table-cell office:value-type="float" office:value="161.375401" calcext:value-type="float">
            <text:p>161.375401</text:p>
          </table:table-cell>
          <table:table-cell office:value-type="float" office:value="23.50984" calcext:value-type="float">
            <text:p>23.50984</text:p>
          </table:table-cell>
        </table:table-row>
        <table:table-row table:style-name="ro1">
          <table:table-cell office:value-type="string" calcext:value-type="string">
            <text:p>2021-12-21T11:12:25.105171-07:00</text:p>
          </table:table-cell>
          <table:table-cell office:value-type="float" office:value="161.616772" calcext:value-type="float">
            <text:p>161.616772</text:p>
          </table:table-cell>
          <table:table-cell office:value-type="float" office:value="23.569917" calcext:value-type="float">
            <text:p>23.569917</text:p>
          </table:table-cell>
        </table:table-row>
        <table:table-row table:style-name="ro1">
          <table:table-cell office:value-type="string" calcext:value-type="string">
            <text:p>2021-12-21T11:13:25.105171-07:00</text:p>
          </table:table-cell>
          <table:table-cell office:value-type="float" office:value="161.858476" calcext:value-type="float">
            <text:p>161.858476</text:p>
          </table:table-cell>
          <table:table-cell office:value-type="float" office:value="23.629237" calcext:value-type="float">
            <text:p>23.629237</text:p>
          </table:table-cell>
        </table:table-row>
        <table:table-row table:style-name="ro1">
          <table:table-cell office:value-type="string" calcext:value-type="string">
            <text:p>2021-12-21T11:14:25.105171-07:00</text:p>
          </table:table-cell>
          <table:table-cell office:value-type="float" office:value="162.100508" calcext:value-type="float">
            <text:p>162.100508</text:p>
          </table:table-cell>
          <table:table-cell office:value-type="float" office:value="23.687797" calcext:value-type="float">
            <text:p>23.687797</text:p>
          </table:table-cell>
        </table:table-row>
        <table:table-row table:style-name="ro1">
          <table:table-cell office:value-type="string" calcext:value-type="string">
            <text:p>2021-12-21T11:15:25.105171-07:00</text:p>
          </table:table-cell>
          <table:table-cell office:value-type="float" office:value="162.342867" calcext:value-type="float">
            <text:p>162.342867</text:p>
          </table:table-cell>
          <table:table-cell office:value-type="float" office:value="23.745596" calcext:value-type="float">
            <text:p>23.745596</text:p>
          </table:table-cell>
        </table:table-row>
        <table:table-row table:style-name="ro1">
          <table:table-cell office:value-type="string" calcext:value-type="string">
            <text:p>2021-12-21T11:16:25.105171-07:00</text:p>
          </table:table-cell>
          <table:table-cell office:value-type="float" office:value="162.585549" calcext:value-type="float">
            <text:p>162.585549</text:p>
          </table:table-cell>
          <table:table-cell office:value-type="float" office:value="23.802632" calcext:value-type="float">
            <text:p>23.802632</text:p>
          </table:table-cell>
        </table:table-row>
        <table:table-row table:style-name="ro1">
          <table:table-cell office:value-type="string" calcext:value-type="string">
            <text:p>2021-12-21T11:17:25.105171-07:00</text:p>
          </table:table-cell>
          <table:table-cell office:value-type="float" office:value="162.828549" calcext:value-type="float">
            <text:p>162.828549</text:p>
          </table:table-cell>
          <table:table-cell office:value-type="float" office:value="23.858902" calcext:value-type="float">
            <text:p>23.858902</text:p>
          </table:table-cell>
        </table:table-row>
        <table:table-row table:style-name="ro1">
          <table:table-cell office:value-type="string" calcext:value-type="string">
            <text:p>2021-12-21T11:18:25.105171-07:00</text:p>
          </table:table-cell>
          <table:table-cell office:value-type="float" office:value="163.071866" calcext:value-type="float">
            <text:p>163.071866</text:p>
          </table:table-cell>
          <table:table-cell office:value-type="float" office:value="23.914404" calcext:value-type="float">
            <text:p>23.914404</text:p>
          </table:table-cell>
        </table:table-row>
        <table:table-row table:style-name="ro1">
          <table:table-cell office:value-type="string" calcext:value-type="string">
            <text:p>2021-12-21T11:19:25.105171-07:00</text:p>
          </table:table-cell>
          <table:table-cell office:value-type="float" office:value="163.315494" calcext:value-type="float">
            <text:p>163.315494</text:p>
          </table:table-cell>
          <table:table-cell office:value-type="float" office:value="23.969137" calcext:value-type="float">
            <text:p>23.969137</text:p>
          </table:table-cell>
        </table:table-row>
        <table:table-row table:style-name="ro1">
          <table:table-cell office:value-type="string" calcext:value-type="string">
            <text:p>2021-12-21T11:20:25.105171-07:00</text:p>
          </table:table-cell>
          <table:table-cell office:value-type="float" office:value="163.559432" calcext:value-type="float">
            <text:p>163.559432</text:p>
          </table:table-cell>
          <table:table-cell office:value-type="float" office:value="24.023099" calcext:value-type="float">
            <text:p>24.023099</text:p>
          </table:table-cell>
        </table:table-row>
        <table:table-row table:style-name="ro1">
          <table:table-cell office:value-type="string" calcext:value-type="string">
            <text:p>2021-12-21T11:21:25.105171-07:00</text:p>
          </table:table-cell>
          <table:table-cell office:value-type="float" office:value="163.803675" calcext:value-type="float">
            <text:p>163.803675</text:p>
          </table:table-cell>
          <table:table-cell office:value-type="float" office:value="24.076287" calcext:value-type="float">
            <text:p>24.076287</text:p>
          </table:table-cell>
        </table:table-row>
        <table:table-row table:style-name="ro1">
          <table:table-cell office:value-type="string" calcext:value-type="string">
            <text:p>2021-12-21T11:22:25.105171-07:00</text:p>
          </table:table-cell>
          <table:table-cell office:value-type="float" office:value="164.048219" calcext:value-type="float">
            <text:p>164.048219</text:p>
          </table:table-cell>
          <table:table-cell office:value-type="float" office:value="24.128699" calcext:value-type="float">
            <text:p>24.128699</text:p>
          </table:table-cell>
        </table:table-row>
        <table:table-row table:style-name="ro1">
          <table:table-cell office:value-type="string" calcext:value-type="string">
            <text:p>2021-12-21T11:23:25.105171-07:00</text:p>
          </table:table-cell>
          <table:table-cell office:value-type="float" office:value="164.293062" calcext:value-type="float">
            <text:p>164.293062</text:p>
          </table:table-cell>
          <table:table-cell office:value-type="float" office:value="24.180334" calcext:value-type="float">
            <text:p>24.180334</text:p>
          </table:table-cell>
        </table:table-row>
        <table:table-row table:style-name="ro1">
          <table:table-cell office:value-type="string" calcext:value-type="string">
            <text:p>2021-12-21T11:24:25.105171-07:00</text:p>
          </table:table-cell>
          <table:table-cell office:value-type="float" office:value="164.538198" calcext:value-type="float">
            <text:p>164.538198</text:p>
          </table:table-cell>
          <table:table-cell office:value-type="float" office:value="24.231191" calcext:value-type="float">
            <text:p>24.231191</text:p>
          </table:table-cell>
        </table:table-row>
        <table:table-row table:style-name="ro1">
          <table:table-cell office:value-type="string" calcext:value-type="string">
            <text:p>2021-12-21T11:25:25.105171-07:00</text:p>
          </table:table-cell>
          <table:table-cell office:value-type="float" office:value="164.783625" calcext:value-type="float">
            <text:p>164.783625</text:p>
          </table:table-cell>
          <table:table-cell office:value-type="float" office:value="24.281266" calcext:value-type="float">
            <text:p>24.281266</text:p>
          </table:table-cell>
        </table:table-row>
        <table:table-row table:style-name="ro1">
          <table:table-cell office:value-type="string" calcext:value-type="string">
            <text:p>2021-12-21T11:26:25.105171-07:00</text:p>
          </table:table-cell>
          <table:table-cell office:value-type="float" office:value="165.029339" calcext:value-type="float">
            <text:p>165.029339</text:p>
          </table:table-cell>
          <table:table-cell office:value-type="float" office:value="24.330558" calcext:value-type="float">
            <text:p>24.330558</text:p>
          </table:table-cell>
        </table:table-row>
        <table:table-row table:style-name="ro1">
          <table:table-cell office:value-type="string" calcext:value-type="string">
            <text:p>2021-12-21T11:27:25.105171-07:00</text:p>
          </table:table-cell>
          <table:table-cell office:value-type="float" office:value="165.275335" calcext:value-type="float">
            <text:p>165.275335</text:p>
          </table:table-cell>
          <table:table-cell office:value-type="float" office:value="24.379065" calcext:value-type="float">
            <text:p>24.379065</text:p>
          </table:table-cell>
        </table:table-row>
        <table:table-row table:style-name="ro1">
          <table:table-cell office:value-type="string" calcext:value-type="string">
            <text:p>2021-12-21T11:28:25.105171-07:00</text:p>
          </table:table-cell>
          <table:table-cell office:value-type="float" office:value="165.521611" calcext:value-type="float">
            <text:p>165.521611</text:p>
          </table:table-cell>
          <table:table-cell office:value-type="float" office:value="24.426787" calcext:value-type="float">
            <text:p>24.426787</text:p>
          </table:table-cell>
        </table:table-row>
        <table:table-row table:style-name="ro1">
          <table:table-cell office:value-type="string" calcext:value-type="string">
            <text:p>2021-12-21T11:29:25.105171-07:00</text:p>
          </table:table-cell>
          <table:table-cell office:value-type="float" office:value="165.768162" calcext:value-type="float">
            <text:p>165.768162</text:p>
          </table:table-cell>
          <table:table-cell office:value-type="float" office:value="24.473719" calcext:value-type="float">
            <text:p>24.473719</text:p>
          </table:table-cell>
        </table:table-row>
        <table:table-row table:style-name="ro1">
          <table:table-cell office:value-type="string" calcext:value-type="string">
            <text:p>2021-12-21T11:30:25.105171-07:00</text:p>
          </table:table-cell>
          <table:table-cell office:value-type="float" office:value="166.014983" calcext:value-type="float">
            <text:p>166.014983</text:p>
          </table:table-cell>
          <table:table-cell office:value-type="float" office:value="24.519862" calcext:value-type="float">
            <text:p>24.519862</text:p>
          </table:table-cell>
        </table:table-row>
        <table:table-row table:style-name="ro1">
          <table:table-cell office:value-type="string" calcext:value-type="string">
            <text:p>2021-12-21T11:31:25.105171-07:00</text:p>
          </table:table-cell>
          <table:table-cell office:value-type="float" office:value="166.262072" calcext:value-type="float">
            <text:p>166.262072</text:p>
          </table:table-cell>
          <table:table-cell office:value-type="float" office:value="24.565213" calcext:value-type="float">
            <text:p>24.565213</text:p>
          </table:table-cell>
        </table:table-row>
        <table:table-row table:style-name="ro1">
          <table:table-cell office:value-type="string" calcext:value-type="string">
            <text:p>2021-12-21T11:32:25.105171-07:00</text:p>
          </table:table-cell>
          <table:table-cell office:value-type="float" office:value="166.509424" calcext:value-type="float">
            <text:p>166.509424</text:p>
          </table:table-cell>
          <table:table-cell office:value-type="float" office:value="24.609771" calcext:value-type="float">
            <text:p>24.609771</text:p>
          </table:table-cell>
        </table:table-row>
        <table:table-row table:style-name="ro1">
          <table:table-cell office:value-type="string" calcext:value-type="string">
            <text:p>2021-12-21T11:33:25.105171-07:00</text:p>
          </table:table-cell>
          <table:table-cell office:value-type="float" office:value="166.757035" calcext:value-type="float">
            <text:p>166.757035</text:p>
          </table:table-cell>
          <table:table-cell office:value-type="float" office:value="24.653534" calcext:value-type="float">
            <text:p>24.653534</text:p>
          </table:table-cell>
        </table:table-row>
        <table:table-row table:style-name="ro1">
          <table:table-cell office:value-type="string" calcext:value-type="string">
            <text:p>2021-12-21T11:34:25.105171-07:00</text:p>
          </table:table-cell>
          <table:table-cell office:value-type="float" office:value="167.004901" calcext:value-type="float">
            <text:p>167.004901</text:p>
          </table:table-cell>
          <table:table-cell office:value-type="float" office:value="24.6965" calcext:value-type="float">
            <text:p>24.6965</text:p>
          </table:table-cell>
        </table:table-row>
        <table:table-row table:style-name="ro1">
          <table:table-cell office:value-type="string" calcext:value-type="string">
            <text:p>2021-12-21T11:35:25.105171-07:00</text:p>
          </table:table-cell>
          <table:table-cell office:value-type="float" office:value="167.253018" calcext:value-type="float">
            <text:p>167.253018</text:p>
          </table:table-cell>
          <table:table-cell office:value-type="float" office:value="24.738667" calcext:value-type="float">
            <text:p>24.738667</text:p>
          </table:table-cell>
        </table:table-row>
        <table:table-row table:style-name="ro1">
          <table:table-cell office:value-type="string" calcext:value-type="string">
            <text:p>2021-12-21T11:36:25.105171-07:00</text:p>
          </table:table-cell>
          <table:table-cell office:value-type="float" office:value="167.501381" calcext:value-type="float">
            <text:p>167.501381</text:p>
          </table:table-cell>
          <table:table-cell office:value-type="float" office:value="24.780035" calcext:value-type="float">
            <text:p>24.780035</text:p>
          </table:table-cell>
        </table:table-row>
        <table:table-row table:style-name="ro1">
          <table:table-cell office:value-type="string" calcext:value-type="string">
            <text:p>2021-12-21T11:37:25.105171-07:00</text:p>
          </table:table-cell>
          <table:table-cell office:value-type="float" office:value="167.749986" calcext:value-type="float">
            <text:p>167.749986</text:p>
          </table:table-cell>
          <table:table-cell office:value-type="float" office:value="24.820601" calcext:value-type="float">
            <text:p>24.820601</text:p>
          </table:table-cell>
        </table:table-row>
        <table:table-row table:style-name="ro1">
          <table:table-cell office:value-type="string" calcext:value-type="string">
            <text:p>2021-12-21T11:38:25.105171-07:00</text:p>
          </table:table-cell>
          <table:table-cell office:value-type="float" office:value="167.99883" calcext:value-type="float">
            <text:p>167.99883</text:p>
          </table:table-cell>
          <table:table-cell office:value-type="float" office:value="24.860364" calcext:value-type="float">
            <text:p>24.860364</text:p>
          </table:table-cell>
        </table:table-row>
        <table:table-row table:style-name="ro1">
          <table:table-cell office:value-type="string" calcext:value-type="string">
            <text:p>2021-12-21T11:39:25.105171-07:00</text:p>
          </table:table-cell>
          <table:table-cell office:value-type="float" office:value="168.247907" calcext:value-type="float">
            <text:p>168.247907</text:p>
          </table:table-cell>
          <table:table-cell office:value-type="float" office:value="24.899323" calcext:value-type="float">
            <text:p>24.899323</text:p>
          </table:table-cell>
        </table:table-row>
        <table:table-row table:style-name="ro1">
          <table:table-cell office:value-type="string" calcext:value-type="string">
            <text:p>2021-12-21T11:40:25.105171-07:00</text:p>
          </table:table-cell>
          <table:table-cell office:value-type="float" office:value="168.497214" calcext:value-type="float">
            <text:p>168.497214</text:p>
          </table:table-cell>
          <table:table-cell office:value-type="float" office:value="24.937475" calcext:value-type="float">
            <text:p>24.937475</text:p>
          </table:table-cell>
        </table:table-row>
        <table:table-row table:style-name="ro1">
          <table:table-cell office:value-type="string" calcext:value-type="string">
            <text:p>2021-12-21T11:41:25.105171-07:00</text:p>
          </table:table-cell>
          <table:table-cell office:value-type="float" office:value="168.746745" calcext:value-type="float">
            <text:p>168.746745</text:p>
          </table:table-cell>
          <table:table-cell office:value-type="float" office:value="24.97482" calcext:value-type="float">
            <text:p>24.97482</text:p>
          </table:table-cell>
        </table:table-row>
        <table:table-row table:style-name="ro1">
          <table:table-cell office:value-type="string" calcext:value-type="string">
            <text:p>2021-12-21T11:42:25.105171-07:00</text:p>
          </table:table-cell>
          <table:table-cell office:value-type="float" office:value="168.996498" calcext:value-type="float">
            <text:p>168.996498</text:p>
          </table:table-cell>
          <table:table-cell office:value-type="float" office:value="25.011357" calcext:value-type="float">
            <text:p>25.011357</text:p>
          </table:table-cell>
        </table:table-row>
        <table:table-row table:style-name="ro1">
          <table:table-cell office:value-type="string" calcext:value-type="string">
            <text:p>2021-12-21T11:43:25.105171-07:00</text:p>
          </table:table-cell>
          <table:table-cell office:value-type="float" office:value="169.246466" calcext:value-type="float">
            <text:p>169.246466</text:p>
          </table:table-cell>
          <table:table-cell office:value-type="float" office:value="25.047083" calcext:value-type="float">
            <text:p>25.047083</text:p>
          </table:table-cell>
        </table:table-row>
        <table:table-row table:style-name="ro1">
          <table:table-cell office:value-type="string" calcext:value-type="string">
            <text:p>2021-12-21T11:44:25.105171-07:00</text:p>
          </table:table-cell>
          <table:table-cell office:value-type="float" office:value="169.496646" calcext:value-type="float">
            <text:p>169.496646</text:p>
          </table:table-cell>
          <table:table-cell office:value-type="float" office:value="25.081997" calcext:value-type="float">
            <text:p>25.081997</text:p>
          </table:table-cell>
        </table:table-row>
        <table:table-row table:style-name="ro1">
          <table:table-cell office:value-type="string" calcext:value-type="string">
            <text:p>2021-12-21T11:45:25.105171-07:00</text:p>
          </table:table-cell>
          <table:table-cell office:value-type="float" office:value="169.747034" calcext:value-type="float">
            <text:p>169.747034</text:p>
          </table:table-cell>
          <table:table-cell office:value-type="float" office:value="25.116098" calcext:value-type="float">
            <text:p>25.116098</text:p>
          </table:table-cell>
        </table:table-row>
        <table:table-row table:style-name="ro1">
          <table:table-cell office:value-type="string" calcext:value-type="string">
            <text:p>2021-12-21T11:46:25.105171-07:00</text:p>
          </table:table-cell>
          <table:table-cell office:value-type="float" office:value="169.997624" calcext:value-type="float">
            <text:p>169.997624</text:p>
          </table:table-cell>
          <table:table-cell office:value-type="float" office:value="25.149385" calcext:value-type="float">
            <text:p>25.149385</text:p>
          </table:table-cell>
        </table:table-row>
        <table:table-row table:style-name="ro1">
          <table:table-cell office:value-type="string" calcext:value-type="string">
            <text:p>2021-12-21T11:47:25.105171-07:00</text:p>
          </table:table-cell>
          <table:table-cell office:value-type="float" office:value="170.248412" calcext:value-type="float">
            <text:p>170.248412</text:p>
          </table:table-cell>
          <table:table-cell office:value-type="float" office:value="25.181856" calcext:value-type="float">
            <text:p>25.181856</text:p>
          </table:table-cell>
        </table:table-row>
        <table:table-row table:style-name="ro1">
          <table:table-cell office:value-type="string" calcext:value-type="string">
            <text:p>2021-12-21T11:48:25.105171-07:00</text:p>
          </table:table-cell>
          <table:table-cell office:value-type="float" office:value="170.499394" calcext:value-type="float">
            <text:p>170.499394</text:p>
          </table:table-cell>
          <table:table-cell office:value-type="float" office:value="25.21351" calcext:value-type="float">
            <text:p>25.21351</text:p>
          </table:table-cell>
        </table:table-row>
        <table:table-row table:style-name="ro1">
          <table:table-cell office:value-type="string" calcext:value-type="string">
            <text:p>2021-12-21T11:49:25.105171-07:00</text:p>
          </table:table-cell>
          <table:table-cell office:value-type="float" office:value="170.750564" calcext:value-type="float">
            <text:p>170.750564</text:p>
          </table:table-cell>
          <table:table-cell office:value-type="float" office:value="25.244346" calcext:value-type="float">
            <text:p>25.244346</text:p>
          </table:table-cell>
        </table:table-row>
        <table:table-row table:style-name="ro1">
          <table:table-cell office:value-type="string" calcext:value-type="string">
            <text:p>2021-12-21T11:50:25.105171-07:00</text:p>
          </table:table-cell>
          <table:table-cell office:value-type="float" office:value="171.001919" calcext:value-type="float">
            <text:p>171.001919</text:p>
          </table:table-cell>
          <table:table-cell office:value-type="float" office:value="25.274363" calcext:value-type="float">
            <text:p>25.274363</text:p>
          </table:table-cell>
        </table:table-row>
        <table:table-row table:style-name="ro1">
          <table:table-cell office:value-type="string" calcext:value-type="string">
            <text:p>2021-12-21T11:51:25.105171-07:00</text:p>
          </table:table-cell>
          <table:table-cell office:value-type="float" office:value="171.253453" calcext:value-type="float">
            <text:p>171.253453</text:p>
          </table:table-cell>
          <table:table-cell office:value-type="float" office:value="25.303559" calcext:value-type="float">
            <text:p>25.303559</text:p>
          </table:table-cell>
        </table:table-row>
        <table:table-row table:style-name="ro1">
          <table:table-cell office:value-type="string" calcext:value-type="string">
            <text:p>2021-12-21T11:52:25.105171-07:00</text:p>
          </table:table-cell>
          <table:table-cell office:value-type="float" office:value="171.505162" calcext:value-type="float">
            <text:p>171.505162</text:p>
          </table:table-cell>
          <table:table-cell office:value-type="float" office:value="25.331934" calcext:value-type="float">
            <text:p>25.331934</text:p>
          </table:table-cell>
        </table:table-row>
        <table:table-row table:style-name="ro1">
          <table:table-cell office:value-type="string" calcext:value-type="string">
            <text:p>2021-12-21T11:53:25.105171-07:00</text:p>
          </table:table-cell>
          <table:table-cell office:value-type="float" office:value="171.757041" calcext:value-type="float">
            <text:p>171.757041</text:p>
          </table:table-cell>
          <table:table-cell office:value-type="float" office:value="25.359486" calcext:value-type="float">
            <text:p>25.359486</text:p>
          </table:table-cell>
        </table:table-row>
        <table:table-row table:style-name="ro1">
          <table:table-cell office:value-type="string" calcext:value-type="string">
            <text:p>2021-12-21T11:54:25.105171-07:00</text:p>
          </table:table-cell>
          <table:table-cell office:value-type="float" office:value="172.009086" calcext:value-type="float">
            <text:p>172.009086</text:p>
          </table:table-cell>
          <table:table-cell office:value-type="float" office:value="25.386214" calcext:value-type="float">
            <text:p>25.386214</text:p>
          </table:table-cell>
        </table:table-row>
        <table:table-row table:style-name="ro1">
          <table:table-cell office:value-type="string" calcext:value-type="string">
            <text:p>2021-12-21T11:55:25.105171-07:00</text:p>
          </table:table-cell>
          <table:table-cell office:value-type="float" office:value="172.26129" calcext:value-type="float">
            <text:p>172.26129</text:p>
          </table:table-cell>
          <table:table-cell office:value-type="float" office:value="25.412117" calcext:value-type="float">
            <text:p>25.412117</text:p>
          </table:table-cell>
        </table:table-row>
        <table:table-row table:style-name="ro1">
          <table:table-cell office:value-type="string" calcext:value-type="string">
            <text:p>2021-12-21T11:56:25.105171-07:00</text:p>
          </table:table-cell>
          <table:table-cell office:value-type="float" office:value="172.513651" calcext:value-type="float">
            <text:p>172.513651</text:p>
          </table:table-cell>
          <table:table-cell office:value-type="float" office:value="25.437194" calcext:value-type="float">
            <text:p>25.437194</text:p>
          </table:table-cell>
        </table:table-row>
        <table:table-row table:style-name="ro1">
          <table:table-cell office:value-type="string" calcext:value-type="string">
            <text:p>2021-12-21T11:57:25.105171-07:00</text:p>
          </table:table-cell>
          <table:table-cell office:value-type="float" office:value="172.766162" calcext:value-type="float">
            <text:p>172.766162</text:p>
          </table:table-cell>
          <table:table-cell office:value-type="float" office:value="25.461445" calcext:value-type="float">
            <text:p>25.461445</text:p>
          </table:table-cell>
        </table:table-row>
        <table:table-row table:style-name="ro1">
          <table:table-cell office:value-type="string" calcext:value-type="string">
            <text:p>2021-12-21T11:58:25.105171-07:00</text:p>
          </table:table-cell>
          <table:table-cell office:value-type="float" office:value="173.018819" calcext:value-type="float">
            <text:p>173.018819</text:p>
          </table:table-cell>
          <table:table-cell office:value-type="float" office:value="25.484867" calcext:value-type="float">
            <text:p>25.484867</text:p>
          </table:table-cell>
        </table:table-row>
        <table:table-row table:style-name="ro1">
          <table:table-cell office:value-type="string" calcext:value-type="string">
            <text:p>2021-12-21T11:59:25.105171-07:00</text:p>
          </table:table-cell>
          <table:table-cell office:value-type="float" office:value="173.271617" calcext:value-type="float">
            <text:p>173.271617</text:p>
          </table:table-cell>
          <table:table-cell office:value-type="float" office:value="25.507461" calcext:value-type="float">
            <text:p>25.507461</text:p>
          </table:table-cell>
        </table:table-row>
        <table:table-row table:style-name="ro1">
          <table:table-cell office:value-type="string" calcext:value-type="string">
            <text:p>2021-12-21T12:00:25.105171-07:00</text:p>
          </table:table-cell>
          <table:table-cell office:value-type="float" office:value="173.524551" calcext:value-type="float">
            <text:p>173.524551</text:p>
          </table:table-cell>
          <table:table-cell office:value-type="float" office:value="25.529225" calcext:value-type="float">
            <text:p>25.529225</text:p>
          </table:table-cell>
        </table:table-row>
        <table:table-row table:style-name="ro1">
          <table:table-cell office:value-type="string" calcext:value-type="string">
            <text:p>2021-12-21T12:01:25.105171-07:00</text:p>
          </table:table-cell>
          <table:table-cell office:value-type="float" office:value="173.777616" calcext:value-type="float">
            <text:p>173.777616</text:p>
          </table:table-cell>
          <table:table-cell office:value-type="float" office:value="25.550159" calcext:value-type="float">
            <text:p>25.550159</text:p>
          </table:table-cell>
        </table:table-row>
        <table:table-row table:style-name="ro1">
          <table:table-cell office:value-type="string" calcext:value-type="string">
            <text:p>2021-12-21T12:02:25.105171-07:00</text:p>
          </table:table-cell>
          <table:table-cell office:value-type="float" office:value="174.030807" calcext:value-type="float">
            <text:p>174.030807</text:p>
          </table:table-cell>
          <table:table-cell office:value-type="float" office:value="25.570261" calcext:value-type="float">
            <text:p>25.570261</text:p>
          </table:table-cell>
        </table:table-row>
        <table:table-row table:style-name="ro1">
          <table:table-cell office:value-type="string" calcext:value-type="string">
            <text:p>2021-12-21T12:03:25.105171-07:00</text:p>
          </table:table-cell>
          <table:table-cell office:value-type="float" office:value="174.284119" calcext:value-type="float">
            <text:p>174.284119</text:p>
          </table:table-cell>
          <table:table-cell office:value-type="float" office:value="25.589531" calcext:value-type="float">
            <text:p>25.589531</text:p>
          </table:table-cell>
        </table:table-row>
        <table:table-row table:style-name="ro1">
          <table:table-cell office:value-type="string" calcext:value-type="string">
            <text:p>2021-12-21T12:04:25.105171-07:00</text:p>
          </table:table-cell>
          <table:table-cell office:value-type="float" office:value="174.537548" calcext:value-type="float">
            <text:p>174.537548</text:p>
          </table:table-cell>
          <table:table-cell office:value-type="float" office:value="25.607968" calcext:value-type="float">
            <text:p>25.607968</text:p>
          </table:table-cell>
        </table:table-row>
        <table:table-row table:style-name="ro1">
          <table:table-cell office:value-type="string" calcext:value-type="string">
            <text:p>2021-12-21T12:05:25.105171-07:00</text:p>
          </table:table-cell>
          <table:table-cell office:value-type="float" office:value="174.791087" calcext:value-type="float">
            <text:p>174.791087</text:p>
          </table:table-cell>
          <table:table-cell office:value-type="float" office:value="25.625571" calcext:value-type="float">
            <text:p>25.625571</text:p>
          </table:table-cell>
        </table:table-row>
        <table:table-row table:style-name="ro1">
          <table:table-cell office:value-type="string" calcext:value-type="string">
            <text:p>2021-12-21T12:06:25.105171-07:00</text:p>
          </table:table-cell>
          <table:table-cell office:value-type="float" office:value="175.044733" calcext:value-type="float">
            <text:p>175.044733</text:p>
          </table:table-cell>
          <table:table-cell office:value-type="float" office:value="25.642341" calcext:value-type="float">
            <text:p>25.642341</text:p>
          </table:table-cell>
        </table:table-row>
        <table:table-row table:style-name="ro1">
          <table:table-cell office:value-type="string" calcext:value-type="string">
            <text:p>2021-12-21T12:07:25.105171-07:00</text:p>
          </table:table-cell>
          <table:table-cell office:value-type="float" office:value="175.298479" calcext:value-type="float">
            <text:p>175.298479</text:p>
          </table:table-cell>
          <table:table-cell office:value-type="float" office:value="25.658275" calcext:value-type="float">
            <text:p>25.658275</text:p>
          </table:table-cell>
        </table:table-row>
        <table:table-row table:style-name="ro1">
          <table:table-cell office:value-type="string" calcext:value-type="string">
            <text:p>2021-12-21T12:08:25.105171-07:00</text:p>
          </table:table-cell>
          <table:table-cell office:value-type="float" office:value="175.552322" calcext:value-type="float">
            <text:p>175.552322</text:p>
          </table:table-cell>
          <table:table-cell office:value-type="float" office:value="25.673373" calcext:value-type="float">
            <text:p>25.673373</text:p>
          </table:table-cell>
        </table:table-row>
        <table:table-row table:style-name="ro1">
          <table:table-cell office:value-type="string" calcext:value-type="string">
            <text:p>2021-12-21T12:09:25.105171-07:00</text:p>
          </table:table-cell>
          <table:table-cell office:value-type="float" office:value="175.806255" calcext:value-type="float">
            <text:p>175.806255</text:p>
          </table:table-cell>
          <table:table-cell office:value-type="float" office:value="25.687635" calcext:value-type="float">
            <text:p>25.687635</text:p>
          </table:table-cell>
        </table:table-row>
        <table:table-row table:style-name="ro1">
          <table:table-cell office:value-type="string" calcext:value-type="string">
            <text:p>2021-12-21T12:10:25.105171-07:00</text:p>
          </table:table-cell>
          <table:table-cell office:value-type="float" office:value="176.060274" calcext:value-type="float">
            <text:p>176.060274</text:p>
          </table:table-cell>
          <table:table-cell office:value-type="float" office:value="25.70106" calcext:value-type="float">
            <text:p>25.70106</text:p>
          </table:table-cell>
        </table:table-row>
        <table:table-row table:style-name="ro1">
          <table:table-cell office:value-type="string" calcext:value-type="string">
            <text:p>2021-12-21T12:11:25.105171-07:00</text:p>
          </table:table-cell>
          <table:table-cell office:value-type="float" office:value="176.314373" calcext:value-type="float">
            <text:p>176.314373</text:p>
          </table:table-cell>
          <table:table-cell office:value-type="float" office:value="25.713648" calcext:value-type="float">
            <text:p>25.713648</text:p>
          </table:table-cell>
        </table:table-row>
        <table:table-row table:style-name="ro1">
          <table:table-cell office:value-type="string" calcext:value-type="string">
            <text:p>2021-12-21T12:12:25.105171-07:00</text:p>
          </table:table-cell>
          <table:table-cell office:value-type="float" office:value="176.568548" calcext:value-type="float">
            <text:p>176.568548</text:p>
          </table:table-cell>
          <table:table-cell office:value-type="float" office:value="25.725398" calcext:value-type="float">
            <text:p>25.725398</text:p>
          </table:table-cell>
        </table:table-row>
        <table:table-row table:style-name="ro1">
          <table:table-cell office:value-type="string" calcext:value-type="string">
            <text:p>2021-12-21T12:13:25.105171-07:00</text:p>
          </table:table-cell>
          <table:table-cell office:value-type="float" office:value="176.822793" calcext:value-type="float">
            <text:p>176.822793</text:p>
          </table:table-cell>
          <table:table-cell office:value-type="float" office:value="25.73631" calcext:value-type="float">
            <text:p>25.73631</text:p>
          </table:table-cell>
        </table:table-row>
        <table:table-row table:style-name="ro1">
          <table:table-cell office:value-type="string" calcext:value-type="string">
            <text:p>2021-12-21T12:14:25.105171-07:00</text:p>
          </table:table-cell>
          <table:table-cell office:value-type="float" office:value="177.077103" calcext:value-type="float">
            <text:p>177.077103</text:p>
          </table:table-cell>
          <table:table-cell office:value-type="float" office:value="25.746383" calcext:value-type="float">
            <text:p>25.746383</text:p>
          </table:table-cell>
        </table:table-row>
        <table:table-row table:style-name="ro1">
          <table:table-cell office:value-type="string" calcext:value-type="string">
            <text:p>2021-12-21T12:15:25.105171-07:00</text:p>
          </table:table-cell>
          <table:table-cell office:value-type="float" office:value="177.331474" calcext:value-type="float">
            <text:p>177.331474</text:p>
          </table:table-cell>
          <table:table-cell office:value-type="float" office:value="25.755617" calcext:value-type="float">
            <text:p>25.755617</text:p>
          </table:table-cell>
        </table:table-row>
        <table:table-row table:style-name="ro1">
          <table:table-cell office:value-type="string" calcext:value-type="string">
            <text:p>2021-12-21T12:16:25.105171-07:00</text:p>
          </table:table-cell>
          <table:table-cell office:value-type="float" office:value="177.585899" calcext:value-type="float">
            <text:p>177.585899</text:p>
          </table:table-cell>
          <table:table-cell office:value-type="float" office:value="25.764011" calcext:value-type="float">
            <text:p>25.764011</text:p>
          </table:table-cell>
        </table:table-row>
        <table:table-row table:style-name="ro1">
          <table:table-cell office:value-type="string" calcext:value-type="string">
            <text:p>2021-12-21T12:17:25.105171-07:00</text:p>
          </table:table-cell>
          <table:table-cell office:value-type="float" office:value="177.840373" calcext:value-type="float">
            <text:p>177.840373</text:p>
          </table:table-cell>
          <table:table-cell office:value-type="float" office:value="25.771565" calcext:value-type="float">
            <text:p>25.771565</text:p>
          </table:table-cell>
        </table:table-row>
        <table:table-row table:style-name="ro1">
          <table:table-cell office:value-type="string" calcext:value-type="string">
            <text:p>2021-12-21T12:18:25.105171-07:00</text:p>
          </table:table-cell>
          <table:table-cell office:value-type="float" office:value="178.094892" calcext:value-type="float">
            <text:p>178.094892</text:p>
          </table:table-cell>
          <table:table-cell office:value-type="float" office:value="25.778279" calcext:value-type="float">
            <text:p>25.778279</text:p>
          </table:table-cell>
        </table:table-row>
        <table:table-row table:style-name="ro1">
          <table:table-cell office:value-type="string" calcext:value-type="string">
            <text:p>2021-12-21T12:19:25.105171-07:00</text:p>
          </table:table-cell>
          <table:table-cell office:value-type="float" office:value="178.34945" calcext:value-type="float">
            <text:p>178.34945</text:p>
          </table:table-cell>
          <table:table-cell office:value-type="float" office:value="25.784152" calcext:value-type="float">
            <text:p>25.784152</text:p>
          </table:table-cell>
        </table:table-row>
        <table:table-row table:style-name="ro1">
          <table:table-cell office:value-type="string" calcext:value-type="string">
            <text:p>2021-12-21T12:20:25.105171-07:00</text:p>
          </table:table-cell>
          <table:table-cell office:value-type="float" office:value="178.604042" calcext:value-type="float">
            <text:p>178.604042</text:p>
          </table:table-cell>
          <table:table-cell office:value-type="float" office:value="25.789185" calcext:value-type="float">
            <text:p>25.789185</text:p>
          </table:table-cell>
        </table:table-row>
        <table:table-row table:style-name="ro1">
          <table:table-cell office:value-type="string" calcext:value-type="string">
            <text:p>2021-12-21T12:21:25.105171-07:00</text:p>
          </table:table-cell>
          <table:table-cell office:value-type="float" office:value="178.858662" calcext:value-type="float">
            <text:p>178.858662</text:p>
          </table:table-cell>
          <table:table-cell office:value-type="float" office:value="25.793377" calcext:value-type="float">
            <text:p>25.793377</text:p>
          </table:table-cell>
        </table:table-row>
        <table:table-row table:style-name="ro1">
          <table:table-cell office:value-type="string" calcext:value-type="string">
            <text:p>2021-12-21T12:22:25.105171-07:00</text:p>
          </table:table-cell>
          <table:table-cell office:value-type="float" office:value="179.113306" calcext:value-type="float">
            <text:p>179.113306</text:p>
          </table:table-cell>
          <table:table-cell office:value-type="float" office:value="25.796728" calcext:value-type="float">
            <text:p>25.796728</text:p>
          </table:table-cell>
        </table:table-row>
        <table:table-row table:style-name="ro1">
          <table:table-cell office:value-type="string" calcext:value-type="string">
            <text:p>2021-12-21T12:23:25.105171-07:00</text:p>
          </table:table-cell>
          <table:table-cell office:value-type="float" office:value="179.367968" calcext:value-type="float">
            <text:p>179.367968</text:p>
          </table:table-cell>
          <table:table-cell office:value-type="float" office:value="25.799237" calcext:value-type="float">
            <text:p>25.799237</text:p>
          </table:table-cell>
        </table:table-row>
        <table:table-row table:style-name="ro1">
          <table:table-cell office:value-type="string" calcext:value-type="string">
            <text:p>2021-12-21T12:24:25.105171-07:00</text:p>
          </table:table-cell>
          <table:table-cell office:value-type="float" office:value="179.622644" calcext:value-type="float">
            <text:p>179.622644</text:p>
          </table:table-cell>
          <table:table-cell office:value-type="float" office:value="25.800905" calcext:value-type="float">
            <text:p>25.800905</text:p>
          </table:table-cell>
        </table:table-row>
        <table:table-row table:style-name="ro1">
          <table:table-cell office:value-type="string" calcext:value-type="string">
            <text:p>2021-12-21T12:25:25.105171-07:00</text:p>
          </table:table-cell>
          <table:table-cell office:value-type="float" office:value="179.877327" calcext:value-type="float">
            <text:p>179.877327</text:p>
          </table:table-cell>
          <table:table-cell office:value-type="float" office:value="25.801732" calcext:value-type="float">
            <text:p>25.801732</text:p>
          </table:table-cell>
        </table:table-row>
        <table:table-row table:style-name="ro1">
          <table:table-cell office:value-type="string" calcext:value-type="string">
            <text:p>2021-12-21T12:26:25.105171-07:00</text:p>
          </table:table-cell>
          <table:table-cell office:value-type="float" office:value="180.132012" calcext:value-type="float">
            <text:p>180.132012</text:p>
          </table:table-cell>
          <table:table-cell office:value-type="float" office:value="25.801718" calcext:value-type="float">
            <text:p>25.801718</text:p>
          </table:table-cell>
        </table:table-row>
        <table:table-row table:style-name="ro1">
          <table:table-cell office:value-type="string" calcext:value-type="string">
            <text:p>2021-12-21T12:27:25.105171-07:00</text:p>
          </table:table-cell>
          <table:table-cell office:value-type="float" office:value="180.386695" calcext:value-type="float">
            <text:p>180.386695</text:p>
          </table:table-cell>
          <table:table-cell office:value-type="float" office:value="25.800862" calcext:value-type="float">
            <text:p>25.800862</text:p>
          </table:table-cell>
        </table:table-row>
        <table:table-row table:style-name="ro1">
          <table:table-cell office:value-type="string" calcext:value-type="string">
            <text:p>2021-12-21T12:28:25.105171-07:00</text:p>
          </table:table-cell>
          <table:table-cell office:value-type="float" office:value="180.64137" calcext:value-type="float">
            <text:p>180.64137</text:p>
          </table:table-cell>
          <table:table-cell office:value-type="float" office:value="25.799164" calcext:value-type="float">
            <text:p>25.799164</text:p>
          </table:table-cell>
        </table:table-row>
        <table:table-row table:style-name="ro1">
          <table:table-cell office:value-type="string" calcext:value-type="string">
            <text:p>2021-12-21T12:29:25.105171-07:00</text:p>
          </table:table-cell>
          <table:table-cell office:value-type="float" office:value="180.896032" calcext:value-type="float">
            <text:p>180.896032</text:p>
          </table:table-cell>
          <table:table-cell office:value-type="float" office:value="25.796625" calcext:value-type="float">
            <text:p>25.796625</text:p>
          </table:table-cell>
        </table:table-row>
        <table:table-row table:style-name="ro1">
          <table:table-cell office:value-type="string" calcext:value-type="string">
            <text:p>2021-12-21T12:30:25.105171-07:00</text:p>
          </table:table-cell>
          <table:table-cell office:value-type="float" office:value="181.150675" calcext:value-type="float">
            <text:p>181.150675</text:p>
          </table:table-cell>
          <table:table-cell office:value-type="float" office:value="25.793245" calcext:value-type="float">
            <text:p>25.793245</text:p>
          </table:table-cell>
        </table:table-row>
        <table:table-row table:style-name="ro1">
          <table:table-cell office:value-type="string" calcext:value-type="string">
            <text:p>2021-12-21T12:31:25.105171-07:00</text:p>
          </table:table-cell>
          <table:table-cell office:value-type="float" office:value="181.405295" calcext:value-type="float">
            <text:p>181.405295</text:p>
          </table:table-cell>
          <table:table-cell office:value-type="float" office:value="25.789024" calcext:value-type="float">
            <text:p>25.789024</text:p>
          </table:table-cell>
        </table:table-row>
        <table:table-row table:style-name="ro1">
          <table:table-cell office:value-type="string" calcext:value-type="string">
            <text:p>2021-12-21T12:32:25.105171-07:00</text:p>
          </table:table-cell>
          <table:table-cell office:value-type="float" office:value="181.659886" calcext:value-type="float">
            <text:p>181.659886</text:p>
          </table:table-cell>
          <table:table-cell office:value-type="float" office:value="25.783962" calcext:value-type="float">
            <text:p>25.783962</text:p>
          </table:table-cell>
        </table:table-row>
        <table:table-row table:style-name="ro1">
          <table:table-cell office:value-type="string" calcext:value-type="string">
            <text:p>2021-12-21T12:33:25.105171-07:00</text:p>
          </table:table-cell>
          <table:table-cell office:value-type="float" office:value="181.914442" calcext:value-type="float">
            <text:p>181.914442</text:p>
          </table:table-cell>
          <table:table-cell office:value-type="float" office:value="25.77806" calcext:value-type="float">
            <text:p>25.77806</text:p>
          </table:table-cell>
        </table:table-row>
        <table:table-row table:style-name="ro1">
          <table:table-cell office:value-type="string" calcext:value-type="string">
            <text:p>2021-12-21T12:34:25.105171-07:00</text:p>
          </table:table-cell>
          <table:table-cell office:value-type="float" office:value="182.16896" calcext:value-type="float">
            <text:p>182.16896</text:p>
          </table:table-cell>
          <table:table-cell office:value-type="float" office:value="25.771317" calcext:value-type="float">
            <text:p>25.771317</text:p>
          </table:table-cell>
        </table:table-row>
        <table:table-row table:style-name="ro1">
          <table:table-cell office:value-type="string" calcext:value-type="string">
            <text:p>2021-12-21T12:35:25.105171-07:00</text:p>
          </table:table-cell>
          <table:table-cell office:value-type="float" office:value="182.423432" calcext:value-type="float">
            <text:p>182.423432</text:p>
          </table:table-cell>
          <table:table-cell office:value-type="float" office:value="25.763733" calcext:value-type="float">
            <text:p>25.763733</text:p>
          </table:table-cell>
        </table:table-row>
        <table:table-row table:style-name="ro1">
          <table:table-cell office:value-type="string" calcext:value-type="string">
            <text:p>2021-12-21T12:36:25.105171-07:00</text:p>
          </table:table-cell>
          <table:table-cell office:value-type="float" office:value="182.677856" calcext:value-type="float">
            <text:p>182.677856</text:p>
          </table:table-cell>
          <table:table-cell office:value-type="float" office:value="25.75531" calcext:value-type="float">
            <text:p>25.75531</text:p>
          </table:table-cell>
        </table:table-row>
        <table:table-row table:style-name="ro1">
          <table:table-cell office:value-type="string" calcext:value-type="string">
            <text:p>2021-12-21T12:37:25.105171-07:00</text:p>
          </table:table-cell>
          <table:table-cell office:value-type="float" office:value="182.932224" calcext:value-type="float">
            <text:p>182.932224</text:p>
          </table:table-cell>
          <table:table-cell office:value-type="float" office:value="25.746047" calcext:value-type="float">
            <text:p>25.746047</text:p>
          </table:table-cell>
        </table:table-row>
        <table:table-row table:style-name="ro1">
          <table:table-cell office:value-type="string" calcext:value-type="string">
            <text:p>2021-12-21T12:38:25.105171-07:00</text:p>
          </table:table-cell>
          <table:table-cell office:value-type="float" office:value="183.186532" calcext:value-type="float">
            <text:p>183.186532</text:p>
          </table:table-cell>
          <table:table-cell office:value-type="float" office:value="25.735945" calcext:value-type="float">
            <text:p>25.735945</text:p>
          </table:table-cell>
        </table:table-row>
        <table:table-row table:style-name="ro1">
          <table:table-cell office:value-type="string" calcext:value-type="string">
            <text:p>2021-12-21T12:39:25.105171-07:00</text:p>
          </table:table-cell>
          <table:table-cell office:value-type="float" office:value="183.440775" calcext:value-type="float">
            <text:p>183.440775</text:p>
          </table:table-cell>
          <table:table-cell office:value-type="float" office:value="25.725004" calcext:value-type="float">
            <text:p>25.725004</text:p>
          </table:table-cell>
        </table:table-row>
        <table:table-row table:style-name="ro1">
          <table:table-cell office:value-type="string" calcext:value-type="string">
            <text:p>2021-12-21T12:40:25.105171-07:00</text:p>
          </table:table-cell>
          <table:table-cell office:value-type="float" office:value="183.694947" calcext:value-type="float">
            <text:p>183.694947</text:p>
          </table:table-cell>
          <table:table-cell office:value-type="float" office:value="25.713225" calcext:value-type="float">
            <text:p>25.713225</text:p>
          </table:table-cell>
        </table:table-row>
        <table:table-row table:style-name="ro1">
          <table:table-cell office:value-type="string" calcext:value-type="string">
            <text:p>2021-12-21T12:41:25.105171-07:00</text:p>
          </table:table-cell>
          <table:table-cell office:value-type="float" office:value="183.949044" calcext:value-type="float">
            <text:p>183.949044</text:p>
          </table:table-cell>
          <table:table-cell office:value-type="float" office:value="25.700608" calcext:value-type="float">
            <text:p>25.700608</text:p>
          </table:table-cell>
        </table:table-row>
        <table:table-row table:style-name="ro1">
          <table:table-cell office:value-type="string" calcext:value-type="string">
            <text:p>2021-12-21T12:42:25.105171-07:00</text:p>
          </table:table-cell>
          <table:table-cell office:value-type="float" office:value="184.20306" calcext:value-type="float">
            <text:p>184.20306</text:p>
          </table:table-cell>
          <table:table-cell office:value-type="float" office:value="25.687154" calcext:value-type="float">
            <text:p>25.687154</text:p>
          </table:table-cell>
        </table:table-row>
        <table:table-row table:style-name="ro1">
          <table:table-cell office:value-type="string" calcext:value-type="string">
            <text:p>2021-12-21T12:43:25.105171-07:00</text:p>
          </table:table-cell>
          <table:table-cell office:value-type="float" office:value="184.45699" calcext:value-type="float">
            <text:p>184.45699</text:p>
          </table:table-cell>
          <table:table-cell office:value-type="float" office:value="25.672863" calcext:value-type="float">
            <text:p>25.672863</text:p>
          </table:table-cell>
        </table:table-row>
        <table:table-row table:style-name="ro1">
          <table:table-cell office:value-type="string" calcext:value-type="string">
            <text:p>2021-12-21T12:44:25.105171-07:00</text:p>
          </table:table-cell>
          <table:table-cell office:value-type="float" office:value="184.710829" calcext:value-type="float">
            <text:p>184.710829</text:p>
          </table:table-cell>
          <table:table-cell office:value-type="float" office:value="25.657735" calcext:value-type="float">
            <text:p>25.657735</text:p>
          </table:table-cell>
        </table:table-row>
        <table:table-row table:style-name="ro1">
          <table:table-cell office:value-type="string" calcext:value-type="string">
            <text:p>2021-12-21T12:45:25.105171-07:00</text:p>
          </table:table-cell>
          <table:table-cell office:value-type="float" office:value="184.964573" calcext:value-type="float">
            <text:p>184.964573</text:p>
          </table:table-cell>
          <table:table-cell office:value-type="float" office:value="25.641772" calcext:value-type="float">
            <text:p>25.641772</text:p>
          </table:table-cell>
        </table:table-row>
        <table:table-row table:style-name="ro1">
          <table:table-cell office:value-type="string" calcext:value-type="string">
            <text:p>2021-12-21T12:46:25.105171-07:00</text:p>
          </table:table-cell>
          <table:table-cell office:value-type="float" office:value="185.218215" calcext:value-type="float">
            <text:p>185.218215</text:p>
          </table:table-cell>
          <table:table-cell office:value-type="float" office:value="25.624974" calcext:value-type="float">
            <text:p>25.624974</text:p>
          </table:table-cell>
        </table:table-row>
        <table:table-row table:style-name="ro1">
          <table:table-cell office:value-type="string" calcext:value-type="string">
            <text:p>2021-12-21T12:47:25.105171-07:00</text:p>
          </table:table-cell>
          <table:table-cell office:value-type="float" office:value="185.47175" calcext:value-type="float">
            <text:p>185.47175</text:p>
          </table:table-cell>
          <table:table-cell office:value-type="float" office:value="25.607342" calcext:value-type="float">
            <text:p>25.607342</text:p>
          </table:table-cell>
        </table:table-row>
        <table:table-row table:style-name="ro1">
          <table:table-cell office:value-type="string" calcext:value-type="string">
            <text:p>2021-12-21T12:48:25.105171-07:00</text:p>
          </table:table-cell>
          <table:table-cell office:value-type="float" office:value="185.725175" calcext:value-type="float">
            <text:p>185.725175</text:p>
          </table:table-cell>
          <table:table-cell office:value-type="float" office:value="25.588876" calcext:value-type="float">
            <text:p>25.588876</text:p>
          </table:table-cell>
        </table:table-row>
        <table:table-row table:style-name="ro1">
          <table:table-cell office:value-type="string" calcext:value-type="string">
            <text:p>2021-12-21T12:49:25.105171-07:00</text:p>
          </table:table-cell>
          <table:table-cell office:value-type="float" office:value="185.978483" calcext:value-type="float">
            <text:p>185.978483</text:p>
          </table:table-cell>
          <table:table-cell office:value-type="float" office:value="25.569577" calcext:value-type="float">
            <text:p>25.569577</text:p>
          </table:table-cell>
        </table:table-row>
        <table:table-row table:style-name="ro1">
          <table:table-cell office:value-type="string" calcext:value-type="string">
            <text:p>2021-12-21T12:50:25.105171-07:00</text:p>
          </table:table-cell>
          <table:table-cell office:value-type="float" office:value="186.23167" calcext:value-type="float">
            <text:p>186.23167</text:p>
          </table:table-cell>
          <table:table-cell office:value-type="float" office:value="25.549446" calcext:value-type="float">
            <text:p>25.549446</text:p>
          </table:table-cell>
        </table:table-row>
        <table:table-row table:style-name="ro1">
          <table:table-cell office:value-type="string" calcext:value-type="string">
            <text:p>2021-12-21T12:51:25.105171-07:00</text:p>
          </table:table-cell>
          <table:table-cell office:value-type="float" office:value="186.484731" calcext:value-type="float">
            <text:p>186.484731</text:p>
          </table:table-cell>
          <table:table-cell office:value-type="float" office:value="25.528483" calcext:value-type="float">
            <text:p>25.528483</text:p>
          </table:table-cell>
        </table:table-row>
        <table:table-row table:style-name="ro1">
          <table:table-cell office:value-type="string" calcext:value-type="string">
            <text:p>2021-12-21T12:52:25.105171-07:00</text:p>
          </table:table-cell>
          <table:table-cell office:value-type="float" office:value="186.73766" calcext:value-type="float">
            <text:p>186.73766</text:p>
          </table:table-cell>
          <table:table-cell office:value-type="float" office:value="25.50669" calcext:value-type="float">
            <text:p>25.50669</text:p>
          </table:table-cell>
        </table:table-row>
        <table:table-row table:style-name="ro1">
          <table:table-cell office:value-type="string" calcext:value-type="string">
            <text:p>2021-12-21T12:53:25.105171-07:00</text:p>
          </table:table-cell>
          <table:table-cell office:value-type="float" office:value="186.990453" calcext:value-type="float">
            <text:p>186.990453</text:p>
          </table:table-cell>
          <table:table-cell office:value-type="float" office:value="25.484068" calcext:value-type="float">
            <text:p>25.484068</text:p>
          </table:table-cell>
        </table:table-row>
        <table:table-row table:style-name="ro1">
          <table:table-cell office:value-type="string" calcext:value-type="string">
            <text:p>2021-12-21T12:54:25.105171-07:00</text:p>
          </table:table-cell>
          <table:table-cell office:value-type="float" office:value="187.243105" calcext:value-type="float">
            <text:p>187.243105</text:p>
          </table:table-cell>
          <table:table-cell office:value-type="float" office:value="25.460616" calcext:value-type="float">
            <text:p>25.460616</text:p>
          </table:table-cell>
        </table:table-row>
        <table:table-row table:style-name="ro1">
          <table:table-cell office:value-type="string" calcext:value-type="string">
            <text:p>2021-12-21T12:55:25.105171-07:00</text:p>
          </table:table-cell>
          <table:table-cell office:value-type="float" office:value="187.495611" calcext:value-type="float">
            <text:p>187.495611</text:p>
          </table:table-cell>
          <table:table-cell office:value-type="float" office:value="25.436337" calcext:value-type="float">
            <text:p>25.436337</text:p>
          </table:table-cell>
        </table:table-row>
        <table:table-row table:style-name="ro1">
          <table:table-cell office:value-type="string" calcext:value-type="string">
            <text:p>2021-12-21T12:56:25.105171-07:00</text:p>
          </table:table-cell>
          <table:table-cell office:value-type="float" office:value="187.747966" calcext:value-type="float">
            <text:p>187.747966</text:p>
          </table:table-cell>
          <table:table-cell office:value-type="float" office:value="25.411231" calcext:value-type="float">
            <text:p>25.411231</text:p>
          </table:table-cell>
        </table:table-row>
        <table:table-row table:style-name="ro1">
          <table:table-cell office:value-type="string" calcext:value-type="string">
            <text:p>2021-12-21T12:57:25.105171-07:00</text:p>
          </table:table-cell>
          <table:table-cell office:value-type="float" office:value="188.000166" calcext:value-type="float">
            <text:p>188.000166</text:p>
          </table:table-cell>
          <table:table-cell office:value-type="float" office:value="25.3853" calcext:value-type="float">
            <text:p>25.3853</text:p>
          </table:table-cell>
        </table:table-row>
        <table:table-row table:style-name="ro1">
          <table:table-cell office:value-type="string" calcext:value-type="string">
            <text:p>2021-12-21T12:58:25.105171-07:00</text:p>
          </table:table-cell>
          <table:table-cell office:value-type="float" office:value="188.252205" calcext:value-type="float">
            <text:p>188.252205</text:p>
          </table:table-cell>
          <table:table-cell office:value-type="float" office:value="25.358543" calcext:value-type="float">
            <text:p>25.358543</text:p>
          </table:table-cell>
        </table:table-row>
        <table:table-row table:style-name="ro1">
          <table:table-cell office:value-type="string" calcext:value-type="string">
            <text:p>2021-12-21T12:59:25.105171-07:00</text:p>
          </table:table-cell>
          <table:table-cell office:value-type="float" office:value="188.504078" calcext:value-type="float">
            <text:p>188.504078</text:p>
          </table:table-cell>
          <table:table-cell office:value-type="float" office:value="25.330962" calcext:value-type="float">
            <text:p>25.330962</text:p>
          </table:table-cell>
        </table:table-row>
        <table:table-row table:style-name="ro1">
          <table:table-cell office:value-type="string" calcext:value-type="string">
            <text:p>2021-12-21T13:00:25.105171-07:00</text:p>
          </table:table-cell>
          <table:table-cell office:value-type="float" office:value="188.755781" calcext:value-type="float">
            <text:p>188.755781</text:p>
          </table:table-cell>
          <table:table-cell office:value-type="float" office:value="25.302559" calcext:value-type="float">
            <text:p>25.302559</text:p>
          </table:table-cell>
        </table:table-row>
        <table:table-row table:style-name="ro1">
          <table:table-cell office:value-type="string" calcext:value-type="string">
            <text:p>2021-12-21T13:01:25.105171-07:00</text:p>
          </table:table-cell>
          <table:table-cell office:value-type="float" office:value="189.007309" calcext:value-type="float">
            <text:p>189.007309</text:p>
          </table:table-cell>
          <table:table-cell office:value-type="float" office:value="25.273334" calcext:value-type="float">
            <text:p>25.273334</text:p>
          </table:table-cell>
        </table:table-row>
        <table:table-row table:style-name="ro1">
          <table:table-cell office:value-type="string" calcext:value-type="string">
            <text:p>2021-12-21T13:02:25.105171-07:00</text:p>
          </table:table-cell>
          <table:table-cell office:value-type="float" office:value="189.258658" calcext:value-type="float">
            <text:p>189.258658</text:p>
          </table:table-cell>
          <table:table-cell office:value-type="float" office:value="25.243289" calcext:value-type="float">
            <text:p>25.243289</text:p>
          </table:table-cell>
        </table:table-row>
        <table:table-row table:style-name="ro1">
          <table:table-cell office:value-type="string" calcext:value-type="string">
            <text:p>2021-12-21T13:03:25.105171-07:00</text:p>
          </table:table-cell>
          <table:table-cell office:value-type="float" office:value="189.509822" calcext:value-type="float">
            <text:p>189.509822</text:p>
          </table:table-cell>
          <table:table-cell office:value-type="float" office:value="25.212425" calcext:value-type="float">
            <text:p>25.212425</text:p>
          </table:table-cell>
        </table:table-row>
        <table:table-row table:style-name="ro1">
          <table:table-cell office:value-type="string" calcext:value-type="string">
            <text:p>2021-12-21T13:04:25.105171-07:00</text:p>
          </table:table-cell>
          <table:table-cell office:value-type="float" office:value="189.760797" calcext:value-type="float">
            <text:p>189.760797</text:p>
          </table:table-cell>
          <table:table-cell office:value-type="float" office:value="25.180742" calcext:value-type="float">
            <text:p>25.180742</text:p>
          </table:table-cell>
        </table:table-row>
        <table:table-row table:style-name="ro1">
          <table:table-cell office:value-type="string" calcext:value-type="string">
            <text:p>2021-12-21T13:05:25.105171-07:00</text:p>
          </table:table-cell>
          <table:table-cell office:value-type="float" office:value="190.011579" calcext:value-type="float">
            <text:p>190.011579</text:p>
          </table:table-cell>
          <table:table-cell office:value-type="float" office:value="25.148242" calcext:value-type="float">
            <text:p>25.148242</text:p>
          </table:table-cell>
        </table:table-row>
        <table:table-row table:style-name="ro1">
          <table:table-cell office:value-type="string" calcext:value-type="string">
            <text:p>2021-12-21T13:06:25.105171-07:00</text:p>
          </table:table-cell>
          <table:table-cell office:value-type="float" office:value="190.262162" calcext:value-type="float">
            <text:p>190.262162</text:p>
          </table:table-cell>
          <table:table-cell office:value-type="float" office:value="25.114927" calcext:value-type="float">
            <text:p>25.114927</text:p>
          </table:table-cell>
        </table:table-row>
        <table:table-row table:style-name="ro1">
          <table:table-cell office:value-type="string" calcext:value-type="string">
            <text:p>2021-12-21T13:07:25.105171-07:00</text:p>
          </table:table-cell>
          <table:table-cell office:value-type="float" office:value="190.512542" calcext:value-type="float">
            <text:p>190.512542</text:p>
          </table:table-cell>
          <table:table-cell office:value-type="float" office:value="25.080798" calcext:value-type="float">
            <text:p>25.080798</text:p>
          </table:table-cell>
        </table:table-row>
        <table:table-row table:style-name="ro1">
          <table:table-cell office:value-type="string" calcext:value-type="string">
            <text:p>2021-12-21T13:08:25.105171-07:00</text:p>
          </table:table-cell>
          <table:table-cell office:value-type="float" office:value="190.762715" calcext:value-type="float">
            <text:p>190.762715</text:p>
          </table:table-cell>
          <table:table-cell office:value-type="float" office:value="25.045856" calcext:value-type="float">
            <text:p>25.045856</text:p>
          </table:table-cell>
        </table:table-row>
        <table:table-row table:style-name="ro1">
          <table:table-cell office:value-type="string" calcext:value-type="string">
            <text:p>2021-12-21T13:09:25.105171-07:00</text:p>
          </table:table-cell>
          <table:table-cell office:value-type="float" office:value="191.012677" calcext:value-type="float">
            <text:p>191.012677</text:p>
          </table:table-cell>
          <table:table-cell office:value-type="float" office:value="25.010102" calcext:value-type="float">
            <text:p>25.010102</text:p>
          </table:table-cell>
        </table:table-row>
        <table:table-row table:style-name="ro1">
          <table:table-cell office:value-type="string" calcext:value-type="string">
            <text:p>2021-12-21T13:10:25.105171-07:00</text:p>
          </table:table-cell>
          <table:table-cell office:value-type="float" office:value="191.262422" calcext:value-type="float">
            <text:p>191.262422</text:p>
          </table:table-cell>
          <table:table-cell office:value-type="float" office:value="24.973537" calcext:value-type="float">
            <text:p>24.973537</text:p>
          </table:table-cell>
        </table:table-row>
        <table:table-row table:style-name="ro1">
          <table:table-cell office:value-type="string" calcext:value-type="string">
            <text:p>2021-12-21T13:11:25.105171-07:00</text:p>
          </table:table-cell>
          <table:table-cell office:value-type="float" office:value="191.511946" calcext:value-type="float">
            <text:p>191.511946</text:p>
          </table:table-cell>
          <table:table-cell office:value-type="float" office:value="24.936164" calcext:value-type="float">
            <text:p>24.936164</text:p>
          </table:table-cell>
        </table:table-row>
        <table:table-row table:style-name="ro1">
          <table:table-cell office:value-type="string" calcext:value-type="string">
            <text:p>2021-12-21T13:12:25.105171-07:00</text:p>
          </table:table-cell>
          <table:table-cell office:value-type="float" office:value="191.761245" calcext:value-type="float">
            <text:p>191.761245</text:p>
          </table:table-cell>
          <table:table-cell office:value-type="float" office:value="24.897984" calcext:value-type="float">
            <text:p>24.897984</text:p>
          </table:table-cell>
        </table:table-row>
        <table:table-row table:style-name="ro1">
          <table:table-cell office:value-type="string" calcext:value-type="string">
            <text:p>2021-12-21T13:13:25.105171-07:00</text:p>
          </table:table-cell>
          <table:table-cell office:value-type="float" office:value="192.010314" calcext:value-type="float">
            <text:p>192.010314</text:p>
          </table:table-cell>
          <table:table-cell office:value-type="float" office:value="24.858997" calcext:value-type="float">
            <text:p>24.858997</text:p>
          </table:table-cell>
        </table:table-row>
        <table:table-row table:style-name="ro1">
          <table:table-cell office:value-type="string" calcext:value-type="string">
            <text:p>2021-12-21T13:14:25.105171-07:00</text:p>
          </table:table-cell>
          <table:table-cell office:value-type="float" office:value="192.259149" calcext:value-type="float">
            <text:p>192.259149</text:p>
          </table:table-cell>
          <table:table-cell office:value-type="float" office:value="24.819206" calcext:value-type="float">
            <text:p>24.819206</text:p>
          </table:table-cell>
        </table:table-row>
        <table:table-row table:style-name="ro1">
          <table:table-cell office:value-type="string" calcext:value-type="string">
            <text:p>2021-12-21T13:15:25.105171-07:00</text:p>
          </table:table-cell>
          <table:table-cell office:value-type="float" office:value="192.507747" calcext:value-type="float">
            <text:p>192.507747</text:p>
          </table:table-cell>
          <table:table-cell office:value-type="float" office:value="24.778612" calcext:value-type="float">
            <text:p>24.778612</text:p>
          </table:table-cell>
        </table:table-row>
        <table:table-row table:style-name="ro1">
          <table:table-cell office:value-type="string" calcext:value-type="string">
            <text:p>2021-12-21T13:16:25.105171-07:00</text:p>
          </table:table-cell>
          <table:table-cell office:value-type="float" office:value="192.756101" calcext:value-type="float">
            <text:p>192.756101</text:p>
          </table:table-cell>
          <table:table-cell office:value-type="float" office:value="24.737216" calcext:value-type="float">
            <text:p>24.737216</text:p>
          </table:table-cell>
        </table:table-row>
        <table:table-row table:style-name="ro1">
          <table:table-cell office:value-type="string" calcext:value-type="string">
            <text:p>2021-12-21T13:17:25.105171-07:00</text:p>
          </table:table-cell>
          <table:table-cell office:value-type="float" office:value="193.004209" calcext:value-type="float">
            <text:p>193.004209</text:p>
          </table:table-cell>
          <table:table-cell office:value-type="float" office:value="24.695021" calcext:value-type="float">
            <text:p>24.695021</text:p>
          </table:table-cell>
        </table:table-row>
        <table:table-row table:style-name="ro1">
          <table:table-cell office:value-type="string" calcext:value-type="string">
            <text:p>2021-12-21T13:18:25.105171-07:00</text:p>
          </table:table-cell>
          <table:table-cell office:value-type="float" office:value="193.252067" calcext:value-type="float">
            <text:p>193.252067</text:p>
          </table:table-cell>
          <table:table-cell office:value-type="float" office:value="24.652027" calcext:value-type="float">
            <text:p>24.652027</text:p>
          </table:table-cell>
        </table:table-row>
        <table:table-row table:style-name="ro1">
          <table:table-cell office:value-type="string" calcext:value-type="string">
            <text:p>2021-12-21T13:19:25.105171-07:00</text:p>
          </table:table-cell>
          <table:table-cell office:value-type="float" office:value="193.499669" calcext:value-type="float">
            <text:p>193.499669</text:p>
          </table:table-cell>
          <table:table-cell office:value-type="float" office:value="24.608237" calcext:value-type="float">
            <text:p>24.608237</text:p>
          </table:table-cell>
        </table:table-row>
        <table:table-row table:style-name="ro1">
          <table:table-cell office:value-type="string" calcext:value-type="string">
            <text:p>2021-12-21T13:20:25.105171-07:00</text:p>
          </table:table-cell>
          <table:table-cell office:value-type="float" office:value="193.747012" calcext:value-type="float">
            <text:p>193.747012</text:p>
          </table:table-cell>
          <table:table-cell office:value-type="float" office:value="24.563652" calcext:value-type="float">
            <text:p>24.563652</text:p>
          </table:table-cell>
        </table:table-row>
        <table:table-row table:style-name="ro1">
          <table:table-cell office:value-type="string" calcext:value-type="string">
            <text:p>2021-12-21T13:21:25.105171-07:00</text:p>
          </table:table-cell>
          <table:table-cell office:value-type="float" office:value="193.994092" calcext:value-type="float">
            <text:p>193.994092</text:p>
          </table:table-cell>
          <table:table-cell office:value-type="float" office:value="24.518273" calcext:value-type="float">
            <text:p>24.518273</text:p>
          </table:table-cell>
        </table:table-row>
        <table:table-row table:style-name="ro1">
          <table:table-cell office:value-type="string" calcext:value-type="string">
            <text:p>2021-12-21T13:22:25.105171-07:00</text:p>
          </table:table-cell>
          <table:table-cell office:value-type="float" office:value="194.240904" calcext:value-type="float">
            <text:p>194.240904</text:p>
          </table:table-cell>
          <table:table-cell office:value-type="float" office:value="24.472103" calcext:value-type="float">
            <text:p>24.472103</text:p>
          </table:table-cell>
        </table:table-row>
        <table:table-row table:style-name="ro1">
          <table:table-cell office:value-type="string" calcext:value-type="string">
            <text:p>2021-12-21T13:23:25.105171-07:00</text:p>
          </table:table-cell>
          <table:table-cell office:value-type="float" office:value="194.487446" calcext:value-type="float">
            <text:p>194.487446</text:p>
          </table:table-cell>
          <table:table-cell office:value-type="float" office:value="24.425143" calcext:value-type="float">
            <text:p>24.425143</text:p>
          </table:table-cell>
        </table:table-row>
        <table:table-row table:style-name="ro1">
          <table:table-cell office:value-type="string" calcext:value-type="string">
            <text:p>2021-12-21T13:24:25.105171-07:00</text:p>
          </table:table-cell>
          <table:table-cell office:value-type="float" office:value="194.733712" calcext:value-type="float">
            <text:p>194.733712</text:p>
          </table:table-cell>
          <table:table-cell office:value-type="float" office:value="24.377394" calcext:value-type="float">
            <text:p>24.377394</text:p>
          </table:table-cell>
        </table:table-row>
        <table:table-row table:style-name="ro1">
          <table:table-cell office:value-type="string" calcext:value-type="string">
            <text:p>2021-12-21T13:25:25.105171-07:00</text:p>
          </table:table-cell>
          <table:table-cell office:value-type="float" office:value="194.979699" calcext:value-type="float">
            <text:p>194.979699</text:p>
          </table:table-cell>
          <table:table-cell office:value-type="float" office:value="24.32886" calcext:value-type="float">
            <text:p>24.32886</text:p>
          </table:table-cell>
        </table:table-row>
        <table:table-row table:style-name="ro1">
          <table:table-cell office:value-type="string" calcext:value-type="string">
            <text:p>2021-12-21T13:26:25.105171-07:00</text:p>
          </table:table-cell>
          <table:table-cell office:value-type="float" office:value="195.225403" calcext:value-type="float">
            <text:p>195.225403</text:p>
          </table:table-cell>
          <table:table-cell office:value-type="float" office:value="24.27954" calcext:value-type="float">
            <text:p>24.27954</text:p>
          </table:table-cell>
        </table:table-row>
        <table:table-row table:style-name="ro1">
          <table:table-cell office:value-type="string" calcext:value-type="string">
            <text:p>2021-12-21T13:27:25.105171-07:00</text:p>
          </table:table-cell>
          <table:table-cell office:value-type="float" office:value="195.47082" calcext:value-type="float">
            <text:p>195.47082</text:p>
          </table:table-cell>
          <table:table-cell office:value-type="float" office:value="24.229438" calcext:value-type="float">
            <text:p>24.229438</text:p>
          </table:table-cell>
        </table:table-row>
        <table:table-row table:style-name="ro1">
          <table:table-cell office:value-type="string" calcext:value-type="string">
            <text:p>2021-12-21T13:28:25.105171-07:00</text:p>
          </table:table-cell>
          <table:table-cell office:value-type="float" office:value="195.715947" calcext:value-type="float">
            <text:p>195.715947</text:p>
          </table:table-cell>
          <table:table-cell office:value-type="float" office:value="24.178555" calcext:value-type="float">
            <text:p>24.178555</text:p>
          </table:table-cell>
        </table:table-row>
        <table:table-row table:style-name="ro1">
          <table:table-cell office:value-type="string" calcext:value-type="string">
            <text:p>2021-12-21T13:29:25.105171-07:00</text:p>
          </table:table-cell>
          <table:table-cell office:value-type="float" office:value="195.960779" calcext:value-type="float">
            <text:p>195.960779</text:p>
          </table:table-cell>
          <table:table-cell office:value-type="float" office:value="24.126892" calcext:value-type="float">
            <text:p>24.126892</text:p>
          </table:table-cell>
        </table:table-row>
        <table:table-row table:style-name="ro1">
          <table:table-cell office:value-type="string" calcext:value-type="string">
            <text:p>2021-12-21T13:30:25.105171-07:00</text:p>
          </table:table-cell>
          <table:table-cell office:value-type="float" office:value="196.205313" calcext:value-type="float">
            <text:p>196.205313</text:p>
          </table:table-cell>
          <table:table-cell office:value-type="float" office:value="24.074453" calcext:value-type="float">
            <text:p>24.074453</text:p>
          </table:table-cell>
        </table:table-row>
        <table:table-row table:style-name="ro1">
          <table:table-cell office:value-type="string" calcext:value-type="string">
            <text:p>2021-12-21T13:31:25.105171-07:00</text:p>
          </table:table-cell>
          <table:table-cell office:value-type="float" office:value="196.449545" calcext:value-type="float">
            <text:p>196.449545</text:p>
          </table:table-cell>
          <table:table-cell office:value-type="float" office:value="24.021238" calcext:value-type="float">
            <text:p>24.021238</text:p>
          </table:table-cell>
        </table:table-row>
        <table:table-row table:style-name="ro1">
          <table:table-cell office:value-type="string" calcext:value-type="string">
            <text:p>2021-12-21T13:32:25.105171-07:00</text:p>
          </table:table-cell>
          <table:table-cell office:value-type="float" office:value="196.693473" calcext:value-type="float">
            <text:p>196.693473</text:p>
          </table:table-cell>
          <table:table-cell office:value-type="float" office:value="23.96725" calcext:value-type="float">
            <text:p>23.96725</text:p>
          </table:table-cell>
        </table:table-row>
        <table:table-row table:style-name="ro1">
          <table:table-cell office:value-type="string" calcext:value-type="string">
            <text:p>2021-12-21T13:33:25.105171-07:00</text:p>
          </table:table-cell>
          <table:table-cell office:value-type="float" office:value="196.937091" calcext:value-type="float">
            <text:p>196.937091</text:p>
          </table:table-cell>
          <table:table-cell office:value-type="float" office:value="23.91249" calcext:value-type="float">
            <text:p>23.91249</text:p>
          </table:table-cell>
        </table:table-row>
        <table:table-row table:style-name="ro1">
          <table:table-cell office:value-type="string" calcext:value-type="string">
            <text:p>2021-12-21T13:34:25.105171-07:00</text:p>
          </table:table-cell>
          <table:table-cell office:value-type="float" office:value="197.180397" calcext:value-type="float">
            <text:p>197.180397</text:p>
          </table:table-cell>
          <table:table-cell office:value-type="float" office:value="23.856961" calcext:value-type="float">
            <text:p>23.856961</text:p>
          </table:table-cell>
        </table:table-row>
        <table:table-row table:style-name="ro1">
          <table:table-cell office:value-type="string" calcext:value-type="string">
            <text:p>2021-12-21T13:35:25.105171-07:00</text:p>
          </table:table-cell>
          <table:table-cell office:value-type="float" office:value="197.423386" calcext:value-type="float">
            <text:p>197.423386</text:p>
          </table:table-cell>
          <table:table-cell office:value-type="float" office:value="23.800664" calcext:value-type="float">
            <text:p>23.800664</text:p>
          </table:table-cell>
        </table:table-row>
        <table:table-row table:style-name="ro1">
          <table:table-cell office:value-type="string" calcext:value-type="string">
            <text:p>2021-12-21T13:36:25.105171-07:00</text:p>
          </table:table-cell>
          <table:table-cell office:value-type="float" office:value="197.666057" calcext:value-type="float">
            <text:p>197.666057</text:p>
          </table:table-cell>
          <table:table-cell office:value-type="float" office:value="23.743602" calcext:value-type="float">
            <text:p>23.743602</text:p>
          </table:table-cell>
        </table:table-row>
        <table:table-row table:style-name="ro1">
          <table:table-cell office:value-type="string" calcext:value-type="string">
            <text:p>2021-12-21T13:37:25.105171-07:00</text:p>
          </table:table-cell>
          <table:table-cell office:value-type="float" office:value="197.908405" calcext:value-type="float">
            <text:p>197.908405</text:p>
          </table:table-cell>
          <table:table-cell office:value-type="float" office:value="23.685776" calcext:value-type="float">
            <text:p>23.685776</text:p>
          </table:table-cell>
        </table:table-row>
        <table:table-row table:style-name="ro1">
          <table:table-cell office:value-type="string" calcext:value-type="string">
            <text:p>2021-12-21T13:38:25.105171-07:00</text:p>
          </table:table-cell>
          <table:table-cell office:value-type="float" office:value="198.150426" calcext:value-type="float">
            <text:p>198.150426</text:p>
          </table:table-cell>
          <table:table-cell office:value-type="float" office:value="23.62719" calcext:value-type="float">
            <text:p>23.62719</text:p>
          </table:table-cell>
        </table:table-row>
        <table:table-row table:style-name="ro1">
          <table:table-cell office:value-type="string" calcext:value-type="string">
            <text:p>2021-12-21T13:39:25.105171-07:00</text:p>
          </table:table-cell>
          <table:table-cell office:value-type="float" office:value="198.392118" calcext:value-type="float">
            <text:p>198.392118</text:p>
          </table:table-cell>
          <table:table-cell office:value-type="float" office:value="23.567843" calcext:value-type="float">
            <text:p>23.567843</text:p>
          </table:table-cell>
        </table:table-row>
        <table:table-row table:style-name="ro1">
          <table:table-cell office:value-type="string" calcext:value-type="string">
            <text:p>2021-12-21T13:40:25.105171-07:00</text:p>
          </table:table-cell>
          <table:table-cell office:value-type="float" office:value="198.633478" calcext:value-type="float">
            <text:p>198.633478</text:p>
          </table:table-cell>
          <table:table-cell office:value-type="float" office:value="23.50774" calcext:value-type="float">
            <text:p>23.50774</text:p>
          </table:table-cell>
        </table:table-row>
        <table:table-row table:style-name="ro1">
          <table:table-cell office:value-type="string" calcext:value-type="string">
            <text:p>2021-12-21T13:41:25.105171-07:00</text:p>
          </table:table-cell>
          <table:table-cell office:value-type="float" office:value="198.874501" calcext:value-type="float">
            <text:p>198.874501</text:p>
          </table:table-cell>
          <table:table-cell office:value-type="float" office:value="23.446882" calcext:value-type="float">
            <text:p>23.446882</text:p>
          </table:table-cell>
        </table:table-row>
        <table:table-row table:style-name="ro1">
          <table:table-cell office:value-type="string" calcext:value-type="string">
            <text:p>2021-12-21T13:42:25.105171-07:00</text:p>
          </table:table-cell>
          <table:table-cell office:value-type="float" office:value="199.115186" calcext:value-type="float">
            <text:p>199.115186</text:p>
          </table:table-cell>
          <table:table-cell office:value-type="float" office:value="23.38527" calcext:value-type="float">
            <text:p>23.38527</text:p>
          </table:table-cell>
        </table:table-row>
        <table:table-row table:style-name="ro1">
          <table:table-cell office:value-type="string" calcext:value-type="string">
            <text:p>2021-12-21T13:43:25.105171-07:00</text:p>
          </table:table-cell>
          <table:table-cell office:value-type="float" office:value="199.355528" calcext:value-type="float">
            <text:p>199.355528</text:p>
          </table:table-cell>
          <table:table-cell office:value-type="float" office:value="23.322908" calcext:value-type="float">
            <text:p>23.322908</text:p>
          </table:table-cell>
        </table:table-row>
        <table:table-row table:style-name="ro1">
          <table:table-cell office:value-type="string" calcext:value-type="string">
            <text:p>2021-12-21T13:44:25.105171-07:00</text:p>
          </table:table-cell>
          <table:table-cell office:value-type="float" office:value="199.595525" calcext:value-type="float">
            <text:p>199.595525</text:p>
          </table:table-cell>
          <table:table-cell office:value-type="float" office:value="23.259797" calcext:value-type="float">
            <text:p>23.259797</text:p>
          </table:table-cell>
        </table:table-row>
        <table:table-row table:style-name="ro1">
          <table:table-cell office:value-type="string" calcext:value-type="string">
            <text:p>2021-12-21T13:45:25.105171-07:00</text:p>
          </table:table-cell>
          <table:table-cell office:value-type="float" office:value="199.835174" calcext:value-type="float">
            <text:p>199.835174</text:p>
          </table:table-cell>
          <table:table-cell office:value-type="float" office:value="23.19594" calcext:value-type="float">
            <text:p>23.19594</text:p>
          </table:table-cell>
        </table:table-row>
        <table:table-row table:style-name="ro1">
          <table:table-cell office:value-type="string" calcext:value-type="string">
            <text:p>2021-12-21T13:46:25.105171-07:00</text:p>
          </table:table-cell>
          <table:table-cell office:value-type="float" office:value="200.074471" calcext:value-type="float">
            <text:p>200.074471</text:p>
          </table:table-cell>
          <table:table-cell office:value-type="float" office:value="23.131338" calcext:value-type="float">
            <text:p>23.131338</text:p>
          </table:table-cell>
        </table:table-row>
        <table:table-row table:style-name="ro1">
          <table:table-cell office:value-type="string" calcext:value-type="string">
            <text:p>2021-12-21T13:47:25.105171-07:00</text:p>
          </table:table-cell>
          <table:table-cell office:value-type="float" office:value="200.313414" calcext:value-type="float">
            <text:p>200.313414</text:p>
          </table:table-cell>
          <table:table-cell office:value-type="float" office:value="23.065995" calcext:value-type="float">
            <text:p>23.065995</text:p>
          </table:table-cell>
        </table:table-row>
        <table:table-row table:style-name="ro1">
          <table:table-cell office:value-type="string" calcext:value-type="string">
            <text:p>2021-12-21T13:48:25.105171-07:00</text:p>
          </table:table-cell>
          <table:table-cell office:value-type="float" office:value="200.552" calcext:value-type="float">
            <text:p>200.552</text:p>
          </table:table-cell>
          <table:table-cell office:value-type="float" office:value="22.999912" calcext:value-type="float">
            <text:p>22.999912</text:p>
          </table:table-cell>
        </table:table-row>
        <table:table-row table:style-name="ro1">
          <table:table-cell office:value-type="string" calcext:value-type="string">
            <text:p>2021-12-21T13:49:25.105171-07:00</text:p>
          </table:table-cell>
          <table:table-cell office:value-type="float" office:value="200.790226" calcext:value-type="float">
            <text:p>200.790226</text:p>
          </table:table-cell>
          <table:table-cell office:value-type="float" office:value="22.933091" calcext:value-type="float">
            <text:p>22.933091</text:p>
          </table:table-cell>
        </table:table-row>
        <table:table-row table:style-name="ro1">
          <table:table-cell office:value-type="string" calcext:value-type="string">
            <text:p>2021-12-21T13:50:25.105171-07:00</text:p>
          </table:table-cell>
          <table:table-cell office:value-type="float" office:value="201.028089" calcext:value-type="float">
            <text:p>201.028089</text:p>
          </table:table-cell>
          <table:table-cell office:value-type="float" office:value="22.865535" calcext:value-type="float">
            <text:p>22.865535</text:p>
          </table:table-cell>
        </table:table-row>
        <table:table-row table:style-name="ro1">
          <table:table-cell office:value-type="string" calcext:value-type="string">
            <text:p>2021-12-21T13:51:25.105171-07:00</text:p>
          </table:table-cell>
          <table:table-cell office:value-type="float" office:value="201.265587" calcext:value-type="float">
            <text:p>201.265587</text:p>
          </table:table-cell>
          <table:table-cell office:value-type="float" office:value="22.797246" calcext:value-type="float">
            <text:p>22.797246</text:p>
          </table:table-cell>
        </table:table-row>
        <table:table-row table:style-name="ro1">
          <table:table-cell office:value-type="string" calcext:value-type="string">
            <text:p>2021-12-21T13:52:25.105171-07:00</text:p>
          </table:table-cell>
          <table:table-cell office:value-type="float" office:value="201.502717" calcext:value-type="float">
            <text:p>201.502717</text:p>
          </table:table-cell>
          <table:table-cell office:value-type="float" office:value="22.728226" calcext:value-type="float">
            <text:p>22.728226</text:p>
          </table:table-cell>
        </table:table-row>
        <table:table-row table:style-name="ro1">
          <table:table-cell office:value-type="string" calcext:value-type="string">
            <text:p>2021-12-21T13:53:25.105171-07:00</text:p>
          </table:table-cell>
          <table:table-cell office:value-type="float" office:value="201.739475" calcext:value-type="float">
            <text:p>201.739475</text:p>
          </table:table-cell>
          <table:table-cell office:value-type="float" office:value="22.658478" calcext:value-type="float">
            <text:p>22.658478</text:p>
          </table:table-cell>
        </table:table-row>
        <table:table-row table:style-name="ro1">
          <table:table-cell office:value-type="string" calcext:value-type="string">
            <text:p>2021-12-21T13:54:25.105171-07:00</text:p>
          </table:table-cell>
          <table:table-cell office:value-type="float" office:value="201.97586" calcext:value-type="float">
            <text:p>201.97586</text:p>
          </table:table-cell>
          <table:table-cell office:value-type="float" office:value="22.588004" calcext:value-type="float">
            <text:p>22.588004</text:p>
          </table:table-cell>
        </table:table-row>
        <table:table-row table:style-name="ro1">
          <table:table-cell office:value-type="string" calcext:value-type="string">
            <text:p>2021-12-21T13:55:25.105171-07:00</text:p>
          </table:table-cell>
          <table:table-cell office:value-type="float" office:value="202.211869" calcext:value-type="float">
            <text:p>202.211869</text:p>
          </table:table-cell>
          <table:table-cell office:value-type="float" office:value="22.516806" calcext:value-type="float">
            <text:p>22.516806</text:p>
          </table:table-cell>
        </table:table-row>
        <table:table-row table:style-name="ro1">
          <table:table-cell office:value-type="string" calcext:value-type="string">
            <text:p>2021-12-21T13:56:25.105171-07:00</text:p>
          </table:table-cell>
          <table:table-cell office:value-type="float" office:value="202.4475" calcext:value-type="float">
            <text:p>202.4475</text:p>
          </table:table-cell>
          <table:table-cell office:value-type="float" office:value="22.444887" calcext:value-type="float">
            <text:p>22.444887</text:p>
          </table:table-cell>
        </table:table-row>
        <table:table-row table:style-name="ro1">
          <table:table-cell office:value-type="string" calcext:value-type="string">
            <text:p>2021-12-21T13:57:25.105171-07:00</text:p>
          </table:table-cell>
          <table:table-cell office:value-type="float" office:value="202.682749" calcext:value-type="float">
            <text:p>202.682749</text:p>
          </table:table-cell>
          <table:table-cell office:value-type="float" office:value="22.372249" calcext:value-type="float">
            <text:p>22.372249</text:p>
          </table:table-cell>
        </table:table-row>
        <table:table-row table:style-name="ro1">
          <table:table-cell office:value-type="string" calcext:value-type="string">
            <text:p>2021-12-21T13:58:25.105171-07:00</text:p>
          </table:table-cell>
          <table:table-cell office:value-type="float" office:value="202.917615" calcext:value-type="float">
            <text:p>202.917615</text:p>
          </table:table-cell>
          <table:table-cell office:value-type="float" office:value="22.298895" calcext:value-type="float">
            <text:p>22.298895</text:p>
          </table:table-cell>
        </table:table-row>
        <table:table-row table:style-name="ro1">
          <table:table-cell office:value-type="string" calcext:value-type="string">
            <text:p>2021-12-21T13:59:25.105171-07:00</text:p>
          </table:table-cell>
          <table:table-cell office:value-type="float" office:value="203.152095" calcext:value-type="float">
            <text:p>203.152095</text:p>
          </table:table-cell>
          <table:table-cell office:value-type="float" office:value="22.224826" calcext:value-type="float">
            <text:p>22.224826</text:p>
          </table:table-cell>
        </table:table-row>
        <table:table-row table:style-name="ro1">
          <table:table-cell office:value-type="string" calcext:value-type="string">
            <text:p>2021-12-21T14:00:25.105171-07:00</text:p>
          </table:table-cell>
          <table:table-cell office:value-type="float" office:value="203.386187" calcext:value-type="float">
            <text:p>203.386187</text:p>
          </table:table-cell>
          <table:table-cell office:value-type="float" office:value="22.150046" calcext:value-type="float">
            <text:p>22.150046</text:p>
          </table:table-cell>
        </table:table-row>
        <table:table-row table:style-name="ro1">
          <table:table-cell office:value-type="string" calcext:value-type="string">
            <text:p>2021-12-21T14:01:25.105171-07:00</text:p>
          </table:table-cell>
          <table:table-cell office:value-type="float" office:value="203.619889" calcext:value-type="float">
            <text:p>203.619889</text:p>
          </table:table-cell>
          <table:table-cell office:value-type="float" office:value="22.074557" calcext:value-type="float">
            <text:p>22.074557</text:p>
          </table:table-cell>
        </table:table-row>
        <table:table-row table:style-name="ro1">
          <table:table-cell office:value-type="string" calcext:value-type="string">
            <text:p>2021-12-21T14:02:25.105171-07:00</text:p>
          </table:table-cell>
          <table:table-cell office:value-type="float" office:value="203.853197" calcext:value-type="float">
            <text:p>203.853197</text:p>
          </table:table-cell>
          <table:table-cell office:value-type="float" office:value="21.99836" calcext:value-type="float">
            <text:p>21.99836</text:p>
          </table:table-cell>
        </table:table-row>
        <table:table-row table:style-name="ro1">
          <table:table-cell office:value-type="string" calcext:value-type="string">
            <text:p>2021-12-21T14:03:25.105171-07:00</text:p>
          </table:table-cell>
          <table:table-cell office:value-type="float" office:value="204.086111" calcext:value-type="float">
            <text:p>204.086111</text:p>
          </table:table-cell>
          <table:table-cell office:value-type="float" office:value="21.92146" calcext:value-type="float">
            <text:p>21.92146</text:p>
          </table:table-cell>
        </table:table-row>
        <table:table-row table:style-name="ro1">
          <table:table-cell office:value-type="string" calcext:value-type="string">
            <text:p>2021-12-21T14:04:25.105171-07:00</text:p>
          </table:table-cell>
          <table:table-cell office:value-type="float" office:value="204.318628" calcext:value-type="float">
            <text:p>204.318628</text:p>
          </table:table-cell>
          <table:table-cell office:value-type="float" office:value="21.843857" calcext:value-type="float">
            <text:p>21.843857</text:p>
          </table:table-cell>
        </table:table-row>
        <table:table-row table:style-name="ro1">
          <table:table-cell office:value-type="string" calcext:value-type="string">
            <text:p>2021-12-21T14:05:25.105171-07:00</text:p>
          </table:table-cell>
          <table:table-cell office:value-type="float" office:value="204.550746" calcext:value-type="float">
            <text:p>204.550746</text:p>
          </table:table-cell>
          <table:table-cell office:value-type="float" office:value="21.765555" calcext:value-type="float">
            <text:p>21.765555</text:p>
          </table:table-cell>
        </table:table-row>
        <table:table-row table:style-name="ro1">
          <table:table-cell office:value-type="string" calcext:value-type="string">
            <text:p>2021-12-21T14:06:25.105171-07:00</text:p>
          </table:table-cell>
          <table:table-cell office:value-type="float" office:value="204.782463" calcext:value-type="float">
            <text:p>204.782463</text:p>
          </table:table-cell>
          <table:table-cell office:value-type="float" office:value="21.686556" calcext:value-type="float">
            <text:p>21.686556</text:p>
          </table:table-cell>
        </table:table-row>
        <table:table-row table:style-name="ro1">
          <table:table-cell office:value-type="string" calcext:value-type="string">
            <text:p>2021-12-21T14:07:25.105171-07:00</text:p>
          </table:table-cell>
          <table:table-cell office:value-type="float" office:value="205.013776" calcext:value-type="float">
            <text:p>205.013776</text:p>
          </table:table-cell>
          <table:table-cell office:value-type="float" office:value="21.606863" calcext:value-type="float">
            <text:p>21.606863</text:p>
          </table:table-cell>
        </table:table-row>
        <table:table-row table:style-name="ro1">
          <table:table-cell office:value-type="string" calcext:value-type="string">
            <text:p>2021-12-21T14:08:25.105171-07:00</text:p>
          </table:table-cell>
          <table:table-cell office:value-type="float" office:value="205.244685" calcext:value-type="float">
            <text:p>205.244685</text:p>
          </table:table-cell>
          <table:table-cell office:value-type="float" office:value="21.526477" calcext:value-type="float">
            <text:p>21.526477</text:p>
          </table:table-cell>
        </table:table-row>
        <table:table-row table:style-name="ro1">
          <table:table-cell office:value-type="string" calcext:value-type="string">
            <text:p>2021-12-21T14:09:25.105171-07:00</text:p>
          </table:table-cell>
          <table:table-cell office:value-type="float" office:value="205.475186" calcext:value-type="float">
            <text:p>205.475186</text:p>
          </table:table-cell>
          <table:table-cell office:value-type="float" office:value="21.445403" calcext:value-type="float">
            <text:p>21.445403</text:p>
          </table:table-cell>
        </table:table-row>
        <table:table-row table:style-name="ro1">
          <table:table-cell office:value-type="string" calcext:value-type="string">
            <text:p>2021-12-21T14:10:25.105171-07:00</text:p>
          </table:table-cell>
          <table:table-cell office:value-type="float" office:value="205.705279" calcext:value-type="float">
            <text:p>205.705279</text:p>
          </table:table-cell>
          <table:table-cell office:value-type="float" office:value="21.363641" calcext:value-type="float">
            <text:p>21.363641</text:p>
          </table:table-cell>
        </table:table-row>
        <table:table-row table:style-name="ro1">
          <table:table-cell office:value-type="string" calcext:value-type="string">
            <text:p>2021-12-21T14:11:25.105171-07:00</text:p>
          </table:table-cell>
          <table:table-cell office:value-type="float" office:value="205.934961" calcext:value-type="float">
            <text:p>205.934961</text:p>
          </table:table-cell>
          <table:table-cell office:value-type="float" office:value="21.281195" calcext:value-type="float">
            <text:p>21.281195</text:p>
          </table:table-cell>
        </table:table-row>
        <table:table-row table:style-name="ro1">
          <table:table-cell office:value-type="string" calcext:value-type="string">
            <text:p>2021-12-21T14:12:25.105171-07:00</text:p>
          </table:table-cell>
          <table:table-cell office:value-type="float" office:value="206.16423" calcext:value-type="float">
            <text:p>206.16423</text:p>
          </table:table-cell>
          <table:table-cell office:value-type="float" office:value="21.198067" calcext:value-type="float">
            <text:p>21.198067</text:p>
          </table:table-cell>
        </table:table-row>
        <table:table-row table:style-name="ro1">
          <table:table-cell office:value-type="string" calcext:value-type="string">
            <text:p>2021-12-21T14:13:25.105171-07:00</text:p>
          </table:table-cell>
          <table:table-cell office:value-type="float" office:value="206.393086" calcext:value-type="float">
            <text:p>206.393086</text:p>
          </table:table-cell>
          <table:table-cell office:value-type="float" office:value="21.11426" calcext:value-type="float">
            <text:p>21.11426</text:p>
          </table:table-cell>
        </table:table-row>
        <table:table-row table:style-name="ro1">
          <table:table-cell office:value-type="string" calcext:value-type="string">
            <text:p>2021-12-21T14:14:25.105171-07:00</text:p>
          </table:table-cell>
          <table:table-cell office:value-type="float" office:value="206.621525" calcext:value-type="float">
            <text:p>206.621525</text:p>
          </table:table-cell>
          <table:table-cell office:value-type="float" office:value="21.029777" calcext:value-type="float">
            <text:p>21.029777</text:p>
          </table:table-cell>
        </table:table-row>
        <table:table-row table:style-name="ro1">
          <table:table-cell office:value-type="string" calcext:value-type="string">
            <text:p>2021-12-21T14:15:25.105171-07:00</text:p>
          </table:table-cell>
          <table:table-cell office:value-type="float" office:value="206.849547" calcext:value-type="float">
            <text:p>206.849547</text:p>
          </table:table-cell>
          <table:table-cell office:value-type="float" office:value="20.944619" calcext:value-type="float">
            <text:p>20.944619</text:p>
          </table:table-cell>
        </table:table-row>
        <table:table-row table:style-name="ro1">
          <table:table-cell office:value-type="string" calcext:value-type="string">
            <text:p>2021-12-21T14:16:25.105171-07:00</text:p>
          </table:table-cell>
          <table:table-cell office:value-type="float" office:value="207.07715" calcext:value-type="float">
            <text:p>207.07715</text:p>
          </table:table-cell>
          <table:table-cell office:value-type="float" office:value="20.85879" calcext:value-type="float">
            <text:p>20.85879</text:p>
          </table:table-cell>
        </table:table-row>
        <table:table-row table:style-name="ro1">
          <table:table-cell office:value-type="string" calcext:value-type="string">
            <text:p>2021-12-21T14:17:25.105171-07:00</text:p>
          </table:table-cell>
          <table:table-cell office:value-type="float" office:value="207.304333" calcext:value-type="float">
            <text:p>207.304333</text:p>
          </table:table-cell>
          <table:table-cell office:value-type="float" office:value="20.772291" calcext:value-type="float">
            <text:p>20.772291</text:p>
          </table:table-cell>
        </table:table-row>
        <table:table-row table:style-name="ro1">
          <table:table-cell office:value-type="string" calcext:value-type="string">
            <text:p>2021-12-21T14:18:25.105171-07:00</text:p>
          </table:table-cell>
          <table:table-cell office:value-type="float" office:value="207.531093" calcext:value-type="float">
            <text:p>207.531093</text:p>
          </table:table-cell>
          <table:table-cell office:value-type="float" office:value="20.685127" calcext:value-type="float">
            <text:p>20.685127</text:p>
          </table:table-cell>
        </table:table-row>
        <table:table-row table:style-name="ro1">
          <table:table-cell office:value-type="string" calcext:value-type="string">
            <text:p>2021-12-21T14:19:25.105171-07:00</text:p>
          </table:table-cell>
          <table:table-cell office:value-type="float" office:value="207.75743" calcext:value-type="float">
            <text:p>207.75743</text:p>
          </table:table-cell>
          <table:table-cell office:value-type="float" office:value="20.597299" calcext:value-type="float">
            <text:p>20.597299</text:p>
          </table:table-cell>
        </table:table-row>
        <table:table-row table:style-name="ro1">
          <table:table-cell office:value-type="string" calcext:value-type="string">
            <text:p>2021-12-21T14:20:25.105171-07:00</text:p>
          </table:table-cell>
          <table:table-cell office:value-type="float" office:value="207.983342" calcext:value-type="float">
            <text:p>207.983342</text:p>
          </table:table-cell>
          <table:table-cell office:value-type="float" office:value="20.508809" calcext:value-type="float">
            <text:p>20.508809</text:p>
          </table:table-cell>
        </table:table-row>
        <table:table-row table:style-name="ro1">
          <table:table-cell office:value-type="string" calcext:value-type="string">
            <text:p>2021-12-21T14:21:25.105171-07:00</text:p>
          </table:table-cell>
          <table:table-cell office:value-type="float" office:value="208.208828" calcext:value-type="float">
            <text:p>208.208828</text:p>
          </table:table-cell>
          <table:table-cell office:value-type="float" office:value="20.419661" calcext:value-type="float">
            <text:p>20.419661</text:p>
          </table:table-cell>
        </table:table-row>
        <table:table-row table:style-name="ro1">
          <table:table-cell office:value-type="string" calcext:value-type="string">
            <text:p>2021-12-21T14:22:25.105171-07:00</text:p>
          </table:table-cell>
          <table:table-cell office:value-type="float" office:value="208.433886" calcext:value-type="float">
            <text:p>208.433886</text:p>
          </table:table-cell>
          <table:table-cell office:value-type="float" office:value="20.329858" calcext:value-type="float">
            <text:p>20.329858</text:p>
          </table:table-cell>
        </table:table-row>
        <table:table-row table:style-name="ro1">
          <table:table-cell office:value-type="string" calcext:value-type="string">
            <text:p>2021-12-21T14:23:25.105171-07:00</text:p>
          </table:table-cell>
          <table:table-cell office:value-type="float" office:value="208.658515" calcext:value-type="float">
            <text:p>208.658515</text:p>
          </table:table-cell>
          <table:table-cell office:value-type="float" office:value="20.239401" calcext:value-type="float">
            <text:p>20.239401</text:p>
          </table:table-cell>
        </table:table-row>
        <table:table-row table:style-name="ro1">
          <table:table-cell office:value-type="string" calcext:value-type="string">
            <text:p>2021-12-21T14:24:25.105171-07:00</text:p>
          </table:table-cell>
          <table:table-cell office:value-type="float" office:value="208.882715" calcext:value-type="float">
            <text:p>208.882715</text:p>
          </table:table-cell>
          <table:table-cell office:value-type="float" office:value="20.148293" calcext:value-type="float">
            <text:p>20.148293</text:p>
          </table:table-cell>
        </table:table-row>
        <table:table-row table:style-name="ro1">
          <table:table-cell office:value-type="string" calcext:value-type="string">
            <text:p>2021-12-21T14:25:25.105171-07:00</text:p>
          </table:table-cell>
          <table:table-cell office:value-type="float" office:value="209.106483" calcext:value-type="float">
            <text:p>209.106483</text:p>
          </table:table-cell>
          <table:table-cell office:value-type="float" office:value="20.056538" calcext:value-type="float">
            <text:p>20.056538</text:p>
          </table:table-cell>
        </table:table-row>
        <table:table-row table:style-name="ro1">
          <table:table-cell office:value-type="string" calcext:value-type="string">
            <text:p>2021-12-21T14:26:25.105171-07:00</text:p>
          </table:table-cell>
          <table:table-cell office:value-type="float" office:value="209.329818" calcext:value-type="float">
            <text:p>209.329818</text:p>
          </table:table-cell>
          <table:table-cell office:value-type="float" office:value="19.964137" calcext:value-type="float">
            <text:p>19.964137</text:p>
          </table:table-cell>
        </table:table-row>
        <table:table-row table:style-name="ro1">
          <table:table-cell office:value-type="string" calcext:value-type="string">
            <text:p>2021-12-21T14:27:25.105171-07:00</text:p>
          </table:table-cell>
          <table:table-cell office:value-type="float" office:value="209.552721" calcext:value-type="float">
            <text:p>209.552721</text:p>
          </table:table-cell>
          <table:table-cell office:value-type="float" office:value="19.871094" calcext:value-type="float">
            <text:p>19.871094</text:p>
          </table:table-cell>
        </table:table-row>
        <table:table-row table:style-name="ro1">
          <table:table-cell office:value-type="string" calcext:value-type="string">
            <text:p>2021-12-21T14:28:25.105171-07:00</text:p>
          </table:table-cell>
          <table:table-cell office:value-type="float" office:value="209.775188" calcext:value-type="float">
            <text:p>209.775188</text:p>
          </table:table-cell>
          <table:table-cell office:value-type="float" office:value="19.77741" calcext:value-type="float">
            <text:p>19.77741</text:p>
          </table:table-cell>
        </table:table-row>
        <table:table-row table:style-name="ro1">
          <table:table-cell office:value-type="string" calcext:value-type="string">
            <text:p>2021-12-21T14:29:25.105171-07:00</text:p>
          </table:table-cell>
          <table:table-cell office:value-type="float" office:value="209.997221" calcext:value-type="float">
            <text:p>209.997221</text:p>
          </table:table-cell>
          <table:table-cell office:value-type="float" office:value="19.683089" calcext:value-type="float">
            <text:p>19.683089</text:p>
          </table:table-cell>
        </table:table-row>
        <table:table-row table:style-name="ro1">
          <table:table-cell office:value-type="string" calcext:value-type="string">
            <text:p>2021-12-21T14:30:25.105171-07:00</text:p>
          </table:table-cell>
          <table:table-cell office:value-type="float" office:value="210.218816" calcext:value-type="float">
            <text:p>210.218816</text:p>
          </table:table-cell>
          <table:table-cell office:value-type="float" office:value="19.588134" calcext:value-type="float">
            <text:p>19.588134</text:p>
          </table:table-cell>
        </table:table-row>
        <table:table-row table:style-name="ro1">
          <table:table-cell office:value-type="string" calcext:value-type="string">
            <text:p>2021-12-21T14:31:25.105171-07:00</text:p>
          </table:table-cell>
          <table:table-cell office:value-type="float" office:value="210.439974" calcext:value-type="float">
            <text:p>210.439974</text:p>
          </table:table-cell>
          <table:table-cell office:value-type="float" office:value="19.492547" calcext:value-type="float">
            <text:p>19.492547</text:p>
          </table:table-cell>
        </table:table-row>
        <table:table-row table:style-name="ro1">
          <table:table-cell office:value-type="string" calcext:value-type="string">
            <text:p>2021-12-21T14:32:25.105171-07:00</text:p>
          </table:table-cell>
          <table:table-cell office:value-type="float" office:value="210.660694" calcext:value-type="float">
            <text:p>210.660694</text:p>
          </table:table-cell>
          <table:table-cell office:value-type="float" office:value="19.39633" calcext:value-type="float">
            <text:p>19.39633</text:p>
          </table:table-cell>
        </table:table-row>
        <table:table-row table:style-name="ro1">
          <table:table-cell office:value-type="string" calcext:value-type="string">
            <text:p>2021-12-21T14:33:25.105171-07:00</text:p>
          </table:table-cell>
          <table:table-cell office:value-type="float" office:value="210.880975" calcext:value-type="float">
            <text:p>210.880975</text:p>
          </table:table-cell>
          <table:table-cell office:value-type="float" office:value="19.299486" calcext:value-type="float">
            <text:p>19.299486</text:p>
          </table:table-cell>
        </table:table-row>
        <table:table-row table:style-name="ro1">
          <table:table-cell office:value-type="string" calcext:value-type="string">
            <text:p>2021-12-21T14:34:25.105171-07:00</text:p>
          </table:table-cell>
          <table:table-cell office:value-type="float" office:value="211.100816" calcext:value-type="float">
            <text:p>211.100816</text:p>
          </table:table-cell>
          <table:table-cell office:value-type="float" office:value="19.202019" calcext:value-type="float">
            <text:p>19.202019</text:p>
          </table:table-cell>
        </table:table-row>
        <table:table-row table:style-name="ro1">
          <table:table-cell office:value-type="string" calcext:value-type="string">
            <text:p>2021-12-21T14:35:25.105171-07:00</text:p>
          </table:table-cell>
          <table:table-cell office:value-type="float" office:value="211.320216" calcext:value-type="float">
            <text:p>211.320216</text:p>
          </table:table-cell>
          <table:table-cell office:value-type="float" office:value="19.10393" calcext:value-type="float">
            <text:p>19.10393</text:p>
          </table:table-cell>
        </table:table-row>
        <table:table-row table:style-name="ro1">
          <table:table-cell office:value-type="string" calcext:value-type="string">
            <text:p>2021-12-21T14:36:25.105171-07:00</text:p>
          </table:table-cell>
          <table:table-cell office:value-type="float" office:value="211.539175" calcext:value-type="float">
            <text:p>211.539175</text:p>
          </table:table-cell>
          <table:table-cell office:value-type="float" office:value="19.005223" calcext:value-type="float">
            <text:p>19.005223</text:p>
          </table:table-cell>
        </table:table-row>
        <table:table-row table:style-name="ro1">
          <table:table-cell office:value-type="string" calcext:value-type="string">
            <text:p>2021-12-21T14:37:25.105171-07:00</text:p>
          </table:table-cell>
          <table:table-cell office:value-type="float" office:value="211.757692" calcext:value-type="float">
            <text:p>211.757692</text:p>
          </table:table-cell>
          <table:table-cell office:value-type="float" office:value="18.9059" calcext:value-type="float">
            <text:p>18.9059</text:p>
          </table:table-cell>
        </table:table-row>
        <table:table-row table:style-name="ro1">
          <table:table-cell office:value-type="string" calcext:value-type="string">
            <text:p>2021-12-21T14:38:25.105171-07:00</text:p>
          </table:table-cell>
          <table:table-cell office:value-type="float" office:value="211.975766" calcext:value-type="float">
            <text:p>211.975766</text:p>
          </table:table-cell>
          <table:table-cell office:value-type="float" office:value="18.805963" calcext:value-type="float">
            <text:p>18.805963</text:p>
          </table:table-cell>
        </table:table-row>
        <table:table-row table:style-name="ro1">
          <table:table-cell office:value-type="string" calcext:value-type="string">
            <text:p>2021-12-21T14:39:25.105171-07:00</text:p>
          </table:table-cell>
          <table:table-cell office:value-type="float" office:value="212.193397" calcext:value-type="float">
            <text:p>212.193397</text:p>
          </table:table-cell>
          <table:table-cell office:value-type="float" office:value="18.705416" calcext:value-type="float">
            <text:p>18.705416</text:p>
          </table:table-cell>
        </table:table-row>
        <table:table-row table:style-name="ro1">
          <table:table-cell office:value-type="string" calcext:value-type="string">
            <text:p>2021-12-21T14:40:25.105171-07:00</text:p>
          </table:table-cell>
          <table:table-cell office:value-type="float" office:value="212.410583" calcext:value-type="float">
            <text:p>212.410583</text:p>
          </table:table-cell>
          <table:table-cell office:value-type="float" office:value="18.604262" calcext:value-type="float">
            <text:p>18.604262</text:p>
          </table:table-cell>
        </table:table-row>
        <table:table-row table:style-name="ro1">
          <table:table-cell office:value-type="string" calcext:value-type="string">
            <text:p>2021-12-21T14:41:25.105171-07:00</text:p>
          </table:table-cell>
          <table:table-cell office:value-type="float" office:value="212.627326" calcext:value-type="float">
            <text:p>212.627326</text:p>
          </table:table-cell>
          <table:table-cell office:value-type="float" office:value="18.502502" calcext:value-type="float">
            <text:p>18.502502</text:p>
          </table:table-cell>
        </table:table-row>
        <table:table-row table:style-name="ro1">
          <table:table-cell office:value-type="string" calcext:value-type="string">
            <text:p>2021-12-21T14:42:25.105171-07:00</text:p>
          </table:table-cell>
          <table:table-cell office:value-type="float" office:value="212.843624" calcext:value-type="float">
            <text:p>212.843624</text:p>
          </table:table-cell>
          <table:table-cell office:value-type="float" office:value="18.400139" calcext:value-type="float">
            <text:p>18.400139</text:p>
          </table:table-cell>
        </table:table-row>
        <table:table-row table:style-name="ro1">
          <table:table-cell office:value-type="string" calcext:value-type="string">
            <text:p>2021-12-21T14:43:25.105171-07:00</text:p>
          </table:table-cell>
          <table:table-cell office:value-type="float" office:value="213.059476" calcext:value-type="float">
            <text:p>213.059476</text:p>
          </table:table-cell>
          <table:table-cell office:value-type="float" office:value="18.297177" calcext:value-type="float">
            <text:p>18.297177</text:p>
          </table:table-cell>
        </table:table-row>
        <table:table-row table:style-name="ro1">
          <table:table-cell office:value-type="string" calcext:value-type="string">
            <text:p>2021-12-21T14:44:25.105171-07:00</text:p>
          </table:table-cell>
          <table:table-cell office:value-type="float" office:value="213.274883" calcext:value-type="float">
            <text:p>213.274883</text:p>
          </table:table-cell>
          <table:table-cell office:value-type="float" office:value="18.193618" calcext:value-type="float">
            <text:p>18.193618</text:p>
          </table:table-cell>
        </table:table-row>
        <table:table-row table:style-name="ro1">
          <table:table-cell office:value-type="string" calcext:value-type="string">
            <text:p>2021-12-21T14:45:25.105171-07:00</text:p>
          </table:table-cell>
          <table:table-cell office:value-type="float" office:value="213.489843" calcext:value-type="float">
            <text:p>213.489843</text:p>
          </table:table-cell>
          <table:table-cell office:value-type="float" office:value="18.089464" calcext:value-type="float">
            <text:p>18.089464</text:p>
          </table:table-cell>
        </table:table-row>
        <table:table-row table:style-name="ro1">
          <table:table-cell office:value-type="string" calcext:value-type="string">
            <text:p>2021-12-21T14:46:25.105171-07:00</text:p>
          </table:table-cell>
          <table:table-cell office:value-type="float" office:value="213.704357" calcext:value-type="float">
            <text:p>213.704357</text:p>
          </table:table-cell>
          <table:table-cell office:value-type="float" office:value="17.984719" calcext:value-type="float">
            <text:p>17.984719</text:p>
          </table:table-cell>
        </table:table-row>
        <table:table-row table:style-name="ro1">
          <table:table-cell office:value-type="string" calcext:value-type="string">
            <text:p>2021-12-21T14:47:25.105171-07:00</text:p>
          </table:table-cell>
          <table:table-cell office:value-type="float" office:value="213.918425" calcext:value-type="float">
            <text:p>213.918425</text:p>
          </table:table-cell>
          <table:table-cell office:value-type="float" office:value="17.879385" calcext:value-type="float">
            <text:p>17.879385</text:p>
          </table:table-cell>
        </table:table-row>
        <table:table-row table:style-name="ro1">
          <table:table-cell office:value-type="string" calcext:value-type="string">
            <text:p>2021-12-21T14:48:25.105171-07:00</text:p>
          </table:table-cell>
          <table:table-cell office:value-type="float" office:value="214.132046" calcext:value-type="float">
            <text:p>214.132046</text:p>
          </table:table-cell>
          <table:table-cell office:value-type="float" office:value="17.773464" calcext:value-type="float">
            <text:p>17.773464</text:p>
          </table:table-cell>
        </table:table-row>
        <table:table-row table:style-name="ro1">
          <table:table-cell office:value-type="string" calcext:value-type="string">
            <text:p>2021-12-21T14:49:25.105171-07:00</text:p>
          </table:table-cell>
          <table:table-cell office:value-type="float" office:value="214.345219" calcext:value-type="float">
            <text:p>214.345219</text:p>
          </table:table-cell>
          <table:table-cell office:value-type="float" office:value="17.66696" calcext:value-type="float">
            <text:p>17.66696</text:p>
          </table:table-cell>
        </table:table-row>
        <table:table-row table:style-name="ro1">
          <table:table-cell office:value-type="string" calcext:value-type="string">
            <text:p>2021-12-21T14:50:25.105171-07:00</text:p>
          </table:table-cell>
          <table:table-cell office:value-type="float" office:value="214.557946" calcext:value-type="float">
            <text:p>214.557946</text:p>
          </table:table-cell>
          <table:table-cell office:value-type="float" office:value="17.559875" calcext:value-type="float">
            <text:p>17.559875</text:p>
          </table:table-cell>
        </table:table-row>
        <table:table-row table:style-name="ro1">
          <table:table-cell office:value-type="string" calcext:value-type="string">
            <text:p>2021-12-21T14:51:25.105171-07:00</text:p>
          </table:table-cell>
          <table:table-cell office:value-type="float" office:value="214.770225" calcext:value-type="float">
            <text:p>214.770225</text:p>
          </table:table-cell>
          <table:table-cell office:value-type="float" office:value="17.452212" calcext:value-type="float">
            <text:p>17.452212</text:p>
          </table:table-cell>
        </table:table-row>
        <table:table-row table:style-name="ro1">
          <table:table-cell office:value-type="string" calcext:value-type="string">
            <text:p>2021-12-21T14:52:25.105171-07:00</text:p>
          </table:table-cell>
          <table:table-cell office:value-type="float" office:value="214.982056" calcext:value-type="float">
            <text:p>214.982056</text:p>
          </table:table-cell>
          <table:table-cell office:value-type="float" office:value="17.343973" calcext:value-type="float">
            <text:p>17.343973</text:p>
          </table:table-cell>
        </table:table-row>
        <table:table-row table:style-name="ro1">
          <table:table-cell office:value-type="string" calcext:value-type="string">
            <text:p>2021-12-21T14:53:25.105171-07:00</text:p>
          </table:table-cell>
          <table:table-cell office:value-type="float" office:value="215.19344" calcext:value-type="float">
            <text:p>215.19344</text:p>
          </table:table-cell>
          <table:table-cell office:value-type="float" office:value="17.235161" calcext:value-type="float">
            <text:p>17.235161</text:p>
          </table:table-cell>
        </table:table-row>
        <table:table-row table:style-name="ro1">
          <table:table-cell office:value-type="string" calcext:value-type="string">
            <text:p>2021-12-21T14:54:25.105171-07:00</text:p>
          </table:table-cell>
          <table:table-cell office:value-type="float" office:value="215.404376" calcext:value-type="float">
            <text:p>215.404376</text:p>
          </table:table-cell>
          <table:table-cell office:value-type="float" office:value="17.12578" calcext:value-type="float">
            <text:p>17.12578</text:p>
          </table:table-cell>
        </table:table-row>
        <table:table-row table:style-name="ro1">
          <table:table-cell office:value-type="string" calcext:value-type="string">
            <text:p>2021-12-21T14:55:25.105171-07:00</text:p>
          </table:table-cell>
          <table:table-cell office:value-type="float" office:value="215.614864" calcext:value-type="float">
            <text:p>215.614864</text:p>
          </table:table-cell>
          <table:table-cell office:value-type="float" office:value="17.015831" calcext:value-type="float">
            <text:p>17.015831</text:p>
          </table:table-cell>
        </table:table-row>
        <table:table-row table:style-name="ro1">
          <table:table-cell office:value-type="string" calcext:value-type="string">
            <text:p>2021-12-21T14:56:25.105171-07:00</text:p>
          </table:table-cell>
          <table:table-cell office:value-type="float" office:value="215.824905" calcext:value-type="float">
            <text:p>215.824905</text:p>
          </table:table-cell>
          <table:table-cell office:value-type="float" office:value="16.905317" calcext:value-type="float">
            <text:p>16.905317</text:p>
          </table:table-cell>
        </table:table-row>
        <table:table-row table:style-name="ro1">
          <table:table-cell office:value-type="string" calcext:value-type="string">
            <text:p>2021-12-21T14:57:25.105171-07:00</text:p>
          </table:table-cell>
          <table:table-cell office:value-type="float" office:value="216.034499" calcext:value-type="float">
            <text:p>216.034499</text:p>
          </table:table-cell>
          <table:table-cell office:value-type="float" office:value="16.794241" calcext:value-type="float">
            <text:p>16.794241</text:p>
          </table:table-cell>
        </table:table-row>
        <table:table-row table:style-name="ro1">
          <table:table-cell office:value-type="string" calcext:value-type="string">
            <text:p>2021-12-21T14:58:25.105171-07:00</text:p>
          </table:table-cell>
          <table:table-cell office:value-type="float" office:value="216.243645" calcext:value-type="float">
            <text:p>216.243645</text:p>
          </table:table-cell>
          <table:table-cell office:value-type="float" office:value="16.682606" calcext:value-type="float">
            <text:p>16.682606</text:p>
          </table:table-cell>
        </table:table-row>
        <table:table-row table:style-name="ro1">
          <table:table-cell office:value-type="string" calcext:value-type="string">
            <text:p>2021-12-21T14:59:25.105171-07:00</text:p>
          </table:table-cell>
          <table:table-cell office:value-type="float" office:value="216.452343" calcext:value-type="float">
            <text:p>216.452343</text:p>
          </table:table-cell>
          <table:table-cell office:value-type="float" office:value="16.570414" calcext:value-type="float">
            <text:p>16.570414</text:p>
          </table:table-cell>
        </table:table-row>
        <table:table-row table:style-name="ro1">
          <table:table-cell office:value-type="string" calcext:value-type="string">
            <text:p>2021-12-21T15:00:25.105171-07:00</text:p>
          </table:table-cell>
          <table:table-cell office:value-type="float" office:value="216.660595" calcext:value-type="float">
            <text:p>216.660595</text:p>
          </table:table-cell>
          <table:table-cell office:value-type="float" office:value="16.457668" calcext:value-type="float">
            <text:p>16.457668</text:p>
          </table:table-cell>
        </table:table-row>
        <table:table-row table:style-name="ro1">
          <table:table-cell office:value-type="string" calcext:value-type="string">
            <text:p>2021-12-21T15:01:25.105171-07:00</text:p>
          </table:table-cell>
          <table:table-cell office:value-type="float" office:value="216.8684" calcext:value-type="float">
            <text:p>216.8684</text:p>
          </table:table-cell>
          <table:table-cell office:value-type="float" office:value="16.344371" calcext:value-type="float">
            <text:p>16.344371</text:p>
          </table:table-cell>
        </table:table-row>
        <table:table-row table:style-name="ro1">
          <table:table-cell office:value-type="string" calcext:value-type="string">
            <text:p>2021-12-21T15:02:25.105171-07:00</text:p>
          </table:table-cell>
          <table:table-cell office:value-type="float" office:value="217.075758" calcext:value-type="float">
            <text:p>217.075758</text:p>
          </table:table-cell>
          <table:table-cell office:value-type="float" office:value="16.230525" calcext:value-type="float">
            <text:p>16.230525</text:p>
          </table:table-cell>
        </table:table-row>
        <table:table-row table:style-name="ro1">
          <table:table-cell office:value-type="string" calcext:value-type="string">
            <text:p>2021-12-21T15:03:25.105171-07:00</text:p>
          </table:table-cell>
          <table:table-cell office:value-type="float" office:value="217.282669" calcext:value-type="float">
            <text:p>217.282669</text:p>
          </table:table-cell>
          <table:table-cell office:value-type="float" office:value="16.116133" calcext:value-type="float">
            <text:p>16.116133</text:p>
          </table:table-cell>
        </table:table-row>
        <table:table-row table:style-name="ro1">
          <table:table-cell office:value-type="string" calcext:value-type="string">
            <text:p>2021-12-21T15:04:25.105171-07:00</text:p>
          </table:table-cell>
          <table:table-cell office:value-type="float" office:value="217.489135" calcext:value-type="float">
            <text:p>217.489135</text:p>
          </table:table-cell>
          <table:table-cell office:value-type="float" office:value="16.001198" calcext:value-type="float">
            <text:p>16.001198</text:p>
          </table:table-cell>
        </table:table-row>
        <table:table-row table:style-name="ro1">
          <table:table-cell office:value-type="string" calcext:value-type="string">
            <text:p>2021-12-21T15:05:25.105171-07:00</text:p>
          </table:table-cell>
          <table:table-cell office:value-type="float" office:value="217.695155" calcext:value-type="float">
            <text:p>217.695155</text:p>
          </table:table-cell>
          <table:table-cell office:value-type="float" office:value="15.885722" calcext:value-type="float">
            <text:p>15.885722</text:p>
          </table:table-cell>
        </table:table-row>
        <table:table-row table:style-name="ro1">
          <table:table-cell office:value-type="string" calcext:value-type="string">
            <text:p>2021-12-21T15:06:25.105171-07:00</text:p>
          </table:table-cell>
          <table:table-cell office:value-type="float" office:value="217.900729" calcext:value-type="float">
            <text:p>217.900729</text:p>
          </table:table-cell>
          <table:table-cell office:value-type="float" office:value="15.769708" calcext:value-type="float">
            <text:p>15.769708</text:p>
          </table:table-cell>
        </table:table-row>
        <table:table-row table:style-name="ro1">
          <table:table-cell office:value-type="string" calcext:value-type="string">
            <text:p>2021-12-21T15:07:25.105171-07:00</text:p>
          </table:table-cell>
          <table:table-cell office:value-type="float" office:value="218.105859" calcext:value-type="float">
            <text:p>218.105859</text:p>
          </table:table-cell>
          <table:table-cell office:value-type="float" office:value="15.653159" calcext:value-type="float">
            <text:p>15.653159</text:p>
          </table:table-cell>
        </table:table-row>
        <table:table-row table:style-name="ro1">
          <table:table-cell office:value-type="string" calcext:value-type="string">
            <text:p>2021-12-21T15:08:25.105171-07:00</text:p>
          </table:table-cell>
          <table:table-cell office:value-type="float" office:value="218.310544" calcext:value-type="float">
            <text:p>218.310544</text:p>
          </table:table-cell>
          <table:table-cell office:value-type="float" office:value="15.536077" calcext:value-type="float">
            <text:p>15.536077</text:p>
          </table:table-cell>
        </table:table-row>
        <table:table-row table:style-name="ro1">
          <table:table-cell office:value-type="string" calcext:value-type="string">
            <text:p>2021-12-21T15:09:25.105171-07:00</text:p>
          </table:table-cell>
          <table:table-cell office:value-type="float" office:value="218.514784" calcext:value-type="float">
            <text:p>218.514784</text:p>
          </table:table-cell>
          <table:table-cell office:value-type="float" office:value="15.418465" calcext:value-type="float">
            <text:p>15.418465</text:p>
          </table:table-cell>
        </table:table-row>
        <table:table-row table:style-name="ro1">
          <table:table-cell office:value-type="string" calcext:value-type="string">
            <text:p>2021-12-21T15:10:25.105171-07:00</text:p>
          </table:table-cell>
          <table:table-cell office:value-type="float" office:value="218.718581" calcext:value-type="float">
            <text:p>218.718581</text:p>
          </table:table-cell>
          <table:table-cell office:value-type="float" office:value="15.300325" calcext:value-type="float">
            <text:p>15.300325</text:p>
          </table:table-cell>
        </table:table-row>
        <table:table-row table:style-name="ro1">
          <table:table-cell office:value-type="string" calcext:value-type="string">
            <text:p>2021-12-21T15:11:25.105171-07:00</text:p>
          </table:table-cell>
          <table:table-cell office:value-type="float" office:value="218.921935" calcext:value-type="float">
            <text:p>218.921935</text:p>
          </table:table-cell>
          <table:table-cell office:value-type="float" office:value="15.181661" calcext:value-type="float">
            <text:p>15.181661</text:p>
          </table:table-cell>
        </table:table-row>
        <table:table-row table:style-name="ro1">
          <table:table-cell office:value-type="string" calcext:value-type="string">
            <text:p>2021-12-21T15:12:25.105171-07:00</text:p>
          </table:table-cell>
          <table:table-cell office:value-type="float" office:value="219.124847" calcext:value-type="float">
            <text:p>219.124847</text:p>
          </table:table-cell>
          <table:table-cell office:value-type="float" office:value="15.062475" calcext:value-type="float">
            <text:p>15.062475</text:p>
          </table:table-cell>
        </table:table-row>
        <table:table-row table:style-name="ro1">
          <table:table-cell office:value-type="string" calcext:value-type="string">
            <text:p>2021-12-21T15:13:25.105171-07:00</text:p>
          </table:table-cell>
          <table:table-cell office:value-type="float" office:value="219.327316" calcext:value-type="float">
            <text:p>219.327316</text:p>
          </table:table-cell>
          <table:table-cell office:value-type="float" office:value="14.942769" calcext:value-type="float">
            <text:p>14.942769</text:p>
          </table:table-cell>
        </table:table-row>
        <table:table-row table:style-name="ro1">
          <table:table-cell office:value-type="string" calcext:value-type="string">
            <text:p>2021-12-21T15:14:25.105171-07:00</text:p>
          </table:table-cell>
          <table:table-cell office:value-type="float" office:value="219.529344" calcext:value-type="float">
            <text:p>219.529344</text:p>
          </table:table-cell>
          <table:table-cell office:value-type="float" office:value="14.822547" calcext:value-type="float">
            <text:p>14.822547</text:p>
          </table:table-cell>
        </table:table-row>
        <table:table-row table:style-name="ro1">
          <table:table-cell office:value-type="string" calcext:value-type="string">
            <text:p>2021-12-21T15:15:25.105171-07:00</text:p>
          </table:table-cell>
          <table:table-cell office:value-type="float" office:value="219.730931" calcext:value-type="float">
            <text:p>219.730931</text:p>
          </table:table-cell>
          <table:table-cell office:value-type="float" office:value="14.70181" calcext:value-type="float">
            <text:p>14.70181</text:p>
          </table:table-cell>
        </table:table-row>
        <table:table-row table:style-name="ro1">
          <table:table-cell office:value-type="string" calcext:value-type="string">
            <text:p>2021-12-21T15:16:25.105171-07:00</text:p>
          </table:table-cell>
          <table:table-cell office:value-type="float" office:value="219.932078" calcext:value-type="float">
            <text:p>219.932078</text:p>
          </table:table-cell>
          <table:table-cell office:value-type="float" office:value="14.580561" calcext:value-type="float">
            <text:p>14.580561</text:p>
          </table:table-cell>
        </table:table-row>
        <table:table-row table:style-name="ro1">
          <table:table-cell office:value-type="string" calcext:value-type="string">
            <text:p>2021-12-21T15:17:25.105171-07:00</text:p>
          </table:table-cell>
          <table:table-cell office:value-type="float" office:value="220.132785" calcext:value-type="float">
            <text:p>220.132785</text:p>
          </table:table-cell>
          <table:table-cell office:value-type="float" office:value="14.458804" calcext:value-type="float">
            <text:p>14.458804</text:p>
          </table:table-cell>
        </table:table-row>
        <table:table-row table:style-name="ro1">
          <table:table-cell office:value-type="string" calcext:value-type="string">
            <text:p>2021-12-21T15:18:25.105171-07:00</text:p>
          </table:table-cell>
          <table:table-cell office:value-type="float" office:value="220.333054" calcext:value-type="float">
            <text:p>220.333054</text:p>
          </table:table-cell>
          <table:table-cell office:value-type="float" office:value="14.33654" calcext:value-type="float">
            <text:p>14.33654</text:p>
          </table:table-cell>
        </table:table-row>
        <table:table-row table:style-name="ro1">
          <table:table-cell office:value-type="string" calcext:value-type="string">
            <text:p>2021-12-21T15:19:25.105171-07:00</text:p>
          </table:table-cell>
          <table:table-cell office:value-type="float" office:value="220.532884" calcext:value-type="float">
            <text:p>220.532884</text:p>
          </table:table-cell>
          <table:table-cell office:value-type="float" office:value="14.213772" calcext:value-type="float">
            <text:p>14.213772</text:p>
          </table:table-cell>
        </table:table-row>
        <table:table-row table:style-name="ro1">
          <table:table-cell office:value-type="string" calcext:value-type="string">
            <text:p>2021-12-21T15:20:25.105171-07:00</text:p>
          </table:table-cell>
          <table:table-cell office:value-type="float" office:value="220.732278" calcext:value-type="float">
            <text:p>220.732278</text:p>
          </table:table-cell>
          <table:table-cell office:value-type="float" office:value="14.090503" calcext:value-type="float">
            <text:p>14.090503</text:p>
          </table:table-cell>
        </table:table-row>
        <table:table-row table:style-name="ro1">
          <table:table-cell office:value-type="string" calcext:value-type="string">
            <text:p>2021-12-21T15:21:25.105171-07:00</text:p>
          </table:table-cell>
          <table:table-cell office:value-type="float" office:value="220.931235" calcext:value-type="float">
            <text:p>220.931235</text:p>
          </table:table-cell>
          <table:table-cell office:value-type="float" office:value="13.966735" calcext:value-type="float">
            <text:p>13.966735</text:p>
          </table:table-cell>
        </table:table-row>
        <table:table-row table:style-name="ro1">
          <table:table-cell office:value-type="string" calcext:value-type="string">
            <text:p>2021-12-21T15:22:25.105171-07:00</text:p>
          </table:table-cell>
          <table:table-cell office:value-type="float" office:value="221.129756" calcext:value-type="float">
            <text:p>221.129756</text:p>
          </table:table-cell>
          <table:table-cell office:value-type="float" office:value="13.842471" calcext:value-type="float">
            <text:p>13.842471</text:p>
          </table:table-cell>
        </table:table-row>
        <table:table-row table:style-name="ro1">
          <table:table-cell office:value-type="string" calcext:value-type="string">
            <text:p>2021-12-21T15:23:25.105171-07:00</text:p>
          </table:table-cell>
          <table:table-cell office:value-type="float" office:value="221.327842" calcext:value-type="float">
            <text:p>221.327842</text:p>
          </table:table-cell>
          <table:table-cell office:value-type="float" office:value="13.717714" calcext:value-type="float">
            <text:p>13.717714</text:p>
          </table:table-cell>
        </table:table-row>
        <table:table-row table:style-name="ro1">
          <table:table-cell office:value-type="string" calcext:value-type="string">
            <text:p>2021-12-21T15:24:25.105171-07:00</text:p>
          </table:table-cell>
          <table:table-cell office:value-type="float" office:value="221.525494" calcext:value-type="float">
            <text:p>221.525494</text:p>
          </table:table-cell>
          <table:table-cell office:value-type="float" office:value="13.592466" calcext:value-type="float">
            <text:p>13.592466</text:p>
          </table:table-cell>
        </table:table-row>
        <table:table-row table:style-name="ro1">
          <table:table-cell office:value-type="string" calcext:value-type="string">
            <text:p>2021-12-21T15:25:25.105171-07:00</text:p>
          </table:table-cell>
          <table:table-cell office:value-type="float" office:value="221.722714" calcext:value-type="float">
            <text:p>221.722714</text:p>
          </table:table-cell>
          <table:table-cell office:value-type="float" office:value="13.46673" calcext:value-type="float">
            <text:p>13.46673</text:p>
          </table:table-cell>
        </table:table-row>
        <table:table-row table:style-name="ro1">
          <table:table-cell office:value-type="string" calcext:value-type="string">
            <text:p>2021-12-21T15:26:25.105171-07:00</text:p>
          </table:table-cell>
          <table:table-cell office:value-type="float" office:value="221.919501" calcext:value-type="float">
            <text:p>221.919501</text:p>
          </table:table-cell>
          <table:table-cell office:value-type="float" office:value="13.340507" calcext:value-type="float">
            <text:p>13.340507</text:p>
          </table:table-cell>
        </table:table-row>
        <table:table-row table:style-name="ro1">
          <table:table-cell office:value-type="string" calcext:value-type="string">
            <text:p>2021-12-21T15:27:25.105171-07:00</text:p>
          </table:table-cell>
          <table:table-cell office:value-type="float" office:value="222.115857" calcext:value-type="float">
            <text:p>222.115857</text:p>
          </table:table-cell>
          <table:table-cell office:value-type="float" office:value="13.213802" calcext:value-type="float">
            <text:p>13.213802</text:p>
          </table:table-cell>
        </table:table-row>
        <table:table-row table:style-name="ro1">
          <table:table-cell office:value-type="string" calcext:value-type="string">
            <text:p>2021-12-21T15:28:25.105171-07:00</text:p>
          </table:table-cell>
          <table:table-cell office:value-type="float" office:value="222.311782" calcext:value-type="float">
            <text:p>222.311782</text:p>
          </table:table-cell>
          <table:table-cell office:value-type="float" office:value="13.086616" calcext:value-type="float">
            <text:p>13.086616</text:p>
          </table:table-cell>
        </table:table-row>
        <table:table-row table:style-name="ro1">
          <table:table-cell office:value-type="string" calcext:value-type="string">
            <text:p>2021-12-21T15:29:25.105171-07:00</text:p>
          </table:table-cell>
          <table:table-cell office:value-type="float" office:value="222.507278" calcext:value-type="float">
            <text:p>222.507278</text:p>
          </table:table-cell>
          <table:table-cell office:value-type="float" office:value="12.958952" calcext:value-type="float">
            <text:p>12.958952</text:p>
          </table:table-cell>
        </table:table-row>
        <table:table-row table:style-name="ro1">
          <table:table-cell office:value-type="string" calcext:value-type="string">
            <text:p>2021-12-21T15:30:25.105171-07:00</text:p>
          </table:table-cell>
          <table:table-cell office:value-type="float" office:value="222.702346" calcext:value-type="float">
            <text:p>222.702346</text:p>
          </table:table-cell>
          <table:table-cell office:value-type="float" office:value="12.830812" calcext:value-type="float">
            <text:p>12.830812</text:p>
          </table:table-cell>
        </table:table-row>
        <table:table-row table:style-name="ro1">
          <table:table-cell office:value-type="string" calcext:value-type="string">
            <text:p>2021-12-21T15:31:25.105171-07:00</text:p>
          </table:table-cell>
          <table:table-cell office:value-type="float" office:value="222.896987" calcext:value-type="float">
            <text:p>222.896987</text:p>
          </table:table-cell>
          <table:table-cell office:value-type="float" office:value="12.702199" calcext:value-type="float">
            <text:p>12.702199</text:p>
          </table:table-cell>
        </table:table-row>
        <table:table-row table:style-name="ro1">
          <table:table-cell office:value-type="string" calcext:value-type="string">
            <text:p>2021-12-21T15:32:25.105171-07:00</text:p>
          </table:table-cell>
          <table:table-cell office:value-type="float" office:value="223.091201" calcext:value-type="float">
            <text:p>223.091201</text:p>
          </table:table-cell>
          <table:table-cell office:value-type="float" office:value="12.573115" calcext:value-type="float">
            <text:p>12.573115</text:p>
          </table:table-cell>
        </table:table-row>
        <table:table-row table:style-name="ro1">
          <table:table-cell office:value-type="string" calcext:value-type="string">
            <text:p>2021-12-21T15:33:25.105171-07:00</text:p>
          </table:table-cell>
          <table:table-cell office:value-type="float" office:value="223.28499" calcext:value-type="float">
            <text:p>223.28499</text:p>
          </table:table-cell>
          <table:table-cell office:value-type="float" office:value="12.443563" calcext:value-type="float">
            <text:p>12.443563</text:p>
          </table:table-cell>
        </table:table-row>
        <table:table-row table:style-name="ro1">
          <table:table-cell office:value-type="string" calcext:value-type="string">
            <text:p>2021-12-21T15:34:25.105171-07:00</text:p>
          </table:table-cell>
          <table:table-cell office:value-type="float" office:value="223.478356" calcext:value-type="float">
            <text:p>223.478356</text:p>
          </table:table-cell>
          <table:table-cell office:value-type="float" office:value="12.313546" calcext:value-type="float">
            <text:p>12.313546</text:p>
          </table:table-cell>
        </table:table-row>
        <table:table-row table:style-name="ro1">
          <table:table-cell office:value-type="string" calcext:value-type="string">
            <text:p>2021-12-21T15:35:25.105171-07:00</text:p>
          </table:table-cell>
          <table:table-cell office:value-type="float" office:value="223.671298" calcext:value-type="float">
            <text:p>223.671298</text:p>
          </table:table-cell>
          <table:table-cell office:value-type="float" office:value="12.183066" calcext:value-type="float">
            <text:p>12.183066</text:p>
          </table:table-cell>
        </table:table-row>
        <table:table-row table:style-name="ro1">
          <table:table-cell office:value-type="string" calcext:value-type="string">
            <text:p>2021-12-21T15:36:25.105171-07:00</text:p>
          </table:table-cell>
          <table:table-cell office:value-type="float" office:value="223.863818" calcext:value-type="float">
            <text:p>223.863818</text:p>
          </table:table-cell>
          <table:table-cell office:value-type="float" office:value="12.052125" calcext:value-type="float">
            <text:p>12.052125</text:p>
          </table:table-cell>
        </table:table-row>
        <table:table-row table:style-name="ro1">
          <table:table-cell office:value-type="string" calcext:value-type="string">
            <text:p>2021-12-21T15:37:25.105171-07:00</text:p>
          </table:table-cell>
          <table:table-cell office:value-type="float" office:value="224.055918" calcext:value-type="float">
            <text:p>224.055918</text:p>
          </table:table-cell>
          <table:table-cell office:value-type="float" office:value="11.920726" calcext:value-type="float">
            <text:p>11.920726</text:p>
          </table:table-cell>
        </table:table-row>
        <table:table-row table:style-name="ro1">
          <table:table-cell office:value-type="string" calcext:value-type="string">
            <text:p>2021-12-21T15:38:25.105171-07:00</text:p>
          </table:table-cell>
          <table:table-cell office:value-type="float" office:value="224.247598" calcext:value-type="float">
            <text:p>224.247598</text:p>
          </table:table-cell>
          <table:table-cell office:value-type="float" office:value="11.788871" calcext:value-type="float">
            <text:p>11.788871</text:p>
          </table:table-cell>
        </table:table-row>
        <table:table-row table:style-name="ro1">
          <table:table-cell office:value-type="string" calcext:value-type="string">
            <text:p>2021-12-21T15:39:25.105171-07:00</text:p>
          </table:table-cell>
          <table:table-cell office:value-type="float" office:value="224.438859" calcext:value-type="float">
            <text:p>224.438859</text:p>
          </table:table-cell>
          <table:table-cell office:value-type="float" office:value="11.656564" calcext:value-type="float">
            <text:p>11.656564</text:p>
          </table:table-cell>
        </table:table-row>
        <table:table-row table:style-name="ro1">
          <table:table-cell office:value-type="string" calcext:value-type="string">
            <text:p>2021-12-21T15:40:25.105171-07:00</text:p>
          </table:table-cell>
          <table:table-cell office:value-type="float" office:value="224.629704" calcext:value-type="float">
            <text:p>224.629704</text:p>
          </table:table-cell>
          <table:table-cell office:value-type="float" office:value="11.523805" calcext:value-type="float">
            <text:p>11.523805</text:p>
          </table:table-cell>
        </table:table-row>
        <table:table-row table:style-name="ro1">
          <table:table-cell office:value-type="string" calcext:value-type="string">
            <text:p>2021-12-21T15:41:25.105171-07:00</text:p>
          </table:table-cell>
          <table:table-cell office:value-type="float" office:value="224.820133" calcext:value-type="float">
            <text:p>224.820133</text:p>
          </table:table-cell>
          <table:table-cell office:value-type="float" office:value="11.390599" calcext:value-type="float">
            <text:p>11.390599</text:p>
          </table:table-cell>
        </table:table-row>
        <table:table-row table:style-name="ro1">
          <table:table-cell office:value-type="string" calcext:value-type="string">
            <text:p>2021-12-21T15:42:25.105171-07:00</text:p>
          </table:table-cell>
          <table:table-cell office:value-type="float" office:value="225.010147" calcext:value-type="float">
            <text:p>225.010147</text:p>
          </table:table-cell>
          <table:table-cell office:value-type="float" office:value="11.256946" calcext:value-type="float">
            <text:p>11.256946</text:p>
          </table:table-cell>
        </table:table-row>
        <table:table-row table:style-name="ro1">
          <table:table-cell office:value-type="string" calcext:value-type="string">
            <text:p>2021-12-21T15:43:25.105171-07:00</text:p>
          </table:table-cell>
          <table:table-cell office:value-type="float" office:value="225.199748" calcext:value-type="float">
            <text:p>225.199748</text:p>
          </table:table-cell>
          <table:table-cell office:value-type="float" office:value="11.122851" calcext:value-type="float">
            <text:p>11.122851</text:p>
          </table:table-cell>
        </table:table-row>
        <table:table-row table:style-name="ro1">
          <table:table-cell office:value-type="string" calcext:value-type="string">
            <text:p>2021-12-21T15:44:25.105171-07:00</text:p>
          </table:table-cell>
          <table:table-cell office:value-type="float" office:value="225.388936" calcext:value-type="float">
            <text:p>225.388936</text:p>
          </table:table-cell>
          <table:table-cell office:value-type="float" office:value="10.988314" calcext:value-type="float">
            <text:p>10.988314</text:p>
          </table:table-cell>
        </table:table-row>
        <table:table-row table:style-name="ro1">
          <table:table-cell office:value-type="string" calcext:value-type="string">
            <text:p>2021-12-21T15:45:25.105171-07:00</text:p>
          </table:table-cell>
          <table:table-cell office:value-type="float" office:value="225.577714" calcext:value-type="float">
            <text:p>225.577714</text:p>
          </table:table-cell>
          <table:table-cell office:value-type="float" office:value="10.853339" calcext:value-type="float">
            <text:p>10.853339</text:p>
          </table:table-cell>
        </table:table-row>
        <table:table-row table:style-name="ro1">
          <table:table-cell office:value-type="string" calcext:value-type="string">
            <text:p>2021-12-21T15:46:25.105171-07:00</text:p>
          </table:table-cell>
          <table:table-cell office:value-type="float" office:value="225.766083" calcext:value-type="float">
            <text:p>225.766083</text:p>
          </table:table-cell>
          <table:table-cell office:value-type="float" office:value="10.717928" calcext:value-type="float">
            <text:p>10.717928</text:p>
          </table:table-cell>
        </table:table-row>
        <table:table-row table:style-name="ro1">
          <table:table-cell office:value-type="string" calcext:value-type="string">
            <text:p>2021-12-21T15:47:25.105171-07:00</text:p>
          </table:table-cell>
          <table:table-cell office:value-type="float" office:value="225.954043" calcext:value-type="float">
            <text:p>225.954043</text:p>
          </table:table-cell>
          <table:table-cell office:value-type="float" office:value="10.582083" calcext:value-type="float">
            <text:p>10.582083</text:p>
          </table:table-cell>
        </table:table-row>
        <table:table-row table:style-name="ro1">
          <table:table-cell office:value-type="string" calcext:value-type="string">
            <text:p>2021-12-21T15:48:25.105171-07:00</text:p>
          </table:table-cell>
          <table:table-cell office:value-type="float" office:value="226.141597" calcext:value-type="float">
            <text:p>226.141597</text:p>
          </table:table-cell>
          <table:table-cell office:value-type="float" office:value="10.445807" calcext:value-type="float">
            <text:p>10.445807</text:p>
          </table:table-cell>
        </table:table-row>
        <table:table-row table:style-name="ro1">
          <table:table-cell office:value-type="string" calcext:value-type="string">
            <text:p>2021-12-21T15:49:25.105171-07:00</text:p>
          </table:table-cell>
          <table:table-cell office:value-type="float" office:value="226.328746" calcext:value-type="float">
            <text:p>226.328746</text:p>
          </table:table-cell>
          <table:table-cell office:value-type="float" office:value="10.309102" calcext:value-type="float">
            <text:p>10.309102</text:p>
          </table:table-cell>
        </table:table-row>
        <table:table-row table:style-name="ro1">
          <table:table-cell office:value-type="string" calcext:value-type="string">
            <text:p>2021-12-21T15:50:25.105171-07:00</text:p>
          </table:table-cell>
          <table:table-cell office:value-type="float" office:value="226.51549" calcext:value-type="float">
            <text:p>226.51549</text:p>
          </table:table-cell>
          <table:table-cell office:value-type="float" office:value="10.17197" calcext:value-type="float">
            <text:p>10.17197</text:p>
          </table:table-cell>
        </table:table-row>
        <table:table-row table:style-name="ro1">
          <table:table-cell office:value-type="string" calcext:value-type="string">
            <text:p>2021-12-21T15:51:25.105171-07:00</text:p>
          </table:table-cell>
          <table:table-cell office:value-type="float" office:value="226.701832" calcext:value-type="float">
            <text:p>226.701832</text:p>
          </table:table-cell>
          <table:table-cell office:value-type="float" office:value="10.034415" calcext:value-type="float">
            <text:p>10.034415</text:p>
          </table:table-cell>
        </table:table-row>
        <table:table-row table:style-name="ro1">
          <table:table-cell office:value-type="string" calcext:value-type="string">
            <text:p>2021-12-21T15:52:25.105171-07:00</text:p>
          </table:table-cell>
          <table:table-cell office:value-type="float" office:value="226.887773" calcext:value-type="float">
            <text:p>226.887773</text:p>
          </table:table-cell>
          <table:table-cell office:value-type="float" office:value="9.896437" calcext:value-type="float">
            <text:p>9.896437</text:p>
          </table:table-cell>
        </table:table-row>
        <table:table-row table:style-name="ro1">
          <table:table-cell office:value-type="string" calcext:value-type="string">
            <text:p>2021-12-21T15:53:25.105171-07:00</text:p>
          </table:table-cell>
          <table:table-cell office:value-type="float" office:value="227.073314" calcext:value-type="float">
            <text:p>227.073314</text:p>
          </table:table-cell>
          <table:table-cell office:value-type="float" office:value="9.758041" calcext:value-type="float">
            <text:p>9.758041</text:p>
          </table:table-cell>
        </table:table-row>
        <table:table-row table:style-name="ro1">
          <table:table-cell office:value-type="string" calcext:value-type="string">
            <text:p>2021-12-21T15:54:25.105171-07:00</text:p>
          </table:table-cell>
          <table:table-cell office:value-type="float" office:value="227.258457" calcext:value-type="float">
            <text:p>227.258457</text:p>
          </table:table-cell>
          <table:table-cell office:value-type="float" office:value="9.619227" calcext:value-type="float">
            <text:p>9.619227</text:p>
          </table:table-cell>
        </table:table-row>
        <table:table-row table:style-name="ro1">
          <table:table-cell office:value-type="string" calcext:value-type="string">
            <text:p>2021-12-21T15:55:25.105171-07:00</text:p>
          </table:table-cell>
          <table:table-cell office:value-type="float" office:value="227.443203" calcext:value-type="float">
            <text:p>227.443203</text:p>
          </table:table-cell>
          <table:table-cell office:value-type="float" office:value="9.479998" calcext:value-type="float">
            <text:p>9.479998</text:p>
          </table:table-cell>
        </table:table-row>
        <table:table-row table:style-name="ro1">
          <table:table-cell office:value-type="string" calcext:value-type="string">
            <text:p>2021-12-21T15:56:25.105171-07:00</text:p>
          </table:table-cell>
          <table:table-cell office:value-type="float" office:value="227.627554" calcext:value-type="float">
            <text:p>227.627554</text:p>
          </table:table-cell>
          <table:table-cell office:value-type="float" office:value="9.340358" calcext:value-type="float">
            <text:p>9.340358</text:p>
          </table:table-cell>
        </table:table-row>
        <table:table-row table:style-name="ro1">
          <table:table-cell office:value-type="string" calcext:value-type="string">
            <text:p>2021-12-21T15:57:25.105171-07:00</text:p>
          </table:table-cell>
          <table:table-cell office:value-type="float" office:value="227.811511" calcext:value-type="float">
            <text:p>227.811511</text:p>
          </table:table-cell>
          <table:table-cell office:value-type="float" office:value="9.200307" calcext:value-type="float">
            <text:p>9.200307</text:p>
          </table:table-cell>
        </table:table-row>
        <table:table-row table:style-name="ro1">
          <table:table-cell office:value-type="string" calcext:value-type="string">
            <text:p>2021-12-21T15:58:25.105171-07:00</text:p>
          </table:table-cell>
          <table:table-cell office:value-type="float" office:value="227.995076" calcext:value-type="float">
            <text:p>227.995076</text:p>
          </table:table-cell>
          <table:table-cell office:value-type="float" office:value="9.059848" calcext:value-type="float">
            <text:p>9.059848</text:p>
          </table:table-cell>
        </table:table-row>
        <table:table-row table:style-name="ro1">
          <table:table-cell office:value-type="string" calcext:value-type="string">
            <text:p>2021-12-21T15:59:25.105171-07:00</text:p>
          </table:table-cell>
          <table:table-cell office:value-type="float" office:value="228.178251" calcext:value-type="float">
            <text:p>228.178251</text:p>
          </table:table-cell>
          <table:table-cell office:value-type="float" office:value="8.918984" calcext:value-type="float">
            <text:p>8.918984</text:p>
          </table:table-cell>
        </table:table-row>
        <table:table-row table:style-name="ro1">
          <table:table-cell office:value-type="string" calcext:value-type="string">
            <text:p>2021-12-21T16:00:25.105171-07:00</text:p>
          </table:table-cell>
          <table:table-cell office:value-type="float" office:value="228.361036" calcext:value-type="float">
            <text:p>228.361036</text:p>
          </table:table-cell>
          <table:table-cell office:value-type="float" office:value="8.777717" calcext:value-type="float">
            <text:p>8.777717</text:p>
          </table:table-cell>
        </table:table-row>
        <table:table-row table:style-name="ro1">
          <table:table-cell office:value-type="string" calcext:value-type="string">
            <text:p>2021-12-21T16:01:25.105171-07:00</text:p>
          </table:table-cell>
          <table:table-cell office:value-type="float" office:value="228.543434" calcext:value-type="float">
            <text:p>228.543434</text:p>
          </table:table-cell>
          <table:table-cell office:value-type="float" office:value="8.636049" calcext:value-type="float">
            <text:p>8.636049</text:p>
          </table:table-cell>
        </table:table-row>
        <table:table-row table:style-name="ro1">
          <table:table-cell office:value-type="string" calcext:value-type="string">
            <text:p>2021-12-21T16:02:25.105171-07:00</text:p>
          </table:table-cell>
          <table:table-cell office:value-type="float" office:value="228.725445" calcext:value-type="float">
            <text:p>228.725445</text:p>
          </table:table-cell>
          <table:table-cell office:value-type="float" office:value="8.493983" calcext:value-type="float">
            <text:p>8.493983</text:p>
          </table:table-cell>
        </table:table-row>
        <table:table-row table:style-name="ro1">
          <table:table-cell office:value-type="string" calcext:value-type="string">
            <text:p>2021-12-21T16:03:25.105171-07:00</text:p>
          </table:table-cell>
          <table:table-cell office:value-type="float" office:value="228.907073" calcext:value-type="float">
            <text:p>228.907073</text:p>
          </table:table-cell>
          <table:table-cell office:value-type="float" office:value="8.35152" calcext:value-type="float">
            <text:p>8.35152</text:p>
          </table:table-cell>
        </table:table-row>
        <table:table-row table:style-name="ro1">
          <table:table-cell office:value-type="string" calcext:value-type="string">
            <text:p>2021-12-21T16:04:25.105171-07:00</text:p>
          </table:table-cell>
          <table:table-cell office:value-type="float" office:value="229.088317" calcext:value-type="float">
            <text:p>229.088317</text:p>
          </table:table-cell>
          <table:table-cell office:value-type="float" office:value="8.208663" calcext:value-type="float">
            <text:p>8.208663</text:p>
          </table:table-cell>
        </table:table-row>
        <table:table-row table:style-name="ro1">
          <table:table-cell office:value-type="string" calcext:value-type="string">
            <text:p>2021-12-21T16:05:25.105171-07:00</text:p>
          </table:table-cell>
          <table:table-cell office:value-type="float" office:value="229.269181" calcext:value-type="float">
            <text:p>229.269181</text:p>
          </table:table-cell>
          <table:table-cell office:value-type="float" office:value="8.065415" calcext:value-type="float">
            <text:p>8.065415</text:p>
          </table:table-cell>
        </table:table-row>
        <table:table-row table:style-name="ro1">
          <table:table-cell office:value-type="string" calcext:value-type="string">
            <text:p>2021-12-21T16:06:25.105171-07:00</text:p>
          </table:table-cell>
          <table:table-cell office:value-type="float" office:value="229.449664" calcext:value-type="float">
            <text:p>229.449664</text:p>
          </table:table-cell>
          <table:table-cell office:value-type="float" office:value="7.921777" calcext:value-type="float">
            <text:p>7.921777</text:p>
          </table:table-cell>
        </table:table-row>
        <table:table-row table:style-name="ro1">
          <table:table-cell office:value-type="string" calcext:value-type="string">
            <text:p>2021-12-21T16:07:25.105171-07:00</text:p>
          </table:table-cell>
          <table:table-cell office:value-type="float" office:value="229.62977" calcext:value-type="float">
            <text:p>229.62977</text:p>
          </table:table-cell>
          <table:table-cell office:value-type="float" office:value="7.777751" calcext:value-type="float">
            <text:p>7.777751</text:p>
          </table:table-cell>
        </table:table-row>
        <table:table-row table:style-name="ro1">
          <table:table-cell office:value-type="string" calcext:value-type="string">
            <text:p>2021-12-21T16:08:25.105171-07:00</text:p>
          </table:table-cell>
          <table:table-cell office:value-type="float" office:value="229.8095" calcext:value-type="float">
            <text:p>229.8095</text:p>
          </table:table-cell>
          <table:table-cell office:value-type="float" office:value="7.633341" calcext:value-type="float">
            <text:p>7.633341</text:p>
          </table:table-cell>
        </table:table-row>
        <table:table-row table:style-name="ro1">
          <table:table-cell office:value-type="string" calcext:value-type="string">
            <text:p>2021-12-21T16:09:25.105171-07:00</text:p>
          </table:table-cell>
          <table:table-cell office:value-type="float" office:value="229.988855" calcext:value-type="float">
            <text:p>229.988855</text:p>
          </table:table-cell>
          <table:table-cell office:value-type="float" office:value="7.488548" calcext:value-type="float">
            <text:p>7.488548</text:p>
          </table:table-cell>
        </table:table-row>
        <table:table-row table:style-name="ro1">
          <table:table-cell office:value-type="string" calcext:value-type="string">
            <text:p>2021-12-21T16:10:25.105171-07:00</text:p>
          </table:table-cell>
          <table:table-cell office:value-type="float" office:value="230.167837" calcext:value-type="float">
            <text:p>230.167837</text:p>
          </table:table-cell>
          <table:table-cell office:value-type="float" office:value="7.343375" calcext:value-type="float">
            <text:p>7.343375</text:p>
          </table:table-cell>
        </table:table-row>
        <table:table-row table:style-name="ro1">
          <table:table-cell office:value-type="string" calcext:value-type="string">
            <text:p>2021-12-21T16:11:25.105171-07:00</text:p>
          </table:table-cell>
          <table:table-cell office:value-type="float" office:value="230.346449" calcext:value-type="float">
            <text:p>230.346449</text:p>
          </table:table-cell>
          <table:table-cell office:value-type="float" office:value="7.197823" calcext:value-type="float">
            <text:p>7.197823</text:p>
          </table:table-cell>
        </table:table-row>
        <table:table-row table:style-name="ro1">
          <table:table-cell office:value-type="string" calcext:value-type="string">
            <text:p>2021-12-21T16:12:25.105171-07:00</text:p>
          </table:table-cell>
          <table:table-cell office:value-type="float" office:value="230.52469" calcext:value-type="float">
            <text:p>230.52469</text:p>
          </table:table-cell>
          <table:table-cell office:value-type="float" office:value="7.051894" calcext:value-type="float">
            <text:p>7.051894</text:p>
          </table:table-cell>
        </table:table-row>
        <table:table-row table:style-name="ro1">
          <table:table-cell office:value-type="string" calcext:value-type="string">
            <text:p>2021-12-21T16:13:25.105171-07:00</text:p>
          </table:table-cell>
          <table:table-cell office:value-type="float" office:value="230.702564" calcext:value-type="float">
            <text:p>230.702564</text:p>
          </table:table-cell>
          <table:table-cell office:value-type="float" office:value="6.905592" calcext:value-type="float">
            <text:p>6.905592</text:p>
          </table:table-cell>
        </table:table-row>
        <table:table-row table:style-name="ro1">
          <table:table-cell office:value-type="string" calcext:value-type="string">
            <text:p>2021-12-21T16:14:25.105171-07:00</text:p>
          </table:table-cell>
          <table:table-cell office:value-type="float" office:value="230.880072" calcext:value-type="float">
            <text:p>230.880072</text:p>
          </table:table-cell>
          <table:table-cell office:value-type="float" office:value="6.758918" calcext:value-type="float">
            <text:p>6.758918</text:p>
          </table:table-cell>
        </table:table-row>
        <table:table-row table:style-name="ro1">
          <table:table-cell office:value-type="string" calcext:value-type="string">
            <text:p>2021-12-21T16:15:25.105171-07:00</text:p>
          </table:table-cell>
          <table:table-cell office:value-type="float" office:value="231.057215" calcext:value-type="float">
            <text:p>231.057215</text:p>
          </table:table-cell>
          <table:table-cell office:value-type="float" office:value="6.611875" calcext:value-type="float">
            <text:p>6.611875</text:p>
          </table:table-cell>
        </table:table-row>
        <table:table-row table:style-name="ro1">
          <table:table-cell office:value-type="string" calcext:value-type="string">
            <text:p>2021-12-21T16:16:25.105171-07:00</text:p>
          </table:table-cell>
          <table:table-cell office:value-type="float" office:value="231.233996" calcext:value-type="float">
            <text:p>231.233996</text:p>
          </table:table-cell>
          <table:table-cell office:value-type="float" office:value="6.464464" calcext:value-type="float">
            <text:p>6.464464</text:p>
          </table:table-cell>
        </table:table-row>
        <table:table-row table:style-name="ro1">
          <table:table-cell office:value-type="string" calcext:value-type="string">
            <text:p>2021-12-21T16:17:25.105171-07:00</text:p>
          </table:table-cell>
          <table:table-cell office:value-type="float" office:value="231.410416" calcext:value-type="float">
            <text:p>231.410416</text:p>
          </table:table-cell>
          <table:table-cell office:value-type="float" office:value="6.316687" calcext:value-type="float">
            <text:p>6.316687</text:p>
          </table:table-cell>
        </table:table-row>
        <table:table-row table:style-name="ro1">
          <table:table-cell office:value-type="string" calcext:value-type="string">
            <text:p>2021-12-21T16:18:25.105171-07:00</text:p>
          </table:table-cell>
          <table:table-cell office:value-type="float" office:value="231.586478" calcext:value-type="float">
            <text:p>231.586478</text:p>
          </table:table-cell>
          <table:table-cell office:value-type="float" office:value="6.168548" calcext:value-type="float">
            <text:p>6.168548</text:p>
          </table:table-cell>
        </table:table-row>
        <table:table-row table:style-name="ro1">
          <table:table-cell office:value-type="string" calcext:value-type="string">
            <text:p>2021-12-21T16:19:25.105171-07:00</text:p>
          </table:table-cell>
          <table:table-cell office:value-type="float" office:value="231.762182" calcext:value-type="float">
            <text:p>231.762182</text:p>
          </table:table-cell>
          <table:table-cell office:value-type="float" office:value="6.020047" calcext:value-type="float">
            <text:p>6.020047</text:p>
          </table:table-cell>
        </table:table-row>
        <table:table-row table:style-name="ro1">
          <table:table-cell office:value-type="string" calcext:value-type="string">
            <text:p>2021-12-21T16:20:25.105171-07:00</text:p>
          </table:table-cell>
          <table:table-cell office:value-type="float" office:value="231.93753" calcext:value-type="float">
            <text:p>231.93753</text:p>
          </table:table-cell>
          <table:table-cell office:value-type="float" office:value="5.871187" calcext:value-type="float">
            <text:p>5.871187</text:p>
          </table:table-cell>
        </table:table-row>
        <table:table-row table:style-name="ro1">
          <table:table-cell office:value-type="string" calcext:value-type="string">
            <text:p>2021-12-21T16:21:25.105171-07:00</text:p>
          </table:table-cell>
          <table:table-cell office:value-type="float" office:value="232.112525" calcext:value-type="float">
            <text:p>232.112525</text:p>
          </table:table-cell>
          <table:table-cell office:value-type="float" office:value="5.721971" calcext:value-type="float">
            <text:p>5.721971</text:p>
          </table:table-cell>
        </table:table-row>
        <table:table-row table:style-name="ro1">
          <table:table-cell office:value-type="string" calcext:value-type="string">
            <text:p>2021-12-21T16:22:25.105171-07:00</text:p>
          </table:table-cell>
          <table:table-cell office:value-type="float" office:value="232.287168" calcext:value-type="float">
            <text:p>232.287168</text:p>
          </table:table-cell>
          <table:table-cell office:value-type="float" office:value="5.5724" calcext:value-type="float">
            <text:p>5.5724</text:p>
          </table:table-cell>
        </table:table-row>
        <table:table-row table:style-name="ro1">
          <table:table-cell office:value-type="string" calcext:value-type="string">
            <text:p>2021-12-21T16:23:25.105171-07:00</text:p>
          </table:table-cell>
          <table:table-cell office:value-type="float" office:value="232.461461" calcext:value-type="float">
            <text:p>232.461461</text:p>
          </table:table-cell>
          <table:table-cell office:value-type="float" office:value="5.422476" calcext:value-type="float">
            <text:p>5.422476</text:p>
          </table:table-cell>
        </table:table-row>
        <table:table-row table:style-name="ro1">
          <table:table-cell office:value-type="string" calcext:value-type="string">
            <text:p>2021-12-21T16:24:25.105171-07:00</text:p>
          </table:table-cell>
          <table:table-cell office:value-type="float" office:value="232.635406" calcext:value-type="float">
            <text:p>232.635406</text:p>
          </table:table-cell>
          <table:table-cell office:value-type="float" office:value="5.272202" calcext:value-type="float">
            <text:p>5.272202</text:p>
          </table:table-cell>
        </table:table-row>
        <table:table-row table:style-name="ro1">
          <table:table-cell office:value-type="string" calcext:value-type="string">
            <text:p>2021-12-21T16:25:25.105171-07:00</text:p>
          </table:table-cell>
          <table:table-cell office:value-type="float" office:value="232.809004" calcext:value-type="float">
            <text:p>232.809004</text:p>
          </table:table-cell>
          <table:table-cell office:value-type="float" office:value="5.12158" calcext:value-type="float">
            <text:p>5.12158</text:p>
          </table:table-cell>
        </table:table-row>
        <table:table-row table:style-name="ro1">
          <table:table-cell office:value-type="string" calcext:value-type="string">
            <text:p>2021-12-21T16:26:25.105171-07:00</text:p>
          </table:table-cell>
          <table:table-cell office:value-type="float" office:value="232.982259" calcext:value-type="float">
            <text:p>232.982259</text:p>
          </table:table-cell>
          <table:table-cell office:value-type="float" office:value="4.970611" calcext:value-type="float">
            <text:p>4.970611</text:p>
          </table:table-cell>
        </table:table-row>
        <table:table-row table:style-name="ro1">
          <table:table-cell office:value-type="string" calcext:value-type="string">
            <text:p>2021-12-21T16:27:25.105171-07:00</text:p>
          </table:table-cell>
          <table:table-cell office:value-type="float" office:value="233.15517" calcext:value-type="float">
            <text:p>233.15517</text:p>
          </table:table-cell>
          <table:table-cell office:value-type="float" office:value="4.819298" calcext:value-type="float">
            <text:p>4.819298</text:p>
          </table:table-cell>
        </table:table-row>
        <table:table-row table:style-name="ro1">
          <table:table-cell office:value-type="string" calcext:value-type="string">
            <text:p>2021-12-21T16:28:25.105171-07:00</text:p>
          </table:table-cell>
          <table:table-cell office:value-type="float" office:value="233.327741" calcext:value-type="float">
            <text:p>233.327741</text:p>
          </table:table-cell>
          <table:table-cell office:value-type="float" office:value="4.667642" calcext:value-type="float">
            <text:p>4.667642</text:p>
          </table:table-cell>
        </table:table-row>
        <table:table-row table:style-name="ro1">
          <table:table-cell office:value-type="string" calcext:value-type="string">
            <text:p>2021-12-21T16:29:25.105171-07:00</text:p>
          </table:table-cell>
          <table:table-cell office:value-type="float" office:value="233.499973" calcext:value-type="float">
            <text:p>233.499973</text:p>
          </table:table-cell>
          <table:table-cell office:value-type="float" office:value="4.515647" calcext:value-type="float">
            <text:p>4.515647</text:p>
          </table:table-cell>
        </table:table-row>
        <table:table-row table:style-name="ro1">
          <table:table-cell office:value-type="string" calcext:value-type="string">
            <text:p>2021-12-21T16:30:25.105171-07:00</text:p>
          </table:table-cell>
          <table:table-cell office:value-type="float" office:value="233.671868" calcext:value-type="float">
            <text:p>233.671868</text:p>
          </table:table-cell>
          <table:table-cell office:value-type="float" office:value="4.363313" calcext:value-type="float">
            <text:p>4.363313</text:p>
          </table:table-cell>
        </table:table-row>
        <table:table-row table:style-name="ro1">
          <table:table-cell office:value-type="string" calcext:value-type="string">
            <text:p>2021-12-21T16:31:25.105171-07:00</text:p>
          </table:table-cell>
          <table:table-cell office:value-type="float" office:value="233.843427" calcext:value-type="float">
            <text:p>233.843427</text:p>
          </table:table-cell>
          <table:table-cell office:value-type="float" office:value="4.210643" calcext:value-type="float">
            <text:p>4.210643</text:p>
          </table:table-cell>
        </table:table-row>
        <table:table-row table:style-name="ro1">
          <table:table-cell office:value-type="string" calcext:value-type="string">
            <text:p>2021-12-21T16:32:25.105171-07:00</text:p>
          </table:table-cell>
          <table:table-cell office:value-type="float" office:value="234.014654" calcext:value-type="float">
            <text:p>234.014654</text:p>
          </table:table-cell>
          <table:table-cell office:value-type="float" office:value="4.057639" calcext:value-type="float">
            <text:p>4.057639</text:p>
          </table:table-cell>
        </table:table-row>
        <table:table-row table:style-name="ro1">
          <table:table-cell office:value-type="string" calcext:value-type="string">
            <text:p>2021-12-21T16:33:25.105171-07:00</text:p>
          </table:table-cell>
          <table:table-cell office:value-type="float" office:value="234.185549" calcext:value-type="float">
            <text:p>234.185549</text:p>
          </table:table-cell>
          <table:table-cell office:value-type="float" office:value="3.904303" calcext:value-type="float">
            <text:p>3.904303</text:p>
          </table:table-cell>
        </table:table-row>
        <table:table-row table:style-name="ro1">
          <table:table-cell office:value-type="string" calcext:value-type="string">
            <text:p>2021-12-21T16:34:25.105171-07:00</text:p>
          </table:table-cell>
          <table:table-cell office:value-type="float" office:value="234.356115" calcext:value-type="float">
            <text:p>234.356115</text:p>
          </table:table-cell>
          <table:table-cell office:value-type="float" office:value="3.750637" calcext:value-type="float">
            <text:p>3.750637</text:p>
          </table:table-cell>
        </table:table-row>
        <table:table-row table:style-name="ro1">
          <table:table-cell office:value-type="string" calcext:value-type="string">
            <text:p>2021-12-21T16:35:25.105171-07:00</text:p>
          </table:table-cell>
          <table:table-cell office:value-type="float" office:value="234.526354" calcext:value-type="float">
            <text:p>234.526354</text:p>
          </table:table-cell>
          <table:table-cell office:value-type="float" office:value="3.596643" calcext:value-type="float">
            <text:p>3.596643</text:p>
          </table:table-cell>
        </table:table-row>
        <table:table-row table:style-name="ro1">
          <table:table-cell office:value-type="string" calcext:value-type="string">
            <text:p>2021-12-21T16:36:25.105171-07:00</text:p>
          </table:table-cell>
          <table:table-cell office:value-type="float" office:value="234.696267" calcext:value-type="float">
            <text:p>234.696267</text:p>
          </table:table-cell>
          <table:table-cell office:value-type="float" office:value="3.442323" calcext:value-type="float">
            <text:p>3.442323</text:p>
          </table:table-cell>
        </table:table-row>
        <table:table-row table:style-name="ro1">
          <table:table-cell office:value-type="string" calcext:value-type="string">
            <text:p>2021-12-21T16:37:25.105171-07:00</text:p>
          </table:table-cell>
          <table:table-cell office:value-type="float" office:value="234.865856" calcext:value-type="float">
            <text:p>234.865856</text:p>
          </table:table-cell>
          <table:table-cell office:value-type="float" office:value="3.287678" calcext:value-type="float">
            <text:p>3.287678</text:p>
          </table:table-cell>
        </table:table-row>
        <table:table-row table:style-name="ro1">
          <table:table-cell office:value-type="string" calcext:value-type="string">
            <text:p>2021-12-21T16:38:25.105171-07:00</text:p>
          </table:table-cell>
          <table:table-cell office:value-type="float" office:value="235.035124" calcext:value-type="float">
            <text:p>235.035124</text:p>
          </table:table-cell>
          <table:table-cell office:value-type="float" office:value="3.132712" calcext:value-type="float">
            <text:p>3.132712</text:p>
          </table:table-cell>
        </table:table-row>
        <table:table-row table:style-name="ro1">
          <table:table-cell office:value-type="string" calcext:value-type="string">
            <text:p>2021-12-21T16:39:25.105171-07:00</text:p>
          </table:table-cell>
          <table:table-cell office:value-type="float" office:value="235.204072" calcext:value-type="float">
            <text:p>235.204072</text:p>
          </table:table-cell>
          <table:table-cell office:value-type="float" office:value="2.977425" calcext:value-type="float">
            <text:p>2.977425</text:p>
          </table:table-cell>
        </table:table-row>
        <table:table-row table:style-name="ro1">
          <table:table-cell office:value-type="string" calcext:value-type="string">
            <text:p>2021-12-21T16:40:25.105171-07:00</text:p>
          </table:table-cell>
          <table:table-cell office:value-type="float" office:value="235.372703" calcext:value-type="float">
            <text:p>235.372703</text:p>
          </table:table-cell>
          <table:table-cell office:value-type="float" office:value="2.82182" calcext:value-type="float">
            <text:p>2.82182</text:p>
          </table:table-cell>
        </table:table-row>
        <table:table-row table:style-name="ro1">
          <table:table-cell office:value-type="string" calcext:value-type="string">
            <text:p>2021-12-21T16:41:25.105171-07:00</text:p>
          </table:table-cell>
          <table:table-cell office:value-type="float" office:value="235.541018" calcext:value-type="float">
            <text:p>235.541018</text:p>
          </table:table-cell>
          <table:table-cell office:value-type="float" office:value="2.665899" calcext:value-type="float">
            <text:p>2.665899</text:p>
          </table:table-cell>
        </table:table-row>
        <table:table-row table:style-name="ro1">
          <table:table-cell office:value-type="string" calcext:value-type="string">
            <text:p>2021-12-21T16:42:25.105171-07:00</text:p>
          </table:table-cell>
          <table:table-cell office:value-type="float" office:value="235.709019" calcext:value-type="float">
            <text:p>235.709019</text:p>
          </table:table-cell>
          <table:table-cell office:value-type="float" office:value="2.509664" calcext:value-type="float">
            <text:p>2.509664</text:p>
          </table:table-cell>
        </table:table-row>
        <table:table-row table:style-name="ro1">
          <table:table-cell office:value-type="string" calcext:value-type="string">
            <text:p>2021-12-21T16:43:25.105171-07:00</text:p>
          </table:table-cell>
          <table:table-cell office:value-type="float" office:value="235.876709" calcext:value-type="float">
            <text:p>235.876709</text:p>
          </table:table-cell>
          <table:table-cell office:value-type="float" office:value="2.353116" calcext:value-type="float">
            <text:p>2.353116</text:p>
          </table:table-cell>
        </table:table-row>
        <table:table-row table:style-name="ro1">
          <table:table-cell office:value-type="string" calcext:value-type="string">
            <text:p>2021-12-21T16:44:25.105171-07:00</text:p>
          </table:table-cell>
          <table:table-cell office:value-type="float" office:value="236.044088" calcext:value-type="float">
            <text:p>236.044088</text:p>
          </table:table-cell>
          <table:table-cell office:value-type="float" office:value="2.196257" calcext:value-type="float">
            <text:p>2.196257</text:p>
          </table:table-cell>
        </table:table-row>
        <table:table-row table:style-name="ro1">
          <table:table-cell office:value-type="string" calcext:value-type="string">
            <text:p>2021-12-21T16:45:25.105171-07:00</text:p>
          </table:table-cell>
          <table:table-cell office:value-type="float" office:value="236.21116" calcext:value-type="float">
            <text:p>236.21116</text:p>
          </table:table-cell>
          <table:table-cell office:value-type="float" office:value="2.03909" calcext:value-type="float">
            <text:p>2.03909</text:p>
          </table:table-cell>
        </table:table-row>
        <table:table-row table:style-name="ro1">
          <table:table-cell office:value-type="string" calcext:value-type="string">
            <text:p>2021-12-21T16:46:25.105171-07:00</text:p>
          </table:table-cell>
          <table:table-cell office:value-type="float" office:value="236.377926" calcext:value-type="float">
            <text:p>236.377926</text:p>
          </table:table-cell>
          <table:table-cell office:value-type="float" office:value="1.881617" calcext:value-type="float">
            <text:p>1.881617</text:p>
          </table:table-cell>
        </table:table-row>
        <table:table-row table:style-name="ro1">
          <table:table-cell office:value-type="string" calcext:value-type="string">
            <text:p>2021-12-21T16:47:25.105171-07:00</text:p>
          </table:table-cell>
          <table:table-cell office:value-type="float" office:value="236.544389" calcext:value-type="float">
            <text:p>236.544389</text:p>
          </table:table-cell>
          <table:table-cell office:value-type="float" office:value="1.723838" calcext:value-type="float">
            <text:p>1.723838</text:p>
          </table:table-cell>
        </table:table-row>
        <table:table-row table:style-name="ro1">
          <table:table-cell office:value-type="string" calcext:value-type="string">
            <text:p>2021-12-21T16:48:25.105171-07:00</text:p>
          </table:table-cell>
          <table:table-cell office:value-type="float" office:value="236.71055" calcext:value-type="float">
            <text:p>236.71055</text:p>
          </table:table-cell>
          <table:table-cell office:value-type="float" office:value="1.565757" calcext:value-type="float">
            <text:p>1.565757</text:p>
          </table:table-cell>
        </table:table-row>
        <table:table-row table:style-name="ro1">
          <table:table-cell office:value-type="string" calcext:value-type="string">
            <text:p>2021-12-21T16:49:25.105171-07:00</text:p>
          </table:table-cell>
          <table:table-cell office:value-type="float" office:value="236.876411" calcext:value-type="float">
            <text:p>236.876411</text:p>
          </table:table-cell>
          <table:table-cell office:value-type="float" office:value="1.407374" calcext:value-type="float">
            <text:p>1.407374</text:p>
          </table:table-cell>
        </table:table-row>
        <table:table-row table:style-name="ro1">
          <table:table-cell office:value-type="string" calcext:value-type="string">
            <text:p>2021-12-21T16:50:25.105171-07:00</text:p>
          </table:table-cell>
          <table:table-cell office:value-type="float" office:value="237.041974" calcext:value-type="float">
            <text:p>237.041974</text:p>
          </table:table-cell>
          <table:table-cell office:value-type="float" office:value="1.248693" calcext:value-type="float">
            <text:p>1.248693</text:p>
          </table:table-cell>
        </table:table-row>
        <table:table-row table:style-name="ro1">
          <table:table-cell office:value-type="string" calcext:value-type="string">
            <text:p>2021-12-21T16:51:25.105171-07:00</text:p>
          </table:table-cell>
          <table:table-cell office:value-type="float" office:value="237.207242" calcext:value-type="float">
            <text:p>237.207242</text:p>
          </table:table-cell>
          <table:table-cell office:value-type="float" office:value="1.089714" calcext:value-type="float">
            <text:p>1.089714</text:p>
          </table:table-cell>
        </table:table-row>
        <table:table-row table:style-name="ro1">
          <table:table-cell office:value-type="string" calcext:value-type="string">
            <text:p>2021-12-21T16:52:25.105171-07:00</text:p>
          </table:table-cell>
          <table:table-cell office:value-type="float" office:value="237.372216" calcext:value-type="float">
            <text:p>237.372216</text:p>
          </table:table-cell>
          <table:table-cell office:value-type="float" office:value="0.930439" calcext:value-type="float">
            <text:p>0.930439</text:p>
          </table:table-cell>
        </table:table-row>
        <table:table-row table:style-name="ro1">
          <table:table-cell office:value-type="string" calcext:value-type="string">
            <text:p>2021-12-21T16:53:25.105171-07:00</text:p>
          </table:table-cell>
          <table:table-cell office:value-type="float" office:value="237.536899" calcext:value-type="float">
            <text:p>237.536899</text:p>
          </table:table-cell>
          <table:table-cell office:value-type="float" office:value="0.770871" calcext:value-type="float">
            <text:p>0.770871</text:p>
          </table:table-cell>
        </table:table-row>
        <table:table-row table:style-name="ro1">
          <table:table-cell office:value-type="string" calcext:value-type="string">
            <text:p>2021-12-21T16:54:25.105171-07:00</text:p>
          </table:table-cell>
          <table:table-cell office:value-type="float" office:value="237.701293" calcext:value-type="float">
            <text:p>237.701293</text:p>
          </table:table-cell>
          <table:table-cell office:value-type="float" office:value="0.611011" calcext:value-type="float">
            <text:p>0.611011</text:p>
          </table:table-cell>
        </table:table-row>
        <table:table-row table:style-name="ro1">
          <table:table-cell office:value-type="string" calcext:value-type="string">
            <text:p>2021-12-21T16:55:25.105171-07:00</text:p>
          </table:table-cell>
          <table:table-cell office:value-type="float" office:value="237.865399" calcext:value-type="float">
            <text:p>237.865399</text:p>
          </table:table-cell>
          <table:table-cell office:value-type="float" office:value="0.450862" calcext:value-type="float">
            <text:p>0.450862</text:p>
          </table:table-cell>
        </table:table-row>
        <table:table-row table:style-name="ro1">
          <table:table-cell office:value-type="string" calcext:value-type="string">
            <text:p>2021-12-21T16:56:25.105171-07:00</text:p>
          </table:table-cell>
          <table:table-cell office:value-type="float" office:value="238.029219" calcext:value-type="float">
            <text:p>238.029219</text:p>
          </table:table-cell>
          <table:table-cell office:value-type="float" office:value="0.290424" calcext:value-type="float">
            <text:p>0.290424</text:p>
          </table:table-cell>
        </table:table-row>
        <table:table-row table:style-name="ro1">
          <table:table-cell office:value-type="string" calcext:value-type="string">
            <text:p>2021-12-21T16:57:25.105171-07:00</text:p>
          </table:table-cell>
          <table:table-cell office:value-type="float" office:value="238.192757" calcext:value-type="float">
            <text:p>238.192757</text:p>
          </table:table-cell>
          <table:table-cell office:value-type="float" office:value="0.129699" calcext:value-type="float">
            <text:p>0.129699</text:p>
          </table:table-cell>
        </table:table-row>
        <table:table-row table:style-name="ro1">
          <table:table-cell office:value-type="string" calcext:value-type="string">
            <text:p>2021-12-21T16:58:25.105171-07:00</text:p>
          </table:table-cell>
          <table:table-cell office:value-type="float" office:value="238.356013" calcext:value-type="float">
            <text:p>238.356013</text:p>
          </table:table-cell>
          <table:table-cell office:value-type="float" office:value="-0.031309" calcext:value-type="float">
            <text:p>-0.031309</text:p>
          </table:table-cell>
        </table:table-row>
        <table:table-row table:style-name="ro1">
          <table:table-cell office:value-type="string" calcext:value-type="string">
            <text:p>2021-12-21T16:59:25.105171-07:00</text:p>
          </table:table-cell>
          <table:table-cell office:value-type="float" office:value="238.51899" calcext:value-type="float">
            <text:p>238.51899</text:p>
          </table:table-cell>
          <table:table-cell office:value-type="float" office:value="-0.192601" calcext:value-type="float">
            <text:p>-0.192601</text:p>
          </table:table-cell>
        </table:table-row>
        <table:table-row table:style-name="ro1">
          <table:table-cell office:value-type="string" calcext:value-type="string">
            <text:p>2021-12-21T17:00:25.105171-07:00</text:p>
          </table:table-cell>
          <table:table-cell office:value-type="float" office:value="238.68169" calcext:value-type="float">
            <text:p>238.68169</text:p>
          </table:table-cell>
          <table:table-cell office:value-type="float" office:value="-0.354173" calcext:value-type="float">
            <text:p>-0.354173</text:p>
          </table:table-cell>
        </table:table-row>
        <table:table-row table:style-name="ro1">
          <table:table-cell office:value-type="string" calcext:value-type="string">
            <text:p>2021-12-21T17:01:25.105171-07:00</text:p>
          </table:table-cell>
          <table:table-cell office:value-type="float" office:value="238.844116" calcext:value-type="float">
            <text:p>238.844116</text:p>
          </table:table-cell>
          <table:table-cell office:value-type="float" office:value="-0.516025" calcext:value-type="float">
            <text:p>-0.516025</text:p>
          </table:table-cell>
        </table:table-row>
        <table:table-row table:style-name="ro1">
          <table:table-cell office:value-type="string" calcext:value-type="string">
            <text:p>2021-12-21T17:02:25.105171-07:00</text:p>
          </table:table-cell>
          <table:table-cell office:value-type="float" office:value="239.006268" calcext:value-type="float">
            <text:p>239.006268</text:p>
          </table:table-cell>
          <table:table-cell office:value-type="float" office:value="-0.678154" calcext:value-type="float">
            <text:p>-0.678154</text:p>
          </table:table-cell>
        </table:table-row>
      </table:table>
      <table:table table:name="summ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elevation</text:p>
          </table:table-cell>
        </table:table-row>
        <table:table-row table:style-name="ro1">
          <table:table-cell office:value-type="string" calcext:value-type="string">
            <text:p>2021-09-22T07:15:26.768943-06:00</text:p>
          </table:table-cell>
          <table:table-cell office:value-type="float" office:value="89.151793" calcext:value-type="float">
            <text:p>89.151793</text:p>
          </table:table-cell>
          <table:table-cell office:value-type="float" office:value="-0.836279" calcext:value-type="float">
            <text:p>-0.836279</text:p>
          </table:table-cell>
        </table:table-row>
        <table:table-row table:style-name="ro1">
          <table:table-cell office:value-type="string" calcext:value-type="string">
            <text:p>2021-09-22T07:16:26.768943-06:00</text:p>
          </table:table-cell>
          <table:table-cell office:value-type="float" office:value="89.315296" calcext:value-type="float">
            <text:p>89.315296</text:p>
          </table:table-cell>
          <table:table-cell office:value-type="float" office:value="-0.647065" calcext:value-type="float">
            <text:p>-0.647065</text:p>
          </table:table-cell>
        </table:table-row>
        <table:table-row table:style-name="ro1">
          <table:table-cell office:value-type="string" calcext:value-type="string">
            <text:p>2021-09-22T07:17:26.768943-06:00</text:p>
          </table:table-cell>
          <table:table-cell office:value-type="float" office:value="89.478786" calcext:value-type="float">
            <text:p>89.478786</text:p>
          </table:table-cell>
          <table:table-cell office:value-type="float" office:value="-0.457845" calcext:value-type="float">
            <text:p>-0.457845</text:p>
          </table:table-cell>
        </table:table-row>
        <table:table-row table:style-name="ro1">
          <table:table-cell office:value-type="string" calcext:value-type="string">
            <text:p>2021-09-22T07:18:26.768943-06:00</text:p>
          </table:table-cell>
          <table:table-cell office:value-type="float" office:value="89.642265" calcext:value-type="float">
            <text:p>89.642265</text:p>
          </table:table-cell>
          <table:table-cell office:value-type="float" office:value="-0.26862" calcext:value-type="float">
            <text:p>-0.26862</text:p>
          </table:table-cell>
        </table:table-row>
        <table:table-row table:style-name="ro1">
          <table:table-cell office:value-type="string" calcext:value-type="string">
            <text:p>2021-09-22T07:19:26.768943-06:00</text:p>
          </table:table-cell>
          <table:table-cell office:value-type="float" office:value="89.805738" calcext:value-type="float">
            <text:p>89.805738</text:p>
          </table:table-cell>
          <table:table-cell office:value-type="float" office:value="-0.079392" calcext:value-type="float">
            <text:p>-0.079392</text:p>
          </table:table-cell>
        </table:table-row>
        <table:table-row table:style-name="ro1">
          <table:table-cell office:value-type="string" calcext:value-type="string">
            <text:p>2021-09-22T07:20:26.768943-06:00</text:p>
          </table:table-cell>
          <table:table-cell office:value-type="float" office:value="89.969208" calcext:value-type="float">
            <text:p>89.969208</text:p>
          </table:table-cell>
          <table:table-cell office:value-type="float" office:value="0.109838" calcext:value-type="float">
            <text:p>0.109838</text:p>
          </table:table-cell>
        </table:table-row>
        <table:table-row table:style-name="ro1">
          <table:table-cell office:value-type="string" calcext:value-type="string">
            <text:p>2021-09-22T07:21:26.768943-06:00</text:p>
          </table:table-cell>
          <table:table-cell office:value-type="float" office:value="90.132679" calcext:value-type="float">
            <text:p>90.132679</text:p>
          </table:table-cell>
          <table:table-cell office:value-type="float" office:value="0.299069" calcext:value-type="float">
            <text:p>0.299069</text:p>
          </table:table-cell>
        </table:table-row>
        <table:table-row table:style-name="ro1">
          <table:table-cell office:value-type="string" calcext:value-type="string">
            <text:p>2021-09-22T07:22:26.768943-06:00</text:p>
          </table:table-cell>
          <table:table-cell office:value-type="float" office:value="90.296155" calcext:value-type="float">
            <text:p>90.296155</text:p>
          </table:table-cell>
          <table:table-cell office:value-type="float" office:value="0.488298" calcext:value-type="float">
            <text:p>0.488298</text:p>
          </table:table-cell>
        </table:table-row>
        <table:table-row table:style-name="ro1">
          <table:table-cell office:value-type="string" calcext:value-type="string">
            <text:p>2021-09-22T07:23:26.768943-06:00</text:p>
          </table:table-cell>
          <table:table-cell office:value-type="float" office:value="90.459638" calcext:value-type="float">
            <text:p>90.459638</text:p>
          </table:table-cell>
          <table:table-cell office:value-type="float" office:value="0.677524" calcext:value-type="float">
            <text:p>0.677524</text:p>
          </table:table-cell>
        </table:table-row>
        <table:table-row table:style-name="ro1">
          <table:table-cell office:value-type="string" calcext:value-type="string">
            <text:p>2021-09-22T07:24:26.768943-06:00</text:p>
          </table:table-cell>
          <table:table-cell office:value-type="float" office:value="90.623132" calcext:value-type="float">
            <text:p>90.623132</text:p>
          </table:table-cell>
          <table:table-cell office:value-type="float" office:value="0.866746" calcext:value-type="float">
            <text:p>0.866746</text:p>
          </table:table-cell>
        </table:table-row>
        <table:table-row table:style-name="ro1">
          <table:table-cell office:value-type="string" calcext:value-type="string">
            <text:p>2021-09-22T07:25:26.768943-06:00</text:p>
          </table:table-cell>
          <table:table-cell office:value-type="float" office:value="90.786642" calcext:value-type="float">
            <text:p>90.786642</text:p>
          </table:table-cell>
          <table:table-cell office:value-type="float" office:value="1.055963" calcext:value-type="float">
            <text:p>1.055963</text:p>
          </table:table-cell>
        </table:table-row>
        <table:table-row table:style-name="ro1">
          <table:table-cell office:value-type="string" calcext:value-type="string">
            <text:p>2021-09-22T07:26:26.768943-06:00</text:p>
          </table:table-cell>
          <table:table-cell office:value-type="float" office:value="90.95017" calcext:value-type="float">
            <text:p>90.95017</text:p>
          </table:table-cell>
          <table:table-cell office:value-type="float" office:value="1.245171" calcext:value-type="float">
            <text:p>1.245171</text:p>
          </table:table-cell>
        </table:table-row>
        <table:table-row table:style-name="ro1">
          <table:table-cell office:value-type="string" calcext:value-type="string">
            <text:p>2021-09-22T07:27:26.768943-06:00</text:p>
          </table:table-cell>
          <table:table-cell office:value-type="float" office:value="91.11372" calcext:value-type="float">
            <text:p>91.11372</text:p>
          </table:table-cell>
          <table:table-cell office:value-type="float" office:value="1.434371" calcext:value-type="float">
            <text:p>1.434371</text:p>
          </table:table-cell>
        </table:table-row>
        <table:table-row table:style-name="ro1">
          <table:table-cell office:value-type="string" calcext:value-type="string">
            <text:p>2021-09-22T07:28:26.768943-06:00</text:p>
          </table:table-cell>
          <table:table-cell office:value-type="float" office:value="91.277296" calcext:value-type="float">
            <text:p>91.277296</text:p>
          </table:table-cell>
          <table:table-cell office:value-type="float" office:value="1.623561" calcext:value-type="float">
            <text:p>1.623561</text:p>
          </table:table-cell>
        </table:table-row>
        <table:table-row table:style-name="ro1">
          <table:table-cell office:value-type="string" calcext:value-type="string">
            <text:p>2021-09-22T07:29:26.768943-06:00</text:p>
          </table:table-cell>
          <table:table-cell office:value-type="float" office:value="91.440901" calcext:value-type="float">
            <text:p>91.440901</text:p>
          </table:table-cell>
          <table:table-cell office:value-type="float" office:value="1.812738" calcext:value-type="float">
            <text:p>1.812738</text:p>
          </table:table-cell>
        </table:table-row>
        <table:table-row table:style-name="ro1">
          <table:table-cell office:value-type="string" calcext:value-type="string">
            <text:p>2021-09-22T07:30:26.768943-06:00</text:p>
          </table:table-cell>
          <table:table-cell office:value-type="float" office:value="91.604539" calcext:value-type="float">
            <text:p>91.604539</text:p>
          </table:table-cell>
          <table:table-cell office:value-type="float" office:value="2.001901" calcext:value-type="float">
            <text:p>2.001901</text:p>
          </table:table-cell>
        </table:table-row>
        <table:table-row table:style-name="ro1">
          <table:table-cell office:value-type="string" calcext:value-type="string">
            <text:p>2021-09-22T07:31:26.768943-06:00</text:p>
          </table:table-cell>
          <table:table-cell office:value-type="float" office:value="91.768213" calcext:value-type="float">
            <text:p>91.768213</text:p>
          </table:table-cell>
          <table:table-cell office:value-type="float" office:value="2.19105" calcext:value-type="float">
            <text:p>2.19105</text:p>
          </table:table-cell>
        </table:table-row>
        <table:table-row table:style-name="ro1">
          <table:table-cell office:value-type="string" calcext:value-type="string">
            <text:p>2021-09-22T07:32:26.768943-06:00</text:p>
          </table:table-cell>
          <table:table-cell office:value-type="float" office:value="91.931928" calcext:value-type="float">
            <text:p>91.931928</text:p>
          </table:table-cell>
          <table:table-cell office:value-type="float" office:value="2.380182" calcext:value-type="float">
            <text:p>2.380182</text:p>
          </table:table-cell>
        </table:table-row>
        <table:table-row table:style-name="ro1">
          <table:table-cell office:value-type="string" calcext:value-type="string">
            <text:p>2021-09-22T07:33:26.768943-06:00</text:p>
          </table:table-cell>
          <table:table-cell office:value-type="float" office:value="92.095686" calcext:value-type="float">
            <text:p>92.095686</text:p>
          </table:table-cell>
          <table:table-cell office:value-type="float" office:value="2.569295" calcext:value-type="float">
            <text:p>2.569295</text:p>
          </table:table-cell>
        </table:table-row>
        <table:table-row table:style-name="ro1">
          <table:table-cell office:value-type="string" calcext:value-type="string">
            <text:p>2021-09-22T07:34:26.768943-06:00</text:p>
          </table:table-cell>
          <table:table-cell office:value-type="float" office:value="92.259491" calcext:value-type="float">
            <text:p>92.259491</text:p>
          </table:table-cell>
          <table:table-cell office:value-type="float" office:value="2.758389" calcext:value-type="float">
            <text:p>2.758389</text:p>
          </table:table-cell>
        </table:table-row>
        <table:table-row table:style-name="ro1">
          <table:table-cell office:value-type="string" calcext:value-type="string">
            <text:p>2021-09-22T07:35:26.768943-06:00</text:p>
          </table:table-cell>
          <table:table-cell office:value-type="float" office:value="92.423347" calcext:value-type="float">
            <text:p>92.423347</text:p>
          </table:table-cell>
          <table:table-cell office:value-type="float" office:value="2.947461" calcext:value-type="float">
            <text:p>2.947461</text:p>
          </table:table-cell>
        </table:table-row>
        <table:table-row table:style-name="ro1">
          <table:table-cell office:value-type="string" calcext:value-type="string">
            <text:p>2021-09-22T07:36:26.768943-06:00</text:p>
          </table:table-cell>
          <table:table-cell office:value-type="float" office:value="92.587258" calcext:value-type="float">
            <text:p>92.587258</text:p>
          </table:table-cell>
          <table:table-cell office:value-type="float" office:value="3.13651" calcext:value-type="float">
            <text:p>3.13651</text:p>
          </table:table-cell>
        </table:table-row>
        <table:table-row table:style-name="ro1">
          <table:table-cell office:value-type="string" calcext:value-type="string">
            <text:p>2021-09-22T07:37:26.768943-06:00</text:p>
          </table:table-cell>
          <table:table-cell office:value-type="float" office:value="92.751226" calcext:value-type="float">
            <text:p>92.751226</text:p>
          </table:table-cell>
          <table:table-cell office:value-type="float" office:value="3.325535" calcext:value-type="float">
            <text:p>3.325535</text:p>
          </table:table-cell>
        </table:table-row>
        <table:table-row table:style-name="ro1">
          <table:table-cell office:value-type="string" calcext:value-type="string">
            <text:p>2021-09-22T07:38:26.768943-06:00</text:p>
          </table:table-cell>
          <table:table-cell office:value-type="float" office:value="92.915256" calcext:value-type="float">
            <text:p>92.915256</text:p>
          </table:table-cell>
          <table:table-cell office:value-type="float" office:value="3.514534" calcext:value-type="float">
            <text:p>3.514534</text:p>
          </table:table-cell>
        </table:table-row>
        <table:table-row table:style-name="ro1">
          <table:table-cell office:value-type="string" calcext:value-type="string">
            <text:p>2021-09-22T07:39:26.768943-06:00</text:p>
          </table:table-cell>
          <table:table-cell office:value-type="float" office:value="93.079351" calcext:value-type="float">
            <text:p>93.079351</text:p>
          </table:table-cell>
          <table:table-cell office:value-type="float" office:value="3.703505" calcext:value-type="float">
            <text:p>3.703505</text:p>
          </table:table-cell>
        </table:table-row>
        <table:table-row table:style-name="ro1">
          <table:table-cell office:value-type="string" calcext:value-type="string">
            <text:p>2021-09-22T07:40:26.768943-06:00</text:p>
          </table:table-cell>
          <table:table-cell office:value-type="float" office:value="93.243515" calcext:value-type="float">
            <text:p>93.243515</text:p>
          </table:table-cell>
          <table:table-cell office:value-type="float" office:value="3.892447" calcext:value-type="float">
            <text:p>3.892447</text:p>
          </table:table-cell>
        </table:table-row>
        <table:table-row table:style-name="ro1">
          <table:table-cell office:value-type="string" calcext:value-type="string">
            <text:p>2021-09-22T07:41:26.768943-06:00</text:p>
          </table:table-cell>
          <table:table-cell office:value-type="float" office:value="93.407751" calcext:value-type="float">
            <text:p>93.407751</text:p>
          </table:table-cell>
          <table:table-cell office:value-type="float" office:value="4.081358" calcext:value-type="float">
            <text:p>4.081358</text:p>
          </table:table-cell>
        </table:table-row>
        <table:table-row table:style-name="ro1">
          <table:table-cell office:value-type="string" calcext:value-type="string">
            <text:p>2021-09-22T07:42:26.768943-06:00</text:p>
          </table:table-cell>
          <table:table-cell office:value-type="float" office:value="93.572064" calcext:value-type="float">
            <text:p>93.572064</text:p>
          </table:table-cell>
          <table:table-cell office:value-type="float" office:value="4.270237" calcext:value-type="float">
            <text:p>4.270237</text:p>
          </table:table-cell>
        </table:table-row>
        <table:table-row table:style-name="ro1">
          <table:table-cell office:value-type="string" calcext:value-type="string">
            <text:p>2021-09-22T07:43:26.768943-06:00</text:p>
          </table:table-cell>
          <table:table-cell office:value-type="float" office:value="93.736456" calcext:value-type="float">
            <text:p>93.736456</text:p>
          </table:table-cell>
          <table:table-cell office:value-type="float" office:value="4.459082" calcext:value-type="float">
            <text:p>4.459082</text:p>
          </table:table-cell>
        </table:table-row>
        <table:table-row table:style-name="ro1">
          <table:table-cell office:value-type="string" calcext:value-type="string">
            <text:p>2021-09-22T07:44:26.768943-06:00</text:p>
          </table:table-cell>
          <table:table-cell office:value-type="float" office:value="93.900931" calcext:value-type="float">
            <text:p>93.900931</text:p>
          </table:table-cell>
          <table:table-cell office:value-type="float" office:value="4.647891" calcext:value-type="float">
            <text:p>4.647891</text:p>
          </table:table-cell>
        </table:table-row>
        <table:table-row table:style-name="ro1">
          <table:table-cell office:value-type="string" calcext:value-type="string">
            <text:p>2021-09-22T07:45:26.768943-06:00</text:p>
          </table:table-cell>
          <table:table-cell office:value-type="float" office:value="94.065493" calcext:value-type="float">
            <text:p>94.065493</text:p>
          </table:table-cell>
          <table:table-cell office:value-type="float" office:value="4.836664" calcext:value-type="float">
            <text:p>4.836664</text:p>
          </table:table-cell>
        </table:table-row>
        <table:table-row table:style-name="ro1">
          <table:table-cell office:value-type="string" calcext:value-type="string">
            <text:p>2021-09-22T07:46:26.768943-06:00</text:p>
          </table:table-cell>
          <table:table-cell office:value-type="float" office:value="94.230145" calcext:value-type="float">
            <text:p>94.230145</text:p>
          </table:table-cell>
          <table:table-cell office:value-type="float" office:value="5.025398" calcext:value-type="float">
            <text:p>5.025398</text:p>
          </table:table-cell>
        </table:table-row>
        <table:table-row table:style-name="ro1">
          <table:table-cell office:value-type="string" calcext:value-type="string">
            <text:p>2021-09-22T07:47:26.768943-06:00</text:p>
          </table:table-cell>
          <table:table-cell office:value-type="float" office:value="94.394892" calcext:value-type="float">
            <text:p>94.394892</text:p>
          </table:table-cell>
          <table:table-cell office:value-type="float" office:value="5.214091" calcext:value-type="float">
            <text:p>5.214091</text:p>
          </table:table-cell>
        </table:table-row>
        <table:table-row table:style-name="ro1">
          <table:table-cell office:value-type="string" calcext:value-type="string">
            <text:p>2021-09-22T07:48:26.768943-06:00</text:p>
          </table:table-cell>
          <table:table-cell office:value-type="float" office:value="94.559737" calcext:value-type="float">
            <text:p>94.559737</text:p>
          </table:table-cell>
          <table:table-cell office:value-type="float" office:value="5.402743" calcext:value-type="float">
            <text:p>5.402743</text:p>
          </table:table-cell>
        </table:table-row>
        <table:table-row table:style-name="ro1">
          <table:table-cell office:value-type="string" calcext:value-type="string">
            <text:p>2021-09-22T07:49:26.768943-06:00</text:p>
          </table:table-cell>
          <table:table-cell office:value-type="float" office:value="94.724682" calcext:value-type="float">
            <text:p>94.724682</text:p>
          </table:table-cell>
          <table:table-cell office:value-type="float" office:value="5.591352" calcext:value-type="float">
            <text:p>5.591352</text:p>
          </table:table-cell>
        </table:table-row>
        <table:table-row table:style-name="ro1">
          <table:table-cell office:value-type="string" calcext:value-type="string">
            <text:p>2021-09-22T07:50:26.768943-06:00</text:p>
          </table:table-cell>
          <table:table-cell office:value-type="float" office:value="94.889733" calcext:value-type="float">
            <text:p>94.889733</text:p>
          </table:table-cell>
          <table:table-cell office:value-type="float" office:value="5.779915" calcext:value-type="float">
            <text:p>5.779915</text:p>
          </table:table-cell>
        </table:table-row>
        <table:table-row table:style-name="ro1">
          <table:table-cell office:value-type="string" calcext:value-type="string">
            <text:p>2021-09-22T07:51:26.768943-06:00</text:p>
          </table:table-cell>
          <table:table-cell office:value-type="float" office:value="95.054893" calcext:value-type="float">
            <text:p>95.054893</text:p>
          </table:table-cell>
          <table:table-cell office:value-type="float" office:value="5.968432" calcext:value-type="float">
            <text:p>5.968432</text:p>
          </table:table-cell>
        </table:table-row>
        <table:table-row table:style-name="ro1">
          <table:table-cell office:value-type="string" calcext:value-type="string">
            <text:p>2021-09-22T07:52:26.768943-06:00</text:p>
          </table:table-cell>
          <table:table-cell office:value-type="float" office:value="95.220165" calcext:value-type="float">
            <text:p>95.220165</text:p>
          </table:table-cell>
          <table:table-cell office:value-type="float" office:value="6.156901" calcext:value-type="float">
            <text:p>6.156901</text:p>
          </table:table-cell>
        </table:table-row>
        <table:table-row table:style-name="ro1">
          <table:table-cell office:value-type="string" calcext:value-type="string">
            <text:p>2021-09-22T07:53:26.768943-06:00</text:p>
          </table:table-cell>
          <table:table-cell office:value-type="float" office:value="95.385553" calcext:value-type="float">
            <text:p>95.385553</text:p>
          </table:table-cell>
          <table:table-cell office:value-type="float" office:value="6.34532" calcext:value-type="float">
            <text:p>6.34532</text:p>
          </table:table-cell>
        </table:table-row>
        <table:table-row table:style-name="ro1">
          <table:table-cell office:value-type="string" calcext:value-type="string">
            <text:p>2021-09-22T07:54:26.768943-06:00</text:p>
          </table:table-cell>
          <table:table-cell office:value-type="float" office:value="95.551061" calcext:value-type="float">
            <text:p>95.551061</text:p>
          </table:table-cell>
          <table:table-cell office:value-type="float" office:value="6.533687" calcext:value-type="float">
            <text:p>6.533687</text:p>
          </table:table-cell>
        </table:table-row>
        <table:table-row table:style-name="ro1">
          <table:table-cell office:value-type="string" calcext:value-type="string">
            <text:p>2021-09-22T07:55:26.768943-06:00</text:p>
          </table:table-cell>
          <table:table-cell office:value-type="float" office:value="95.716693" calcext:value-type="float">
            <text:p>95.716693</text:p>
          </table:table-cell>
          <table:table-cell office:value-type="float" office:value="6.722002" calcext:value-type="float">
            <text:p>6.722002</text:p>
          </table:table-cell>
        </table:table-row>
        <table:table-row table:style-name="ro1">
          <table:table-cell office:value-type="string" calcext:value-type="string">
            <text:p>2021-09-22T07:56:26.768943-06:00</text:p>
          </table:table-cell>
          <table:table-cell office:value-type="float" office:value="95.882451" calcext:value-type="float">
            <text:p>95.882451</text:p>
          </table:table-cell>
          <table:table-cell office:value-type="float" office:value="6.910261" calcext:value-type="float">
            <text:p>6.910261</text:p>
          </table:table-cell>
        </table:table-row>
        <table:table-row table:style-name="ro1">
          <table:table-cell office:value-type="string" calcext:value-type="string">
            <text:p>2021-09-22T07:57:26.768943-06:00</text:p>
          </table:table-cell>
          <table:table-cell office:value-type="float" office:value="96.04834" calcext:value-type="float">
            <text:p>96.04834</text:p>
          </table:table-cell>
          <table:table-cell office:value-type="float" office:value="7.098465" calcext:value-type="float">
            <text:p>7.098465</text:p>
          </table:table-cell>
        </table:table-row>
        <table:table-row table:style-name="ro1">
          <table:table-cell office:value-type="string" calcext:value-type="string">
            <text:p>2021-09-22T07:58:26.768943-06:00</text:p>
          </table:table-cell>
          <table:table-cell office:value-type="float" office:value="96.214364" calcext:value-type="float">
            <text:p>96.214364</text:p>
          </table:table-cell>
          <table:table-cell office:value-type="float" office:value="7.286611" calcext:value-type="float">
            <text:p>7.286611</text:p>
          </table:table-cell>
        </table:table-row>
        <table:table-row table:style-name="ro1">
          <table:table-cell office:value-type="string" calcext:value-type="string">
            <text:p>2021-09-22T07:59:26.768943-06:00</text:p>
          </table:table-cell>
          <table:table-cell office:value-type="float" office:value="96.380526" calcext:value-type="float">
            <text:p>96.380526</text:p>
          </table:table-cell>
          <table:table-cell office:value-type="float" office:value="7.474697" calcext:value-type="float">
            <text:p>7.474697</text:p>
          </table:table-cell>
        </table:table-row>
        <table:table-row table:style-name="ro1">
          <table:table-cell office:value-type="string" calcext:value-type="string">
            <text:p>2021-09-22T08:00:26.768943-06:00</text:p>
          </table:table-cell>
          <table:table-cell office:value-type="float" office:value="96.54683" calcext:value-type="float">
            <text:p>96.54683</text:p>
          </table:table-cell>
          <table:table-cell office:value-type="float" office:value="7.662722" calcext:value-type="float">
            <text:p>7.662722</text:p>
          </table:table-cell>
        </table:table-row>
        <table:table-row table:style-name="ro1">
          <table:table-cell office:value-type="string" calcext:value-type="string">
            <text:p>2021-09-22T08:01:26.768943-06:00</text:p>
          </table:table-cell>
          <table:table-cell office:value-type="float" office:value="96.71328" calcext:value-type="float">
            <text:p>96.71328</text:p>
          </table:table-cell>
          <table:table-cell office:value-type="float" office:value="7.850684" calcext:value-type="float">
            <text:p>7.850684</text:p>
          </table:table-cell>
        </table:table-row>
        <table:table-row table:style-name="ro1">
          <table:table-cell office:value-type="string" calcext:value-type="string">
            <text:p>2021-09-22T08:02:26.768943-06:00</text:p>
          </table:table-cell>
          <table:table-cell office:value-type="float" office:value="96.879879" calcext:value-type="float">
            <text:p>96.879879</text:p>
          </table:table-cell>
          <table:table-cell office:value-type="float" office:value="8.038582" calcext:value-type="float">
            <text:p>8.038582</text:p>
          </table:table-cell>
        </table:table-row>
        <table:table-row table:style-name="ro1">
          <table:table-cell office:value-type="string" calcext:value-type="string">
            <text:p>2021-09-22T08:03:26.768943-06:00</text:p>
          </table:table-cell>
          <table:table-cell office:value-type="float" office:value="97.046631" calcext:value-type="float">
            <text:p>97.046631</text:p>
          </table:table-cell>
          <table:table-cell office:value-type="float" office:value="8.226414" calcext:value-type="float">
            <text:p>8.226414</text:p>
          </table:table-cell>
        </table:table-row>
        <table:table-row table:style-name="ro1">
          <table:table-cell office:value-type="string" calcext:value-type="string">
            <text:p>2021-09-22T08:04:26.768943-06:00</text:p>
          </table:table-cell>
          <table:table-cell office:value-type="float" office:value="97.21354" calcext:value-type="float">
            <text:p>97.21354</text:p>
          </table:table-cell>
          <table:table-cell office:value-type="float" office:value="8.414178" calcext:value-type="float">
            <text:p>8.414178</text:p>
          </table:table-cell>
        </table:table-row>
        <table:table-row table:style-name="ro1">
          <table:table-cell office:value-type="string" calcext:value-type="string">
            <text:p>2021-09-22T08:05:26.768943-06:00</text:p>
          </table:table-cell>
          <table:table-cell office:value-type="float" office:value="97.38061" calcext:value-type="float">
            <text:p>97.38061</text:p>
          </table:table-cell>
          <table:table-cell office:value-type="float" office:value="8.601873" calcext:value-type="float">
            <text:p>8.601873</text:p>
          </table:table-cell>
        </table:table-row>
        <table:table-row table:style-name="ro1">
          <table:table-cell office:value-type="string" calcext:value-type="string">
            <text:p>2021-09-22T08:06:26.768943-06:00</text:p>
          </table:table-cell>
          <table:table-cell office:value-type="float" office:value="97.547844" calcext:value-type="float">
            <text:p>97.547844</text:p>
          </table:table-cell>
          <table:table-cell office:value-type="float" office:value="8.789496" calcext:value-type="float">
            <text:p>8.789496</text:p>
          </table:table-cell>
        </table:table-row>
        <table:table-row table:style-name="ro1">
          <table:table-cell office:value-type="string" calcext:value-type="string">
            <text:p>2021-09-22T08:07:26.768943-06:00</text:p>
          </table:table-cell>
          <table:table-cell office:value-type="float" office:value="97.715247" calcext:value-type="float">
            <text:p>97.715247</text:p>
          </table:table-cell>
          <table:table-cell office:value-type="float" office:value="8.977047" calcext:value-type="float">
            <text:p>8.977047</text:p>
          </table:table-cell>
        </table:table-row>
        <table:table-row table:style-name="ro1">
          <table:table-cell office:value-type="string" calcext:value-type="string">
            <text:p>2021-09-22T08:08:26.768943-06:00</text:p>
          </table:table-cell>
          <table:table-cell office:value-type="float" office:value="97.882821" calcext:value-type="float">
            <text:p>97.882821</text:p>
          </table:table-cell>
          <table:table-cell office:value-type="float" office:value="9.164524" calcext:value-type="float">
            <text:p>9.164524</text:p>
          </table:table-cell>
        </table:table-row>
        <table:table-row table:style-name="ro1">
          <table:table-cell office:value-type="string" calcext:value-type="string">
            <text:p>2021-09-22T08:09:26.768943-06:00</text:p>
          </table:table-cell>
          <table:table-cell office:value-type="float" office:value="98.050571" calcext:value-type="float">
            <text:p>98.050571</text:p>
          </table:table-cell>
          <table:table-cell office:value-type="float" office:value="9.351924" calcext:value-type="float">
            <text:p>9.351924</text:p>
          </table:table-cell>
        </table:table-row>
        <table:table-row table:style-name="ro1">
          <table:table-cell office:value-type="string" calcext:value-type="string">
            <text:p>2021-09-22T08:10:26.768943-06:00</text:p>
          </table:table-cell>
          <table:table-cell office:value-type="float" office:value="98.218501" calcext:value-type="float">
            <text:p>98.218501</text:p>
          </table:table-cell>
          <table:table-cell office:value-type="float" office:value="9.539246" calcext:value-type="float">
            <text:p>9.539246</text:p>
          </table:table-cell>
        </table:table-row>
        <table:table-row table:style-name="ro1">
          <table:table-cell office:value-type="string" calcext:value-type="string">
            <text:p>2021-09-22T08:11:26.768943-06:00</text:p>
          </table:table-cell>
          <table:table-cell office:value-type="float" office:value="98.386614" calcext:value-type="float">
            <text:p>98.386614</text:p>
          </table:table-cell>
          <table:table-cell office:value-type="float" office:value="9.726489" calcext:value-type="float">
            <text:p>9.726489</text:p>
          </table:table-cell>
        </table:table-row>
        <table:table-row table:style-name="ro1">
          <table:table-cell office:value-type="string" calcext:value-type="string">
            <text:p>2021-09-22T08:12:26.768943-06:00</text:p>
          </table:table-cell>
          <table:table-cell office:value-type="float" office:value="98.554915" calcext:value-type="float">
            <text:p>98.554915</text:p>
          </table:table-cell>
          <table:table-cell office:value-type="float" office:value="9.913651" calcext:value-type="float">
            <text:p>9.913651</text:p>
          </table:table-cell>
        </table:table-row>
        <table:table-row table:style-name="ro1">
          <table:table-cell office:value-type="string" calcext:value-type="string">
            <text:p>2021-09-22T08:13:26.768943-06:00</text:p>
          </table:table-cell>
          <table:table-cell office:value-type="float" office:value="98.723406" calcext:value-type="float">
            <text:p>98.723406</text:p>
          </table:table-cell>
          <table:table-cell office:value-type="float" office:value="10.10073" calcext:value-type="float">
            <text:p>10.10073</text:p>
          </table:table-cell>
        </table:table-row>
        <table:table-row table:style-name="ro1">
          <table:table-cell office:value-type="string" calcext:value-type="string">
            <text:p>2021-09-22T08:14:26.768943-06:00</text:p>
          </table:table-cell>
          <table:table-cell office:value-type="float" office:value="98.892093" calcext:value-type="float">
            <text:p>98.892093</text:p>
          </table:table-cell>
          <table:table-cell office:value-type="float" office:value="10.287724" calcext:value-type="float">
            <text:p>10.287724</text:p>
          </table:table-cell>
        </table:table-row>
        <table:table-row table:style-name="ro1">
          <table:table-cell office:value-type="string" calcext:value-type="string">
            <text:p>2021-09-22T08:15:26.768943-06:00</text:p>
          </table:table-cell>
          <table:table-cell office:value-type="float" office:value="99.060978" calcext:value-type="float">
            <text:p>99.060978</text:p>
          </table:table-cell>
          <table:table-cell office:value-type="float" office:value="10.474632" calcext:value-type="float">
            <text:p>10.474632</text:p>
          </table:table-cell>
        </table:table-row>
        <table:table-row table:style-name="ro1">
          <table:table-cell office:value-type="string" calcext:value-type="string">
            <text:p>2021-09-22T08:16:26.768943-06:00</text:p>
          </table:table-cell>
          <table:table-cell office:value-type="float" office:value="99.230066" calcext:value-type="float">
            <text:p>99.230066</text:p>
          </table:table-cell>
          <table:table-cell office:value-type="float" office:value="10.661452" calcext:value-type="float">
            <text:p>10.661452</text:p>
          </table:table-cell>
        </table:table-row>
        <table:table-row table:style-name="ro1">
          <table:table-cell office:value-type="string" calcext:value-type="string">
            <text:p>2021-09-22T08:17:26.768943-06:00</text:p>
          </table:table-cell>
          <table:table-cell office:value-type="float" office:value="99.39936" calcext:value-type="float">
            <text:p>99.39936</text:p>
          </table:table-cell>
          <table:table-cell office:value-type="float" office:value="10.848182" calcext:value-type="float">
            <text:p>10.848182</text:p>
          </table:table-cell>
        </table:table-row>
        <table:table-row table:style-name="ro1">
          <table:table-cell office:value-type="string" calcext:value-type="string">
            <text:p>2021-09-22T08:18:26.768943-06:00</text:p>
          </table:table-cell>
          <table:table-cell office:value-type="float" office:value="99.568865" calcext:value-type="float">
            <text:p>99.568865</text:p>
          </table:table-cell>
          <table:table-cell office:value-type="float" office:value="11.03482" calcext:value-type="float">
            <text:p>11.03482</text:p>
          </table:table-cell>
        </table:table-row>
        <table:table-row table:style-name="ro1">
          <table:table-cell office:value-type="string" calcext:value-type="string">
            <text:p>2021-09-22T08:19:26.768943-06:00</text:p>
          </table:table-cell>
          <table:table-cell office:value-type="float" office:value="99.738584" calcext:value-type="float">
            <text:p>99.738584</text:p>
          </table:table-cell>
          <table:table-cell office:value-type="float" office:value="11.221366" calcext:value-type="float">
            <text:p>11.221366</text:p>
          </table:table-cell>
        </table:table-row>
        <table:table-row table:style-name="ro1">
          <table:table-cell office:value-type="string" calcext:value-type="string">
            <text:p>2021-09-22T08:20:26.768943-06:00</text:p>
          </table:table-cell>
          <table:table-cell office:value-type="float" office:value="99.908521" calcext:value-type="float">
            <text:p>99.908521</text:p>
          </table:table-cell>
          <table:table-cell office:value-type="float" office:value="11.407816" calcext:value-type="float">
            <text:p>11.407816</text:p>
          </table:table-cell>
        </table:table-row>
        <table:table-row table:style-name="ro1">
          <table:table-cell office:value-type="string" calcext:value-type="string">
            <text:p>2021-09-22T08:21:26.768943-06:00</text:p>
          </table:table-cell>
          <table:table-cell office:value-type="float" office:value="100.07868" calcext:value-type="float">
            <text:p>100.07868</text:p>
          </table:table-cell>
          <table:table-cell office:value-type="float" office:value="11.594169" calcext:value-type="float">
            <text:p>11.594169</text:p>
          </table:table-cell>
        </table:table-row>
        <table:table-row table:style-name="ro1">
          <table:table-cell office:value-type="string" calcext:value-type="string">
            <text:p>2021-09-22T08:22:26.768943-06:00</text:p>
          </table:table-cell>
          <table:table-cell office:value-type="float" office:value="100.249066" calcext:value-type="float">
            <text:p>100.249066</text:p>
          </table:table-cell>
          <table:table-cell office:value-type="float" office:value="11.780423" calcext:value-type="float">
            <text:p>11.780423</text:p>
          </table:table-cell>
        </table:table-row>
        <table:table-row table:style-name="ro1">
          <table:table-cell office:value-type="string" calcext:value-type="string">
            <text:p>2021-09-22T08:23:26.768943-06:00</text:p>
          </table:table-cell>
          <table:table-cell office:value-type="float" office:value="100.419681" calcext:value-type="float">
            <text:p>100.419681</text:p>
          </table:table-cell>
          <table:table-cell office:value-type="float" office:value="11.966577" calcext:value-type="float">
            <text:p>11.966577</text:p>
          </table:table-cell>
        </table:table-row>
        <table:table-row table:style-name="ro1">
          <table:table-cell office:value-type="string" calcext:value-type="string">
            <text:p>2021-09-22T08:24:26.768943-06:00</text:p>
          </table:table-cell>
          <table:table-cell office:value-type="float" office:value="100.59053" calcext:value-type="float">
            <text:p>100.59053</text:p>
          </table:table-cell>
          <table:table-cell office:value-type="float" office:value="12.152629" calcext:value-type="float">
            <text:p>12.152629</text:p>
          </table:table-cell>
        </table:table-row>
        <table:table-row table:style-name="ro1">
          <table:table-cell office:value-type="string" calcext:value-type="string">
            <text:p>2021-09-22T08:25:26.768943-06:00</text:p>
          </table:table-cell>
          <table:table-cell office:value-type="float" office:value="100.761617" calcext:value-type="float">
            <text:p>100.761617</text:p>
          </table:table-cell>
          <table:table-cell office:value-type="float" office:value="12.338577" calcext:value-type="float">
            <text:p>12.338577</text:p>
          </table:table-cell>
        </table:table-row>
        <table:table-row table:style-name="ro1">
          <table:table-cell office:value-type="string" calcext:value-type="string">
            <text:p>2021-09-22T08:26:26.768943-06:00</text:p>
          </table:table-cell>
          <table:table-cell office:value-type="float" office:value="100.932947" calcext:value-type="float">
            <text:p>100.932947</text:p>
          </table:table-cell>
          <table:table-cell office:value-type="float" office:value="12.524419" calcext:value-type="float">
            <text:p>12.524419</text:p>
          </table:table-cell>
        </table:table-row>
        <table:table-row table:style-name="ro1">
          <table:table-cell office:value-type="string" calcext:value-type="string">
            <text:p>2021-09-22T08:27:26.768943-06:00</text:p>
          </table:table-cell>
          <table:table-cell office:value-type="float" office:value="101.104522" calcext:value-type="float">
            <text:p>101.104522</text:p>
          </table:table-cell>
          <table:table-cell office:value-type="float" office:value="12.710154" calcext:value-type="float">
            <text:p>12.710154</text:p>
          </table:table-cell>
        </table:table-row>
        <table:table-row table:style-name="ro1">
          <table:table-cell office:value-type="string" calcext:value-type="string">
            <text:p>2021-09-22T08:28:26.768943-06:00</text:p>
          </table:table-cell>
          <table:table-cell office:value-type="float" office:value="101.276346" calcext:value-type="float">
            <text:p>101.276346</text:p>
          </table:table-cell>
          <table:table-cell office:value-type="float" office:value="12.895779" calcext:value-type="float">
            <text:p>12.895779</text:p>
          </table:table-cell>
        </table:table-row>
        <table:table-row table:style-name="ro1">
          <table:table-cell office:value-type="string" calcext:value-type="string">
            <text:p>2021-09-22T08:29:26.768943-06:00</text:p>
          </table:table-cell>
          <table:table-cell office:value-type="float" office:value="101.448425" calcext:value-type="float">
            <text:p>101.448425</text:p>
          </table:table-cell>
          <table:table-cell office:value-type="float" office:value="13.081293" calcext:value-type="float">
            <text:p>13.081293</text:p>
          </table:table-cell>
        </table:table-row>
        <table:table-row table:style-name="ro1">
          <table:table-cell office:value-type="string" calcext:value-type="string">
            <text:p>2021-09-22T08:30:26.768943-06:00</text:p>
          </table:table-cell>
          <table:table-cell office:value-type="float" office:value="101.620762" calcext:value-type="float">
            <text:p>101.620762</text:p>
          </table:table-cell>
          <table:table-cell office:value-type="float" office:value="13.266693" calcext:value-type="float">
            <text:p>13.266693</text:p>
          </table:table-cell>
        </table:table-row>
        <table:table-row table:style-name="ro1">
          <table:table-cell office:value-type="string" calcext:value-type="string">
            <text:p>2021-09-22T08:31:26.768943-06:00</text:p>
          </table:table-cell>
          <table:table-cell office:value-type="float" office:value="101.793361" calcext:value-type="float">
            <text:p>101.793361</text:p>
          </table:table-cell>
          <table:table-cell office:value-type="float" office:value="13.451979" calcext:value-type="float">
            <text:p>13.451979</text:p>
          </table:table-cell>
        </table:table-row>
        <table:table-row table:style-name="ro1">
          <table:table-cell office:value-type="string" calcext:value-type="string">
            <text:p>2021-09-22T08:32:26.768943-06:00</text:p>
          </table:table-cell>
          <table:table-cell office:value-type="float" office:value="101.966225" calcext:value-type="float">
            <text:p>101.966225</text:p>
          </table:table-cell>
          <table:table-cell office:value-type="float" office:value="13.637148" calcext:value-type="float">
            <text:p>13.637148</text:p>
          </table:table-cell>
        </table:table-row>
        <table:table-row table:style-name="ro1">
          <table:table-cell office:value-type="string" calcext:value-type="string">
            <text:p>2021-09-22T08:33:26.768943-06:00</text:p>
          </table:table-cell>
          <table:table-cell office:value-type="float" office:value="102.13936" calcext:value-type="float">
            <text:p>102.13936</text:p>
          </table:table-cell>
          <table:table-cell office:value-type="float" office:value="13.822198" calcext:value-type="float">
            <text:p>13.822198</text:p>
          </table:table-cell>
        </table:table-row>
        <table:table-row table:style-name="ro1">
          <table:table-cell office:value-type="string" calcext:value-type="string">
            <text:p>2021-09-22T08:34:26.768943-06:00</text:p>
          </table:table-cell>
          <table:table-cell office:value-type="float" office:value="102.312769" calcext:value-type="float">
            <text:p>102.312769</text:p>
          </table:table-cell>
          <table:table-cell office:value-type="float" office:value="14.007128" calcext:value-type="float">
            <text:p>14.007128</text:p>
          </table:table-cell>
        </table:table-row>
        <table:table-row table:style-name="ro1">
          <table:table-cell office:value-type="string" calcext:value-type="string">
            <text:p>2021-09-22T08:35:26.768943-06:00</text:p>
          </table:table-cell>
          <table:table-cell office:value-type="float" office:value="102.486457" calcext:value-type="float">
            <text:p>102.486457</text:p>
          </table:table-cell>
          <table:table-cell office:value-type="float" office:value="14.191935" calcext:value-type="float">
            <text:p>14.191935</text:p>
          </table:table-cell>
        </table:table-row>
        <table:table-row table:style-name="ro1">
          <table:table-cell office:value-type="string" calcext:value-type="string">
            <text:p>2021-09-22T08:36:26.768943-06:00</text:p>
          </table:table-cell>
          <table:table-cell office:value-type="float" office:value="102.660426" calcext:value-type="float">
            <text:p>102.660426</text:p>
          </table:table-cell>
          <table:table-cell office:value-type="float" office:value="14.376617" calcext:value-type="float">
            <text:p>14.376617</text:p>
          </table:table-cell>
        </table:table-row>
        <table:table-row table:style-name="ro1">
          <table:table-cell office:value-type="string" calcext:value-type="string">
            <text:p>2021-09-22T08:37:26.768943-06:00</text:p>
          </table:table-cell>
          <table:table-cell office:value-type="float" office:value="102.834682" calcext:value-type="float">
            <text:p>102.834682</text:p>
          </table:table-cell>
          <table:table-cell office:value-type="float" office:value="14.561174" calcext:value-type="float">
            <text:p>14.561174</text:p>
          </table:table-cell>
        </table:table-row>
        <table:table-row table:style-name="ro1">
          <table:table-cell office:value-type="string" calcext:value-type="string">
            <text:p>2021-09-22T08:38:26.768943-06:00</text:p>
          </table:table-cell>
          <table:table-cell office:value-type="float" office:value="103.009229" calcext:value-type="float">
            <text:p>103.009229</text:p>
          </table:table-cell>
          <table:table-cell office:value-type="float" office:value="14.745602" calcext:value-type="float">
            <text:p>14.745602</text:p>
          </table:table-cell>
        </table:table-row>
        <table:table-row table:style-name="ro1">
          <table:table-cell office:value-type="string" calcext:value-type="string">
            <text:p>2021-09-22T08:39:26.768943-06:00</text:p>
          </table:table-cell>
          <table:table-cell office:value-type="float" office:value="103.184071" calcext:value-type="float">
            <text:p>103.184071</text:p>
          </table:table-cell>
          <table:table-cell office:value-type="float" office:value="14.9299" calcext:value-type="float">
            <text:p>14.9299</text:p>
          </table:table-cell>
        </table:table-row>
        <table:table-row table:style-name="ro1">
          <table:table-cell office:value-type="string" calcext:value-type="string">
            <text:p>2021-09-22T08:40:26.768943-06:00</text:p>
          </table:table-cell>
          <table:table-cell office:value-type="float" office:value="103.359212" calcext:value-type="float">
            <text:p>103.359212</text:p>
          </table:table-cell>
          <table:table-cell office:value-type="float" office:value="15.114065" calcext:value-type="float">
            <text:p>15.114065</text:p>
          </table:table-cell>
        </table:table-row>
        <table:table-row table:style-name="ro1">
          <table:table-cell office:value-type="string" calcext:value-type="string">
            <text:p>2021-09-22T08:41:26.768943-06:00</text:p>
          </table:table-cell>
          <table:table-cell office:value-type="float" office:value="103.534656" calcext:value-type="float">
            <text:p>103.534656</text:p>
          </table:table-cell>
          <table:table-cell office:value-type="float" office:value="15.298097" calcext:value-type="float">
            <text:p>15.298097</text:p>
          </table:table-cell>
        </table:table-row>
        <table:table-row table:style-name="ro1">
          <table:table-cell office:value-type="string" calcext:value-type="string">
            <text:p>2021-09-22T08:42:26.768943-06:00</text:p>
          </table:table-cell>
          <table:table-cell office:value-type="float" office:value="103.710407" calcext:value-type="float">
            <text:p>103.710407</text:p>
          </table:table-cell>
          <table:table-cell office:value-type="float" office:value="15.481993" calcext:value-type="float">
            <text:p>15.481993</text:p>
          </table:table-cell>
        </table:table-row>
        <table:table-row table:style-name="ro1">
          <table:table-cell office:value-type="string" calcext:value-type="string">
            <text:p>2021-09-22T08:43:26.768943-06:00</text:p>
          </table:table-cell>
          <table:table-cell office:value-type="float" office:value="103.88647" calcext:value-type="float">
            <text:p>103.88647</text:p>
          </table:table-cell>
          <table:table-cell office:value-type="float" office:value="15.665751" calcext:value-type="float">
            <text:p>15.665751</text:p>
          </table:table-cell>
        </table:table-row>
        <table:table-row table:style-name="ro1">
          <table:table-cell office:value-type="string" calcext:value-type="string">
            <text:p>2021-09-22T08:44:26.768943-06:00</text:p>
          </table:table-cell>
          <table:table-cell office:value-type="float" office:value="104.062849" calcext:value-type="float">
            <text:p>104.062849</text:p>
          </table:table-cell>
          <table:table-cell office:value-type="float" office:value="15.849369" calcext:value-type="float">
            <text:p>15.849369</text:p>
          </table:table-cell>
        </table:table-row>
        <table:table-row table:style-name="ro1">
          <table:table-cell office:value-type="string" calcext:value-type="string">
            <text:p>2021-09-22T08:45:26.768943-06:00</text:p>
          </table:table-cell>
          <table:table-cell office:value-type="float" office:value="104.239547" calcext:value-type="float">
            <text:p>104.239547</text:p>
          </table:table-cell>
          <table:table-cell office:value-type="float" office:value="16.032844" calcext:value-type="float">
            <text:p>16.032844</text:p>
          </table:table-cell>
        </table:table-row>
        <table:table-row table:style-name="ro1">
          <table:table-cell office:value-type="string" calcext:value-type="string">
            <text:p>2021-09-22T08:46:26.768943-06:00</text:p>
          </table:table-cell>
          <table:table-cell office:value-type="float" office:value="104.41657" calcext:value-type="float">
            <text:p>104.41657</text:p>
          </table:table-cell>
          <table:table-cell office:value-type="float" office:value="16.216176" calcext:value-type="float">
            <text:p>16.216176</text:p>
          </table:table-cell>
        </table:table-row>
        <table:table-row table:style-name="ro1">
          <table:table-cell office:value-type="string" calcext:value-type="string">
            <text:p>2021-09-22T08:47:26.768943-06:00</text:p>
          </table:table-cell>
          <table:table-cell office:value-type="float" office:value="104.593922" calcext:value-type="float">
            <text:p>104.593922</text:p>
          </table:table-cell>
          <table:table-cell office:value-type="float" office:value="16.399362" calcext:value-type="float">
            <text:p>16.399362</text:p>
          </table:table-cell>
        </table:table-row>
        <table:table-row table:style-name="ro1">
          <table:table-cell office:value-type="string" calcext:value-type="string">
            <text:p>2021-09-22T08:48:26.768943-06:00</text:p>
          </table:table-cell>
          <table:table-cell office:value-type="float" office:value="104.771607" calcext:value-type="float">
            <text:p>104.771607</text:p>
          </table:table-cell>
          <table:table-cell office:value-type="float" office:value="16.5824" calcext:value-type="float">
            <text:p>16.5824</text:p>
          </table:table-cell>
        </table:table-row>
        <table:table-row table:style-name="ro1">
          <table:table-cell office:value-type="string" calcext:value-type="string">
            <text:p>2021-09-22T08:49:26.768943-06:00</text:p>
          </table:table-cell>
          <table:table-cell office:value-type="float" office:value="104.949629" calcext:value-type="float">
            <text:p>104.949629</text:p>
          </table:table-cell>
          <table:table-cell office:value-type="float" office:value="16.765288" calcext:value-type="float">
            <text:p>16.765288</text:p>
          </table:table-cell>
        </table:table-row>
        <table:table-row table:style-name="ro1">
          <table:table-cell office:value-type="string" calcext:value-type="string">
            <text:p>2021-09-22T08:50:26.768943-06:00</text:p>
          </table:table-cell>
          <table:table-cell office:value-type="float" office:value="105.127992" calcext:value-type="float">
            <text:p>105.127992</text:p>
          </table:table-cell>
          <table:table-cell office:value-type="float" office:value="16.948023" calcext:value-type="float">
            <text:p>16.948023</text:p>
          </table:table-cell>
        </table:table-row>
        <table:table-row table:style-name="ro1">
          <table:table-cell office:value-type="string" calcext:value-type="string">
            <text:p>2021-09-22T08:51:26.768943-06:00</text:p>
          </table:table-cell>
          <table:table-cell office:value-type="float" office:value="105.306701" calcext:value-type="float">
            <text:p>105.306701</text:p>
          </table:table-cell>
          <table:table-cell office:value-type="float" office:value="17.130605" calcext:value-type="float">
            <text:p>17.130605</text:p>
          </table:table-cell>
        </table:table-row>
        <table:table-row table:style-name="ro1">
          <table:table-cell office:value-type="string" calcext:value-type="string">
            <text:p>2021-09-22T08:52:26.768943-06:00</text:p>
          </table:table-cell>
          <table:table-cell office:value-type="float" office:value="105.485761" calcext:value-type="float">
            <text:p>105.485761</text:p>
          </table:table-cell>
          <table:table-cell office:value-type="float" office:value="17.31303" calcext:value-type="float">
            <text:p>17.31303</text:p>
          </table:table-cell>
        </table:table-row>
        <table:table-row table:style-name="ro1">
          <table:table-cell office:value-type="string" calcext:value-type="string">
            <text:p>2021-09-22T08:53:26.768943-06:00</text:p>
          </table:table-cell>
          <table:table-cell office:value-type="float" office:value="105.665175" calcext:value-type="float">
            <text:p>105.665175</text:p>
          </table:table-cell>
          <table:table-cell office:value-type="float" office:value="17.495297" calcext:value-type="float">
            <text:p>17.495297</text:p>
          </table:table-cell>
        </table:table-row>
        <table:table-row table:style-name="ro1">
          <table:table-cell office:value-type="string" calcext:value-type="string">
            <text:p>2021-09-22T08:54:26.768943-06:00</text:p>
          </table:table-cell>
          <table:table-cell office:value-type="float" office:value="105.844948" calcext:value-type="float">
            <text:p>105.844948</text:p>
          </table:table-cell>
          <table:table-cell office:value-type="float" office:value="17.677403" calcext:value-type="float">
            <text:p>17.677403</text:p>
          </table:table-cell>
        </table:table-row>
        <table:table-row table:style-name="ro1">
          <table:table-cell office:value-type="string" calcext:value-type="string">
            <text:p>2021-09-22T08:55:26.768943-06:00</text:p>
          </table:table-cell>
          <table:table-cell office:value-type="float" office:value="106.025084" calcext:value-type="float">
            <text:p>106.025084</text:p>
          </table:table-cell>
          <table:table-cell office:value-type="float" office:value="17.859347" calcext:value-type="float">
            <text:p>17.859347</text:p>
          </table:table-cell>
        </table:table-row>
        <table:table-row table:style-name="ro1">
          <table:table-cell office:value-type="string" calcext:value-type="string">
            <text:p>2021-09-22T08:56:26.768943-06:00</text:p>
          </table:table-cell>
          <table:table-cell office:value-type="float" office:value="106.205588" calcext:value-type="float">
            <text:p>106.205588</text:p>
          </table:table-cell>
          <table:table-cell office:value-type="float" office:value="18.041125" calcext:value-type="float">
            <text:p>18.041125</text:p>
          </table:table-cell>
        </table:table-row>
        <table:table-row table:style-name="ro1">
          <table:table-cell office:value-type="string" calcext:value-type="string">
            <text:p>2021-09-22T08:57:26.768943-06:00</text:p>
          </table:table-cell>
          <table:table-cell office:value-type="float" office:value="106.386465" calcext:value-type="float">
            <text:p>106.386465</text:p>
          </table:table-cell>
          <table:table-cell office:value-type="float" office:value="18.222737" calcext:value-type="float">
            <text:p>18.222737</text:p>
          </table:table-cell>
        </table:table-row>
        <table:table-row table:style-name="ro1">
          <table:table-cell office:value-type="string" calcext:value-type="string">
            <text:p>2021-09-22T08:58:26.768943-06:00</text:p>
          </table:table-cell>
          <table:table-cell office:value-type="float" office:value="106.567718" calcext:value-type="float">
            <text:p>106.567718</text:p>
          </table:table-cell>
          <table:table-cell office:value-type="float" office:value="18.40418" calcext:value-type="float">
            <text:p>18.40418</text:p>
          </table:table-cell>
        </table:table-row>
        <table:table-row table:style-name="ro1">
          <table:table-cell office:value-type="string" calcext:value-type="string">
            <text:p>2021-09-22T08:59:26.768943-06:00</text:p>
          </table:table-cell>
          <table:table-cell office:value-type="float" office:value="106.749352" calcext:value-type="float">
            <text:p>106.749352</text:p>
          </table:table-cell>
          <table:table-cell office:value-type="float" office:value="18.585452" calcext:value-type="float">
            <text:p>18.585452</text:p>
          </table:table-cell>
        </table:table-row>
        <table:table-row table:style-name="ro1">
          <table:table-cell office:value-type="string" calcext:value-type="string">
            <text:p>2021-09-22T09:00:26.768943-06:00</text:p>
          </table:table-cell>
          <table:table-cell office:value-type="float" office:value="106.931373" calcext:value-type="float">
            <text:p>106.931373</text:p>
          </table:table-cell>
          <table:table-cell office:value-type="float" office:value="18.76655" calcext:value-type="float">
            <text:p>18.76655</text:p>
          </table:table-cell>
        </table:table-row>
        <table:table-row table:style-name="ro1">
          <table:table-cell office:value-type="string" calcext:value-type="string">
            <text:p>2021-09-22T09:01:26.768943-06:00</text:p>
          </table:table-cell>
          <table:table-cell office:value-type="float" office:value="107.113783" calcext:value-type="float">
            <text:p>107.113783</text:p>
          </table:table-cell>
          <table:table-cell office:value-type="float" office:value="18.947473" calcext:value-type="float">
            <text:p>18.947473</text:p>
          </table:table-cell>
        </table:table-row>
        <table:table-row table:style-name="ro1">
          <table:table-cell office:value-type="string" calcext:value-type="string">
            <text:p>2021-09-22T09:02:26.768943-06:00</text:p>
          </table:table-cell>
          <table:table-cell office:value-type="float" office:value="107.296588" calcext:value-type="float">
            <text:p>107.296588</text:p>
          </table:table-cell>
          <table:table-cell office:value-type="float" office:value="19.128218" calcext:value-type="float">
            <text:p>19.128218</text:p>
          </table:table-cell>
        </table:table-row>
        <table:table-row table:style-name="ro1">
          <table:table-cell office:value-type="string" calcext:value-type="string">
            <text:p>2021-09-22T09:03:26.768943-06:00</text:p>
          </table:table-cell>
          <table:table-cell office:value-type="float" office:value="107.479792" calcext:value-type="float">
            <text:p>107.479792</text:p>
          </table:table-cell>
          <table:table-cell office:value-type="float" office:value="19.308782" calcext:value-type="float">
            <text:p>19.308782</text:p>
          </table:table-cell>
        </table:table-row>
        <table:table-row table:style-name="ro1">
          <table:table-cell office:value-type="string" calcext:value-type="string">
            <text:p>2021-09-22T09:04:26.768943-06:00</text:p>
          </table:table-cell>
          <table:table-cell office:value-type="float" office:value="107.6634" calcext:value-type="float">
            <text:p>107.6634</text:p>
          </table:table-cell>
          <table:table-cell office:value-type="float" office:value="19.489165" calcext:value-type="float">
            <text:p>19.489165</text:p>
          </table:table-cell>
        </table:table-row>
        <table:table-row table:style-name="ro1">
          <table:table-cell office:value-type="string" calcext:value-type="string">
            <text:p>2021-09-22T09:05:26.768943-06:00</text:p>
          </table:table-cell>
          <table:table-cell office:value-type="float" office:value="107.847417" calcext:value-type="float">
            <text:p>107.847417</text:p>
          </table:table-cell>
          <table:table-cell office:value-type="float" office:value="19.669363" calcext:value-type="float">
            <text:p>19.669363</text:p>
          </table:table-cell>
        </table:table-row>
        <table:table-row table:style-name="ro1">
          <table:table-cell office:value-type="string" calcext:value-type="string">
            <text:p>2021-09-22T09:06:26.768943-06:00</text:p>
          </table:table-cell>
          <table:table-cell office:value-type="float" office:value="108.031847" calcext:value-type="float">
            <text:p>108.031847</text:p>
          </table:table-cell>
          <table:table-cell office:value-type="float" office:value="19.849374" calcext:value-type="float">
            <text:p>19.849374</text:p>
          </table:table-cell>
        </table:table-row>
        <table:table-row table:style-name="ro1">
          <table:table-cell office:value-type="string" calcext:value-type="string">
            <text:p>2021-09-22T09:07:26.768943-06:00</text:p>
          </table:table-cell>
          <table:table-cell office:value-type="float" office:value="108.216694" calcext:value-type="float">
            <text:p>108.216694</text:p>
          </table:table-cell>
          <table:table-cell office:value-type="float" office:value="20.029196" calcext:value-type="float">
            <text:p>20.029196</text:p>
          </table:table-cell>
        </table:table-row>
        <table:table-row table:style-name="ro1">
          <table:table-cell office:value-type="string" calcext:value-type="string">
            <text:p>2021-09-22T09:08:26.768943-06:00</text:p>
          </table:table-cell>
          <table:table-cell office:value-type="float" office:value="108.401963" calcext:value-type="float">
            <text:p>108.401963</text:p>
          </table:table-cell>
          <table:table-cell office:value-type="float" office:value="20.208826" calcext:value-type="float">
            <text:p>20.208826</text:p>
          </table:table-cell>
        </table:table-row>
        <table:table-row table:style-name="ro1">
          <table:table-cell office:value-type="string" calcext:value-type="string">
            <text:p>2021-09-22T09:09:26.768943-06:00</text:p>
          </table:table-cell>
          <table:table-cell office:value-type="float" office:value="108.58766" calcext:value-type="float">
            <text:p>108.58766</text:p>
          </table:table-cell>
          <table:table-cell office:value-type="float" office:value="20.388262" calcext:value-type="float">
            <text:p>20.388262</text:p>
          </table:table-cell>
        </table:table-row>
        <table:table-row table:style-name="ro1">
          <table:table-cell office:value-type="string" calcext:value-type="string">
            <text:p>2021-09-22T09:10:26.768943-06:00</text:p>
          </table:table-cell>
          <table:table-cell office:value-type="float" office:value="108.773788" calcext:value-type="float">
            <text:p>108.773788</text:p>
          </table:table-cell>
          <table:table-cell office:value-type="float" office:value="20.567503" calcext:value-type="float">
            <text:p>20.567503</text:p>
          </table:table-cell>
        </table:table-row>
        <table:table-row table:style-name="ro1">
          <table:table-cell office:value-type="string" calcext:value-type="string">
            <text:p>2021-09-22T09:11:26.768943-06:00</text:p>
          </table:table-cell>
          <table:table-cell office:value-type="float" office:value="108.960352" calcext:value-type="float">
            <text:p>108.960352</text:p>
          </table:table-cell>
          <table:table-cell office:value-type="float" office:value="20.746545" calcext:value-type="float">
            <text:p>20.746545</text:p>
          </table:table-cell>
        </table:table-row>
        <table:table-row table:style-name="ro1">
          <table:table-cell office:value-type="string" calcext:value-type="string">
            <text:p>2021-09-22T09:12:26.768943-06:00</text:p>
          </table:table-cell>
          <table:table-cell office:value-type="float" office:value="109.147358" calcext:value-type="float">
            <text:p>109.147358</text:p>
          </table:table-cell>
          <table:table-cell office:value-type="float" office:value="20.925386" calcext:value-type="float">
            <text:p>20.925386</text:p>
          </table:table-cell>
        </table:table-row>
        <table:table-row table:style-name="ro1">
          <table:table-cell office:value-type="string" calcext:value-type="string">
            <text:p>2021-09-22T09:13:26.768943-06:00</text:p>
          </table:table-cell>
          <table:table-cell office:value-type="float" office:value="109.334809" calcext:value-type="float">
            <text:p>109.334809</text:p>
          </table:table-cell>
          <table:table-cell office:value-type="float" office:value="21.104024" calcext:value-type="float">
            <text:p>21.104024</text:p>
          </table:table-cell>
        </table:table-row>
        <table:table-row table:style-name="ro1">
          <table:table-cell office:value-type="string" calcext:value-type="string">
            <text:p>2021-09-22T09:14:26.768943-06:00</text:p>
          </table:table-cell>
          <table:table-cell office:value-type="float" office:value="109.52271" calcext:value-type="float">
            <text:p>109.52271</text:p>
          </table:table-cell>
          <table:table-cell office:value-type="float" office:value="21.282456" calcext:value-type="float">
            <text:p>21.282456</text:p>
          </table:table-cell>
        </table:table-row>
        <table:table-row table:style-name="ro1">
          <table:table-cell office:value-type="string" calcext:value-type="string">
            <text:p>2021-09-22T09:15:26.768943-06:00</text:p>
          </table:table-cell>
          <table:table-cell office:value-type="float" office:value="109.711067" calcext:value-type="float">
            <text:p>109.711067</text:p>
          </table:table-cell>
          <table:table-cell office:value-type="float" office:value="21.46068" calcext:value-type="float">
            <text:p>21.46068</text:p>
          </table:table-cell>
        </table:table-row>
        <table:table-row table:style-name="ro1">
          <table:table-cell office:value-type="string" calcext:value-type="string">
            <text:p>2021-09-22T09:16:26.768943-06:00</text:p>
          </table:table-cell>
          <table:table-cell office:value-type="float" office:value="109.899884" calcext:value-type="float">
            <text:p>109.899884</text:p>
          </table:table-cell>
          <table:table-cell office:value-type="float" office:value="21.638694" calcext:value-type="float">
            <text:p>21.638694</text:p>
          </table:table-cell>
        </table:table-row>
        <table:table-row table:style-name="ro1">
          <table:table-cell office:value-type="string" calcext:value-type="string">
            <text:p>2021-09-22T09:17:26.768943-06:00</text:p>
          </table:table-cell>
          <table:table-cell office:value-type="float" office:value="110.089165" calcext:value-type="float">
            <text:p>110.089165</text:p>
          </table:table-cell>
          <table:table-cell office:value-type="float" office:value="21.816495" calcext:value-type="float">
            <text:p>21.816495</text:p>
          </table:table-cell>
        </table:table-row>
        <table:table-row table:style-name="ro1">
          <table:table-cell office:value-type="string" calcext:value-type="string">
            <text:p>2021-09-22T09:18:26.768943-06:00</text:p>
          </table:table-cell>
          <table:table-cell office:value-type="float" office:value="110.278917" calcext:value-type="float">
            <text:p>110.278917</text:p>
          </table:table-cell>
          <table:table-cell office:value-type="float" office:value="21.99408" calcext:value-type="float">
            <text:p>21.99408</text:p>
          </table:table-cell>
        </table:table-row>
        <table:table-row table:style-name="ro1">
          <table:table-cell office:value-type="string" calcext:value-type="string">
            <text:p>2021-09-22T09:19:26.768943-06:00</text:p>
          </table:table-cell>
          <table:table-cell office:value-type="float" office:value="110.469142" calcext:value-type="float">
            <text:p>110.469142</text:p>
          </table:table-cell>
          <table:table-cell office:value-type="float" office:value="22.171448" calcext:value-type="float">
            <text:p>22.171448</text:p>
          </table:table-cell>
        </table:table-row>
        <table:table-row table:style-name="ro1">
          <table:table-cell office:value-type="string" calcext:value-type="string">
            <text:p>2021-09-22T09:20:26.768943-06:00</text:p>
          </table:table-cell>
          <table:table-cell office:value-type="float" office:value="110.659847" calcext:value-type="float">
            <text:p>110.659847</text:p>
          </table:table-cell>
          <table:table-cell office:value-type="float" office:value="22.348595" calcext:value-type="float">
            <text:p>22.348595</text:p>
          </table:table-cell>
        </table:table-row>
        <table:table-row table:style-name="ro1">
          <table:table-cell office:value-type="string" calcext:value-type="string">
            <text:p>2021-09-22T09:21:26.768943-06:00</text:p>
          </table:table-cell>
          <table:table-cell office:value-type="float" office:value="110.851037" calcext:value-type="float">
            <text:p>110.851037</text:p>
          </table:table-cell>
          <table:table-cell office:value-type="float" office:value="22.525519" calcext:value-type="float">
            <text:p>22.525519</text:p>
          </table:table-cell>
        </table:table-row>
        <table:table-row table:style-name="ro1">
          <table:table-cell office:value-type="string" calcext:value-type="string">
            <text:p>2021-09-22T09:22:26.768943-06:00</text:p>
          </table:table-cell>
          <table:table-cell office:value-type="float" office:value="111.042715" calcext:value-type="float">
            <text:p>111.042715</text:p>
          </table:table-cell>
          <table:table-cell office:value-type="float" office:value="22.702217" calcext:value-type="float">
            <text:p>22.702217</text:p>
          </table:table-cell>
        </table:table-row>
        <table:table-row table:style-name="ro1">
          <table:table-cell office:value-type="string" calcext:value-type="string">
            <text:p>2021-09-22T09:23:26.768943-06:00</text:p>
          </table:table-cell>
          <table:table-cell office:value-type="float" office:value="111.234887" calcext:value-type="float">
            <text:p>111.234887</text:p>
          </table:table-cell>
          <table:table-cell office:value-type="float" office:value="22.878688" calcext:value-type="float">
            <text:p>22.878688</text:p>
          </table:table-cell>
        </table:table-row>
        <table:table-row table:style-name="ro1">
          <table:table-cell office:value-type="string" calcext:value-type="string">
            <text:p>2021-09-22T09:24:26.768943-06:00</text:p>
          </table:table-cell>
          <table:table-cell office:value-type="float" office:value="111.427559" calcext:value-type="float">
            <text:p>111.427559</text:p>
          </table:table-cell>
          <table:table-cell office:value-type="float" office:value="23.054928" calcext:value-type="float">
            <text:p>23.054928</text:p>
          </table:table-cell>
        </table:table-row>
        <table:table-row table:style-name="ro1">
          <table:table-cell office:value-type="string" calcext:value-type="string">
            <text:p>2021-09-22T09:25:26.768943-06:00</text:p>
          </table:table-cell>
          <table:table-cell office:value-type="float" office:value="111.620734" calcext:value-type="float">
            <text:p>111.620734</text:p>
          </table:table-cell>
          <table:table-cell office:value-type="float" office:value="23.230934" calcext:value-type="float">
            <text:p>23.230934</text:p>
          </table:table-cell>
        </table:table-row>
        <table:table-row table:style-name="ro1">
          <table:table-cell office:value-type="string" calcext:value-type="string">
            <text:p>2021-09-22T09:26:26.768943-06:00</text:p>
          </table:table-cell>
          <table:table-cell office:value-type="float" office:value="111.814418" calcext:value-type="float">
            <text:p>111.814418</text:p>
          </table:table-cell>
          <table:table-cell office:value-type="float" office:value="23.406705" calcext:value-type="float">
            <text:p>23.406705</text:p>
          </table:table-cell>
        </table:table-row>
        <table:table-row table:style-name="ro1">
          <table:table-cell office:value-type="string" calcext:value-type="string">
            <text:p>2021-09-22T09:27:26.768943-06:00</text:p>
          </table:table-cell>
          <table:table-cell office:value-type="float" office:value="112.008616" calcext:value-type="float">
            <text:p>112.008616</text:p>
          </table:table-cell>
          <table:table-cell office:value-type="float" office:value="23.582237" calcext:value-type="float">
            <text:p>23.582237</text:p>
          </table:table-cell>
        </table:table-row>
        <table:table-row table:style-name="ro1">
          <table:table-cell office:value-type="string" calcext:value-type="string">
            <text:p>2021-09-22T09:28:26.768943-06:00</text:p>
          </table:table-cell>
          <table:table-cell office:value-type="float" office:value="112.203333" calcext:value-type="float">
            <text:p>112.203333</text:p>
          </table:table-cell>
          <table:table-cell office:value-type="float" office:value="23.757528" calcext:value-type="float">
            <text:p>23.757528</text:p>
          </table:table-cell>
        </table:table-row>
        <table:table-row table:style-name="ro1">
          <table:table-cell office:value-type="string" calcext:value-type="string">
            <text:p>2021-09-22T09:29:26.768943-06:00</text:p>
          </table:table-cell>
          <table:table-cell office:value-type="float" office:value="112.398573" calcext:value-type="float">
            <text:p>112.398573</text:p>
          </table:table-cell>
          <table:table-cell office:value-type="float" office:value="23.932575" calcext:value-type="float">
            <text:p>23.932575</text:p>
          </table:table-cell>
        </table:table-row>
        <table:table-row table:style-name="ro1">
          <table:table-cell office:value-type="string" calcext:value-type="string">
            <text:p>2021-09-22T09:30:26.768943-06:00</text:p>
          </table:table-cell>
          <table:table-cell office:value-type="float" office:value="112.594343" calcext:value-type="float">
            <text:p>112.594343</text:p>
          </table:table-cell>
          <table:table-cell office:value-type="float" office:value="24.107376" calcext:value-type="float">
            <text:p>24.107376</text:p>
          </table:table-cell>
        </table:table-row>
        <table:table-row table:style-name="ro1">
          <table:table-cell office:value-type="string" calcext:value-type="string">
            <text:p>2021-09-22T09:31:26.768943-06:00</text:p>
          </table:table-cell>
          <table:table-cell office:value-type="float" office:value="112.790647" calcext:value-type="float">
            <text:p>112.790647</text:p>
          </table:table-cell>
          <table:table-cell office:value-type="float" office:value="24.281928" calcext:value-type="float">
            <text:p>24.281928</text:p>
          </table:table-cell>
        </table:table-row>
        <table:table-row table:style-name="ro1">
          <table:table-cell office:value-type="string" calcext:value-type="string">
            <text:p>2021-09-22T09:32:26.768943-06:00</text:p>
          </table:table-cell>
          <table:table-cell office:value-type="float" office:value="112.987489" calcext:value-type="float">
            <text:p>112.987489</text:p>
          </table:table-cell>
          <table:table-cell office:value-type="float" office:value="24.456227" calcext:value-type="float">
            <text:p>24.456227</text:p>
          </table:table-cell>
        </table:table-row>
        <table:table-row table:style-name="ro1">
          <table:table-cell office:value-type="string" calcext:value-type="string">
            <text:p>2021-09-22T09:33:26.768943-06:00</text:p>
          </table:table-cell>
          <table:table-cell office:value-type="float" office:value="113.184876" calcext:value-type="float">
            <text:p>113.184876</text:p>
          </table:table-cell>
          <table:table-cell office:value-type="float" office:value="24.630272" calcext:value-type="float">
            <text:p>24.630272</text:p>
          </table:table-cell>
        </table:table-row>
        <table:table-row table:style-name="ro1">
          <table:table-cell office:value-type="string" calcext:value-type="string">
            <text:p>2021-09-22T09:34:26.768943-06:00</text:p>
          </table:table-cell>
          <table:table-cell office:value-type="float" office:value="113.382813" calcext:value-type="float">
            <text:p>113.382813</text:p>
          </table:table-cell>
          <table:table-cell office:value-type="float" office:value="24.804059" calcext:value-type="float">
            <text:p>24.804059</text:p>
          </table:table-cell>
        </table:table-row>
        <table:table-row table:style-name="ro1">
          <table:table-cell office:value-type="string" calcext:value-type="string">
            <text:p>2021-09-22T09:35:26.768943-06:00</text:p>
          </table:table-cell>
          <table:table-cell office:value-type="float" office:value="113.581303" calcext:value-type="float">
            <text:p>113.581303</text:p>
          </table:table-cell>
          <table:table-cell office:value-type="float" office:value="24.977586" calcext:value-type="float">
            <text:p>24.977586</text:p>
          </table:table-cell>
        </table:table-row>
        <table:table-row table:style-name="ro1">
          <table:table-cell office:value-type="string" calcext:value-type="string">
            <text:p>2021-09-22T09:36:26.768943-06:00</text:p>
          </table:table-cell>
          <table:table-cell office:value-type="float" office:value="113.780353" calcext:value-type="float">
            <text:p>113.780353</text:p>
          </table:table-cell>
          <table:table-cell office:value-type="float" office:value="25.15085" calcext:value-type="float">
            <text:p>25.15085</text:p>
          </table:table-cell>
        </table:table-row>
        <table:table-row table:style-name="ro1">
          <table:table-cell office:value-type="string" calcext:value-type="string">
            <text:p>2021-09-22T09:37:26.768943-06:00</text:p>
          </table:table-cell>
          <table:table-cell office:value-type="float" office:value="113.979968" calcext:value-type="float">
            <text:p>113.979968</text:p>
          </table:table-cell>
          <table:table-cell office:value-type="float" office:value="25.323847" calcext:value-type="float">
            <text:p>25.323847</text:p>
          </table:table-cell>
        </table:table-row>
        <table:table-row table:style-name="ro1">
          <table:table-cell office:value-type="string" calcext:value-type="string">
            <text:p>2021-09-22T09:38:26.768943-06:00</text:p>
          </table:table-cell>
          <table:table-cell office:value-type="float" office:value="114.180153" calcext:value-type="float">
            <text:p>114.180153</text:p>
          </table:table-cell>
          <table:table-cell office:value-type="float" office:value="25.496576" calcext:value-type="float">
            <text:p>25.496576</text:p>
          </table:table-cell>
        </table:table-row>
        <table:table-row table:style-name="ro1">
          <table:table-cell office:value-type="string" calcext:value-type="string">
            <text:p>2021-09-22T09:39:26.768943-06:00</text:p>
          </table:table-cell>
          <table:table-cell office:value-type="float" office:value="114.380913" calcext:value-type="float">
            <text:p>114.380913</text:p>
          </table:table-cell>
          <table:table-cell office:value-type="float" office:value="25.669033" calcext:value-type="float">
            <text:p>25.669033</text:p>
          </table:table-cell>
        </table:table-row>
        <table:table-row table:style-name="ro1">
          <table:table-cell office:value-type="string" calcext:value-type="string">
            <text:p>2021-09-22T09:40:26.768943-06:00</text:p>
          </table:table-cell>
          <table:table-cell office:value-type="float" office:value="114.582254" calcext:value-type="float">
            <text:p>114.582254</text:p>
          </table:table-cell>
          <table:table-cell office:value-type="float" office:value="25.841216" calcext:value-type="float">
            <text:p>25.841216</text:p>
          </table:table-cell>
        </table:table-row>
        <table:table-row table:style-name="ro1">
          <table:table-cell office:value-type="string" calcext:value-type="string">
            <text:p>2021-09-22T09:41:26.768943-06:00</text:p>
          </table:table-cell>
          <table:table-cell office:value-type="float" office:value="114.78418" calcext:value-type="float">
            <text:p>114.78418</text:p>
          </table:table-cell>
          <table:table-cell office:value-type="float" office:value="26.013121" calcext:value-type="float">
            <text:p>26.013121</text:p>
          </table:table-cell>
        </table:table-row>
        <table:table-row table:style-name="ro1">
          <table:table-cell office:value-type="string" calcext:value-type="string">
            <text:p>2021-09-22T09:42:26.768943-06:00</text:p>
          </table:table-cell>
          <table:table-cell office:value-type="float" office:value="114.986697" calcext:value-type="float">
            <text:p>114.986697</text:p>
          </table:table-cell>
          <table:table-cell office:value-type="float" office:value="26.184745" calcext:value-type="float">
            <text:p>26.184745</text:p>
          </table:table-cell>
        </table:table-row>
        <table:table-row table:style-name="ro1">
          <table:table-cell office:value-type="string" calcext:value-type="string">
            <text:p>2021-09-22T09:43:26.768943-06:00</text:p>
          </table:table-cell>
          <table:table-cell office:value-type="float" office:value="115.18981" calcext:value-type="float">
            <text:p>115.18981</text:p>
          </table:table-cell>
          <table:table-cell office:value-type="float" office:value="26.356086" calcext:value-type="float">
            <text:p>26.356086</text:p>
          </table:table-cell>
        </table:table-row>
        <table:table-row table:style-name="ro1">
          <table:table-cell office:value-type="string" calcext:value-type="string">
            <text:p>2021-09-22T09:44:26.768943-06:00</text:p>
          </table:table-cell>
          <table:table-cell office:value-type="float" office:value="115.393524" calcext:value-type="float">
            <text:p>115.393524</text:p>
          </table:table-cell>
          <table:table-cell office:value-type="float" office:value="26.527141" calcext:value-type="float">
            <text:p>26.527141</text:p>
          </table:table-cell>
        </table:table-row>
        <table:table-row table:style-name="ro1">
          <table:table-cell office:value-type="string" calcext:value-type="string">
            <text:p>2021-09-22T09:45:26.768943-06:00</text:p>
          </table:table-cell>
          <table:table-cell office:value-type="float" office:value="115.597846" calcext:value-type="float">
            <text:p>115.597846</text:p>
          </table:table-cell>
          <table:table-cell office:value-type="float" office:value="26.697906" calcext:value-type="float">
            <text:p>26.697906</text:p>
          </table:table-cell>
        </table:table-row>
        <table:table-row table:style-name="ro1">
          <table:table-cell office:value-type="string" calcext:value-type="string">
            <text:p>2021-09-22T09:46:26.768943-06:00</text:p>
          </table:table-cell>
          <table:table-cell office:value-type="float" office:value="115.802779" calcext:value-type="float">
            <text:p>115.802779</text:p>
          </table:table-cell>
          <table:table-cell office:value-type="float" office:value="26.868378" calcext:value-type="float">
            <text:p>26.868378</text:p>
          </table:table-cell>
        </table:table-row>
        <table:table-row table:style-name="ro1">
          <table:table-cell office:value-type="string" calcext:value-type="string">
            <text:p>2021-09-22T09:47:26.768943-06:00</text:p>
          </table:table-cell>
          <table:table-cell office:value-type="float" office:value="116.00833" calcext:value-type="float">
            <text:p>116.00833</text:p>
          </table:table-cell>
          <table:table-cell office:value-type="float" office:value="27.038555" calcext:value-type="float">
            <text:p>27.038555</text:p>
          </table:table-cell>
        </table:table-row>
        <table:table-row table:style-name="ro1">
          <table:table-cell office:value-type="string" calcext:value-type="string">
            <text:p>2021-09-22T09:48:26.768943-06:00</text:p>
          </table:table-cell>
          <table:table-cell office:value-type="float" office:value="116.214503" calcext:value-type="float">
            <text:p>116.214503</text:p>
          </table:table-cell>
          <table:table-cell office:value-type="float" office:value="27.208433" calcext:value-type="float">
            <text:p>27.208433</text:p>
          </table:table-cell>
        </table:table-row>
        <table:table-row table:style-name="ro1">
          <table:table-cell office:value-type="string" calcext:value-type="string">
            <text:p>2021-09-22T09:49:26.768943-06:00</text:p>
          </table:table-cell>
          <table:table-cell office:value-type="float" office:value="116.421305" calcext:value-type="float">
            <text:p>116.421305</text:p>
          </table:table-cell>
          <table:table-cell office:value-type="float" office:value="27.378009" calcext:value-type="float">
            <text:p>27.378009</text:p>
          </table:table-cell>
        </table:table-row>
        <table:table-row table:style-name="ro1">
          <table:table-cell office:value-type="string" calcext:value-type="string">
            <text:p>2021-09-22T09:50:26.768943-06:00</text:p>
          </table:table-cell>
          <table:table-cell office:value-type="float" office:value="116.62874" calcext:value-type="float">
            <text:p>116.62874</text:p>
          </table:table-cell>
          <table:table-cell office:value-type="float" office:value="27.54728" calcext:value-type="float">
            <text:p>27.54728</text:p>
          </table:table-cell>
        </table:table-row>
        <table:table-row table:style-name="ro1">
          <table:table-cell office:value-type="string" calcext:value-type="string">
            <text:p>2021-09-22T09:51:26.768943-06:00</text:p>
          </table:table-cell>
          <table:table-cell office:value-type="float" office:value="116.836814" calcext:value-type="float">
            <text:p>116.836814</text:p>
          </table:table-cell>
          <table:table-cell office:value-type="float" office:value="27.716243" calcext:value-type="float">
            <text:p>27.716243</text:p>
          </table:table-cell>
        </table:table-row>
        <table:table-row table:style-name="ro1">
          <table:table-cell office:value-type="string" calcext:value-type="string">
            <text:p>2021-09-22T09:52:26.768943-06:00</text:p>
          </table:table-cell>
          <table:table-cell office:value-type="float" office:value="117.045533" calcext:value-type="float">
            <text:p>117.045533</text:p>
          </table:table-cell>
          <table:table-cell office:value-type="float" office:value="27.884895" calcext:value-type="float">
            <text:p>27.884895</text:p>
          </table:table-cell>
        </table:table-row>
        <table:table-row table:style-name="ro1">
          <table:table-cell office:value-type="string" calcext:value-type="string">
            <text:p>2021-09-22T09:53:26.768943-06:00</text:p>
          </table:table-cell>
          <table:table-cell office:value-type="float" office:value="117.254901" calcext:value-type="float">
            <text:p>117.254901</text:p>
          </table:table-cell>
          <table:table-cell office:value-type="float" office:value="28.053232" calcext:value-type="float">
            <text:p>28.053232</text:p>
          </table:table-cell>
        </table:table-row>
        <table:table-row table:style-name="ro1">
          <table:table-cell office:value-type="string" calcext:value-type="string">
            <text:p>2021-09-22T09:54:26.768943-06:00</text:p>
          </table:table-cell>
          <table:table-cell office:value-type="float" office:value="117.464925" calcext:value-type="float">
            <text:p>117.464925</text:p>
          </table:table-cell>
          <table:table-cell office:value-type="float" office:value="28.221252" calcext:value-type="float">
            <text:p>28.221252</text:p>
          </table:table-cell>
        </table:table-row>
        <table:table-row table:style-name="ro1">
          <table:table-cell office:value-type="string" calcext:value-type="string">
            <text:p>2021-09-22T09:55:26.768943-06:00</text:p>
          </table:table-cell>
          <table:table-cell office:value-type="float" office:value="117.675609" calcext:value-type="float">
            <text:p>117.675609</text:p>
          </table:table-cell>
          <table:table-cell office:value-type="float" office:value="28.38895" calcext:value-type="float">
            <text:p>28.38895</text:p>
          </table:table-cell>
        </table:table-row>
        <table:table-row table:style-name="ro1">
          <table:table-cell office:value-type="string" calcext:value-type="string">
            <text:p>2021-09-22T09:56:26.768943-06:00</text:p>
          </table:table-cell>
          <table:table-cell office:value-type="float" office:value="117.886959" calcext:value-type="float">
            <text:p>117.886959</text:p>
          </table:table-cell>
          <table:table-cell office:value-type="float" office:value="28.556324" calcext:value-type="float">
            <text:p>28.556324</text:p>
          </table:table-cell>
        </table:table-row>
        <table:table-row table:style-name="ro1">
          <table:table-cell office:value-type="string" calcext:value-type="string">
            <text:p>2021-09-22T09:57:26.768943-06:00</text:p>
          </table:table-cell>
          <table:table-cell office:value-type="float" office:value="118.098981" calcext:value-type="float">
            <text:p>118.098981</text:p>
          </table:table-cell>
          <table:table-cell office:value-type="float" office:value="28.723371" calcext:value-type="float">
            <text:p>28.723371</text:p>
          </table:table-cell>
        </table:table-row>
        <table:table-row table:style-name="ro1">
          <table:table-cell office:value-type="string" calcext:value-type="string">
            <text:p>2021-09-22T09:58:26.768943-06:00</text:p>
          </table:table-cell>
          <table:table-cell office:value-type="float" office:value="118.311681" calcext:value-type="float">
            <text:p>118.311681</text:p>
          </table:table-cell>
          <table:table-cell office:value-type="float" office:value="28.890086" calcext:value-type="float">
            <text:p>28.890086</text:p>
          </table:table-cell>
        </table:table-row>
        <table:table-row table:style-name="ro1">
          <table:table-cell office:value-type="string" calcext:value-type="string">
            <text:p>2021-09-22T09:59:26.768943-06:00</text:p>
          </table:table-cell>
          <table:table-cell office:value-type="float" office:value="118.525063" calcext:value-type="float">
            <text:p>118.525063</text:p>
          </table:table-cell>
          <table:table-cell office:value-type="float" office:value="29.056468" calcext:value-type="float">
            <text:p>29.056468</text:p>
          </table:table-cell>
        </table:table-row>
        <table:table-row table:style-name="ro1">
          <table:table-cell office:value-type="string" calcext:value-type="string">
            <text:p>2021-09-22T10:00:26.768943-06:00</text:p>
          </table:table-cell>
          <table:table-cell office:value-type="float" office:value="118.739133" calcext:value-type="float">
            <text:p>118.739133</text:p>
          </table:table-cell>
          <table:table-cell office:value-type="float" office:value="29.222511" calcext:value-type="float">
            <text:p>29.222511</text:p>
          </table:table-cell>
        </table:table-row>
        <table:table-row table:style-name="ro1">
          <table:table-cell office:value-type="string" calcext:value-type="string">
            <text:p>2021-09-22T10:01:26.768943-06:00</text:p>
          </table:table-cell>
          <table:table-cell office:value-type="float" office:value="118.953897" calcext:value-type="float">
            <text:p>118.953897</text:p>
          </table:table-cell>
          <table:table-cell office:value-type="float" office:value="29.388213" calcext:value-type="float">
            <text:p>29.388213</text:p>
          </table:table-cell>
        </table:table-row>
        <table:table-row table:style-name="ro1">
          <table:table-cell office:value-type="string" calcext:value-type="string">
            <text:p>2021-09-22T10:02:26.768943-06:00</text:p>
          </table:table-cell>
          <table:table-cell office:value-type="float" office:value="119.16936" calcext:value-type="float">
            <text:p>119.16936</text:p>
          </table:table-cell>
          <table:table-cell office:value-type="float" office:value="29.553571" calcext:value-type="float">
            <text:p>29.553571</text:p>
          </table:table-cell>
        </table:table-row>
        <table:table-row table:style-name="ro1">
          <table:table-cell office:value-type="string" calcext:value-type="string">
            <text:p>2021-09-22T10:03:26.768943-06:00</text:p>
          </table:table-cell>
          <table:table-cell office:value-type="float" office:value="119.385528" calcext:value-type="float">
            <text:p>119.385528</text:p>
          </table:table-cell>
          <table:table-cell office:value-type="float" office:value="29.718581" calcext:value-type="float">
            <text:p>29.718581</text:p>
          </table:table-cell>
        </table:table-row>
        <table:table-row table:style-name="ro1">
          <table:table-cell office:value-type="string" calcext:value-type="string">
            <text:p>2021-09-22T10:04:26.768943-06:00</text:p>
          </table:table-cell>
          <table:table-cell office:value-type="float" office:value="119.602406" calcext:value-type="float">
            <text:p>119.602406</text:p>
          </table:table-cell>
          <table:table-cell office:value-type="float" office:value="29.883239" calcext:value-type="float">
            <text:p>29.883239</text:p>
          </table:table-cell>
        </table:table-row>
        <table:table-row table:style-name="ro1">
          <table:table-cell office:value-type="string" calcext:value-type="string">
            <text:p>2021-09-22T10:05:26.768943-06:00</text:p>
          </table:table-cell>
          <table:table-cell office:value-type="float" office:value="119.82" calcext:value-type="float">
            <text:p>119.82</text:p>
          </table:table-cell>
          <table:table-cell office:value-type="float" office:value="30.047542" calcext:value-type="float">
            <text:p>30.047542</text:p>
          </table:table-cell>
        </table:table-row>
        <table:table-row table:style-name="ro1">
          <table:table-cell office:value-type="string" calcext:value-type="string">
            <text:p>2021-09-22T10:06:26.768943-06:00</text:p>
          </table:table-cell>
          <table:table-cell office:value-type="float" office:value="120.038316" calcext:value-type="float">
            <text:p>120.038316</text:p>
          </table:table-cell>
          <table:table-cell office:value-type="float" office:value="30.211487" calcext:value-type="float">
            <text:p>30.211487</text:p>
          </table:table-cell>
        </table:table-row>
        <table:table-row table:style-name="ro1">
          <table:table-cell office:value-type="string" calcext:value-type="string">
            <text:p>2021-09-22T10:07:26.768943-06:00</text:p>
          </table:table-cell>
          <table:table-cell office:value-type="float" office:value="120.257359" calcext:value-type="float">
            <text:p>120.257359</text:p>
          </table:table-cell>
          <table:table-cell office:value-type="float" office:value="30.375069" calcext:value-type="float">
            <text:p>30.375069</text:p>
          </table:table-cell>
        </table:table-row>
        <table:table-row table:style-name="ro1">
          <table:table-cell office:value-type="string" calcext:value-type="string">
            <text:p>2021-09-22T10:08:26.768943-06:00</text:p>
          </table:table-cell>
          <table:table-cell office:value-type="float" office:value="120.477135" calcext:value-type="float">
            <text:p>120.477135</text:p>
          </table:table-cell>
          <table:table-cell office:value-type="float" office:value="30.538285" calcext:value-type="float">
            <text:p>30.538285</text:p>
          </table:table-cell>
        </table:table-row>
        <table:table-row table:style-name="ro1">
          <table:table-cell office:value-type="string" calcext:value-type="string">
            <text:p>2021-09-22T10:09:26.768943-06:00</text:p>
          </table:table-cell>
          <table:table-cell office:value-type="float" office:value="120.697649" calcext:value-type="float">
            <text:p>120.697649</text:p>
          </table:table-cell>
          <table:table-cell office:value-type="float" office:value="30.701132" calcext:value-type="float">
            <text:p>30.701132</text:p>
          </table:table-cell>
        </table:table-row>
        <table:table-row table:style-name="ro1">
          <table:table-cell office:value-type="string" calcext:value-type="string">
            <text:p>2021-09-22T10:10:26.768943-06:00</text:p>
          </table:table-cell>
          <table:table-cell office:value-type="float" office:value="120.918908" calcext:value-type="float">
            <text:p>120.918908</text:p>
          </table:table-cell>
          <table:table-cell office:value-type="float" office:value="30.863606" calcext:value-type="float">
            <text:p>30.863606</text:p>
          </table:table-cell>
        </table:table-row>
        <table:table-row table:style-name="ro1">
          <table:table-cell office:value-type="string" calcext:value-type="string">
            <text:p>2021-09-22T10:11:26.768943-06:00</text:p>
          </table:table-cell>
          <table:table-cell office:value-type="float" office:value="121.140916" calcext:value-type="float">
            <text:p>121.140916</text:p>
          </table:table-cell>
          <table:table-cell office:value-type="float" office:value="31.025703" calcext:value-type="float">
            <text:p>31.025703</text:p>
          </table:table-cell>
        </table:table-row>
        <table:table-row table:style-name="ro1">
          <table:table-cell office:value-type="string" calcext:value-type="string">
            <text:p>2021-09-22T10:12:26.768943-06:00</text:p>
          </table:table-cell>
          <table:table-cell office:value-type="float" office:value="121.363679" calcext:value-type="float">
            <text:p>121.363679</text:p>
          </table:table-cell>
          <table:table-cell office:value-type="float" office:value="31.187419" calcext:value-type="float">
            <text:p>31.187419</text:p>
          </table:table-cell>
        </table:table-row>
        <table:table-row table:style-name="ro1">
          <table:table-cell office:value-type="string" calcext:value-type="string">
            <text:p>2021-09-22T10:13:26.768943-06:00</text:p>
          </table:table-cell>
          <table:table-cell office:value-type="float" office:value="121.587203" calcext:value-type="float">
            <text:p>121.587203</text:p>
          </table:table-cell>
          <table:table-cell office:value-type="float" office:value="31.348752" calcext:value-type="float">
            <text:p>31.348752</text:p>
          </table:table-cell>
        </table:table-row>
        <table:table-row table:style-name="ro1">
          <table:table-cell office:value-type="string" calcext:value-type="string">
            <text:p>2021-09-22T10:14:26.768943-06:00</text:p>
          </table:table-cell>
          <table:table-cell office:value-type="float" office:value="121.811493" calcext:value-type="float">
            <text:p>121.811493</text:p>
          </table:table-cell>
          <table:table-cell office:value-type="float" office:value="31.509696" calcext:value-type="float">
            <text:p>31.509696</text:p>
          </table:table-cell>
        </table:table-row>
        <table:table-row table:style-name="ro1">
          <table:table-cell office:value-type="string" calcext:value-type="string">
            <text:p>2021-09-22T10:15:26.768943-06:00</text:p>
          </table:table-cell>
          <table:table-cell office:value-type="float" office:value="122.036556" calcext:value-type="float">
            <text:p>122.036556</text:p>
          </table:table-cell>
          <table:table-cell office:value-type="float" office:value="31.670248" calcext:value-type="float">
            <text:p>31.670248</text:p>
          </table:table-cell>
        </table:table-row>
        <table:table-row table:style-name="ro1">
          <table:table-cell office:value-type="string" calcext:value-type="string">
            <text:p>2021-09-22T10:16:26.768943-06:00</text:p>
          </table:table-cell>
          <table:table-cell office:value-type="float" office:value="122.262396" calcext:value-type="float">
            <text:p>122.262396</text:p>
          </table:table-cell>
          <table:table-cell office:value-type="float" office:value="31.830405" calcext:value-type="float">
            <text:p>31.830405</text:p>
          </table:table-cell>
        </table:table-row>
        <table:table-row table:style-name="ro1">
          <table:table-cell office:value-type="string" calcext:value-type="string">
            <text:p>2021-09-22T10:17:26.768943-06:00</text:p>
          </table:table-cell>
          <table:table-cell office:value-type="float" office:value="122.48902" calcext:value-type="float">
            <text:p>122.48902</text:p>
          </table:table-cell>
          <table:table-cell office:value-type="float" office:value="31.990161" calcext:value-type="float">
            <text:p>31.990161</text:p>
          </table:table-cell>
        </table:table-row>
        <table:table-row table:style-name="ro1">
          <table:table-cell office:value-type="string" calcext:value-type="string">
            <text:p>2021-09-22T10:18:26.768943-06:00</text:p>
          </table:table-cell>
          <table:table-cell office:value-type="float" office:value="122.716433" calcext:value-type="float">
            <text:p>122.716433</text:p>
          </table:table-cell>
          <table:table-cell office:value-type="float" office:value="32.149515" calcext:value-type="float">
            <text:p>32.149515</text:p>
          </table:table-cell>
        </table:table-row>
        <table:table-row table:style-name="ro1">
          <table:table-cell office:value-type="string" calcext:value-type="string">
            <text:p>2021-09-22T10:19:26.768943-06:00</text:p>
          </table:table-cell>
          <table:table-cell office:value-type="float" office:value="122.944641" calcext:value-type="float">
            <text:p>122.944641</text:p>
          </table:table-cell>
          <table:table-cell office:value-type="float" office:value="32.308461" calcext:value-type="float">
            <text:p>32.308461</text:p>
          </table:table-cell>
        </table:table-row>
        <table:table-row table:style-name="ro1">
          <table:table-cell office:value-type="string" calcext:value-type="string">
            <text:p>2021-09-22T10:20:26.768943-06:00</text:p>
          </table:table-cell>
          <table:table-cell office:value-type="float" office:value="123.173649" calcext:value-type="float">
            <text:p>123.173649</text:p>
          </table:table-cell>
          <table:table-cell office:value-type="float" office:value="32.466996" calcext:value-type="float">
            <text:p>32.466996</text:p>
          </table:table-cell>
        </table:table-row>
        <table:table-row table:style-name="ro1">
          <table:table-cell office:value-type="string" calcext:value-type="string">
            <text:p>2021-09-22T10:21:26.768943-06:00</text:p>
          </table:table-cell>
          <table:table-cell office:value-type="float" office:value="123.403463" calcext:value-type="float">
            <text:p>123.403463</text:p>
          </table:table-cell>
          <table:table-cell office:value-type="float" office:value="32.625115" calcext:value-type="float">
            <text:p>32.625115</text:p>
          </table:table-cell>
        </table:table-row>
        <table:table-row table:style-name="ro1">
          <table:table-cell office:value-type="string" calcext:value-type="string">
            <text:p>2021-09-22T10:22:26.768943-06:00</text:p>
          </table:table-cell>
          <table:table-cell office:value-type="float" office:value="123.634089" calcext:value-type="float">
            <text:p>123.634089</text:p>
          </table:table-cell>
          <table:table-cell office:value-type="float" office:value="32.782815" calcext:value-type="float">
            <text:p>32.782815</text:p>
          </table:table-cell>
        </table:table-row>
        <table:table-row table:style-name="ro1">
          <table:table-cell office:value-type="string" calcext:value-type="string">
            <text:p>2021-09-22T10:23:26.768943-06:00</text:p>
          </table:table-cell>
          <table:table-cell office:value-type="float" office:value="123.865533" calcext:value-type="float">
            <text:p>123.865533</text:p>
          </table:table-cell>
          <table:table-cell office:value-type="float" office:value="32.940092" calcext:value-type="float">
            <text:p>32.940092</text:p>
          </table:table-cell>
        </table:table-row>
        <table:table-row table:style-name="ro1">
          <table:table-cell office:value-type="string" calcext:value-type="string">
            <text:p>2021-09-22T10:24:26.768943-06:00</text:p>
          </table:table-cell>
          <table:table-cell office:value-type="float" office:value="124.097799" calcext:value-type="float">
            <text:p>124.097799</text:p>
          </table:table-cell>
          <table:table-cell office:value-type="float" office:value="33.096941" calcext:value-type="float">
            <text:p>33.096941</text:p>
          </table:table-cell>
        </table:table-row>
        <table:table-row table:style-name="ro1">
          <table:table-cell office:value-type="string" calcext:value-type="string">
            <text:p>2021-09-22T10:25:26.768943-06:00</text:p>
          </table:table-cell>
          <table:table-cell office:value-type="float" office:value="124.330893" calcext:value-type="float">
            <text:p>124.330893</text:p>
          </table:table-cell>
          <table:table-cell office:value-type="float" office:value="33.253359" calcext:value-type="float">
            <text:p>33.253359</text:p>
          </table:table-cell>
        </table:table-row>
        <table:table-row table:style-name="ro1">
          <table:table-cell office:value-type="string" calcext:value-type="string">
            <text:p>2021-09-22T10:26:26.768943-06:00</text:p>
          </table:table-cell>
          <table:table-cell office:value-type="float" office:value="124.564822" calcext:value-type="float">
            <text:p>124.564822</text:p>
          </table:table-cell>
          <table:table-cell office:value-type="float" office:value="33.409341" calcext:value-type="float">
            <text:p>33.409341</text:p>
          </table:table-cell>
        </table:table-row>
        <table:table-row table:style-name="ro1">
          <table:table-cell office:value-type="string" calcext:value-type="string">
            <text:p>2021-09-22T10:27:26.768943-06:00</text:p>
          </table:table-cell>
          <table:table-cell office:value-type="float" office:value="124.799591" calcext:value-type="float">
            <text:p>124.799591</text:p>
          </table:table-cell>
          <table:table-cell office:value-type="float" office:value="33.564883" calcext:value-type="float">
            <text:p>33.564883</text:p>
          </table:table-cell>
        </table:table-row>
        <table:table-row table:style-name="ro1">
          <table:table-cell office:value-type="string" calcext:value-type="string">
            <text:p>2021-09-22T10:28:26.768943-06:00</text:p>
          </table:table-cell>
          <table:table-cell office:value-type="float" office:value="125.035205" calcext:value-type="float">
            <text:p>125.035205</text:p>
          </table:table-cell>
          <table:table-cell office:value-type="float" office:value="33.719981" calcext:value-type="float">
            <text:p>33.719981</text:p>
          </table:table-cell>
        </table:table-row>
        <table:table-row table:style-name="ro1">
          <table:table-cell office:value-type="string" calcext:value-type="string">
            <text:p>2021-09-22T10:29:26.768943-06:00</text:p>
          </table:table-cell>
          <table:table-cell office:value-type="float" office:value="125.271671" calcext:value-type="float">
            <text:p>125.271671</text:p>
          </table:table-cell>
          <table:table-cell office:value-type="float" office:value="33.87463" calcext:value-type="float">
            <text:p>33.87463</text:p>
          </table:table-cell>
        </table:table-row>
        <table:table-row table:style-name="ro1">
          <table:table-cell office:value-type="string" calcext:value-type="string">
            <text:p>2021-09-22T10:30:26.768943-06:00</text:p>
          </table:table-cell>
          <table:table-cell office:value-type="float" office:value="125.508993" calcext:value-type="float">
            <text:p>125.508993</text:p>
          </table:table-cell>
          <table:table-cell office:value-type="float" office:value="34.028827" calcext:value-type="float">
            <text:p>34.028827</text:p>
          </table:table-cell>
        </table:table-row>
        <table:table-row table:style-name="ro1">
          <table:table-cell office:value-type="string" calcext:value-type="string">
            <text:p>2021-09-22T10:31:26.768943-06:00</text:p>
          </table:table-cell>
          <table:table-cell office:value-type="float" office:value="125.747177" calcext:value-type="float">
            <text:p>125.747177</text:p>
          </table:table-cell>
          <table:table-cell office:value-type="float" office:value="34.182567" calcext:value-type="float">
            <text:p>34.182567</text:p>
          </table:table-cell>
        </table:table-row>
        <table:table-row table:style-name="ro1">
          <table:table-cell office:value-type="string" calcext:value-type="string">
            <text:p>2021-09-22T10:32:26.768943-06:00</text:p>
          </table:table-cell>
          <table:table-cell office:value-type="float" office:value="125.986229" calcext:value-type="float">
            <text:p>125.986229</text:p>
          </table:table-cell>
          <table:table-cell office:value-type="float" office:value="34.335846" calcext:value-type="float">
            <text:p>34.335846</text:p>
          </table:table-cell>
        </table:table-row>
        <table:table-row table:style-name="ro1">
          <table:table-cell office:value-type="string" calcext:value-type="string">
            <text:p>2021-09-22T10:33:26.768943-06:00</text:p>
          </table:table-cell>
          <table:table-cell office:value-type="float" office:value="126.226154" calcext:value-type="float">
            <text:p>126.226154</text:p>
          </table:table-cell>
          <table:table-cell office:value-type="float" office:value="34.488659" calcext:value-type="float">
            <text:p>34.488659</text:p>
          </table:table-cell>
        </table:table-row>
        <table:table-row table:style-name="ro1">
          <table:table-cell office:value-type="string" calcext:value-type="string">
            <text:p>2021-09-22T10:34:26.768943-06:00</text:p>
          </table:table-cell>
          <table:table-cell office:value-type="float" office:value="126.466958" calcext:value-type="float">
            <text:p>126.466958</text:p>
          </table:table-cell>
          <table:table-cell office:value-type="float" office:value="34.641002" calcext:value-type="float">
            <text:p>34.641002</text:p>
          </table:table-cell>
        </table:table-row>
        <table:table-row table:style-name="ro1">
          <table:table-cell office:value-type="string" calcext:value-type="string">
            <text:p>2021-09-22T10:35:26.768943-06:00</text:p>
          </table:table-cell>
          <table:table-cell office:value-type="float" office:value="126.708646" calcext:value-type="float">
            <text:p>126.708646</text:p>
          </table:table-cell>
          <table:table-cell office:value-type="float" office:value="34.792871" calcext:value-type="float">
            <text:p>34.792871</text:p>
          </table:table-cell>
        </table:table-row>
        <table:table-row table:style-name="ro1">
          <table:table-cell office:value-type="string" calcext:value-type="string">
            <text:p>2021-09-22T10:36:26.768943-06:00</text:p>
          </table:table-cell>
          <table:table-cell office:value-type="float" office:value="126.951225" calcext:value-type="float">
            <text:p>126.951225</text:p>
          </table:table-cell>
          <table:table-cell office:value-type="float" office:value="34.944261" calcext:value-type="float">
            <text:p>34.944261</text:p>
          </table:table-cell>
        </table:table-row>
        <table:table-row table:style-name="ro1">
          <table:table-cell office:value-type="string" calcext:value-type="string">
            <text:p>2021-09-22T10:37:26.768943-06:00</text:p>
          </table:table-cell>
          <table:table-cell office:value-type="float" office:value="127.194698" calcext:value-type="float">
            <text:p>127.194698</text:p>
          </table:table-cell>
          <table:table-cell office:value-type="float" office:value="35.095168" calcext:value-type="float">
            <text:p>35.095168</text:p>
          </table:table-cell>
        </table:table-row>
        <table:table-row table:style-name="ro1">
          <table:table-cell office:value-type="string" calcext:value-type="string">
            <text:p>2021-09-22T10:38:26.768943-06:00</text:p>
          </table:table-cell>
          <table:table-cell office:value-type="float" office:value="127.439073" calcext:value-type="float">
            <text:p>127.439073</text:p>
          </table:table-cell>
          <table:table-cell office:value-type="float" office:value="35.245587" calcext:value-type="float">
            <text:p>35.245587</text:p>
          </table:table-cell>
        </table:table-row>
        <table:table-row table:style-name="ro1">
          <table:table-cell office:value-type="string" calcext:value-type="string">
            <text:p>2021-09-22T10:39:26.768943-06:00</text:p>
          </table:table-cell>
          <table:table-cell office:value-type="float" office:value="127.684354" calcext:value-type="float">
            <text:p>127.684354</text:p>
          </table:table-cell>
          <table:table-cell office:value-type="float" office:value="35.395513" calcext:value-type="float">
            <text:p>35.395513</text:p>
          </table:table-cell>
        </table:table-row>
        <table:table-row table:style-name="ro1">
          <table:table-cell office:value-type="string" calcext:value-type="string">
            <text:p>2021-09-22T10:40:26.768943-06:00</text:p>
          </table:table-cell>
          <table:table-cell office:value-type="float" office:value="127.930546" calcext:value-type="float">
            <text:p>127.930546</text:p>
          </table:table-cell>
          <table:table-cell office:value-type="float" office:value="35.544942" calcext:value-type="float">
            <text:p>35.544942</text:p>
          </table:table-cell>
        </table:table-row>
        <table:table-row table:style-name="ro1">
          <table:table-cell office:value-type="string" calcext:value-type="string">
            <text:p>2021-09-22T10:41:26.768943-06:00</text:p>
          </table:table-cell>
          <table:table-cell office:value-type="float" office:value="128.177656" calcext:value-type="float">
            <text:p>128.177656</text:p>
          </table:table-cell>
          <table:table-cell office:value-type="float" office:value="35.69387" calcext:value-type="float">
            <text:p>35.69387</text:p>
          </table:table-cell>
        </table:table-row>
        <table:table-row table:style-name="ro1">
          <table:table-cell office:value-type="string" calcext:value-type="string">
            <text:p>2021-09-22T10:42:26.768943-06:00</text:p>
          </table:table-cell>
          <table:table-cell office:value-type="float" office:value="128.425688" calcext:value-type="float">
            <text:p>128.425688</text:p>
          </table:table-cell>
          <table:table-cell office:value-type="float" office:value="35.842292" calcext:value-type="float">
            <text:p>35.842292</text:p>
          </table:table-cell>
        </table:table-row>
        <table:table-row table:style-name="ro1">
          <table:table-cell office:value-type="string" calcext:value-type="string">
            <text:p>2021-09-22T10:43:26.768943-06:00</text:p>
          </table:table-cell>
          <table:table-cell office:value-type="float" office:value="128.674648" calcext:value-type="float">
            <text:p>128.674648</text:p>
          </table:table-cell>
          <table:table-cell office:value-type="float" office:value="35.990202" calcext:value-type="float">
            <text:p>35.990202</text:p>
          </table:table-cell>
        </table:table-row>
        <table:table-row table:style-name="ro1">
          <table:table-cell office:value-type="string" calcext:value-type="string">
            <text:p>2021-09-22T10:44:26.768943-06:00</text:p>
          </table:table-cell>
          <table:table-cell office:value-type="float" office:value="128.924541" calcext:value-type="float">
            <text:p>128.924541</text:p>
          </table:table-cell>
          <table:table-cell office:value-type="float" office:value="36.137597" calcext:value-type="float">
            <text:p>36.137597</text:p>
          </table:table-cell>
        </table:table-row>
        <table:table-row table:style-name="ro1">
          <table:table-cell office:value-type="string" calcext:value-type="string">
            <text:p>2021-09-22T10:45:26.768943-06:00</text:p>
          </table:table-cell>
          <table:table-cell office:value-type="float" office:value="129.175373" calcext:value-type="float">
            <text:p>129.175373</text:p>
          </table:table-cell>
          <table:table-cell office:value-type="float" office:value="36.284471" calcext:value-type="float">
            <text:p>36.284471</text:p>
          </table:table-cell>
        </table:table-row>
        <table:table-row table:style-name="ro1">
          <table:table-cell office:value-type="string" calcext:value-type="string">
            <text:p>2021-09-22T10:46:26.768943-06:00</text:p>
          </table:table-cell>
          <table:table-cell office:value-type="float" office:value="129.427148" calcext:value-type="float">
            <text:p>129.427148</text:p>
          </table:table-cell>
          <table:table-cell office:value-type="float" office:value="36.430821" calcext:value-type="float">
            <text:p>36.430821</text:p>
          </table:table-cell>
        </table:table-row>
        <table:table-row table:style-name="ro1">
          <table:table-cell office:value-type="string" calcext:value-type="string">
            <text:p>2021-09-22T10:47:26.768943-06:00</text:p>
          </table:table-cell>
          <table:table-cell office:value-type="float" office:value="129.679872" calcext:value-type="float">
            <text:p>129.679872</text:p>
          </table:table-cell>
          <table:table-cell office:value-type="float" office:value="36.57664" calcext:value-type="float">
            <text:p>36.57664</text:p>
          </table:table-cell>
        </table:table-row>
        <table:table-row table:style-name="ro1">
          <table:table-cell office:value-type="string" calcext:value-type="string">
            <text:p>2021-09-22T10:48:26.768943-06:00</text:p>
          </table:table-cell>
          <table:table-cell office:value-type="float" office:value="129.933549" calcext:value-type="float">
            <text:p>129.933549</text:p>
          </table:table-cell>
          <table:table-cell office:value-type="float" office:value="36.721924" calcext:value-type="float">
            <text:p>36.721924</text:p>
          </table:table-cell>
        </table:table-row>
        <table:table-row table:style-name="ro1">
          <table:table-cell office:value-type="string" calcext:value-type="string">
            <text:p>2021-09-22T10:49:26.768943-06:00</text:p>
          </table:table-cell>
          <table:table-cell office:value-type="float" office:value="130.188187" calcext:value-type="float">
            <text:p>130.188187</text:p>
          </table:table-cell>
          <table:table-cell office:value-type="float" office:value="36.866669" calcext:value-type="float">
            <text:p>36.866669</text:p>
          </table:table-cell>
        </table:table-row>
        <table:table-row table:style-name="ro1">
          <table:table-cell office:value-type="string" calcext:value-type="string">
            <text:p>2021-09-22T10:50:26.768943-06:00</text:p>
          </table:table-cell>
          <table:table-cell office:value-type="float" office:value="130.443788" calcext:value-type="float">
            <text:p>130.443788</text:p>
          </table:table-cell>
          <table:table-cell office:value-type="float" office:value="37.010869" calcext:value-type="float">
            <text:p>37.010869</text:p>
          </table:table-cell>
        </table:table-row>
        <table:table-row table:style-name="ro1">
          <table:table-cell office:value-type="string" calcext:value-type="string">
            <text:p>2021-09-22T10:51:26.768943-06:00</text:p>
          </table:table-cell>
          <table:table-cell office:value-type="float" office:value="130.700359" calcext:value-type="float">
            <text:p>130.700359</text:p>
          </table:table-cell>
          <table:table-cell office:value-type="float" office:value="37.154519" calcext:value-type="float">
            <text:p>37.154519</text:p>
          </table:table-cell>
        </table:table-row>
        <table:table-row table:style-name="ro1">
          <table:table-cell office:value-type="string" calcext:value-type="string">
            <text:p>2021-09-22T10:52:26.768943-06:00</text:p>
          </table:table-cell>
          <table:table-cell office:value-type="float" office:value="130.957904" calcext:value-type="float">
            <text:p>130.957904</text:p>
          </table:table-cell>
          <table:table-cell office:value-type="float" office:value="37.297615" calcext:value-type="float">
            <text:p>37.297615</text:p>
          </table:table-cell>
        </table:table-row>
        <table:table-row table:style-name="ro1">
          <table:table-cell office:value-type="string" calcext:value-type="string">
            <text:p>2021-09-22T10:53:26.768943-06:00</text:p>
          </table:table-cell>
          <table:table-cell office:value-type="float" office:value="131.216429" calcext:value-type="float">
            <text:p>131.216429</text:p>
          </table:table-cell>
          <table:table-cell office:value-type="float" office:value="37.440152" calcext:value-type="float">
            <text:p>37.440152</text:p>
          </table:table-cell>
        </table:table-row>
        <table:table-row table:style-name="ro1">
          <table:table-cell office:value-type="string" calcext:value-type="string">
            <text:p>2021-09-22T10:54:26.768943-06:00</text:p>
          </table:table-cell>
          <table:table-cell office:value-type="float" office:value="131.475937" calcext:value-type="float">
            <text:p>131.475937</text:p>
          </table:table-cell>
          <table:table-cell office:value-type="float" office:value="37.582123" calcext:value-type="float">
            <text:p>37.582123</text:p>
          </table:table-cell>
        </table:table-row>
        <table:table-row table:style-name="ro1">
          <table:table-cell office:value-type="string" calcext:value-type="string">
            <text:p>2021-09-22T10:55:26.768943-06:00</text:p>
          </table:table-cell>
          <table:table-cell office:value-type="float" office:value="131.736435" calcext:value-type="float">
            <text:p>131.736435</text:p>
          </table:table-cell>
          <table:table-cell office:value-type="float" office:value="37.723525" calcext:value-type="float">
            <text:p>37.723525</text:p>
          </table:table-cell>
        </table:table-row>
        <table:table-row table:style-name="ro1">
          <table:table-cell office:value-type="string" calcext:value-type="string">
            <text:p>2021-09-22T10:56:26.768943-06:00</text:p>
          </table:table-cell>
          <table:table-cell office:value-type="float" office:value="131.997927" calcext:value-type="float">
            <text:p>131.997927</text:p>
          </table:table-cell>
          <table:table-cell office:value-type="float" office:value="37.864353" calcext:value-type="float">
            <text:p>37.864353</text:p>
          </table:table-cell>
        </table:table-row>
        <table:table-row table:style-name="ro1">
          <table:table-cell office:value-type="string" calcext:value-type="string">
            <text:p>2021-09-22T10:57:26.768943-06:00</text:p>
          </table:table-cell>
          <table:table-cell office:value-type="float" office:value="132.260418" calcext:value-type="float">
            <text:p>132.260418</text:p>
          </table:table-cell>
          <table:table-cell office:value-type="float" office:value="38.0046" calcext:value-type="float">
            <text:p>38.0046</text:p>
          </table:table-cell>
        </table:table-row>
        <table:table-row table:style-name="ro1">
          <table:table-cell office:value-type="string" calcext:value-type="string">
            <text:p>2021-09-22T10:58:26.768943-06:00</text:p>
          </table:table-cell>
          <table:table-cell office:value-type="float" office:value="132.523912" calcext:value-type="float">
            <text:p>132.523912</text:p>
          </table:table-cell>
          <table:table-cell office:value-type="float" office:value="38.144262" calcext:value-type="float">
            <text:p>38.144262</text:p>
          </table:table-cell>
        </table:table-row>
        <table:table-row table:style-name="ro1">
          <table:table-cell office:value-type="string" calcext:value-type="string">
            <text:p>2021-09-22T10:59:26.768943-06:00</text:p>
          </table:table-cell>
          <table:table-cell office:value-type="float" office:value="132.788414" calcext:value-type="float">
            <text:p>132.788414</text:p>
          </table:table-cell>
          <table:table-cell office:value-type="float" office:value="38.283334" calcext:value-type="float">
            <text:p>38.283334</text:p>
          </table:table-cell>
        </table:table-row>
        <table:table-row table:style-name="ro1">
          <table:table-cell office:value-type="string" calcext:value-type="string">
            <text:p>2021-09-22T11:00:26.768943-06:00</text:p>
          </table:table-cell>
          <table:table-cell office:value-type="float" office:value="133.053929" calcext:value-type="float">
            <text:p>133.053929</text:p>
          </table:table-cell>
          <table:table-cell office:value-type="float" office:value="38.42181" calcext:value-type="float">
            <text:p>38.42181</text:p>
          </table:table-cell>
        </table:table-row>
        <table:table-row table:style-name="ro1">
          <table:table-cell office:value-type="string" calcext:value-type="string">
            <text:p>2021-09-22T11:01:26.768943-06:00</text:p>
          </table:table-cell>
          <table:table-cell office:value-type="float" office:value="133.320462" calcext:value-type="float">
            <text:p>133.320462</text:p>
          </table:table-cell>
          <table:table-cell office:value-type="float" office:value="38.559686" calcext:value-type="float">
            <text:p>38.559686</text:p>
          </table:table-cell>
        </table:table-row>
        <table:table-row table:style-name="ro1">
          <table:table-cell office:value-type="string" calcext:value-type="string">
            <text:p>2021-09-22T11:02:26.768943-06:00</text:p>
          </table:table-cell>
          <table:table-cell office:value-type="float" office:value="133.588016" calcext:value-type="float">
            <text:p>133.588016</text:p>
          </table:table-cell>
          <table:table-cell office:value-type="float" office:value="38.696955" calcext:value-type="float">
            <text:p>38.696955</text:p>
          </table:table-cell>
        </table:table-row>
        <table:table-row table:style-name="ro1">
          <table:table-cell office:value-type="string" calcext:value-type="string">
            <text:p>2021-09-22T11:03:26.768943-06:00</text:p>
          </table:table-cell>
          <table:table-cell office:value-type="float" office:value="133.856596" calcext:value-type="float">
            <text:p>133.856596</text:p>
          </table:table-cell>
          <table:table-cell office:value-type="float" office:value="38.833613" calcext:value-type="float">
            <text:p>38.833613</text:p>
          </table:table-cell>
        </table:table-row>
        <table:table-row table:style-name="ro1">
          <table:table-cell office:value-type="string" calcext:value-type="string">
            <text:p>2021-09-22T11:04:26.768943-06:00</text:p>
          </table:table-cell>
          <table:table-cell office:value-type="float" office:value="134.126207" calcext:value-type="float">
            <text:p>134.126207</text:p>
          </table:table-cell>
          <table:table-cell office:value-type="float" office:value="38.969655" calcext:value-type="float">
            <text:p>38.969655</text:p>
          </table:table-cell>
        </table:table-row>
        <table:table-row table:style-name="ro1">
          <table:table-cell office:value-type="string" calcext:value-type="string">
            <text:p>2021-09-22T11:05:26.768943-06:00</text:p>
          </table:table-cell>
          <table:table-cell office:value-type="float" office:value="134.396852" calcext:value-type="float">
            <text:p>134.396852</text:p>
          </table:table-cell>
          <table:table-cell office:value-type="float" office:value="39.105074" calcext:value-type="float">
            <text:p>39.105074</text:p>
          </table:table-cell>
        </table:table-row>
        <table:table-row table:style-name="ro1">
          <table:table-cell office:value-type="string" calcext:value-type="string">
            <text:p>2021-09-22T11:06:26.768943-06:00</text:p>
          </table:table-cell>
          <table:table-cell office:value-type="float" office:value="134.668537" calcext:value-type="float">
            <text:p>134.668537</text:p>
          </table:table-cell>
          <table:table-cell office:value-type="float" office:value="39.239865" calcext:value-type="float">
            <text:p>39.239865</text:p>
          </table:table-cell>
        </table:table-row>
        <table:table-row table:style-name="ro1">
          <table:table-cell office:value-type="string" calcext:value-type="string">
            <text:p>2021-09-22T11:07:26.768943-06:00</text:p>
          </table:table-cell>
          <table:table-cell office:value-type="float" office:value="134.941265" calcext:value-type="float">
            <text:p>134.941265</text:p>
          </table:table-cell>
          <table:table-cell office:value-type="float" office:value="39.374024" calcext:value-type="float">
            <text:p>39.374024</text:p>
          </table:table-cell>
        </table:table-row>
        <table:table-row table:style-name="ro1">
          <table:table-cell office:value-type="string" calcext:value-type="string">
            <text:p>2021-09-22T11:08:26.768943-06:00</text:p>
          </table:table-cell>
          <table:table-cell office:value-type="float" office:value="135.21504" calcext:value-type="float">
            <text:p>135.21504</text:p>
          </table:table-cell>
          <table:table-cell office:value-type="float" office:value="39.507544" calcext:value-type="float">
            <text:p>39.507544</text:p>
          </table:table-cell>
        </table:table-row>
        <table:table-row table:style-name="ro1">
          <table:table-cell office:value-type="string" calcext:value-type="string">
            <text:p>2021-09-22T11:09:26.768943-06:00</text:p>
          </table:table-cell>
          <table:table-cell office:value-type="float" office:value="135.489866" calcext:value-type="float">
            <text:p>135.489866</text:p>
          </table:table-cell>
          <table:table-cell office:value-type="float" office:value="39.64042" calcext:value-type="float">
            <text:p>39.64042</text:p>
          </table:table-cell>
        </table:table-row>
        <table:table-row table:style-name="ro1">
          <table:table-cell office:value-type="string" calcext:value-type="string">
            <text:p>2021-09-22T11:10:26.768943-06:00</text:p>
          </table:table-cell>
          <table:table-cell office:value-type="float" office:value="135.765747" calcext:value-type="float">
            <text:p>135.765747</text:p>
          </table:table-cell>
          <table:table-cell office:value-type="float" office:value="39.772646" calcext:value-type="float">
            <text:p>39.772646</text:p>
          </table:table-cell>
        </table:table-row>
        <table:table-row table:style-name="ro1">
          <table:table-cell office:value-type="string" calcext:value-type="string">
            <text:p>2021-09-22T11:11:26.768943-06:00</text:p>
          </table:table-cell>
          <table:table-cell office:value-type="float" office:value="136.042687" calcext:value-type="float">
            <text:p>136.042687</text:p>
          </table:table-cell>
          <table:table-cell office:value-type="float" office:value="39.904217" calcext:value-type="float">
            <text:p>39.904217</text:p>
          </table:table-cell>
        </table:table-row>
        <table:table-row table:style-name="ro1">
          <table:table-cell office:value-type="string" calcext:value-type="string">
            <text:p>2021-09-22T11:12:26.768943-06:00</text:p>
          </table:table-cell>
          <table:table-cell office:value-type="float" office:value="136.320689" calcext:value-type="float">
            <text:p>136.320689</text:p>
          </table:table-cell>
          <table:table-cell office:value-type="float" office:value="40.035128" calcext:value-type="float">
            <text:p>40.035128</text:p>
          </table:table-cell>
        </table:table-row>
        <table:table-row table:style-name="ro1">
          <table:table-cell office:value-type="string" calcext:value-type="string">
            <text:p>2021-09-22T11:13:26.768943-06:00</text:p>
          </table:table-cell>
          <table:table-cell office:value-type="float" office:value="136.599758" calcext:value-type="float">
            <text:p>136.599758</text:p>
          </table:table-cell>
          <table:table-cell office:value-type="float" office:value="40.165372" calcext:value-type="float">
            <text:p>40.165372</text:p>
          </table:table-cell>
        </table:table-row>
        <table:table-row table:style-name="ro1">
          <table:table-cell office:value-type="string" calcext:value-type="string">
            <text:p>2021-09-22T11:14:26.768943-06:00</text:p>
          </table:table-cell>
          <table:table-cell office:value-type="float" office:value="136.879897" calcext:value-type="float">
            <text:p>136.879897</text:p>
          </table:table-cell>
          <table:table-cell office:value-type="float" office:value="40.294944" calcext:value-type="float">
            <text:p>40.294944</text:p>
          </table:table-cell>
        </table:table-row>
        <table:table-row table:style-name="ro1">
          <table:table-cell office:value-type="string" calcext:value-type="string">
            <text:p>2021-09-22T11:15:26.768943-06:00</text:p>
          </table:table-cell>
          <table:table-cell office:value-type="float" office:value="137.161108" calcext:value-type="float">
            <text:p>137.161108</text:p>
          </table:table-cell>
          <table:table-cell office:value-type="float" office:value="40.423838" calcext:value-type="float">
            <text:p>40.423838</text:p>
          </table:table-cell>
        </table:table-row>
        <table:table-row table:style-name="ro1">
          <table:table-cell office:value-type="string" calcext:value-type="string">
            <text:p>2021-09-22T11:16:26.768943-06:00</text:p>
          </table:table-cell>
          <table:table-cell office:value-type="float" office:value="137.443396" calcext:value-type="float">
            <text:p>137.443396</text:p>
          </table:table-cell>
          <table:table-cell office:value-type="float" office:value="40.552049" calcext:value-type="float">
            <text:p>40.552049</text:p>
          </table:table-cell>
        </table:table-row>
        <table:table-row table:style-name="ro1">
          <table:table-cell office:value-type="string" calcext:value-type="string">
            <text:p>2021-09-22T11:17:26.768943-06:00</text:p>
          </table:table-cell>
          <table:table-cell office:value-type="float" office:value="137.726764" calcext:value-type="float">
            <text:p>137.726764</text:p>
          </table:table-cell>
          <table:table-cell office:value-type="float" office:value="40.679571" calcext:value-type="float">
            <text:p>40.679571</text:p>
          </table:table-cell>
        </table:table-row>
        <table:table-row table:style-name="ro1">
          <table:table-cell office:value-type="string" calcext:value-type="string">
            <text:p>2021-09-22T11:18:26.768943-06:00</text:p>
          </table:table-cell>
          <table:table-cell office:value-type="float" office:value="138.011215" calcext:value-type="float">
            <text:p>138.011215</text:p>
          </table:table-cell>
          <table:table-cell office:value-type="float" office:value="40.806398" calcext:value-type="float">
            <text:p>40.806398</text:p>
          </table:table-cell>
        </table:table-row>
        <table:table-row table:style-name="ro1">
          <table:table-cell office:value-type="string" calcext:value-type="string">
            <text:p>2021-09-22T11:19:26.768943-06:00</text:p>
          </table:table-cell>
          <table:table-cell office:value-type="float" office:value="138.296752" calcext:value-type="float">
            <text:p>138.296752</text:p>
          </table:table-cell>
          <table:table-cell office:value-type="float" office:value="40.932524" calcext:value-type="float">
            <text:p>40.932524</text:p>
          </table:table-cell>
        </table:table-row>
        <table:table-row table:style-name="ro1">
          <table:table-cell office:value-type="string" calcext:value-type="string">
            <text:p>2021-09-22T11:20:26.768943-06:00</text:p>
          </table:table-cell>
          <table:table-cell office:value-type="float" office:value="138.583377" calcext:value-type="float">
            <text:p>138.583377</text:p>
          </table:table-cell>
          <table:table-cell office:value-type="float" office:value="41.057944" calcext:value-type="float">
            <text:p>41.057944</text:p>
          </table:table-cell>
        </table:table-row>
        <table:table-row table:style-name="ro1">
          <table:table-cell office:value-type="string" calcext:value-type="string">
            <text:p>2021-09-22T11:21:26.768943-06:00</text:p>
          </table:table-cell>
          <table:table-cell office:value-type="float" office:value="138.871095" calcext:value-type="float">
            <text:p>138.871095</text:p>
          </table:table-cell>
          <table:table-cell office:value-type="float" office:value="41.182651" calcext:value-type="float">
            <text:p>41.182651</text:p>
          </table:table-cell>
        </table:table-row>
        <table:table-row table:style-name="ro1">
          <table:table-cell office:value-type="string" calcext:value-type="string">
            <text:p>2021-09-22T11:22:26.768943-06:00</text:p>
          </table:table-cell>
          <table:table-cell office:value-type="float" office:value="139.159906" calcext:value-type="float">
            <text:p>139.159906</text:p>
          </table:table-cell>
          <table:table-cell office:value-type="float" office:value="41.30664" calcext:value-type="float">
            <text:p>41.30664</text:p>
          </table:table-cell>
        </table:table-row>
        <table:table-row table:style-name="ro1">
          <table:table-cell office:value-type="string" calcext:value-type="string">
            <text:p>2021-09-22T11:23:26.768943-06:00</text:p>
          </table:table-cell>
          <table:table-cell office:value-type="float" office:value="139.449815" calcext:value-type="float">
            <text:p>139.449815</text:p>
          </table:table-cell>
          <table:table-cell office:value-type="float" office:value="41.429905" calcext:value-type="float">
            <text:p>41.429905</text:p>
          </table:table-cell>
        </table:table-row>
        <table:table-row table:style-name="ro1">
          <table:table-cell office:value-type="string" calcext:value-type="string">
            <text:p>2021-09-22T11:24:26.768943-06:00</text:p>
          </table:table-cell>
          <table:table-cell office:value-type="float" office:value="139.740822" calcext:value-type="float">
            <text:p>139.740822</text:p>
          </table:table-cell>
          <table:table-cell office:value-type="float" office:value="41.55244" calcext:value-type="float">
            <text:p>41.55244</text:p>
          </table:table-cell>
        </table:table-row>
        <table:table-row table:style-name="ro1">
          <table:table-cell office:value-type="string" calcext:value-type="string">
            <text:p>2021-09-22T11:25:26.768943-06:00</text:p>
          </table:table-cell>
          <table:table-cell office:value-type="float" office:value="140.032932" calcext:value-type="float">
            <text:p>140.032932</text:p>
          </table:table-cell>
          <table:table-cell office:value-type="float" office:value="41.674239" calcext:value-type="float">
            <text:p>41.674239</text:p>
          </table:table-cell>
        </table:table-row>
        <table:table-row table:style-name="ro1">
          <table:table-cell office:value-type="string" calcext:value-type="string">
            <text:p>2021-09-22T11:26:26.768943-06:00</text:p>
          </table:table-cell>
          <table:table-cell office:value-type="float" office:value="140.326145" calcext:value-type="float">
            <text:p>140.326145</text:p>
          </table:table-cell>
          <table:table-cell office:value-type="float" office:value="41.795296" calcext:value-type="float">
            <text:p>41.795296</text:p>
          </table:table-cell>
        </table:table-row>
        <table:table-row table:style-name="ro1">
          <table:table-cell office:value-type="string" calcext:value-type="string">
            <text:p>2021-09-22T11:27:26.768943-06:00</text:p>
          </table:table-cell>
          <table:table-cell office:value-type="float" office:value="140.620464" calcext:value-type="float">
            <text:p>140.620464</text:p>
          </table:table-cell>
          <table:table-cell office:value-type="float" office:value="41.915605" calcext:value-type="float">
            <text:p>41.915605</text:p>
          </table:table-cell>
        </table:table-row>
        <table:table-row table:style-name="ro1">
          <table:table-cell office:value-type="string" calcext:value-type="string">
            <text:p>2021-09-22T11:28:26.768943-06:00</text:p>
          </table:table-cell>
          <table:table-cell office:value-type="float" office:value="140.915891" calcext:value-type="float">
            <text:p>140.915891</text:p>
          </table:table-cell>
          <table:table-cell office:value-type="float" office:value="42.035161" calcext:value-type="float">
            <text:p>42.035161</text:p>
          </table:table-cell>
        </table:table-row>
        <table:table-row table:style-name="ro1">
          <table:table-cell office:value-type="string" calcext:value-type="string">
            <text:p>2021-09-22T11:29:26.768943-06:00</text:p>
          </table:table-cell>
          <table:table-cell office:value-type="float" office:value="141.212428" calcext:value-type="float">
            <text:p>141.212428</text:p>
          </table:table-cell>
          <table:table-cell office:value-type="float" office:value="42.153956" calcext:value-type="float">
            <text:p>42.153956</text:p>
          </table:table-cell>
        </table:table-row>
        <table:table-row table:style-name="ro1">
          <table:table-cell office:value-type="string" calcext:value-type="string">
            <text:p>2021-09-22T11:30:26.768943-06:00</text:p>
          </table:table-cell>
          <table:table-cell office:value-type="float" office:value="141.510076" calcext:value-type="float">
            <text:p>141.510076</text:p>
          </table:table-cell>
          <table:table-cell office:value-type="float" office:value="42.271985" calcext:value-type="float">
            <text:p>42.271985</text:p>
          </table:table-cell>
        </table:table-row>
        <table:table-row table:style-name="ro1">
          <table:table-cell office:value-type="string" calcext:value-type="string">
            <text:p>2021-09-22T11:31:26.768943-06:00</text:p>
          </table:table-cell>
          <table:table-cell office:value-type="float" office:value="141.808837" calcext:value-type="float">
            <text:p>141.808837</text:p>
          </table:table-cell>
          <table:table-cell office:value-type="float" office:value="42.389243" calcext:value-type="float">
            <text:p>42.389243</text:p>
          </table:table-cell>
        </table:table-row>
        <table:table-row table:style-name="ro1">
          <table:table-cell office:value-type="string" calcext:value-type="string">
            <text:p>2021-09-22T11:32:26.768943-06:00</text:p>
          </table:table-cell>
          <table:table-cell office:value-type="float" office:value="142.108712" calcext:value-type="float">
            <text:p>142.108712</text:p>
          </table:table-cell>
          <table:table-cell office:value-type="float" office:value="42.505722" calcext:value-type="float">
            <text:p>42.505722</text:p>
          </table:table-cell>
        </table:table-row>
        <table:table-row table:style-name="ro1">
          <table:table-cell office:value-type="string" calcext:value-type="string">
            <text:p>2021-09-22T11:33:26.768943-06:00</text:p>
          </table:table-cell>
          <table:table-cell office:value-type="float" office:value="142.409703" calcext:value-type="float">
            <text:p>142.409703</text:p>
          </table:table-cell>
          <table:table-cell office:value-type="float" office:value="42.621417" calcext:value-type="float">
            <text:p>42.621417</text:p>
          </table:table-cell>
        </table:table-row>
        <table:table-row table:style-name="ro1">
          <table:table-cell office:value-type="string" calcext:value-type="string">
            <text:p>2021-09-22T11:34:26.768943-06:00</text:p>
          </table:table-cell>
          <table:table-cell office:value-type="float" office:value="142.71181" calcext:value-type="float">
            <text:p>142.71181</text:p>
          </table:table-cell>
          <table:table-cell office:value-type="float" office:value="42.736321" calcext:value-type="float">
            <text:p>42.736321</text:p>
          </table:table-cell>
        </table:table-row>
        <table:table-row table:style-name="ro1">
          <table:table-cell office:value-type="string" calcext:value-type="string">
            <text:p>2021-09-22T11:35:26.768943-06:00</text:p>
          </table:table-cell>
          <table:table-cell office:value-type="float" office:value="143.015035" calcext:value-type="float">
            <text:p>143.015035</text:p>
          </table:table-cell>
          <table:table-cell office:value-type="float" office:value="42.850429" calcext:value-type="float">
            <text:p>42.850429</text:p>
          </table:table-cell>
        </table:table-row>
        <table:table-row table:style-name="ro1">
          <table:table-cell office:value-type="string" calcext:value-type="string">
            <text:p>2021-09-22T11:36:26.768943-06:00</text:p>
          </table:table-cell>
          <table:table-cell office:value-type="float" office:value="143.319378" calcext:value-type="float">
            <text:p>143.319378</text:p>
          </table:table-cell>
          <table:table-cell office:value-type="float" office:value="42.963735" calcext:value-type="float">
            <text:p>42.963735</text:p>
          </table:table-cell>
        </table:table-row>
        <table:table-row table:style-name="ro1">
          <table:table-cell office:value-type="string" calcext:value-type="string">
            <text:p>2021-09-22T11:37:26.768943-06:00</text:p>
          </table:table-cell>
          <table:table-cell office:value-type="float" office:value="143.624839" calcext:value-type="float">
            <text:p>143.624839</text:p>
          </table:table-cell>
          <table:table-cell office:value-type="float" office:value="43.076231" calcext:value-type="float">
            <text:p>43.076231</text:p>
          </table:table-cell>
        </table:table-row>
        <table:table-row table:style-name="ro1">
          <table:table-cell office:value-type="string" calcext:value-type="string">
            <text:p>2021-09-22T11:38:26.768943-06:00</text:p>
          </table:table-cell>
          <table:table-cell office:value-type="float" office:value="143.93142" calcext:value-type="float">
            <text:p>143.93142</text:p>
          </table:table-cell>
          <table:table-cell office:value-type="float" office:value="43.187913" calcext:value-type="float">
            <text:p>43.187913</text:p>
          </table:table-cell>
        </table:table-row>
        <table:table-row table:style-name="ro1">
          <table:table-cell office:value-type="string" calcext:value-type="string">
            <text:p>2021-09-22T11:39:26.768943-06:00</text:p>
          </table:table-cell>
          <table:table-cell office:value-type="float" office:value="144.239121" calcext:value-type="float">
            <text:p>144.239121</text:p>
          </table:table-cell>
          <table:table-cell office:value-type="float" office:value="43.298773" calcext:value-type="float">
            <text:p>43.298773</text:p>
          </table:table-cell>
        </table:table-row>
        <table:table-row table:style-name="ro1">
          <table:table-cell office:value-type="string" calcext:value-type="string">
            <text:p>2021-09-22T11:40:26.768943-06:00</text:p>
          </table:table-cell>
          <table:table-cell office:value-type="float" office:value="144.547941" calcext:value-type="float">
            <text:p>144.547941</text:p>
          </table:table-cell>
          <table:table-cell office:value-type="float" office:value="43.408807" calcext:value-type="float">
            <text:p>43.408807</text:p>
          </table:table-cell>
        </table:table-row>
        <table:table-row table:style-name="ro1">
          <table:table-cell office:value-type="string" calcext:value-type="string">
            <text:p>2021-09-22T11:41:26.768943-06:00</text:p>
          </table:table-cell>
          <table:table-cell office:value-type="float" office:value="144.85788" calcext:value-type="float">
            <text:p>144.85788</text:p>
          </table:table-cell>
          <table:table-cell office:value-type="float" office:value="43.518006" calcext:value-type="float">
            <text:p>43.518006</text:p>
          </table:table-cell>
        </table:table-row>
        <table:table-row table:style-name="ro1">
          <table:table-cell office:value-type="string" calcext:value-type="string">
            <text:p>2021-09-22T11:42:26.768943-06:00</text:p>
          </table:table-cell>
          <table:table-cell office:value-type="float" office:value="145.168939" calcext:value-type="float">
            <text:p>145.168939</text:p>
          </table:table-cell>
          <table:table-cell office:value-type="float" office:value="43.626366" calcext:value-type="float">
            <text:p>43.626366</text:p>
          </table:table-cell>
        </table:table-row>
        <table:table-row table:style-name="ro1">
          <table:table-cell office:value-type="string" calcext:value-type="string">
            <text:p>2021-09-22T11:43:26.768943-06:00</text:p>
          </table:table-cell>
          <table:table-cell office:value-type="float" office:value="145.481116" calcext:value-type="float">
            <text:p>145.481116</text:p>
          </table:table-cell>
          <table:table-cell office:value-type="float" office:value="43.73388" calcext:value-type="float">
            <text:p>43.73388</text:p>
          </table:table-cell>
        </table:table-row>
        <table:table-row table:style-name="ro1">
          <table:table-cell office:value-type="string" calcext:value-type="string">
            <text:p>2021-09-22T11:44:26.768943-06:00</text:p>
          </table:table-cell>
          <table:table-cell office:value-type="float" office:value="145.794412" calcext:value-type="float">
            <text:p>145.794412</text:p>
          </table:table-cell>
          <table:table-cell office:value-type="float" office:value="43.840541" calcext:value-type="float">
            <text:p>43.840541</text:p>
          </table:table-cell>
        </table:table-row>
        <table:table-row table:style-name="ro1">
          <table:table-cell office:value-type="string" calcext:value-type="string">
            <text:p>2021-09-22T11:45:26.768943-06:00</text:p>
          </table:table-cell>
          <table:table-cell office:value-type="float" office:value="146.108825" calcext:value-type="float">
            <text:p>146.108825</text:p>
          </table:table-cell>
          <table:table-cell office:value-type="float" office:value="43.946345" calcext:value-type="float">
            <text:p>43.946345</text:p>
          </table:table-cell>
        </table:table-row>
        <table:table-row table:style-name="ro1">
          <table:table-cell office:value-type="string" calcext:value-type="string">
            <text:p>2021-09-22T11:46:26.768943-06:00</text:p>
          </table:table-cell>
          <table:table-cell office:value-type="float" office:value="146.424354" calcext:value-type="float">
            <text:p>146.424354</text:p>
          </table:table-cell>
          <table:table-cell office:value-type="float" office:value="44.051283" calcext:value-type="float">
            <text:p>44.051283</text:p>
          </table:table-cell>
        </table:table-row>
        <table:table-row table:style-name="ro1">
          <table:table-cell office:value-type="string" calcext:value-type="string">
            <text:p>2021-09-22T11:47:26.768943-06:00</text:p>
          </table:table-cell>
          <table:table-cell office:value-type="float" office:value="146.740999" calcext:value-type="float">
            <text:p>146.740999</text:p>
          </table:table-cell>
          <table:table-cell office:value-type="float" office:value="44.15535" calcext:value-type="float">
            <text:p>44.15535</text:p>
          </table:table-cell>
        </table:table-row>
        <table:table-row table:style-name="ro1">
          <table:table-cell office:value-type="string" calcext:value-type="string">
            <text:p>2021-09-22T11:48:26.768943-06:00</text:p>
          </table:table-cell>
          <table:table-cell office:value-type="float" office:value="147.058758" calcext:value-type="float">
            <text:p>147.058758</text:p>
          </table:table-cell>
          <table:table-cell office:value-type="float" office:value="44.25854" calcext:value-type="float">
            <text:p>44.25854</text:p>
          </table:table-cell>
        </table:table-row>
        <table:table-row table:style-name="ro1">
          <table:table-cell office:value-type="string" calcext:value-type="string">
            <text:p>2021-09-22T11:49:26.768943-06:00</text:p>
          </table:table-cell>
          <table:table-cell office:value-type="float" office:value="147.377629" calcext:value-type="float">
            <text:p>147.377629</text:p>
          </table:table-cell>
          <table:table-cell office:value-type="float" office:value="44.360847" calcext:value-type="float">
            <text:p>44.360847</text:p>
          </table:table-cell>
        </table:table-row>
        <table:table-row table:style-name="ro1">
          <table:table-cell office:value-type="string" calcext:value-type="string">
            <text:p>2021-09-22T11:50:26.768943-06:00</text:p>
          </table:table-cell>
          <table:table-cell office:value-type="float" office:value="147.69761" calcext:value-type="float">
            <text:p>147.69761</text:p>
          </table:table-cell>
          <table:table-cell office:value-type="float" office:value="44.462263" calcext:value-type="float">
            <text:p>44.462263</text:p>
          </table:table-cell>
        </table:table-row>
        <table:table-row table:style-name="ro1">
          <table:table-cell office:value-type="string" calcext:value-type="string">
            <text:p>2021-09-22T11:51:26.768943-06:00</text:p>
          </table:table-cell>
          <table:table-cell office:value-type="float" office:value="148.018699" calcext:value-type="float">
            <text:p>148.018699</text:p>
          </table:table-cell>
          <table:table-cell office:value-type="float" office:value="44.562784" calcext:value-type="float">
            <text:p>44.562784</text:p>
          </table:table-cell>
        </table:table-row>
        <table:table-row table:style-name="ro1">
          <table:table-cell office:value-type="string" calcext:value-type="string">
            <text:p>2021-09-22T11:52:26.768943-06:00</text:p>
          </table:table-cell>
          <table:table-cell office:value-type="float" office:value="148.340895" calcext:value-type="float">
            <text:p>148.340895</text:p>
          </table:table-cell>
          <table:table-cell office:value-type="float" office:value="44.662402" calcext:value-type="float">
            <text:p>44.662402</text:p>
          </table:table-cell>
        </table:table-row>
        <table:table-row table:style-name="ro1">
          <table:table-cell office:value-type="string" calcext:value-type="string">
            <text:p>2021-09-22T11:53:26.768943-06:00</text:p>
          </table:table-cell>
          <table:table-cell office:value-type="float" office:value="148.664195" calcext:value-type="float">
            <text:p>148.664195</text:p>
          </table:table-cell>
          <table:table-cell office:value-type="float" office:value="44.761112" calcext:value-type="float">
            <text:p>44.761112</text:p>
          </table:table-cell>
        </table:table-row>
        <table:table-row table:style-name="ro1">
          <table:table-cell office:value-type="string" calcext:value-type="string">
            <text:p>2021-09-22T11:54:26.768943-06:00</text:p>
          </table:table-cell>
          <table:table-cell office:value-type="float" office:value="148.988596" calcext:value-type="float">
            <text:p>148.988596</text:p>
          </table:table-cell>
          <table:table-cell office:value-type="float" office:value="44.858907" calcext:value-type="float">
            <text:p>44.858907</text:p>
          </table:table-cell>
        </table:table-row>
        <table:table-row table:style-name="ro1">
          <table:table-cell office:value-type="string" calcext:value-type="string">
            <text:p>2021-09-22T11:55:26.768943-06:00</text:p>
          </table:table-cell>
          <table:table-cell office:value-type="float" office:value="149.314096" calcext:value-type="float">
            <text:p>149.314096</text:p>
          </table:table-cell>
          <table:table-cell office:value-type="float" office:value="44.955781" calcext:value-type="float">
            <text:p>44.955781</text:p>
          </table:table-cell>
        </table:table-row>
        <table:table-row table:style-name="ro1">
          <table:table-cell office:value-type="string" calcext:value-type="string">
            <text:p>2021-09-22T11:56:26.768943-06:00</text:p>
          </table:table-cell>
          <table:table-cell office:value-type="float" office:value="149.640691" calcext:value-type="float">
            <text:p>149.640691</text:p>
          </table:table-cell>
          <table:table-cell office:value-type="float" office:value="45.051727" calcext:value-type="float">
            <text:p>45.051727</text:p>
          </table:table-cell>
        </table:table-row>
        <table:table-row table:style-name="ro1">
          <table:table-cell office:value-type="string" calcext:value-type="string">
            <text:p>2021-09-22T11:57:26.768943-06:00</text:p>
          </table:table-cell>
          <table:table-cell office:value-type="float" office:value="149.968378" calcext:value-type="float">
            <text:p>149.968378</text:p>
          </table:table-cell>
          <table:table-cell office:value-type="float" office:value="45.14674" calcext:value-type="float">
            <text:p>45.14674</text:p>
          </table:table-cell>
        </table:table-row>
        <table:table-row table:style-name="ro1">
          <table:table-cell office:value-type="string" calcext:value-type="string">
            <text:p>2021-09-22T11:58:26.768943-06:00</text:p>
          </table:table-cell>
          <table:table-cell office:value-type="float" office:value="150.297153" calcext:value-type="float">
            <text:p>150.297153</text:p>
          </table:table-cell>
          <table:table-cell office:value-type="float" office:value="45.240813" calcext:value-type="float">
            <text:p>45.240813</text:p>
          </table:table-cell>
        </table:table-row>
        <table:table-row table:style-name="ro1">
          <table:table-cell office:value-type="string" calcext:value-type="string">
            <text:p>2021-09-22T11:59:26.768943-06:00</text:p>
          </table:table-cell>
          <table:table-cell office:value-type="float" office:value="150.627013" calcext:value-type="float">
            <text:p>150.627013</text:p>
          </table:table-cell>
          <table:table-cell office:value-type="float" office:value="45.33394" calcext:value-type="float">
            <text:p>45.33394</text:p>
          </table:table-cell>
        </table:table-row>
        <table:table-row table:style-name="ro1">
          <table:table-cell office:value-type="string" calcext:value-type="string">
            <text:p>2021-09-22T12:00:26.768943-06:00</text:p>
          </table:table-cell>
          <table:table-cell office:value-type="float" office:value="150.957954" calcext:value-type="float">
            <text:p>150.957954</text:p>
          </table:table-cell>
          <table:table-cell office:value-type="float" office:value="45.426115" calcext:value-type="float">
            <text:p>45.426115</text:p>
          </table:table-cell>
        </table:table-row>
        <table:table-row table:style-name="ro1">
          <table:table-cell office:value-type="string" calcext:value-type="string">
            <text:p>2021-09-22T12:01:26.768943-06:00</text:p>
          </table:table-cell>
          <table:table-cell office:value-type="float" office:value="151.289972" calcext:value-type="float">
            <text:p>151.289972</text:p>
          </table:table-cell>
          <table:table-cell office:value-type="float" office:value="45.517331" calcext:value-type="float">
            <text:p>45.517331</text:p>
          </table:table-cell>
        </table:table-row>
        <table:table-row table:style-name="ro1">
          <table:table-cell office:value-type="string" calcext:value-type="string">
            <text:p>2021-09-22T12:02:26.768943-06:00</text:p>
          </table:table-cell>
          <table:table-cell office:value-type="float" office:value="151.623063" calcext:value-type="float">
            <text:p>151.623063</text:p>
          </table:table-cell>
          <table:table-cell office:value-type="float" office:value="45.607583" calcext:value-type="float">
            <text:p>45.607583</text:p>
          </table:table-cell>
        </table:table-row>
        <table:table-row table:style-name="ro1">
          <table:table-cell office:value-type="string" calcext:value-type="string">
            <text:p>2021-09-22T12:03:26.768943-06:00</text:p>
          </table:table-cell>
          <table:table-cell office:value-type="float" office:value="151.95722" calcext:value-type="float">
            <text:p>151.95722</text:p>
          </table:table-cell>
          <table:table-cell office:value-type="float" office:value="45.696864" calcext:value-type="float">
            <text:p>45.696864</text:p>
          </table:table-cell>
        </table:table-row>
        <table:table-row table:style-name="ro1">
          <table:table-cell office:value-type="string" calcext:value-type="string">
            <text:p>2021-09-22T12:04:26.768943-06:00</text:p>
          </table:table-cell>
          <table:table-cell office:value-type="float" office:value="152.292441" calcext:value-type="float">
            <text:p>152.292441</text:p>
          </table:table-cell>
          <table:table-cell office:value-type="float" office:value="45.785168" calcext:value-type="float">
            <text:p>45.785168</text:p>
          </table:table-cell>
        </table:table-row>
        <table:table-row table:style-name="ro1">
          <table:table-cell office:value-type="string" calcext:value-type="string">
            <text:p>2021-09-22T12:05:26.768943-06:00</text:p>
          </table:table-cell>
          <table:table-cell office:value-type="float" office:value="152.628719" calcext:value-type="float">
            <text:p>152.628719</text:p>
          </table:table-cell>
          <table:table-cell office:value-type="float" office:value="45.872489" calcext:value-type="float">
            <text:p>45.872489</text:p>
          </table:table-cell>
        </table:table-row>
        <table:table-row table:style-name="ro1">
          <table:table-cell office:value-type="string" calcext:value-type="string">
            <text:p>2021-09-22T12:06:26.768943-06:00</text:p>
          </table:table-cell>
          <table:table-cell office:value-type="float" office:value="152.966049" calcext:value-type="float">
            <text:p>152.966049</text:p>
          </table:table-cell>
          <table:table-cell office:value-type="float" office:value="45.958821" calcext:value-type="float">
            <text:p>45.958821</text:p>
          </table:table-cell>
        </table:table-row>
        <table:table-row table:style-name="ro1">
          <table:table-cell office:value-type="string" calcext:value-type="string">
            <text:p>2021-09-22T12:07:26.768943-06:00</text:p>
          </table:table-cell>
          <table:table-cell office:value-type="float" office:value="153.304426" calcext:value-type="float">
            <text:p>153.304426</text:p>
          </table:table-cell>
          <table:table-cell office:value-type="float" office:value="46.044158" calcext:value-type="float">
            <text:p>46.044158</text:p>
          </table:table-cell>
        </table:table-row>
        <table:table-row table:style-name="ro1">
          <table:table-cell office:value-type="string" calcext:value-type="string">
            <text:p>2021-09-22T12:08:26.768943-06:00</text:p>
          </table:table-cell>
          <table:table-cell office:value-type="float" office:value="153.643843" calcext:value-type="float">
            <text:p>153.643843</text:p>
          </table:table-cell>
          <table:table-cell office:value-type="float" office:value="46.128493" calcext:value-type="float">
            <text:p>46.128493</text:p>
          </table:table-cell>
        </table:table-row>
        <table:table-row table:style-name="ro1">
          <table:table-cell office:value-type="string" calcext:value-type="string">
            <text:p>2021-09-22T12:09:26.768943-06:00</text:p>
          </table:table-cell>
          <table:table-cell office:value-type="float" office:value="153.984295" calcext:value-type="float">
            <text:p>153.984295</text:p>
          </table:table-cell>
          <table:table-cell office:value-type="float" office:value="46.211821" calcext:value-type="float">
            <text:p>46.211821</text:p>
          </table:table-cell>
        </table:table-row>
        <table:table-row table:style-name="ro1">
          <table:table-cell office:value-type="string" calcext:value-type="string">
            <text:p>2021-09-22T12:10:26.768943-06:00</text:p>
          </table:table-cell>
          <table:table-cell office:value-type="float" office:value="154.325776" calcext:value-type="float">
            <text:p>154.325776</text:p>
          </table:table-cell>
          <table:table-cell office:value-type="float" office:value="46.294136" calcext:value-type="float">
            <text:p>46.294136</text:p>
          </table:table-cell>
        </table:table-row>
        <table:table-row table:style-name="ro1">
          <table:table-cell office:value-type="string" calcext:value-type="string">
            <text:p>2021-09-22T12:11:26.768943-06:00</text:p>
          </table:table-cell>
          <table:table-cell office:value-type="float" office:value="154.668277" calcext:value-type="float">
            <text:p>154.668277</text:p>
          </table:table-cell>
          <table:table-cell office:value-type="float" office:value="46.375431" calcext:value-type="float">
            <text:p>46.375431</text:p>
          </table:table-cell>
        </table:table-row>
        <table:table-row table:style-name="ro1">
          <table:table-cell office:value-type="string" calcext:value-type="string">
            <text:p>2021-09-22T12:12:26.768943-06:00</text:p>
          </table:table-cell>
          <table:table-cell office:value-type="float" office:value="155.011794" calcext:value-type="float">
            <text:p>155.011794</text:p>
          </table:table-cell>
          <table:table-cell office:value-type="float" office:value="46.455701" calcext:value-type="float">
            <text:p>46.455701</text:p>
          </table:table-cell>
        </table:table-row>
        <table:table-row table:style-name="ro1">
          <table:table-cell office:value-type="string" calcext:value-type="string">
            <text:p>2021-09-22T12:13:26.768943-06:00</text:p>
          </table:table-cell>
          <table:table-cell office:value-type="float" office:value="155.356318" calcext:value-type="float">
            <text:p>155.356318</text:p>
          </table:table-cell>
          <table:table-cell office:value-type="float" office:value="46.53494" calcext:value-type="float">
            <text:p>46.53494</text:p>
          </table:table-cell>
        </table:table-row>
        <table:table-row table:style-name="ro1">
          <table:table-cell office:value-type="string" calcext:value-type="string">
            <text:p>2021-09-22T12:14:26.768943-06:00</text:p>
          </table:table-cell>
          <table:table-cell office:value-type="float" office:value="155.701842" calcext:value-type="float">
            <text:p>155.701842</text:p>
          </table:table-cell>
          <table:table-cell office:value-type="float" office:value="46.613142" calcext:value-type="float">
            <text:p>46.613142</text:p>
          </table:table-cell>
        </table:table-row>
        <table:table-row table:style-name="ro1">
          <table:table-cell office:value-type="string" calcext:value-type="string">
            <text:p>2021-09-22T12:15:26.768943-06:00</text:p>
          </table:table-cell>
          <table:table-cell office:value-type="float" office:value="156.048359" calcext:value-type="float">
            <text:p>156.048359</text:p>
          </table:table-cell>
          <table:table-cell office:value-type="float" office:value="46.690301" calcext:value-type="float">
            <text:p>46.690301</text:p>
          </table:table-cell>
        </table:table-row>
        <table:table-row table:style-name="ro1">
          <table:table-cell office:value-type="string" calcext:value-type="string">
            <text:p>2021-09-22T12:16:26.768943-06:00</text:p>
          </table:table-cell>
          <table:table-cell office:value-type="float" office:value="156.39586" calcext:value-type="float">
            <text:p>156.39586</text:p>
          </table:table-cell>
          <table:table-cell office:value-type="float" office:value="46.766412" calcext:value-type="float">
            <text:p>46.766412</text:p>
          </table:table-cell>
        </table:table-row>
        <table:table-row table:style-name="ro1">
          <table:table-cell office:value-type="string" calcext:value-type="string">
            <text:p>2021-09-22T12:17:26.768943-06:00</text:p>
          </table:table-cell>
          <table:table-cell office:value-type="float" office:value="156.744337" calcext:value-type="float">
            <text:p>156.744337</text:p>
          </table:table-cell>
          <table:table-cell office:value-type="float" office:value="46.841467" calcext:value-type="float">
            <text:p>46.841467</text:p>
          </table:table-cell>
        </table:table-row>
        <table:table-row table:style-name="ro1">
          <table:table-cell office:value-type="string" calcext:value-type="string">
            <text:p>2021-09-22T12:18:26.768943-06:00</text:p>
          </table:table-cell>
          <table:table-cell office:value-type="float" office:value="157.093783" calcext:value-type="float">
            <text:p>157.093783</text:p>
          </table:table-cell>
          <table:table-cell office:value-type="float" office:value="46.915463" calcext:value-type="float">
            <text:p>46.915463</text:p>
          </table:table-cell>
        </table:table-row>
        <table:table-row table:style-name="ro1">
          <table:table-cell office:value-type="string" calcext:value-type="string">
            <text:p>2021-09-22T12:19:26.768943-06:00</text:p>
          </table:table-cell>
          <table:table-cell office:value-type="float" office:value="157.444188" calcext:value-type="float">
            <text:p>157.444188</text:p>
          </table:table-cell>
          <table:table-cell office:value-type="float" office:value="46.988393" calcext:value-type="float">
            <text:p>46.988393</text:p>
          </table:table-cell>
        </table:table-row>
        <table:table-row table:style-name="ro1">
          <table:table-cell office:value-type="string" calcext:value-type="string">
            <text:p>2021-09-22T12:20:26.768943-06:00</text:p>
          </table:table-cell>
          <table:table-cell office:value-type="float" office:value="157.795543" calcext:value-type="float">
            <text:p>157.795543</text:p>
          </table:table-cell>
          <table:table-cell office:value-type="float" office:value="47.060251" calcext:value-type="float">
            <text:p>47.060251</text:p>
          </table:table-cell>
        </table:table-row>
        <table:table-row table:style-name="ro1">
          <table:table-cell office:value-type="string" calcext:value-type="string">
            <text:p>2021-09-22T12:21:26.768943-06:00</text:p>
          </table:table-cell>
          <table:table-cell office:value-type="float" office:value="158.14784" calcext:value-type="float">
            <text:p>158.14784</text:p>
          </table:table-cell>
          <table:table-cell office:value-type="float" office:value="47.131032" calcext:value-type="float">
            <text:p>47.131032</text:p>
          </table:table-cell>
        </table:table-row>
        <table:table-row table:style-name="ro1">
          <table:table-cell office:value-type="string" calcext:value-type="string">
            <text:p>2021-09-22T12:22:26.768943-06:00</text:p>
          </table:table-cell>
          <table:table-cell office:value-type="float" office:value="158.501068" calcext:value-type="float">
            <text:p>158.501068</text:p>
          </table:table-cell>
          <table:table-cell office:value-type="float" office:value="47.20073" calcext:value-type="float">
            <text:p>47.20073</text:p>
          </table:table-cell>
        </table:table-row>
        <table:table-row table:style-name="ro1">
          <table:table-cell office:value-type="string" calcext:value-type="string">
            <text:p>2021-09-22T12:23:26.768943-06:00</text:p>
          </table:table-cell>
          <table:table-cell office:value-type="float" office:value="158.855218" calcext:value-type="float">
            <text:p>158.855218</text:p>
          </table:table-cell>
          <table:table-cell office:value-type="float" office:value="47.26934" calcext:value-type="float">
            <text:p>47.26934</text:p>
          </table:table-cell>
        </table:table-row>
        <table:table-row table:style-name="ro1">
          <table:table-cell office:value-type="string" calcext:value-type="string">
            <text:p>2021-09-22T12:24:26.768943-06:00</text:p>
          </table:table-cell>
          <table:table-cell office:value-type="float" office:value="159.210279" calcext:value-type="float">
            <text:p>159.210279</text:p>
          </table:table-cell>
          <table:table-cell office:value-type="float" office:value="47.336856" calcext:value-type="float">
            <text:p>47.336856</text:p>
          </table:table-cell>
        </table:table-row>
        <table:table-row table:style-name="ro1">
          <table:table-cell office:value-type="string" calcext:value-type="string">
            <text:p>2021-09-22T12:25:26.768943-06:00</text:p>
          </table:table-cell>
          <table:table-cell office:value-type="float" office:value="159.566243" calcext:value-type="float">
            <text:p>159.566243</text:p>
          </table:table-cell>
          <table:table-cell office:value-type="float" office:value="47.403274" calcext:value-type="float">
            <text:p>47.403274</text:p>
          </table:table-cell>
        </table:table-row>
        <table:table-row table:style-name="ro1">
          <table:table-cell office:value-type="string" calcext:value-type="string">
            <text:p>2021-09-22T12:26:26.768943-06:00</text:p>
          </table:table-cell>
          <table:table-cell office:value-type="float" office:value="159.923098" calcext:value-type="float">
            <text:p>159.923098</text:p>
          </table:table-cell>
          <table:table-cell office:value-type="float" office:value="47.468587" calcext:value-type="float">
            <text:p>47.468587</text:p>
          </table:table-cell>
        </table:table-row>
        <table:table-row table:style-name="ro1">
          <table:table-cell office:value-type="string" calcext:value-type="string">
            <text:p>2021-09-22T12:27:26.768943-06:00</text:p>
          </table:table-cell>
          <table:table-cell office:value-type="float" office:value="160.280832" calcext:value-type="float">
            <text:p>160.280832</text:p>
          </table:table-cell>
          <table:table-cell office:value-type="float" office:value="47.53279" calcext:value-type="float">
            <text:p>47.53279</text:p>
          </table:table-cell>
        </table:table-row>
        <table:table-row table:style-name="ro1">
          <table:table-cell office:value-type="string" calcext:value-type="string">
            <text:p>2021-09-22T12:28:26.768943-06:00</text:p>
          </table:table-cell>
          <table:table-cell office:value-type="float" office:value="160.639437" calcext:value-type="float">
            <text:p>160.639437</text:p>
          </table:table-cell>
          <table:table-cell office:value-type="float" office:value="47.595878" calcext:value-type="float">
            <text:p>47.595878</text:p>
          </table:table-cell>
        </table:table-row>
        <table:table-row table:style-name="ro1">
          <table:table-cell office:value-type="string" calcext:value-type="string">
            <text:p>2021-09-22T12:29:26.768943-06:00</text:p>
          </table:table-cell>
          <table:table-cell office:value-type="float" office:value="160.998899" calcext:value-type="float">
            <text:p>160.998899</text:p>
          </table:table-cell>
          <table:table-cell office:value-type="float" office:value="47.657846" calcext:value-type="float">
            <text:p>47.657846</text:p>
          </table:table-cell>
        </table:table-row>
        <table:table-row table:style-name="ro1">
          <table:table-cell office:value-type="string" calcext:value-type="string">
            <text:p>2021-09-22T12:30:26.768943-06:00</text:p>
          </table:table-cell>
          <table:table-cell office:value-type="float" office:value="161.359208" calcext:value-type="float">
            <text:p>161.359208</text:p>
          </table:table-cell>
          <table:table-cell office:value-type="float" office:value="47.71869" calcext:value-type="float">
            <text:p>47.71869</text:p>
          </table:table-cell>
        </table:table-row>
        <table:table-row table:style-name="ro1">
          <table:table-cell office:value-type="string" calcext:value-type="string">
            <text:p>2021-09-22T12:31:26.768943-06:00</text:p>
          </table:table-cell>
          <table:table-cell office:value-type="float" office:value="161.720351" calcext:value-type="float">
            <text:p>161.720351</text:p>
          </table:table-cell>
          <table:table-cell office:value-type="float" office:value="47.778402" calcext:value-type="float">
            <text:p>47.778402</text:p>
          </table:table-cell>
        </table:table-row>
        <table:table-row table:style-name="ro1">
          <table:table-cell office:value-type="string" calcext:value-type="string">
            <text:p>2021-09-22T12:32:26.768943-06:00</text:p>
          </table:table-cell>
          <table:table-cell office:value-type="float" office:value="162.082317" calcext:value-type="float">
            <text:p>162.082317</text:p>
          </table:table-cell>
          <table:table-cell office:value-type="float" office:value="47.83698" calcext:value-type="float">
            <text:p>47.83698</text:p>
          </table:table-cell>
        </table:table-row>
        <table:table-row table:style-name="ro1">
          <table:table-cell office:value-type="string" calcext:value-type="string">
            <text:p>2021-09-22T12:33:26.768943-06:00</text:p>
          </table:table-cell>
          <table:table-cell office:value-type="float" office:value="162.445093" calcext:value-type="float">
            <text:p>162.445093</text:p>
          </table:table-cell>
          <table:table-cell office:value-type="float" office:value="47.894418" calcext:value-type="float">
            <text:p>47.894418</text:p>
          </table:table-cell>
        </table:table-row>
        <table:table-row table:style-name="ro1">
          <table:table-cell office:value-type="string" calcext:value-type="string">
            <text:p>2021-09-22T12:34:26.768943-06:00</text:p>
          </table:table-cell>
          <table:table-cell office:value-type="float" office:value="162.808666" calcext:value-type="float">
            <text:p>162.808666</text:p>
          </table:table-cell>
          <table:table-cell office:value-type="float" office:value="47.95071" calcext:value-type="float">
            <text:p>47.95071</text:p>
          </table:table-cell>
        </table:table-row>
        <table:table-row table:style-name="ro1">
          <table:table-cell office:value-type="string" calcext:value-type="string">
            <text:p>2021-09-22T12:35:26.768943-06:00</text:p>
          </table:table-cell>
          <table:table-cell office:value-type="float" office:value="163.173025" calcext:value-type="float">
            <text:p>163.173025</text:p>
          </table:table-cell>
          <table:table-cell office:value-type="float" office:value="48.005853" calcext:value-type="float">
            <text:p>48.005853</text:p>
          </table:table-cell>
        </table:table-row>
        <table:table-row table:style-name="ro1">
          <table:table-cell office:value-type="string" calcext:value-type="string">
            <text:p>2021-09-22T12:36:26.768943-06:00</text:p>
          </table:table-cell>
          <table:table-cell office:value-type="float" office:value="163.538155" calcext:value-type="float">
            <text:p>163.538155</text:p>
          </table:table-cell>
          <table:table-cell office:value-type="float" office:value="48.059841" calcext:value-type="float">
            <text:p>48.059841</text:p>
          </table:table-cell>
        </table:table-row>
        <table:table-row table:style-name="ro1">
          <table:table-cell office:value-type="string" calcext:value-type="string">
            <text:p>2021-09-22T12:37:26.768943-06:00</text:p>
          </table:table-cell>
          <table:table-cell office:value-type="float" office:value="163.904043" calcext:value-type="float">
            <text:p>163.904043</text:p>
          </table:table-cell>
          <table:table-cell office:value-type="float" office:value="48.112671" calcext:value-type="float">
            <text:p>48.112671</text:p>
          </table:table-cell>
        </table:table-row>
        <table:table-row table:style-name="ro1">
          <table:table-cell office:value-type="string" calcext:value-type="string">
            <text:p>2021-09-22T12:38:26.768943-06:00</text:p>
          </table:table-cell>
          <table:table-cell office:value-type="float" office:value="164.270676" calcext:value-type="float">
            <text:p>164.270676</text:p>
          </table:table-cell>
          <table:table-cell office:value-type="float" office:value="48.164337" calcext:value-type="float">
            <text:p>48.164337</text:p>
          </table:table-cell>
        </table:table-row>
        <table:table-row table:style-name="ro1">
          <table:table-cell office:value-type="string" calcext:value-type="string">
            <text:p>2021-09-22T12:39:26.768943-06:00</text:p>
          </table:table-cell>
          <table:table-cell office:value-type="float" office:value="164.63804" calcext:value-type="float">
            <text:p>164.63804</text:p>
          </table:table-cell>
          <table:table-cell office:value-type="float" office:value="48.214834" calcext:value-type="float">
            <text:p>48.214834</text:p>
          </table:table-cell>
        </table:table-row>
        <table:table-row table:style-name="ro1">
          <table:table-cell office:value-type="string" calcext:value-type="string">
            <text:p>2021-09-22T12:40:26.768943-06:00</text:p>
          </table:table-cell>
          <table:table-cell office:value-type="float" office:value="165.006121" calcext:value-type="float">
            <text:p>165.006121</text:p>
          </table:table-cell>
          <table:table-cell office:value-type="float" office:value="48.26416" calcext:value-type="float">
            <text:p>48.26416</text:p>
          </table:table-cell>
        </table:table-row>
        <table:table-row table:style-name="ro1">
          <table:table-cell office:value-type="string" calcext:value-type="string">
            <text:p>2021-09-22T12:41:26.768943-06:00</text:p>
          </table:table-cell>
          <table:table-cell office:value-type="float" office:value="165.374904" calcext:value-type="float">
            <text:p>165.374904</text:p>
          </table:table-cell>
          <table:table-cell office:value-type="float" office:value="48.312308" calcext:value-type="float">
            <text:p>48.312308</text:p>
          </table:table-cell>
        </table:table-row>
        <table:table-row table:style-name="ro1">
          <table:table-cell office:value-type="string" calcext:value-type="string">
            <text:p>2021-09-22T12:42:26.768943-06:00</text:p>
          </table:table-cell>
          <table:table-cell office:value-type="float" office:value="165.744376" calcext:value-type="float">
            <text:p>165.744376</text:p>
          </table:table-cell>
          <table:table-cell office:value-type="float" office:value="48.359276" calcext:value-type="float">
            <text:p>48.359276</text:p>
          </table:table-cell>
        </table:table-row>
        <table:table-row table:style-name="ro1">
          <table:table-cell office:value-type="string" calcext:value-type="string">
            <text:p>2021-09-22T12:43:26.768943-06:00</text:p>
          </table:table-cell>
          <table:table-cell office:value-type="float" office:value="166.11452" calcext:value-type="float">
            <text:p>166.11452</text:p>
          </table:table-cell>
          <table:table-cell office:value-type="float" office:value="48.405058" calcext:value-type="float">
            <text:p>48.405058</text:p>
          </table:table-cell>
        </table:table-row>
        <table:table-row table:style-name="ro1">
          <table:table-cell office:value-type="string" calcext:value-type="string">
            <text:p>2021-09-22T12:44:26.768943-06:00</text:p>
          </table:table-cell>
          <table:table-cell office:value-type="float" office:value="166.485323" calcext:value-type="float">
            <text:p>166.485323</text:p>
          </table:table-cell>
          <table:table-cell office:value-type="float" office:value="48.449652" calcext:value-type="float">
            <text:p>48.449652</text:p>
          </table:table-cell>
        </table:table-row>
        <table:table-row table:style-name="ro1">
          <table:table-cell office:value-type="string" calcext:value-type="string">
            <text:p>2021-09-22T12:45:26.768943-06:00</text:p>
          </table:table-cell>
          <table:table-cell office:value-type="float" office:value="166.856769" calcext:value-type="float">
            <text:p>166.856769</text:p>
          </table:table-cell>
          <table:table-cell office:value-type="float" office:value="48.493052" calcext:value-type="float">
            <text:p>48.493052</text:p>
          </table:table-cell>
        </table:table-row>
        <table:table-row table:style-name="ro1">
          <table:table-cell office:value-type="string" calcext:value-type="string">
            <text:p>2021-09-22T12:46:26.768943-06:00</text:p>
          </table:table-cell>
          <table:table-cell office:value-type="float" office:value="167.228843" calcext:value-type="float">
            <text:p>167.228843</text:p>
          </table:table-cell>
          <table:table-cell office:value-type="float" office:value="48.535255" calcext:value-type="float">
            <text:p>48.535255</text:p>
          </table:table-cell>
        </table:table-row>
        <table:table-row table:style-name="ro1">
          <table:table-cell office:value-type="string" calcext:value-type="string">
            <text:p>2021-09-22T12:47:26.768943-06:00</text:p>
          </table:table-cell>
          <table:table-cell office:value-type="float" office:value="167.601528" calcext:value-type="float">
            <text:p>167.601528</text:p>
          </table:table-cell>
          <table:table-cell office:value-type="float" office:value="48.576258" calcext:value-type="float">
            <text:p>48.576258</text:p>
          </table:table-cell>
        </table:table-row>
        <table:table-row table:style-name="ro1">
          <table:table-cell office:value-type="string" calcext:value-type="string">
            <text:p>2021-09-22T12:48:26.768943-06:00</text:p>
          </table:table-cell>
          <table:table-cell office:value-type="float" office:value="167.97481" calcext:value-type="float">
            <text:p>167.97481</text:p>
          </table:table-cell>
          <table:table-cell office:value-type="float" office:value="48.616056" calcext:value-type="float">
            <text:p>48.616056</text:p>
          </table:table-cell>
        </table:table-row>
        <table:table-row table:style-name="ro1">
          <table:table-cell office:value-type="string" calcext:value-type="string">
            <text:p>2021-09-22T12:49:26.768943-06:00</text:p>
          </table:table-cell>
          <table:table-cell office:value-type="float" office:value="168.348672" calcext:value-type="float">
            <text:p>168.348672</text:p>
          </table:table-cell>
          <table:table-cell office:value-type="float" office:value="48.654646" calcext:value-type="float">
            <text:p>48.654646</text:p>
          </table:table-cell>
        </table:table-row>
        <table:table-row table:style-name="ro1">
          <table:table-cell office:value-type="string" calcext:value-type="string">
            <text:p>2021-09-22T12:50:26.768943-06:00</text:p>
          </table:table-cell>
          <table:table-cell office:value-type="float" office:value="168.723097" calcext:value-type="float">
            <text:p>168.723097</text:p>
          </table:table-cell>
          <table:table-cell office:value-type="float" office:value="48.692024" calcext:value-type="float">
            <text:p>48.692024</text:p>
          </table:table-cell>
        </table:table-row>
        <table:table-row table:style-name="ro1">
          <table:table-cell office:value-type="string" calcext:value-type="string">
            <text:p>2021-09-22T12:51:26.768943-06:00</text:p>
          </table:table-cell>
          <table:table-cell office:value-type="float" office:value="169.09807" calcext:value-type="float">
            <text:p>169.09807</text:p>
          </table:table-cell>
          <table:table-cell office:value-type="float" office:value="48.728188" calcext:value-type="float">
            <text:p>48.728188</text:p>
          </table:table-cell>
        </table:table-row>
        <table:table-row table:style-name="ro1">
          <table:table-cell office:value-type="string" calcext:value-type="string">
            <text:p>2021-09-22T12:52:26.768943-06:00</text:p>
          </table:table-cell>
          <table:table-cell office:value-type="float" office:value="169.473573" calcext:value-type="float">
            <text:p>169.473573</text:p>
          </table:table-cell>
          <table:table-cell office:value-type="float" office:value="48.763133" calcext:value-type="float">
            <text:p>48.763133</text:p>
          </table:table-cell>
        </table:table-row>
        <table:table-row table:style-name="ro1">
          <table:table-cell office:value-type="string" calcext:value-type="string">
            <text:p>2021-09-22T12:53:26.768943-06:00</text:p>
          </table:table-cell>
          <table:table-cell office:value-type="float" office:value="169.84959" calcext:value-type="float">
            <text:p>169.84959</text:p>
          </table:table-cell>
          <table:table-cell office:value-type="float" office:value="48.796857" calcext:value-type="float">
            <text:p>48.796857</text:p>
          </table:table-cell>
        </table:table-row>
        <table:table-row table:style-name="ro1">
          <table:table-cell office:value-type="string" calcext:value-type="string">
            <text:p>2021-09-22T12:54:26.768943-06:00</text:p>
          </table:table-cell>
          <table:table-cell office:value-type="float" office:value="170.226104" calcext:value-type="float">
            <text:p>170.226104</text:p>
          </table:table-cell>
          <table:table-cell office:value-type="float" office:value="48.829356" calcext:value-type="float">
            <text:p>48.829356</text:p>
          </table:table-cell>
        </table:table-row>
        <table:table-row table:style-name="ro1">
          <table:table-cell office:value-type="string" calcext:value-type="string">
            <text:p>2021-09-22T12:55:26.768943-06:00</text:p>
          </table:table-cell>
          <table:table-cell office:value-type="float" office:value="170.603097" calcext:value-type="float">
            <text:p>170.603097</text:p>
          </table:table-cell>
          <table:table-cell office:value-type="float" office:value="48.860627" calcext:value-type="float">
            <text:p>48.860627</text:p>
          </table:table-cell>
        </table:table-row>
        <table:table-row table:style-name="ro1">
          <table:table-cell office:value-type="string" calcext:value-type="string">
            <text:p>2021-09-22T12:56:26.768943-06:00</text:p>
          </table:table-cell>
          <table:table-cell office:value-type="float" office:value="170.980552" calcext:value-type="float">
            <text:p>170.980552</text:p>
          </table:table-cell>
          <table:table-cell office:value-type="float" office:value="48.890669" calcext:value-type="float">
            <text:p>48.890669</text:p>
          </table:table-cell>
        </table:table-row>
        <table:table-row table:style-name="ro1">
          <table:table-cell office:value-type="string" calcext:value-type="string">
            <text:p>2021-09-22T12:57:26.768943-06:00</text:p>
          </table:table-cell>
          <table:table-cell office:value-type="float" office:value="171.358452" calcext:value-type="float">
            <text:p>171.358452</text:p>
          </table:table-cell>
          <table:table-cell office:value-type="float" office:value="48.919477" calcext:value-type="float">
            <text:p>48.919477</text:p>
          </table:table-cell>
        </table:table-row>
        <table:table-row table:style-name="ro1">
          <table:table-cell office:value-type="string" calcext:value-type="string">
            <text:p>2021-09-22T12:58:26.768943-06:00</text:p>
          </table:table-cell>
          <table:table-cell office:value-type="float" office:value="171.736778" calcext:value-type="float">
            <text:p>171.736778</text:p>
          </table:table-cell>
          <table:table-cell office:value-type="float" office:value="48.947049" calcext:value-type="float">
            <text:p>48.947049</text:p>
          </table:table-cell>
        </table:table-row>
        <table:table-row table:style-name="ro1">
          <table:table-cell office:value-type="string" calcext:value-type="string">
            <text:p>2021-09-22T12:59:26.768943-06:00</text:p>
          </table:table-cell>
          <table:table-cell office:value-type="float" office:value="172.115514" calcext:value-type="float">
            <text:p>172.115514</text:p>
          </table:table-cell>
          <table:table-cell office:value-type="float" office:value="48.973382" calcext:value-type="float">
            <text:p>48.973382</text:p>
          </table:table-cell>
        </table:table-row>
        <table:table-row table:style-name="ro1">
          <table:table-cell office:value-type="string" calcext:value-type="string">
            <text:p>2021-09-22T13:00:26.768943-06:00</text:p>
          </table:table-cell>
          <table:table-cell office:value-type="float" office:value="172.49464" calcext:value-type="float">
            <text:p>172.49464</text:p>
          </table:table-cell>
          <table:table-cell office:value-type="float" office:value="48.998475" calcext:value-type="float">
            <text:p>48.998475</text:p>
          </table:table-cell>
        </table:table-row>
        <table:table-row table:style-name="ro1">
          <table:table-cell office:value-type="string" calcext:value-type="string">
            <text:p>2021-09-22T13:01:26.768943-06:00</text:p>
          </table:table-cell>
          <table:table-cell office:value-type="float" office:value="172.874139" calcext:value-type="float">
            <text:p>172.874139</text:p>
          </table:table-cell>
          <table:table-cell office:value-type="float" office:value="49.022324" calcext:value-type="float">
            <text:p>49.022324</text:p>
          </table:table-cell>
        </table:table-row>
        <table:table-row table:style-name="ro1">
          <table:table-cell office:value-type="string" calcext:value-type="string">
            <text:p>2021-09-22T13:02:26.768943-06:00</text:p>
          </table:table-cell>
          <table:table-cell office:value-type="float" office:value="173.253993" calcext:value-type="float">
            <text:p>173.253993</text:p>
          </table:table-cell>
          <table:table-cell office:value-type="float" office:value="49.044928" calcext:value-type="float">
            <text:p>49.044928</text:p>
          </table:table-cell>
        </table:table-row>
        <table:table-row table:style-name="ro1">
          <table:table-cell office:value-type="string" calcext:value-type="string">
            <text:p>2021-09-22T13:03:26.768943-06:00</text:p>
          </table:table-cell>
          <table:table-cell office:value-type="float" office:value="173.634182" calcext:value-type="float">
            <text:p>173.634182</text:p>
          </table:table-cell>
          <table:table-cell office:value-type="float" office:value="49.066284" calcext:value-type="float">
            <text:p>49.066284</text:p>
          </table:table-cell>
        </table:table-row>
        <table:table-row table:style-name="ro1">
          <table:table-cell office:value-type="string" calcext:value-type="string">
            <text:p>2021-09-22T13:04:26.768943-06:00</text:p>
          </table:table-cell>
          <table:table-cell office:value-type="float" office:value="174.014689" calcext:value-type="float">
            <text:p>174.014689</text:p>
          </table:table-cell>
          <table:table-cell office:value-type="float" office:value="49.08639" calcext:value-type="float">
            <text:p>49.08639</text:p>
          </table:table-cell>
        </table:table-row>
        <table:table-row table:style-name="ro1">
          <table:table-cell office:value-type="string" calcext:value-type="string">
            <text:p>2021-09-22T13:05:26.768943-06:00</text:p>
          </table:table-cell>
          <table:table-cell office:value-type="float" office:value="174.395494" calcext:value-type="float">
            <text:p>174.395494</text:p>
          </table:table-cell>
          <table:table-cell office:value-type="float" office:value="49.105245" calcext:value-type="float">
            <text:p>49.105245</text:p>
          </table:table-cell>
        </table:table-row>
        <table:table-row table:style-name="ro1">
          <table:table-cell office:value-type="string" calcext:value-type="string">
            <text:p>2021-09-22T13:06:26.768943-06:00</text:p>
          </table:table-cell>
          <table:table-cell office:value-type="float" office:value="174.776579" calcext:value-type="float">
            <text:p>174.776579</text:p>
          </table:table-cell>
          <table:table-cell office:value-type="float" office:value="49.122846" calcext:value-type="float">
            <text:p>49.122846</text:p>
          </table:table-cell>
        </table:table-row>
        <table:table-row table:style-name="ro1">
          <table:table-cell office:value-type="string" calcext:value-type="string">
            <text:p>2021-09-22T13:07:26.768943-06:00</text:p>
          </table:table-cell>
          <table:table-cell office:value-type="float" office:value="175.157925" calcext:value-type="float">
            <text:p>175.157925</text:p>
          </table:table-cell>
          <table:table-cell office:value-type="float" office:value="49.139192" calcext:value-type="float">
            <text:p>49.139192</text:p>
          </table:table-cell>
        </table:table-row>
        <table:table-row table:style-name="ro1">
          <table:table-cell office:value-type="string" calcext:value-type="string">
            <text:p>2021-09-22T13:08:26.768943-06:00</text:p>
          </table:table-cell>
          <table:table-cell office:value-type="float" office:value="175.539514" calcext:value-type="float">
            <text:p>175.539514</text:p>
          </table:table-cell>
          <table:table-cell office:value-type="float" office:value="49.154282" calcext:value-type="float">
            <text:p>49.154282</text:p>
          </table:table-cell>
        </table:table-row>
        <table:table-row table:style-name="ro1">
          <table:table-cell office:value-type="string" calcext:value-type="string">
            <text:p>2021-09-22T13:09:26.768943-06:00</text:p>
          </table:table-cell>
          <table:table-cell office:value-type="float" office:value="175.921324" calcext:value-type="float">
            <text:p>175.921324</text:p>
          </table:table-cell>
          <table:table-cell office:value-type="float" office:value="49.168113" calcext:value-type="float">
            <text:p>49.168113</text:p>
          </table:table-cell>
        </table:table-row>
        <table:table-row table:style-name="ro1">
          <table:table-cell office:value-type="string" calcext:value-type="string">
            <text:p>2021-09-22T13:10:26.768943-06:00</text:p>
          </table:table-cell>
          <table:table-cell office:value-type="float" office:value="176.303339" calcext:value-type="float">
            <text:p>176.303339</text:p>
          </table:table-cell>
          <table:table-cell office:value-type="float" office:value="49.180685" calcext:value-type="float">
            <text:p>49.180685</text:p>
          </table:table-cell>
        </table:table-row>
        <table:table-row table:style-name="ro1">
          <table:table-cell office:value-type="string" calcext:value-type="string">
            <text:p>2021-09-22T13:11:26.768943-06:00</text:p>
          </table:table-cell>
          <table:table-cell office:value-type="float" office:value="176.685538" calcext:value-type="float">
            <text:p>176.685538</text:p>
          </table:table-cell>
          <table:table-cell office:value-type="float" office:value="49.191997" calcext:value-type="float">
            <text:p>49.191997</text:p>
          </table:table-cell>
        </table:table-row>
        <table:table-row table:style-name="ro1">
          <table:table-cell office:value-type="string" calcext:value-type="string">
            <text:p>2021-09-22T13:12:26.768943-06:00</text:p>
          </table:table-cell>
          <table:table-cell office:value-type="float" office:value="177.067902" calcext:value-type="float">
            <text:p>177.067902</text:p>
          </table:table-cell>
          <table:table-cell office:value-type="float" office:value="49.202047" calcext:value-type="float">
            <text:p>49.202047</text:p>
          </table:table-cell>
        </table:table-row>
        <table:table-row table:style-name="ro1">
          <table:table-cell office:value-type="string" calcext:value-type="string">
            <text:p>2021-09-22T13:13:26.768943-06:00</text:p>
          </table:table-cell>
          <table:table-cell office:value-type="float" office:value="177.450412" calcext:value-type="float">
            <text:p>177.450412</text:p>
          </table:table-cell>
          <table:table-cell office:value-type="float" office:value="49.210834" calcext:value-type="float">
            <text:p>49.210834</text:p>
          </table:table-cell>
        </table:table-row>
        <table:table-row table:style-name="ro1">
          <table:table-cell office:value-type="string" calcext:value-type="string">
            <text:p>2021-09-22T13:14:26.768943-06:00</text:p>
          </table:table-cell>
          <table:table-cell office:value-type="float" office:value="177.833048" calcext:value-type="float">
            <text:p>177.833048</text:p>
          </table:table-cell>
          <table:table-cell office:value-type="float" office:value="49.218358" calcext:value-type="float">
            <text:p>49.218358</text:p>
          </table:table-cell>
        </table:table-row>
        <table:table-row table:style-name="ro1">
          <table:table-cell office:value-type="string" calcext:value-type="string">
            <text:p>2021-09-22T13:15:26.768943-06:00</text:p>
          </table:table-cell>
          <table:table-cell office:value-type="float" office:value="178.215791" calcext:value-type="float">
            <text:p>178.215791</text:p>
          </table:table-cell>
          <table:table-cell office:value-type="float" office:value="49.224617" calcext:value-type="float">
            <text:p>49.224617</text:p>
          </table:table-cell>
        </table:table-row>
        <table:table-row table:style-name="ro1">
          <table:table-cell office:value-type="string" calcext:value-type="string">
            <text:p>2021-09-22T13:16:26.768943-06:00</text:p>
          </table:table-cell>
          <table:table-cell office:value-type="float" office:value="178.598621" calcext:value-type="float">
            <text:p>178.598621</text:p>
          </table:table-cell>
          <table:table-cell office:value-type="float" office:value="49.229612" calcext:value-type="float">
            <text:p>49.229612</text:p>
          </table:table-cell>
        </table:table-row>
        <table:table-row table:style-name="ro1">
          <table:table-cell office:value-type="string" calcext:value-type="string">
            <text:p>2021-09-22T13:17:26.768943-06:00</text:p>
          </table:table-cell>
          <table:table-cell office:value-type="float" office:value="178.981518" calcext:value-type="float">
            <text:p>178.981518</text:p>
          </table:table-cell>
          <table:table-cell office:value-type="float" office:value="49.233341" calcext:value-type="float">
            <text:p>49.233341</text:p>
          </table:table-cell>
        </table:table-row>
        <table:table-row table:style-name="ro1">
          <table:table-cell office:value-type="string" calcext:value-type="string">
            <text:p>2021-09-22T13:18:26.768943-06:00</text:p>
          </table:table-cell>
          <table:table-cell office:value-type="float" office:value="179.364464" calcext:value-type="float">
            <text:p>179.364464</text:p>
          </table:table-cell>
          <table:table-cell office:value-type="float" office:value="49.235805" calcext:value-type="float">
            <text:p>49.235805</text:p>
          </table:table-cell>
        </table:table-row>
        <table:table-row table:style-name="ro1">
          <table:table-cell office:value-type="string" calcext:value-type="string">
            <text:p>2021-09-22T13:19:26.768943-06:00</text:p>
          </table:table-cell>
          <table:table-cell office:value-type="float" office:value="179.747438" calcext:value-type="float">
            <text:p>179.747438</text:p>
          </table:table-cell>
          <table:table-cell office:value-type="float" office:value="49.237003" calcext:value-type="float">
            <text:p>49.237003</text:p>
          </table:table-cell>
        </table:table-row>
        <table:table-row table:style-name="ro1">
          <table:table-cell office:value-type="string" calcext:value-type="string">
            <text:p>2021-09-22T13:20:26.768943-06:00</text:p>
          </table:table-cell>
          <table:table-cell office:value-type="float" office:value="180.13042" calcext:value-type="float">
            <text:p>180.13042</text:p>
          </table:table-cell>
          <table:table-cell office:value-type="float" office:value="49.236934" calcext:value-type="float">
            <text:p>49.236934</text:p>
          </table:table-cell>
        </table:table-row>
        <table:table-row table:style-name="ro1">
          <table:table-cell office:value-type="string" calcext:value-type="string">
            <text:p>2021-09-22T13:21:26.768943-06:00</text:p>
          </table:table-cell>
          <table:table-cell office:value-type="float" office:value="180.513392" calcext:value-type="float">
            <text:p>180.513392</text:p>
          </table:table-cell>
          <table:table-cell office:value-type="float" office:value="49.2356" calcext:value-type="float">
            <text:p>49.2356</text:p>
          </table:table-cell>
        </table:table-row>
        <table:table-row table:style-name="ro1">
          <table:table-cell office:value-type="string" calcext:value-type="string">
            <text:p>2021-09-22T13:22:26.768943-06:00</text:p>
          </table:table-cell>
          <table:table-cell office:value-type="float" office:value="180.896333" calcext:value-type="float">
            <text:p>180.896333</text:p>
          </table:table-cell>
          <table:table-cell office:value-type="float" office:value="49.233" calcext:value-type="float">
            <text:p>49.233</text:p>
          </table:table-cell>
        </table:table-row>
        <table:table-row table:style-name="ro1">
          <table:table-cell office:value-type="string" calcext:value-type="string">
            <text:p>2021-09-22T13:23:26.768943-06:00</text:p>
          </table:table-cell>
          <table:table-cell office:value-type="float" office:value="181.279224" calcext:value-type="float">
            <text:p>181.279224</text:p>
          </table:table-cell>
          <table:table-cell office:value-type="float" office:value="49.229134" calcext:value-type="float">
            <text:p>49.229134</text:p>
          </table:table-cell>
        </table:table-row>
        <table:table-row table:style-name="ro1">
          <table:table-cell office:value-type="string" calcext:value-type="string">
            <text:p>2021-09-22T13:24:26.768943-06:00</text:p>
          </table:table-cell>
          <table:table-cell office:value-type="float" office:value="181.662046" calcext:value-type="float">
            <text:p>181.662046</text:p>
          </table:table-cell>
          <table:table-cell office:value-type="float" office:value="49.224003" calcext:value-type="float">
            <text:p>49.224003</text:p>
          </table:table-cell>
        </table:table-row>
        <table:table-row table:style-name="ro1">
          <table:table-cell office:value-type="string" calcext:value-type="string">
            <text:p>2021-09-22T13:25:26.768943-06:00</text:p>
          </table:table-cell>
          <table:table-cell office:value-type="float" office:value="182.044778" calcext:value-type="float">
            <text:p>182.044778</text:p>
          </table:table-cell>
          <table:table-cell office:value-type="float" office:value="49.217607" calcext:value-type="float">
            <text:p>49.217607</text:p>
          </table:table-cell>
        </table:table-row>
        <table:table-row table:style-name="ro1">
          <table:table-cell office:value-type="string" calcext:value-type="string">
            <text:p>2021-09-22T13:26:26.768943-06:00</text:p>
          </table:table-cell>
          <table:table-cell office:value-type="float" office:value="182.427401" calcext:value-type="float">
            <text:p>182.427401</text:p>
          </table:table-cell>
          <table:table-cell office:value-type="float" office:value="49.209947" calcext:value-type="float">
            <text:p>49.209947</text:p>
          </table:table-cell>
        </table:table-row>
        <table:table-row table:style-name="ro1">
          <table:table-cell office:value-type="string" calcext:value-type="string">
            <text:p>2021-09-22T13:27:26.768943-06:00</text:p>
          </table:table-cell>
          <table:table-cell office:value-type="float" office:value="182.809896" calcext:value-type="float">
            <text:p>182.809896</text:p>
          </table:table-cell>
          <table:table-cell office:value-type="float" office:value="49.201023" calcext:value-type="float">
            <text:p>49.201023</text:p>
          </table:table-cell>
        </table:table-row>
        <table:table-row table:style-name="ro1">
          <table:table-cell office:value-type="string" calcext:value-type="string">
            <text:p>2021-09-22T13:28:26.768943-06:00</text:p>
          </table:table-cell>
          <table:table-cell office:value-type="float" office:value="183.192243" calcext:value-type="float">
            <text:p>183.192243</text:p>
          </table:table-cell>
          <table:table-cell office:value-type="float" office:value="49.190837" calcext:value-type="float">
            <text:p>49.190837</text:p>
          </table:table-cell>
        </table:table-row>
        <table:table-row table:style-name="ro1">
          <table:table-cell office:value-type="string" calcext:value-type="string">
            <text:p>2021-09-22T13:29:26.768943-06:00</text:p>
          </table:table-cell>
          <table:table-cell office:value-type="float" office:value="183.574423" calcext:value-type="float">
            <text:p>183.574423</text:p>
          </table:table-cell>
          <table:table-cell office:value-type="float" office:value="49.179389" calcext:value-type="float">
            <text:p>49.179389</text:p>
          </table:table-cell>
        </table:table-row>
        <table:table-row table:style-name="ro1">
          <table:table-cell office:value-type="string" calcext:value-type="string">
            <text:p>2021-09-22T13:30:26.768943-06:00</text:p>
          </table:table-cell>
          <table:table-cell office:value-type="float" office:value="183.956417" calcext:value-type="float">
            <text:p>183.956417</text:p>
          </table:table-cell>
          <table:table-cell office:value-type="float" office:value="49.16668" calcext:value-type="float">
            <text:p>49.16668</text:p>
          </table:table-cell>
        </table:table-row>
        <table:table-row table:style-name="ro1">
          <table:table-cell office:value-type="string" calcext:value-type="string">
            <text:p>2021-09-22T13:31:26.768943-06:00</text:p>
          </table:table-cell>
          <table:table-cell office:value-type="float" office:value="184.338205" calcext:value-type="float">
            <text:p>184.338205</text:p>
          </table:table-cell>
          <table:table-cell office:value-type="float" office:value="49.152712" calcext:value-type="float">
            <text:p>49.152712</text:p>
          </table:table-cell>
        </table:table-row>
        <table:table-row table:style-name="ro1">
          <table:table-cell office:value-type="string" calcext:value-type="string">
            <text:p>2021-09-22T13:32:26.768943-06:00</text:p>
          </table:table-cell>
          <table:table-cell office:value-type="float" office:value="184.719768" calcext:value-type="float">
            <text:p>184.719768</text:p>
          </table:table-cell>
          <table:table-cell office:value-type="float" office:value="49.137486" calcext:value-type="float">
            <text:p>49.137486</text:p>
          </table:table-cell>
        </table:table-row>
        <table:table-row table:style-name="ro1">
          <table:table-cell office:value-type="string" calcext:value-type="string">
            <text:p>2021-09-22T13:33:26.768943-06:00</text:p>
          </table:table-cell>
          <table:table-cell office:value-type="float" office:value="185.101086" calcext:value-type="float">
            <text:p>185.101086</text:p>
          </table:table-cell>
          <table:table-cell office:value-type="float" office:value="49.121004" calcext:value-type="float">
            <text:p>49.121004</text:p>
          </table:table-cell>
        </table:table-row>
        <table:table-row table:style-name="ro1">
          <table:table-cell office:value-type="string" calcext:value-type="string">
            <text:p>2021-09-22T13:34:26.768943-06:00</text:p>
          </table:table-cell>
          <table:table-cell office:value-type="float" office:value="185.482142" calcext:value-type="float">
            <text:p>185.482142</text:p>
          </table:table-cell>
          <table:table-cell office:value-type="float" office:value="49.103266" calcext:value-type="float">
            <text:p>49.103266</text:p>
          </table:table-cell>
        </table:table-row>
        <table:table-row table:style-name="ro1">
          <table:table-cell office:value-type="string" calcext:value-type="string">
            <text:p>2021-09-22T13:35:26.768943-06:00</text:p>
          </table:table-cell>
          <table:table-cell office:value-type="float" office:value="185.862916" calcext:value-type="float">
            <text:p>185.862916</text:p>
          </table:table-cell>
          <table:table-cell office:value-type="float" office:value="49.084275" calcext:value-type="float">
            <text:p>49.084275</text:p>
          </table:table-cell>
        </table:table-row>
        <table:table-row table:style-name="ro1">
          <table:table-cell office:value-type="string" calcext:value-type="string">
            <text:p>2021-09-22T13:36:26.768943-06:00</text:p>
          </table:table-cell>
          <table:table-cell office:value-type="float" office:value="186.243389" calcext:value-type="float">
            <text:p>186.243389</text:p>
          </table:table-cell>
          <table:table-cell office:value-type="float" office:value="49.064033" calcext:value-type="float">
            <text:p>49.064033</text:p>
          </table:table-cell>
        </table:table-row>
        <table:table-row table:style-name="ro1">
          <table:table-cell office:value-type="string" calcext:value-type="string">
            <text:p>2021-09-22T13:37:26.768943-06:00</text:p>
          </table:table-cell>
          <table:table-cell office:value-type="float" office:value="186.623543" calcext:value-type="float">
            <text:p>186.623543</text:p>
          </table:table-cell>
          <table:table-cell office:value-type="float" office:value="49.042541" calcext:value-type="float">
            <text:p>49.042541</text:p>
          </table:table-cell>
        </table:table-row>
        <table:table-row table:style-name="ro1">
          <table:table-cell office:value-type="string" calcext:value-type="string">
            <text:p>2021-09-22T13:38:26.768943-06:00</text:p>
          </table:table-cell>
          <table:table-cell office:value-type="float" office:value="187.003359" calcext:value-type="float">
            <text:p>187.003359</text:p>
          </table:table-cell>
          <table:table-cell office:value-type="float" office:value="49.019801" calcext:value-type="float">
            <text:p>49.019801</text:p>
          </table:table-cell>
        </table:table-row>
        <table:table-row table:style-name="ro1">
          <table:table-cell office:value-type="string" calcext:value-type="string">
            <text:p>2021-09-22T13:39:26.768943-06:00</text:p>
          </table:table-cell>
          <table:table-cell office:value-type="float" office:value="187.382818" calcext:value-type="float">
            <text:p>187.382818</text:p>
          </table:table-cell>
          <table:table-cell office:value-type="float" office:value="48.995816" calcext:value-type="float">
            <text:p>48.995816</text:p>
          </table:table-cell>
        </table:table-row>
        <table:table-row table:style-name="ro1">
          <table:table-cell office:value-type="string" calcext:value-type="string">
            <text:p>2021-09-22T13:40:26.768943-06:00</text:p>
          </table:table-cell>
          <table:table-cell office:value-type="float" office:value="187.761903" calcext:value-type="float">
            <text:p>187.761903</text:p>
          </table:table-cell>
          <table:table-cell office:value-type="float" office:value="48.970587" calcext:value-type="float">
            <text:p>48.970587</text:p>
          </table:table-cell>
        </table:table-row>
        <table:table-row table:style-name="ro1">
          <table:table-cell office:value-type="string" calcext:value-type="string">
            <text:p>2021-09-22T13:41:26.768943-06:00</text:p>
          </table:table-cell>
          <table:table-cell office:value-type="float" office:value="188.140594" calcext:value-type="float">
            <text:p>188.140594</text:p>
          </table:table-cell>
          <table:table-cell office:value-type="float" office:value="48.944118" calcext:value-type="float">
            <text:p>48.944118</text:p>
          </table:table-cell>
        </table:table-row>
        <table:table-row table:style-name="ro1">
          <table:table-cell office:value-type="string" calcext:value-type="string">
            <text:p>2021-09-22T13:42:26.768943-06:00</text:p>
          </table:table-cell>
          <table:table-cell office:value-type="float" office:value="188.518875" calcext:value-type="float">
            <text:p>188.518875</text:p>
          </table:table-cell>
          <table:table-cell office:value-type="float" office:value="48.91641" calcext:value-type="float">
            <text:p>48.91641</text:p>
          </table:table-cell>
        </table:table-row>
        <table:table-row table:style-name="ro1">
          <table:table-cell office:value-type="string" calcext:value-type="string">
            <text:p>2021-09-22T13:43:26.768943-06:00</text:p>
          </table:table-cell>
          <table:table-cell office:value-type="float" office:value="188.896727" calcext:value-type="float">
            <text:p>188.896727</text:p>
          </table:table-cell>
          <table:table-cell office:value-type="float" office:value="48.887466" calcext:value-type="float">
            <text:p>48.887466</text:p>
          </table:table-cell>
        </table:table-row>
        <table:table-row table:style-name="ro1">
          <table:table-cell office:value-type="string" calcext:value-type="string">
            <text:p>2021-09-22T13:44:26.768943-06:00</text:p>
          </table:table-cell>
          <table:table-cell office:value-type="float" office:value="189.274133" calcext:value-type="float">
            <text:p>189.274133</text:p>
          </table:table-cell>
          <table:table-cell office:value-type="float" office:value="48.857289" calcext:value-type="float">
            <text:p>48.857289</text:p>
          </table:table-cell>
        </table:table-row>
        <table:table-row table:style-name="ro1">
          <table:table-cell office:value-type="string" calcext:value-type="string">
            <text:p>2021-09-22T13:45:26.768943-06:00</text:p>
          </table:table-cell>
          <table:table-cell office:value-type="float" office:value="189.651074" calcext:value-type="float">
            <text:p>189.651074</text:p>
          </table:table-cell>
          <table:table-cell office:value-type="float" office:value="48.825882" calcext:value-type="float">
            <text:p>48.825882</text:p>
          </table:table-cell>
        </table:table-row>
        <table:table-row table:style-name="ro1">
          <table:table-cell office:value-type="string" calcext:value-type="string">
            <text:p>2021-09-22T13:46:26.768943-06:00</text:p>
          </table:table-cell>
          <table:table-cell office:value-type="float" office:value="190.027534" calcext:value-type="float">
            <text:p>190.027534</text:p>
          </table:table-cell>
          <table:table-cell office:value-type="float" office:value="48.793247" calcext:value-type="float">
            <text:p>48.793247</text:p>
          </table:table-cell>
        </table:table-row>
        <table:table-row table:style-name="ro1">
          <table:table-cell office:value-type="string" calcext:value-type="string">
            <text:p>2021-09-22T13:47:26.768943-06:00</text:p>
          </table:table-cell>
          <table:table-cell office:value-type="float" office:value="190.403495" calcext:value-type="float">
            <text:p>190.403495</text:p>
          </table:table-cell>
          <table:table-cell office:value-type="float" office:value="48.759387" calcext:value-type="float">
            <text:p>48.759387</text:p>
          </table:table-cell>
        </table:table-row>
        <table:table-row table:style-name="ro1">
          <table:table-cell office:value-type="string" calcext:value-type="string">
            <text:p>2021-09-22T13:48:26.768943-06:00</text:p>
          </table:table-cell>
          <table:table-cell office:value-type="float" office:value="190.778941" calcext:value-type="float">
            <text:p>190.778941</text:p>
          </table:table-cell>
          <table:table-cell office:value-type="float" office:value="48.724307" calcext:value-type="float">
            <text:p>48.724307</text:p>
          </table:table-cell>
        </table:table-row>
        <table:table-row table:style-name="ro1">
          <table:table-cell office:value-type="string" calcext:value-type="string">
            <text:p>2021-09-22T13:49:26.768943-06:00</text:p>
          </table:table-cell>
          <table:table-cell office:value-type="float" office:value="191.153854" calcext:value-type="float">
            <text:p>191.153854</text:p>
          </table:table-cell>
          <table:table-cell office:value-type="float" office:value="48.688008" calcext:value-type="float">
            <text:p>48.688008</text:p>
          </table:table-cell>
        </table:table-row>
        <table:table-row table:style-name="ro1">
          <table:table-cell office:value-type="string" calcext:value-type="string">
            <text:p>2021-09-22T13:50:26.768943-06:00</text:p>
          </table:table-cell>
          <table:table-cell office:value-type="float" office:value="191.528218" calcext:value-type="float">
            <text:p>191.528218</text:p>
          </table:table-cell>
          <table:table-cell office:value-type="float" office:value="48.650494" calcext:value-type="float">
            <text:p>48.650494</text:p>
          </table:table-cell>
        </table:table-row>
        <table:table-row table:style-name="ro1">
          <table:table-cell office:value-type="string" calcext:value-type="string">
            <text:p>2021-09-22T13:51:26.768943-06:00</text:p>
          </table:table-cell>
          <table:table-cell office:value-type="float" office:value="191.902017" calcext:value-type="float">
            <text:p>191.902017</text:p>
          </table:table-cell>
          <table:table-cell office:value-type="float" office:value="48.611769" calcext:value-type="float">
            <text:p>48.611769</text:p>
          </table:table-cell>
        </table:table-row>
        <table:table-row table:style-name="ro1">
          <table:table-cell office:value-type="string" calcext:value-type="string">
            <text:p>2021-09-22T13:52:26.768943-06:00</text:p>
          </table:table-cell>
          <table:table-cell office:value-type="float" office:value="192.275233" calcext:value-type="float">
            <text:p>192.275233</text:p>
          </table:table-cell>
          <table:table-cell office:value-type="float" office:value="48.571835" calcext:value-type="float">
            <text:p>48.571835</text:p>
          </table:table-cell>
        </table:table-row>
        <table:table-row table:style-name="ro1">
          <table:table-cell office:value-type="string" calcext:value-type="string">
            <text:p>2021-09-22T13:53:26.768943-06:00</text:p>
          </table:table-cell>
          <table:table-cell office:value-type="float" office:value="192.647851" calcext:value-type="float">
            <text:p>192.647851</text:p>
          </table:table-cell>
          <table:table-cell office:value-type="float" office:value="48.530698" calcext:value-type="float">
            <text:p>48.530698</text:p>
          </table:table-cell>
        </table:table-row>
        <table:table-row table:style-name="ro1">
          <table:table-cell office:value-type="string" calcext:value-type="string">
            <text:p>2021-09-22T13:54:26.768943-06:00</text:p>
          </table:table-cell>
          <table:table-cell office:value-type="float" office:value="193.019856" calcext:value-type="float">
            <text:p>193.019856</text:p>
          </table:table-cell>
          <table:table-cell office:value-type="float" office:value="48.488359" calcext:value-type="float">
            <text:p>48.488359</text:p>
          </table:table-cell>
        </table:table-row>
        <table:table-row table:style-name="ro1">
          <table:table-cell office:value-type="string" calcext:value-type="string">
            <text:p>2021-09-22T13:55:26.768943-06:00</text:p>
          </table:table-cell>
          <table:table-cell office:value-type="float" office:value="193.391231" calcext:value-type="float">
            <text:p>193.391231</text:p>
          </table:table-cell>
          <table:table-cell office:value-type="float" office:value="48.444824" calcext:value-type="float">
            <text:p>48.444824</text:p>
          </table:table-cell>
        </table:table-row>
        <table:table-row table:style-name="ro1">
          <table:table-cell office:value-type="string" calcext:value-type="string">
            <text:p>2021-09-22T13:56:26.768943-06:00</text:p>
          </table:table-cell>
          <table:table-cell office:value-type="float" office:value="193.761962" calcext:value-type="float">
            <text:p>193.761962</text:p>
          </table:table-cell>
          <table:table-cell office:value-type="float" office:value="48.400096" calcext:value-type="float">
            <text:p>48.400096</text:p>
          </table:table-cell>
        </table:table-row>
        <table:table-row table:style-name="ro1">
          <table:table-cell office:value-type="string" calcext:value-type="string">
            <text:p>2021-09-22T13:57:26.768943-06:00</text:p>
          </table:table-cell>
          <table:table-cell office:value-type="float" office:value="194.132032" calcext:value-type="float">
            <text:p>194.132032</text:p>
          </table:table-cell>
          <table:table-cell office:value-type="float" office:value="48.354178" calcext:value-type="float">
            <text:p>48.354178</text:p>
          </table:table-cell>
        </table:table-row>
        <table:table-row table:style-name="ro1">
          <table:table-cell office:value-type="string" calcext:value-type="string">
            <text:p>2021-09-22T13:58:26.768943-06:00</text:p>
          </table:table-cell>
          <table:table-cell office:value-type="float" office:value="194.501427" calcext:value-type="float">
            <text:p>194.501427</text:p>
          </table:table-cell>
          <table:table-cell office:value-type="float" office:value="48.307076" calcext:value-type="float">
            <text:p>48.307076</text:p>
          </table:table-cell>
        </table:table-row>
        <table:table-row table:style-name="ro1">
          <table:table-cell office:value-type="string" calcext:value-type="string">
            <text:p>2021-09-22T13:59:26.768943-06:00</text:p>
          </table:table-cell>
          <table:table-cell office:value-type="float" office:value="194.870132" calcext:value-type="float">
            <text:p>194.870132</text:p>
          </table:table-cell>
          <table:table-cell office:value-type="float" office:value="48.258793" calcext:value-type="float">
            <text:p>48.258793</text:p>
          </table:table-cell>
        </table:table-row>
        <table:table-row table:style-name="ro1">
          <table:table-cell office:value-type="string" calcext:value-type="string">
            <text:p>2021-09-22T14:00:26.768943-06:00</text:p>
          </table:table-cell>
          <table:table-cell office:value-type="float" office:value="195.238133" calcext:value-type="float">
            <text:p>195.238133</text:p>
          </table:table-cell>
          <table:table-cell office:value-type="float" office:value="48.209333" calcext:value-type="float">
            <text:p>48.209333</text:p>
          </table:table-cell>
        </table:table-row>
        <table:table-row table:style-name="ro1">
          <table:table-cell office:value-type="string" calcext:value-type="string">
            <text:p>2021-09-22T14:01:26.768943-06:00</text:p>
          </table:table-cell>
          <table:table-cell office:value-type="float" office:value="195.605416" calcext:value-type="float">
            <text:p>195.605416</text:p>
          </table:table-cell>
          <table:table-cell office:value-type="float" office:value="48.158701" calcext:value-type="float">
            <text:p>48.158701</text:p>
          </table:table-cell>
        </table:table-row>
        <table:table-row table:style-name="ro1">
          <table:table-cell office:value-type="string" calcext:value-type="string">
            <text:p>2021-09-22T14:02:26.768943-06:00</text:p>
          </table:table-cell>
          <table:table-cell office:value-type="float" office:value="195.971965" calcext:value-type="float">
            <text:p>195.971965</text:p>
          </table:table-cell>
          <table:table-cell office:value-type="float" office:value="48.1069" calcext:value-type="float">
            <text:p>48.1069</text:p>
          </table:table-cell>
        </table:table-row>
        <table:table-row table:style-name="ro1">
          <table:table-cell office:value-type="string" calcext:value-type="string">
            <text:p>2021-09-22T14:03:26.768943-06:00</text:p>
          </table:table-cell>
          <table:table-cell office:value-type="float" office:value="196.337769" calcext:value-type="float">
            <text:p>196.337769</text:p>
          </table:table-cell>
          <table:table-cell office:value-type="float" office:value="48.053937" calcext:value-type="float">
            <text:p>48.053937</text:p>
          </table:table-cell>
        </table:table-row>
        <table:table-row table:style-name="ro1">
          <table:table-cell office:value-type="string" calcext:value-type="string">
            <text:p>2021-09-22T14:04:26.768943-06:00</text:p>
          </table:table-cell>
          <table:table-cell office:value-type="float" office:value="196.702812" calcext:value-type="float">
            <text:p>196.702812</text:p>
          </table:table-cell>
          <table:table-cell office:value-type="float" office:value="47.999814" calcext:value-type="float">
            <text:p>47.999814</text:p>
          </table:table-cell>
        </table:table-row>
        <table:table-row table:style-name="ro1">
          <table:table-cell office:value-type="string" calcext:value-type="string">
            <text:p>2021-09-22T14:05:26.768943-06:00</text:p>
          </table:table-cell>
          <table:table-cell office:value-type="float" office:value="197.067082" calcext:value-type="float">
            <text:p>197.067082</text:p>
          </table:table-cell>
          <table:table-cell office:value-type="float" office:value="47.944537" calcext:value-type="float">
            <text:p>47.944537</text:p>
          </table:table-cell>
        </table:table-row>
        <table:table-row table:style-name="ro1">
          <table:table-cell office:value-type="string" calcext:value-type="string">
            <text:p>2021-09-22T14:06:26.768943-06:00</text:p>
          </table:table-cell>
          <table:table-cell office:value-type="float" office:value="197.430565" calcext:value-type="float">
            <text:p>197.430565</text:p>
          </table:table-cell>
          <table:table-cell office:value-type="float" office:value="47.88811" calcext:value-type="float">
            <text:p>47.88811</text:p>
          </table:table-cell>
        </table:table-row>
        <table:table-row table:style-name="ro1">
          <table:table-cell office:value-type="string" calcext:value-type="string">
            <text:p>2021-09-22T14:07:26.768943-06:00</text:p>
          </table:table-cell>
          <table:table-cell office:value-type="float" office:value="197.793249" calcext:value-type="float">
            <text:p>197.793249</text:p>
          </table:table-cell>
          <table:table-cell office:value-type="float" office:value="47.830539" calcext:value-type="float">
            <text:p>47.830539</text:p>
          </table:table-cell>
        </table:table-row>
        <table:table-row table:style-name="ro1">
          <table:table-cell office:value-type="string" calcext:value-type="string">
            <text:p>2021-09-22T14:08:26.768943-06:00</text:p>
          </table:table-cell>
          <table:table-cell office:value-type="float" office:value="198.155121" calcext:value-type="float">
            <text:p>198.155121</text:p>
          </table:table-cell>
          <table:table-cell office:value-type="float" office:value="47.771827" calcext:value-type="float">
            <text:p>47.771827</text:p>
          </table:table-cell>
        </table:table-row>
        <table:table-row table:style-name="ro1">
          <table:table-cell office:value-type="string" calcext:value-type="string">
            <text:p>2021-09-22T14:09:26.768943-06:00</text:p>
          </table:table-cell>
          <table:table-cell office:value-type="float" office:value="198.516169" calcext:value-type="float">
            <text:p>198.516169</text:p>
          </table:table-cell>
          <table:table-cell office:value-type="float" office:value="47.71198" calcext:value-type="float">
            <text:p>47.71198</text:p>
          </table:table-cell>
        </table:table-row>
        <table:table-row table:style-name="ro1">
          <table:table-cell office:value-type="string" calcext:value-type="string">
            <text:p>2021-09-22T14:10:26.768943-06:00</text:p>
          </table:table-cell>
          <table:table-cell office:value-type="float" office:value="198.876381" calcext:value-type="float">
            <text:p>198.876381</text:p>
          </table:table-cell>
          <table:table-cell office:value-type="float" office:value="47.651003" calcext:value-type="float">
            <text:p>47.651003</text:p>
          </table:table-cell>
        </table:table-row>
        <table:table-row table:style-name="ro1">
          <table:table-cell office:value-type="string" calcext:value-type="string">
            <text:p>2021-09-22T14:11:26.768943-06:00</text:p>
          </table:table-cell>
          <table:table-cell office:value-type="float" office:value="199.235745" calcext:value-type="float">
            <text:p>199.235745</text:p>
          </table:table-cell>
          <table:table-cell office:value-type="float" office:value="47.588901" calcext:value-type="float">
            <text:p>47.588901</text:p>
          </table:table-cell>
        </table:table-row>
        <table:table-row table:style-name="ro1">
          <table:table-cell office:value-type="string" calcext:value-type="string">
            <text:p>2021-09-22T14:12:26.768943-06:00</text:p>
          </table:table-cell>
          <table:table-cell office:value-type="float" office:value="199.59425" calcext:value-type="float">
            <text:p>199.59425</text:p>
          </table:table-cell>
          <table:table-cell office:value-type="float" office:value="47.525679" calcext:value-type="float">
            <text:p>47.525679</text:p>
          </table:table-cell>
        </table:table-row>
        <table:table-row table:style-name="ro1">
          <table:table-cell office:value-type="string" calcext:value-type="string">
            <text:p>2021-09-22T14:13:26.768943-06:00</text:p>
          </table:table-cell>
          <table:table-cell office:value-type="float" office:value="199.951883" calcext:value-type="float">
            <text:p>199.951883</text:p>
          </table:table-cell>
          <table:table-cell office:value-type="float" office:value="47.461343" calcext:value-type="float">
            <text:p>47.461343</text:p>
          </table:table-cell>
        </table:table-row>
        <table:table-row table:style-name="ro1">
          <table:table-cell office:value-type="string" calcext:value-type="string">
            <text:p>2021-09-22T14:14:26.768943-06:00</text:p>
          </table:table-cell>
          <table:table-cell office:value-type="float" office:value="200.308635" calcext:value-type="float">
            <text:p>200.308635</text:p>
          </table:table-cell>
          <table:table-cell office:value-type="float" office:value="47.395896" calcext:value-type="float">
            <text:p>47.395896</text:p>
          </table:table-cell>
        </table:table-row>
        <table:table-row table:style-name="ro1">
          <table:table-cell office:value-type="string" calcext:value-type="string">
            <text:p>2021-09-22T14:15:26.768943-06:00</text:p>
          </table:table-cell>
          <table:table-cell office:value-type="float" office:value="200.664494" calcext:value-type="float">
            <text:p>200.664494</text:p>
          </table:table-cell>
          <table:table-cell office:value-type="float" office:value="47.329346" calcext:value-type="float">
            <text:p>47.329346</text:p>
          </table:table-cell>
        </table:table-row>
        <table:table-row table:style-name="ro1">
          <table:table-cell office:value-type="string" calcext:value-type="string">
            <text:p>2021-09-22T14:16:26.768943-06:00</text:p>
          </table:table-cell>
          <table:table-cell office:value-type="float" office:value="201.019449" calcext:value-type="float">
            <text:p>201.019449</text:p>
          </table:table-cell>
          <table:table-cell office:value-type="float" office:value="47.261696" calcext:value-type="float">
            <text:p>47.261696</text:p>
          </table:table-cell>
        </table:table-row>
        <table:table-row table:style-name="ro1">
          <table:table-cell office:value-type="string" calcext:value-type="string">
            <text:p>2021-09-22T14:17:26.768943-06:00</text:p>
          </table:table-cell>
          <table:table-cell office:value-type="float" office:value="201.373492" calcext:value-type="float">
            <text:p>201.373492</text:p>
          </table:table-cell>
          <table:table-cell office:value-type="float" office:value="47.192953" calcext:value-type="float">
            <text:p>47.192953</text:p>
          </table:table-cell>
        </table:table-row>
        <table:table-row table:style-name="ro1">
          <table:table-cell office:value-type="string" calcext:value-type="string">
            <text:p>2021-09-22T14:18:26.768943-06:00</text:p>
          </table:table-cell>
          <table:table-cell office:value-type="float" office:value="201.726611" calcext:value-type="float">
            <text:p>201.726611</text:p>
          </table:table-cell>
          <table:table-cell office:value-type="float" office:value="47.123121" calcext:value-type="float">
            <text:p>47.123121</text:p>
          </table:table-cell>
        </table:table-row>
        <table:table-row table:style-name="ro1">
          <table:table-cell office:value-type="string" calcext:value-type="string">
            <text:p>2021-09-22T14:19:26.768943-06:00</text:p>
          </table:table-cell>
          <table:table-cell office:value-type="float" office:value="202.078796" calcext:value-type="float">
            <text:p>202.078796</text:p>
          </table:table-cell>
          <table:table-cell office:value-type="float" office:value="47.052207" calcext:value-type="float">
            <text:p>47.052207</text:p>
          </table:table-cell>
        </table:table-row>
        <table:table-row table:style-name="ro1">
          <table:table-cell office:value-type="string" calcext:value-type="string">
            <text:p>2021-09-22T14:20:26.768943-06:00</text:p>
          </table:table-cell>
          <table:table-cell office:value-type="float" office:value="202.43004" calcext:value-type="float">
            <text:p>202.43004</text:p>
          </table:table-cell>
          <table:table-cell office:value-type="float" office:value="46.980216" calcext:value-type="float">
            <text:p>46.980216</text:p>
          </table:table-cell>
        </table:table-row>
        <table:table-row table:style-name="ro1">
          <table:table-cell office:value-type="string" calcext:value-type="string">
            <text:p>2021-09-22T14:21:26.768943-06:00</text:p>
          </table:table-cell>
          <table:table-cell office:value-type="float" office:value="202.780331" calcext:value-type="float">
            <text:p>202.780331</text:p>
          </table:table-cell>
          <table:table-cell office:value-type="float" office:value="46.907153" calcext:value-type="float">
            <text:p>46.907153</text:p>
          </table:table-cell>
        </table:table-row>
        <table:table-row table:style-name="ro1">
          <table:table-cell office:value-type="string" calcext:value-type="string">
            <text:p>2021-09-22T14:22:26.768943-06:00</text:p>
          </table:table-cell>
          <table:table-cell office:value-type="float" office:value="203.129662" calcext:value-type="float">
            <text:p>203.129662</text:p>
          </table:table-cell>
          <table:table-cell office:value-type="float" office:value="46.833025" calcext:value-type="float">
            <text:p>46.833025</text:p>
          </table:table-cell>
        </table:table-row>
        <table:table-row table:style-name="ro1">
          <table:table-cell office:value-type="string" calcext:value-type="string">
            <text:p>2021-09-22T14:23:26.768943-06:00</text:p>
          </table:table-cell>
          <table:table-cell office:value-type="float" office:value="203.478023" calcext:value-type="float">
            <text:p>203.478023</text:p>
          </table:table-cell>
          <table:table-cell office:value-type="float" office:value="46.757836" calcext:value-type="float">
            <text:p>46.757836</text:p>
          </table:table-cell>
        </table:table-row>
        <table:table-row table:style-name="ro1">
          <table:table-cell office:value-type="string" calcext:value-type="string">
            <text:p>2021-09-22T14:24:26.768943-06:00</text:p>
          </table:table-cell>
          <table:table-cell office:value-type="float" office:value="203.825407" calcext:value-type="float">
            <text:p>203.825407</text:p>
          </table:table-cell>
          <table:table-cell office:value-type="float" office:value="46.681593" calcext:value-type="float">
            <text:p>46.681593</text:p>
          </table:table-cell>
        </table:table-row>
        <table:table-row table:style-name="ro1">
          <table:table-cell office:value-type="string" calcext:value-type="string">
            <text:p>2021-09-22T14:25:26.768943-06:00</text:p>
          </table:table-cell>
          <table:table-cell office:value-type="float" office:value="204.171804" calcext:value-type="float">
            <text:p>204.171804</text:p>
          </table:table-cell>
          <table:table-cell office:value-type="float" office:value="46.604302" calcext:value-type="float">
            <text:p>46.604302</text:p>
          </table:table-cell>
        </table:table-row>
        <table:table-row table:style-name="ro1">
          <table:table-cell office:value-type="string" calcext:value-type="string">
            <text:p>2021-09-22T14:26:26.768943-06:00</text:p>
          </table:table-cell>
          <table:table-cell office:value-type="float" office:value="204.517208" calcext:value-type="float">
            <text:p>204.517208</text:p>
          </table:table-cell>
          <table:table-cell office:value-type="float" office:value="46.525967" calcext:value-type="float">
            <text:p>46.525967</text:p>
          </table:table-cell>
        </table:table-row>
        <table:table-row table:style-name="ro1">
          <table:table-cell office:value-type="string" calcext:value-type="string">
            <text:p>2021-09-22T14:27:26.768943-06:00</text:p>
          </table:table-cell>
          <table:table-cell office:value-type="float" office:value="204.86161" calcext:value-type="float">
            <text:p>204.86161</text:p>
          </table:table-cell>
          <table:table-cell office:value-type="float" office:value="46.446596" calcext:value-type="float">
            <text:p>46.446596</text:p>
          </table:table-cell>
        </table:table-row>
        <table:table-row table:style-name="ro1">
          <table:table-cell office:value-type="string" calcext:value-type="string">
            <text:p>2021-09-22T14:28:26.768943-06:00</text:p>
          </table:table-cell>
          <table:table-cell office:value-type="float" office:value="205.205004" calcext:value-type="float">
            <text:p>205.205004</text:p>
          </table:table-cell>
          <table:table-cell office:value-type="float" office:value="46.366193" calcext:value-type="float">
            <text:p>46.366193</text:p>
          </table:table-cell>
        </table:table-row>
        <table:table-row table:style-name="ro1">
          <table:table-cell office:value-type="string" calcext:value-type="string">
            <text:p>2021-09-22T14:29:26.768943-06:00</text:p>
          </table:table-cell>
          <table:table-cell office:value-type="float" office:value="205.547381" calcext:value-type="float">
            <text:p>205.547381</text:p>
          </table:table-cell>
          <table:table-cell office:value-type="float" office:value="46.284765" calcext:value-type="float">
            <text:p>46.284765</text:p>
          </table:table-cell>
        </table:table-row>
        <table:table-row table:style-name="ro1">
          <table:table-cell office:value-type="string" calcext:value-type="string">
            <text:p>2021-09-22T14:30:26.768943-06:00</text:p>
          </table:table-cell>
          <table:table-cell office:value-type="float" office:value="205.888736" calcext:value-type="float">
            <text:p>205.888736</text:p>
          </table:table-cell>
          <table:table-cell office:value-type="float" office:value="46.202318" calcext:value-type="float">
            <text:p>46.202318</text:p>
          </table:table-cell>
        </table:table-row>
        <table:table-row table:style-name="ro1">
          <table:table-cell office:value-type="string" calcext:value-type="string">
            <text:p>2021-09-22T14:31:26.768943-06:00</text:p>
          </table:table-cell>
          <table:table-cell office:value-type="float" office:value="206.229061" calcext:value-type="float">
            <text:p>206.229061</text:p>
          </table:table-cell>
          <table:table-cell office:value-type="float" office:value="46.118858" calcext:value-type="float">
            <text:p>46.118858</text:p>
          </table:table-cell>
        </table:table-row>
        <table:table-row table:style-name="ro1">
          <table:table-cell office:value-type="string" calcext:value-type="string">
            <text:p>2021-09-22T14:32:26.768943-06:00</text:p>
          </table:table-cell>
          <table:table-cell office:value-type="float" office:value="206.568351" calcext:value-type="float">
            <text:p>206.568351</text:p>
          </table:table-cell>
          <table:table-cell office:value-type="float" office:value="46.03439" calcext:value-type="float">
            <text:p>46.03439</text:p>
          </table:table-cell>
        </table:table-row>
        <table:table-row table:style-name="ro1">
          <table:table-cell office:value-type="string" calcext:value-type="string">
            <text:p>2021-09-22T14:33:26.768943-06:00</text:p>
          </table:table-cell>
          <table:table-cell office:value-type="float" office:value="206.906598" calcext:value-type="float">
            <text:p>206.906598</text:p>
          </table:table-cell>
          <table:table-cell office:value-type="float" office:value="45.948921" calcext:value-type="float">
            <text:p>45.948921</text:p>
          </table:table-cell>
        </table:table-row>
        <table:table-row table:style-name="ro1">
          <table:table-cell office:value-type="string" calcext:value-type="string">
            <text:p>2021-09-22T14:34:26.768943-06:00</text:p>
          </table:table-cell>
          <table:table-cell office:value-type="float" office:value="207.243798" calcext:value-type="float">
            <text:p>207.243798</text:p>
          </table:table-cell>
          <table:table-cell office:value-type="float" office:value="45.862457" calcext:value-type="float">
            <text:p>45.862457</text:p>
          </table:table-cell>
        </table:table-row>
        <table:table-row table:style-name="ro1">
          <table:table-cell office:value-type="string" calcext:value-type="string">
            <text:p>2021-09-22T14:35:26.768943-06:00</text:p>
          </table:table-cell>
          <table:table-cell office:value-type="float" office:value="207.579944" calcext:value-type="float">
            <text:p>207.579944</text:p>
          </table:table-cell>
          <table:table-cell office:value-type="float" office:value="45.775004" calcext:value-type="float">
            <text:p>45.775004</text:p>
          </table:table-cell>
        </table:table-row>
        <table:table-row table:style-name="ro1">
          <table:table-cell office:value-type="string" calcext:value-type="string">
            <text:p>2021-09-22T14:36:26.768943-06:00</text:p>
          </table:table-cell>
          <table:table-cell office:value-type="float" office:value="207.915031" calcext:value-type="float">
            <text:p>207.915031</text:p>
          </table:table-cell>
          <table:table-cell office:value-type="float" office:value="45.686568" calcext:value-type="float">
            <text:p>45.686568</text:p>
          </table:table-cell>
        </table:table-row>
        <table:table-row table:style-name="ro1">
          <table:table-cell office:value-type="string" calcext:value-type="string">
            <text:p>2021-09-22T14:37:26.768943-06:00</text:p>
          </table:table-cell>
          <table:table-cell office:value-type="float" office:value="208.249055" calcext:value-type="float">
            <text:p>208.249055</text:p>
          </table:table-cell>
          <table:table-cell office:value-type="float" office:value="45.597155" calcext:value-type="float">
            <text:p>45.597155</text:p>
          </table:table-cell>
        </table:table-row>
        <table:table-row table:style-name="ro1">
          <table:table-cell office:value-type="string" calcext:value-type="string">
            <text:p>2021-09-22T14:38:26.768943-06:00</text:p>
          </table:table-cell>
          <table:table-cell office:value-type="float" office:value="208.58201" calcext:value-type="float">
            <text:p>208.58201</text:p>
          </table:table-cell>
          <table:table-cell office:value-type="float" office:value="45.506771" calcext:value-type="float">
            <text:p>45.506771</text:p>
          </table:table-cell>
        </table:table-row>
        <table:table-row table:style-name="ro1">
          <table:table-cell office:value-type="string" calcext:value-type="string">
            <text:p>2021-09-22T14:39:26.768943-06:00</text:p>
          </table:table-cell>
          <table:table-cell office:value-type="float" office:value="208.913891" calcext:value-type="float">
            <text:p>208.913891</text:p>
          </table:table-cell>
          <table:table-cell office:value-type="float" office:value="45.415422" calcext:value-type="float">
            <text:p>45.415422</text:p>
          </table:table-cell>
        </table:table-row>
        <table:table-row table:style-name="ro1">
          <table:table-cell office:value-type="string" calcext:value-type="string">
            <text:p>2021-09-22T14:40:26.768943-06:00</text:p>
          </table:table-cell>
          <table:table-cell office:value-type="float" office:value="209.244695" calcext:value-type="float">
            <text:p>209.244695</text:p>
          </table:table-cell>
          <table:table-cell office:value-type="float" office:value="45.323116" calcext:value-type="float">
            <text:p>45.323116</text:p>
          </table:table-cell>
        </table:table-row>
        <table:table-row table:style-name="ro1">
          <table:table-cell office:value-type="string" calcext:value-type="string">
            <text:p>2021-09-22T14:41:26.768943-06:00</text:p>
          </table:table-cell>
          <table:table-cell office:value-type="float" office:value="209.574417" calcext:value-type="float">
            <text:p>209.574417</text:p>
          </table:table-cell>
          <table:table-cell office:value-type="float" office:value="45.229857" calcext:value-type="float">
            <text:p>45.229857</text:p>
          </table:table-cell>
        </table:table-row>
        <table:table-row table:style-name="ro1">
          <table:table-cell office:value-type="string" calcext:value-type="string">
            <text:p>2021-09-22T14:42:26.768943-06:00</text:p>
          </table:table-cell>
          <table:table-cell office:value-type="float" office:value="209.903052" calcext:value-type="float">
            <text:p>209.903052</text:p>
          </table:table-cell>
          <table:table-cell office:value-type="float" office:value="45.135652" calcext:value-type="float">
            <text:p>45.135652</text:p>
          </table:table-cell>
        </table:table-row>
        <table:table-row table:style-name="ro1">
          <table:table-cell office:value-type="string" calcext:value-type="string">
            <text:p>2021-09-22T14:43:26.768943-06:00</text:p>
          </table:table-cell>
          <table:table-cell office:value-type="float" office:value="210.230598" calcext:value-type="float">
            <text:p>210.230598</text:p>
          </table:table-cell>
          <table:table-cell office:value-type="float" office:value="45.040507" calcext:value-type="float">
            <text:p>45.040507</text:p>
          </table:table-cell>
        </table:table-row>
        <table:table-row table:style-name="ro1">
          <table:table-cell office:value-type="string" calcext:value-type="string">
            <text:p>2021-09-22T14:44:26.768943-06:00</text:p>
          </table:table-cell>
          <table:table-cell office:value-type="float" office:value="210.557051" calcext:value-type="float">
            <text:p>210.557051</text:p>
          </table:table-cell>
          <table:table-cell office:value-type="float" office:value="44.944428" calcext:value-type="float">
            <text:p>44.944428</text:p>
          </table:table-cell>
        </table:table-row>
        <table:table-row table:style-name="ro1">
          <table:table-cell office:value-type="string" calcext:value-type="string">
            <text:p>2021-09-22T14:45:26.768943-06:00</text:p>
          </table:table-cell>
          <table:table-cell office:value-type="float" office:value="210.882408" calcext:value-type="float">
            <text:p>210.882408</text:p>
          </table:table-cell>
          <table:table-cell office:value-type="float" office:value="44.847423" calcext:value-type="float">
            <text:p>44.847423</text:p>
          </table:table-cell>
        </table:table-row>
        <table:table-row table:style-name="ro1">
          <table:table-cell office:value-type="string" calcext:value-type="string">
            <text:p>2021-09-22T14:46:26.768943-06:00</text:p>
          </table:table-cell>
          <table:table-cell office:value-type="float" office:value="211.206665" calcext:value-type="float">
            <text:p>211.206665</text:p>
          </table:table-cell>
          <table:table-cell office:value-type="float" office:value="44.749496" calcext:value-type="float">
            <text:p>44.749496</text:p>
          </table:table-cell>
        </table:table-row>
        <table:table-row table:style-name="ro1">
          <table:table-cell office:value-type="string" calcext:value-type="string">
            <text:p>2021-09-22T14:47:26.768943-06:00</text:p>
          </table:table-cell>
          <table:table-cell office:value-type="float" office:value="211.529819" calcext:value-type="float">
            <text:p>211.529819</text:p>
          </table:table-cell>
          <table:table-cell office:value-type="float" office:value="44.650654" calcext:value-type="float">
            <text:p>44.650654</text:p>
          </table:table-cell>
        </table:table-row>
        <table:table-row table:style-name="ro1">
          <table:table-cell office:value-type="string" calcext:value-type="string">
            <text:p>2021-09-22T14:48:26.768943-06:00</text:p>
          </table:table-cell>
          <table:table-cell office:value-type="float" office:value="211.851869" calcext:value-type="float">
            <text:p>211.851869</text:p>
          </table:table-cell>
          <table:table-cell office:value-type="float" office:value="44.550904" calcext:value-type="float">
            <text:p>44.550904</text:p>
          </table:table-cell>
        </table:table-row>
        <table:table-row table:style-name="ro1">
          <table:table-cell office:value-type="string" calcext:value-type="string">
            <text:p>2021-09-22T14:49:26.768943-06:00</text:p>
          </table:table-cell>
          <table:table-cell office:value-type="float" office:value="212.172812" calcext:value-type="float">
            <text:p>212.172812</text:p>
          </table:table-cell>
          <table:table-cell office:value-type="float" office:value="44.450252" calcext:value-type="float">
            <text:p>44.450252</text:p>
          </table:table-cell>
        </table:table-row>
        <table:table-row table:style-name="ro1">
          <table:table-cell office:value-type="string" calcext:value-type="string">
            <text:p>2021-09-22T14:50:26.768943-06:00</text:p>
          </table:table-cell>
          <table:table-cell office:value-type="float" office:value="212.492645" calcext:value-type="float">
            <text:p>212.492645</text:p>
          </table:table-cell>
          <table:table-cell office:value-type="float" office:value="44.348703" calcext:value-type="float">
            <text:p>44.348703</text:p>
          </table:table-cell>
        </table:table-row>
        <table:table-row table:style-name="ro1">
          <table:table-cell office:value-type="string" calcext:value-type="string">
            <text:p>2021-09-22T14:51:26.768943-06:00</text:p>
          </table:table-cell>
          <table:table-cell office:value-type="float" office:value="212.811366" calcext:value-type="float">
            <text:p>212.811366</text:p>
          </table:table-cell>
          <table:table-cell office:value-type="float" office:value="44.246265" calcext:value-type="float">
            <text:p>44.246265</text:p>
          </table:table-cell>
        </table:table-row>
        <table:table-row table:style-name="ro1">
          <table:table-cell office:value-type="string" calcext:value-type="string">
            <text:p>2021-09-22T14:52:26.768943-06:00</text:p>
          </table:table-cell>
          <table:table-cell office:value-type="float" office:value="213.128975" calcext:value-type="float">
            <text:p>213.128975</text:p>
          </table:table-cell>
          <table:table-cell office:value-type="float" office:value="44.142943" calcext:value-type="float">
            <text:p>44.142943</text:p>
          </table:table-cell>
        </table:table-row>
        <table:table-row table:style-name="ro1">
          <table:table-cell office:value-type="string" calcext:value-type="string">
            <text:p>2021-09-22T14:53:26.768943-06:00</text:p>
          </table:table-cell>
          <table:table-cell office:value-type="float" office:value="213.445469" calcext:value-type="float">
            <text:p>213.445469</text:p>
          </table:table-cell>
          <table:table-cell office:value-type="float" office:value="44.038743" calcext:value-type="float">
            <text:p>44.038743</text:p>
          </table:table-cell>
        </table:table-row>
        <table:table-row table:style-name="ro1">
          <table:table-cell office:value-type="string" calcext:value-type="string">
            <text:p>2021-09-22T14:54:26.768943-06:00</text:p>
          </table:table-cell>
          <table:table-cell office:value-type="float" office:value="213.760846" calcext:value-type="float">
            <text:p>213.760846</text:p>
          </table:table-cell>
          <table:table-cell office:value-type="float" office:value="43.933673" calcext:value-type="float">
            <text:p>43.933673</text:p>
          </table:table-cell>
        </table:table-row>
        <table:table-row table:style-name="ro1">
          <table:table-cell office:value-type="string" calcext:value-type="string">
            <text:p>2021-09-22T14:55:26.768943-06:00</text:p>
          </table:table-cell>
          <table:table-cell office:value-type="float" office:value="214.075106" calcext:value-type="float">
            <text:p>214.075106</text:p>
          </table:table-cell>
          <table:table-cell office:value-type="float" office:value="43.827738" calcext:value-type="float">
            <text:p>43.827738</text:p>
          </table:table-cell>
        </table:table-row>
        <table:table-row table:style-name="ro1">
          <table:table-cell office:value-type="string" calcext:value-type="string">
            <text:p>2021-09-22T14:56:26.768943-06:00</text:p>
          </table:table-cell>
          <table:table-cell office:value-type="float" office:value="214.388248" calcext:value-type="float">
            <text:p>214.388248</text:p>
          </table:table-cell>
          <table:table-cell office:value-type="float" office:value="43.720944" calcext:value-type="float">
            <text:p>43.720944</text:p>
          </table:table-cell>
        </table:table-row>
        <table:table-row table:style-name="ro1">
          <table:table-cell office:value-type="string" calcext:value-type="string">
            <text:p>2021-09-22T14:57:26.768943-06:00</text:p>
          </table:table-cell>
          <table:table-cell office:value-type="float" office:value="214.700271" calcext:value-type="float">
            <text:p>214.700271</text:p>
          </table:table-cell>
          <table:table-cell office:value-type="float" office:value="43.613299" calcext:value-type="float">
            <text:p>43.613299</text:p>
          </table:table-cell>
        </table:table-row>
        <table:table-row table:style-name="ro1">
          <table:table-cell office:value-type="string" calcext:value-type="string">
            <text:p>2021-09-22T14:58:26.768943-06:00</text:p>
          </table:table-cell>
          <table:table-cell office:value-type="float" office:value="215.011174" calcext:value-type="float">
            <text:p>215.011174</text:p>
          </table:table-cell>
          <table:table-cell office:value-type="float" office:value="43.504807" calcext:value-type="float">
            <text:p>43.504807</text:p>
          </table:table-cell>
        </table:table-row>
        <table:table-row table:style-name="ro1">
          <table:table-cell office:value-type="string" calcext:value-type="string">
            <text:p>2021-09-22T14:59:26.768943-06:00</text:p>
          </table:table-cell>
          <table:table-cell office:value-type="float" office:value="215.320957" calcext:value-type="float">
            <text:p>215.320957</text:p>
          </table:table-cell>
          <table:table-cell office:value-type="float" office:value="43.395475" calcext:value-type="float">
            <text:p>43.395475</text:p>
          </table:table-cell>
        </table:table-row>
        <table:table-row table:style-name="ro1">
          <table:table-cell office:value-type="string" calcext:value-type="string">
            <text:p>2021-09-22T15:00:26.768943-06:00</text:p>
          </table:table-cell>
          <table:table-cell office:value-type="float" office:value="215.62962" calcext:value-type="float">
            <text:p>215.62962</text:p>
          </table:table-cell>
          <table:table-cell office:value-type="float" office:value="43.285309" calcext:value-type="float">
            <text:p>43.285309</text:p>
          </table:table-cell>
        </table:table-row>
        <table:table-row table:style-name="ro1">
          <table:table-cell office:value-type="string" calcext:value-type="string">
            <text:p>2021-09-22T15:01:26.768943-06:00</text:p>
          </table:table-cell>
          <table:table-cell office:value-type="float" office:value="215.937162" calcext:value-type="float">
            <text:p>215.937162</text:p>
          </table:table-cell>
          <table:table-cell office:value-type="float" office:value="43.174317" calcext:value-type="float">
            <text:p>43.174317</text:p>
          </table:table-cell>
        </table:table-row>
        <table:table-row table:style-name="ro1">
          <table:table-cell office:value-type="string" calcext:value-type="string">
            <text:p>2021-09-22T15:02:26.768943-06:00</text:p>
          </table:table-cell>
          <table:table-cell office:value-type="float" office:value="216.243583" calcext:value-type="float">
            <text:p>216.243583</text:p>
          </table:table-cell>
          <table:table-cell office:value-type="float" office:value="43.062502" calcext:value-type="float">
            <text:p>43.062502</text:p>
          </table:table-cell>
        </table:table-row>
        <table:table-row table:style-name="ro1">
          <table:table-cell office:value-type="string" calcext:value-type="string">
            <text:p>2021-09-22T15:03:26.768943-06:00</text:p>
          </table:table-cell>
          <table:table-cell office:value-type="float" office:value="216.548885" calcext:value-type="float">
            <text:p>216.548885</text:p>
          </table:table-cell>
          <table:table-cell office:value-type="float" office:value="42.949873" calcext:value-type="float">
            <text:p>42.949873</text:p>
          </table:table-cell>
        </table:table-row>
        <table:table-row table:style-name="ro1">
          <table:table-cell office:value-type="string" calcext:value-type="string">
            <text:p>2021-09-22T15:04:26.768943-06:00</text:p>
          </table:table-cell>
          <table:table-cell office:value-type="float" office:value="216.853067" calcext:value-type="float">
            <text:p>216.853067</text:p>
          </table:table-cell>
          <table:table-cell office:value-type="float" office:value="42.836435" calcext:value-type="float">
            <text:p>42.836435</text:p>
          </table:table-cell>
        </table:table-row>
        <table:table-row table:style-name="ro1">
          <table:table-cell office:value-type="string" calcext:value-type="string">
            <text:p>2021-09-22T15:05:26.768943-06:00</text:p>
          </table:table-cell>
          <table:table-cell office:value-type="float" office:value="217.15613" calcext:value-type="float">
            <text:p>217.15613</text:p>
          </table:table-cell>
          <table:table-cell office:value-type="float" office:value="42.722195" calcext:value-type="float">
            <text:p>42.722195</text:p>
          </table:table-cell>
        </table:table-row>
        <table:table-row table:style-name="ro1">
          <table:table-cell office:value-type="string" calcext:value-type="string">
            <text:p>2021-09-22T15:06:26.768943-06:00</text:p>
          </table:table-cell>
          <table:table-cell office:value-type="float" office:value="217.458075" calcext:value-type="float">
            <text:p>217.458075</text:p>
          </table:table-cell>
          <table:table-cell office:value-type="float" office:value="42.607158" calcext:value-type="float">
            <text:p>42.607158</text:p>
          </table:table-cell>
        </table:table-row>
        <table:table-row table:style-name="ro1">
          <table:table-cell office:value-type="string" calcext:value-type="string">
            <text:p>2021-09-22T15:07:26.768943-06:00</text:p>
          </table:table-cell>
          <table:table-cell office:value-type="float" office:value="217.758902" calcext:value-type="float">
            <text:p>217.758902</text:p>
          </table:table-cell>
          <table:table-cell office:value-type="float" office:value="42.49133" calcext:value-type="float">
            <text:p>42.49133</text:p>
          </table:table-cell>
        </table:table-row>
        <table:table-row table:style-name="ro1">
          <table:table-cell office:value-type="string" calcext:value-type="string">
            <text:p>2021-09-22T15:08:26.768943-06:00</text:p>
          </table:table-cell>
          <table:table-cell office:value-type="float" office:value="218.058613" calcext:value-type="float">
            <text:p>218.058613</text:p>
          </table:table-cell>
          <table:table-cell office:value-type="float" office:value="42.374718" calcext:value-type="float">
            <text:p>42.374718</text:p>
          </table:table-cell>
        </table:table-row>
        <table:table-row table:style-name="ro1">
          <table:table-cell office:value-type="string" calcext:value-type="string">
            <text:p>2021-09-22T15:09:26.768943-06:00</text:p>
          </table:table-cell>
          <table:table-cell office:value-type="float" office:value="218.357209" calcext:value-type="float">
            <text:p>218.357209</text:p>
          </table:table-cell>
          <table:table-cell office:value-type="float" office:value="42.257328" calcext:value-type="float">
            <text:p>42.257328</text:p>
          </table:table-cell>
        </table:table-row>
        <table:table-row table:style-name="ro1">
          <table:table-cell office:value-type="string" calcext:value-type="string">
            <text:p>2021-09-22T15:10:26.768943-06:00</text:p>
          </table:table-cell>
          <table:table-cell office:value-type="float" office:value="218.654692" calcext:value-type="float">
            <text:p>218.654692</text:p>
          </table:table-cell>
          <table:table-cell office:value-type="float" office:value="42.139166" calcext:value-type="float">
            <text:p>42.139166</text:p>
          </table:table-cell>
        </table:table-row>
        <table:table-row table:style-name="ro1">
          <table:table-cell office:value-type="string" calcext:value-type="string">
            <text:p>2021-09-22T15:11:26.768943-06:00</text:p>
          </table:table-cell>
          <table:table-cell office:value-type="float" office:value="218.951062" calcext:value-type="float">
            <text:p>218.951062</text:p>
          </table:table-cell>
          <table:table-cell office:value-type="float" office:value="42.020237" calcext:value-type="float">
            <text:p>42.020237</text:p>
          </table:table-cell>
        </table:table-row>
        <table:table-row table:style-name="ro1">
          <table:table-cell office:value-type="string" calcext:value-type="string">
            <text:p>2021-09-22T15:12:26.768943-06:00</text:p>
          </table:table-cell>
          <table:table-cell office:value-type="float" office:value="219.246322" calcext:value-type="float">
            <text:p>219.246322</text:p>
          </table:table-cell>
          <table:table-cell office:value-type="float" office:value="41.900549" calcext:value-type="float">
            <text:p>41.900549</text:p>
          </table:table-cell>
        </table:table-row>
        <table:table-row table:style-name="ro1">
          <table:table-cell office:value-type="string" calcext:value-type="string">
            <text:p>2021-09-22T15:13:26.768943-06:00</text:p>
          </table:table-cell>
          <table:table-cell office:value-type="float" office:value="219.540473" calcext:value-type="float">
            <text:p>219.540473</text:p>
          </table:table-cell>
          <table:table-cell office:value-type="float" office:value="41.780106" calcext:value-type="float">
            <text:p>41.780106</text:p>
          </table:table-cell>
        </table:table-row>
        <table:table-row table:style-name="ro1">
          <table:table-cell office:value-type="string" calcext:value-type="string">
            <text:p>2021-09-22T15:14:26.768943-06:00</text:p>
          </table:table-cell>
          <table:table-cell office:value-type="float" office:value="219.833518" calcext:value-type="float">
            <text:p>219.833518</text:p>
          </table:table-cell>
          <table:table-cell office:value-type="float" office:value="41.658916" calcext:value-type="float">
            <text:p>41.658916</text:p>
          </table:table-cell>
        </table:table-row>
        <table:table-row table:style-name="ro1">
          <table:table-cell office:value-type="string" calcext:value-type="string">
            <text:p>2021-09-22T15:15:26.768943-06:00</text:p>
          </table:table-cell>
          <table:table-cell office:value-type="float" office:value="220.125458" calcext:value-type="float">
            <text:p>220.125458</text:p>
          </table:table-cell>
          <table:table-cell office:value-type="float" office:value="41.536983" calcext:value-type="float">
            <text:p>41.536983</text:p>
          </table:table-cell>
        </table:table-row>
        <table:table-row table:style-name="ro1">
          <table:table-cell office:value-type="string" calcext:value-type="string">
            <text:p>2021-09-22T15:16:26.768943-06:00</text:p>
          </table:table-cell>
          <table:table-cell office:value-type="float" office:value="220.416295" calcext:value-type="float">
            <text:p>220.416295</text:p>
          </table:table-cell>
          <table:table-cell office:value-type="float" office:value="41.414314" calcext:value-type="float">
            <text:p>41.414314</text:p>
          </table:table-cell>
        </table:table-row>
        <table:table-row table:style-name="ro1">
          <table:table-cell office:value-type="string" calcext:value-type="string">
            <text:p>2021-09-22T15:17:26.768943-06:00</text:p>
          </table:table-cell>
          <table:table-cell office:value-type="float" office:value="220.706033" calcext:value-type="float">
            <text:p>220.706033</text:p>
          </table:table-cell>
          <table:table-cell office:value-type="float" office:value="41.290916" calcext:value-type="float">
            <text:p>41.290916</text:p>
          </table:table-cell>
        </table:table-row>
        <table:table-row table:style-name="ro1">
          <table:table-cell office:value-type="string" calcext:value-type="string">
            <text:p>2021-09-22T15:18:26.768943-06:00</text:p>
          </table:table-cell>
          <table:table-cell office:value-type="float" office:value="220.994672" calcext:value-type="float">
            <text:p>220.994672</text:p>
          </table:table-cell>
          <table:table-cell office:value-type="float" office:value="41.166793" calcext:value-type="float">
            <text:p>41.166793</text:p>
          </table:table-cell>
        </table:table-row>
        <table:table-row table:style-name="ro1">
          <table:table-cell office:value-type="string" calcext:value-type="string">
            <text:p>2021-09-22T15:19:26.768943-06:00</text:p>
          </table:table-cell>
          <table:table-cell office:value-type="float" office:value="221.282217" calcext:value-type="float">
            <text:p>221.282217</text:p>
          </table:table-cell>
          <table:table-cell office:value-type="float" office:value="41.041951" calcext:value-type="float">
            <text:p>41.041951</text:p>
          </table:table-cell>
        </table:table-row>
        <table:table-row table:style-name="ro1">
          <table:table-cell office:value-type="string" calcext:value-type="string">
            <text:p>2021-09-22T15:20:26.768943-06:00</text:p>
          </table:table-cell>
          <table:table-cell office:value-type="float" office:value="221.56867" calcext:value-type="float">
            <text:p>221.56867</text:p>
          </table:table-cell>
          <table:table-cell office:value-type="float" office:value="40.916397" calcext:value-type="float">
            <text:p>40.916397</text:p>
          </table:table-cell>
        </table:table-row>
        <table:table-row table:style-name="ro1">
          <table:table-cell office:value-type="string" calcext:value-type="string">
            <text:p>2021-09-22T15:21:26.768943-06:00</text:p>
          </table:table-cell>
          <table:table-cell office:value-type="float" office:value="221.854033" calcext:value-type="float">
            <text:p>221.854033</text:p>
          </table:table-cell>
          <table:table-cell office:value-type="float" office:value="40.790136" calcext:value-type="float">
            <text:p>40.790136</text:p>
          </table:table-cell>
        </table:table-row>
        <table:table-row table:style-name="ro1">
          <table:table-cell office:value-type="string" calcext:value-type="string">
            <text:p>2021-09-22T15:22:26.768943-06:00</text:p>
          </table:table-cell>
          <table:table-cell office:value-type="float" office:value="222.138309" calcext:value-type="float">
            <text:p>222.138309</text:p>
          </table:table-cell>
          <table:table-cell office:value-type="float" office:value="40.663175" calcext:value-type="float">
            <text:p>40.663175</text:p>
          </table:table-cell>
        </table:table-row>
        <table:table-row table:style-name="ro1">
          <table:table-cell office:value-type="string" calcext:value-type="string">
            <text:p>2021-09-22T15:23:26.768943-06:00</text:p>
          </table:table-cell>
          <table:table-cell office:value-type="float" office:value="222.421502" calcext:value-type="float">
            <text:p>222.421502</text:p>
          </table:table-cell>
          <table:table-cell office:value-type="float" office:value="40.535518" calcext:value-type="float">
            <text:p>40.535518</text:p>
          </table:table-cell>
        </table:table-row>
        <table:table-row table:style-name="ro1">
          <table:table-cell office:value-type="string" calcext:value-type="string">
            <text:p>2021-09-22T15:24:26.768943-06:00</text:p>
          </table:table-cell>
          <table:table-cell office:value-type="float" office:value="222.703614" calcext:value-type="float">
            <text:p>222.703614</text:p>
          </table:table-cell>
          <table:table-cell office:value-type="float" office:value="40.407172" calcext:value-type="float">
            <text:p>40.407172</text:p>
          </table:table-cell>
        </table:table-row>
        <table:table-row table:style-name="ro1">
          <table:table-cell office:value-type="string" calcext:value-type="string">
            <text:p>2021-09-22T15:25:26.768943-06:00</text:p>
          </table:table-cell>
          <table:table-cell office:value-type="float" office:value="222.984649" calcext:value-type="float">
            <text:p>222.984649</text:p>
          </table:table-cell>
          <table:table-cell office:value-type="float" office:value="40.278143" calcext:value-type="float">
            <text:p>40.278143</text:p>
          </table:table-cell>
        </table:table-row>
        <table:table-row table:style-name="ro1">
          <table:table-cell office:value-type="string" calcext:value-type="string">
            <text:p>2021-09-22T15:26:26.768943-06:00</text:p>
          </table:table-cell>
          <table:table-cell office:value-type="float" office:value="223.26461" calcext:value-type="float">
            <text:p>223.26461</text:p>
          </table:table-cell>
          <table:table-cell office:value-type="float" office:value="40.148435" calcext:value-type="float">
            <text:p>40.148435</text:p>
          </table:table-cell>
        </table:table-row>
        <table:table-row table:style-name="ro1">
          <table:table-cell office:value-type="string" calcext:value-type="string">
            <text:p>2021-09-22T15:27:26.768943-06:00</text:p>
          </table:table-cell>
          <table:table-cell office:value-type="float" office:value="223.543501" calcext:value-type="float">
            <text:p>223.543501</text:p>
          </table:table-cell>
          <table:table-cell office:value-type="float" office:value="40.018056" calcext:value-type="float">
            <text:p>40.018056</text:p>
          </table:table-cell>
        </table:table-row>
        <table:table-row table:style-name="ro1">
          <table:table-cell office:value-type="string" calcext:value-type="string">
            <text:p>2021-09-22T15:28:26.768943-06:00</text:p>
          </table:table-cell>
          <table:table-cell office:value-type="float" office:value="223.821325" calcext:value-type="float">
            <text:p>223.821325</text:p>
          </table:table-cell>
          <table:table-cell office:value-type="float" office:value="39.887009" calcext:value-type="float">
            <text:p>39.887009</text:p>
          </table:table-cell>
        </table:table-row>
        <table:table-row table:style-name="ro1">
          <table:table-cell office:value-type="string" calcext:value-type="string">
            <text:p>2021-09-22T15:29:26.768943-06:00</text:p>
          </table:table-cell>
          <table:table-cell office:value-type="float" office:value="224.098086" calcext:value-type="float">
            <text:p>224.098086</text:p>
          </table:table-cell>
          <table:table-cell office:value-type="float" office:value="39.755302" calcext:value-type="float">
            <text:p>39.755302</text:p>
          </table:table-cell>
        </table:table-row>
        <table:table-row table:style-name="ro1">
          <table:table-cell office:value-type="string" calcext:value-type="string">
            <text:p>2021-09-22T15:30:26.768943-06:00</text:p>
          </table:table-cell>
          <table:table-cell office:value-type="float" office:value="224.373787" calcext:value-type="float">
            <text:p>224.373787</text:p>
          </table:table-cell>
          <table:table-cell office:value-type="float" office:value="39.62294" calcext:value-type="float">
            <text:p>39.62294</text:p>
          </table:table-cell>
        </table:table-row>
        <table:table-row table:style-name="ro1">
          <table:table-cell office:value-type="string" calcext:value-type="string">
            <text:p>2021-09-22T15:31:26.768943-06:00</text:p>
          </table:table-cell>
          <table:table-cell office:value-type="float" office:value="224.648432" calcext:value-type="float">
            <text:p>224.648432</text:p>
          </table:table-cell>
          <table:table-cell office:value-type="float" office:value="39.489928" calcext:value-type="float">
            <text:p>39.489928</text:p>
          </table:table-cell>
        </table:table-row>
        <table:table-row table:style-name="ro1">
          <table:table-cell office:value-type="string" calcext:value-type="string">
            <text:p>2021-09-22T15:32:26.768943-06:00</text:p>
          </table:table-cell>
          <table:table-cell office:value-type="float" office:value="224.922026" calcext:value-type="float">
            <text:p>224.922026</text:p>
          </table:table-cell>
          <table:table-cell office:value-type="float" office:value="39.356271" calcext:value-type="float">
            <text:p>39.356271</text:p>
          </table:table-cell>
        </table:table-row>
        <table:table-row table:style-name="ro1">
          <table:table-cell office:value-type="string" calcext:value-type="string">
            <text:p>2021-09-22T15:33:26.768943-06:00</text:p>
          </table:table-cell>
          <table:table-cell office:value-type="float" office:value="225.194572" calcext:value-type="float">
            <text:p>225.194572</text:p>
          </table:table-cell>
          <table:table-cell office:value-type="float" office:value="39.221976" calcext:value-type="float">
            <text:p>39.221976</text:p>
          </table:table-cell>
        </table:table-row>
        <table:table-row table:style-name="ro1">
          <table:table-cell office:value-type="string" calcext:value-type="string">
            <text:p>2021-09-22T15:34:26.768943-06:00</text:p>
          </table:table-cell>
          <table:table-cell office:value-type="float" office:value="225.466074" calcext:value-type="float">
            <text:p>225.466074</text:p>
          </table:table-cell>
          <table:table-cell office:value-type="float" office:value="39.087047" calcext:value-type="float">
            <text:p>39.087047</text:p>
          </table:table-cell>
        </table:table-row>
        <table:table-row table:style-name="ro1">
          <table:table-cell office:value-type="string" calcext:value-type="string">
            <text:p>2021-09-22T15:35:26.768943-06:00</text:p>
          </table:table-cell>
          <table:table-cell office:value-type="float" office:value="225.736536" calcext:value-type="float">
            <text:p>225.736536</text:p>
          </table:table-cell>
          <table:table-cell office:value-type="float" office:value="38.951491" calcext:value-type="float">
            <text:p>38.951491</text:p>
          </table:table-cell>
        </table:table-row>
        <table:table-row table:style-name="ro1">
          <table:table-cell office:value-type="string" calcext:value-type="string">
            <text:p>2021-09-22T15:36:26.768943-06:00</text:p>
          </table:table-cell>
          <table:table-cell office:value-type="float" office:value="226.005963" calcext:value-type="float">
            <text:p>226.005963</text:p>
          </table:table-cell>
          <table:table-cell office:value-type="float" office:value="38.815312" calcext:value-type="float">
            <text:p>38.815312</text:p>
          </table:table-cell>
        </table:table-row>
        <table:table-row table:style-name="ro1">
          <table:table-cell office:value-type="string" calcext:value-type="string">
            <text:p>2021-09-22T15:37:26.768943-06:00</text:p>
          </table:table-cell>
          <table:table-cell office:value-type="float" office:value="226.274358" calcext:value-type="float">
            <text:p>226.274358</text:p>
          </table:table-cell>
          <table:table-cell office:value-type="float" office:value="38.678516" calcext:value-type="float">
            <text:p>38.678516</text:p>
          </table:table-cell>
        </table:table-row>
        <table:table-row table:style-name="ro1">
          <table:table-cell office:value-type="string" calcext:value-type="string">
            <text:p>2021-09-22T15:38:26.768943-06:00</text:p>
          </table:table-cell>
          <table:table-cell office:value-type="float" office:value="226.541727" calcext:value-type="float">
            <text:p>226.541727</text:p>
          </table:table-cell>
          <table:table-cell office:value-type="float" office:value="38.541109" calcext:value-type="float">
            <text:p>38.541109</text:p>
          </table:table-cell>
        </table:table-row>
        <table:table-row table:style-name="ro1">
          <table:table-cell office:value-type="string" calcext:value-type="string">
            <text:p>2021-09-22T15:39:26.768943-06:00</text:p>
          </table:table-cell>
          <table:table-cell office:value-type="float" office:value="226.808074" calcext:value-type="float">
            <text:p>226.808074</text:p>
          </table:table-cell>
          <table:table-cell office:value-type="float" office:value="38.403095" calcext:value-type="float">
            <text:p>38.403095</text:p>
          </table:table-cell>
        </table:table-row>
        <table:table-row table:style-name="ro1">
          <table:table-cell office:value-type="string" calcext:value-type="string">
            <text:p>2021-09-22T15:40:26.768943-06:00</text:p>
          </table:table-cell>
          <table:table-cell office:value-type="float" office:value="227.073402" calcext:value-type="float">
            <text:p>227.073402</text:p>
          </table:table-cell>
          <table:table-cell office:value-type="float" office:value="38.26448" calcext:value-type="float">
            <text:p>38.26448</text:p>
          </table:table-cell>
        </table:table-row>
        <table:table-row table:style-name="ro1">
          <table:table-cell office:value-type="string" calcext:value-type="string">
            <text:p>2021-09-22T15:41:26.768943-06:00</text:p>
          </table:table-cell>
          <table:table-cell office:value-type="float" office:value="227.337717" calcext:value-type="float">
            <text:p>227.337717</text:p>
          </table:table-cell>
          <table:table-cell office:value-type="float" office:value="38.12527" calcext:value-type="float">
            <text:p>38.12527</text:p>
          </table:table-cell>
        </table:table-row>
        <table:table-row table:style-name="ro1">
          <table:table-cell office:value-type="string" calcext:value-type="string">
            <text:p>2021-09-22T15:42:26.768943-06:00</text:p>
          </table:table-cell>
          <table:table-cell office:value-type="float" office:value="227.601024" calcext:value-type="float">
            <text:p>227.601024</text:p>
          </table:table-cell>
          <table:table-cell office:value-type="float" office:value="37.985468" calcext:value-type="float">
            <text:p>37.985468</text:p>
          </table:table-cell>
        </table:table-row>
        <table:table-row table:style-name="ro1">
          <table:table-cell office:value-type="string" calcext:value-type="string">
            <text:p>2021-09-22T15:43:26.768943-06:00</text:p>
          </table:table-cell>
          <table:table-cell office:value-type="float" office:value="227.863326" calcext:value-type="float">
            <text:p>227.863326</text:p>
          </table:table-cell>
          <table:table-cell office:value-type="float" office:value="37.845082" calcext:value-type="float">
            <text:p>37.845082</text:p>
          </table:table-cell>
        </table:table-row>
        <table:table-row table:style-name="ro1">
          <table:table-cell office:value-type="string" calcext:value-type="string">
            <text:p>2021-09-22T15:44:26.768943-06:00</text:p>
          </table:table-cell>
          <table:table-cell office:value-type="float" office:value="228.124629" calcext:value-type="float">
            <text:p>228.124629</text:p>
          </table:table-cell>
          <table:table-cell office:value-type="float" office:value="37.704115" calcext:value-type="float">
            <text:p>37.704115</text:p>
          </table:table-cell>
        </table:table-row>
        <table:table-row table:style-name="ro1">
          <table:table-cell office:value-type="string" calcext:value-type="string">
            <text:p>2021-09-22T15:45:26.768943-06:00</text:p>
          </table:table-cell>
          <table:table-cell office:value-type="float" office:value="228.384937" calcext:value-type="float">
            <text:p>228.384937</text:p>
          </table:table-cell>
          <table:table-cell office:value-type="float" office:value="37.562573" calcext:value-type="float">
            <text:p>37.562573</text:p>
          </table:table-cell>
        </table:table-row>
        <table:table-row table:style-name="ro1">
          <table:table-cell office:value-type="string" calcext:value-type="string">
            <text:p>2021-09-22T15:46:26.768943-06:00</text:p>
          </table:table-cell>
          <table:table-cell office:value-type="float" office:value="228.644256" calcext:value-type="float">
            <text:p>228.644256</text:p>
          </table:table-cell>
          <table:table-cell office:value-type="float" office:value="37.420461" calcext:value-type="float">
            <text:p>37.420461</text:p>
          </table:table-cell>
        </table:table-row>
        <table:table-row table:style-name="ro1">
          <table:table-cell office:value-type="string" calcext:value-type="string">
            <text:p>2021-09-22T15:47:26.768943-06:00</text:p>
          </table:table-cell>
          <table:table-cell office:value-type="float" office:value="228.902589" calcext:value-type="float">
            <text:p>228.902589</text:p>
          </table:table-cell>
          <table:table-cell office:value-type="float" office:value="37.277784" calcext:value-type="float">
            <text:p>37.277784</text:p>
          </table:table-cell>
        </table:table-row>
        <table:table-row table:style-name="ro1">
          <table:table-cell office:value-type="string" calcext:value-type="string">
            <text:p>2021-09-22T15:48:26.768943-06:00</text:p>
          </table:table-cell>
          <table:table-cell office:value-type="float" office:value="229.159943" calcext:value-type="float">
            <text:p>229.159943</text:p>
          </table:table-cell>
          <table:table-cell office:value-type="float" office:value="37.134548" calcext:value-type="float">
            <text:p>37.134548</text:p>
          </table:table-cell>
        </table:table-row>
        <table:table-row table:style-name="ro1">
          <table:table-cell office:value-type="string" calcext:value-type="string">
            <text:p>2021-09-22T15:49:26.768943-06:00</text:p>
          </table:table-cell>
          <table:table-cell office:value-type="float" office:value="229.416322" calcext:value-type="float">
            <text:p>229.416322</text:p>
          </table:table-cell>
          <table:table-cell office:value-type="float" office:value="36.990756" calcext:value-type="float">
            <text:p>36.990756</text:p>
          </table:table-cell>
        </table:table-row>
        <table:table-row table:style-name="ro1">
          <table:table-cell office:value-type="string" calcext:value-type="string">
            <text:p>2021-09-22T15:50:26.768943-06:00</text:p>
          </table:table-cell>
          <table:table-cell office:value-type="float" office:value="229.67173" calcext:value-type="float">
            <text:p>229.67173</text:p>
          </table:table-cell>
          <table:table-cell office:value-type="float" office:value="36.846415" calcext:value-type="float">
            <text:p>36.846415</text:p>
          </table:table-cell>
        </table:table-row>
        <table:table-row table:style-name="ro1">
          <table:table-cell office:value-type="string" calcext:value-type="string">
            <text:p>2021-09-22T15:51:26.768943-06:00</text:p>
          </table:table-cell>
          <table:table-cell office:value-type="float" office:value="229.926174" calcext:value-type="float">
            <text:p>229.926174</text:p>
          </table:table-cell>
          <table:table-cell office:value-type="float" office:value="36.701528" calcext:value-type="float">
            <text:p>36.701528</text:p>
          </table:table-cell>
        </table:table-row>
        <table:table-row table:style-name="ro1">
          <table:table-cell office:value-type="string" calcext:value-type="string">
            <text:p>2021-09-22T15:52:26.768943-06:00</text:p>
          </table:table-cell>
          <table:table-cell office:value-type="float" office:value="230.179658" calcext:value-type="float">
            <text:p>230.179658</text:p>
          </table:table-cell>
          <table:table-cell office:value-type="float" office:value="36.556102" calcext:value-type="float">
            <text:p>36.556102</text:p>
          </table:table-cell>
        </table:table-row>
        <table:table-row table:style-name="ro1">
          <table:table-cell office:value-type="string" calcext:value-type="string">
            <text:p>2021-09-22T15:53:26.768943-06:00</text:p>
          </table:table-cell>
          <table:table-cell office:value-type="float" office:value="230.432187" calcext:value-type="float">
            <text:p>230.432187</text:p>
          </table:table-cell>
          <table:table-cell office:value-type="float" office:value="36.41014" calcext:value-type="float">
            <text:p>36.41014</text:p>
          </table:table-cell>
        </table:table-row>
        <table:table-row table:style-name="ro1">
          <table:table-cell office:value-type="string" calcext:value-type="string">
            <text:p>2021-09-22T15:54:26.768943-06:00</text:p>
          </table:table-cell>
          <table:table-cell office:value-type="float" office:value="230.683767" calcext:value-type="float">
            <text:p>230.683767</text:p>
          </table:table-cell>
          <table:table-cell office:value-type="float" office:value="36.263648" calcext:value-type="float">
            <text:p>36.263648</text:p>
          </table:table-cell>
        </table:table-row>
        <table:table-row table:style-name="ro1">
          <table:table-cell office:value-type="string" calcext:value-type="string">
            <text:p>2021-09-22T15:55:26.768943-06:00</text:p>
          </table:table-cell>
          <table:table-cell office:value-type="float" office:value="230.934403" calcext:value-type="float">
            <text:p>230.934403</text:p>
          </table:table-cell>
          <table:table-cell office:value-type="float" office:value="36.116631" calcext:value-type="float">
            <text:p>36.116631</text:p>
          </table:table-cell>
        </table:table-row>
        <table:table-row table:style-name="ro1">
          <table:table-cell office:value-type="string" calcext:value-type="string">
            <text:p>2021-09-22T15:56:26.768943-06:00</text:p>
          </table:table-cell>
          <table:table-cell office:value-type="float" office:value="231.184099" calcext:value-type="float">
            <text:p>231.184099</text:p>
          </table:table-cell>
          <table:table-cell office:value-type="float" office:value="35.969092" calcext:value-type="float">
            <text:p>35.969092</text:p>
          </table:table-cell>
        </table:table-row>
        <table:table-row table:style-name="ro1">
          <table:table-cell office:value-type="string" calcext:value-type="string">
            <text:p>2021-09-22T15:57:26.768943-06:00</text:p>
          </table:table-cell>
          <table:table-cell office:value-type="float" office:value="231.432862" calcext:value-type="float">
            <text:p>231.432862</text:p>
          </table:table-cell>
          <table:table-cell office:value-type="float" office:value="35.821038" calcext:value-type="float">
            <text:p>35.821038</text:p>
          </table:table-cell>
        </table:table-row>
        <table:table-row table:style-name="ro1">
          <table:table-cell office:value-type="string" calcext:value-type="string">
            <text:p>2021-09-22T15:58:26.768943-06:00</text:p>
          </table:table-cell>
          <table:table-cell office:value-type="float" office:value="231.680696" calcext:value-type="float">
            <text:p>231.680696</text:p>
          </table:table-cell>
          <table:table-cell office:value-type="float" office:value="35.672472" calcext:value-type="float">
            <text:p>35.672472</text:p>
          </table:table-cell>
        </table:table-row>
        <table:table-row table:style-name="ro1">
          <table:table-cell office:value-type="string" calcext:value-type="string">
            <text:p>2021-09-22T15:59:26.768943-06:00</text:p>
          </table:table-cell>
          <table:table-cell office:value-type="float" office:value="231.927608" calcext:value-type="float">
            <text:p>231.927608</text:p>
          </table:table-cell>
          <table:table-cell office:value-type="float" office:value="35.5234" calcext:value-type="float">
            <text:p>35.5234</text:p>
          </table:table-cell>
        </table:table-row>
        <table:table-row table:style-name="ro1">
          <table:table-cell office:value-type="string" calcext:value-type="string">
            <text:p>2021-09-22T16:00:26.768943-06:00</text:p>
          </table:table-cell>
          <table:table-cell office:value-type="float" office:value="232.173601" calcext:value-type="float">
            <text:p>232.173601</text:p>
          </table:table-cell>
          <table:table-cell office:value-type="float" office:value="35.373826" calcext:value-type="float">
            <text:p>35.373826</text:p>
          </table:table-cell>
        </table:table-row>
        <table:table-row table:style-name="ro1">
          <table:table-cell office:value-type="string" calcext:value-type="string">
            <text:p>2021-09-22T16:01:26.768943-06:00</text:p>
          </table:table-cell>
          <table:table-cell office:value-type="float" office:value="232.418682" calcext:value-type="float">
            <text:p>232.418682</text:p>
          </table:table-cell>
          <table:table-cell office:value-type="float" office:value="35.223754" calcext:value-type="float">
            <text:p>35.223754</text:p>
          </table:table-cell>
        </table:table-row>
        <table:table-row table:style-name="ro1">
          <table:table-cell office:value-type="string" calcext:value-type="string">
            <text:p>2021-09-22T16:02:26.768943-06:00</text:p>
          </table:table-cell>
          <table:table-cell office:value-type="float" office:value="232.662857" calcext:value-type="float">
            <text:p>232.662857</text:p>
          </table:table-cell>
          <table:table-cell office:value-type="float" office:value="35.073189" calcext:value-type="float">
            <text:p>35.073189</text:p>
          </table:table-cell>
        </table:table-row>
        <table:table-row table:style-name="ro1">
          <table:table-cell office:value-type="string" calcext:value-type="string">
            <text:p>2021-09-22T16:03:26.768943-06:00</text:p>
          </table:table-cell>
          <table:table-cell office:value-type="float" office:value="232.90613" calcext:value-type="float">
            <text:p>232.90613</text:p>
          </table:table-cell>
          <table:table-cell office:value-type="float" office:value="34.922136" calcext:value-type="float">
            <text:p>34.922136</text:p>
          </table:table-cell>
        </table:table-row>
        <table:table-row table:style-name="ro1">
          <table:table-cell office:value-type="string" calcext:value-type="string">
            <text:p>2021-09-22T16:04:26.768943-06:00</text:p>
          </table:table-cell>
          <table:table-cell office:value-type="float" office:value="233.148506" calcext:value-type="float">
            <text:p>233.148506</text:p>
          </table:table-cell>
          <table:table-cell office:value-type="float" office:value="34.7706" calcext:value-type="float">
            <text:p>34.7706</text:p>
          </table:table-cell>
        </table:table-row>
        <table:table-row table:style-name="ro1">
          <table:table-cell office:value-type="string" calcext:value-type="string">
            <text:p>2021-09-22T16:05:26.768943-06:00</text:p>
          </table:table-cell>
          <table:table-cell office:value-type="float" office:value="233.389993" calcext:value-type="float">
            <text:p>233.389993</text:p>
          </table:table-cell>
          <table:table-cell office:value-type="float" office:value="34.618584" calcext:value-type="float">
            <text:p>34.618584</text:p>
          </table:table-cell>
        </table:table-row>
        <table:table-row table:style-name="ro1">
          <table:table-cell office:value-type="string" calcext:value-type="string">
            <text:p>2021-09-22T16:06:26.768943-06:00</text:p>
          </table:table-cell>
          <table:table-cell office:value-type="float" office:value="233.630594" calcext:value-type="float">
            <text:p>233.630594</text:p>
          </table:table-cell>
          <table:table-cell office:value-type="float" office:value="34.466094" calcext:value-type="float">
            <text:p>34.466094</text:p>
          </table:table-cell>
        </table:table-row>
        <table:table-row table:style-name="ro1">
          <table:table-cell office:value-type="string" calcext:value-type="string">
            <text:p>2021-09-22T16:07:26.768943-06:00</text:p>
          </table:table-cell>
          <table:table-cell office:value-type="float" office:value="233.870316" calcext:value-type="float">
            <text:p>233.870316</text:p>
          </table:table-cell>
          <table:table-cell office:value-type="float" office:value="34.313133" calcext:value-type="float">
            <text:p>34.313133</text:p>
          </table:table-cell>
        </table:table-row>
        <table:table-row table:style-name="ro1">
          <table:table-cell office:value-type="string" calcext:value-type="string">
            <text:p>2021-09-22T16:08:26.768943-06:00</text:p>
          </table:table-cell>
          <table:table-cell office:value-type="float" office:value="234.109164" calcext:value-type="float">
            <text:p>234.109164</text:p>
          </table:table-cell>
          <table:table-cell office:value-type="float" office:value="34.159706" calcext:value-type="float">
            <text:p>34.159706</text:p>
          </table:table-cell>
        </table:table-row>
        <table:table-row table:style-name="ro1">
          <table:table-cell office:value-type="string" calcext:value-type="string">
            <text:p>2021-09-22T16:09:26.768943-06:00</text:p>
          </table:table-cell>
          <table:table-cell office:value-type="float" office:value="234.347143" calcext:value-type="float">
            <text:p>234.347143</text:p>
          </table:table-cell>
          <table:table-cell office:value-type="float" office:value="34.005817" calcext:value-type="float">
            <text:p>34.005817</text:p>
          </table:table-cell>
        </table:table-row>
        <table:table-row table:style-name="ro1">
          <table:table-cell office:value-type="string" calcext:value-type="string">
            <text:p>2021-09-22T16:10:26.768943-06:00</text:p>
          </table:table-cell>
          <table:table-cell office:value-type="float" office:value="234.58426" calcext:value-type="float">
            <text:p>234.58426</text:p>
          </table:table-cell>
          <table:table-cell office:value-type="float" office:value="33.851471" calcext:value-type="float">
            <text:p>33.851471</text:p>
          </table:table-cell>
        </table:table-row>
        <table:table-row table:style-name="ro1">
          <table:table-cell office:value-type="string" calcext:value-type="string">
            <text:p>2021-09-22T16:11:26.768943-06:00</text:p>
          </table:table-cell>
          <table:table-cell office:value-type="float" office:value="234.820519" calcext:value-type="float">
            <text:p>234.820519</text:p>
          </table:table-cell>
          <table:table-cell office:value-type="float" office:value="33.696672" calcext:value-type="float">
            <text:p>33.696672</text:p>
          </table:table-cell>
        </table:table-row>
        <table:table-row table:style-name="ro1">
          <table:table-cell office:value-type="string" calcext:value-type="string">
            <text:p>2021-09-22T16:12:26.768943-06:00</text:p>
          </table:table-cell>
          <table:table-cell office:value-type="float" office:value="235.055927" calcext:value-type="float">
            <text:p>235.055927</text:p>
          </table:table-cell>
          <table:table-cell office:value-type="float" office:value="33.541424" calcext:value-type="float">
            <text:p>33.541424</text:p>
          </table:table-cell>
        </table:table-row>
        <table:table-row table:style-name="ro1">
          <table:table-cell office:value-type="string" calcext:value-type="string">
            <text:p>2021-09-22T16:13:26.768943-06:00</text:p>
          </table:table-cell>
          <table:table-cell office:value-type="float" office:value="235.290488" calcext:value-type="float">
            <text:p>235.290488</text:p>
          </table:table-cell>
          <table:table-cell office:value-type="float" office:value="33.385732" calcext:value-type="float">
            <text:p>33.385732</text:p>
          </table:table-cell>
        </table:table-row>
        <table:table-row table:style-name="ro1">
          <table:table-cell office:value-type="string" calcext:value-type="string">
            <text:p>2021-09-22T16:14:26.768943-06:00</text:p>
          </table:table-cell>
          <table:table-cell office:value-type="float" office:value="235.524209" calcext:value-type="float">
            <text:p>235.524209</text:p>
          </table:table-cell>
          <table:table-cell office:value-type="float" office:value="33.229599" calcext:value-type="float">
            <text:p>33.229599</text:p>
          </table:table-cell>
        </table:table-row>
        <table:table-row table:style-name="ro1">
          <table:table-cell office:value-type="string" calcext:value-type="string">
            <text:p>2021-09-22T16:15:26.768943-06:00</text:p>
          </table:table-cell>
          <table:table-cell office:value-type="float" office:value="235.757095" calcext:value-type="float">
            <text:p>235.757095</text:p>
          </table:table-cell>
          <table:table-cell office:value-type="float" office:value="33.07303" calcext:value-type="float">
            <text:p>33.07303</text:p>
          </table:table-cell>
        </table:table-row>
        <table:table-row table:style-name="ro1">
          <table:table-cell office:value-type="string" calcext:value-type="string">
            <text:p>2021-09-22T16:16:26.768943-06:00</text:p>
          </table:table-cell>
          <table:table-cell office:value-type="float" office:value="235.989152" calcext:value-type="float">
            <text:p>235.989152</text:p>
          </table:table-cell>
          <table:table-cell office:value-type="float" office:value="32.916029" calcext:value-type="float">
            <text:p>32.916029</text:p>
          </table:table-cell>
        </table:table-row>
        <table:table-row table:style-name="ro1">
          <table:table-cell office:value-type="string" calcext:value-type="string">
            <text:p>2021-09-22T16:17:26.768943-06:00</text:p>
          </table:table-cell>
          <table:table-cell office:value-type="float" office:value="236.220386" calcext:value-type="float">
            <text:p>236.220386</text:p>
          </table:table-cell>
          <table:table-cell office:value-type="float" office:value="32.7586" calcext:value-type="float">
            <text:p>32.7586</text:p>
          </table:table-cell>
        </table:table-row>
        <table:table-row table:style-name="ro1">
          <table:table-cell office:value-type="string" calcext:value-type="string">
            <text:p>2021-09-22T16:18:26.768943-06:00</text:p>
          </table:table-cell>
          <table:table-cell office:value-type="float" office:value="236.450801" calcext:value-type="float">
            <text:p>236.450801</text:p>
          </table:table-cell>
          <table:table-cell office:value-type="float" office:value="32.600747" calcext:value-type="float">
            <text:p>32.600747</text:p>
          </table:table-cell>
        </table:table-row>
        <table:table-row table:style-name="ro1">
          <table:table-cell office:value-type="string" calcext:value-type="string">
            <text:p>2021-09-22T16:19:26.768943-06:00</text:p>
          </table:table-cell>
          <table:table-cell office:value-type="float" office:value="236.680404" calcext:value-type="float">
            <text:p>236.680404</text:p>
          </table:table-cell>
          <table:table-cell office:value-type="float" office:value="32.442474" calcext:value-type="float">
            <text:p>32.442474</text:p>
          </table:table-cell>
        </table:table-row>
        <table:table-row table:style-name="ro1">
          <table:table-cell office:value-type="string" calcext:value-type="string">
            <text:p>2021-09-22T16:20:26.768943-06:00</text:p>
          </table:table-cell>
          <table:table-cell office:value-type="float" office:value="236.9092" calcext:value-type="float">
            <text:p>236.9092</text:p>
          </table:table-cell>
          <table:table-cell office:value-type="float" office:value="32.283786" calcext:value-type="float">
            <text:p>32.283786</text:p>
          </table:table-cell>
        </table:table-row>
        <table:table-row table:style-name="ro1">
          <table:table-cell office:value-type="string" calcext:value-type="string">
            <text:p>2021-09-22T16:21:26.768943-06:00</text:p>
          </table:table-cell>
          <table:table-cell office:value-type="float" office:value="237.137196" calcext:value-type="float">
            <text:p>237.137196</text:p>
          </table:table-cell>
          <table:table-cell office:value-type="float" office:value="32.124686" calcext:value-type="float">
            <text:p>32.124686</text:p>
          </table:table-cell>
        </table:table-row>
        <table:table-row table:style-name="ro1">
          <table:table-cell office:value-type="string" calcext:value-type="string">
            <text:p>2021-09-22T16:22:26.768943-06:00</text:p>
          </table:table-cell>
          <table:table-cell office:value-type="float" office:value="237.364396" calcext:value-type="float">
            <text:p>237.364396</text:p>
          </table:table-cell>
          <table:table-cell office:value-type="float" office:value="31.965177" calcext:value-type="float">
            <text:p>31.965177</text:p>
          </table:table-cell>
        </table:table-row>
        <table:table-row table:style-name="ro1">
          <table:table-cell office:value-type="string" calcext:value-type="string">
            <text:p>2021-09-22T16:23:26.768943-06:00</text:p>
          </table:table-cell>
          <table:table-cell office:value-type="float" office:value="237.590806" calcext:value-type="float">
            <text:p>237.590806</text:p>
          </table:table-cell>
          <table:table-cell office:value-type="float" office:value="31.805265" calcext:value-type="float">
            <text:p>31.805265</text:p>
          </table:table-cell>
        </table:table-row>
        <table:table-row table:style-name="ro1">
          <table:table-cell office:value-type="string" calcext:value-type="string">
            <text:p>2021-09-22T16:24:26.768943-06:00</text:p>
          </table:table-cell>
          <table:table-cell office:value-type="float" office:value="237.816432" calcext:value-type="float">
            <text:p>237.816432</text:p>
          </table:table-cell>
          <table:table-cell office:value-type="float" office:value="31.644953" calcext:value-type="float">
            <text:p>31.644953</text:p>
          </table:table-cell>
        </table:table-row>
        <table:table-row table:style-name="ro1">
          <table:table-cell office:value-type="string" calcext:value-type="string">
            <text:p>2021-09-22T16:25:26.768943-06:00</text:p>
          </table:table-cell>
          <table:table-cell office:value-type="float" office:value="238.041279" calcext:value-type="float">
            <text:p>238.041279</text:p>
          </table:table-cell>
          <table:table-cell office:value-type="float" office:value="31.484244" calcext:value-type="float">
            <text:p>31.484244</text:p>
          </table:table-cell>
        </table:table-row>
        <table:table-row table:style-name="ro1">
          <table:table-cell office:value-type="string" calcext:value-type="string">
            <text:p>2021-09-22T16:26:26.768943-06:00</text:p>
          </table:table-cell>
          <table:table-cell office:value-type="float" office:value="238.265354" calcext:value-type="float">
            <text:p>238.265354</text:p>
          </table:table-cell>
          <table:table-cell office:value-type="float" office:value="31.323143" calcext:value-type="float">
            <text:p>31.323143</text:p>
          </table:table-cell>
        </table:table-row>
        <table:table-row table:style-name="ro1">
          <table:table-cell office:value-type="string" calcext:value-type="string">
            <text:p>2021-09-22T16:27:26.768943-06:00</text:p>
          </table:table-cell>
          <table:table-cell office:value-type="float" office:value="238.488661" calcext:value-type="float">
            <text:p>238.488661</text:p>
          </table:table-cell>
          <table:table-cell office:value-type="float" office:value="31.161653" calcext:value-type="float">
            <text:p>31.161653</text:p>
          </table:table-cell>
        </table:table-row>
        <table:table-row table:style-name="ro1">
          <table:table-cell office:value-type="string" calcext:value-type="string">
            <text:p>2021-09-22T16:28:26.768943-06:00</text:p>
          </table:table-cell>
          <table:table-cell office:value-type="float" office:value="238.711207" calcext:value-type="float">
            <text:p>238.711207</text:p>
          </table:table-cell>
          <table:table-cell office:value-type="float" office:value="30.999779" calcext:value-type="float">
            <text:p>30.999779</text:p>
          </table:table-cell>
        </table:table-row>
        <table:table-row table:style-name="ro1">
          <table:table-cell office:value-type="string" calcext:value-type="string">
            <text:p>2021-09-22T16:29:26.768943-06:00</text:p>
          </table:table-cell>
          <table:table-cell office:value-type="float" office:value="238.932997" calcext:value-type="float">
            <text:p>238.932997</text:p>
          </table:table-cell>
          <table:table-cell office:value-type="float" office:value="30.837524" calcext:value-type="float">
            <text:p>30.837524</text:p>
          </table:table-cell>
        </table:table-row>
        <table:table-row table:style-name="ro1">
          <table:table-cell office:value-type="string" calcext:value-type="string">
            <text:p>2021-09-22T16:30:26.768943-06:00</text:p>
          </table:table-cell>
          <table:table-cell office:value-type="float" office:value="239.154036" calcext:value-type="float">
            <text:p>239.154036</text:p>
          </table:table-cell>
          <table:table-cell office:value-type="float" office:value="30.674891" calcext:value-type="float">
            <text:p>30.674891</text:p>
          </table:table-cell>
        </table:table-row>
        <table:table-row table:style-name="ro1">
          <table:table-cell office:value-type="string" calcext:value-type="string">
            <text:p>2021-09-22T16:31:26.768943-06:00</text:p>
          </table:table-cell>
          <table:table-cell office:value-type="float" office:value="239.374331" calcext:value-type="float">
            <text:p>239.374331</text:p>
          </table:table-cell>
          <table:table-cell office:value-type="float" office:value="30.511884" calcext:value-type="float">
            <text:p>30.511884</text:p>
          </table:table-cell>
        </table:table-row>
        <table:table-row table:style-name="ro1">
          <table:table-cell office:value-type="string" calcext:value-type="string">
            <text:p>2021-09-22T16:32:26.768943-06:00</text:p>
          </table:table-cell>
          <table:table-cell office:value-type="float" office:value="239.593887" calcext:value-type="float">
            <text:p>239.593887</text:p>
          </table:table-cell>
          <table:table-cell office:value-type="float" office:value="30.348508" calcext:value-type="float">
            <text:p>30.348508</text:p>
          </table:table-cell>
        </table:table-row>
        <table:table-row table:style-name="ro1">
          <table:table-cell office:value-type="string" calcext:value-type="string">
            <text:p>2021-09-22T16:33:26.768943-06:00</text:p>
          </table:table-cell>
          <table:table-cell office:value-type="float" office:value="239.81271" calcext:value-type="float">
            <text:p>239.81271</text:p>
          </table:table-cell>
          <table:table-cell office:value-type="float" office:value="30.184765" calcext:value-type="float">
            <text:p>30.184765</text:p>
          </table:table-cell>
        </table:table-row>
        <table:table-row table:style-name="ro1">
          <table:table-cell office:value-type="string" calcext:value-type="string">
            <text:p>2021-09-22T16:34:26.768943-06:00</text:p>
          </table:table-cell>
          <table:table-cell office:value-type="float" office:value="240.030804" calcext:value-type="float">
            <text:p>240.030804</text:p>
          </table:table-cell>
          <table:table-cell office:value-type="float" office:value="30.020659" calcext:value-type="float">
            <text:p>30.020659</text:p>
          </table:table-cell>
        </table:table-row>
        <table:table-row table:style-name="ro1">
          <table:table-cell office:value-type="string" calcext:value-type="string">
            <text:p>2021-09-22T16:35:26.768943-06:00</text:p>
          </table:table-cell>
          <table:table-cell office:value-type="float" office:value="240.248176" calcext:value-type="float">
            <text:p>240.248176</text:p>
          </table:table-cell>
          <table:table-cell office:value-type="float" office:value="29.856194" calcext:value-type="float">
            <text:p>29.856194</text:p>
          </table:table-cell>
        </table:table-row>
        <table:table-row table:style-name="ro1">
          <table:table-cell office:value-type="string" calcext:value-type="string">
            <text:p>2021-09-22T16:36:26.768943-06:00</text:p>
          </table:table-cell>
          <table:table-cell office:value-type="float" office:value="240.464832" calcext:value-type="float">
            <text:p>240.464832</text:p>
          </table:table-cell>
          <table:table-cell office:value-type="float" office:value="29.691373" calcext:value-type="float">
            <text:p>29.691373</text:p>
          </table:table-cell>
        </table:table-row>
        <table:table-row table:style-name="ro1">
          <table:table-cell office:value-type="string" calcext:value-type="string">
            <text:p>2021-09-22T16:37:26.768943-06:00</text:p>
          </table:table-cell>
          <table:table-cell office:value-type="float" office:value="240.680776" calcext:value-type="float">
            <text:p>240.680776</text:p>
          </table:table-cell>
          <table:table-cell office:value-type="float" office:value="29.526201" calcext:value-type="float">
            <text:p>29.526201</text:p>
          </table:table-cell>
        </table:table-row>
        <table:table-row table:style-name="ro1">
          <table:table-cell office:value-type="string" calcext:value-type="string">
            <text:p>2021-09-22T16:38:26.768943-06:00</text:p>
          </table:table-cell>
          <table:table-cell office:value-type="float" office:value="240.896015" calcext:value-type="float">
            <text:p>240.896015</text:p>
          </table:table-cell>
          <table:table-cell office:value-type="float" office:value="29.360679" calcext:value-type="float">
            <text:p>29.360679</text:p>
          </table:table-cell>
        </table:table-row>
        <table:table-row table:style-name="ro1">
          <table:table-cell office:value-type="string" calcext:value-type="string">
            <text:p>2021-09-22T16:39:26.768943-06:00</text:p>
          </table:table-cell>
          <table:table-cell office:value-type="float" office:value="241.110554" calcext:value-type="float">
            <text:p>241.110554</text:p>
          </table:table-cell>
          <table:table-cell office:value-type="float" office:value="29.194812" calcext:value-type="float">
            <text:p>29.194812</text:p>
          </table:table-cell>
        </table:table-row>
        <table:table-row table:style-name="ro1">
          <table:table-cell office:value-type="string" calcext:value-type="string">
            <text:p>2021-09-22T16:40:26.768943-06:00</text:p>
          </table:table-cell>
          <table:table-cell office:value-type="float" office:value="241.324398" calcext:value-type="float">
            <text:p>241.324398</text:p>
          </table:table-cell>
          <table:table-cell office:value-type="float" office:value="29.028604" calcext:value-type="float">
            <text:p>29.028604</text:p>
          </table:table-cell>
        </table:table-row>
        <table:table-row table:style-name="ro1">
          <table:table-cell office:value-type="string" calcext:value-type="string">
            <text:p>2021-09-22T16:41:26.768943-06:00</text:p>
          </table:table-cell>
          <table:table-cell office:value-type="float" office:value="241.537553" calcext:value-type="float">
            <text:p>241.537553</text:p>
          </table:table-cell>
          <table:table-cell office:value-type="float" office:value="28.862057" calcext:value-type="float">
            <text:p>28.862057</text:p>
          </table:table-cell>
        </table:table-row>
        <table:table-row table:style-name="ro1">
          <table:table-cell office:value-type="string" calcext:value-type="string">
            <text:p>2021-09-22T16:42:26.768943-06:00</text:p>
          </table:table-cell>
          <table:table-cell office:value-type="float" office:value="241.750025" calcext:value-type="float">
            <text:p>241.750025</text:p>
          </table:table-cell>
          <table:table-cell office:value-type="float" office:value="28.695176" calcext:value-type="float">
            <text:p>28.695176</text:p>
          </table:table-cell>
        </table:table-row>
        <table:table-row table:style-name="ro1">
          <table:table-cell office:value-type="string" calcext:value-type="string">
            <text:p>2021-09-22T16:43:26.768943-06:00</text:p>
          </table:table-cell>
          <table:table-cell office:value-type="float" office:value="241.961819" calcext:value-type="float">
            <text:p>241.961819</text:p>
          </table:table-cell>
          <table:table-cell office:value-type="float" office:value="28.527962" calcext:value-type="float">
            <text:p>28.527962</text:p>
          </table:table-cell>
        </table:table-row>
        <table:table-row table:style-name="ro1">
          <table:table-cell office:value-type="string" calcext:value-type="string">
            <text:p>2021-09-22T16:44:26.768943-06:00</text:p>
          </table:table-cell>
          <table:table-cell office:value-type="float" office:value="242.172941" calcext:value-type="float">
            <text:p>242.172941</text:p>
          </table:table-cell>
          <table:table-cell office:value-type="float" office:value="28.360421" calcext:value-type="float">
            <text:p>28.360421</text:p>
          </table:table-cell>
        </table:table-row>
        <table:table-row table:style-name="ro1">
          <table:table-cell office:value-type="string" calcext:value-type="string">
            <text:p>2021-09-22T16:45:26.768943-06:00</text:p>
          </table:table-cell>
          <table:table-cell office:value-type="float" office:value="242.383396" calcext:value-type="float">
            <text:p>242.383396</text:p>
          </table:table-cell>
          <table:table-cell office:value-type="float" office:value="28.192554" calcext:value-type="float">
            <text:p>28.192554</text:p>
          </table:table-cell>
        </table:table-row>
        <table:table-row table:style-name="ro1">
          <table:table-cell office:value-type="string" calcext:value-type="string">
            <text:p>2021-09-22T16:46:26.768943-06:00</text:p>
          </table:table-cell>
          <table:table-cell office:value-type="float" office:value="242.593189" calcext:value-type="float">
            <text:p>242.593189</text:p>
          </table:table-cell>
          <table:table-cell office:value-type="float" office:value="28.024366" calcext:value-type="float">
            <text:p>28.024366</text:p>
          </table:table-cell>
        </table:table-row>
        <table:table-row table:style-name="ro1">
          <table:table-cell office:value-type="string" calcext:value-type="string">
            <text:p>2021-09-22T16:47:26.768943-06:00</text:p>
          </table:table-cell>
          <table:table-cell office:value-type="float" office:value="242.802326" calcext:value-type="float">
            <text:p>242.802326</text:p>
          </table:table-cell>
          <table:table-cell office:value-type="float" office:value="27.855859" calcext:value-type="float">
            <text:p>27.855859</text:p>
          </table:table-cell>
        </table:table-row>
        <table:table-row table:style-name="ro1">
          <table:table-cell office:value-type="string" calcext:value-type="string">
            <text:p>2021-09-22T16:48:26.768943-06:00</text:p>
          </table:table-cell>
          <table:table-cell office:value-type="float" office:value="243.010813" calcext:value-type="float">
            <text:p>243.010813</text:p>
          </table:table-cell>
          <table:table-cell office:value-type="float" office:value="27.687038" calcext:value-type="float">
            <text:p>27.687038</text:p>
          </table:table-cell>
        </table:table-row>
        <table:table-row table:style-name="ro1">
          <table:table-cell office:value-type="string" calcext:value-type="string">
            <text:p>2021-09-22T16:49:26.768943-06:00</text:p>
          </table:table-cell>
          <table:table-cell office:value-type="float" office:value="243.218655" calcext:value-type="float">
            <text:p>243.218655</text:p>
          </table:table-cell>
          <table:table-cell office:value-type="float" office:value="27.517904" calcext:value-type="float">
            <text:p>27.517904</text:p>
          </table:table-cell>
        </table:table-row>
        <table:table-row table:style-name="ro1">
          <table:table-cell office:value-type="string" calcext:value-type="string">
            <text:p>2021-09-22T16:50:26.768943-06:00</text:p>
          </table:table-cell>
          <table:table-cell office:value-type="float" office:value="243.425857" calcext:value-type="float">
            <text:p>243.425857</text:p>
          </table:table-cell>
          <table:table-cell office:value-type="float" office:value="27.348461" calcext:value-type="float">
            <text:p>27.348461</text:p>
          </table:table-cell>
        </table:table-row>
        <table:table-row table:style-name="ro1">
          <table:table-cell office:value-type="string" calcext:value-type="string">
            <text:p>2021-09-22T16:51:26.768943-06:00</text:p>
          </table:table-cell>
          <table:table-cell office:value-type="float" office:value="243.632424" calcext:value-type="float">
            <text:p>243.632424</text:p>
          </table:table-cell>
          <table:table-cell office:value-type="float" office:value="27.178713" calcext:value-type="float">
            <text:p>27.178713</text:p>
          </table:table-cell>
        </table:table-row>
        <table:table-row table:style-name="ro1">
          <table:table-cell office:value-type="string" calcext:value-type="string">
            <text:p>2021-09-22T16:52:26.768943-06:00</text:p>
          </table:table-cell>
          <table:table-cell office:value-type="float" office:value="243.838363" calcext:value-type="float">
            <text:p>243.838363</text:p>
          </table:table-cell>
          <table:table-cell office:value-type="float" office:value="27.008662" calcext:value-type="float">
            <text:p>27.008662</text:p>
          </table:table-cell>
        </table:table-row>
        <table:table-row table:style-name="ro1">
          <table:table-cell office:value-type="string" calcext:value-type="string">
            <text:p>2021-09-22T16:53:26.768943-06:00</text:p>
          </table:table-cell>
          <table:table-cell office:value-type="float" office:value="244.043678" calcext:value-type="float">
            <text:p>244.043678</text:p>
          </table:table-cell>
          <table:table-cell office:value-type="float" office:value="26.838312" calcext:value-type="float">
            <text:p>26.838312</text:p>
          </table:table-cell>
        </table:table-row>
        <table:table-row table:style-name="ro1">
          <table:table-cell office:value-type="string" calcext:value-type="string">
            <text:p>2021-09-22T16:54:26.768943-06:00</text:p>
          </table:table-cell>
          <table:table-cell office:value-type="float" office:value="244.248375" calcext:value-type="float">
            <text:p>244.248375</text:p>
          </table:table-cell>
          <table:table-cell office:value-type="float" office:value="26.667665" calcext:value-type="float">
            <text:p>26.667665</text:p>
          </table:table-cell>
        </table:table-row>
        <table:table-row table:style-name="ro1">
          <table:table-cell office:value-type="string" calcext:value-type="string">
            <text:p>2021-09-22T16:55:26.768943-06:00</text:p>
          </table:table-cell>
          <table:table-cell office:value-type="float" office:value="244.452459" calcext:value-type="float">
            <text:p>244.452459</text:p>
          </table:table-cell>
          <table:table-cell office:value-type="float" office:value="26.496726" calcext:value-type="float">
            <text:p>26.496726</text:p>
          </table:table-cell>
        </table:table-row>
        <table:table-row table:style-name="ro1">
          <table:table-cell office:value-type="string" calcext:value-type="string">
            <text:p>2021-09-22T16:56:26.768943-06:00</text:p>
          </table:table-cell>
          <table:table-cell office:value-type="float" office:value="244.655935" calcext:value-type="float">
            <text:p>244.655935</text:p>
          </table:table-cell>
          <table:table-cell office:value-type="float" office:value="26.325496" calcext:value-type="float">
            <text:p>26.325496</text:p>
          </table:table-cell>
        </table:table-row>
        <table:table-row table:style-name="ro1">
          <table:table-cell office:value-type="string" calcext:value-type="string">
            <text:p>2021-09-22T16:57:26.768943-06:00</text:p>
          </table:table-cell>
          <table:table-cell office:value-type="float" office:value="244.858809" calcext:value-type="float">
            <text:p>244.858809</text:p>
          </table:table-cell>
          <table:table-cell office:value-type="float" office:value="26.153978" calcext:value-type="float">
            <text:p>26.153978</text:p>
          </table:table-cell>
        </table:table-row>
        <table:table-row table:style-name="ro1">
          <table:table-cell office:value-type="string" calcext:value-type="string">
            <text:p>2021-09-22T16:58:26.768943-06:00</text:p>
          </table:table-cell>
          <table:table-cell office:value-type="float" office:value="245.061086" calcext:value-type="float">
            <text:p>245.061086</text:p>
          </table:table-cell>
          <table:table-cell office:value-type="float" office:value="25.982177" calcext:value-type="float">
            <text:p>25.982177</text:p>
          </table:table-cell>
        </table:table-row>
        <table:table-row table:style-name="ro1">
          <table:table-cell office:value-type="string" calcext:value-type="string">
            <text:p>2021-09-22T16:59:26.768943-06:00</text:p>
          </table:table-cell>
          <table:table-cell office:value-type="float" office:value="245.262772" calcext:value-type="float">
            <text:p>245.262772</text:p>
          </table:table-cell>
          <table:table-cell office:value-type="float" office:value="25.810094" calcext:value-type="float">
            <text:p>25.810094</text:p>
          </table:table-cell>
        </table:table-row>
        <table:table-row table:style-name="ro1">
          <table:table-cell office:value-type="string" calcext:value-type="string">
            <text:p>2021-09-22T17:00:26.768943-06:00</text:p>
          </table:table-cell>
          <table:table-cell office:value-type="float" office:value="245.463871" calcext:value-type="float">
            <text:p>245.463871</text:p>
          </table:table-cell>
          <table:table-cell office:value-type="float" office:value="25.637733" calcext:value-type="float">
            <text:p>25.637733</text:p>
          </table:table-cell>
        </table:table-row>
        <table:table-row table:style-name="ro1">
          <table:table-cell office:value-type="string" calcext:value-type="string">
            <text:p>2021-09-22T17:01:26.768943-06:00</text:p>
          </table:table-cell>
          <table:table-cell office:value-type="float" office:value="245.664389" calcext:value-type="float">
            <text:p>245.664389</text:p>
          </table:table-cell>
          <table:table-cell office:value-type="float" office:value="25.465097" calcext:value-type="float">
            <text:p>25.465097</text:p>
          </table:table-cell>
        </table:table-row>
        <table:table-row table:style-name="ro1">
          <table:table-cell office:value-type="string" calcext:value-type="string">
            <text:p>2021-09-22T17:02:26.768943-06:00</text:p>
          </table:table-cell>
          <table:table-cell office:value-type="float" office:value="245.864331" calcext:value-type="float">
            <text:p>245.864331</text:p>
          </table:table-cell>
          <table:table-cell office:value-type="float" office:value="25.292188" calcext:value-type="float">
            <text:p>25.292188</text:p>
          </table:table-cell>
        </table:table-row>
        <table:table-row table:style-name="ro1">
          <table:table-cell office:value-type="string" calcext:value-type="string">
            <text:p>2021-09-22T17:03:26.768943-06:00</text:p>
          </table:table-cell>
          <table:table-cell office:value-type="float" office:value="246.063702" calcext:value-type="float">
            <text:p>246.063702</text:p>
          </table:table-cell>
          <table:table-cell office:value-type="float" office:value="25.11901" calcext:value-type="float">
            <text:p>25.11901</text:p>
          </table:table-cell>
        </table:table-row>
        <table:table-row table:style-name="ro1">
          <table:table-cell office:value-type="string" calcext:value-type="string">
            <text:p>2021-09-22T17:04:26.768943-06:00</text:p>
          </table:table-cell>
          <table:table-cell office:value-type="float" office:value="246.262507" calcext:value-type="float">
            <text:p>246.262507</text:p>
          </table:table-cell>
          <table:table-cell office:value-type="float" office:value="24.945564" calcext:value-type="float">
            <text:p>24.945564</text:p>
          </table:table-cell>
        </table:table-row>
        <table:table-row table:style-name="ro1">
          <table:table-cell office:value-type="string" calcext:value-type="string">
            <text:p>2021-09-22T17:05:26.768943-06:00</text:p>
          </table:table-cell>
          <table:table-cell office:value-type="float" office:value="246.460753" calcext:value-type="float">
            <text:p>246.460753</text:p>
          </table:table-cell>
          <table:table-cell office:value-type="float" office:value="24.771855" calcext:value-type="float">
            <text:p>24.771855</text:p>
          </table:table-cell>
        </table:table-row>
        <table:table-row table:style-name="ro1">
          <table:table-cell office:value-type="string" calcext:value-type="string">
            <text:p>2021-09-22T17:06:26.768943-06:00</text:p>
          </table:table-cell>
          <table:table-cell office:value-type="float" office:value="246.658442" calcext:value-type="float">
            <text:p>246.658442</text:p>
          </table:table-cell>
          <table:table-cell office:value-type="float" office:value="24.597885" calcext:value-type="float">
            <text:p>24.597885</text:p>
          </table:table-cell>
        </table:table-row>
        <table:table-row table:style-name="ro1">
          <table:table-cell office:value-type="string" calcext:value-type="string">
            <text:p>2021-09-22T17:07:26.768943-06:00</text:p>
          </table:table-cell>
          <table:table-cell office:value-type="float" office:value="246.855582" calcext:value-type="float">
            <text:p>246.855582</text:p>
          </table:table-cell>
          <table:table-cell office:value-type="float" office:value="24.423656" calcext:value-type="float">
            <text:p>24.423656</text:p>
          </table:table-cell>
        </table:table-row>
        <table:table-row table:style-name="ro1">
          <table:table-cell office:value-type="string" calcext:value-type="string">
            <text:p>2021-09-22T17:08:26.768943-06:00</text:p>
          </table:table-cell>
          <table:table-cell office:value-type="float" office:value="247.052177" calcext:value-type="float">
            <text:p>247.052177</text:p>
          </table:table-cell>
          <table:table-cell office:value-type="float" office:value="24.249172" calcext:value-type="float">
            <text:p>24.249172</text:p>
          </table:table-cell>
        </table:table-row>
        <table:table-row table:style-name="ro1">
          <table:table-cell office:value-type="string" calcext:value-type="string">
            <text:p>2021-09-22T17:09:26.768943-06:00</text:p>
          </table:table-cell>
          <table:table-cell office:value-type="float" office:value="247.248231" calcext:value-type="float">
            <text:p>247.248231</text:p>
          </table:table-cell>
          <table:table-cell office:value-type="float" office:value="24.074436" calcext:value-type="float">
            <text:p>24.074436</text:p>
          </table:table-cell>
        </table:table-row>
        <table:table-row table:style-name="ro1">
          <table:table-cell office:value-type="string" calcext:value-type="string">
            <text:p>2021-09-22T17:10:26.768943-06:00</text:p>
          </table:table-cell>
          <table:table-cell office:value-type="float" office:value="247.443751" calcext:value-type="float">
            <text:p>247.443751</text:p>
          </table:table-cell>
          <table:table-cell office:value-type="float" office:value="23.899449" calcext:value-type="float">
            <text:p>23.899449</text:p>
          </table:table-cell>
        </table:table-row>
        <table:table-row table:style-name="ro1">
          <table:table-cell office:value-type="string" calcext:value-type="string">
            <text:p>2021-09-22T17:11:26.768943-06:00</text:p>
          </table:table-cell>
          <table:table-cell office:value-type="float" office:value="247.638741" calcext:value-type="float">
            <text:p>247.638741</text:p>
          </table:table-cell>
          <table:table-cell office:value-type="float" office:value="23.724215" calcext:value-type="float">
            <text:p>23.724215</text:p>
          </table:table-cell>
        </table:table-row>
        <table:table-row table:style-name="ro1">
          <table:table-cell office:value-type="string" calcext:value-type="string">
            <text:p>2021-09-22T17:12:26.768943-06:00</text:p>
          </table:table-cell>
          <table:table-cell office:value-type="float" office:value="247.833206" calcext:value-type="float">
            <text:p>247.833206</text:p>
          </table:table-cell>
          <table:table-cell office:value-type="float" office:value="23.548736" calcext:value-type="float">
            <text:p>23.548736</text:p>
          </table:table-cell>
        </table:table-row>
        <table:table-row table:style-name="ro1">
          <table:table-cell office:value-type="string" calcext:value-type="string">
            <text:p>2021-09-22T17:13:26.768943-06:00</text:p>
          </table:table-cell>
          <table:table-cell office:value-type="float" office:value="248.027152" calcext:value-type="float">
            <text:p>248.027152</text:p>
          </table:table-cell>
          <table:table-cell office:value-type="float" office:value="23.373015" calcext:value-type="float">
            <text:p>23.373015</text:p>
          </table:table-cell>
        </table:table-row>
        <table:table-row table:style-name="ro1">
          <table:table-cell office:value-type="string" calcext:value-type="string">
            <text:p>2021-09-22T17:14:26.768943-06:00</text:p>
          </table:table-cell>
          <table:table-cell office:value-type="float" office:value="248.220583" calcext:value-type="float">
            <text:p>248.220583</text:p>
          </table:table-cell>
          <table:table-cell office:value-type="float" office:value="23.197055" calcext:value-type="float">
            <text:p>23.197055</text:p>
          </table:table-cell>
        </table:table-row>
        <table:table-row table:style-name="ro1">
          <table:table-cell office:value-type="string" calcext:value-type="string">
            <text:p>2021-09-22T17:15:26.768943-06:00</text:p>
          </table:table-cell>
          <table:table-cell office:value-type="float" office:value="248.413503" calcext:value-type="float">
            <text:p>248.413503</text:p>
          </table:table-cell>
          <table:table-cell office:value-type="float" office:value="23.020858" calcext:value-type="float">
            <text:p>23.020858</text:p>
          </table:table-cell>
        </table:table-row>
        <table:table-row table:style-name="ro1">
          <table:table-cell office:value-type="string" calcext:value-type="string">
            <text:p>2021-09-22T17:16:26.768943-06:00</text:p>
          </table:table-cell>
          <table:table-cell office:value-type="float" office:value="248.60592" calcext:value-type="float">
            <text:p>248.60592</text:p>
          </table:table-cell>
          <table:table-cell office:value-type="float" office:value="22.844427" calcext:value-type="float">
            <text:p>22.844427</text:p>
          </table:table-cell>
        </table:table-row>
        <table:table-row table:style-name="ro1">
          <table:table-cell office:value-type="string" calcext:value-type="string">
            <text:p>2021-09-22T17:17:26.768943-06:00</text:p>
          </table:table-cell>
          <table:table-cell office:value-type="float" office:value="248.797836" calcext:value-type="float">
            <text:p>248.797836</text:p>
          </table:table-cell>
          <table:table-cell office:value-type="float" office:value="22.667765" calcext:value-type="float">
            <text:p>22.667765</text:p>
          </table:table-cell>
        </table:table-row>
        <table:table-row table:style-name="ro1">
          <table:table-cell office:value-type="string" calcext:value-type="string">
            <text:p>2021-09-22T17:18:26.768943-06:00</text:p>
          </table:table-cell>
          <table:table-cell office:value-type="float" office:value="248.989257" calcext:value-type="float">
            <text:p>248.989257</text:p>
          </table:table-cell>
          <table:table-cell office:value-type="float" office:value="22.490873" calcext:value-type="float">
            <text:p>22.490873</text:p>
          </table:table-cell>
        </table:table-row>
        <table:table-row table:style-name="ro1">
          <table:table-cell office:value-type="string" calcext:value-type="string">
            <text:p>2021-09-22T17:19:26.768943-06:00</text:p>
          </table:table-cell>
          <table:table-cell office:value-type="float" office:value="249.180189" calcext:value-type="float">
            <text:p>249.180189</text:p>
          </table:table-cell>
          <table:table-cell office:value-type="float" office:value="22.313756" calcext:value-type="float">
            <text:p>22.313756</text:p>
          </table:table-cell>
        </table:table-row>
        <table:table-row table:style-name="ro1">
          <table:table-cell office:value-type="string" calcext:value-type="string">
            <text:p>2021-09-22T17:20:26.768943-06:00</text:p>
          </table:table-cell>
          <table:table-cell office:value-type="float" office:value="249.370635" calcext:value-type="float">
            <text:p>249.370635</text:p>
          </table:table-cell>
          <table:table-cell office:value-type="float" office:value="22.136414" calcext:value-type="float">
            <text:p>22.136414</text:p>
          </table:table-cell>
        </table:table-row>
        <table:table-row table:style-name="ro1">
          <table:table-cell office:value-type="string" calcext:value-type="string">
            <text:p>2021-09-22T17:21:26.768943-06:00</text:p>
          </table:table-cell>
          <table:table-cell office:value-type="float" office:value="249.560601" calcext:value-type="float">
            <text:p>249.560601</text:p>
          </table:table-cell>
          <table:table-cell office:value-type="float" office:value="21.958852" calcext:value-type="float">
            <text:p>21.958852</text:p>
          </table:table-cell>
        </table:table-row>
        <table:table-row table:style-name="ro1">
          <table:table-cell office:value-type="string" calcext:value-type="string">
            <text:p>2021-09-22T17:22:26.768943-06:00</text:p>
          </table:table-cell>
          <table:table-cell office:value-type="float" office:value="249.750091" calcext:value-type="float">
            <text:p>249.750091</text:p>
          </table:table-cell>
          <table:table-cell office:value-type="float" office:value="21.78107" calcext:value-type="float">
            <text:p>21.78107</text:p>
          </table:table-cell>
        </table:table-row>
        <table:table-row table:style-name="ro1">
          <table:table-cell office:value-type="string" calcext:value-type="string">
            <text:p>2021-09-22T17:23:26.768943-06:00</text:p>
          </table:table-cell>
          <table:table-cell office:value-type="float" office:value="249.939111" calcext:value-type="float">
            <text:p>249.939111</text:p>
          </table:table-cell>
          <table:table-cell office:value-type="float" office:value="21.603072" calcext:value-type="float">
            <text:p>21.603072</text:p>
          </table:table-cell>
        </table:table-row>
        <table:table-row table:style-name="ro1">
          <table:table-cell office:value-type="string" calcext:value-type="string">
            <text:p>2021-09-22T17:24:26.768943-06:00</text:p>
          </table:table-cell>
          <table:table-cell office:value-type="float" office:value="250.127665" calcext:value-type="float">
            <text:p>250.127665</text:p>
          </table:table-cell>
          <table:table-cell office:value-type="float" office:value="21.424861" calcext:value-type="float">
            <text:p>21.424861</text:p>
          </table:table-cell>
        </table:table-row>
        <table:table-row table:style-name="ro1">
          <table:table-cell office:value-type="string" calcext:value-type="string">
            <text:p>2021-09-22T17:25:26.768943-06:00</text:p>
          </table:table-cell>
          <table:table-cell office:value-type="float" office:value="250.315759" calcext:value-type="float">
            <text:p>250.315759</text:p>
          </table:table-cell>
          <table:table-cell office:value-type="float" office:value="21.246437" calcext:value-type="float">
            <text:p>21.246437</text:p>
          </table:table-cell>
        </table:table-row>
        <table:table-row table:style-name="ro1">
          <table:table-cell office:value-type="string" calcext:value-type="string">
            <text:p>2021-09-22T17:26:26.768943-06:00</text:p>
          </table:table-cell>
          <table:table-cell office:value-type="float" office:value="250.503396" calcext:value-type="float">
            <text:p>250.503396</text:p>
          </table:table-cell>
          <table:table-cell office:value-type="float" office:value="21.067805" calcext:value-type="float">
            <text:p>21.067805</text:p>
          </table:table-cell>
        </table:table-row>
        <table:table-row table:style-name="ro1">
          <table:table-cell office:value-type="string" calcext:value-type="string">
            <text:p>2021-09-22T17:27:26.768943-06:00</text:p>
          </table:table-cell>
          <table:table-cell office:value-type="float" office:value="250.690581" calcext:value-type="float">
            <text:p>250.690581</text:p>
          </table:table-cell>
          <table:table-cell office:value-type="float" office:value="20.888967" calcext:value-type="float">
            <text:p>20.888967</text:p>
          </table:table-cell>
        </table:table-row>
        <table:table-row table:style-name="ro1">
          <table:table-cell office:value-type="string" calcext:value-type="string">
            <text:p>2021-09-22T17:28:26.768943-06:00</text:p>
          </table:table-cell>
          <table:table-cell office:value-type="float" office:value="250.87732" calcext:value-type="float">
            <text:p>250.87732</text:p>
          </table:table-cell>
          <table:table-cell office:value-type="float" office:value="20.709924" calcext:value-type="float">
            <text:p>20.709924</text:p>
          </table:table-cell>
        </table:table-row>
        <table:table-row table:style-name="ro1">
          <table:table-cell office:value-type="string" calcext:value-type="string">
            <text:p>2021-09-22T17:29:26.768943-06:00</text:p>
          </table:table-cell>
          <table:table-cell office:value-type="float" office:value="251.063617" calcext:value-type="float">
            <text:p>251.063617</text:p>
          </table:table-cell>
          <table:table-cell office:value-type="float" office:value="20.53068" calcext:value-type="float">
            <text:p>20.53068</text:p>
          </table:table-cell>
        </table:table-row>
        <table:table-row table:style-name="ro1">
          <table:table-cell office:value-type="string" calcext:value-type="string">
            <text:p>2021-09-22T17:30:26.768943-06:00</text:p>
          </table:table-cell>
          <table:table-cell office:value-type="float" office:value="251.249477" calcext:value-type="float">
            <text:p>251.249477</text:p>
          </table:table-cell>
          <table:table-cell office:value-type="float" office:value="20.351236" calcext:value-type="float">
            <text:p>20.351236</text:p>
          </table:table-cell>
        </table:table-row>
        <table:table-row table:style-name="ro1">
          <table:table-cell office:value-type="string" calcext:value-type="string">
            <text:p>2021-09-22T17:31:26.768943-06:00</text:p>
          </table:table-cell>
          <table:table-cell office:value-type="float" office:value="251.434904" calcext:value-type="float">
            <text:p>251.434904</text:p>
          </table:table-cell>
          <table:table-cell office:value-type="float" office:value="20.171595" calcext:value-type="float">
            <text:p>20.171595</text:p>
          </table:table-cell>
        </table:table-row>
        <table:table-row table:style-name="ro1">
          <table:table-cell office:value-type="string" calcext:value-type="string">
            <text:p>2021-09-22T17:32:26.768943-06:00</text:p>
          </table:table-cell>
          <table:table-cell office:value-type="float" office:value="251.619903" calcext:value-type="float">
            <text:p>251.619903</text:p>
          </table:table-cell>
          <table:table-cell office:value-type="float" office:value="19.991759" calcext:value-type="float">
            <text:p>19.991759</text:p>
          </table:table-cell>
        </table:table-row>
        <table:table-row table:style-name="ro1">
          <table:table-cell office:value-type="string" calcext:value-type="string">
            <text:p>2021-09-22T17:33:26.768943-06:00</text:p>
          </table:table-cell>
          <table:table-cell office:value-type="float" office:value="251.804479" calcext:value-type="float">
            <text:p>251.804479</text:p>
          </table:table-cell>
          <table:table-cell office:value-type="float" office:value="19.811731" calcext:value-type="float">
            <text:p>19.811731</text:p>
          </table:table-cell>
        </table:table-row>
        <table:table-row table:style-name="ro1">
          <table:table-cell office:value-type="string" calcext:value-type="string">
            <text:p>2021-09-22T17:34:26.768943-06:00</text:p>
          </table:table-cell>
          <table:table-cell office:value-type="float" office:value="251.988636" calcext:value-type="float">
            <text:p>251.988636</text:p>
          </table:table-cell>
          <table:table-cell office:value-type="float" office:value="19.631513" calcext:value-type="float">
            <text:p>19.631513</text:p>
          </table:table-cell>
        </table:table-row>
        <table:table-row table:style-name="ro1">
          <table:table-cell office:value-type="string" calcext:value-type="string">
            <text:p>2021-09-22T17:35:26.768943-06:00</text:p>
          </table:table-cell>
          <table:table-cell office:value-type="float" office:value="252.172379" calcext:value-type="float">
            <text:p>252.172379</text:p>
          </table:table-cell>
          <table:table-cell office:value-type="float" office:value="19.451107" calcext:value-type="float">
            <text:p>19.451107</text:p>
          </table:table-cell>
        </table:table-row>
        <table:table-row table:style-name="ro1">
          <table:table-cell office:value-type="string" calcext:value-type="string">
            <text:p>2021-09-22T17:36:26.768943-06:00</text:p>
          </table:table-cell>
          <table:table-cell office:value-type="float" office:value="252.355713" calcext:value-type="float">
            <text:p>252.355713</text:p>
          </table:table-cell>
          <table:table-cell office:value-type="float" office:value="19.270516" calcext:value-type="float">
            <text:p>19.270516</text:p>
          </table:table-cell>
        </table:table-row>
        <table:table-row table:style-name="ro1">
          <table:table-cell office:value-type="string" calcext:value-type="string">
            <text:p>2021-09-22T17:37:26.768943-06:00</text:p>
          </table:table-cell>
          <table:table-cell office:value-type="float" office:value="252.538642" calcext:value-type="float">
            <text:p>252.538642</text:p>
          </table:table-cell>
          <table:table-cell office:value-type="float" office:value="19.089741" calcext:value-type="float">
            <text:p>19.089741</text:p>
          </table:table-cell>
        </table:table-row>
        <table:table-row table:style-name="ro1">
          <table:table-cell office:value-type="string" calcext:value-type="string">
            <text:p>2021-09-22T17:38:26.768943-06:00</text:p>
          </table:table-cell>
          <table:table-cell office:value-type="float" office:value="252.721171" calcext:value-type="float">
            <text:p>252.721171</text:p>
          </table:table-cell>
          <table:table-cell office:value-type="float" office:value="18.908785" calcext:value-type="float">
            <text:p>18.908785</text:p>
          </table:table-cell>
        </table:table-row>
        <table:table-row table:style-name="ro1">
          <table:table-cell office:value-type="string" calcext:value-type="string">
            <text:p>2021-09-22T17:39:26.768943-06:00</text:p>
          </table:table-cell>
          <table:table-cell office:value-type="float" office:value="252.903304" calcext:value-type="float">
            <text:p>252.903304</text:p>
          </table:table-cell>
          <table:table-cell office:value-type="float" office:value="18.72765" calcext:value-type="float">
            <text:p>18.72765</text:p>
          </table:table-cell>
        </table:table-row>
        <table:table-row table:style-name="ro1">
          <table:table-cell office:value-type="string" calcext:value-type="string">
            <text:p>2021-09-22T17:40:26.768943-06:00</text:p>
          </table:table-cell>
          <table:table-cell office:value-type="float" office:value="253.085045" calcext:value-type="float">
            <text:p>253.085045</text:p>
          </table:table-cell>
          <table:table-cell office:value-type="float" office:value="18.546339" calcext:value-type="float">
            <text:p>18.546339</text:p>
          </table:table-cell>
        </table:table-row>
        <table:table-row table:style-name="ro1">
          <table:table-cell office:value-type="string" calcext:value-type="string">
            <text:p>2021-09-22T17:41:26.768943-06:00</text:p>
          </table:table-cell>
          <table:table-cell office:value-type="float" office:value="253.2664" calcext:value-type="float">
            <text:p>253.2664</text:p>
          </table:table-cell>
          <table:table-cell office:value-type="float" office:value="18.364853" calcext:value-type="float">
            <text:p>18.364853</text:p>
          </table:table-cell>
        </table:table-row>
        <table:table-row table:style-name="ro1">
          <table:table-cell office:value-type="string" calcext:value-type="string">
            <text:p>2021-09-22T17:42:26.768943-06:00</text:p>
          </table:table-cell>
          <table:table-cell office:value-type="float" office:value="253.447373" calcext:value-type="float">
            <text:p>253.447373</text:p>
          </table:table-cell>
          <table:table-cell office:value-type="float" office:value="18.183195" calcext:value-type="float">
            <text:p>18.183195</text:p>
          </table:table-cell>
        </table:table-row>
        <table:table-row table:style-name="ro1">
          <table:table-cell office:value-type="string" calcext:value-type="string">
            <text:p>2021-09-22T17:43:26.768943-06:00</text:p>
          </table:table-cell>
          <table:table-cell office:value-type="float" office:value="253.627968" calcext:value-type="float">
            <text:p>253.627968</text:p>
          </table:table-cell>
          <table:table-cell office:value-type="float" office:value="18.001367" calcext:value-type="float">
            <text:p>18.001367</text:p>
          </table:table-cell>
        </table:table-row>
        <table:table-row table:style-name="ro1">
          <table:table-cell office:value-type="string" calcext:value-type="string">
            <text:p>2021-09-22T17:44:26.768943-06:00</text:p>
          </table:table-cell>
          <table:table-cell office:value-type="float" office:value="253.808189" calcext:value-type="float">
            <text:p>253.808189</text:p>
          </table:table-cell>
          <table:table-cell office:value-type="float" office:value="17.819371" calcext:value-type="float">
            <text:p>17.819371</text:p>
          </table:table-cell>
        </table:table-row>
        <table:table-row table:style-name="ro1">
          <table:table-cell office:value-type="string" calcext:value-type="string">
            <text:p>2021-09-22T17:45:26.768943-06:00</text:p>
          </table:table-cell>
          <table:table-cell office:value-type="float" office:value="253.988042" calcext:value-type="float">
            <text:p>253.988042</text:p>
          </table:table-cell>
          <table:table-cell office:value-type="float" office:value="17.63721" calcext:value-type="float">
            <text:p>17.63721</text:p>
          </table:table-cell>
        </table:table-row>
        <table:table-row table:style-name="ro1">
          <table:table-cell office:value-type="string" calcext:value-type="string">
            <text:p>2021-09-22T17:46:26.768943-06:00</text:p>
          </table:table-cell>
          <table:table-cell office:value-type="float" office:value="254.16753" calcext:value-type="float">
            <text:p>254.16753</text:p>
          </table:table-cell>
          <table:table-cell office:value-type="float" office:value="17.454884" calcext:value-type="float">
            <text:p>17.454884</text:p>
          </table:table-cell>
        </table:table-row>
        <table:table-row table:style-name="ro1">
          <table:table-cell office:value-type="string" calcext:value-type="string">
            <text:p>2021-09-22T17:47:26.768943-06:00</text:p>
          </table:table-cell>
          <table:table-cell office:value-type="float" office:value="254.346658" calcext:value-type="float">
            <text:p>254.346658</text:p>
          </table:table-cell>
          <table:table-cell office:value-type="float" office:value="17.272397" calcext:value-type="float">
            <text:p>17.272397</text:p>
          </table:table-cell>
        </table:table-row>
        <table:table-row table:style-name="ro1">
          <table:table-cell office:value-type="string" calcext:value-type="string">
            <text:p>2021-09-22T17:48:26.768943-06:00</text:p>
          </table:table-cell>
          <table:table-cell office:value-type="float" office:value="254.525431" calcext:value-type="float">
            <text:p>254.525431</text:p>
          </table:table-cell>
          <table:table-cell office:value-type="float" office:value="17.089751" calcext:value-type="float">
            <text:p>17.089751</text:p>
          </table:table-cell>
        </table:table-row>
        <table:table-row table:style-name="ro1">
          <table:table-cell office:value-type="string" calcext:value-type="string">
            <text:p>2021-09-22T17:49:26.768943-06:00</text:p>
          </table:table-cell>
          <table:table-cell office:value-type="float" office:value="254.703852" calcext:value-type="float">
            <text:p>254.703852</text:p>
          </table:table-cell>
          <table:table-cell office:value-type="float" office:value="16.906947" calcext:value-type="float">
            <text:p>16.906947</text:p>
          </table:table-cell>
        </table:table-row>
        <table:table-row table:style-name="ro1">
          <table:table-cell office:value-type="string" calcext:value-type="string">
            <text:p>2021-09-22T17:50:26.768943-06:00</text:p>
          </table:table-cell>
          <table:table-cell office:value-type="float" office:value="254.881926" calcext:value-type="float">
            <text:p>254.881926</text:p>
          </table:table-cell>
          <table:table-cell office:value-type="float" office:value="16.723988" calcext:value-type="float">
            <text:p>16.723988</text:p>
          </table:table-cell>
        </table:table-row>
        <table:table-row table:style-name="ro1">
          <table:table-cell office:value-type="string" calcext:value-type="string">
            <text:p>2021-09-22T17:51:26.768943-06:00</text:p>
          </table:table-cell>
          <table:table-cell office:value-type="float" office:value="255.059658" calcext:value-type="float">
            <text:p>255.059658</text:p>
          </table:table-cell>
          <table:table-cell office:value-type="float" office:value="16.540876" calcext:value-type="float">
            <text:p>16.540876</text:p>
          </table:table-cell>
        </table:table-row>
        <table:table-row table:style-name="ro1">
          <table:table-cell office:value-type="string" calcext:value-type="string">
            <text:p>2021-09-22T17:52:26.768943-06:00</text:p>
          </table:table-cell>
          <table:table-cell office:value-type="float" office:value="255.237051" calcext:value-type="float">
            <text:p>255.237051</text:p>
          </table:table-cell>
          <table:table-cell office:value-type="float" office:value="16.357613" calcext:value-type="float">
            <text:p>16.357613</text:p>
          </table:table-cell>
        </table:table-row>
        <table:table-row table:style-name="ro1">
          <table:table-cell office:value-type="string" calcext:value-type="string">
            <text:p>2021-09-22T17:53:26.768943-06:00</text:p>
          </table:table-cell>
          <table:table-cell office:value-type="float" office:value="255.41411" calcext:value-type="float">
            <text:p>255.41411</text:p>
          </table:table-cell>
          <table:table-cell office:value-type="float" office:value="16.1742" calcext:value-type="float">
            <text:p>16.1742</text:p>
          </table:table-cell>
        </table:table-row>
        <table:table-row table:style-name="ro1">
          <table:table-cell office:value-type="string" calcext:value-type="string">
            <text:p>2021-09-22T17:54:26.768943-06:00</text:p>
          </table:table-cell>
          <table:table-cell office:value-type="float" office:value="255.59084" calcext:value-type="float">
            <text:p>255.59084</text:p>
          </table:table-cell>
          <table:table-cell office:value-type="float" office:value="15.990641" calcext:value-type="float">
            <text:p>15.990641</text:p>
          </table:table-cell>
        </table:table-row>
        <table:table-row table:style-name="ro1">
          <table:table-cell office:value-type="string" calcext:value-type="string">
            <text:p>2021-09-22T17:55:26.768943-06:00</text:p>
          </table:table-cell>
          <table:table-cell office:value-type="float" office:value="255.767244" calcext:value-type="float">
            <text:p>255.767244</text:p>
          </table:table-cell>
          <table:table-cell office:value-type="float" office:value="15.806936" calcext:value-type="float">
            <text:p>15.806936</text:p>
          </table:table-cell>
        </table:table-row>
        <table:table-row table:style-name="ro1">
          <table:table-cell office:value-type="string" calcext:value-type="string">
            <text:p>2021-09-22T17:56:26.768943-06:00</text:p>
          </table:table-cell>
          <table:table-cell office:value-type="float" office:value="255.943327" calcext:value-type="float">
            <text:p>255.943327</text:p>
          </table:table-cell>
          <table:table-cell office:value-type="float" office:value="15.623089" calcext:value-type="float">
            <text:p>15.623089</text:p>
          </table:table-cell>
        </table:table-row>
        <table:table-row table:style-name="ro1">
          <table:table-cell office:value-type="string" calcext:value-type="string">
            <text:p>2021-09-22T17:57:26.768943-06:00</text:p>
          </table:table-cell>
          <table:table-cell office:value-type="float" office:value="256.119093" calcext:value-type="float">
            <text:p>256.119093</text:p>
          </table:table-cell>
          <table:table-cell office:value-type="float" office:value="15.4391" calcext:value-type="float">
            <text:p>15.4391</text:p>
          </table:table-cell>
        </table:table-row>
        <table:table-row table:style-name="ro1">
          <table:table-cell office:value-type="string" calcext:value-type="string">
            <text:p>2021-09-22T17:58:26.768943-06:00</text:p>
          </table:table-cell>
          <table:table-cell office:value-type="float" office:value="256.294546" calcext:value-type="float">
            <text:p>256.294546</text:p>
          </table:table-cell>
          <table:table-cell office:value-type="float" office:value="15.254972" calcext:value-type="float">
            <text:p>15.254972</text:p>
          </table:table-cell>
        </table:table-row>
        <table:table-row table:style-name="ro1">
          <table:table-cell office:value-type="string" calcext:value-type="string">
            <text:p>2021-09-22T17:59:26.768943-06:00</text:p>
          </table:table-cell>
          <table:table-cell office:value-type="float" office:value="256.469691" calcext:value-type="float">
            <text:p>256.469691</text:p>
          </table:table-cell>
          <table:table-cell office:value-type="float" office:value="15.070707" calcext:value-type="float">
            <text:p>15.070707</text:p>
          </table:table-cell>
        </table:table-row>
        <table:table-row table:style-name="ro1">
          <table:table-cell office:value-type="string" calcext:value-type="string">
            <text:p>2021-09-22T18:00:26.768943-06:00</text:p>
          </table:table-cell>
          <table:table-cell office:value-type="float" office:value="256.644531" calcext:value-type="float">
            <text:p>256.644531</text:p>
          </table:table-cell>
          <table:table-cell office:value-type="float" office:value="14.886307" calcext:value-type="float">
            <text:p>14.886307</text:p>
          </table:table-cell>
        </table:table-row>
        <table:table-row table:style-name="ro1">
          <table:table-cell office:value-type="string" calcext:value-type="string">
            <text:p>2021-09-22T18:01:26.768943-06:00</text:p>
          </table:table-cell>
          <table:table-cell office:value-type="float" office:value="256.819072" calcext:value-type="float">
            <text:p>256.819072</text:p>
          </table:table-cell>
          <table:table-cell office:value-type="float" office:value="14.701774" calcext:value-type="float">
            <text:p>14.701774</text:p>
          </table:table-cell>
        </table:table-row>
        <table:table-row table:style-name="ro1">
          <table:table-cell office:value-type="string" calcext:value-type="string">
            <text:p>2021-09-22T18:02:26.768943-06:00</text:p>
          </table:table-cell>
          <table:table-cell office:value-type="float" office:value="256.993316" calcext:value-type="float">
            <text:p>256.993316</text:p>
          </table:table-cell>
          <table:table-cell office:value-type="float" office:value="14.517109" calcext:value-type="float">
            <text:p>14.517109</text:p>
          </table:table-cell>
        </table:table-row>
        <table:table-row table:style-name="ro1">
          <table:table-cell office:value-type="string" calcext:value-type="string">
            <text:p>2021-09-22T18:03:26.768943-06:00</text:p>
          </table:table-cell>
          <table:table-cell office:value-type="float" office:value="257.167268" calcext:value-type="float">
            <text:p>257.167268</text:p>
          </table:table-cell>
          <table:table-cell office:value-type="float" office:value="14.332315" calcext:value-type="float">
            <text:p>14.332315</text:p>
          </table:table-cell>
        </table:table-row>
        <table:table-row table:style-name="ro1">
          <table:table-cell office:value-type="string" calcext:value-type="string">
            <text:p>2021-09-22T18:04:26.768943-06:00</text:p>
          </table:table-cell>
          <table:table-cell office:value-type="float" office:value="257.340933" calcext:value-type="float">
            <text:p>257.340933</text:p>
          </table:table-cell>
          <table:table-cell office:value-type="float" office:value="14.147393" calcext:value-type="float">
            <text:p>14.147393</text:p>
          </table:table-cell>
        </table:table-row>
        <table:table-row table:style-name="ro1">
          <table:table-cell office:value-type="string" calcext:value-type="string">
            <text:p>2021-09-22T18:05:26.768943-06:00</text:p>
          </table:table-cell>
          <table:table-cell office:value-type="float" office:value="257.514314" calcext:value-type="float">
            <text:p>257.514314</text:p>
          </table:table-cell>
          <table:table-cell office:value-type="float" office:value="13.962346" calcext:value-type="float">
            <text:p>13.962346</text:p>
          </table:table-cell>
        </table:table-row>
        <table:table-row table:style-name="ro1">
          <table:table-cell office:value-type="string" calcext:value-type="string">
            <text:p>2021-09-22T18:06:26.768943-06:00</text:p>
          </table:table-cell>
          <table:table-cell office:value-type="float" office:value="257.687416" calcext:value-type="float">
            <text:p>257.687416</text:p>
          </table:table-cell>
          <table:table-cell office:value-type="float" office:value="13.777175" calcext:value-type="float">
            <text:p>13.777175</text:p>
          </table:table-cell>
        </table:table-row>
        <table:table-row table:style-name="ro1">
          <table:table-cell office:value-type="string" calcext:value-type="string">
            <text:p>2021-09-22T18:07:26.768943-06:00</text:p>
          </table:table-cell>
          <table:table-cell office:value-type="float" office:value="257.860242" calcext:value-type="float">
            <text:p>257.860242</text:p>
          </table:table-cell>
          <table:table-cell office:value-type="float" office:value="13.591883" calcext:value-type="float">
            <text:p>13.591883</text:p>
          </table:table-cell>
        </table:table-row>
        <table:table-row table:style-name="ro1">
          <table:table-cell office:value-type="string" calcext:value-type="string">
            <text:p>2021-09-22T18:08:26.768943-06:00</text:p>
          </table:table-cell>
          <table:table-cell office:value-type="float" office:value="258.032797" calcext:value-type="float">
            <text:p>258.032797</text:p>
          </table:table-cell>
          <table:table-cell office:value-type="float" office:value="13.40647" calcext:value-type="float">
            <text:p>13.40647</text:p>
          </table:table-cell>
        </table:table-row>
        <table:table-row table:style-name="ro1">
          <table:table-cell office:value-type="string" calcext:value-type="string">
            <text:p>2021-09-22T18:09:26.768943-06:00</text:p>
          </table:table-cell>
          <table:table-cell office:value-type="float" office:value="258.205085" calcext:value-type="float">
            <text:p>258.205085</text:p>
          </table:table-cell>
          <table:table-cell office:value-type="float" office:value="13.22094" calcext:value-type="float">
            <text:p>13.22094</text:p>
          </table:table-cell>
        </table:table-row>
        <table:table-row table:style-name="ro1">
          <table:table-cell office:value-type="string" calcext:value-type="string">
            <text:p>2021-09-22T18:10:26.768943-06:00</text:p>
          </table:table-cell>
          <table:table-cell office:value-type="float" office:value="258.37711" calcext:value-type="float">
            <text:p>258.37711</text:p>
          </table:table-cell>
          <table:table-cell office:value-type="float" office:value="13.035293" calcext:value-type="float">
            <text:p>13.035293</text:p>
          </table:table-cell>
        </table:table-row>
        <table:table-row table:style-name="ro1">
          <table:table-cell office:value-type="string" calcext:value-type="string">
            <text:p>2021-09-22T18:11:26.768943-06:00</text:p>
          </table:table-cell>
          <table:table-cell office:value-type="float" office:value="258.548875" calcext:value-type="float">
            <text:p>258.548875</text:p>
          </table:table-cell>
          <table:table-cell office:value-type="float" office:value="12.849532" calcext:value-type="float">
            <text:p>12.849532</text:p>
          </table:table-cell>
        </table:table-row>
        <table:table-row table:style-name="ro1">
          <table:table-cell office:value-type="string" calcext:value-type="string">
            <text:p>2021-09-22T18:12:26.768943-06:00</text:p>
          </table:table-cell>
          <table:table-cell office:value-type="float" office:value="258.720385" calcext:value-type="float">
            <text:p>258.720385</text:p>
          </table:table-cell>
          <table:table-cell office:value-type="float" office:value="12.663658" calcext:value-type="float">
            <text:p>12.663658</text:p>
          </table:table-cell>
        </table:table-row>
        <table:table-row table:style-name="ro1">
          <table:table-cell office:value-type="string" calcext:value-type="string">
            <text:p>2021-09-22T18:13:26.768943-06:00</text:p>
          </table:table-cell>
          <table:table-cell office:value-type="float" office:value="258.891645" calcext:value-type="float">
            <text:p>258.891645</text:p>
          </table:table-cell>
          <table:table-cell office:value-type="float" office:value="12.477674" calcext:value-type="float">
            <text:p>12.477674</text:p>
          </table:table-cell>
        </table:table-row>
        <table:table-row table:style-name="ro1">
          <table:table-cell office:value-type="string" calcext:value-type="string">
            <text:p>2021-09-22T18:14:26.768943-06:00</text:p>
          </table:table-cell>
          <table:table-cell office:value-type="float" office:value="259.062657" calcext:value-type="float">
            <text:p>259.062657</text:p>
          </table:table-cell>
          <table:table-cell office:value-type="float" office:value="12.291581" calcext:value-type="float">
            <text:p>12.291581</text:p>
          </table:table-cell>
        </table:table-row>
        <table:table-row table:style-name="ro1">
          <table:table-cell office:value-type="string" calcext:value-type="string">
            <text:p>2021-09-22T18:15:26.768943-06:00</text:p>
          </table:table-cell>
          <table:table-cell office:value-type="float" office:value="259.233426" calcext:value-type="float">
            <text:p>259.233426</text:p>
          </table:table-cell>
          <table:table-cell office:value-type="float" office:value="12.105381" calcext:value-type="float">
            <text:p>12.105381</text:p>
          </table:table-cell>
        </table:table-row>
        <table:table-row table:style-name="ro1">
          <table:table-cell office:value-type="string" calcext:value-type="string">
            <text:p>2021-09-22T18:16:26.768943-06:00</text:p>
          </table:table-cell>
          <table:table-cell office:value-type="float" office:value="259.403956" calcext:value-type="float">
            <text:p>259.403956</text:p>
          </table:table-cell>
          <table:table-cell office:value-type="float" office:value="11.919075" calcext:value-type="float">
            <text:p>11.919075</text:p>
          </table:table-cell>
        </table:table-row>
        <table:table-row table:style-name="ro1">
          <table:table-cell office:value-type="string" calcext:value-type="string">
            <text:p>2021-09-22T18:17:26.768943-06:00</text:p>
          </table:table-cell>
          <table:table-cell office:value-type="float" office:value="259.57425" calcext:value-type="float">
            <text:p>259.57425</text:p>
          </table:table-cell>
          <table:table-cell office:value-type="float" office:value="11.732666" calcext:value-type="float">
            <text:p>11.732666</text:p>
          </table:table-cell>
        </table:table-row>
        <table:table-row table:style-name="ro1">
          <table:table-cell office:value-type="string" calcext:value-type="string">
            <text:p>2021-09-22T18:18:26.768943-06:00</text:p>
          </table:table-cell>
          <table:table-cell office:value-type="float" office:value="259.744314" calcext:value-type="float">
            <text:p>259.744314</text:p>
          </table:table-cell>
          <table:table-cell office:value-type="float" office:value="11.546156" calcext:value-type="float">
            <text:p>11.546156</text:p>
          </table:table-cell>
        </table:table-row>
        <table:table-row table:style-name="ro1">
          <table:table-cell office:value-type="string" calcext:value-type="string">
            <text:p>2021-09-22T18:19:26.768943-06:00</text:p>
          </table:table-cell>
          <table:table-cell office:value-type="float" office:value="259.91415" calcext:value-type="float">
            <text:p>259.91415</text:p>
          </table:table-cell>
          <table:table-cell office:value-type="float" office:value="11.359545" calcext:value-type="float">
            <text:p>11.359545</text:p>
          </table:table-cell>
        </table:table-row>
        <table:table-row table:style-name="ro1">
          <table:table-cell office:value-type="string" calcext:value-type="string">
            <text:p>2021-09-22T18:20:26.768943-06:00</text:p>
          </table:table-cell>
          <table:table-cell office:value-type="float" office:value="260.083763" calcext:value-type="float">
            <text:p>260.083763</text:p>
          </table:table-cell>
          <table:table-cell office:value-type="float" office:value="11.172836" calcext:value-type="float">
            <text:p>11.172836</text:p>
          </table:table-cell>
        </table:table-row>
        <table:table-row table:style-name="ro1">
          <table:table-cell office:value-type="string" calcext:value-type="string">
            <text:p>2021-09-22T18:21:26.768943-06:00</text:p>
          </table:table-cell>
          <table:table-cell office:value-type="float" office:value="260.253156" calcext:value-type="float">
            <text:p>260.253156</text:p>
          </table:table-cell>
          <table:table-cell office:value-type="float" office:value="10.986031" calcext:value-type="float">
            <text:p>10.986031</text:p>
          </table:table-cell>
        </table:table-row>
        <table:table-row table:style-name="ro1">
          <table:table-cell office:value-type="string" calcext:value-type="string">
            <text:p>2021-09-22T18:22:26.768943-06:00</text:p>
          </table:table-cell>
          <table:table-cell office:value-type="float" office:value="260.422334" calcext:value-type="float">
            <text:p>260.422334</text:p>
          </table:table-cell>
          <table:table-cell office:value-type="float" office:value="10.799132" calcext:value-type="float">
            <text:p>10.799132</text:p>
          </table:table-cell>
        </table:table-row>
        <table:table-row table:style-name="ro1">
          <table:table-cell office:value-type="string" calcext:value-type="string">
            <text:p>2021-09-22T18:23:26.768943-06:00</text:p>
          </table:table-cell>
          <table:table-cell office:value-type="float" office:value="260.5913" calcext:value-type="float">
            <text:p>260.5913</text:p>
          </table:table-cell>
          <table:table-cell office:value-type="float" office:value="10.612139" calcext:value-type="float">
            <text:p>10.612139</text:p>
          </table:table-cell>
        </table:table-row>
        <table:table-row table:style-name="ro1">
          <table:table-cell office:value-type="string" calcext:value-type="string">
            <text:p>2021-09-22T18:24:26.768943-06:00</text:p>
          </table:table-cell>
          <table:table-cell office:value-type="float" office:value="260.760058" calcext:value-type="float">
            <text:p>260.760058</text:p>
          </table:table-cell>
          <table:table-cell office:value-type="float" office:value="10.425056" calcext:value-type="float">
            <text:p>10.425056</text:p>
          </table:table-cell>
        </table:table-row>
        <table:table-row table:style-name="ro1">
          <table:table-cell office:value-type="string" calcext:value-type="string">
            <text:p>2021-09-22T18:25:26.768943-06:00</text:p>
          </table:table-cell>
          <table:table-cell office:value-type="float" office:value="260.928612" calcext:value-type="float">
            <text:p>260.928612</text:p>
          </table:table-cell>
          <table:table-cell office:value-type="float" office:value="10.237882" calcext:value-type="float">
            <text:p>10.237882</text:p>
          </table:table-cell>
        </table:table-row>
        <table:table-row table:style-name="ro1">
          <table:table-cell office:value-type="string" calcext:value-type="string">
            <text:p>2021-09-22T18:26:26.768943-06:00</text:p>
          </table:table-cell>
          <table:table-cell office:value-type="float" office:value="261.096967" calcext:value-type="float">
            <text:p>261.096967</text:p>
          </table:table-cell>
          <table:table-cell office:value-type="float" office:value="10.050622" calcext:value-type="float">
            <text:p>10.050622</text:p>
          </table:table-cell>
        </table:table-row>
        <table:table-row table:style-name="ro1">
          <table:table-cell office:value-type="string" calcext:value-type="string">
            <text:p>2021-09-22T18:27:26.768943-06:00</text:p>
          </table:table-cell>
          <table:table-cell office:value-type="float" office:value="261.265125" calcext:value-type="float">
            <text:p>261.265125</text:p>
          </table:table-cell>
          <table:table-cell office:value-type="float" office:value="9.863275" calcext:value-type="float">
            <text:p>9.863275</text:p>
          </table:table-cell>
        </table:table-row>
        <table:table-row table:style-name="ro1">
          <table:table-cell office:value-type="string" calcext:value-type="string">
            <text:p>2021-09-22T18:28:26.768943-06:00</text:p>
          </table:table-cell>
          <table:table-cell office:value-type="float" office:value="261.43309" calcext:value-type="float">
            <text:p>261.43309</text:p>
          </table:table-cell>
          <table:table-cell office:value-type="float" office:value="9.675844" calcext:value-type="float">
            <text:p>9.675844</text:p>
          </table:table-cell>
        </table:table-row>
        <table:table-row table:style-name="ro1">
          <table:table-cell office:value-type="string" calcext:value-type="string">
            <text:p>2021-09-22T18:29:26.768943-06:00</text:p>
          </table:table-cell>
          <table:table-cell office:value-type="float" office:value="261.600868" calcext:value-type="float">
            <text:p>261.600868</text:p>
          </table:table-cell>
          <table:table-cell office:value-type="float" office:value="9.48833" calcext:value-type="float">
            <text:p>9.48833</text:p>
          </table:table-cell>
        </table:table-row>
        <table:table-row table:style-name="ro1">
          <table:table-cell office:value-type="string" calcext:value-type="string">
            <text:p>2021-09-22T18:30:26.768943-06:00</text:p>
          </table:table-cell>
          <table:table-cell office:value-type="float" office:value="261.76846" calcext:value-type="float">
            <text:p>261.76846</text:p>
          </table:table-cell>
          <table:table-cell office:value-type="float" office:value="9.300736" calcext:value-type="float">
            <text:p>9.300736</text:p>
          </table:table-cell>
        </table:table-row>
        <table:table-row table:style-name="ro1">
          <table:table-cell office:value-type="string" calcext:value-type="string">
            <text:p>2021-09-22T18:31:26.768943-06:00</text:p>
          </table:table-cell>
          <table:table-cell office:value-type="float" office:value="261.935872" calcext:value-type="float">
            <text:p>261.935872</text:p>
          </table:table-cell>
          <table:table-cell office:value-type="float" office:value="9.113062" calcext:value-type="float">
            <text:p>9.113062</text:p>
          </table:table-cell>
        </table:table-row>
        <table:table-row table:style-name="ro1">
          <table:table-cell office:value-type="string" calcext:value-type="string">
            <text:p>2021-09-22T18:32:26.768943-06:00</text:p>
          </table:table-cell>
          <table:table-cell office:value-type="float" office:value="262.103106" calcext:value-type="float">
            <text:p>262.103106</text:p>
          </table:table-cell>
          <table:table-cell office:value-type="float" office:value="8.925311" calcext:value-type="float">
            <text:p>8.925311</text:p>
          </table:table-cell>
        </table:table-row>
        <table:table-row table:style-name="ro1">
          <table:table-cell office:value-type="string" calcext:value-type="string">
            <text:p>2021-09-22T18:33:26.768943-06:00</text:p>
          </table:table-cell>
          <table:table-cell office:value-type="float" office:value="262.270167" calcext:value-type="float">
            <text:p>262.270167</text:p>
          </table:table-cell>
          <table:table-cell office:value-type="float" office:value="8.737484" calcext:value-type="float">
            <text:p>8.737484</text:p>
          </table:table-cell>
        </table:table-row>
        <table:table-row table:style-name="ro1">
          <table:table-cell office:value-type="string" calcext:value-type="string">
            <text:p>2021-09-22T18:34:26.768943-06:00</text:p>
          </table:table-cell>
          <table:table-cell office:value-type="float" office:value="262.437059" calcext:value-type="float">
            <text:p>262.437059</text:p>
          </table:table-cell>
          <table:table-cell office:value-type="float" office:value="8.549583" calcext:value-type="float">
            <text:p>8.549583</text:p>
          </table:table-cell>
        </table:table-row>
        <table:table-row table:style-name="ro1">
          <table:table-cell office:value-type="string" calcext:value-type="string">
            <text:p>2021-09-22T18:35:26.768943-06:00</text:p>
          </table:table-cell>
          <table:table-cell office:value-type="float" office:value="262.603785" calcext:value-type="float">
            <text:p>262.603785</text:p>
          </table:table-cell>
          <table:table-cell office:value-type="float" office:value="8.361609" calcext:value-type="float">
            <text:p>8.361609</text:p>
          </table:table-cell>
        </table:table-row>
        <table:table-row table:style-name="ro1">
          <table:table-cell office:value-type="string" calcext:value-type="string">
            <text:p>2021-09-22T18:36:26.768943-06:00</text:p>
          </table:table-cell>
          <table:table-cell office:value-type="float" office:value="262.770348" calcext:value-type="float">
            <text:p>262.770348</text:p>
          </table:table-cell>
          <table:table-cell office:value-type="float" office:value="8.173565" calcext:value-type="float">
            <text:p>8.173565</text:p>
          </table:table-cell>
        </table:table-row>
        <table:table-row table:style-name="ro1">
          <table:table-cell office:value-type="string" calcext:value-type="string">
            <text:p>2021-09-22T18:37:26.768943-06:00</text:p>
          </table:table-cell>
          <table:table-cell office:value-type="float" office:value="262.936754" calcext:value-type="float">
            <text:p>262.936754</text:p>
          </table:table-cell>
          <table:table-cell office:value-type="float" office:value="7.985451" calcext:value-type="float">
            <text:p>7.985451</text:p>
          </table:table-cell>
        </table:table-row>
        <table:table-row table:style-name="ro1">
          <table:table-cell office:value-type="string" calcext:value-type="string">
            <text:p>2021-09-22T18:38:26.768943-06:00</text:p>
          </table:table-cell>
          <table:table-cell office:value-type="float" office:value="263.103005" calcext:value-type="float">
            <text:p>263.103005</text:p>
          </table:table-cell>
          <table:table-cell office:value-type="float" office:value="7.79727" calcext:value-type="float">
            <text:p>7.79727</text:p>
          </table:table-cell>
        </table:table-row>
        <table:table-row table:style-name="ro1">
          <table:table-cell office:value-type="string" calcext:value-type="string">
            <text:p>2021-09-22T18:39:26.768943-06:00</text:p>
          </table:table-cell>
          <table:table-cell office:value-type="float" office:value="263.269105" calcext:value-type="float">
            <text:p>263.269105</text:p>
          </table:table-cell>
          <table:table-cell office:value-type="float" office:value="7.609023" calcext:value-type="float">
            <text:p>7.609023</text:p>
          </table:table-cell>
        </table:table-row>
        <table:table-row table:style-name="ro1">
          <table:table-cell office:value-type="string" calcext:value-type="string">
            <text:p>2021-09-22T18:40:26.768943-06:00</text:p>
          </table:table-cell>
          <table:table-cell office:value-type="float" office:value="263.435058" calcext:value-type="float">
            <text:p>263.435058</text:p>
          </table:table-cell>
          <table:table-cell office:value-type="float" office:value="7.420712" calcext:value-type="float">
            <text:p>7.420712</text:p>
          </table:table-cell>
        </table:table-row>
        <table:table-row table:style-name="ro1">
          <table:table-cell office:value-type="string" calcext:value-type="string">
            <text:p>2021-09-22T18:41:26.768943-06:00</text:p>
          </table:table-cell>
          <table:table-cell office:value-type="float" office:value="263.600868" calcext:value-type="float">
            <text:p>263.600868</text:p>
          </table:table-cell>
          <table:table-cell office:value-type="float" office:value="7.232338" calcext:value-type="float">
            <text:p>7.232338</text:p>
          </table:table-cell>
        </table:table-row>
        <table:table-row table:style-name="ro1">
          <table:table-cell office:value-type="string" calcext:value-type="string">
            <text:p>2021-09-22T18:42:26.768943-06:00</text:p>
          </table:table-cell>
          <table:table-cell office:value-type="float" office:value="263.766538" calcext:value-type="float">
            <text:p>263.766538</text:p>
          </table:table-cell>
          <table:table-cell office:value-type="float" office:value="7.043903" calcext:value-type="float">
            <text:p>7.043903</text:p>
          </table:table-cell>
        </table:table-row>
        <table:table-row table:style-name="ro1">
          <table:table-cell office:value-type="string" calcext:value-type="string">
            <text:p>2021-09-22T18:43:26.768943-06:00</text:p>
          </table:table-cell>
          <table:table-cell office:value-type="float" office:value="263.932073" calcext:value-type="float">
            <text:p>263.932073</text:p>
          </table:table-cell>
          <table:table-cell office:value-type="float" office:value="6.855409" calcext:value-type="float">
            <text:p>6.855409</text:p>
          </table:table-cell>
        </table:table-row>
        <table:table-row table:style-name="ro1">
          <table:table-cell office:value-type="string" calcext:value-type="string">
            <text:p>2021-09-22T18:44:26.768943-06:00</text:p>
          </table:table-cell>
          <table:table-cell office:value-type="float" office:value="264.097475" calcext:value-type="float">
            <text:p>264.097475</text:p>
          </table:table-cell>
          <table:table-cell office:value-type="float" office:value="6.666857" calcext:value-type="float">
            <text:p>6.666857</text:p>
          </table:table-cell>
        </table:table-row>
        <table:table-row table:style-name="ro1">
          <table:table-cell office:value-type="string" calcext:value-type="string">
            <text:p>2021-09-22T18:45:26.768943-06:00</text:p>
          </table:table-cell>
          <table:table-cell office:value-type="float" office:value="264.262748" calcext:value-type="float">
            <text:p>264.262748</text:p>
          </table:table-cell>
          <table:table-cell office:value-type="float" office:value="6.478249" calcext:value-type="float">
            <text:p>6.478249</text:p>
          </table:table-cell>
        </table:table-row>
        <table:table-row table:style-name="ro1">
          <table:table-cell office:value-type="string" calcext:value-type="string">
            <text:p>2021-09-22T18:46:26.768943-06:00</text:p>
          </table:table-cell>
          <table:table-cell office:value-type="float" office:value="264.427897" calcext:value-type="float">
            <text:p>264.427897</text:p>
          </table:table-cell>
          <table:table-cell office:value-type="float" office:value="6.289586" calcext:value-type="float">
            <text:p>6.289586</text:p>
          </table:table-cell>
        </table:table-row>
        <table:table-row table:style-name="ro1">
          <table:table-cell office:value-type="string" calcext:value-type="string">
            <text:p>2021-09-22T18:47:26.768943-06:00</text:p>
          </table:table-cell>
          <table:table-cell office:value-type="float" office:value="264.592925" calcext:value-type="float">
            <text:p>264.592925</text:p>
          </table:table-cell>
          <table:table-cell office:value-type="float" office:value="6.10087" calcext:value-type="float">
            <text:p>6.10087</text:p>
          </table:table-cell>
        </table:table-row>
        <table:table-row table:style-name="ro1">
          <table:table-cell office:value-type="string" calcext:value-type="string">
            <text:p>2021-09-22T18:48:26.768943-06:00</text:p>
          </table:table-cell>
          <table:table-cell office:value-type="float" office:value="264.757835" calcext:value-type="float">
            <text:p>264.757835</text:p>
          </table:table-cell>
          <table:table-cell office:value-type="float" office:value="5.912103" calcext:value-type="float">
            <text:p>5.912103</text:p>
          </table:table-cell>
        </table:table-row>
        <table:table-row table:style-name="ro1">
          <table:table-cell office:value-type="string" calcext:value-type="string">
            <text:p>2021-09-22T18:49:26.768943-06:00</text:p>
          </table:table-cell>
          <table:table-cell office:value-type="float" office:value="264.922631" calcext:value-type="float">
            <text:p>264.922631</text:p>
          </table:table-cell>
          <table:table-cell office:value-type="float" office:value="5.723287" calcext:value-type="float">
            <text:p>5.723287</text:p>
          </table:table-cell>
        </table:table-row>
        <table:table-row table:style-name="ro1">
          <table:table-cell office:value-type="string" calcext:value-type="string">
            <text:p>2021-09-22T18:50:26.768943-06:00</text:p>
          </table:table-cell>
          <table:table-cell office:value-type="float" office:value="265.087317" calcext:value-type="float">
            <text:p>265.087317</text:p>
          </table:table-cell>
          <table:table-cell office:value-type="float" office:value="5.534422" calcext:value-type="float">
            <text:p>5.534422</text:p>
          </table:table-cell>
        </table:table-row>
        <table:table-row table:style-name="ro1">
          <table:table-cell office:value-type="string" calcext:value-type="string">
            <text:p>2021-09-22T18:51:26.768943-06:00</text:p>
          </table:table-cell>
          <table:table-cell office:value-type="float" office:value="265.251897" calcext:value-type="float">
            <text:p>265.251897</text:p>
          </table:table-cell>
          <table:table-cell office:value-type="float" office:value="5.345511" calcext:value-type="float">
            <text:p>5.345511</text:p>
          </table:table-cell>
        </table:table-row>
        <table:table-row table:style-name="ro1">
          <table:table-cell office:value-type="string" calcext:value-type="string">
            <text:p>2021-09-22T18:52:26.768943-06:00</text:p>
          </table:table-cell>
          <table:table-cell office:value-type="float" office:value="265.416374" calcext:value-type="float">
            <text:p>265.416374</text:p>
          </table:table-cell>
          <table:table-cell office:value-type="float" office:value="5.156554" calcext:value-type="float">
            <text:p>5.156554</text:p>
          </table:table-cell>
        </table:table-row>
        <table:table-row table:style-name="ro1">
          <table:table-cell office:value-type="string" calcext:value-type="string">
            <text:p>2021-09-22T18:53:26.768943-06:00</text:p>
          </table:table-cell>
          <table:table-cell office:value-type="float" office:value="265.580751" calcext:value-type="float">
            <text:p>265.580751</text:p>
          </table:table-cell>
          <table:table-cell office:value-type="float" office:value="4.967555" calcext:value-type="float">
            <text:p>4.967555</text:p>
          </table:table-cell>
        </table:table-row>
        <table:table-row table:style-name="ro1">
          <table:table-cell office:value-type="string" calcext:value-type="string">
            <text:p>2021-09-22T18:54:26.768943-06:00</text:p>
          </table:table-cell>
          <table:table-cell office:value-type="float" office:value="265.745034" calcext:value-type="float">
            <text:p>265.745034</text:p>
          </table:table-cell>
          <table:table-cell office:value-type="float" office:value="4.778513" calcext:value-type="float">
            <text:p>4.778513</text:p>
          </table:table-cell>
        </table:table-row>
        <table:table-row table:style-name="ro1">
          <table:table-cell office:value-type="string" calcext:value-type="string">
            <text:p>2021-09-22T18:55:26.768943-06:00</text:p>
          </table:table-cell>
          <table:table-cell office:value-type="float" office:value="265.909224" calcext:value-type="float">
            <text:p>265.909224</text:p>
          </table:table-cell>
          <table:table-cell office:value-type="float" office:value="4.589431" calcext:value-type="float">
            <text:p>4.589431</text:p>
          </table:table-cell>
        </table:table-row>
        <table:table-row table:style-name="ro1">
          <table:table-cell office:value-type="string" calcext:value-type="string">
            <text:p>2021-09-22T18:56:26.768943-06:00</text:p>
          </table:table-cell>
          <table:table-cell office:value-type="float" office:value="266.073325" calcext:value-type="float">
            <text:p>266.073325</text:p>
          </table:table-cell>
          <table:table-cell office:value-type="float" office:value="4.400311" calcext:value-type="float">
            <text:p>4.400311</text:p>
          </table:table-cell>
        </table:table-row>
        <table:table-row table:style-name="ro1">
          <table:table-cell office:value-type="string" calcext:value-type="string">
            <text:p>2021-09-22T18:57:26.768943-06:00</text:p>
          </table:table-cell>
          <table:table-cell office:value-type="float" office:value="266.237342" calcext:value-type="float">
            <text:p>266.237342</text:p>
          </table:table-cell>
          <table:table-cell office:value-type="float" office:value="4.211154" calcext:value-type="float">
            <text:p>4.211154</text:p>
          </table:table-cell>
        </table:table-row>
        <table:table-row table:style-name="ro1">
          <table:table-cell office:value-type="string" calcext:value-type="string">
            <text:p>2021-09-22T18:58:26.768943-06:00</text:p>
          </table:table-cell>
          <table:table-cell office:value-type="float" office:value="266.401278" calcext:value-type="float">
            <text:p>266.401278</text:p>
          </table:table-cell>
          <table:table-cell office:value-type="float" office:value="4.021961" calcext:value-type="float">
            <text:p>4.021961</text:p>
          </table:table-cell>
        </table:table-row>
        <table:table-row table:style-name="ro1">
          <table:table-cell office:value-type="string" calcext:value-type="string">
            <text:p>2021-09-22T18:59:26.768943-06:00</text:p>
          </table:table-cell>
          <table:table-cell office:value-type="float" office:value="266.565137" calcext:value-type="float">
            <text:p>266.565137</text:p>
          </table:table-cell>
          <table:table-cell office:value-type="float" office:value="3.832734" calcext:value-type="float">
            <text:p>3.832734</text:p>
          </table:table-cell>
        </table:table-row>
        <table:table-row table:style-name="ro1">
          <table:table-cell office:value-type="string" calcext:value-type="string">
            <text:p>2021-09-22T19:00:26.768943-06:00</text:p>
          </table:table-cell>
          <table:table-cell office:value-type="float" office:value="266.728922" calcext:value-type="float">
            <text:p>266.728922</text:p>
          </table:table-cell>
          <table:table-cell office:value-type="float" office:value="3.643474" calcext:value-type="float">
            <text:p>3.643474</text:p>
          </table:table-cell>
        </table:table-row>
        <table:table-row table:style-name="ro1">
          <table:table-cell office:value-type="string" calcext:value-type="string">
            <text:p>2021-09-22T19:01:26.768943-06:00</text:p>
          </table:table-cell>
          <table:table-cell office:value-type="float" office:value="266.892636" calcext:value-type="float">
            <text:p>266.892636</text:p>
          </table:table-cell>
          <table:table-cell office:value-type="float" office:value="3.454184" calcext:value-type="float">
            <text:p>3.454184</text:p>
          </table:table-cell>
        </table:table-row>
        <table:table-row table:style-name="ro1">
          <table:table-cell office:value-type="string" calcext:value-type="string">
            <text:p>2021-09-22T19:02:26.768943-06:00</text:p>
          </table:table-cell>
          <table:table-cell office:value-type="float" office:value="267.056284" calcext:value-type="float">
            <text:p>267.056284</text:p>
          </table:table-cell>
          <table:table-cell office:value-type="float" office:value="3.264864" calcext:value-type="float">
            <text:p>3.264864</text:p>
          </table:table-cell>
        </table:table-row>
        <table:table-row table:style-name="ro1">
          <table:table-cell office:value-type="string" calcext:value-type="string">
            <text:p>2021-09-22T19:03:26.768943-06:00</text:p>
          </table:table-cell>
          <table:table-cell office:value-type="float" office:value="267.219869" calcext:value-type="float">
            <text:p>267.219869</text:p>
          </table:table-cell>
          <table:table-cell office:value-type="float" office:value="3.075517" calcext:value-type="float">
            <text:p>3.075517</text:p>
          </table:table-cell>
        </table:table-row>
        <table:table-row table:style-name="ro1">
          <table:table-cell office:value-type="string" calcext:value-type="string">
            <text:p>2021-09-22T19:04:26.768943-06:00</text:p>
          </table:table-cell>
          <table:table-cell office:value-type="float" office:value="267.383394" calcext:value-type="float">
            <text:p>267.383394</text:p>
          </table:table-cell>
          <table:table-cell office:value-type="float" office:value="2.886144" calcext:value-type="float">
            <text:p>2.886144</text:p>
          </table:table-cell>
        </table:table-row>
        <table:table-row table:style-name="ro1">
          <table:table-cell office:value-type="string" calcext:value-type="string">
            <text:p>2021-09-22T19:05:26.768943-06:00</text:p>
          </table:table-cell>
          <table:table-cell office:value-type="float" office:value="267.546863" calcext:value-type="float">
            <text:p>267.546863</text:p>
          </table:table-cell>
          <table:table-cell office:value-type="float" office:value="2.696746" calcext:value-type="float">
            <text:p>2.696746</text:p>
          </table:table-cell>
        </table:table-row>
        <table:table-row table:style-name="ro1">
          <table:table-cell office:value-type="string" calcext:value-type="string">
            <text:p>2021-09-22T19:06:26.768943-06:00</text:p>
          </table:table-cell>
          <table:table-cell office:value-type="float" office:value="267.71028" calcext:value-type="float">
            <text:p>267.71028</text:p>
          </table:table-cell>
          <table:table-cell office:value-type="float" office:value="2.507324" calcext:value-type="float">
            <text:p>2.507324</text:p>
          </table:table-cell>
        </table:table-row>
        <table:table-row table:style-name="ro1">
          <table:table-cell office:value-type="string" calcext:value-type="string">
            <text:p>2021-09-22T19:07:26.768943-06:00</text:p>
          </table:table-cell>
          <table:table-cell office:value-type="float" office:value="267.873649" calcext:value-type="float">
            <text:p>267.873649</text:p>
          </table:table-cell>
          <table:table-cell office:value-type="float" office:value="2.317882" calcext:value-type="float">
            <text:p>2.317882</text:p>
          </table:table-cell>
        </table:table-row>
        <table:table-row table:style-name="ro1">
          <table:table-cell office:value-type="string" calcext:value-type="string">
            <text:p>2021-09-22T19:08:26.768943-06:00</text:p>
          </table:table-cell>
          <table:table-cell office:value-type="float" office:value="268.036972" calcext:value-type="float">
            <text:p>268.036972</text:p>
          </table:table-cell>
          <table:table-cell office:value-type="float" office:value="2.128419" calcext:value-type="float">
            <text:p>2.128419</text:p>
          </table:table-cell>
        </table:table-row>
        <table:table-row table:style-name="ro1">
          <table:table-cell office:value-type="string" calcext:value-type="string">
            <text:p>2021-09-22T19:09:26.768943-06:00</text:p>
          </table:table-cell>
          <table:table-cell office:value-type="float" office:value="268.200254" calcext:value-type="float">
            <text:p>268.200254</text:p>
          </table:table-cell>
          <table:table-cell office:value-type="float" office:value="1.938938" calcext:value-type="float">
            <text:p>1.938938</text:p>
          </table:table-cell>
        </table:table-row>
        <table:table-row table:style-name="ro1">
          <table:table-cell office:value-type="string" calcext:value-type="string">
            <text:p>2021-09-22T19:10:26.768943-06:00</text:p>
          </table:table-cell>
          <table:table-cell office:value-type="float" office:value="268.363498" calcext:value-type="float">
            <text:p>268.363498</text:p>
          </table:table-cell>
          <table:table-cell office:value-type="float" office:value="1.749439" calcext:value-type="float">
            <text:p>1.749439</text:p>
          </table:table-cell>
        </table:table-row>
        <table:table-row table:style-name="ro1">
          <table:table-cell office:value-type="string" calcext:value-type="string">
            <text:p>2021-09-22T19:11:26.768943-06:00</text:p>
          </table:table-cell>
          <table:table-cell office:value-type="float" office:value="268.526707" calcext:value-type="float">
            <text:p>268.526707</text:p>
          </table:table-cell>
          <table:table-cell office:value-type="float" office:value="1.559926" calcext:value-type="float">
            <text:p>1.559926</text:p>
          </table:table-cell>
        </table:table-row>
        <table:table-row table:style-name="ro1">
          <table:table-cell office:value-type="string" calcext:value-type="string">
            <text:p>2021-09-22T19:12:26.768943-06:00</text:p>
          </table:table-cell>
          <table:table-cell office:value-type="float" office:value="268.689886" calcext:value-type="float">
            <text:p>268.689886</text:p>
          </table:table-cell>
          <table:table-cell office:value-type="float" office:value="1.370399" calcext:value-type="float">
            <text:p>1.370399</text:p>
          </table:table-cell>
        </table:table-row>
        <table:table-row table:style-name="ro1">
          <table:table-cell office:value-type="string" calcext:value-type="string">
            <text:p>2021-09-22T19:13:26.768943-06:00</text:p>
          </table:table-cell>
          <table:table-cell office:value-type="float" office:value="268.853037" calcext:value-type="float">
            <text:p>268.853037</text:p>
          </table:table-cell>
          <table:table-cell office:value-type="float" office:value="1.180859" calcext:value-type="float">
            <text:p>1.180859</text:p>
          </table:table-cell>
        </table:table-row>
        <table:table-row table:style-name="ro1">
          <table:table-cell office:value-type="string" calcext:value-type="string">
            <text:p>2021-09-22T19:14:26.768943-06:00</text:p>
          </table:table-cell>
          <table:table-cell office:value-type="float" office:value="269.016165" calcext:value-type="float">
            <text:p>269.016165</text:p>
          </table:table-cell>
          <table:table-cell office:value-type="float" office:value="0.991308" calcext:value-type="float">
            <text:p>0.991308</text:p>
          </table:table-cell>
        </table:table-row>
        <table:table-row table:style-name="ro1">
          <table:table-cell office:value-type="string" calcext:value-type="string">
            <text:p>2021-09-22T19:15:26.768943-06:00</text:p>
          </table:table-cell>
          <table:table-cell office:value-type="float" office:value="269.179273" calcext:value-type="float">
            <text:p>269.179273</text:p>
          </table:table-cell>
          <table:table-cell office:value-type="float" office:value="0.801749" calcext:value-type="float">
            <text:p>0.801749</text:p>
          </table:table-cell>
        </table:table-row>
        <table:table-row table:style-name="ro1">
          <table:table-cell office:value-type="string" calcext:value-type="string">
            <text:p>2021-09-22T19:16:26.768943-06:00</text:p>
          </table:table-cell>
          <table:table-cell office:value-type="float" office:value="269.342364" calcext:value-type="float">
            <text:p>269.342364</text:p>
          </table:table-cell>
          <table:table-cell office:value-type="float" office:value="0.612181" calcext:value-type="float">
            <text:p>0.612181</text:p>
          </table:table-cell>
        </table:table-row>
        <table:table-row table:style-name="ro1">
          <table:table-cell office:value-type="string" calcext:value-type="string">
            <text:p>2021-09-22T19:17:26.768943-06:00</text:p>
          </table:table-cell>
          <table:table-cell office:value-type="float" office:value="269.505442" calcext:value-type="float">
            <text:p>269.505442</text:p>
          </table:table-cell>
          <table:table-cell office:value-type="float" office:value="0.422607" calcext:value-type="float">
            <text:p>0.422607</text:p>
          </table:table-cell>
        </table:table-row>
        <table:table-row table:style-name="ro1">
          <table:table-cell office:value-type="string" calcext:value-type="string">
            <text:p>2021-09-22T19:18:26.768943-06:00</text:p>
          </table:table-cell>
          <table:table-cell office:value-type="float" office:value="269.668511" calcext:value-type="float">
            <text:p>269.668511</text:p>
          </table:table-cell>
          <table:table-cell office:value-type="float" office:value="0.233029" calcext:value-type="float">
            <text:p>0.233029</text:p>
          </table:table-cell>
        </table:table-row>
        <table:table-row table:style-name="ro1">
          <table:table-cell office:value-type="string" calcext:value-type="string">
            <text:p>2021-09-22T19:19:26.768943-06:00</text:p>
          </table:table-cell>
          <table:table-cell office:value-type="float" office:value="269.831574" calcext:value-type="float">
            <text:p>269.831574</text:p>
          </table:table-cell>
          <table:table-cell office:value-type="float" office:value="0.043448" calcext:value-type="float">
            <text:p>0.043448</text:p>
          </table:table-cell>
        </table:table-row>
        <table:table-row table:style-name="ro1">
          <table:table-cell office:value-type="string" calcext:value-type="string">
            <text:p>2021-09-22T19:20:26.768943-06:00</text:p>
          </table:table-cell>
          <table:table-cell office:value-type="float" office:value="269.994634" calcext:value-type="float">
            <text:p>269.994634</text:p>
          </table:table-cell>
          <table:table-cell office:value-type="float" office:value="-0.146135" calcext:value-type="float">
            <text:p>-0.146135</text:p>
          </table:table-cell>
        </table:table-row>
        <table:table-row table:style-name="ro1">
          <table:table-cell office:value-type="string" calcext:value-type="string">
            <text:p>2021-09-22T19:21:26.768943-06:00</text:p>
          </table:table-cell>
          <table:table-cell office:value-type="float" office:value="270.157696" calcext:value-type="float">
            <text:p>270.157696</text:p>
          </table:table-cell>
          <table:table-cell office:value-type="float" office:value="-0.335718" calcext:value-type="float">
            <text:p>-0.335718</text:p>
          </table:table-cell>
        </table:table-row>
        <table:table-row table:style-name="ro1">
          <table:table-cell office:value-type="string" calcext:value-type="string">
            <text:p>2021-09-22T19:22:26.768943-06:00</text:p>
          </table:table-cell>
          <table:table-cell office:value-type="float" office:value="270.320763" calcext:value-type="float">
            <text:p>270.320763</text:p>
          </table:table-cell>
          <table:table-cell office:value-type="float" office:value="-0.5253" calcext:value-type="float">
            <text:p>-0.5253</text:p>
          </table:table-cell>
        </table:table-row>
        <table:table-row table:style-name="ro1">
          <table:table-cell office:value-type="string" calcext:value-type="string">
            <text:p>2021-09-22T19:23:26.768943-06:00</text:p>
          </table:table-cell>
          <table:table-cell office:value-type="float" office:value="270.483839" calcext:value-type="float">
            <text:p>270.483839</text:p>
          </table:table-cell>
          <table:table-cell office:value-type="float" office:value="-0.714878" calcext:value-type="float">
            <text:p>-0.714878</text:p>
          </table:table-cell>
        </table:table-row>
      </table:table>
      <table:table table:name="winter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elevation</text:p>
          </table:table-cell>
        </table:table-row>
        <table:table-row table:style-name="ro1">
          <table:table-cell office:value-type="string" calcext:value-type="string">
            <text:p>2022-03-20T07:30:44.226328-06:00</text:p>
          </table:table-cell>
          <table:table-cell office:value-type="float" office:value="89.323044" calcext:value-type="float">
            <text:p>89.323044</text:p>
          </table:table-cell>
          <table:table-cell office:value-type="float" office:value="-0.833339" calcext:value-type="float">
            <text:p>-0.833339</text:p>
          </table:table-cell>
        </table:table-row>
        <table:table-row table:style-name="ro1">
          <table:table-cell office:value-type="string" calcext:value-type="string">
            <text:p>2022-03-20T07:31:44.226328-06:00</text:p>
          </table:table-cell>
          <table:table-cell office:value-type="float" office:value="89.486121" calcext:value-type="float">
            <text:p>89.486121</text:p>
          </table:table-cell>
          <table:table-cell office:value-type="float" office:value="-0.643771" calcext:value-type="float">
            <text:p>-0.643771</text:p>
          </table:table-cell>
        </table:table-row>
        <table:table-row table:style-name="ro1">
          <table:table-cell office:value-type="string" calcext:value-type="string">
            <text:p>2022-03-20T07:32:44.226328-06:00</text:p>
          </table:table-cell>
          <table:table-cell office:value-type="float" office:value="89.649186" calcext:value-type="float">
            <text:p>89.649186</text:p>
          </table:table-cell>
          <table:table-cell office:value-type="float" office:value="-0.454197" calcext:value-type="float">
            <text:p>-0.454197</text:p>
          </table:table-cell>
        </table:table-row>
        <table:table-row table:style-name="ro1">
          <table:table-cell office:value-type="string" calcext:value-type="string">
            <text:p>2022-03-20T07:33:44.226328-06:00</text:p>
          </table:table-cell>
          <table:table-cell office:value-type="float" office:value="89.812243" calcext:value-type="float">
            <text:p>89.812243</text:p>
          </table:table-cell>
          <table:table-cell office:value-type="float" office:value="-0.264621" calcext:value-type="float">
            <text:p>-0.264621</text:p>
          </table:table-cell>
        </table:table-row>
        <table:table-row table:style-name="ro1">
          <table:table-cell office:value-type="string" calcext:value-type="string">
            <text:p>2022-03-20T07:34:44.226328-06:00</text:p>
          </table:table-cell>
          <table:table-cell office:value-type="float" office:value="89.975296" calcext:value-type="float">
            <text:p>89.975296</text:p>
          </table:table-cell>
          <table:table-cell office:value-type="float" office:value="-0.075042" calcext:value-type="float">
            <text:p>-0.075042</text:p>
          </table:table-cell>
        </table:table-row>
        <table:table-row table:style-name="ro1">
          <table:table-cell office:value-type="string" calcext:value-type="string">
            <text:p>2022-03-20T07:35:44.226328-06:00</text:p>
          </table:table-cell>
          <table:table-cell office:value-type="float" office:value="90.138347" calcext:value-type="float">
            <text:p>90.138347</text:p>
          </table:table-cell>
          <table:table-cell office:value-type="float" office:value="0.114536" calcext:value-type="float">
            <text:p>0.114536</text:p>
          </table:table-cell>
        </table:table-row>
        <table:table-row table:style-name="ro1">
          <table:table-cell office:value-type="string" calcext:value-type="string">
            <text:p>2022-03-20T07:36:44.226328-06:00</text:p>
          </table:table-cell>
          <table:table-cell office:value-type="float" office:value="90.301402" calcext:value-type="float">
            <text:p>90.301402</text:p>
          </table:table-cell>
          <table:table-cell office:value-type="float" office:value="0.304113" calcext:value-type="float">
            <text:p>0.304113</text:p>
          </table:table-cell>
        </table:table-row>
        <table:table-row table:style-name="ro1">
          <table:table-cell office:value-type="string" calcext:value-type="string">
            <text:p>2022-03-20T07:37:44.226328-06:00</text:p>
          </table:table-cell>
          <table:table-cell office:value-type="float" office:value="90.464462" calcext:value-type="float">
            <text:p>90.464462</text:p>
          </table:table-cell>
          <table:table-cell office:value-type="float" office:value="0.493688" calcext:value-type="float">
            <text:p>0.493688</text:p>
          </table:table-cell>
        </table:table-row>
        <table:table-row table:style-name="ro1">
          <table:table-cell office:value-type="string" calcext:value-type="string">
            <text:p>2022-03-20T07:38:44.226328-06:00</text:p>
          </table:table-cell>
          <table:table-cell office:value-type="float" office:value="90.627532" calcext:value-type="float">
            <text:p>90.627532</text:p>
          </table:table-cell>
          <table:table-cell office:value-type="float" office:value="0.683258" calcext:value-type="float">
            <text:p>0.683258</text:p>
          </table:table-cell>
        </table:table-row>
        <table:table-row table:style-name="ro1">
          <table:table-cell office:value-type="string" calcext:value-type="string">
            <text:p>2022-03-20T07:39:44.226328-06:00</text:p>
          </table:table-cell>
          <table:table-cell office:value-type="float" office:value="90.790615" calcext:value-type="float">
            <text:p>90.790615</text:p>
          </table:table-cell>
          <table:table-cell office:value-type="float" office:value="0.872822" calcext:value-type="float">
            <text:p>0.872822</text:p>
          </table:table-cell>
        </table:table-row>
        <table:table-row table:style-name="ro1">
          <table:table-cell office:value-type="string" calcext:value-type="string">
            <text:p>2022-03-20T07:40:44.226328-06:00</text:p>
          </table:table-cell>
          <table:table-cell office:value-type="float" office:value="90.953715" calcext:value-type="float">
            <text:p>90.953715</text:p>
          </table:table-cell>
          <table:table-cell office:value-type="float" office:value="1.062379" calcext:value-type="float">
            <text:p>1.062379</text:p>
          </table:table-cell>
        </table:table-row>
        <table:table-row table:style-name="ro1">
          <table:table-cell office:value-type="string" calcext:value-type="string">
            <text:p>2022-03-20T07:41:44.226328-06:00</text:p>
          </table:table-cell>
          <table:table-cell office:value-type="float" office:value="91.116836" calcext:value-type="float">
            <text:p>91.116836</text:p>
          </table:table-cell>
          <table:table-cell office:value-type="float" office:value="1.251926" calcext:value-type="float">
            <text:p>1.251926</text:p>
          </table:table-cell>
        </table:table-row>
        <table:table-row table:style-name="ro1">
          <table:table-cell office:value-type="string" calcext:value-type="string">
            <text:p>2022-03-20T07:42:44.226328-06:00</text:p>
          </table:table-cell>
          <table:table-cell office:value-type="float" office:value="91.279981" calcext:value-type="float">
            <text:p>91.279981</text:p>
          </table:table-cell>
          <table:table-cell office:value-type="float" office:value="1.441464" calcext:value-type="float">
            <text:p>1.441464</text:p>
          </table:table-cell>
        </table:table-row>
        <table:table-row table:style-name="ro1">
          <table:table-cell office:value-type="string" calcext:value-type="string">
            <text:p>2022-03-20T07:43:44.226328-06:00</text:p>
          </table:table-cell>
          <table:table-cell office:value-type="float" office:value="91.443153" calcext:value-type="float">
            <text:p>91.443153</text:p>
          </table:table-cell>
          <table:table-cell office:value-type="float" office:value="1.630989" calcext:value-type="float">
            <text:p>1.630989</text:p>
          </table:table-cell>
        </table:table-row>
        <table:table-row table:style-name="ro1">
          <table:table-cell office:value-type="string" calcext:value-type="string">
            <text:p>2022-03-20T07:44:44.226328-06:00</text:p>
          </table:table-cell>
          <table:table-cell office:value-type="float" office:value="91.606356" calcext:value-type="float">
            <text:p>91.606356</text:p>
          </table:table-cell>
          <table:table-cell office:value-type="float" office:value="1.8205" calcext:value-type="float">
            <text:p>1.8205</text:p>
          </table:table-cell>
        </table:table-row>
        <table:table-row table:style-name="ro1">
          <table:table-cell office:value-type="string" calcext:value-type="string">
            <text:p>2022-03-20T07:45:44.226328-06:00</text:p>
          </table:table-cell>
          <table:table-cell office:value-type="float" office:value="91.769594" calcext:value-type="float">
            <text:p>91.769594</text:p>
          </table:table-cell>
          <table:table-cell office:value-type="float" office:value="2.009997" calcext:value-type="float">
            <text:p>2.009997</text:p>
          </table:table-cell>
        </table:table-row>
        <table:table-row table:style-name="ro1">
          <table:table-cell office:value-type="string" calcext:value-type="string">
            <text:p>2022-03-20T07:46:44.226328-06:00</text:p>
          </table:table-cell>
          <table:table-cell office:value-type="float" office:value="91.932871" calcext:value-type="float">
            <text:p>91.932871</text:p>
          </table:table-cell>
          <table:table-cell office:value-type="float" office:value="2.199477" calcext:value-type="float">
            <text:p>2.199477</text:p>
          </table:table-cell>
        </table:table-row>
        <table:table-row table:style-name="ro1">
          <table:table-cell office:value-type="string" calcext:value-type="string">
            <text:p>2022-03-20T07:47:44.226328-06:00</text:p>
          </table:table-cell>
          <table:table-cell office:value-type="float" office:value="92.096189" calcext:value-type="float">
            <text:p>92.096189</text:p>
          </table:table-cell>
          <table:table-cell office:value-type="float" office:value="2.388939" calcext:value-type="float">
            <text:p>2.388939</text:p>
          </table:table-cell>
        </table:table-row>
        <table:table-row table:style-name="ro1">
          <table:table-cell office:value-type="string" calcext:value-type="string">
            <text:p>2022-03-20T07:48:44.226328-06:00</text:p>
          </table:table-cell>
          <table:table-cell office:value-type="float" office:value="92.259552" calcext:value-type="float">
            <text:p>92.259552</text:p>
          </table:table-cell>
          <table:table-cell office:value-type="float" office:value="2.578381" calcext:value-type="float">
            <text:p>2.578381</text:p>
          </table:table-cell>
        </table:table-row>
        <table:table-row table:style-name="ro1">
          <table:table-cell office:value-type="string" calcext:value-type="string">
            <text:p>2022-03-20T07:49:44.226328-06:00</text:p>
          </table:table-cell>
          <table:table-cell office:value-type="float" office:value="92.422965" calcext:value-type="float">
            <text:p>92.422965</text:p>
          </table:table-cell>
          <table:table-cell office:value-type="float" office:value="2.767801" calcext:value-type="float">
            <text:p>2.767801</text:p>
          </table:table-cell>
        </table:table-row>
        <table:table-row table:style-name="ro1">
          <table:table-cell office:value-type="string" calcext:value-type="string">
            <text:p>2022-03-20T07:50:44.226328-06:00</text:p>
          </table:table-cell>
          <table:table-cell office:value-type="float" office:value="92.58643" calcext:value-type="float">
            <text:p>92.58643</text:p>
          </table:table-cell>
          <table:table-cell office:value-type="float" office:value="2.957199" calcext:value-type="float">
            <text:p>2.957199</text:p>
          </table:table-cell>
        </table:table-row>
        <table:table-row table:style-name="ro1">
          <table:table-cell office:value-type="string" calcext:value-type="string">
            <text:p>2022-03-20T07:51:44.226328-06:00</text:p>
          </table:table-cell>
          <table:table-cell office:value-type="float" office:value="92.749952" calcext:value-type="float">
            <text:p>92.749952</text:p>
          </table:table-cell>
          <table:table-cell office:value-type="float" office:value="3.146573" calcext:value-type="float">
            <text:p>3.146573</text:p>
          </table:table-cell>
        </table:table-row>
        <table:table-row table:style-name="ro1">
          <table:table-cell office:value-type="string" calcext:value-type="string">
            <text:p>2022-03-20T07:52:44.226328-06:00</text:p>
          </table:table-cell>
          <table:table-cell office:value-type="float" office:value="92.913533" calcext:value-type="float">
            <text:p>92.913533</text:p>
          </table:table-cell>
          <table:table-cell office:value-type="float" office:value="3.33592" calcext:value-type="float">
            <text:p>3.33592</text:p>
          </table:table-cell>
        </table:table-row>
        <table:table-row table:style-name="ro1">
          <table:table-cell office:value-type="string" calcext:value-type="string">
            <text:p>2022-03-20T07:53:44.226328-06:00</text:p>
          </table:table-cell>
          <table:table-cell office:value-type="float" office:value="93.077178" calcext:value-type="float">
            <text:p>93.077178</text:p>
          </table:table-cell>
          <table:table-cell office:value-type="float" office:value="3.525241" calcext:value-type="float">
            <text:p>3.525241</text:p>
          </table:table-cell>
        </table:table-row>
        <table:table-row table:style-name="ro1">
          <table:table-cell office:value-type="string" calcext:value-type="string">
            <text:p>2022-03-20T07:54:44.226328-06:00</text:p>
          </table:table-cell>
          <table:table-cell office:value-type="float" office:value="93.24089" calcext:value-type="float">
            <text:p>93.24089</text:p>
          </table:table-cell>
          <table:table-cell office:value-type="float" office:value="3.714532" calcext:value-type="float">
            <text:p>3.714532</text:p>
          </table:table-cell>
        </table:table-row>
        <table:table-row table:style-name="ro1">
          <table:table-cell office:value-type="string" calcext:value-type="string">
            <text:p>2022-03-20T07:55:44.226328-06:00</text:p>
          </table:table-cell>
          <table:table-cell office:value-type="float" office:value="93.404672" calcext:value-type="float">
            <text:p>93.404672</text:p>
          </table:table-cell>
          <table:table-cell office:value-type="float" office:value="3.903792" calcext:value-type="float">
            <text:p>3.903792</text:p>
          </table:table-cell>
        </table:table-row>
        <table:table-row table:style-name="ro1">
          <table:table-cell office:value-type="string" calcext:value-type="string">
            <text:p>2022-03-20T07:56:44.226328-06:00</text:p>
          </table:table-cell>
          <table:table-cell office:value-type="float" office:value="93.568529" calcext:value-type="float">
            <text:p>93.568529</text:p>
          </table:table-cell>
          <table:table-cell office:value-type="float" office:value="4.093021" calcext:value-type="float">
            <text:p>4.093021</text:p>
          </table:table-cell>
        </table:table-row>
        <table:table-row table:style-name="ro1">
          <table:table-cell office:value-type="string" calcext:value-type="string">
            <text:p>2022-03-20T07:57:44.226328-06:00</text:p>
          </table:table-cell>
          <table:table-cell office:value-type="float" office:value="93.732463" calcext:value-type="float">
            <text:p>93.732463</text:p>
          </table:table-cell>
          <table:table-cell office:value-type="float" office:value="4.282216" calcext:value-type="float">
            <text:p>4.282216</text:p>
          </table:table-cell>
        </table:table-row>
        <table:table-row table:style-name="ro1">
          <table:table-cell office:value-type="string" calcext:value-type="string">
            <text:p>2022-03-20T07:58:44.226328-06:00</text:p>
          </table:table-cell>
          <table:table-cell office:value-type="float" office:value="93.896479" calcext:value-type="float">
            <text:p>93.896479</text:p>
          </table:table-cell>
          <table:table-cell office:value-type="float" office:value="4.471375" calcext:value-type="float">
            <text:p>4.471375</text:p>
          </table:table-cell>
        </table:table-row>
        <table:table-row table:style-name="ro1">
          <table:table-cell office:value-type="string" calcext:value-type="string">
            <text:p>2022-03-20T07:59:44.226328-06:00</text:p>
          </table:table-cell>
          <table:table-cell office:value-type="float" office:value="94.060579" calcext:value-type="float">
            <text:p>94.060579</text:p>
          </table:table-cell>
          <table:table-cell office:value-type="float" office:value="4.660498" calcext:value-type="float">
            <text:p>4.660498</text:p>
          </table:table-cell>
        </table:table-row>
        <table:table-row table:style-name="ro1">
          <table:table-cell office:value-type="string" calcext:value-type="string">
            <text:p>2022-03-20T08:00:44.226328-06:00</text:p>
          </table:table-cell>
          <table:table-cell office:value-type="float" office:value="94.224769" calcext:value-type="float">
            <text:p>94.224769</text:p>
          </table:table-cell>
          <table:table-cell office:value-type="float" office:value="4.849583" calcext:value-type="float">
            <text:p>4.849583</text:p>
          </table:table-cell>
        </table:table-row>
        <table:table-row table:style-name="ro1">
          <table:table-cell office:value-type="string" calcext:value-type="string">
            <text:p>2022-03-20T08:01:44.226328-06:00</text:p>
          </table:table-cell>
          <table:table-cell office:value-type="float" office:value="94.389051" calcext:value-type="float">
            <text:p>94.389051</text:p>
          </table:table-cell>
          <table:table-cell office:value-type="float" office:value="5.038627" calcext:value-type="float">
            <text:p>5.038627</text:p>
          </table:table-cell>
        </table:table-row>
        <table:table-row table:style-name="ro1">
          <table:table-cell office:value-type="string" calcext:value-type="string">
            <text:p>2022-03-20T08:02:44.226328-06:00</text:p>
          </table:table-cell>
          <table:table-cell office:value-type="float" office:value="94.553428" calcext:value-type="float">
            <text:p>94.553428</text:p>
          </table:table-cell>
          <table:table-cell office:value-type="float" office:value="5.22763" calcext:value-type="float">
            <text:p>5.22763</text:p>
          </table:table-cell>
        </table:table-row>
        <table:table-row table:style-name="ro1">
          <table:table-cell office:value-type="string" calcext:value-type="string">
            <text:p>2022-03-20T08:03:44.226328-06:00</text:p>
          </table:table-cell>
          <table:table-cell office:value-type="float" office:value="94.717906" calcext:value-type="float">
            <text:p>94.717906</text:p>
          </table:table-cell>
          <table:table-cell office:value-type="float" office:value="5.41659" calcext:value-type="float">
            <text:p>5.41659</text:p>
          </table:table-cell>
        </table:table-row>
        <table:table-row table:style-name="ro1">
          <table:table-cell office:value-type="string" calcext:value-type="string">
            <text:p>2022-03-20T08:04:44.226328-06:00</text:p>
          </table:table-cell>
          <table:table-cell office:value-type="float" office:value="94.882486" calcext:value-type="float">
            <text:p>94.882486</text:p>
          </table:table-cell>
          <table:table-cell office:value-type="float" office:value="5.605505" calcext:value-type="float">
            <text:p>5.605505</text:p>
          </table:table-cell>
        </table:table-row>
        <table:table-row table:style-name="ro1">
          <table:table-cell office:value-type="string" calcext:value-type="string">
            <text:p>2022-03-20T08:05:44.226328-06:00</text:p>
          </table:table-cell>
          <table:table-cell office:value-type="float" office:value="95.047173" calcext:value-type="float">
            <text:p>95.047173</text:p>
          </table:table-cell>
          <table:table-cell office:value-type="float" office:value="5.794374" calcext:value-type="float">
            <text:p>5.794374</text:p>
          </table:table-cell>
        </table:table-row>
        <table:table-row table:style-name="ro1">
          <table:table-cell office:value-type="string" calcext:value-type="string">
            <text:p>2022-03-20T08:06:44.226328-06:00</text:p>
          </table:table-cell>
          <table:table-cell office:value-type="float" office:value="95.211971" calcext:value-type="float">
            <text:p>95.211971</text:p>
          </table:table-cell>
          <table:table-cell office:value-type="float" office:value="5.983195" calcext:value-type="float">
            <text:p>5.983195</text:p>
          </table:table-cell>
        </table:table-row>
        <table:table-row table:style-name="ro1">
          <table:table-cell office:value-type="string" calcext:value-type="string">
            <text:p>2022-03-20T08:07:44.226328-06:00</text:p>
          </table:table-cell>
          <table:table-cell office:value-type="float" office:value="95.376883" calcext:value-type="float">
            <text:p>95.376883</text:p>
          </table:table-cell>
          <table:table-cell office:value-type="float" office:value="6.171967" calcext:value-type="float">
            <text:p>6.171967</text:p>
          </table:table-cell>
        </table:table-row>
        <table:table-row table:style-name="ro1">
          <table:table-cell office:value-type="string" calcext:value-type="string">
            <text:p>2022-03-20T08:08:44.226328-06:00</text:p>
          </table:table-cell>
          <table:table-cell office:value-type="float" office:value="95.541913" calcext:value-type="float">
            <text:p>95.541913</text:p>
          </table:table-cell>
          <table:table-cell office:value-type="float" office:value="6.360687" calcext:value-type="float">
            <text:p>6.360687</text:p>
          </table:table-cell>
        </table:table-row>
        <table:table-row table:style-name="ro1">
          <table:table-cell office:value-type="string" calcext:value-type="string">
            <text:p>2022-03-20T08:09:44.226328-06:00</text:p>
          </table:table-cell>
          <table:table-cell office:value-type="float" office:value="95.707065" calcext:value-type="float">
            <text:p>95.707065</text:p>
          </table:table-cell>
          <table:table-cell office:value-type="float" office:value="6.549355" calcext:value-type="float">
            <text:p>6.549355</text:p>
          </table:table-cell>
        </table:table-row>
        <table:table-row table:style-name="ro1">
          <table:table-cell office:value-type="string" calcext:value-type="string">
            <text:p>2022-03-20T08:10:44.226328-06:00</text:p>
          </table:table-cell>
          <table:table-cell office:value-type="float" office:value="95.872341" calcext:value-type="float">
            <text:p>95.872341</text:p>
          </table:table-cell>
          <table:table-cell office:value-type="float" office:value="6.737969" calcext:value-type="float">
            <text:p>6.737969</text:p>
          </table:table-cell>
        </table:table-row>
        <table:table-row table:style-name="ro1">
          <table:table-cell office:value-type="string" calcext:value-type="string">
            <text:p>2022-03-20T08:11:44.226328-06:00</text:p>
          </table:table-cell>
          <table:table-cell office:value-type="float" office:value="96.037747" calcext:value-type="float">
            <text:p>96.037747</text:p>
          </table:table-cell>
          <table:table-cell office:value-type="float" office:value="6.926527" calcext:value-type="float">
            <text:p>6.926527</text:p>
          </table:table-cell>
        </table:table-row>
        <table:table-row table:style-name="ro1">
          <table:table-cell office:value-type="string" calcext:value-type="string">
            <text:p>2022-03-20T08:12:44.226328-06:00</text:p>
          </table:table-cell>
          <table:table-cell office:value-type="float" office:value="96.203285" calcext:value-type="float">
            <text:p>96.203285</text:p>
          </table:table-cell>
          <table:table-cell office:value-type="float" office:value="7.115027" calcext:value-type="float">
            <text:p>7.115027</text:p>
          </table:table-cell>
        </table:table-row>
        <table:table-row table:style-name="ro1">
          <table:table-cell office:value-type="string" calcext:value-type="string">
            <text:p>2022-03-20T08:13:44.226328-06:00</text:p>
          </table:table-cell>
          <table:table-cell office:value-type="float" office:value="96.368959" calcext:value-type="float">
            <text:p>96.368959</text:p>
          </table:table-cell>
          <table:table-cell office:value-type="float" office:value="7.303468" calcext:value-type="float">
            <text:p>7.303468</text:p>
          </table:table-cell>
        </table:table-row>
        <table:table-row table:style-name="ro1">
          <table:table-cell office:value-type="string" calcext:value-type="string">
            <text:p>2022-03-20T08:14:44.226328-06:00</text:p>
          </table:table-cell>
          <table:table-cell office:value-type="float" office:value="96.534773" calcext:value-type="float">
            <text:p>96.534773</text:p>
          </table:table-cell>
          <table:table-cell office:value-type="float" office:value="7.491849" calcext:value-type="float">
            <text:p>7.491849</text:p>
          </table:table-cell>
        </table:table-row>
        <table:table-row table:style-name="ro1">
          <table:table-cell office:value-type="string" calcext:value-type="string">
            <text:p>2022-03-20T08:15:44.226328-06:00</text:p>
          </table:table-cell>
          <table:table-cell office:value-type="float" office:value="96.700731" calcext:value-type="float">
            <text:p>96.700731</text:p>
          </table:table-cell>
          <table:table-cell office:value-type="float" office:value="7.680167" calcext:value-type="float">
            <text:p>7.680167</text:p>
          </table:table-cell>
        </table:table-row>
        <table:table-row table:style-name="ro1">
          <table:table-cell office:value-type="string" calcext:value-type="string">
            <text:p>2022-03-20T08:16:44.226328-06:00</text:p>
          </table:table-cell>
          <table:table-cell office:value-type="float" office:value="96.866837" calcext:value-type="float">
            <text:p>96.866837</text:p>
          </table:table-cell>
          <table:table-cell office:value-type="float" office:value="7.868421" calcext:value-type="float">
            <text:p>7.868421</text:p>
          </table:table-cell>
        </table:table-row>
        <table:table-row table:style-name="ro1">
          <table:table-cell office:value-type="string" calcext:value-type="string">
            <text:p>2022-03-20T08:17:44.226328-06:00</text:p>
          </table:table-cell>
          <table:table-cell office:value-type="float" office:value="97.033093" calcext:value-type="float">
            <text:p>97.033093</text:p>
          </table:table-cell>
          <table:table-cell office:value-type="float" office:value="8.05661" calcext:value-type="float">
            <text:p>8.05661</text:p>
          </table:table-cell>
        </table:table-row>
        <table:table-row table:style-name="ro1">
          <table:table-cell office:value-type="string" calcext:value-type="string">
            <text:p>2022-03-20T08:18:44.226328-06:00</text:p>
          </table:table-cell>
          <table:table-cell office:value-type="float" office:value="97.199505" calcext:value-type="float">
            <text:p>97.199505</text:p>
          </table:table-cell>
          <table:table-cell office:value-type="float" office:value="8.244732" calcext:value-type="float">
            <text:p>8.244732</text:p>
          </table:table-cell>
        </table:table-row>
        <table:table-row table:style-name="ro1">
          <table:table-cell office:value-type="string" calcext:value-type="string">
            <text:p>2022-03-20T08:19:44.226328-06:00</text:p>
          </table:table-cell>
          <table:table-cell office:value-type="float" office:value="97.366075" calcext:value-type="float">
            <text:p>97.366075</text:p>
          </table:table-cell>
          <table:table-cell office:value-type="float" office:value="8.432784" calcext:value-type="float">
            <text:p>8.432784</text:p>
          </table:table-cell>
        </table:table-row>
        <table:table-row table:style-name="ro1">
          <table:table-cell office:value-type="string" calcext:value-type="string">
            <text:p>2022-03-20T08:20:44.226328-06:00</text:p>
          </table:table-cell>
          <table:table-cell office:value-type="float" office:value="97.532808" calcext:value-type="float">
            <text:p>97.532808</text:p>
          </table:table-cell>
          <table:table-cell office:value-type="float" office:value="8.620766" calcext:value-type="float">
            <text:p>8.620766</text:p>
          </table:table-cell>
        </table:table-row>
        <table:table-row table:style-name="ro1">
          <table:table-cell office:value-type="string" calcext:value-type="string">
            <text:p>2022-03-20T08:21:44.226328-06:00</text:p>
          </table:table-cell>
          <table:table-cell office:value-type="float" office:value="97.699707" calcext:value-type="float">
            <text:p>97.699707</text:p>
          </table:table-cell>
          <table:table-cell office:value-type="float" office:value="8.808676" calcext:value-type="float">
            <text:p>8.808676</text:p>
          </table:table-cell>
        </table:table-row>
        <table:table-row table:style-name="ro1">
          <table:table-cell office:value-type="string" calcext:value-type="string">
            <text:p>2022-03-20T08:22:44.226328-06:00</text:p>
          </table:table-cell>
          <table:table-cell office:value-type="float" office:value="97.866775" calcext:value-type="float">
            <text:p>97.866775</text:p>
          </table:table-cell>
          <table:table-cell office:value-type="float" office:value="8.996512" calcext:value-type="float">
            <text:p>8.996512</text:p>
          </table:table-cell>
        </table:table-row>
        <table:table-row table:style-name="ro1">
          <table:table-cell office:value-type="string" calcext:value-type="string">
            <text:p>2022-03-20T08:23:44.226328-06:00</text:p>
          </table:table-cell>
          <table:table-cell office:value-type="float" office:value="98.034018" calcext:value-type="float">
            <text:p>98.034018</text:p>
          </table:table-cell>
          <table:table-cell office:value-type="float" office:value="9.184273" calcext:value-type="float">
            <text:p>9.184273</text:p>
          </table:table-cell>
        </table:table-row>
        <table:table-row table:style-name="ro1">
          <table:table-cell office:value-type="string" calcext:value-type="string">
            <text:p>2022-03-20T08:24:44.226328-06:00</text:p>
          </table:table-cell>
          <table:table-cell office:value-type="float" office:value="98.201438" calcext:value-type="float">
            <text:p>98.201438</text:p>
          </table:table-cell>
          <table:table-cell office:value-type="float" office:value="9.371956" calcext:value-type="float">
            <text:p>9.371956</text:p>
          </table:table-cell>
        </table:table-row>
        <table:table-row table:style-name="ro1">
          <table:table-cell office:value-type="string" calcext:value-type="string">
            <text:p>2022-03-20T08:25:44.226328-06:00</text:p>
          </table:table-cell>
          <table:table-cell office:value-type="float" office:value="98.369039" calcext:value-type="float">
            <text:p>98.369039</text:p>
          </table:table-cell>
          <table:table-cell office:value-type="float" office:value="9.55956" calcext:value-type="float">
            <text:p>9.55956</text:p>
          </table:table-cell>
        </table:table-row>
        <table:table-row table:style-name="ro1">
          <table:table-cell office:value-type="string" calcext:value-type="string">
            <text:p>2022-03-20T08:26:44.226328-06:00</text:p>
          </table:table-cell>
          <table:table-cell office:value-type="float" office:value="98.536826" calcext:value-type="float">
            <text:p>98.536826</text:p>
          </table:table-cell>
          <table:table-cell office:value-type="float" office:value="9.747084" calcext:value-type="float">
            <text:p>9.747084</text:p>
          </table:table-cell>
        </table:table-row>
        <table:table-row table:style-name="ro1">
          <table:table-cell office:value-type="string" calcext:value-type="string">
            <text:p>2022-03-20T08:27:44.226328-06:00</text:p>
          </table:table-cell>
          <table:table-cell office:value-type="float" office:value="98.704801" calcext:value-type="float">
            <text:p>98.704801</text:p>
          </table:table-cell>
          <table:table-cell office:value-type="float" office:value="9.934525" calcext:value-type="float">
            <text:p>9.934525</text:p>
          </table:table-cell>
        </table:table-row>
        <table:table-row table:style-name="ro1">
          <table:table-cell office:value-type="string" calcext:value-type="string">
            <text:p>2022-03-20T08:28:44.226328-06:00</text:p>
          </table:table-cell>
          <table:table-cell office:value-type="float" office:value="98.872969" calcext:value-type="float">
            <text:p>98.872969</text:p>
          </table:table-cell>
          <table:table-cell office:value-type="float" office:value="10.121883" calcext:value-type="float">
            <text:p>10.121883</text:p>
          </table:table-cell>
        </table:table-row>
        <table:table-row table:style-name="ro1">
          <table:table-cell office:value-type="string" calcext:value-type="string">
            <text:p>2022-03-20T08:29:44.226328-06:00</text:p>
          </table:table-cell>
          <table:table-cell office:value-type="float" office:value="99.041334" calcext:value-type="float">
            <text:p>99.041334</text:p>
          </table:table-cell>
          <table:table-cell office:value-type="float" office:value="10.309155" calcext:value-type="float">
            <text:p>10.309155</text:p>
          </table:table-cell>
        </table:table-row>
        <table:table-row table:style-name="ro1">
          <table:table-cell office:value-type="string" calcext:value-type="string">
            <text:p>2022-03-20T08:30:44.226328-06:00</text:p>
          </table:table-cell>
          <table:table-cell office:value-type="float" office:value="99.209899" calcext:value-type="float">
            <text:p>99.209899</text:p>
          </table:table-cell>
          <table:table-cell office:value-type="float" office:value="10.496339" calcext:value-type="float">
            <text:p>10.496339</text:p>
          </table:table-cell>
        </table:table-row>
        <table:table-row table:style-name="ro1">
          <table:table-cell office:value-type="string" calcext:value-type="string">
            <text:p>2022-03-20T08:31:44.226328-06:00</text:p>
          </table:table-cell>
          <table:table-cell office:value-type="float" office:value="99.378669" calcext:value-type="float">
            <text:p>99.378669</text:p>
          </table:table-cell>
          <table:table-cell office:value-type="float" office:value="10.683434" calcext:value-type="float">
            <text:p>10.683434</text:p>
          </table:table-cell>
        </table:table-row>
        <table:table-row table:style-name="ro1">
          <table:table-cell office:value-type="string" calcext:value-type="string">
            <text:p>2022-03-20T08:32:44.226328-06:00</text:p>
          </table:table-cell>
          <table:table-cell office:value-type="float" office:value="99.547647" calcext:value-type="float">
            <text:p>99.547647</text:p>
          </table:table-cell>
          <table:table-cell office:value-type="float" office:value="10.870439" calcext:value-type="float">
            <text:p>10.870439</text:p>
          </table:table-cell>
        </table:table-row>
        <table:table-row table:style-name="ro1">
          <table:table-cell office:value-type="string" calcext:value-type="string">
            <text:p>2022-03-20T08:33:44.226328-06:00</text:p>
          </table:table-cell>
          <table:table-cell office:value-type="float" office:value="99.716837" calcext:value-type="float">
            <text:p>99.716837</text:p>
          </table:table-cell>
          <table:table-cell office:value-type="float" office:value="11.057351" calcext:value-type="float">
            <text:p>11.057351</text:p>
          </table:table-cell>
        </table:table-row>
        <table:table-row table:style-name="ro1">
          <table:table-cell office:value-type="string" calcext:value-type="string">
            <text:p>2022-03-20T08:34:44.226328-06:00</text:p>
          </table:table-cell>
          <table:table-cell office:value-type="float" office:value="99.886243" calcext:value-type="float">
            <text:p>99.886243</text:p>
          </table:table-cell>
          <table:table-cell office:value-type="float" office:value="11.244168" calcext:value-type="float">
            <text:p>11.244168</text:p>
          </table:table-cell>
        </table:table-row>
        <table:table-row table:style-name="ro1">
          <table:table-cell office:value-type="string" calcext:value-type="string">
            <text:p>2022-03-20T08:35:44.226328-06:00</text:p>
          </table:table-cell>
          <table:table-cell office:value-type="float" office:value="100.055869" calcext:value-type="float">
            <text:p>100.055869</text:p>
          </table:table-cell>
          <table:table-cell office:value-type="float" office:value="11.43089" calcext:value-type="float">
            <text:p>11.43089</text:p>
          </table:table-cell>
        </table:table-row>
        <table:table-row table:style-name="ro1">
          <table:table-cell office:value-type="string" calcext:value-type="string">
            <text:p>2022-03-20T08:36:44.226328-06:00</text:p>
          </table:table-cell>
          <table:table-cell office:value-type="float" office:value="100.225719" calcext:value-type="float">
            <text:p>100.225719</text:p>
          </table:table-cell>
          <table:table-cell office:value-type="float" office:value="11.617513" calcext:value-type="float">
            <text:p>11.617513</text:p>
          </table:table-cell>
        </table:table-row>
        <table:table-row table:style-name="ro1">
          <table:table-cell office:value-type="string" calcext:value-type="string">
            <text:p>2022-03-20T08:37:44.226328-06:00</text:p>
          </table:table-cell>
          <table:table-cell office:value-type="float" office:value="100.395796" calcext:value-type="float">
            <text:p>100.395796</text:p>
          </table:table-cell>
          <table:table-cell office:value-type="float" office:value="11.804037" calcext:value-type="float">
            <text:p>11.804037</text:p>
          </table:table-cell>
        </table:table-row>
        <table:table-row table:style-name="ro1">
          <table:table-cell office:value-type="string" calcext:value-type="string">
            <text:p>2022-03-20T08:38:44.226328-06:00</text:p>
          </table:table-cell>
          <table:table-cell office:value-type="float" office:value="100.566106" calcext:value-type="float">
            <text:p>100.566106</text:p>
          </table:table-cell>
          <table:table-cell office:value-type="float" office:value="11.99046" calcext:value-type="float">
            <text:p>11.99046</text:p>
          </table:table-cell>
        </table:table-row>
        <table:table-row table:style-name="ro1">
          <table:table-cell office:value-type="string" calcext:value-type="string">
            <text:p>2022-03-20T08:39:44.226328-06:00</text:p>
          </table:table-cell>
          <table:table-cell office:value-type="float" office:value="100.73665" calcext:value-type="float">
            <text:p>100.73665</text:p>
          </table:table-cell>
          <table:table-cell office:value-type="float" office:value="12.176779" calcext:value-type="float">
            <text:p>12.176779</text:p>
          </table:table-cell>
        </table:table-row>
        <table:table-row table:style-name="ro1">
          <table:table-cell office:value-type="string" calcext:value-type="string">
            <text:p>2022-03-20T08:40:44.226328-06:00</text:p>
          </table:table-cell>
          <table:table-cell office:value-type="float" office:value="100.907435" calcext:value-type="float">
            <text:p>100.907435</text:p>
          </table:table-cell>
          <table:table-cell office:value-type="float" office:value="12.362993" calcext:value-type="float">
            <text:p>12.362993</text:p>
          </table:table-cell>
        </table:table-row>
        <table:table-row table:style-name="ro1">
          <table:table-cell office:value-type="string" calcext:value-type="string">
            <text:p>2022-03-20T08:41:44.226328-06:00</text:p>
          </table:table-cell>
          <table:table-cell office:value-type="float" office:value="101.078463" calcext:value-type="float">
            <text:p>101.078463</text:p>
          </table:table-cell>
          <table:table-cell office:value-type="float" office:value="12.549101" calcext:value-type="float">
            <text:p>12.549101</text:p>
          </table:table-cell>
        </table:table-row>
        <table:table-row table:style-name="ro1">
          <table:table-cell office:value-type="string" calcext:value-type="string">
            <text:p>2022-03-20T08:42:44.226328-06:00</text:p>
          </table:table-cell>
          <table:table-cell office:value-type="float" office:value="101.249739" calcext:value-type="float">
            <text:p>101.249739</text:p>
          </table:table-cell>
          <table:table-cell office:value-type="float" office:value="12.7351" calcext:value-type="float">
            <text:p>12.7351</text:p>
          </table:table-cell>
        </table:table-row>
        <table:table-row table:style-name="ro1">
          <table:table-cell office:value-type="string" calcext:value-type="string">
            <text:p>2022-03-20T08:43:44.226328-06:00</text:p>
          </table:table-cell>
          <table:table-cell office:value-type="float" office:value="101.421266" calcext:value-type="float">
            <text:p>101.421266</text:p>
          </table:table-cell>
          <table:table-cell office:value-type="float" office:value="12.920989" calcext:value-type="float">
            <text:p>12.920989</text:p>
          </table:table-cell>
        </table:table-row>
        <table:table-row table:style-name="ro1">
          <table:table-cell office:value-type="string" calcext:value-type="string">
            <text:p>2022-03-20T08:44:44.226328-06:00</text:p>
          </table:table-cell>
          <table:table-cell office:value-type="float" office:value="101.593049" calcext:value-type="float">
            <text:p>101.593049</text:p>
          </table:table-cell>
          <table:table-cell office:value-type="float" office:value="13.106765" calcext:value-type="float">
            <text:p>13.106765</text:p>
          </table:table-cell>
        </table:table-row>
        <table:table-row table:style-name="ro1">
          <table:table-cell office:value-type="string" calcext:value-type="string">
            <text:p>2022-03-20T08:45:44.226328-06:00</text:p>
          </table:table-cell>
          <table:table-cell office:value-type="float" office:value="101.765092" calcext:value-type="float">
            <text:p>101.765092</text:p>
          </table:table-cell>
          <table:table-cell office:value-type="float" office:value="13.292427" calcext:value-type="float">
            <text:p>13.292427</text:p>
          </table:table-cell>
        </table:table-row>
        <table:table-row table:style-name="ro1">
          <table:table-cell office:value-type="string" calcext:value-type="string">
            <text:p>2022-03-20T08:46:44.226328-06:00</text:p>
          </table:table-cell>
          <table:table-cell office:value-type="float" office:value="101.937398" calcext:value-type="float">
            <text:p>101.937398</text:p>
          </table:table-cell>
          <table:table-cell office:value-type="float" office:value="13.477974" calcext:value-type="float">
            <text:p>13.477974</text:p>
          </table:table-cell>
        </table:table-row>
        <table:table-row table:style-name="ro1">
          <table:table-cell office:value-type="string" calcext:value-type="string">
            <text:p>2022-03-20T08:47:44.226328-06:00</text:p>
          </table:table-cell>
          <table:table-cell office:value-type="float" office:value="102.109972" calcext:value-type="float">
            <text:p>102.109972</text:p>
          </table:table-cell>
          <table:table-cell office:value-type="float" office:value="13.663402" calcext:value-type="float">
            <text:p>13.663402</text:p>
          </table:table-cell>
        </table:table-row>
        <table:table-row table:style-name="ro1">
          <table:table-cell office:value-type="string" calcext:value-type="string">
            <text:p>2022-03-20T08:48:44.226328-06:00</text:p>
          </table:table-cell>
          <table:table-cell office:value-type="float" office:value="102.282818" calcext:value-type="float">
            <text:p>102.282818</text:p>
          </table:table-cell>
          <table:table-cell office:value-type="float" office:value="13.848712" calcext:value-type="float">
            <text:p>13.848712</text:p>
          </table:table-cell>
        </table:table-row>
        <table:table-row table:style-name="ro1">
          <table:table-cell office:value-type="string" calcext:value-type="string">
            <text:p>2022-03-20T08:49:44.226328-06:00</text:p>
          </table:table-cell>
          <table:table-cell office:value-type="float" office:value="102.45594" calcext:value-type="float">
            <text:p>102.45594</text:p>
          </table:table-cell>
          <table:table-cell office:value-type="float" office:value="14.033899" calcext:value-type="float">
            <text:p>14.033899</text:p>
          </table:table-cell>
        </table:table-row>
        <table:table-row table:style-name="ro1">
          <table:table-cell office:value-type="string" calcext:value-type="string">
            <text:p>2022-03-20T08:50:44.226328-06:00</text:p>
          </table:table-cell>
          <table:table-cell office:value-type="float" office:value="102.629342" calcext:value-type="float">
            <text:p>102.629342</text:p>
          </table:table-cell>
          <table:table-cell office:value-type="float" office:value="14.218963" calcext:value-type="float">
            <text:p>14.218963</text:p>
          </table:table-cell>
        </table:table-row>
        <table:table-row table:style-name="ro1">
          <table:table-cell office:value-type="string" calcext:value-type="string">
            <text:p>2022-03-20T08:51:44.226328-06:00</text:p>
          </table:table-cell>
          <table:table-cell office:value-type="float" office:value="102.803027" calcext:value-type="float">
            <text:p>102.803027</text:p>
          </table:table-cell>
          <table:table-cell office:value-type="float" office:value="14.403902" calcext:value-type="float">
            <text:p>14.403902</text:p>
          </table:table-cell>
        </table:table-row>
        <table:table-row table:style-name="ro1">
          <table:table-cell office:value-type="string" calcext:value-type="string">
            <text:p>2022-03-20T08:52:44.226328-06:00</text:p>
          </table:table-cell>
          <table:table-cell office:value-type="float" office:value="102.977002" calcext:value-type="float">
            <text:p>102.977002</text:p>
          </table:table-cell>
          <table:table-cell office:value-type="float" office:value="14.588714" calcext:value-type="float">
            <text:p>14.588714</text:p>
          </table:table-cell>
        </table:table-row>
        <table:table-row table:style-name="ro1">
          <table:table-cell office:value-type="string" calcext:value-type="string">
            <text:p>2022-03-20T08:53:44.226328-06:00</text:p>
          </table:table-cell>
          <table:table-cell office:value-type="float" office:value="103.151268" calcext:value-type="float">
            <text:p>103.151268</text:p>
          </table:table-cell>
          <table:table-cell office:value-type="float" office:value="14.773396" calcext:value-type="float">
            <text:p>14.773396</text:p>
          </table:table-cell>
        </table:table-row>
        <table:table-row table:style-name="ro1">
          <table:table-cell office:value-type="string" calcext:value-type="string">
            <text:p>2022-03-20T08:54:44.226328-06:00</text:p>
          </table:table-cell>
          <table:table-cell office:value-type="float" office:value="103.325831" calcext:value-type="float">
            <text:p>103.325831</text:p>
          </table:table-cell>
          <table:table-cell office:value-type="float" office:value="14.957948" calcext:value-type="float">
            <text:p>14.957948</text:p>
          </table:table-cell>
        </table:table-row>
        <table:table-row table:style-name="ro1">
          <table:table-cell office:value-type="string" calcext:value-type="string">
            <text:p>2022-03-20T08:55:44.226328-06:00</text:p>
          </table:table-cell>
          <table:table-cell office:value-type="float" office:value="103.500695" calcext:value-type="float">
            <text:p>103.500695</text:p>
          </table:table-cell>
          <table:table-cell office:value-type="float" office:value="15.142367" calcext:value-type="float">
            <text:p>15.142367</text:p>
          </table:table-cell>
        </table:table-row>
        <table:table-row table:style-name="ro1">
          <table:table-cell office:value-type="string" calcext:value-type="string">
            <text:p>2022-03-20T08:56:44.226328-06:00</text:p>
          </table:table-cell>
          <table:table-cell office:value-type="float" office:value="103.675864" calcext:value-type="float">
            <text:p>103.675864</text:p>
          </table:table-cell>
          <table:table-cell office:value-type="float" office:value="15.32665" calcext:value-type="float">
            <text:p>15.32665</text:p>
          </table:table-cell>
        </table:table-row>
        <table:table-row table:style-name="ro1">
          <table:table-cell office:value-type="string" calcext:value-type="string">
            <text:p>2022-03-20T08:57:44.226328-06:00</text:p>
          </table:table-cell>
          <table:table-cell office:value-type="float" office:value="103.851341" calcext:value-type="float">
            <text:p>103.851341</text:p>
          </table:table-cell>
          <table:table-cell office:value-type="float" office:value="15.510797" calcext:value-type="float">
            <text:p>15.510797</text:p>
          </table:table-cell>
        </table:table-row>
        <table:table-row table:style-name="ro1">
          <table:table-cell office:value-type="string" calcext:value-type="string">
            <text:p>2022-03-20T08:58:44.226328-06:00</text:p>
          </table:table-cell>
          <table:table-cell office:value-type="float" office:value="104.027132" calcext:value-type="float">
            <text:p>104.027132</text:p>
          </table:table-cell>
          <table:table-cell office:value-type="float" office:value="15.694805" calcext:value-type="float">
            <text:p>15.694805</text:p>
          </table:table-cell>
        </table:table-row>
        <table:table-row table:style-name="ro1">
          <table:table-cell office:value-type="string" calcext:value-type="string">
            <text:p>2022-03-20T08:59:44.226328-06:00</text:p>
          </table:table-cell>
          <table:table-cell office:value-type="float" office:value="104.203241" calcext:value-type="float">
            <text:p>104.203241</text:p>
          </table:table-cell>
          <table:table-cell office:value-type="float" office:value="15.878672" calcext:value-type="float">
            <text:p>15.878672</text:p>
          </table:table-cell>
        </table:table-row>
        <table:table-row table:style-name="ro1">
          <table:table-cell office:value-type="string" calcext:value-type="string">
            <text:p>2022-03-20T09:00:44.226328-06:00</text:p>
          </table:table-cell>
          <table:table-cell office:value-type="float" office:value="104.379671" calcext:value-type="float">
            <text:p>104.379671</text:p>
          </table:table-cell>
          <table:table-cell office:value-type="float" office:value="16.062397" calcext:value-type="float">
            <text:p>16.062397</text:p>
          </table:table-cell>
        </table:table-row>
        <table:table-row table:style-name="ro1">
          <table:table-cell office:value-type="string" calcext:value-type="string">
            <text:p>2022-03-20T09:01:44.226328-06:00</text:p>
          </table:table-cell>
          <table:table-cell office:value-type="float" office:value="104.556428" calcext:value-type="float">
            <text:p>104.556428</text:p>
          </table:table-cell>
          <table:table-cell office:value-type="float" office:value="16.245976" calcext:value-type="float">
            <text:p>16.245976</text:p>
          </table:table-cell>
        </table:table-row>
        <table:table-row table:style-name="ro1">
          <table:table-cell office:value-type="string" calcext:value-type="string">
            <text:p>2022-03-20T09:02:44.226328-06:00</text:p>
          </table:table-cell>
          <table:table-cell office:value-type="float" office:value="104.733515" calcext:value-type="float">
            <text:p>104.733515</text:p>
          </table:table-cell>
          <table:table-cell office:value-type="float" office:value="16.429409" calcext:value-type="float">
            <text:p>16.429409</text:p>
          </table:table-cell>
        </table:table-row>
        <table:table-row table:style-name="ro1">
          <table:table-cell office:value-type="string" calcext:value-type="string">
            <text:p>2022-03-20T09:03:44.226328-06:00</text:p>
          </table:table-cell>
          <table:table-cell office:value-type="float" office:value="104.910936" calcext:value-type="float">
            <text:p>104.910936</text:p>
          </table:table-cell>
          <table:table-cell office:value-type="float" office:value="16.612693" calcext:value-type="float">
            <text:p>16.612693</text:p>
          </table:table-cell>
        </table:table-row>
        <table:table-row table:style-name="ro1">
          <table:table-cell office:value-type="string" calcext:value-type="string">
            <text:p>2022-03-20T09:04:44.226328-06:00</text:p>
          </table:table-cell>
          <table:table-cell office:value-type="float" office:value="105.088696" calcext:value-type="float">
            <text:p>105.088696</text:p>
          </table:table-cell>
          <table:table-cell office:value-type="float" office:value="16.795826" calcext:value-type="float">
            <text:p>16.795826</text:p>
          </table:table-cell>
        </table:table-row>
        <table:table-row table:style-name="ro1">
          <table:table-cell office:value-type="string" calcext:value-type="string">
            <text:p>2022-03-20T09:05:44.226328-06:00</text:p>
          </table:table-cell>
          <table:table-cell office:value-type="float" office:value="105.2668" calcext:value-type="float">
            <text:p>105.2668</text:p>
          </table:table-cell>
          <table:table-cell office:value-type="float" office:value="16.978806" calcext:value-type="float">
            <text:p>16.978806</text:p>
          </table:table-cell>
        </table:table-row>
        <table:table-row table:style-name="ro1">
          <table:table-cell office:value-type="string" calcext:value-type="string">
            <text:p>2022-03-20T09:06:44.226328-06:00</text:p>
          </table:table-cell>
          <table:table-cell office:value-type="float" office:value="105.445251" calcext:value-type="float">
            <text:p>105.445251</text:p>
          </table:table-cell>
          <table:table-cell office:value-type="float" office:value="17.161632" calcext:value-type="float">
            <text:p>17.161632</text:p>
          </table:table-cell>
        </table:table-row>
        <table:table-row table:style-name="ro1">
          <table:table-cell office:value-type="string" calcext:value-type="string">
            <text:p>2022-03-20T09:07:44.226328-06:00</text:p>
          </table:table-cell>
          <table:table-cell office:value-type="float" office:value="105.624054" calcext:value-type="float">
            <text:p>105.624054</text:p>
          </table:table-cell>
          <table:table-cell office:value-type="float" office:value="17.3443" calcext:value-type="float">
            <text:p>17.3443</text:p>
          </table:table-cell>
        </table:table-row>
        <table:table-row table:style-name="ro1">
          <table:table-cell office:value-type="string" calcext:value-type="string">
            <text:p>2022-03-20T09:08:44.226328-06:00</text:p>
          </table:table-cell>
          <table:table-cell office:value-type="float" office:value="105.803214" calcext:value-type="float">
            <text:p>105.803214</text:p>
          </table:table-cell>
          <table:table-cell office:value-type="float" office:value="17.526809" calcext:value-type="float">
            <text:p>17.526809</text:p>
          </table:table-cell>
        </table:table-row>
        <table:table-row table:style-name="ro1">
          <table:table-cell office:value-type="string" calcext:value-type="string">
            <text:p>2022-03-20T09:09:44.226328-06:00</text:p>
          </table:table-cell>
          <table:table-cell office:value-type="float" office:value="105.982734" calcext:value-type="float">
            <text:p>105.982734</text:p>
          </table:table-cell>
          <table:table-cell office:value-type="float" office:value="17.709156" calcext:value-type="float">
            <text:p>17.709156</text:p>
          </table:table-cell>
        </table:table-row>
        <table:table-row table:style-name="ro1">
          <table:table-cell office:value-type="string" calcext:value-type="string">
            <text:p>2022-03-20T09:10:44.226328-06:00</text:p>
          </table:table-cell>
          <table:table-cell office:value-type="float" office:value="106.162619" calcext:value-type="float">
            <text:p>106.162619</text:p>
          </table:table-cell>
          <table:table-cell office:value-type="float" office:value="17.89134" calcext:value-type="float">
            <text:p>17.89134</text:p>
          </table:table-cell>
        </table:table-row>
        <table:table-row table:style-name="ro1">
          <table:table-cell office:value-type="string" calcext:value-type="string">
            <text:p>2022-03-20T09:11:44.226328-06:00</text:p>
          </table:table-cell>
          <table:table-cell office:value-type="float" office:value="106.342874" calcext:value-type="float">
            <text:p>106.342874</text:p>
          </table:table-cell>
          <table:table-cell office:value-type="float" office:value="18.073359" calcext:value-type="float">
            <text:p>18.073359</text:p>
          </table:table-cell>
        </table:table-row>
        <table:table-row table:style-name="ro1">
          <table:table-cell office:value-type="string" calcext:value-type="string">
            <text:p>2022-03-20T09:12:44.226328-06:00</text:p>
          </table:table-cell>
          <table:table-cell office:value-type="float" office:value="106.523503" calcext:value-type="float">
            <text:p>106.523503</text:p>
          </table:table-cell>
          <table:table-cell office:value-type="float" office:value="18.25521" calcext:value-type="float">
            <text:p>18.25521</text:p>
          </table:table-cell>
        </table:table-row>
        <table:table-row table:style-name="ro1">
          <table:table-cell office:value-type="string" calcext:value-type="string">
            <text:p>2022-03-20T09:13:44.226328-06:00</text:p>
          </table:table-cell>
          <table:table-cell office:value-type="float" office:value="106.704511" calcext:value-type="float">
            <text:p>106.704511</text:p>
          </table:table-cell>
          <table:table-cell office:value-type="float" office:value="18.436892" calcext:value-type="float">
            <text:p>18.436892</text:p>
          </table:table-cell>
        </table:table-row>
        <table:table-row table:style-name="ro1">
          <table:table-cell office:value-type="string" calcext:value-type="string">
            <text:p>2022-03-20T09:14:44.226328-06:00</text:p>
          </table:table-cell>
          <table:table-cell office:value-type="float" office:value="106.885901" calcext:value-type="float">
            <text:p>106.885901</text:p>
          </table:table-cell>
          <table:table-cell office:value-type="float" office:value="18.618401" calcext:value-type="float">
            <text:p>18.618401</text:p>
          </table:table-cell>
        </table:table-row>
        <table:table-row table:style-name="ro1">
          <table:table-cell office:value-type="string" calcext:value-type="string">
            <text:p>2022-03-20T09:15:44.226328-06:00</text:p>
          </table:table-cell>
          <table:table-cell office:value-type="float" office:value="107.067679" calcext:value-type="float">
            <text:p>107.067679</text:p>
          </table:table-cell>
          <table:table-cell office:value-type="float" office:value="18.799736" calcext:value-type="float">
            <text:p>18.799736</text:p>
          </table:table-cell>
        </table:table-row>
        <table:table-row table:style-name="ro1">
          <table:table-cell office:value-type="string" calcext:value-type="string">
            <text:p>2022-03-20T09:16:44.226328-06:00</text:p>
          </table:table-cell>
          <table:table-cell office:value-type="float" office:value="107.249849" calcext:value-type="float">
            <text:p>107.249849</text:p>
          </table:table-cell>
          <table:table-cell office:value-type="float" office:value="18.980895" calcext:value-type="float">
            <text:p>18.980895</text:p>
          </table:table-cell>
        </table:table-row>
        <table:table-row table:style-name="ro1">
          <table:table-cell office:value-type="string" calcext:value-type="string">
            <text:p>2022-03-20T09:17:44.226328-06:00</text:p>
          </table:table-cell>
          <table:table-cell office:value-type="float" office:value="107.432415" calcext:value-type="float">
            <text:p>107.432415</text:p>
          </table:table-cell>
          <table:table-cell office:value-type="float" office:value="19.161875" calcext:value-type="float">
            <text:p>19.161875</text:p>
          </table:table-cell>
        </table:table-row>
        <table:table-row table:style-name="ro1">
          <table:table-cell office:value-type="string" calcext:value-type="string">
            <text:p>2022-03-20T09:18:44.226328-06:00</text:p>
          </table:table-cell>
          <table:table-cell office:value-type="float" office:value="107.615382" calcext:value-type="float">
            <text:p>107.615382</text:p>
          </table:table-cell>
          <table:table-cell office:value-type="float" office:value="19.342675" calcext:value-type="float">
            <text:p>19.342675</text:p>
          </table:table-cell>
        </table:table-row>
        <table:table-row table:style-name="ro1">
          <table:table-cell office:value-type="string" calcext:value-type="string">
            <text:p>2022-03-20T09:19:44.226328-06:00</text:p>
          </table:table-cell>
          <table:table-cell office:value-type="float" office:value="107.798755" calcext:value-type="float">
            <text:p>107.798755</text:p>
          </table:table-cell>
          <table:table-cell office:value-type="float" office:value="19.523291" calcext:value-type="float">
            <text:p>19.523291</text:p>
          </table:table-cell>
        </table:table-row>
        <table:table-row table:style-name="ro1">
          <table:table-cell office:value-type="string" calcext:value-type="string">
            <text:p>2022-03-20T09:20:44.226328-06:00</text:p>
          </table:table-cell>
          <table:table-cell office:value-type="float" office:value="107.982539" calcext:value-type="float">
            <text:p>107.982539</text:p>
          </table:table-cell>
          <table:table-cell office:value-type="float" office:value="19.703723" calcext:value-type="float">
            <text:p>19.703723</text:p>
          </table:table-cell>
        </table:table-row>
        <table:table-row table:style-name="ro1">
          <table:table-cell office:value-type="string" calcext:value-type="string">
            <text:p>2022-03-20T09:21:44.226328-06:00</text:p>
          </table:table-cell>
          <table:table-cell office:value-type="float" office:value="108.166737" calcext:value-type="float">
            <text:p>108.166737</text:p>
          </table:table-cell>
          <table:table-cell office:value-type="float" office:value="19.883966" calcext:value-type="float">
            <text:p>19.883966</text:p>
          </table:table-cell>
        </table:table-row>
        <table:table-row table:style-name="ro1">
          <table:table-cell office:value-type="string" calcext:value-type="string">
            <text:p>2022-03-20T09:22:44.226328-06:00</text:p>
          </table:table-cell>
          <table:table-cell office:value-type="float" office:value="108.351354" calcext:value-type="float">
            <text:p>108.351354</text:p>
          </table:table-cell>
          <table:table-cell office:value-type="float" office:value="20.06402" calcext:value-type="float">
            <text:p>20.06402</text:p>
          </table:table-cell>
        </table:table-row>
        <table:table-row table:style-name="ro1">
          <table:table-cell office:value-type="string" calcext:value-type="string">
            <text:p>2022-03-20T09:23:44.226328-06:00</text:p>
          </table:table-cell>
          <table:table-cell office:value-type="float" office:value="108.536396" calcext:value-type="float">
            <text:p>108.536396</text:p>
          </table:table-cell>
          <table:table-cell office:value-type="float" office:value="20.243882" calcext:value-type="float">
            <text:p>20.243882</text:p>
          </table:table-cell>
        </table:table-row>
        <table:table-row table:style-name="ro1">
          <table:table-cell office:value-type="string" calcext:value-type="string">
            <text:p>2022-03-20T09:24:44.226328-06:00</text:p>
          </table:table-cell>
          <table:table-cell office:value-type="float" office:value="108.721866" calcext:value-type="float">
            <text:p>108.721866</text:p>
          </table:table-cell>
          <table:table-cell office:value-type="float" office:value="20.423549" calcext:value-type="float">
            <text:p>20.423549</text:p>
          </table:table-cell>
        </table:table-row>
        <table:table-row table:style-name="ro1">
          <table:table-cell office:value-type="string" calcext:value-type="string">
            <text:p>2022-03-20T09:25:44.226328-06:00</text:p>
          </table:table-cell>
          <table:table-cell office:value-type="float" office:value="108.907769" calcext:value-type="float">
            <text:p>108.907769</text:p>
          </table:table-cell>
          <table:table-cell office:value-type="float" office:value="20.603019" calcext:value-type="float">
            <text:p>20.603019</text:p>
          </table:table-cell>
        </table:table-row>
        <table:table-row table:style-name="ro1">
          <table:table-cell office:value-type="string" calcext:value-type="string">
            <text:p>2022-03-20T09:26:44.226328-06:00</text:p>
          </table:table-cell>
          <table:table-cell office:value-type="float" office:value="109.094111" calcext:value-type="float">
            <text:p>109.094111</text:p>
          </table:table-cell>
          <table:table-cell office:value-type="float" office:value="20.782291" calcext:value-type="float">
            <text:p>20.782291</text:p>
          </table:table-cell>
        </table:table-row>
        <table:table-row table:style-name="ro1">
          <table:table-cell office:value-type="string" calcext:value-type="string">
            <text:p>2022-03-20T09:27:44.226328-06:00</text:p>
          </table:table-cell>
          <table:table-cell office:value-type="float" office:value="109.280896" calcext:value-type="float">
            <text:p>109.280896</text:p>
          </table:table-cell>
          <table:table-cell office:value-type="float" office:value="20.96136" calcext:value-type="float">
            <text:p>20.96136</text:p>
          </table:table-cell>
        </table:table-row>
        <table:table-row table:style-name="ro1">
          <table:table-cell office:value-type="string" calcext:value-type="string">
            <text:p>2022-03-20T09:28:44.226328-06:00</text:p>
          </table:table-cell>
          <table:table-cell office:value-type="float" office:value="109.468128" calcext:value-type="float">
            <text:p>109.468128</text:p>
          </table:table-cell>
          <table:table-cell office:value-type="float" office:value="21.140226" calcext:value-type="float">
            <text:p>21.140226</text:p>
          </table:table-cell>
        </table:table-row>
        <table:table-row table:style-name="ro1">
          <table:table-cell office:value-type="string" calcext:value-type="string">
            <text:p>2022-03-20T09:29:44.226328-06:00</text:p>
          </table:table-cell>
          <table:table-cell office:value-type="float" office:value="109.655812" calcext:value-type="float">
            <text:p>109.655812</text:p>
          </table:table-cell>
          <table:table-cell office:value-type="float" office:value="21.318886" calcext:value-type="float">
            <text:p>21.318886</text:p>
          </table:table-cell>
        </table:table-row>
        <table:table-row table:style-name="ro1">
          <table:table-cell office:value-type="string" calcext:value-type="string">
            <text:p>2022-03-20T09:30:44.226328-06:00</text:p>
          </table:table-cell>
          <table:table-cell office:value-type="float" office:value="109.843953" calcext:value-type="float">
            <text:p>109.843953</text:p>
          </table:table-cell>
          <table:table-cell office:value-type="float" office:value="21.497336" calcext:value-type="float">
            <text:p>21.497336</text:p>
          </table:table-cell>
        </table:table-row>
        <table:table-row table:style-name="ro1">
          <table:table-cell office:value-type="string" calcext:value-type="string">
            <text:p>2022-03-20T09:31:44.226328-06:00</text:p>
          </table:table-cell>
          <table:table-cell office:value-type="float" office:value="110.032557" calcext:value-type="float">
            <text:p>110.032557</text:p>
          </table:table-cell>
          <table:table-cell office:value-type="float" office:value="21.675576" calcext:value-type="float">
            <text:p>21.675576</text:p>
          </table:table-cell>
        </table:table-row>
        <table:table-row table:style-name="ro1">
          <table:table-cell office:value-type="string" calcext:value-type="string">
            <text:p>2022-03-20T09:32:44.226328-06:00</text:p>
          </table:table-cell>
          <table:table-cell office:value-type="float" office:value="110.221627" calcext:value-type="float">
            <text:p>110.221627</text:p>
          </table:table-cell>
          <table:table-cell office:value-type="float" office:value="21.853602" calcext:value-type="float">
            <text:p>21.853602</text:p>
          </table:table-cell>
        </table:table-row>
        <table:table-row table:style-name="ro1">
          <table:table-cell office:value-type="string" calcext:value-type="string">
            <text:p>2022-03-20T09:33:44.226328-06:00</text:p>
          </table:table-cell>
          <table:table-cell office:value-type="float" office:value="110.411168" calcext:value-type="float">
            <text:p>110.411168</text:p>
          </table:table-cell>
          <table:table-cell office:value-type="float" office:value="22.031412" calcext:value-type="float">
            <text:p>22.031412</text:p>
          </table:table-cell>
        </table:table-row>
        <table:table-row table:style-name="ro1">
          <table:table-cell office:value-type="string" calcext:value-type="string">
            <text:p>2022-03-20T09:34:44.226328-06:00</text:p>
          </table:table-cell>
          <table:table-cell office:value-type="float" office:value="110.601186" calcext:value-type="float">
            <text:p>110.601186</text:p>
          </table:table-cell>
          <table:table-cell office:value-type="float" office:value="22.209004" calcext:value-type="float">
            <text:p>22.209004</text:p>
          </table:table-cell>
        </table:table-row>
        <table:table-row table:style-name="ro1">
          <table:table-cell office:value-type="string" calcext:value-type="string">
            <text:p>2022-03-20T09:35:44.226328-06:00</text:p>
          </table:table-cell>
          <table:table-cell office:value-type="float" office:value="110.791685" calcext:value-type="float">
            <text:p>110.791685</text:p>
          </table:table-cell>
          <table:table-cell office:value-type="float" office:value="22.386374" calcext:value-type="float">
            <text:p>22.386374</text:p>
          </table:table-cell>
        </table:table-row>
        <table:table-row table:style-name="ro1">
          <table:table-cell office:value-type="string" calcext:value-type="string">
            <text:p>2022-03-20T09:36:44.226328-06:00</text:p>
          </table:table-cell>
          <table:table-cell office:value-type="float" office:value="110.98267" calcext:value-type="float">
            <text:p>110.98267</text:p>
          </table:table-cell>
          <table:table-cell office:value-type="float" office:value="22.563521" calcext:value-type="float">
            <text:p>22.563521</text:p>
          </table:table-cell>
        </table:table-row>
        <table:table-row table:style-name="ro1">
          <table:table-cell office:value-type="string" calcext:value-type="string">
            <text:p>2022-03-20T09:37:44.226328-06:00</text:p>
          </table:table-cell>
          <table:table-cell office:value-type="float" office:value="111.174146" calcext:value-type="float">
            <text:p>111.174146</text:p>
          </table:table-cell>
          <table:table-cell office:value-type="float" office:value="22.740442" calcext:value-type="float">
            <text:p>22.740442</text:p>
          </table:table-cell>
        </table:table-row>
        <table:table-row table:style-name="ro1">
          <table:table-cell office:value-type="string" calcext:value-type="string">
            <text:p>2022-03-20T09:38:44.226328-06:00</text:p>
          </table:table-cell>
          <table:table-cell office:value-type="float" office:value="111.366118" calcext:value-type="float">
            <text:p>111.366118</text:p>
          </table:table-cell>
          <table:table-cell office:value-type="float" office:value="22.917134" calcext:value-type="float">
            <text:p>22.917134</text:p>
          </table:table-cell>
        </table:table-row>
        <table:table-row table:style-name="ro1">
          <table:table-cell office:value-type="string" calcext:value-type="string">
            <text:p>2022-03-20T09:39:44.226328-06:00</text:p>
          </table:table-cell>
          <table:table-cell office:value-type="float" office:value="111.55859" calcext:value-type="float">
            <text:p>111.55859</text:p>
          </table:table-cell>
          <table:table-cell office:value-type="float" office:value="23.093595" calcext:value-type="float">
            <text:p>23.093595</text:p>
          </table:table-cell>
        </table:table-row>
        <table:table-row table:style-name="ro1">
          <table:table-cell office:value-type="string" calcext:value-type="string">
            <text:p>2022-03-20T09:40:44.226328-06:00</text:p>
          </table:table-cell>
          <table:table-cell office:value-type="float" office:value="111.751569" calcext:value-type="float">
            <text:p>111.751569</text:p>
          </table:table-cell>
          <table:table-cell office:value-type="float" office:value="23.269822" calcext:value-type="float">
            <text:p>23.269822</text:p>
          </table:table-cell>
        </table:table-row>
        <table:table-row table:style-name="ro1">
          <table:table-cell office:value-type="string" calcext:value-type="string">
            <text:p>2022-03-20T09:41:44.226328-06:00</text:p>
          </table:table-cell>
          <table:table-cell office:value-type="float" office:value="111.945058" calcext:value-type="float">
            <text:p>111.945058</text:p>
          </table:table-cell>
          <table:table-cell office:value-type="float" office:value="23.445812" calcext:value-type="float">
            <text:p>23.445812</text:p>
          </table:table-cell>
        </table:table-row>
        <table:table-row table:style-name="ro1">
          <table:table-cell office:value-type="string" calcext:value-type="string">
            <text:p>2022-03-20T09:42:44.226328-06:00</text:p>
          </table:table-cell>
          <table:table-cell office:value-type="float" office:value="112.139063" calcext:value-type="float">
            <text:p>112.139063</text:p>
          </table:table-cell>
          <table:table-cell office:value-type="float" office:value="23.621564" calcext:value-type="float">
            <text:p>23.621564</text:p>
          </table:table-cell>
        </table:table-row>
        <table:table-row table:style-name="ro1">
          <table:table-cell office:value-type="string" calcext:value-type="string">
            <text:p>2022-03-20T09:43:44.226328-06:00</text:p>
          </table:table-cell>
          <table:table-cell office:value-type="float" office:value="112.333589" calcext:value-type="float">
            <text:p>112.333589</text:p>
          </table:table-cell>
          <table:table-cell office:value-type="float" office:value="23.797073" calcext:value-type="float">
            <text:p>23.797073</text:p>
          </table:table-cell>
        </table:table-row>
        <table:table-row table:style-name="ro1">
          <table:table-cell office:value-type="string" calcext:value-type="string">
            <text:p>2022-03-20T09:44:44.226328-06:00</text:p>
          </table:table-cell>
          <table:table-cell office:value-type="float" office:value="112.528641" calcext:value-type="float">
            <text:p>112.528641</text:p>
          </table:table-cell>
          <table:table-cell office:value-type="float" office:value="23.972339" calcext:value-type="float">
            <text:p>23.972339</text:p>
          </table:table-cell>
        </table:table-row>
        <table:table-row table:style-name="ro1">
          <table:table-cell office:value-type="string" calcext:value-type="string">
            <text:p>2022-03-20T09:45:44.226328-06:00</text:p>
          </table:table-cell>
          <table:table-cell office:value-type="float" office:value="112.724223" calcext:value-type="float">
            <text:p>112.724223</text:p>
          </table:table-cell>
          <table:table-cell office:value-type="float" office:value="24.147357" calcext:value-type="float">
            <text:p>24.147357</text:p>
          </table:table-cell>
        </table:table-row>
        <table:table-row table:style-name="ro1">
          <table:table-cell office:value-type="string" calcext:value-type="string">
            <text:p>2022-03-20T09:46:44.226328-06:00</text:p>
          </table:table-cell>
          <table:table-cell office:value-type="float" office:value="112.920342" calcext:value-type="float">
            <text:p>112.920342</text:p>
          </table:table-cell>
          <table:table-cell office:value-type="float" office:value="24.322125" calcext:value-type="float">
            <text:p>24.322125</text:p>
          </table:table-cell>
        </table:table-row>
        <table:table-row table:style-name="ro1">
          <table:table-cell office:value-type="string" calcext:value-type="string">
            <text:p>2022-03-20T09:47:44.226328-06:00</text:p>
          </table:table-cell>
          <table:table-cell office:value-type="float" office:value="113.117002" calcext:value-type="float">
            <text:p>113.117002</text:p>
          </table:table-cell>
          <table:table-cell office:value-type="float" office:value="24.496641" calcext:value-type="float">
            <text:p>24.496641</text:p>
          </table:table-cell>
        </table:table-row>
        <table:table-row table:style-name="ro1">
          <table:table-cell office:value-type="string" calcext:value-type="string">
            <text:p>2022-03-20T09:48:44.226328-06:00</text:p>
          </table:table-cell>
          <table:table-cell office:value-type="float" office:value="113.314207" calcext:value-type="float">
            <text:p>113.314207</text:p>
          </table:table-cell>
          <table:table-cell office:value-type="float" office:value="24.670901" calcext:value-type="float">
            <text:p>24.670901</text:p>
          </table:table-cell>
        </table:table-row>
        <table:table-row table:style-name="ro1">
          <table:table-cell office:value-type="string" calcext:value-type="string">
            <text:p>2022-03-20T09:49:44.226328-06:00</text:p>
          </table:table-cell>
          <table:table-cell office:value-type="float" office:value="113.511964" calcext:value-type="float">
            <text:p>113.511964</text:p>
          </table:table-cell>
          <table:table-cell office:value-type="float" office:value="24.844904" calcext:value-type="float">
            <text:p>24.844904</text:p>
          </table:table-cell>
        </table:table-row>
        <table:table-row table:style-name="ro1">
          <table:table-cell office:value-type="string" calcext:value-type="string">
            <text:p>2022-03-20T09:50:44.226328-06:00</text:p>
          </table:table-cell>
          <table:table-cell office:value-type="float" office:value="113.710278" calcext:value-type="float">
            <text:p>113.710278</text:p>
          </table:table-cell>
          <table:table-cell office:value-type="float" office:value="25.018645" calcext:value-type="float">
            <text:p>25.018645</text:p>
          </table:table-cell>
        </table:table-row>
        <table:table-row table:style-name="ro1">
          <table:table-cell office:value-type="string" calcext:value-type="string">
            <text:p>2022-03-20T09:51:44.226328-06:00</text:p>
          </table:table-cell>
          <table:table-cell office:value-type="float" office:value="113.909153" calcext:value-type="float">
            <text:p>113.909153</text:p>
          </table:table-cell>
          <table:table-cell office:value-type="float" office:value="25.192123" calcext:value-type="float">
            <text:p>25.192123</text:p>
          </table:table-cell>
        </table:table-row>
        <table:table-row table:style-name="ro1">
          <table:table-cell office:value-type="string" calcext:value-type="string">
            <text:p>2022-03-20T09:52:44.226328-06:00</text:p>
          </table:table-cell>
          <table:table-cell office:value-type="float" office:value="114.108594" calcext:value-type="float">
            <text:p>114.108594</text:p>
          </table:table-cell>
          <table:table-cell office:value-type="float" office:value="25.365334" calcext:value-type="float">
            <text:p>25.365334</text:p>
          </table:table-cell>
        </table:table-row>
        <table:table-row table:style-name="ro1">
          <table:table-cell office:value-type="string" calcext:value-type="string">
            <text:p>2022-03-20T09:53:44.226328-06:00</text:p>
          </table:table-cell>
          <table:table-cell office:value-type="float" office:value="114.308608" calcext:value-type="float">
            <text:p>114.308608</text:p>
          </table:table-cell>
          <table:table-cell office:value-type="float" office:value="25.538276" calcext:value-type="float">
            <text:p>25.538276</text:p>
          </table:table-cell>
        </table:table-row>
        <table:table-row table:style-name="ro1">
          <table:table-cell office:value-type="string" calcext:value-type="string">
            <text:p>2022-03-20T09:54:44.226328-06:00</text:p>
          </table:table-cell>
          <table:table-cell office:value-type="float" office:value="114.509199" calcext:value-type="float">
            <text:p>114.509199</text:p>
          </table:table-cell>
          <table:table-cell office:value-type="float" office:value="25.710946" calcext:value-type="float">
            <text:p>25.710946</text:p>
          </table:table-cell>
        </table:table-row>
        <table:table-row table:style-name="ro1">
          <table:table-cell office:value-type="string" calcext:value-type="string">
            <text:p>2022-03-20T09:55:44.226328-06:00</text:p>
          </table:table-cell>
          <table:table-cell office:value-type="float" office:value="114.710372" calcext:value-type="float">
            <text:p>114.710372</text:p>
          </table:table-cell>
          <table:table-cell office:value-type="float" office:value="25.88334" calcext:value-type="float">
            <text:p>25.88334</text:p>
          </table:table-cell>
        </table:table-row>
        <table:table-row table:style-name="ro1">
          <table:table-cell office:value-type="string" calcext:value-type="string">
            <text:p>2022-03-20T09:56:44.226328-06:00</text:p>
          </table:table-cell>
          <table:table-cell office:value-type="float" office:value="114.912133" calcext:value-type="float">
            <text:p>114.912133</text:p>
          </table:table-cell>
          <table:table-cell office:value-type="float" office:value="26.055456" calcext:value-type="float">
            <text:p>26.055456</text:p>
          </table:table-cell>
        </table:table-row>
        <table:table-row table:style-name="ro1">
          <table:table-cell office:value-type="string" calcext:value-type="string">
            <text:p>2022-03-20T09:57:44.226328-06:00</text:p>
          </table:table-cell>
          <table:table-cell office:value-type="float" office:value="115.114487" calcext:value-type="float">
            <text:p>115.114487</text:p>
          </table:table-cell>
          <table:table-cell office:value-type="float" office:value="26.227291" calcext:value-type="float">
            <text:p>26.227291</text:p>
          </table:table-cell>
        </table:table-row>
        <table:table-row table:style-name="ro1">
          <table:table-cell office:value-type="string" calcext:value-type="string">
            <text:p>2022-03-20T09:58:44.226328-06:00</text:p>
          </table:table-cell>
          <table:table-cell office:value-type="float" office:value="115.317439" calcext:value-type="float">
            <text:p>115.317439</text:p>
          </table:table-cell>
          <table:table-cell office:value-type="float" office:value="26.398843" calcext:value-type="float">
            <text:p>26.398843</text:p>
          </table:table-cell>
        </table:table-row>
        <table:table-row table:style-name="ro1">
          <table:table-cell office:value-type="string" calcext:value-type="string">
            <text:p>2022-03-20T09:59:44.226328-06:00</text:p>
          </table:table-cell>
          <table:table-cell office:value-type="float" office:value="115.520995" calcext:value-type="float">
            <text:p>115.520995</text:p>
          </table:table-cell>
          <table:table-cell office:value-type="float" office:value="26.570107" calcext:value-type="float">
            <text:p>26.570107</text:p>
          </table:table-cell>
        </table:table-row>
        <table:table-row table:style-name="ro1">
          <table:table-cell office:value-type="string" calcext:value-type="string">
            <text:p>2022-03-20T10:00:44.226328-06:00</text:p>
          </table:table-cell>
          <table:table-cell office:value-type="float" office:value="115.725159" calcext:value-type="float">
            <text:p>115.725159</text:p>
          </table:table-cell>
          <table:table-cell office:value-type="float" office:value="26.741081" calcext:value-type="float">
            <text:p>26.741081</text:p>
          </table:table-cell>
        </table:table-row>
        <table:table-row table:style-name="ro1">
          <table:table-cell office:value-type="string" calcext:value-type="string">
            <text:p>2022-03-20T10:01:44.226328-06:00</text:p>
          </table:table-cell>
          <table:table-cell office:value-type="float" office:value="115.929938" calcext:value-type="float">
            <text:p>115.929938</text:p>
          </table:table-cell>
          <table:table-cell office:value-type="float" office:value="26.911762" calcext:value-type="float">
            <text:p>26.911762</text:p>
          </table:table-cell>
        </table:table-row>
        <table:table-row table:style-name="ro1">
          <table:table-cell office:value-type="string" calcext:value-type="string">
            <text:p>2022-03-20T10:02:44.226328-06:00</text:p>
          </table:table-cell>
          <table:table-cell office:value-type="float" office:value="116.135336" calcext:value-type="float">
            <text:p>116.135336</text:p>
          </table:table-cell>
          <table:table-cell office:value-type="float" office:value="27.082147" calcext:value-type="float">
            <text:p>27.082147</text:p>
          </table:table-cell>
        </table:table-row>
        <table:table-row table:style-name="ro1">
          <table:table-cell office:value-type="string" calcext:value-type="string">
            <text:p>2022-03-20T10:03:44.226328-06:00</text:p>
          </table:table-cell>
          <table:table-cell office:value-type="float" office:value="116.341359" calcext:value-type="float">
            <text:p>116.341359</text:p>
          </table:table-cell>
          <table:table-cell office:value-type="float" office:value="27.252232" calcext:value-type="float">
            <text:p>27.252232</text:p>
          </table:table-cell>
        </table:table-row>
        <table:table-row table:style-name="ro1">
          <table:table-cell office:value-type="string" calcext:value-type="string">
            <text:p>2022-03-20T10:04:44.226328-06:00</text:p>
          </table:table-cell>
          <table:table-cell office:value-type="float" office:value="116.548012" calcext:value-type="float">
            <text:p>116.548012</text:p>
          </table:table-cell>
          <table:table-cell office:value-type="float" office:value="27.422016" calcext:value-type="float">
            <text:p>27.422016</text:p>
          </table:table-cell>
        </table:table-row>
        <table:table-row table:style-name="ro1">
          <table:table-cell office:value-type="string" calcext:value-type="string">
            <text:p>2022-03-20T10:05:44.226328-06:00</text:p>
          </table:table-cell>
          <table:table-cell office:value-type="float" office:value="116.755301" calcext:value-type="float">
            <text:p>116.755301</text:p>
          </table:table-cell>
          <table:table-cell office:value-type="float" office:value="27.591494" calcext:value-type="float">
            <text:p>27.591494</text:p>
          </table:table-cell>
        </table:table-row>
        <table:table-row table:style-name="ro1">
          <table:table-cell office:value-type="string" calcext:value-type="string">
            <text:p>2022-03-20T10:06:44.226328-06:00</text:p>
          </table:table-cell>
          <table:table-cell office:value-type="float" office:value="116.963232" calcext:value-type="float">
            <text:p>116.963232</text:p>
          </table:table-cell>
          <table:table-cell office:value-type="float" office:value="27.760663" calcext:value-type="float">
            <text:p>27.760663</text:p>
          </table:table-cell>
        </table:table-row>
        <table:table-row table:style-name="ro1">
          <table:table-cell office:value-type="string" calcext:value-type="string">
            <text:p>2022-03-20T10:07:44.226328-06:00</text:p>
          </table:table-cell>
          <table:table-cell office:value-type="float" office:value="117.171808" calcext:value-type="float">
            <text:p>117.171808</text:p>
          </table:table-cell>
          <table:table-cell office:value-type="float" office:value="27.92952" calcext:value-type="float">
            <text:p>27.92952</text:p>
          </table:table-cell>
        </table:table-row>
        <table:table-row table:style-name="ro1">
          <table:table-cell office:value-type="string" calcext:value-type="string">
            <text:p>2022-03-20T10:08:44.226328-06:00</text:p>
          </table:table-cell>
          <table:table-cell office:value-type="float" office:value="117.381037" calcext:value-type="float">
            <text:p>117.381037</text:p>
          </table:table-cell>
          <table:table-cell office:value-type="float" office:value="28.098062" calcext:value-type="float">
            <text:p>28.098062</text:p>
          </table:table-cell>
        </table:table-row>
        <table:table-row table:style-name="ro1">
          <table:table-cell office:value-type="string" calcext:value-type="string">
            <text:p>2022-03-20T10:09:44.226328-06:00</text:p>
          </table:table-cell>
          <table:table-cell office:value-type="float" office:value="117.590923" calcext:value-type="float">
            <text:p>117.590923</text:p>
          </table:table-cell>
          <table:table-cell office:value-type="float" office:value="28.266287" calcext:value-type="float">
            <text:p>28.266287</text:p>
          </table:table-cell>
        </table:table-row>
        <table:table-row table:style-name="ro1">
          <table:table-cell office:value-type="string" calcext:value-type="string">
            <text:p>2022-03-20T10:10:44.226328-06:00</text:p>
          </table:table-cell>
          <table:table-cell office:value-type="float" office:value="117.801472" calcext:value-type="float">
            <text:p>117.801472</text:p>
          </table:table-cell>
          <table:table-cell office:value-type="float" office:value="28.434189" calcext:value-type="float">
            <text:p>28.434189</text:p>
          </table:table-cell>
        </table:table-row>
        <table:table-row table:style-name="ro1">
          <table:table-cell office:value-type="string" calcext:value-type="string">
            <text:p>2022-03-20T10:11:44.226328-06:00</text:p>
          </table:table-cell>
          <table:table-cell office:value-type="float" office:value="118.01269" calcext:value-type="float">
            <text:p>118.01269</text:p>
          </table:table-cell>
          <table:table-cell office:value-type="float" office:value="28.601767" calcext:value-type="float">
            <text:p>28.601767</text:p>
          </table:table-cell>
        </table:table-row>
        <table:table-row table:style-name="ro1">
          <table:table-cell office:value-type="string" calcext:value-type="string">
            <text:p>2022-03-20T10:12:44.226328-06:00</text:p>
          </table:table-cell>
          <table:table-cell office:value-type="float" office:value="118.224581" calcext:value-type="float">
            <text:p>118.224581</text:p>
          </table:table-cell>
          <table:table-cell office:value-type="float" office:value="28.769016" calcext:value-type="float">
            <text:p>28.769016</text:p>
          </table:table-cell>
        </table:table-row>
        <table:table-row table:style-name="ro1">
          <table:table-cell office:value-type="string" calcext:value-type="string">
            <text:p>2022-03-20T10:13:44.226328-06:00</text:p>
          </table:table-cell>
          <table:table-cell office:value-type="float" office:value="118.437152" calcext:value-type="float">
            <text:p>118.437152</text:p>
          </table:table-cell>
          <table:table-cell office:value-type="float" office:value="28.935934" calcext:value-type="float">
            <text:p>28.935934</text:p>
          </table:table-cell>
        </table:table-row>
        <table:table-row table:style-name="ro1">
          <table:table-cell office:value-type="string" calcext:value-type="string">
            <text:p>2022-03-20T10:14:44.226328-06:00</text:p>
          </table:table-cell>
          <table:table-cell office:value-type="float" office:value="118.650408" calcext:value-type="float">
            <text:p>118.650408</text:p>
          </table:table-cell>
          <table:table-cell office:value-type="float" office:value="29.102518" calcext:value-type="float">
            <text:p>29.102518</text:p>
          </table:table-cell>
        </table:table-row>
        <table:table-row table:style-name="ro1">
          <table:table-cell office:value-type="string" calcext:value-type="string">
            <text:p>2022-03-20T10:15:44.226328-06:00</text:p>
          </table:table-cell>
          <table:table-cell office:value-type="float" office:value="118.864354" calcext:value-type="float">
            <text:p>118.864354</text:p>
          </table:table-cell>
          <table:table-cell office:value-type="float" office:value="29.268763" calcext:value-type="float">
            <text:p>29.268763</text:p>
          </table:table-cell>
        </table:table-row>
        <table:table-row table:style-name="ro1">
          <table:table-cell office:value-type="string" calcext:value-type="string">
            <text:p>2022-03-20T10:16:44.226328-06:00</text:p>
          </table:table-cell>
          <table:table-cell office:value-type="float" office:value="119.078996" calcext:value-type="float">
            <text:p>119.078996</text:p>
          </table:table-cell>
          <table:table-cell office:value-type="float" office:value="29.434666" calcext:value-type="float">
            <text:p>29.434666</text:p>
          </table:table-cell>
        </table:table-row>
        <table:table-row table:style-name="ro1">
          <table:table-cell office:value-type="string" calcext:value-type="string">
            <text:p>2022-03-20T10:17:44.226328-06:00</text:p>
          </table:table-cell>
          <table:table-cell office:value-type="float" office:value="119.29434" calcext:value-type="float">
            <text:p>119.29434</text:p>
          </table:table-cell>
          <table:table-cell office:value-type="float" office:value="29.600225" calcext:value-type="float">
            <text:p>29.600225</text:p>
          </table:table-cell>
        </table:table-row>
        <table:table-row table:style-name="ro1">
          <table:table-cell office:value-type="string" calcext:value-type="string">
            <text:p>2022-03-20T10:18:44.226328-06:00</text:p>
          </table:table-cell>
          <table:table-cell office:value-type="float" office:value="119.510391" calcext:value-type="float">
            <text:p>119.510391</text:p>
          </table:table-cell>
          <table:table-cell office:value-type="float" office:value="29.765434" calcext:value-type="float">
            <text:p>29.765434</text:p>
          </table:table-cell>
        </table:table-row>
        <table:table-row table:style-name="ro1">
          <table:table-cell office:value-type="string" calcext:value-type="string">
            <text:p>2022-03-20T10:19:44.226328-06:00</text:p>
          </table:table-cell>
          <table:table-cell office:value-type="float" office:value="119.727155" calcext:value-type="float">
            <text:p>119.727155</text:p>
          </table:table-cell>
          <table:table-cell office:value-type="float" office:value="29.930292" calcext:value-type="float">
            <text:p>29.930292</text:p>
          </table:table-cell>
        </table:table-row>
        <table:table-row table:style-name="ro1">
          <table:table-cell office:value-type="string" calcext:value-type="string">
            <text:p>2022-03-20T10:20:44.226328-06:00</text:p>
          </table:table-cell>
          <table:table-cell office:value-type="float" office:value="119.944637" calcext:value-type="float">
            <text:p>119.944637</text:p>
          </table:table-cell>
          <table:table-cell office:value-type="float" office:value="30.094795" calcext:value-type="float">
            <text:p>30.094795</text:p>
          </table:table-cell>
        </table:table-row>
        <table:table-row table:style-name="ro1">
          <table:table-cell office:value-type="string" calcext:value-type="string">
            <text:p>2022-03-20T10:21:44.226328-06:00</text:p>
          </table:table-cell>
          <table:table-cell office:value-type="float" office:value="120.162843" calcext:value-type="float">
            <text:p>120.162843</text:p>
          </table:table-cell>
          <table:table-cell office:value-type="float" office:value="30.258938" calcext:value-type="float">
            <text:p>30.258938</text:p>
          </table:table-cell>
        </table:table-row>
        <table:table-row table:style-name="ro1">
          <table:table-cell office:value-type="string" calcext:value-type="string">
            <text:p>2022-03-20T10:22:44.226328-06:00</text:p>
          </table:table-cell>
          <table:table-cell office:value-type="float" office:value="120.381779" calcext:value-type="float">
            <text:p>120.381779</text:p>
          </table:table-cell>
          <table:table-cell office:value-type="float" office:value="30.422718" calcext:value-type="float">
            <text:p>30.422718</text:p>
          </table:table-cell>
        </table:table-row>
        <table:table-row table:style-name="ro1">
          <table:table-cell office:value-type="string" calcext:value-type="string">
            <text:p>2022-03-20T10:23:44.226328-06:00</text:p>
          </table:table-cell>
          <table:table-cell office:value-type="float" office:value="120.60145" calcext:value-type="float">
            <text:p>120.60145</text:p>
          </table:table-cell>
          <table:table-cell office:value-type="float" office:value="30.586132" calcext:value-type="float">
            <text:p>30.586132</text:p>
          </table:table-cell>
        </table:table-row>
        <table:table-row table:style-name="ro1">
          <table:table-cell office:value-type="string" calcext:value-type="string">
            <text:p>2022-03-20T10:24:44.226328-06:00</text:p>
          </table:table-cell>
          <table:table-cell office:value-type="float" office:value="120.821862" calcext:value-type="float">
            <text:p>120.821862</text:p>
          </table:table-cell>
          <table:table-cell office:value-type="float" office:value="30.749176" calcext:value-type="float">
            <text:p>30.749176</text:p>
          </table:table-cell>
        </table:table-row>
        <table:table-row table:style-name="ro1">
          <table:table-cell office:value-type="string" calcext:value-type="string">
            <text:p>2022-03-20T10:25:44.226328-06:00</text:p>
          </table:table-cell>
          <table:table-cell office:value-type="float" office:value="121.04302" calcext:value-type="float">
            <text:p>121.04302</text:p>
          </table:table-cell>
          <table:table-cell office:value-type="float" office:value="30.911847" calcext:value-type="float">
            <text:p>30.911847</text:p>
          </table:table-cell>
        </table:table-row>
        <table:table-row table:style-name="ro1">
          <table:table-cell office:value-type="string" calcext:value-type="string">
            <text:p>2022-03-20T10:26:44.226328-06:00</text:p>
          </table:table-cell>
          <table:table-cell office:value-type="float" office:value="121.26493" calcext:value-type="float">
            <text:p>121.26493</text:p>
          </table:table-cell>
          <table:table-cell office:value-type="float" office:value="31.07414" calcext:value-type="float">
            <text:p>31.07414</text:p>
          </table:table-cell>
        </table:table-row>
        <table:table-row table:style-name="ro1">
          <table:table-cell office:value-type="string" calcext:value-type="string">
            <text:p>2022-03-20T10:27:44.226328-06:00</text:p>
          </table:table-cell>
          <table:table-cell office:value-type="float" office:value="121.487598" calcext:value-type="float">
            <text:p>121.487598</text:p>
          </table:table-cell>
          <table:table-cell office:value-type="float" office:value="31.236053" calcext:value-type="float">
            <text:p>31.236053</text:p>
          </table:table-cell>
        </table:table-row>
        <table:table-row table:style-name="ro1">
          <table:table-cell office:value-type="string" calcext:value-type="string">
            <text:p>2022-03-20T10:28:44.226328-06:00</text:p>
          </table:table-cell>
          <table:table-cell office:value-type="float" office:value="121.71103" calcext:value-type="float">
            <text:p>121.71103</text:p>
          </table:table-cell>
          <table:table-cell office:value-type="float" office:value="31.39758" calcext:value-type="float">
            <text:p>31.39758</text:p>
          </table:table-cell>
        </table:table-row>
        <table:table-row table:style-name="ro1">
          <table:table-cell office:value-type="string" calcext:value-type="string">
            <text:p>2022-03-20T10:29:44.226328-06:00</text:p>
          </table:table-cell>
          <table:table-cell office:value-type="float" office:value="121.93523" calcext:value-type="float">
            <text:p>121.93523</text:p>
          </table:table-cell>
          <table:table-cell office:value-type="float" office:value="31.558719" calcext:value-type="float">
            <text:p>31.558719</text:p>
          </table:table-cell>
        </table:table-row>
        <table:table-row table:style-name="ro1">
          <table:table-cell office:value-type="string" calcext:value-type="string">
            <text:p>2022-03-20T10:30:44.226328-06:00</text:p>
          </table:table-cell>
          <table:table-cell office:value-type="float" office:value="122.160205" calcext:value-type="float">
            <text:p>122.160205</text:p>
          </table:table-cell>
          <table:table-cell office:value-type="float" office:value="31.719466" calcext:value-type="float">
            <text:p>31.719466</text:p>
          </table:table-cell>
        </table:table-row>
        <table:table-row table:style-name="ro1">
          <table:table-cell office:value-type="string" calcext:value-type="string">
            <text:p>2022-03-20T10:31:44.226328-06:00</text:p>
          </table:table-cell>
          <table:table-cell office:value-type="float" office:value="122.385961" calcext:value-type="float">
            <text:p>122.385961</text:p>
          </table:table-cell>
          <table:table-cell office:value-type="float" office:value="31.879816" calcext:value-type="float">
            <text:p>31.879816</text:p>
          </table:table-cell>
        </table:table-row>
        <table:table-row table:style-name="ro1">
          <table:table-cell office:value-type="string" calcext:value-type="string">
            <text:p>2022-03-20T10:32:44.226328-06:00</text:p>
          </table:table-cell>
          <table:table-cell office:value-type="float" office:value="122.612503" calcext:value-type="float">
            <text:p>122.612503</text:p>
          </table:table-cell>
          <table:table-cell office:value-type="float" office:value="32.039767" calcext:value-type="float">
            <text:p>32.039767</text:p>
          </table:table-cell>
        </table:table-row>
        <table:table-row table:style-name="ro1">
          <table:table-cell office:value-type="string" calcext:value-type="string">
            <text:p>2022-03-20T10:33:44.226328-06:00</text:p>
          </table:table-cell>
          <table:table-cell office:value-type="float" office:value="122.839836" calcext:value-type="float">
            <text:p>122.839836</text:p>
          </table:table-cell>
          <table:table-cell office:value-type="float" office:value="32.199313" calcext:value-type="float">
            <text:p>32.199313</text:p>
          </table:table-cell>
        </table:table-row>
        <table:table-row table:style-name="ro1">
          <table:table-cell office:value-type="string" calcext:value-type="string">
            <text:p>2022-03-20T10:34:44.226328-06:00</text:p>
          </table:table-cell>
          <table:table-cell office:value-type="float" office:value="123.067967" calcext:value-type="float">
            <text:p>123.067967</text:p>
          </table:table-cell>
          <table:table-cell office:value-type="float" office:value="32.358452" calcext:value-type="float">
            <text:p>32.358452</text:p>
          </table:table-cell>
        </table:table-row>
        <table:table-row table:style-name="ro1">
          <table:table-cell office:value-type="string" calcext:value-type="string">
            <text:p>2022-03-20T10:35:44.226328-06:00</text:p>
          </table:table-cell>
          <table:table-cell office:value-type="float" office:value="123.2969" calcext:value-type="float">
            <text:p>123.2969</text:p>
          </table:table-cell>
          <table:table-cell office:value-type="float" office:value="32.517179" calcext:value-type="float">
            <text:p>32.517179</text:p>
          </table:table-cell>
        </table:table-row>
        <table:table-row table:style-name="ro1">
          <table:table-cell office:value-type="string" calcext:value-type="string">
            <text:p>2022-03-20T10:36:44.226328-06:00</text:p>
          </table:table-cell>
          <table:table-cell office:value-type="float" office:value="123.526643" calcext:value-type="float">
            <text:p>123.526643</text:p>
          </table:table-cell>
          <table:table-cell office:value-type="float" office:value="32.67549" calcext:value-type="float">
            <text:p>32.67549</text:p>
          </table:table-cell>
        </table:table-row>
        <table:table-row table:style-name="ro1">
          <table:table-cell office:value-type="string" calcext:value-type="string">
            <text:p>2022-03-20T10:37:44.226328-06:00</text:p>
          </table:table-cell>
          <table:table-cell office:value-type="float" office:value="123.7572" calcext:value-type="float">
            <text:p>123.7572</text:p>
          </table:table-cell>
          <table:table-cell office:value-type="float" office:value="32.833381" calcext:value-type="float">
            <text:p>32.833381</text:p>
          </table:table-cell>
        </table:table-row>
        <table:table-row table:style-name="ro1">
          <table:table-cell office:value-type="string" calcext:value-type="string">
            <text:p>2022-03-20T10:38:44.226328-06:00</text:p>
          </table:table-cell>
          <table:table-cell office:value-type="float" office:value="123.988577" calcext:value-type="float">
            <text:p>123.988577</text:p>
          </table:table-cell>
          <table:table-cell office:value-type="float" office:value="32.990848" calcext:value-type="float">
            <text:p>32.990848</text:p>
          </table:table-cell>
        </table:table-row>
        <table:table-row table:style-name="ro1">
          <table:table-cell office:value-type="string" calcext:value-type="string">
            <text:p>2022-03-20T10:39:44.226328-06:00</text:p>
          </table:table-cell>
          <table:table-cell office:value-type="float" office:value="124.220779" calcext:value-type="float">
            <text:p>124.220779</text:p>
          </table:table-cell>
          <table:table-cell office:value-type="float" office:value="33.147887" calcext:value-type="float">
            <text:p>33.147887</text:p>
          </table:table-cell>
        </table:table-row>
        <table:table-row table:style-name="ro1">
          <table:table-cell office:value-type="string" calcext:value-type="string">
            <text:p>2022-03-20T10:40:44.226328-06:00</text:p>
          </table:table-cell>
          <table:table-cell office:value-type="float" office:value="124.453813" calcext:value-type="float">
            <text:p>124.453813</text:p>
          </table:table-cell>
          <table:table-cell office:value-type="float" office:value="33.304495" calcext:value-type="float">
            <text:p>33.304495</text:p>
          </table:table-cell>
        </table:table-row>
        <table:table-row table:style-name="ro1">
          <table:table-cell office:value-type="string" calcext:value-type="string">
            <text:p>2022-03-20T10:41:44.226328-06:00</text:p>
          </table:table-cell>
          <table:table-cell office:value-type="float" office:value="124.687684" calcext:value-type="float">
            <text:p>124.687684</text:p>
          </table:table-cell>
          <table:table-cell office:value-type="float" office:value="33.460666" calcext:value-type="float">
            <text:p>33.460666</text:p>
          </table:table-cell>
        </table:table-row>
        <table:table-row table:style-name="ro1">
          <table:table-cell office:value-type="string" calcext:value-type="string">
            <text:p>2022-03-20T10:42:44.226328-06:00</text:p>
          </table:table-cell>
          <table:table-cell office:value-type="float" office:value="124.922397" calcext:value-type="float">
            <text:p>124.922397</text:p>
          </table:table-cell>
          <table:table-cell office:value-type="float" office:value="33.616396" calcext:value-type="float">
            <text:p>33.616396</text:p>
          </table:table-cell>
        </table:table-row>
        <table:table-row table:style-name="ro1">
          <table:table-cell office:value-type="string" calcext:value-type="string">
            <text:p>2022-03-20T10:43:44.226328-06:00</text:p>
          </table:table-cell>
          <table:table-cell office:value-type="float" office:value="125.157959" calcext:value-type="float">
            <text:p>125.157959</text:p>
          </table:table-cell>
          <table:table-cell office:value-type="float" office:value="33.771683" calcext:value-type="float">
            <text:p>33.771683</text:p>
          </table:table-cell>
        </table:table-row>
        <table:table-row table:style-name="ro1">
          <table:table-cell office:value-type="string" calcext:value-type="string">
            <text:p>2022-03-20T10:44:44.226328-06:00</text:p>
          </table:table-cell>
          <table:table-cell office:value-type="float" office:value="125.394375" calcext:value-type="float">
            <text:p>125.394375</text:p>
          </table:table-cell>
          <table:table-cell office:value-type="float" office:value="33.92652" calcext:value-type="float">
            <text:p>33.92652</text:p>
          </table:table-cell>
        </table:table-row>
        <table:table-row table:style-name="ro1">
          <table:table-cell office:value-type="string" calcext:value-type="string">
            <text:p>2022-03-20T10:45:44.226328-06:00</text:p>
          </table:table-cell>
          <table:table-cell office:value-type="float" office:value="125.63165" calcext:value-type="float">
            <text:p>125.63165</text:p>
          </table:table-cell>
          <table:table-cell office:value-type="float" office:value="34.080904" calcext:value-type="float">
            <text:p>34.080904</text:p>
          </table:table-cell>
        </table:table-row>
        <table:table-row table:style-name="ro1">
          <table:table-cell office:value-type="string" calcext:value-type="string">
            <text:p>2022-03-20T10:46:44.226328-06:00</text:p>
          </table:table-cell>
          <table:table-cell office:value-type="float" office:value="125.86979" calcext:value-type="float">
            <text:p>125.86979</text:p>
          </table:table-cell>
          <table:table-cell office:value-type="float" office:value="34.234831" calcext:value-type="float">
            <text:p>34.234831</text:p>
          </table:table-cell>
        </table:table-row>
        <table:table-row table:style-name="ro1">
          <table:table-cell office:value-type="string" calcext:value-type="string">
            <text:p>2022-03-20T10:47:44.226328-06:00</text:p>
          </table:table-cell>
          <table:table-cell office:value-type="float" office:value="126.108801" calcext:value-type="float">
            <text:p>126.108801</text:p>
          </table:table-cell>
          <table:table-cell office:value-type="float" office:value="34.388296" calcext:value-type="float">
            <text:p>34.388296</text:p>
          </table:table-cell>
        </table:table-row>
        <table:table-row table:style-name="ro1">
          <table:table-cell office:value-type="string" calcext:value-type="string">
            <text:p>2022-03-20T10:48:44.226328-06:00</text:p>
          </table:table-cell>
          <table:table-cell office:value-type="float" office:value="126.348688" calcext:value-type="float">
            <text:p>126.348688</text:p>
          </table:table-cell>
          <table:table-cell office:value-type="float" office:value="34.541295" calcext:value-type="float">
            <text:p>34.541295</text:p>
          </table:table-cell>
        </table:table-row>
        <table:table-row table:style-name="ro1">
          <table:table-cell office:value-type="string" calcext:value-type="string">
            <text:p>2022-03-20T10:49:44.226328-06:00</text:p>
          </table:table-cell>
          <table:table-cell office:value-type="float" office:value="126.589457" calcext:value-type="float">
            <text:p>126.589457</text:p>
          </table:table-cell>
          <table:table-cell office:value-type="float" office:value="34.693823" calcext:value-type="float">
            <text:p>34.693823</text:p>
          </table:table-cell>
        </table:table-row>
        <table:table-row table:style-name="ro1">
          <table:table-cell office:value-type="string" calcext:value-type="string">
            <text:p>2022-03-20T10:50:44.226328-06:00</text:p>
          </table:table-cell>
          <table:table-cell office:value-type="float" office:value="126.831113" calcext:value-type="float">
            <text:p>126.831113</text:p>
          </table:table-cell>
          <table:table-cell office:value-type="float" office:value="34.845877" calcext:value-type="float">
            <text:p>34.845877</text:p>
          </table:table-cell>
        </table:table-row>
        <table:table-row table:style-name="ro1">
          <table:table-cell office:value-type="string" calcext:value-type="string">
            <text:p>2022-03-20T10:51:44.226328-06:00</text:p>
          </table:table-cell>
          <table:table-cell office:value-type="float" office:value="127.073662" calcext:value-type="float">
            <text:p>127.073662</text:p>
          </table:table-cell>
          <table:table-cell office:value-type="float" office:value="34.997451" calcext:value-type="float">
            <text:p>34.997451</text:p>
          </table:table-cell>
        </table:table-row>
        <table:table-row table:style-name="ro1">
          <table:table-cell office:value-type="string" calcext:value-type="string">
            <text:p>2022-03-20T10:52:44.226328-06:00</text:p>
          </table:table-cell>
          <table:table-cell office:value-type="float" office:value="127.31711" calcext:value-type="float">
            <text:p>127.31711</text:p>
          </table:table-cell>
          <table:table-cell office:value-type="float" office:value="35.148542" calcext:value-type="float">
            <text:p>35.148542</text:p>
          </table:table-cell>
        </table:table-row>
        <table:table-row table:style-name="ro1">
          <table:table-cell office:value-type="string" calcext:value-type="string">
            <text:p>2022-03-20T10:53:44.226328-06:00</text:p>
          </table:table-cell>
          <table:table-cell office:value-type="float" office:value="127.561461" calcext:value-type="float">
            <text:p>127.561461</text:p>
          </table:table-cell>
          <table:table-cell office:value-type="float" office:value="35.299144" calcext:value-type="float">
            <text:p>35.299144</text:p>
          </table:table-cell>
        </table:table-row>
        <table:table-row table:style-name="ro1">
          <table:table-cell office:value-type="string" calcext:value-type="string">
            <text:p>2022-03-20T10:54:44.226328-06:00</text:p>
          </table:table-cell>
          <table:table-cell office:value-type="float" office:value="127.806722" calcext:value-type="float">
            <text:p>127.806722</text:p>
          </table:table-cell>
          <table:table-cell office:value-type="float" office:value="35.449253" calcext:value-type="float">
            <text:p>35.449253</text:p>
          </table:table-cell>
        </table:table-row>
        <table:table-row table:style-name="ro1">
          <table:table-cell office:value-type="string" calcext:value-type="string">
            <text:p>2022-03-20T10:55:44.226328-06:00</text:p>
          </table:table-cell>
          <table:table-cell office:value-type="float" office:value="128.052898" calcext:value-type="float">
            <text:p>128.052898</text:p>
          </table:table-cell>
          <table:table-cell office:value-type="float" office:value="35.598865" calcext:value-type="float">
            <text:p>35.598865</text:p>
          </table:table-cell>
        </table:table-row>
        <table:table-row table:style-name="ro1">
          <table:table-cell office:value-type="string" calcext:value-type="string">
            <text:p>2022-03-20T10:56:44.226328-06:00</text:p>
          </table:table-cell>
          <table:table-cell office:value-type="float" office:value="128.299993" calcext:value-type="float">
            <text:p>128.299993</text:p>
          </table:table-cell>
          <table:table-cell office:value-type="float" office:value="35.747975" calcext:value-type="float">
            <text:p>35.747975</text:p>
          </table:table-cell>
        </table:table-row>
        <table:table-row table:style-name="ro1">
          <table:table-cell office:value-type="string" calcext:value-type="string">
            <text:p>2022-03-20T10:57:44.226328-06:00</text:p>
          </table:table-cell>
          <table:table-cell office:value-type="float" office:value="128.548015" calcext:value-type="float">
            <text:p>128.548015</text:p>
          </table:table-cell>
          <table:table-cell office:value-type="float" office:value="35.896577" calcext:value-type="float">
            <text:p>35.896577</text:p>
          </table:table-cell>
        </table:table-row>
        <table:table-row table:style-name="ro1">
          <table:table-cell office:value-type="string" calcext:value-type="string">
            <text:p>2022-03-20T10:58:44.226328-06:00</text:p>
          </table:table-cell>
          <table:table-cell office:value-type="float" office:value="128.796967" calcext:value-type="float">
            <text:p>128.796967</text:p>
          </table:table-cell>
          <table:table-cell office:value-type="float" office:value="36.044669" calcext:value-type="float">
            <text:p>36.044669</text:p>
          </table:table-cell>
        </table:table-row>
        <table:table-row table:style-name="ro1">
          <table:table-cell office:value-type="string" calcext:value-type="string">
            <text:p>2022-03-20T10:59:44.226328-06:00</text:p>
          </table:table-cell>
          <table:table-cell office:value-type="float" office:value="129.046856" calcext:value-type="float">
            <text:p>129.046856</text:p>
          </table:table-cell>
          <table:table-cell office:value-type="float" office:value="36.192244" calcext:value-type="float">
            <text:p>36.192244</text:p>
          </table:table-cell>
        </table:table-row>
        <table:table-row table:style-name="ro1">
          <table:table-cell office:value-type="string" calcext:value-type="string">
            <text:p>2022-03-20T11:00:44.226328-06:00</text:p>
          </table:table-cell>
          <table:table-cell office:value-type="float" office:value="129.297686" calcext:value-type="float">
            <text:p>129.297686</text:p>
          </table:table-cell>
          <table:table-cell office:value-type="float" office:value="36.339298" calcext:value-type="float">
            <text:p>36.339298</text:p>
          </table:table-cell>
        </table:table-row>
        <table:table-row table:style-name="ro1">
          <table:table-cell office:value-type="string" calcext:value-type="string">
            <text:p>2022-03-20T11:01:44.226328-06:00</text:p>
          </table:table-cell>
          <table:table-cell office:value-type="float" office:value="129.549463" calcext:value-type="float">
            <text:p>129.549463</text:p>
          </table:table-cell>
          <table:table-cell office:value-type="float" office:value="36.485826" calcext:value-type="float">
            <text:p>36.485826</text:p>
          </table:table-cell>
        </table:table-row>
        <table:table-row table:style-name="ro1">
          <table:table-cell office:value-type="string" calcext:value-type="string">
            <text:p>2022-03-20T11:02:44.226328-06:00</text:p>
          </table:table-cell>
          <table:table-cell office:value-type="float" office:value="129.802193" calcext:value-type="float">
            <text:p>129.802193</text:p>
          </table:table-cell>
          <table:table-cell office:value-type="float" office:value="36.631824" calcext:value-type="float">
            <text:p>36.631824</text:p>
          </table:table-cell>
        </table:table-row>
        <table:table-row table:style-name="ro1">
          <table:table-cell office:value-type="string" calcext:value-type="string">
            <text:p>2022-03-20T11:03:44.226328-06:00</text:p>
          </table:table-cell>
          <table:table-cell office:value-type="float" office:value="130.055879" calcext:value-type="float">
            <text:p>130.055879</text:p>
          </table:table-cell>
          <table:table-cell office:value-type="float" office:value="36.777287" calcext:value-type="float">
            <text:p>36.777287</text:p>
          </table:table-cell>
        </table:table-row>
        <table:table-row table:style-name="ro1">
          <table:table-cell office:value-type="string" calcext:value-type="string">
            <text:p>2022-03-20T11:04:44.226328-06:00</text:p>
          </table:table-cell>
          <table:table-cell office:value-type="float" office:value="130.310528" calcext:value-type="float">
            <text:p>130.310528</text:p>
          </table:table-cell>
          <table:table-cell office:value-type="float" office:value="36.922209" calcext:value-type="float">
            <text:p>36.922209</text:p>
          </table:table-cell>
        </table:table-row>
        <table:table-row table:style-name="ro1">
          <table:table-cell office:value-type="string" calcext:value-type="string">
            <text:p>2022-03-20T11:05:44.226328-06:00</text:p>
          </table:table-cell>
          <table:table-cell office:value-type="float" office:value="130.566145" calcext:value-type="float">
            <text:p>130.566145</text:p>
          </table:table-cell>
          <table:table-cell office:value-type="float" office:value="37.066586" calcext:value-type="float">
            <text:p>37.066586</text:p>
          </table:table-cell>
        </table:table-row>
        <table:table-row table:style-name="ro1">
          <table:table-cell office:value-type="string" calcext:value-type="string">
            <text:p>2022-03-20T11:06:44.226328-06:00</text:p>
          </table:table-cell>
          <table:table-cell office:value-type="float" office:value="130.822735" calcext:value-type="float">
            <text:p>130.822735</text:p>
          </table:table-cell>
          <table:table-cell office:value-type="float" office:value="37.210413" calcext:value-type="float">
            <text:p>37.210413</text:p>
          </table:table-cell>
        </table:table-row>
        <table:table-row table:style-name="ro1">
          <table:table-cell office:value-type="string" calcext:value-type="string">
            <text:p>2022-03-20T11:07:44.226328-06:00</text:p>
          </table:table-cell>
          <table:table-cell office:value-type="float" office:value="131.080302" calcext:value-type="float">
            <text:p>131.080302</text:p>
          </table:table-cell>
          <table:table-cell office:value-type="float" office:value="37.353685" calcext:value-type="float">
            <text:p>37.353685</text:p>
          </table:table-cell>
        </table:table-row>
        <table:table-row table:style-name="ro1">
          <table:table-cell office:value-type="string" calcext:value-type="string">
            <text:p>2022-03-20T11:08:44.226328-06:00</text:p>
          </table:table-cell>
          <table:table-cell office:value-type="float" office:value="131.338852" calcext:value-type="float">
            <text:p>131.338852</text:p>
          </table:table-cell>
          <table:table-cell office:value-type="float" office:value="37.496397" calcext:value-type="float">
            <text:p>37.496397</text:p>
          </table:table-cell>
        </table:table-row>
        <table:table-row table:style-name="ro1">
          <table:table-cell office:value-type="string" calcext:value-type="string">
            <text:p>2022-03-20T11:09:44.226328-06:00</text:p>
          </table:table-cell>
          <table:table-cell office:value-type="float" office:value="131.59839" calcext:value-type="float">
            <text:p>131.59839</text:p>
          </table:table-cell>
          <table:table-cell office:value-type="float" office:value="37.638543" calcext:value-type="float">
            <text:p>37.638543</text:p>
          </table:table-cell>
        </table:table-row>
        <table:table-row table:style-name="ro1">
          <table:table-cell office:value-type="string" calcext:value-type="string">
            <text:p>2022-03-20T11:10:44.226328-06:00</text:p>
          </table:table-cell>
          <table:table-cell office:value-type="float" office:value="131.85892" calcext:value-type="float">
            <text:p>131.85892</text:p>
          </table:table-cell>
          <table:table-cell office:value-type="float" office:value="37.78012" calcext:value-type="float">
            <text:p>37.78012</text:p>
          </table:table-cell>
        </table:table-row>
        <table:table-row table:style-name="ro1">
          <table:table-cell office:value-type="string" calcext:value-type="string">
            <text:p>2022-03-20T11:11:44.226328-06:00</text:p>
          </table:table-cell>
          <table:table-cell office:value-type="float" office:value="132.120448" calcext:value-type="float">
            <text:p>132.120448</text:p>
          </table:table-cell>
          <table:table-cell office:value-type="float" office:value="37.921121" calcext:value-type="float">
            <text:p>37.921121</text:p>
          </table:table-cell>
        </table:table-row>
        <table:table-row table:style-name="ro1">
          <table:table-cell office:value-type="string" calcext:value-type="string">
            <text:p>2022-03-20T11:12:44.226328-06:00</text:p>
          </table:table-cell>
          <table:table-cell office:value-type="float" office:value="132.382978" calcext:value-type="float">
            <text:p>132.382978</text:p>
          </table:table-cell>
          <table:table-cell office:value-type="float" office:value="38.061541" calcext:value-type="float">
            <text:p>38.061541</text:p>
          </table:table-cell>
        </table:table-row>
        <table:table-row table:style-name="ro1">
          <table:table-cell office:value-type="string" calcext:value-type="string">
            <text:p>2022-03-20T11:13:44.226328-06:00</text:p>
          </table:table-cell>
          <table:table-cell office:value-type="float" office:value="132.646515" calcext:value-type="float">
            <text:p>132.646515</text:p>
          </table:table-cell>
          <table:table-cell office:value-type="float" office:value="38.201376" calcext:value-type="float">
            <text:p>38.201376</text:p>
          </table:table-cell>
        </table:table-row>
        <table:table-row table:style-name="ro1">
          <table:table-cell office:value-type="string" calcext:value-type="string">
            <text:p>2022-03-20T11:14:44.226328-06:00</text:p>
          </table:table-cell>
          <table:table-cell office:value-type="float" office:value="132.911064" calcext:value-type="float">
            <text:p>132.911064</text:p>
          </table:table-cell>
          <table:table-cell office:value-type="float" office:value="38.34062" calcext:value-type="float">
            <text:p>38.34062</text:p>
          </table:table-cell>
        </table:table-row>
        <table:table-row table:style-name="ro1">
          <table:table-cell office:value-type="string" calcext:value-type="string">
            <text:p>2022-03-20T11:15:44.226328-06:00</text:p>
          </table:table-cell>
          <table:table-cell office:value-type="float" office:value="133.176629" calcext:value-type="float">
            <text:p>133.176629</text:p>
          </table:table-cell>
          <table:table-cell office:value-type="float" office:value="38.479268" calcext:value-type="float">
            <text:p>38.479268</text:p>
          </table:table-cell>
        </table:table-row>
        <table:table-row table:style-name="ro1">
          <table:table-cell office:value-type="string" calcext:value-type="string">
            <text:p>2022-03-20T11:16:44.226328-06:00</text:p>
          </table:table-cell>
          <table:table-cell office:value-type="float" office:value="133.443215" calcext:value-type="float">
            <text:p>133.443215</text:p>
          </table:table-cell>
          <table:table-cell office:value-type="float" office:value="38.617314" calcext:value-type="float">
            <text:p>38.617314</text:p>
          </table:table-cell>
        </table:table-row>
        <table:table-row table:style-name="ro1">
          <table:table-cell office:value-type="string" calcext:value-type="string">
            <text:p>2022-03-20T11:17:44.226328-06:00</text:p>
          </table:table-cell>
          <table:table-cell office:value-type="float" office:value="133.710827" calcext:value-type="float">
            <text:p>133.710827</text:p>
          </table:table-cell>
          <table:table-cell office:value-type="float" office:value="38.754754" calcext:value-type="float">
            <text:p>38.754754</text:p>
          </table:table-cell>
        </table:table-row>
        <table:table-row table:style-name="ro1">
          <table:table-cell office:value-type="string" calcext:value-type="string">
            <text:p>2022-03-20T11:18:44.226328-06:00</text:p>
          </table:table-cell>
          <table:table-cell office:value-type="float" office:value="133.979468" calcext:value-type="float">
            <text:p>133.979468</text:p>
          </table:table-cell>
          <table:table-cell office:value-type="float" office:value="38.891581" calcext:value-type="float">
            <text:p>38.891581</text:p>
          </table:table-cell>
        </table:table-row>
        <table:table-row table:style-name="ro1">
          <table:table-cell office:value-type="string" calcext:value-type="string">
            <text:p>2022-03-20T11:19:44.226328-06:00</text:p>
          </table:table-cell>
          <table:table-cell office:value-type="float" office:value="134.249144" calcext:value-type="float">
            <text:p>134.249144</text:p>
          </table:table-cell>
          <table:table-cell office:value-type="float" office:value="39.027791" calcext:value-type="float">
            <text:p>39.027791</text:p>
          </table:table-cell>
        </table:table-row>
        <table:table-row table:style-name="ro1">
          <table:table-cell office:value-type="string" calcext:value-type="string">
            <text:p>2022-03-20T11:20:44.226328-06:00</text:p>
          </table:table-cell>
          <table:table-cell office:value-type="float" office:value="134.519858" calcext:value-type="float">
            <text:p>134.519858</text:p>
          </table:table-cell>
          <table:table-cell office:value-type="float" office:value="39.163379" calcext:value-type="float">
            <text:p>39.163379</text:p>
          </table:table-cell>
        </table:table-row>
        <table:table-row table:style-name="ro1">
          <table:table-cell office:value-type="string" calcext:value-type="string">
            <text:p>2022-03-20T11:21:44.226328-06:00</text:p>
          </table:table-cell>
          <table:table-cell office:value-type="float" office:value="134.791615" calcext:value-type="float">
            <text:p>134.791615</text:p>
          </table:table-cell>
          <table:table-cell office:value-type="float" office:value="39.298338" calcext:value-type="float">
            <text:p>39.298338</text:p>
          </table:table-cell>
        </table:table-row>
        <table:table-row table:style-name="ro1">
          <table:table-cell office:value-type="string" calcext:value-type="string">
            <text:p>2022-03-20T11:22:44.226328-06:00</text:p>
          </table:table-cell>
          <table:table-cell office:value-type="float" office:value="135.064419" calcext:value-type="float">
            <text:p>135.064419</text:p>
          </table:table-cell>
          <table:table-cell office:value-type="float" office:value="39.432664" calcext:value-type="float">
            <text:p>39.432664</text:p>
          </table:table-cell>
        </table:table-row>
        <table:table-row table:style-name="ro1">
          <table:table-cell office:value-type="string" calcext:value-type="string">
            <text:p>2022-03-20T11:23:44.226328-06:00</text:p>
          </table:table-cell>
          <table:table-cell office:value-type="float" office:value="135.338274" calcext:value-type="float">
            <text:p>135.338274</text:p>
          </table:table-cell>
          <table:table-cell office:value-type="float" office:value="39.56635" calcext:value-type="float">
            <text:p>39.56635</text:p>
          </table:table-cell>
        </table:table-row>
        <table:table-row table:style-name="ro1">
          <table:table-cell office:value-type="string" calcext:value-type="string">
            <text:p>2022-03-20T11:24:44.226328-06:00</text:p>
          </table:table-cell>
          <table:table-cell office:value-type="float" office:value="135.613183" calcext:value-type="float">
            <text:p>135.613183</text:p>
          </table:table-cell>
          <table:table-cell office:value-type="float" office:value="39.699392" calcext:value-type="float">
            <text:p>39.699392</text:p>
          </table:table-cell>
        </table:table-row>
        <table:table-row table:style-name="ro1">
          <table:table-cell office:value-type="string" calcext:value-type="string">
            <text:p>2022-03-20T11:25:44.226328-06:00</text:p>
          </table:table-cell>
          <table:table-cell office:value-type="float" office:value="135.889152" calcext:value-type="float">
            <text:p>135.889152</text:p>
          </table:table-cell>
          <table:table-cell office:value-type="float" office:value="39.831783" calcext:value-type="float">
            <text:p>39.831783</text:p>
          </table:table-cell>
        </table:table-row>
        <table:table-row table:style-name="ro1">
          <table:table-cell office:value-type="string" calcext:value-type="string">
            <text:p>2022-03-20T11:26:44.226328-06:00</text:p>
          </table:table-cell>
          <table:table-cell office:value-type="float" office:value="136.166184" calcext:value-type="float">
            <text:p>136.166184</text:p>
          </table:table-cell>
          <table:table-cell office:value-type="float" office:value="39.963519" calcext:value-type="float">
            <text:p>39.963519</text:p>
          </table:table-cell>
        </table:table-row>
        <table:table-row table:style-name="ro1">
          <table:table-cell office:value-type="string" calcext:value-type="string">
            <text:p>2022-03-20T11:27:44.226328-06:00</text:p>
          </table:table-cell>
          <table:table-cell office:value-type="float" office:value="136.444282" calcext:value-type="float">
            <text:p>136.444282</text:p>
          </table:table-cell>
          <table:table-cell office:value-type="float" office:value="40.094593" calcext:value-type="float">
            <text:p>40.094593</text:p>
          </table:table-cell>
        </table:table-row>
        <table:table-row table:style-name="ro1">
          <table:table-cell office:value-type="string" calcext:value-type="string">
            <text:p>2022-03-20T11:28:44.226328-06:00</text:p>
          </table:table-cell>
          <table:table-cell office:value-type="float" office:value="136.72345" calcext:value-type="float">
            <text:p>136.72345</text:p>
          </table:table-cell>
          <table:table-cell office:value-type="float" office:value="40.225" calcext:value-type="float">
            <text:p>40.225</text:p>
          </table:table-cell>
        </table:table-row>
        <table:table-row table:style-name="ro1">
          <table:table-cell office:value-type="string" calcext:value-type="string">
            <text:p>2022-03-20T11:29:44.226328-06:00</text:p>
          </table:table-cell>
          <table:table-cell office:value-type="float" office:value="137.003692" calcext:value-type="float">
            <text:p>137.003692</text:p>
          </table:table-cell>
          <table:table-cell office:value-type="float" office:value="40.354735" calcext:value-type="float">
            <text:p>40.354735</text:p>
          </table:table-cell>
        </table:table-row>
        <table:table-row table:style-name="ro1">
          <table:table-cell office:value-type="string" calcext:value-type="string">
            <text:p>2022-03-20T11:30:44.226328-06:00</text:p>
          </table:table-cell>
          <table:table-cell office:value-type="float" office:value="137.285011" calcext:value-type="float">
            <text:p>137.285011</text:p>
          </table:table-cell>
          <table:table-cell office:value-type="float" office:value="40.483791" calcext:value-type="float">
            <text:p>40.483791</text:p>
          </table:table-cell>
        </table:table-row>
        <table:table-row table:style-name="ro1">
          <table:table-cell office:value-type="string" calcext:value-type="string">
            <text:p>2022-03-20T11:31:44.226328-06:00</text:p>
          </table:table-cell>
          <table:table-cell office:value-type="float" office:value="137.56741" calcext:value-type="float">
            <text:p>137.56741</text:p>
          </table:table-cell>
          <table:table-cell office:value-type="float" office:value="40.612163" calcext:value-type="float">
            <text:p>40.612163</text:p>
          </table:table-cell>
        </table:table-row>
        <table:table-row table:style-name="ro1">
          <table:table-cell office:value-type="string" calcext:value-type="string">
            <text:p>2022-03-20T11:32:44.226328-06:00</text:p>
          </table:table-cell>
          <table:table-cell office:value-type="float" office:value="137.850894" calcext:value-type="float">
            <text:p>137.850894</text:p>
          </table:table-cell>
          <table:table-cell office:value-type="float" office:value="40.739845" calcext:value-type="float">
            <text:p>40.739845</text:p>
          </table:table-cell>
        </table:table-row>
        <table:table-row table:style-name="ro1">
          <table:table-cell office:value-type="string" calcext:value-type="string">
            <text:p>2022-03-20T11:33:44.226328-06:00</text:p>
          </table:table-cell>
          <table:table-cell office:value-type="float" office:value="138.135464" calcext:value-type="float">
            <text:p>138.135464</text:p>
          </table:table-cell>
          <table:table-cell office:value-type="float" office:value="40.866831" calcext:value-type="float">
            <text:p>40.866831</text:p>
          </table:table-cell>
        </table:table-row>
        <table:table-row table:style-name="ro1">
          <table:table-cell office:value-type="string" calcext:value-type="string">
            <text:p>2022-03-20T11:34:44.226328-06:00</text:p>
          </table:table-cell>
          <table:table-cell office:value-type="float" office:value="138.421124" calcext:value-type="float">
            <text:p>138.421124</text:p>
          </table:table-cell>
          <table:table-cell office:value-type="float" office:value="40.993116" calcext:value-type="float">
            <text:p>40.993116</text:p>
          </table:table-cell>
        </table:table-row>
        <table:table-row table:style-name="ro1">
          <table:table-cell office:value-type="string" calcext:value-type="string">
            <text:p>2022-03-20T11:35:44.226328-06:00</text:p>
          </table:table-cell>
          <table:table-cell office:value-type="float" office:value="138.707878" calcext:value-type="float">
            <text:p>138.707878</text:p>
          </table:table-cell>
          <table:table-cell office:value-type="float" office:value="41.118694" calcext:value-type="float">
            <text:p>41.118694</text:p>
          </table:table-cell>
        </table:table-row>
        <table:table-row table:style-name="ro1">
          <table:table-cell office:value-type="string" calcext:value-type="string">
            <text:p>2022-03-20T11:36:44.226328-06:00</text:p>
          </table:table-cell>
          <table:table-cell office:value-type="float" office:value="138.995727" calcext:value-type="float">
            <text:p>138.995727</text:p>
          </table:table-cell>
          <table:table-cell office:value-type="float" office:value="41.243558" calcext:value-type="float">
            <text:p>41.243558</text:p>
          </table:table-cell>
        </table:table-row>
        <table:table-row table:style-name="ro1">
          <table:table-cell office:value-type="string" calcext:value-type="string">
            <text:p>2022-03-20T11:37:44.226328-06:00</text:p>
          </table:table-cell>
          <table:table-cell office:value-type="float" office:value="139.284674" calcext:value-type="float">
            <text:p>139.284674</text:p>
          </table:table-cell>
          <table:table-cell office:value-type="float" office:value="41.367704" calcext:value-type="float">
            <text:p>41.367704</text:p>
          </table:table-cell>
        </table:table-row>
        <table:table-row table:style-name="ro1">
          <table:table-cell office:value-type="string" calcext:value-type="string">
            <text:p>2022-03-20T11:38:44.226328-06:00</text:p>
          </table:table-cell>
          <table:table-cell office:value-type="float" office:value="139.574723" calcext:value-type="float">
            <text:p>139.574723</text:p>
          </table:table-cell>
          <table:table-cell office:value-type="float" office:value="41.491124" calcext:value-type="float">
            <text:p>41.491124</text:p>
          </table:table-cell>
        </table:table-row>
        <table:table-row table:style-name="ro1">
          <table:table-cell office:value-type="string" calcext:value-type="string">
            <text:p>2022-03-20T11:39:44.226328-06:00</text:p>
          </table:table-cell>
          <table:table-cell office:value-type="float" office:value="139.865875" calcext:value-type="float">
            <text:p>139.865875</text:p>
          </table:table-cell>
          <table:table-cell office:value-type="float" office:value="41.613814" calcext:value-type="float">
            <text:p>41.613814</text:p>
          </table:table-cell>
        </table:table-row>
        <table:table-row table:style-name="ro1">
          <table:table-cell office:value-type="string" calcext:value-type="string">
            <text:p>2022-03-20T11:40:44.226328-06:00</text:p>
          </table:table-cell>
          <table:table-cell office:value-type="float" office:value="140.158133" calcext:value-type="float">
            <text:p>140.158133</text:p>
          </table:table-cell>
          <table:table-cell office:value-type="float" office:value="41.735767" calcext:value-type="float">
            <text:p>41.735767</text:p>
          </table:table-cell>
        </table:table-row>
        <table:table-row table:style-name="ro1">
          <table:table-cell office:value-type="string" calcext:value-type="string">
            <text:p>2022-03-20T11:41:44.226328-06:00</text:p>
          </table:table-cell>
          <table:table-cell office:value-type="float" office:value="140.451499" calcext:value-type="float">
            <text:p>140.451499</text:p>
          </table:table-cell>
          <table:table-cell office:value-type="float" office:value="41.856978" calcext:value-type="float">
            <text:p>41.856978</text:p>
          </table:table-cell>
        </table:table-row>
        <table:table-row table:style-name="ro1">
          <table:table-cell office:value-type="string" calcext:value-type="string">
            <text:p>2022-03-20T11:42:44.226328-06:00</text:p>
          </table:table-cell>
          <table:table-cell office:value-type="float" office:value="140.745976" calcext:value-type="float">
            <text:p>140.745976</text:p>
          </table:table-cell>
          <table:table-cell office:value-type="float" office:value="41.977439" calcext:value-type="float">
            <text:p>41.977439</text:p>
          </table:table-cell>
        </table:table-row>
        <table:table-row table:style-name="ro1">
          <table:table-cell office:value-type="string" calcext:value-type="string">
            <text:p>2022-03-20T11:43:44.226328-06:00</text:p>
          </table:table-cell>
          <table:table-cell office:value-type="float" office:value="141.041564" calcext:value-type="float">
            <text:p>141.041564</text:p>
          </table:table-cell>
          <table:table-cell office:value-type="float" office:value="42.097146" calcext:value-type="float">
            <text:p>42.097146</text:p>
          </table:table-cell>
        </table:table-row>
        <table:table-row table:style-name="ro1">
          <table:table-cell office:value-type="string" calcext:value-type="string">
            <text:p>2022-03-20T11:44:44.226328-06:00</text:p>
          </table:table-cell>
          <table:table-cell office:value-type="float" office:value="141.338267" calcext:value-type="float">
            <text:p>141.338267</text:p>
          </table:table-cell>
          <table:table-cell office:value-type="float" office:value="42.216092" calcext:value-type="float">
            <text:p>42.216092</text:p>
          </table:table-cell>
        </table:table-row>
        <table:table-row table:style-name="ro1">
          <table:table-cell office:value-type="string" calcext:value-type="string">
            <text:p>2022-03-20T11:45:44.226328-06:00</text:p>
          </table:table-cell>
          <table:table-cell office:value-type="float" office:value="141.636085" calcext:value-type="float">
            <text:p>141.636085</text:p>
          </table:table-cell>
          <table:table-cell office:value-type="float" office:value="42.334271" calcext:value-type="float">
            <text:p>42.334271</text:p>
          </table:table-cell>
        </table:table-row>
        <table:table-row table:style-name="ro1">
          <table:table-cell office:value-type="string" calcext:value-type="string">
            <text:p>2022-03-20T11:46:44.226328-06:00</text:p>
          </table:table-cell>
          <table:table-cell office:value-type="float" office:value="141.93502" calcext:value-type="float">
            <text:p>141.93502</text:p>
          </table:table-cell>
          <table:table-cell office:value-type="float" office:value="42.451678" calcext:value-type="float">
            <text:p>42.451678</text:p>
          </table:table-cell>
        </table:table-row>
        <table:table-row table:style-name="ro1">
          <table:table-cell office:value-type="string" calcext:value-type="string">
            <text:p>2022-03-20T11:47:44.226328-06:00</text:p>
          </table:table-cell>
          <table:table-cell office:value-type="float" office:value="142.235075" calcext:value-type="float">
            <text:p>142.235075</text:p>
          </table:table-cell>
          <table:table-cell office:value-type="float" office:value="42.568305" calcext:value-type="float">
            <text:p>42.568305</text:p>
          </table:table-cell>
        </table:table-row>
        <table:table-row table:style-name="ro1">
          <table:table-cell office:value-type="string" calcext:value-type="string">
            <text:p>2022-03-20T11:48:44.226328-06:00</text:p>
          </table:table-cell>
          <table:table-cell office:value-type="float" office:value="142.536248" calcext:value-type="float">
            <text:p>142.536248</text:p>
          </table:table-cell>
          <table:table-cell office:value-type="float" office:value="42.684147" calcext:value-type="float">
            <text:p>42.684147</text:p>
          </table:table-cell>
        </table:table-row>
        <table:table-row table:style-name="ro1">
          <table:table-cell office:value-type="string" calcext:value-type="string">
            <text:p>2022-03-20T11:49:44.226328-06:00</text:p>
          </table:table-cell>
          <table:table-cell office:value-type="float" office:value="142.838543" calcext:value-type="float">
            <text:p>142.838543</text:p>
          </table:table-cell>
          <table:table-cell office:value-type="float" office:value="42.799198" calcext:value-type="float">
            <text:p>42.799198</text:p>
          </table:table-cell>
        </table:table-row>
        <table:table-row table:style-name="ro1">
          <table:table-cell office:value-type="string" calcext:value-type="string">
            <text:p>2022-03-20T11:50:44.226328-06:00</text:p>
          </table:table-cell>
          <table:table-cell office:value-type="float" office:value="143.14196" calcext:value-type="float">
            <text:p>143.14196</text:p>
          </table:table-cell>
          <table:table-cell office:value-type="float" office:value="42.913452" calcext:value-type="float">
            <text:p>42.913452</text:p>
          </table:table-cell>
        </table:table-row>
        <table:table-row table:style-name="ro1">
          <table:table-cell office:value-type="string" calcext:value-type="string">
            <text:p>2022-03-20T11:51:44.226328-06:00</text:p>
          </table:table-cell>
          <table:table-cell office:value-type="float" office:value="143.446499" calcext:value-type="float">
            <text:p>143.446499</text:p>
          </table:table-cell>
          <table:table-cell office:value-type="float" office:value="43.026902" calcext:value-type="float">
            <text:p>43.026902</text:p>
          </table:table-cell>
        </table:table-row>
        <table:table-row table:style-name="ro1">
          <table:table-cell office:value-type="string" calcext:value-type="string">
            <text:p>2022-03-20T11:52:44.226328-06:00</text:p>
          </table:table-cell>
          <table:table-cell office:value-type="float" office:value="143.752162" calcext:value-type="float">
            <text:p>143.752162</text:p>
          </table:table-cell>
          <table:table-cell office:value-type="float" office:value="43.139542" calcext:value-type="float">
            <text:p>43.139542</text:p>
          </table:table-cell>
        </table:table-row>
        <table:table-row table:style-name="ro1">
          <table:table-cell office:value-type="string" calcext:value-type="string">
            <text:p>2022-03-20T11:53:44.226328-06:00</text:p>
          </table:table-cell>
          <table:table-cell office:value-type="float" office:value="144.058949" calcext:value-type="float">
            <text:p>144.058949</text:p>
          </table:table-cell>
          <table:table-cell office:value-type="float" office:value="43.251366" calcext:value-type="float">
            <text:p>43.251366</text:p>
          </table:table-cell>
        </table:table-row>
        <table:table-row table:style-name="ro1">
          <table:table-cell office:value-type="string" calcext:value-type="string">
            <text:p>2022-03-20T11:54:44.226328-06:00</text:p>
          </table:table-cell>
          <table:table-cell office:value-type="float" office:value="144.366859" calcext:value-type="float">
            <text:p>144.366859</text:p>
          </table:table-cell>
          <table:table-cell office:value-type="float" office:value="43.362369" calcext:value-type="float">
            <text:p>43.362369</text:p>
          </table:table-cell>
        </table:table-row>
        <table:table-row table:style-name="ro1">
          <table:table-cell office:value-type="string" calcext:value-type="string">
            <text:p>2022-03-20T11:55:44.226328-06:00</text:p>
          </table:table-cell>
          <table:table-cell office:value-type="float" office:value="144.675893" calcext:value-type="float">
            <text:p>144.675893</text:p>
          </table:table-cell>
          <table:table-cell office:value-type="float" office:value="43.472542" calcext:value-type="float">
            <text:p>43.472542</text:p>
          </table:table-cell>
        </table:table-row>
        <table:table-row table:style-name="ro1">
          <table:table-cell office:value-type="string" calcext:value-type="string">
            <text:p>2022-03-20T11:56:44.226328-06:00</text:p>
          </table:table-cell>
          <table:table-cell office:value-type="float" office:value="144.986052" calcext:value-type="float">
            <text:p>144.986052</text:p>
          </table:table-cell>
          <table:table-cell office:value-type="float" office:value="43.581882" calcext:value-type="float">
            <text:p>43.581882</text:p>
          </table:table-cell>
        </table:table-row>
        <table:table-row table:style-name="ro1">
          <table:table-cell office:value-type="string" calcext:value-type="string">
            <text:p>2022-03-20T11:57:44.226328-06:00</text:p>
          </table:table-cell>
          <table:table-cell office:value-type="float" office:value="145.297334" calcext:value-type="float">
            <text:p>145.297334</text:p>
          </table:table-cell>
          <table:table-cell office:value-type="float" office:value="43.69038" calcext:value-type="float">
            <text:p>43.69038</text:p>
          </table:table-cell>
        </table:table-row>
        <table:table-row table:style-name="ro1">
          <table:table-cell office:value-type="string" calcext:value-type="string">
            <text:p>2022-03-20T11:58:44.226328-06:00</text:p>
          </table:table-cell>
          <table:table-cell office:value-type="float" office:value="145.60974" calcext:value-type="float">
            <text:p>145.60974</text:p>
          </table:table-cell>
          <table:table-cell office:value-type="float" office:value="43.798032" calcext:value-type="float">
            <text:p>43.798032</text:p>
          </table:table-cell>
        </table:table-row>
        <table:table-row table:style-name="ro1">
          <table:table-cell office:value-type="string" calcext:value-type="string">
            <text:p>2022-03-20T11:59:44.226328-06:00</text:p>
          </table:table-cell>
          <table:table-cell office:value-type="float" office:value="145.923268" calcext:value-type="float">
            <text:p>145.923268</text:p>
          </table:table-cell>
          <table:table-cell office:value-type="float" office:value="43.90483" calcext:value-type="float">
            <text:p>43.90483</text:p>
          </table:table-cell>
        </table:table-row>
        <table:table-row table:style-name="ro1">
          <table:table-cell office:value-type="string" calcext:value-type="string">
            <text:p>2022-03-20T12:00:44.226328-06:00</text:p>
          </table:table-cell>
          <table:table-cell office:value-type="float" office:value="146.237919" calcext:value-type="float">
            <text:p>146.237919</text:p>
          </table:table-cell>
          <table:table-cell office:value-type="float" office:value="44.010769" calcext:value-type="float">
            <text:p>44.010769</text:p>
          </table:table-cell>
        </table:table-row>
        <table:table-row table:style-name="ro1">
          <table:table-cell office:value-type="string" calcext:value-type="string">
            <text:p>2022-03-20T12:01:44.226328-06:00</text:p>
          </table:table-cell>
          <table:table-cell office:value-type="float" office:value="146.55369" calcext:value-type="float">
            <text:p>146.55369</text:p>
          </table:table-cell>
          <table:table-cell office:value-type="float" office:value="44.115842" calcext:value-type="float">
            <text:p>44.115842</text:p>
          </table:table-cell>
        </table:table-row>
        <table:table-row table:style-name="ro1">
          <table:table-cell office:value-type="string" calcext:value-type="string">
            <text:p>2022-03-20T12:02:44.226328-06:00</text:p>
          </table:table-cell>
          <table:table-cell office:value-type="float" office:value="146.870581" calcext:value-type="float">
            <text:p>146.870581</text:p>
          </table:table-cell>
          <table:table-cell office:value-type="float" office:value="44.220043" calcext:value-type="float">
            <text:p>44.220043</text:p>
          </table:table-cell>
        </table:table-row>
        <table:table-row table:style-name="ro1">
          <table:table-cell office:value-type="string" calcext:value-type="string">
            <text:p>2022-03-20T12:03:44.226328-06:00</text:p>
          </table:table-cell>
          <table:table-cell office:value-type="float" office:value="147.188591" calcext:value-type="float">
            <text:p>147.188591</text:p>
          </table:table-cell>
          <table:table-cell office:value-type="float" office:value="44.323365" calcext:value-type="float">
            <text:p>44.323365</text:p>
          </table:table-cell>
        </table:table-row>
        <table:table-row table:style-name="ro1">
          <table:table-cell office:value-type="string" calcext:value-type="string">
            <text:p>2022-03-20T12:04:44.226328-06:00</text:p>
          </table:table-cell>
          <table:table-cell office:value-type="float" office:value="147.507717" calcext:value-type="float">
            <text:p>147.507717</text:p>
          </table:table-cell>
          <table:table-cell office:value-type="float" office:value="44.425803" calcext:value-type="float">
            <text:p>44.425803</text:p>
          </table:table-cell>
        </table:table-row>
        <table:table-row table:style-name="ro1">
          <table:table-cell office:value-type="string" calcext:value-type="string">
            <text:p>2022-03-20T12:05:44.226328-06:00</text:p>
          </table:table-cell>
          <table:table-cell office:value-type="float" office:value="147.827959" calcext:value-type="float">
            <text:p>147.827959</text:p>
          </table:table-cell>
          <table:table-cell office:value-type="float" office:value="44.52735" calcext:value-type="float">
            <text:p>44.52735</text:p>
          </table:table-cell>
        </table:table-row>
        <table:table-row table:style-name="ro1">
          <table:table-cell office:value-type="string" calcext:value-type="string">
            <text:p>2022-03-20T12:06:44.226328-06:00</text:p>
          </table:table-cell>
          <table:table-cell office:value-type="float" office:value="148.149314" calcext:value-type="float">
            <text:p>148.149314</text:p>
          </table:table-cell>
          <table:table-cell office:value-type="float" office:value="44.627999" calcext:value-type="float">
            <text:p>44.627999</text:p>
          </table:table-cell>
        </table:table-row>
        <table:table-row table:style-name="ro1">
          <table:table-cell office:value-type="string" calcext:value-type="string">
            <text:p>2022-03-20T12:07:44.226328-06:00</text:p>
          </table:table-cell>
          <table:table-cell office:value-type="float" office:value="148.471779" calcext:value-type="float">
            <text:p>148.471779</text:p>
          </table:table-cell>
          <table:table-cell office:value-type="float" office:value="44.727746" calcext:value-type="float">
            <text:p>44.727746</text:p>
          </table:table-cell>
        </table:table-row>
        <table:table-row table:style-name="ro1">
          <table:table-cell office:value-type="string" calcext:value-type="string">
            <text:p>2022-03-20T12:08:44.226328-06:00</text:p>
          </table:table-cell>
          <table:table-cell office:value-type="float" office:value="148.795353" calcext:value-type="float">
            <text:p>148.795353</text:p>
          </table:table-cell>
          <table:table-cell office:value-type="float" office:value="44.826582" calcext:value-type="float">
            <text:p>44.826582</text:p>
          </table:table-cell>
        </table:table-row>
        <table:table-row table:style-name="ro1">
          <table:table-cell office:value-type="string" calcext:value-type="string">
            <text:p>2022-03-20T12:09:44.226328-06:00</text:p>
          </table:table-cell>
          <table:table-cell office:value-type="float" office:value="149.120033" calcext:value-type="float">
            <text:p>149.120033</text:p>
          </table:table-cell>
          <table:table-cell office:value-type="float" office:value="44.924503" calcext:value-type="float">
            <text:p>44.924503</text:p>
          </table:table-cell>
        </table:table-row>
        <table:table-row table:style-name="ro1">
          <table:table-cell office:value-type="string" calcext:value-type="string">
            <text:p>2022-03-20T12:10:44.226328-06:00</text:p>
          </table:table-cell>
          <table:table-cell office:value-type="float" office:value="149.445816" calcext:value-type="float">
            <text:p>149.445816</text:p>
          </table:table-cell>
          <table:table-cell office:value-type="float" office:value="45.021501" calcext:value-type="float">
            <text:p>45.021501</text:p>
          </table:table-cell>
        </table:table-row>
        <table:table-row table:style-name="ro1">
          <table:table-cell office:value-type="string" calcext:value-type="string">
            <text:p>2022-03-20T12:11:44.226328-06:00</text:p>
          </table:table-cell>
          <table:table-cell office:value-type="float" office:value="149.772699" calcext:value-type="float">
            <text:p>149.772699</text:p>
          </table:table-cell>
          <table:table-cell office:value-type="float" office:value="45.117571" calcext:value-type="float">
            <text:p>45.117571</text:p>
          </table:table-cell>
        </table:table-row>
        <table:table-row table:style-name="ro1">
          <table:table-cell office:value-type="string" calcext:value-type="string">
            <text:p>2022-03-20T12:12:44.226328-06:00</text:p>
          </table:table-cell>
          <table:table-cell office:value-type="float" office:value="150.100679" calcext:value-type="float">
            <text:p>150.100679</text:p>
          </table:table-cell>
          <table:table-cell office:value-type="float" office:value="45.212706" calcext:value-type="float">
            <text:p>45.212706</text:p>
          </table:table-cell>
        </table:table-row>
        <table:table-row table:style-name="ro1">
          <table:table-cell office:value-type="string" calcext:value-type="string">
            <text:p>2022-03-20T12:13:44.226328-06:00</text:p>
          </table:table-cell>
          <table:table-cell office:value-type="float" office:value="150.429751" calcext:value-type="float">
            <text:p>150.429751</text:p>
          </table:table-cell>
          <table:table-cell office:value-type="float" office:value="45.3069" calcext:value-type="float">
            <text:p>45.3069</text:p>
          </table:table-cell>
        </table:table-row>
        <table:table-row table:style-name="ro1">
          <table:table-cell office:value-type="string" calcext:value-type="string">
            <text:p>2022-03-20T12:14:44.226328-06:00</text:p>
          </table:table-cell>
          <table:table-cell office:value-type="float" office:value="150.759914" calcext:value-type="float">
            <text:p>150.759914</text:p>
          </table:table-cell>
          <table:table-cell office:value-type="float" office:value="45.400146" calcext:value-type="float">
            <text:p>45.400146</text:p>
          </table:table-cell>
        </table:table-row>
        <table:table-row table:style-name="ro1">
          <table:table-cell office:value-type="string" calcext:value-type="string">
            <text:p>2022-03-20T12:15:44.226328-06:00</text:p>
          </table:table-cell>
          <table:table-cell office:value-type="float" office:value="151.091162" calcext:value-type="float">
            <text:p>151.091162</text:p>
          </table:table-cell>
          <table:table-cell office:value-type="float" office:value="45.49244" calcext:value-type="float">
            <text:p>45.49244</text:p>
          </table:table-cell>
        </table:table-row>
        <table:table-row table:style-name="ro1">
          <table:table-cell office:value-type="string" calcext:value-type="string">
            <text:p>2022-03-20T12:16:44.226328-06:00</text:p>
          </table:table-cell>
          <table:table-cell office:value-type="float" office:value="151.423491" calcext:value-type="float">
            <text:p>151.423491</text:p>
          </table:table-cell>
          <table:table-cell office:value-type="float" office:value="45.583773" calcext:value-type="float">
            <text:p>45.583773</text:p>
          </table:table-cell>
        </table:table-row>
        <table:table-row table:style-name="ro1">
          <table:table-cell office:value-type="string" calcext:value-type="string">
            <text:p>2022-03-20T12:17:44.226328-06:00</text:p>
          </table:table-cell>
          <table:table-cell office:value-type="float" office:value="151.756897" calcext:value-type="float">
            <text:p>151.756897</text:p>
          </table:table-cell>
          <table:table-cell office:value-type="float" office:value="45.674141" calcext:value-type="float">
            <text:p>45.674141</text:p>
          </table:table-cell>
        </table:table-row>
        <table:table-row table:style-name="ro1">
          <table:table-cell office:value-type="string" calcext:value-type="string">
            <text:p>2022-03-20T12:18:44.226328-06:00</text:p>
          </table:table-cell>
          <table:table-cell office:value-type="float" office:value="152.091375" calcext:value-type="float">
            <text:p>152.091375</text:p>
          </table:table-cell>
          <table:table-cell office:value-type="float" office:value="45.763536" calcext:value-type="float">
            <text:p>45.763536</text:p>
          </table:table-cell>
        </table:table-row>
        <table:table-row table:style-name="ro1">
          <table:table-cell office:value-type="string" calcext:value-type="string">
            <text:p>2022-03-20T12:19:44.226328-06:00</text:p>
          </table:table-cell>
          <table:table-cell office:value-type="float" office:value="152.42692" calcext:value-type="float">
            <text:p>152.42692</text:p>
          </table:table-cell>
          <table:table-cell office:value-type="float" office:value="45.851953" calcext:value-type="float">
            <text:p>45.851953</text:p>
          </table:table-cell>
        </table:table-row>
        <table:table-row table:style-name="ro1">
          <table:table-cell office:value-type="string" calcext:value-type="string">
            <text:p>2022-03-20T12:20:44.226328-06:00</text:p>
          </table:table-cell>
          <table:table-cell office:value-type="float" office:value="152.763528" calcext:value-type="float">
            <text:p>152.763528</text:p>
          </table:table-cell>
          <table:table-cell office:value-type="float" office:value="45.939386" calcext:value-type="float">
            <text:p>45.939386</text:p>
          </table:table-cell>
        </table:table-row>
        <table:table-row table:style-name="ro1">
          <table:table-cell office:value-type="string" calcext:value-type="string">
            <text:p>2022-03-20T12:21:44.226328-06:00</text:p>
          </table:table-cell>
          <table:table-cell office:value-type="float" office:value="153.101192" calcext:value-type="float">
            <text:p>153.101192</text:p>
          </table:table-cell>
          <table:table-cell office:value-type="float" office:value="46.025829" calcext:value-type="float">
            <text:p>46.025829</text:p>
          </table:table-cell>
        </table:table-row>
        <table:table-row table:style-name="ro1">
          <table:table-cell office:value-type="string" calcext:value-type="string">
            <text:p>2022-03-20T12:22:44.226328-06:00</text:p>
          </table:table-cell>
          <table:table-cell office:value-type="float" office:value="153.439908" calcext:value-type="float">
            <text:p>153.439908</text:p>
          </table:table-cell>
          <table:table-cell office:value-type="float" office:value="46.111275" calcext:value-type="float">
            <text:p>46.111275</text:p>
          </table:table-cell>
        </table:table-row>
        <table:table-row table:style-name="ro1">
          <table:table-cell office:value-type="string" calcext:value-type="string">
            <text:p>2022-03-20T12:23:44.226328-06:00</text:p>
          </table:table-cell>
          <table:table-cell office:value-type="float" office:value="153.779669" calcext:value-type="float">
            <text:p>153.779669</text:p>
          </table:table-cell>
          <table:table-cell office:value-type="float" office:value="46.195718" calcext:value-type="float">
            <text:p>46.195718</text:p>
          </table:table-cell>
        </table:table-row>
        <table:table-row table:style-name="ro1">
          <table:table-cell office:value-type="string" calcext:value-type="string">
            <text:p>2022-03-20T12:24:44.226328-06:00</text:p>
          </table:table-cell>
          <table:table-cell office:value-type="float" office:value="154.120468" calcext:value-type="float">
            <text:p>154.120468</text:p>
          </table:table-cell>
          <table:table-cell office:value-type="float" office:value="46.279152" calcext:value-type="float">
            <text:p>46.279152</text:p>
          </table:table-cell>
        </table:table-row>
        <table:table-row table:style-name="ro1">
          <table:table-cell office:value-type="string" calcext:value-type="string">
            <text:p>2022-03-20T12:25:44.226328-06:00</text:p>
          </table:table-cell>
          <table:table-cell office:value-type="float" office:value="154.462301" calcext:value-type="float">
            <text:p>154.462301</text:p>
          </table:table-cell>
          <table:table-cell office:value-type="float" office:value="46.361572" calcext:value-type="float">
            <text:p>46.361572</text:p>
          </table:table-cell>
        </table:table-row>
        <table:table-row table:style-name="ro1">
          <table:table-cell office:value-type="string" calcext:value-type="string">
            <text:p>2022-03-20T12:26:44.226328-06:00</text:p>
          </table:table-cell>
          <table:table-cell office:value-type="float" office:value="154.805159" calcext:value-type="float">
            <text:p>154.805159</text:p>
          </table:table-cell>
          <table:table-cell office:value-type="float" office:value="46.442971" calcext:value-type="float">
            <text:p>46.442971</text:p>
          </table:table-cell>
        </table:table-row>
        <table:table-row table:style-name="ro1">
          <table:table-cell office:value-type="string" calcext:value-type="string">
            <text:p>2022-03-20T12:27:44.226328-06:00</text:p>
          </table:table-cell>
          <table:table-cell office:value-type="float" office:value="155.149037" calcext:value-type="float">
            <text:p>155.149037</text:p>
          </table:table-cell>
          <table:table-cell office:value-type="float" office:value="46.523344" calcext:value-type="float">
            <text:p>46.523344</text:p>
          </table:table-cell>
        </table:table-row>
        <table:table-row table:style-name="ro1">
          <table:table-cell office:value-type="string" calcext:value-type="string">
            <text:p>2022-03-20T12:28:44.226328-06:00</text:p>
          </table:table-cell>
          <table:table-cell office:value-type="float" office:value="155.493927" calcext:value-type="float">
            <text:p>155.493927</text:p>
          </table:table-cell>
          <table:table-cell office:value-type="float" office:value="46.602683" calcext:value-type="float">
            <text:p>46.602683</text:p>
          </table:table-cell>
        </table:table-row>
        <table:table-row table:style-name="ro1">
          <table:table-cell office:value-type="string" calcext:value-type="string">
            <text:p>2022-03-20T12:29:44.226328-06:00</text:p>
          </table:table-cell>
          <table:table-cell office:value-type="float" office:value="155.839821" calcext:value-type="float">
            <text:p>155.839821</text:p>
          </table:table-cell>
          <table:table-cell office:value-type="float" office:value="46.680985" calcext:value-type="float">
            <text:p>46.680985</text:p>
          </table:table-cell>
        </table:table-row>
        <table:table-row table:style-name="ro1">
          <table:table-cell office:value-type="string" calcext:value-type="string">
            <text:p>2022-03-20T12:30:44.226328-06:00</text:p>
          </table:table-cell>
          <table:table-cell office:value-type="float" office:value="156.186712" calcext:value-type="float">
            <text:p>156.186712</text:p>
          </table:table-cell>
          <table:table-cell office:value-type="float" office:value="46.758241" calcext:value-type="float">
            <text:p>46.758241</text:p>
          </table:table-cell>
        </table:table-row>
        <table:table-row table:style-name="ro1">
          <table:table-cell office:value-type="string" calcext:value-type="string">
            <text:p>2022-03-20T12:31:44.226328-06:00</text:p>
          </table:table-cell>
          <table:table-cell office:value-type="float" office:value="156.534592" calcext:value-type="float">
            <text:p>156.534592</text:p>
          </table:table-cell>
          <table:table-cell office:value-type="float" office:value="46.834448" calcext:value-type="float">
            <text:p>46.834448</text:p>
          </table:table-cell>
        </table:table-row>
        <table:table-row table:style-name="ro1">
          <table:table-cell office:value-type="string" calcext:value-type="string">
            <text:p>2022-03-20T12:32:44.226328-06:00</text:p>
          </table:table-cell>
          <table:table-cell office:value-type="float" office:value="156.883453" calcext:value-type="float">
            <text:p>156.883453</text:p>
          </table:table-cell>
          <table:table-cell office:value-type="float" office:value="46.909599" calcext:value-type="float">
            <text:p>46.909599</text:p>
          </table:table-cell>
        </table:table-row>
        <table:table-row table:style-name="ro1">
          <table:table-cell office:value-type="string" calcext:value-type="string">
            <text:p>2022-03-20T12:33:44.226328-06:00</text:p>
          </table:table-cell>
          <table:table-cell office:value-type="float" office:value="157.233286" calcext:value-type="float">
            <text:p>157.233286</text:p>
          </table:table-cell>
          <table:table-cell office:value-type="float" office:value="46.983688" calcext:value-type="float">
            <text:p>46.983688</text:p>
          </table:table-cell>
        </table:table-row>
        <table:table-row table:style-name="ro1">
          <table:table-cell office:value-type="string" calcext:value-type="string">
            <text:p>2022-03-20T12:34:44.226328-06:00</text:p>
          </table:table-cell>
          <table:table-cell office:value-type="float" office:value="157.584082" calcext:value-type="float">
            <text:p>157.584082</text:p>
          </table:table-cell>
          <table:table-cell office:value-type="float" office:value="47.056709" calcext:value-type="float">
            <text:p>47.056709</text:p>
          </table:table-cell>
        </table:table-row>
        <table:table-row table:style-name="ro1">
          <table:table-cell office:value-type="string" calcext:value-type="string">
            <text:p>2022-03-20T12:35:44.226328-06:00</text:p>
          </table:table-cell>
          <table:table-cell office:value-type="float" office:value="157.935834" calcext:value-type="float">
            <text:p>157.935834</text:p>
          </table:table-cell>
          <table:table-cell office:value-type="float" office:value="47.128658" calcext:value-type="float">
            <text:p>47.128658</text:p>
          </table:table-cell>
        </table:table-row>
        <table:table-row table:style-name="ro1">
          <table:table-cell office:value-type="string" calcext:value-type="string">
            <text:p>2022-03-20T12:36:44.226328-06:00</text:p>
          </table:table-cell>
          <table:table-cell office:value-type="float" office:value="158.28853" calcext:value-type="float">
            <text:p>158.28853</text:p>
          </table:table-cell>
          <table:table-cell office:value-type="float" office:value="47.199527" calcext:value-type="float">
            <text:p>47.199527</text:p>
          </table:table-cell>
        </table:table-row>
        <table:table-row table:style-name="ro1">
          <table:table-cell office:value-type="string" calcext:value-type="string">
            <text:p>2022-03-20T12:37:44.226328-06:00</text:p>
          </table:table-cell>
          <table:table-cell office:value-type="float" office:value="158.642162" calcext:value-type="float">
            <text:p>158.642162</text:p>
          </table:table-cell>
          <table:table-cell office:value-type="float" office:value="47.269313" calcext:value-type="float">
            <text:p>47.269313</text:p>
          </table:table-cell>
        </table:table-row>
        <table:table-row table:style-name="ro1">
          <table:table-cell office:value-type="string" calcext:value-type="string">
            <text:p>2022-03-20T12:38:44.226328-06:00</text:p>
          </table:table-cell>
          <table:table-cell office:value-type="float" office:value="158.996721" calcext:value-type="float">
            <text:p>158.996721</text:p>
          </table:table-cell>
          <table:table-cell office:value-type="float" office:value="47.338008" calcext:value-type="float">
            <text:p>47.338008</text:p>
          </table:table-cell>
        </table:table-row>
        <table:table-row table:style-name="ro1">
          <table:table-cell office:value-type="string" calcext:value-type="string">
            <text:p>2022-03-20T12:39:44.226328-06:00</text:p>
          </table:table-cell>
          <table:table-cell office:value-type="float" office:value="159.352195" calcext:value-type="float">
            <text:p>159.352195</text:p>
          </table:table-cell>
          <table:table-cell office:value-type="float" office:value="47.405609" calcext:value-type="float">
            <text:p>47.405609</text:p>
          </table:table-cell>
        </table:table-row>
        <table:table-row table:style-name="ro1">
          <table:table-cell office:value-type="string" calcext:value-type="string">
            <text:p>2022-03-20T12:40:44.226328-06:00</text:p>
          </table:table-cell>
          <table:table-cell office:value-type="float" office:value="159.708575" calcext:value-type="float">
            <text:p>159.708575</text:p>
          </table:table-cell>
          <table:table-cell office:value-type="float" office:value="47.472108" calcext:value-type="float">
            <text:p>47.472108</text:p>
          </table:table-cell>
        </table:table-row>
        <table:table-row table:style-name="ro1">
          <table:table-cell office:value-type="string" calcext:value-type="string">
            <text:p>2022-03-20T12:41:44.226328-06:00</text:p>
          </table:table-cell>
          <table:table-cell office:value-type="float" office:value="160.06585" calcext:value-type="float">
            <text:p>160.06585</text:p>
          </table:table-cell>
          <table:table-cell office:value-type="float" office:value="47.537502" calcext:value-type="float">
            <text:p>47.537502</text:p>
          </table:table-cell>
        </table:table-row>
        <table:table-row table:style-name="ro1">
          <table:table-cell office:value-type="string" calcext:value-type="string">
            <text:p>2022-03-20T12:42:44.226328-06:00</text:p>
          </table:table-cell>
          <table:table-cell office:value-type="float" office:value="160.42401" calcext:value-type="float">
            <text:p>160.42401</text:p>
          </table:table-cell>
          <table:table-cell office:value-type="float" office:value="47.601784" calcext:value-type="float">
            <text:p>47.601784</text:p>
          </table:table-cell>
        </table:table-row>
        <table:table-row table:style-name="ro1">
          <table:table-cell office:value-type="string" calcext:value-type="string">
            <text:p>2022-03-20T12:43:44.226328-06:00</text:p>
          </table:table-cell>
          <table:table-cell office:value-type="float" office:value="160.783043" calcext:value-type="float">
            <text:p>160.783043</text:p>
          </table:table-cell>
          <table:table-cell office:value-type="float" office:value="47.66495" calcext:value-type="float">
            <text:p>47.66495</text:p>
          </table:table-cell>
        </table:table-row>
        <table:table-row table:style-name="ro1">
          <table:table-cell office:value-type="string" calcext:value-type="string">
            <text:p>2022-03-20T12:44:44.226328-06:00</text:p>
          </table:table-cell>
          <table:table-cell office:value-type="float" office:value="161.142937" calcext:value-type="float">
            <text:p>161.142937</text:p>
          </table:table-cell>
          <table:table-cell office:value-type="float" office:value="47.726994" calcext:value-type="float">
            <text:p>47.726994</text:p>
          </table:table-cell>
        </table:table-row>
        <table:table-row table:style-name="ro1">
          <table:table-cell office:value-type="string" calcext:value-type="string">
            <text:p>2022-03-20T12:45:44.226328-06:00</text:p>
          </table:table-cell>
          <table:table-cell office:value-type="float" office:value="161.503682" calcext:value-type="float">
            <text:p>161.503682</text:p>
          </table:table-cell>
          <table:table-cell office:value-type="float" office:value="47.787912" calcext:value-type="float">
            <text:p>47.787912</text:p>
          </table:table-cell>
        </table:table-row>
        <table:table-row table:style-name="ro1">
          <table:table-cell office:value-type="string" calcext:value-type="string">
            <text:p>2022-03-20T12:46:44.226328-06:00</text:p>
          </table:table-cell>
          <table:table-cell office:value-type="float" office:value="161.865265" calcext:value-type="float">
            <text:p>161.865265</text:p>
          </table:table-cell>
          <table:table-cell office:value-type="float" office:value="47.847697" calcext:value-type="float">
            <text:p>47.847697</text:p>
          </table:table-cell>
        </table:table-row>
        <table:table-row table:style-name="ro1">
          <table:table-cell office:value-type="string" calcext:value-type="string">
            <text:p>2022-03-20T12:47:44.226328-06:00</text:p>
          </table:table-cell>
          <table:table-cell office:value-type="float" office:value="162.227674" calcext:value-type="float">
            <text:p>162.227674</text:p>
          </table:table-cell>
          <table:table-cell office:value-type="float" office:value="47.906346" calcext:value-type="float">
            <text:p>47.906346</text:p>
          </table:table-cell>
        </table:table-row>
        <table:table-row table:style-name="ro1">
          <table:table-cell office:value-type="string" calcext:value-type="string">
            <text:p>2022-03-20T12:48:44.226328-06:00</text:p>
          </table:table-cell>
          <table:table-cell office:value-type="float" office:value="162.590898" calcext:value-type="float">
            <text:p>162.590898</text:p>
          </table:table-cell>
          <table:table-cell office:value-type="float" office:value="47.963852" calcext:value-type="float">
            <text:p>47.963852</text:p>
          </table:table-cell>
        </table:table-row>
        <table:table-row table:style-name="ro1">
          <table:table-cell office:value-type="string" calcext:value-type="string">
            <text:p>2022-03-20T12:49:44.226328-06:00</text:p>
          </table:table-cell>
          <table:table-cell office:value-type="float" office:value="162.954922" calcext:value-type="float">
            <text:p>162.954922</text:p>
          </table:table-cell>
          <table:table-cell office:value-type="float" office:value="48.020212" calcext:value-type="float">
            <text:p>48.020212</text:p>
          </table:table-cell>
        </table:table-row>
        <table:table-row table:style-name="ro1">
          <table:table-cell office:value-type="string" calcext:value-type="string">
            <text:p>2022-03-20T12:50:44.226328-06:00</text:p>
          </table:table-cell>
          <table:table-cell office:value-type="float" office:value="163.319735" calcext:value-type="float">
            <text:p>163.319735</text:p>
          </table:table-cell>
          <table:table-cell office:value-type="float" office:value="48.075421" calcext:value-type="float">
            <text:p>48.075421</text:p>
          </table:table-cell>
        </table:table-row>
        <table:table-row table:style-name="ro1">
          <table:table-cell office:value-type="string" calcext:value-type="string">
            <text:p>2022-03-20T12:51:44.226328-06:00</text:p>
          </table:table-cell>
          <table:table-cell office:value-type="float" office:value="163.685323" calcext:value-type="float">
            <text:p>163.685323</text:p>
          </table:table-cell>
          <table:table-cell office:value-type="float" office:value="48.129473" calcext:value-type="float">
            <text:p>48.129473</text:p>
          </table:table-cell>
        </table:table-row>
        <table:table-row table:style-name="ro1">
          <table:table-cell office:value-type="string" calcext:value-type="string">
            <text:p>2022-03-20T12:52:44.226328-06:00</text:p>
          </table:table-cell>
          <table:table-cell office:value-type="float" office:value="164.051672" calcext:value-type="float">
            <text:p>164.051672</text:p>
          </table:table-cell>
          <table:table-cell office:value-type="float" office:value="48.182365" calcext:value-type="float">
            <text:p>48.182365</text:p>
          </table:table-cell>
        </table:table-row>
        <table:table-row table:style-name="ro1">
          <table:table-cell office:value-type="string" calcext:value-type="string">
            <text:p>2022-03-20T12:53:44.226328-06:00</text:p>
          </table:table-cell>
          <table:table-cell office:value-type="float" office:value="164.41877" calcext:value-type="float">
            <text:p>164.41877</text:p>
          </table:table-cell>
          <table:table-cell office:value-type="float" office:value="48.234091" calcext:value-type="float">
            <text:p>48.234091</text:p>
          </table:table-cell>
        </table:table-row>
        <table:table-row table:style-name="ro1">
          <table:table-cell office:value-type="string" calcext:value-type="string">
            <text:p>2022-03-20T12:54:44.226328-06:00</text:p>
          </table:table-cell>
          <table:table-cell office:value-type="float" office:value="164.786602" calcext:value-type="float">
            <text:p>164.786602</text:p>
          </table:table-cell>
          <table:table-cell office:value-type="float" office:value="48.284648" calcext:value-type="float">
            <text:p>48.284648</text:p>
          </table:table-cell>
        </table:table-row>
        <table:table-row table:style-name="ro1">
          <table:table-cell office:value-type="string" calcext:value-type="string">
            <text:p>2022-03-20T12:55:44.226328-06:00</text:p>
          </table:table-cell>
          <table:table-cell office:value-type="float" office:value="165.155154" calcext:value-type="float">
            <text:p>165.155154</text:p>
          </table:table-cell>
          <table:table-cell office:value-type="float" office:value="48.33403" calcext:value-type="float">
            <text:p>48.33403</text:p>
          </table:table-cell>
        </table:table-row>
        <table:table-row table:style-name="ro1">
          <table:table-cell office:value-type="string" calcext:value-type="string">
            <text:p>2022-03-20T12:56:44.226328-06:00</text:p>
          </table:table-cell>
          <table:table-cell office:value-type="float" office:value="165.524412" calcext:value-type="float">
            <text:p>165.524412</text:p>
          </table:table-cell>
          <table:table-cell office:value-type="float" office:value="48.382234" calcext:value-type="float">
            <text:p>48.382234</text:p>
          </table:table-cell>
        </table:table-row>
        <table:table-row table:style-name="ro1">
          <table:table-cell office:value-type="string" calcext:value-type="string">
            <text:p>2022-03-20T12:57:44.226328-06:00</text:p>
          </table:table-cell>
          <table:table-cell office:value-type="float" office:value="165.894361" calcext:value-type="float">
            <text:p>165.894361</text:p>
          </table:table-cell>
          <table:table-cell office:value-type="float" office:value="48.429255" calcext:value-type="float">
            <text:p>48.429255</text:p>
          </table:table-cell>
        </table:table-row>
        <table:table-row table:style-name="ro1">
          <table:table-cell office:value-type="string" calcext:value-type="string">
            <text:p>2022-03-20T12:58:44.226328-06:00</text:p>
          </table:table-cell>
          <table:table-cell office:value-type="float" office:value="166.264986" calcext:value-type="float">
            <text:p>166.264986</text:p>
          </table:table-cell>
          <table:table-cell office:value-type="float" office:value="48.475089" calcext:value-type="float">
            <text:p>48.475089</text:p>
          </table:table-cell>
        </table:table-row>
        <table:table-row table:style-name="ro1">
          <table:table-cell office:value-type="string" calcext:value-type="string">
            <text:p>2022-03-20T12:59:44.226328-06:00</text:p>
          </table:table-cell>
          <table:table-cell office:value-type="float" office:value="166.636272" calcext:value-type="float">
            <text:p>166.636272</text:p>
          </table:table-cell>
          <table:table-cell office:value-type="float" office:value="48.519732" calcext:value-type="float">
            <text:p>48.519732</text:p>
          </table:table-cell>
        </table:table-row>
        <table:table-row table:style-name="ro1">
          <table:table-cell office:value-type="string" calcext:value-type="string">
            <text:p>2022-03-20T13:00:44.226328-06:00</text:p>
          </table:table-cell>
          <table:table-cell office:value-type="float" office:value="167.008204" calcext:value-type="float">
            <text:p>167.008204</text:p>
          </table:table-cell>
          <table:table-cell office:value-type="float" office:value="48.563181" calcext:value-type="float">
            <text:p>48.563181</text:p>
          </table:table-cell>
        </table:table-row>
        <table:table-row table:style-name="ro1">
          <table:table-cell office:value-type="string" calcext:value-type="string">
            <text:p>2022-03-20T13:01:44.226328-06:00</text:p>
          </table:table-cell>
          <table:table-cell office:value-type="float" office:value="167.380767" calcext:value-type="float">
            <text:p>167.380767</text:p>
          </table:table-cell>
          <table:table-cell office:value-type="float" office:value="48.60543" calcext:value-type="float">
            <text:p>48.60543</text:p>
          </table:table-cell>
        </table:table-row>
        <table:table-row table:style-name="ro1">
          <table:table-cell office:value-type="string" calcext:value-type="string">
            <text:p>2022-03-20T13:02:44.226328-06:00</text:p>
          </table:table-cell>
          <table:table-cell office:value-type="float" office:value="167.753945" calcext:value-type="float">
            <text:p>167.753945</text:p>
          </table:table-cell>
          <table:table-cell office:value-type="float" office:value="48.646477" calcext:value-type="float">
            <text:p>48.646477</text:p>
          </table:table-cell>
        </table:table-row>
        <table:table-row table:style-name="ro1">
          <table:table-cell office:value-type="string" calcext:value-type="string">
            <text:p>2022-03-20T13:03:44.226328-06:00</text:p>
          </table:table-cell>
          <table:table-cell office:value-type="float" office:value="168.127721" calcext:value-type="float">
            <text:p>168.127721</text:p>
          </table:table-cell>
          <table:table-cell office:value-type="float" office:value="48.686318" calcext:value-type="float">
            <text:p>48.686318</text:p>
          </table:table-cell>
        </table:table-row>
        <table:table-row table:style-name="ro1">
          <table:table-cell office:value-type="string" calcext:value-type="string">
            <text:p>2022-03-20T13:04:44.226328-06:00</text:p>
          </table:table-cell>
          <table:table-cell office:value-type="float" office:value="168.50208" calcext:value-type="float">
            <text:p>168.50208</text:p>
          </table:table-cell>
          <table:table-cell office:value-type="float" office:value="48.724948" calcext:value-type="float">
            <text:p>48.724948</text:p>
          </table:table-cell>
        </table:table-row>
        <table:table-row table:style-name="ro1">
          <table:table-cell office:value-type="string" calcext:value-type="string">
            <text:p>2022-03-20T13:05:44.226328-06:00</text:p>
          </table:table-cell>
          <table:table-cell office:value-type="float" office:value="168.877005" calcext:value-type="float">
            <text:p>168.877005</text:p>
          </table:table-cell>
          <table:table-cell office:value-type="float" office:value="48.762366" calcext:value-type="float">
            <text:p>48.762366</text:p>
          </table:table-cell>
        </table:table-row>
        <table:table-row table:style-name="ro1">
          <table:table-cell office:value-type="string" calcext:value-type="string">
            <text:p>2022-03-20T13:06:44.226328-06:00</text:p>
          </table:table-cell>
          <table:table-cell office:value-type="float" office:value="169.252479" calcext:value-type="float">
            <text:p>169.252479</text:p>
          </table:table-cell>
          <table:table-cell office:value-type="float" office:value="48.798566" calcext:value-type="float">
            <text:p>48.798566</text:p>
          </table:table-cell>
        </table:table-row>
        <table:table-row table:style-name="ro1">
          <table:table-cell office:value-type="string" calcext:value-type="string">
            <text:p>2022-03-20T13:07:44.226328-06:00</text:p>
          </table:table-cell>
          <table:table-cell office:value-type="float" office:value="169.628487" calcext:value-type="float">
            <text:p>169.628487</text:p>
          </table:table-cell>
          <table:table-cell office:value-type="float" office:value="48.833547" calcext:value-type="float">
            <text:p>48.833547</text:p>
          </table:table-cell>
        </table:table-row>
        <table:table-row table:style-name="ro1">
          <table:table-cell office:value-type="string" calcext:value-type="string">
            <text:p>2022-03-20T13:08:44.226328-06:00</text:p>
          </table:table-cell>
          <table:table-cell office:value-type="float" office:value="170.005011" calcext:value-type="float">
            <text:p>170.005011</text:p>
          </table:table-cell>
          <table:table-cell office:value-type="float" office:value="48.867304" calcext:value-type="float">
            <text:p>48.867304</text:p>
          </table:table-cell>
        </table:table-row>
        <table:table-row table:style-name="ro1">
          <table:table-cell office:value-type="string" calcext:value-type="string">
            <text:p>2022-03-20T13:09:44.226328-06:00</text:p>
          </table:table-cell>
          <table:table-cell office:value-type="float" office:value="170.382033" calcext:value-type="float">
            <text:p>170.382033</text:p>
          </table:table-cell>
          <table:table-cell office:value-type="float" office:value="48.899835" calcext:value-type="float">
            <text:p>48.899835</text:p>
          </table:table-cell>
        </table:table-row>
        <table:table-row table:style-name="ro1">
          <table:table-cell office:value-type="string" calcext:value-type="string">
            <text:p>2022-03-20T13:10:44.226328-06:00</text:p>
          </table:table-cell>
          <table:table-cell office:value-type="float" office:value="170.759537" calcext:value-type="float">
            <text:p>170.759537</text:p>
          </table:table-cell>
          <table:table-cell office:value-type="float" office:value="48.931137" calcext:value-type="float">
            <text:p>48.931137</text:p>
          </table:table-cell>
        </table:table-row>
        <table:table-row table:style-name="ro1">
          <table:table-cell office:value-type="string" calcext:value-type="string">
            <text:p>2022-03-20T13:11:44.226328-06:00</text:p>
          </table:table-cell>
          <table:table-cell office:value-type="float" office:value="171.137505" calcext:value-type="float">
            <text:p>171.137505</text:p>
          </table:table-cell>
          <table:table-cell office:value-type="float" office:value="48.961206" calcext:value-type="float">
            <text:p>48.961206</text:p>
          </table:table-cell>
        </table:table-row>
        <table:table-row table:style-name="ro1">
          <table:table-cell office:value-type="string" calcext:value-type="string">
            <text:p>2022-03-20T13:12:44.226328-06:00</text:p>
          </table:table-cell>
          <table:table-cell office:value-type="float" office:value="171.51592" calcext:value-type="float">
            <text:p>171.51592</text:p>
          </table:table-cell>
          <table:table-cell office:value-type="float" office:value="48.99004" calcext:value-type="float">
            <text:p>48.99004</text:p>
          </table:table-cell>
        </table:table-row>
        <table:table-row table:style-name="ro1">
          <table:table-cell office:value-type="string" calcext:value-type="string">
            <text:p>2022-03-20T13:13:44.226328-06:00</text:p>
          </table:table-cell>
          <table:table-cell office:value-type="float" office:value="171.894763" calcext:value-type="float">
            <text:p>171.894763</text:p>
          </table:table-cell>
          <table:table-cell office:value-type="float" office:value="49.017636" calcext:value-type="float">
            <text:p>49.017636</text:p>
          </table:table-cell>
        </table:table-row>
        <table:table-row table:style-name="ro1">
          <table:table-cell office:value-type="string" calcext:value-type="string">
            <text:p>2022-03-20T13:14:44.226328-06:00</text:p>
          </table:table-cell>
          <table:table-cell office:value-type="float" office:value="172.274017" calcext:value-type="float">
            <text:p>172.274017</text:p>
          </table:table-cell>
          <table:table-cell office:value-type="float" office:value="49.043992" calcext:value-type="float">
            <text:p>49.043992</text:p>
          </table:table-cell>
        </table:table-row>
        <table:table-row table:style-name="ro1">
          <table:table-cell office:value-type="string" calcext:value-type="string">
            <text:p>2022-03-20T13:15:44.226328-06:00</text:p>
          </table:table-cell>
          <table:table-cell office:value-type="float" office:value="172.653664" calcext:value-type="float">
            <text:p>172.653664</text:p>
          </table:table-cell>
          <table:table-cell office:value-type="float" office:value="49.069105" calcext:value-type="float">
            <text:p>49.069105</text:p>
          </table:table-cell>
        </table:table-row>
        <table:table-row table:style-name="ro1">
          <table:table-cell office:value-type="string" calcext:value-type="string">
            <text:p>2022-03-20T13:16:44.226328-06:00</text:p>
          </table:table-cell>
          <table:table-cell office:value-type="float" office:value="173.033684" calcext:value-type="float">
            <text:p>173.033684</text:p>
          </table:table-cell>
          <table:table-cell office:value-type="float" office:value="49.092973" calcext:value-type="float">
            <text:p>49.092973</text:p>
          </table:table-cell>
        </table:table-row>
        <table:table-row table:style-name="ro1">
          <table:table-cell office:value-type="string" calcext:value-type="string">
            <text:p>2022-03-20T13:17:44.226328-06:00</text:p>
          </table:table-cell>
          <table:table-cell office:value-type="float" office:value="173.414061" calcext:value-type="float">
            <text:p>173.414061</text:p>
          </table:table-cell>
          <table:table-cell office:value-type="float" office:value="49.115594" calcext:value-type="float">
            <text:p>49.115594</text:p>
          </table:table-cell>
        </table:table-row>
        <table:table-row table:style-name="ro1">
          <table:table-cell office:value-type="string" calcext:value-type="string">
            <text:p>2022-03-20T13:18:44.226328-06:00</text:p>
          </table:table-cell>
          <table:table-cell office:value-type="float" office:value="173.794775" calcext:value-type="float">
            <text:p>173.794775</text:p>
          </table:table-cell>
          <table:table-cell office:value-type="float" office:value="49.136965" calcext:value-type="float">
            <text:p>49.136965</text:p>
          </table:table-cell>
        </table:table-row>
        <table:table-row table:style-name="ro1">
          <table:table-cell office:value-type="string" calcext:value-type="string">
            <text:p>2022-03-20T13:19:44.226328-06:00</text:p>
          </table:table-cell>
          <table:table-cell office:value-type="float" office:value="174.175807" calcext:value-type="float">
            <text:p>174.175807</text:p>
          </table:table-cell>
          <table:table-cell office:value-type="float" office:value="49.157084" calcext:value-type="float">
            <text:p>49.157084</text:p>
          </table:table-cell>
        </table:table-row>
        <table:table-row table:style-name="ro1">
          <table:table-cell office:value-type="string" calcext:value-type="string">
            <text:p>2022-03-20T13:20:44.226328-06:00</text:p>
          </table:table-cell>
          <table:table-cell office:value-type="float" office:value="174.55714" calcext:value-type="float">
            <text:p>174.55714</text:p>
          </table:table-cell>
          <table:table-cell office:value-type="float" office:value="49.17595" calcext:value-type="float">
            <text:p>49.17595</text:p>
          </table:table-cell>
        </table:table-row>
        <table:table-row table:style-name="ro1">
          <table:table-cell office:value-type="string" calcext:value-type="string">
            <text:p>2022-03-20T13:21:44.226328-06:00</text:p>
          </table:table-cell>
          <table:table-cell office:value-type="float" office:value="174.938753" calcext:value-type="float">
            <text:p>174.938753</text:p>
          </table:table-cell>
          <table:table-cell office:value-type="float" office:value="49.193561" calcext:value-type="float">
            <text:p>49.193561</text:p>
          </table:table-cell>
        </table:table-row>
        <table:table-row table:style-name="ro1">
          <table:table-cell office:value-type="string" calcext:value-type="string">
            <text:p>2022-03-20T13:22:44.226328-06:00</text:p>
          </table:table-cell>
          <table:table-cell office:value-type="float" office:value="175.320628" calcext:value-type="float">
            <text:p>175.320628</text:p>
          </table:table-cell>
          <table:table-cell office:value-type="float" office:value="49.209915" calcext:value-type="float">
            <text:p>49.209915</text:p>
          </table:table-cell>
        </table:table-row>
        <table:table-row table:style-name="ro1">
          <table:table-cell office:value-type="string" calcext:value-type="string">
            <text:p>2022-03-20T13:23:44.226328-06:00</text:p>
          </table:table-cell>
          <table:table-cell office:value-type="float" office:value="175.702747" calcext:value-type="float">
            <text:p>175.702747</text:p>
          </table:table-cell>
          <table:table-cell office:value-type="float" office:value="49.225011" calcext:value-type="float">
            <text:p>49.225011</text:p>
          </table:table-cell>
        </table:table-row>
        <table:table-row table:style-name="ro1">
          <table:table-cell office:value-type="string" calcext:value-type="string">
            <text:p>2022-03-20T13:24:44.226328-06:00</text:p>
          </table:table-cell>
          <table:table-cell office:value-type="float" office:value="176.085089" calcext:value-type="float">
            <text:p>176.085089</text:p>
          </table:table-cell>
          <table:table-cell office:value-type="float" office:value="49.238846" calcext:value-type="float">
            <text:p>49.238846</text:p>
          </table:table-cell>
        </table:table-row>
        <table:table-row table:style-name="ro1">
          <table:table-cell office:value-type="string" calcext:value-type="string">
            <text:p>2022-03-20T13:25:44.226328-06:00</text:p>
          </table:table-cell>
          <table:table-cell office:value-type="float" office:value="176.467635" calcext:value-type="float">
            <text:p>176.467635</text:p>
          </table:table-cell>
          <table:table-cell office:value-type="float" office:value="49.251421" calcext:value-type="float">
            <text:p>49.251421</text:p>
          </table:table-cell>
        </table:table-row>
        <table:table-row table:style-name="ro1">
          <table:table-cell office:value-type="string" calcext:value-type="string">
            <text:p>2022-03-20T13:26:44.226328-06:00</text:p>
          </table:table-cell>
          <table:table-cell office:value-type="float" office:value="176.850366" calcext:value-type="float">
            <text:p>176.850366</text:p>
          </table:table-cell>
          <table:table-cell office:value-type="float" office:value="49.262733" calcext:value-type="float">
            <text:p>49.262733</text:p>
          </table:table-cell>
        </table:table-row>
        <table:table-row table:style-name="ro1">
          <table:table-cell office:value-type="string" calcext:value-type="string">
            <text:p>2022-03-20T13:27:44.226328-06:00</text:p>
          </table:table-cell>
          <table:table-cell office:value-type="float" office:value="177.233263" calcext:value-type="float">
            <text:p>177.233263</text:p>
          </table:table-cell>
          <table:table-cell office:value-type="float" office:value="49.272781" calcext:value-type="float">
            <text:p>49.272781</text:p>
          </table:table-cell>
        </table:table-row>
        <table:table-row table:style-name="ro1">
          <table:table-cell office:value-type="string" calcext:value-type="string">
            <text:p>2022-03-20T13:28:44.226328-06:00</text:p>
          </table:table-cell>
          <table:table-cell office:value-type="float" office:value="177.616306" calcext:value-type="float">
            <text:p>177.616306</text:p>
          </table:table-cell>
          <table:table-cell office:value-type="float" office:value="49.281565" calcext:value-type="float">
            <text:p>49.281565</text:p>
          </table:table-cell>
        </table:table-row>
        <table:table-row table:style-name="ro1">
          <table:table-cell office:value-type="string" calcext:value-type="string">
            <text:p>2022-03-20T13:29:44.226328-06:00</text:p>
          </table:table-cell>
          <table:table-cell office:value-type="float" office:value="177.999476" calcext:value-type="float">
            <text:p>177.999476</text:p>
          </table:table-cell>
          <table:table-cell office:value-type="float" office:value="49.289084" calcext:value-type="float">
            <text:p>49.289084</text:p>
          </table:table-cell>
        </table:table-row>
        <table:table-row table:style-name="ro1">
          <table:table-cell office:value-type="string" calcext:value-type="string">
            <text:p>2022-03-20T13:30:44.226328-06:00</text:p>
          </table:table-cell>
          <table:table-cell office:value-type="float" office:value="178.382753" calcext:value-type="float">
            <text:p>178.382753</text:p>
          </table:table-cell>
          <table:table-cell office:value-type="float" office:value="49.295337" calcext:value-type="float">
            <text:p>49.295337</text:p>
          </table:table-cell>
        </table:table-row>
        <table:table-row table:style-name="ro1">
          <table:table-cell office:value-type="string" calcext:value-type="string">
            <text:p>2022-03-20T13:31:44.226328-06:00</text:p>
          </table:table-cell>
          <table:table-cell office:value-type="float" office:value="178.766117" calcext:value-type="float">
            <text:p>178.766117</text:p>
          </table:table-cell>
          <table:table-cell office:value-type="float" office:value="49.300323" calcext:value-type="float">
            <text:p>49.300323</text:p>
          </table:table-cell>
        </table:table-row>
        <table:table-row table:style-name="ro1">
          <table:table-cell office:value-type="string" calcext:value-type="string">
            <text:p>2022-03-20T13:32:44.226328-06:00</text:p>
          </table:table-cell>
          <table:table-cell office:value-type="float" office:value="179.149549" calcext:value-type="float">
            <text:p>179.149549</text:p>
          </table:table-cell>
          <table:table-cell office:value-type="float" office:value="49.304043" calcext:value-type="float">
            <text:p>49.304043</text:p>
          </table:table-cell>
        </table:table-row>
        <table:table-row table:style-name="ro1">
          <table:table-cell office:value-type="string" calcext:value-type="string">
            <text:p>2022-03-20T13:33:44.226328-06:00</text:p>
          </table:table-cell>
          <table:table-cell office:value-type="float" office:value="179.533028" calcext:value-type="float">
            <text:p>179.533028</text:p>
          </table:table-cell>
          <table:table-cell office:value-type="float" office:value="49.306494" calcext:value-type="float">
            <text:p>49.306494</text:p>
          </table:table-cell>
        </table:table-row>
        <table:table-row table:style-name="ro1">
          <table:table-cell office:value-type="string" calcext:value-type="string">
            <text:p>2022-03-20T13:34:44.226328-06:00</text:p>
          </table:table-cell>
          <table:table-cell office:value-type="float" office:value="179.916536" calcext:value-type="float">
            <text:p>179.916536</text:p>
          </table:table-cell>
          <table:table-cell office:value-type="float" office:value="49.307678" calcext:value-type="float">
            <text:p>49.307678</text:p>
          </table:table-cell>
        </table:table-row>
        <table:table-row table:style-name="ro1">
          <table:table-cell office:value-type="string" calcext:value-type="string">
            <text:p>2022-03-20T13:35:44.226328-06:00</text:p>
          </table:table-cell>
          <table:table-cell office:value-type="float" office:value="180.300053" calcext:value-type="float">
            <text:p>180.300053</text:p>
          </table:table-cell>
          <table:table-cell office:value-type="float" office:value="49.307595" calcext:value-type="float">
            <text:p>49.307595</text:p>
          </table:table-cell>
        </table:table-row>
        <table:table-row table:style-name="ro1">
          <table:table-cell office:value-type="string" calcext:value-type="string">
            <text:p>2022-03-20T13:36:44.226328-06:00</text:p>
          </table:table-cell>
          <table:table-cell office:value-type="float" office:value="180.683558" calcext:value-type="float">
            <text:p>180.683558</text:p>
          </table:table-cell>
          <table:table-cell office:value-type="float" office:value="49.306243" calcext:value-type="float">
            <text:p>49.306243</text:p>
          </table:table-cell>
        </table:table-row>
        <table:table-row table:style-name="ro1">
          <table:table-cell office:value-type="string" calcext:value-type="string">
            <text:p>2022-03-20T13:37:44.226328-06:00</text:p>
          </table:table-cell>
          <table:table-cell office:value-type="float" office:value="181.067033" calcext:value-type="float">
            <text:p>181.067033</text:p>
          </table:table-cell>
          <table:table-cell office:value-type="float" office:value="49.303624" calcext:value-type="float">
            <text:p>49.303624</text:p>
          </table:table-cell>
        </table:table-row>
        <table:table-row table:style-name="ro1">
          <table:table-cell office:value-type="string" calcext:value-type="string">
            <text:p>2022-03-20T13:38:44.226328-06:00</text:p>
          </table:table-cell>
          <table:table-cell office:value-type="float" office:value="181.450457" calcext:value-type="float">
            <text:p>181.450457</text:p>
          </table:table-cell>
          <table:table-cell office:value-type="float" office:value="49.299738" calcext:value-type="float">
            <text:p>49.299738</text:p>
          </table:table-cell>
        </table:table-row>
        <table:table-row table:style-name="ro1">
          <table:table-cell office:value-type="string" calcext:value-type="string">
            <text:p>2022-03-20T13:39:44.226328-06:00</text:p>
          </table:table-cell>
          <table:table-cell office:value-type="float" office:value="181.833811" calcext:value-type="float">
            <text:p>181.833811</text:p>
          </table:table-cell>
          <table:table-cell office:value-type="float" office:value="49.294585" calcext:value-type="float">
            <text:p>49.294585</text:p>
          </table:table-cell>
        </table:table-row>
        <table:table-row table:style-name="ro1">
          <table:table-cell office:value-type="string" calcext:value-type="string">
            <text:p>2022-03-20T13:40:44.226328-06:00</text:p>
          </table:table-cell>
          <table:table-cell office:value-type="float" office:value="182.217074" calcext:value-type="float">
            <text:p>182.217074</text:p>
          </table:table-cell>
          <table:table-cell office:value-type="float" office:value="49.288165" calcext:value-type="float">
            <text:p>49.288165</text:p>
          </table:table-cell>
        </table:table-row>
        <table:table-row table:style-name="ro1">
          <table:table-cell office:value-type="string" calcext:value-type="string">
            <text:p>2022-03-20T13:41:44.226328-06:00</text:p>
          </table:table-cell>
          <table:table-cell office:value-type="float" office:value="182.600228" calcext:value-type="float">
            <text:p>182.600228</text:p>
          </table:table-cell>
          <table:table-cell office:value-type="float" office:value="49.280479" calcext:value-type="float">
            <text:p>49.280479</text:p>
          </table:table-cell>
        </table:table-row>
        <table:table-row table:style-name="ro1">
          <table:table-cell office:value-type="string" calcext:value-type="string">
            <text:p>2022-03-20T13:42:44.226328-06:00</text:p>
          </table:table-cell>
          <table:table-cell office:value-type="float" office:value="182.983253" calcext:value-type="float">
            <text:p>182.983253</text:p>
          </table:table-cell>
          <table:table-cell office:value-type="float" office:value="49.271529" calcext:value-type="float">
            <text:p>49.271529</text:p>
          </table:table-cell>
        </table:table-row>
        <table:table-row table:style-name="ro1">
          <table:table-cell office:value-type="string" calcext:value-type="string">
            <text:p>2022-03-20T13:43:44.226328-06:00</text:p>
          </table:table-cell>
          <table:table-cell office:value-type="float" office:value="183.36613" calcext:value-type="float">
            <text:p>183.36613</text:p>
          </table:table-cell>
          <table:table-cell office:value-type="float" office:value="49.261314" calcext:value-type="float">
            <text:p>49.261314</text:p>
          </table:table-cell>
        </table:table-row>
        <table:table-row table:style-name="ro1">
          <table:table-cell office:value-type="string" calcext:value-type="string">
            <text:p>2022-03-20T13:44:44.226328-06:00</text:p>
          </table:table-cell>
          <table:table-cell office:value-type="float" office:value="183.748838" calcext:value-type="float">
            <text:p>183.748838</text:p>
          </table:table-cell>
          <table:table-cell office:value-type="float" office:value="49.249836" calcext:value-type="float">
            <text:p>49.249836</text:p>
          </table:table-cell>
        </table:table-row>
        <table:table-row table:style-name="ro1">
          <table:table-cell office:value-type="string" calcext:value-type="string">
            <text:p>2022-03-20T13:45:44.226328-06:00</text:p>
          </table:table-cell>
          <table:table-cell office:value-type="float" office:value="184.131358" calcext:value-type="float">
            <text:p>184.131358</text:p>
          </table:table-cell>
          <table:table-cell office:value-type="float" office:value="49.237095" calcext:value-type="float">
            <text:p>49.237095</text:p>
          </table:table-cell>
        </table:table-row>
        <table:table-row table:style-name="ro1">
          <table:table-cell office:value-type="string" calcext:value-type="string">
            <text:p>2022-03-20T13:46:44.226328-06:00</text:p>
          </table:table-cell>
          <table:table-cell office:value-type="float" office:value="184.513672" calcext:value-type="float">
            <text:p>184.513672</text:p>
          </table:table-cell>
          <table:table-cell office:value-type="float" office:value="49.223094" calcext:value-type="float">
            <text:p>49.223094</text:p>
          </table:table-cell>
        </table:table-row>
        <table:table-row table:style-name="ro1">
          <table:table-cell office:value-type="string" calcext:value-type="string">
            <text:p>2022-03-20T13:47:44.226328-06:00</text:p>
          </table:table-cell>
          <table:table-cell office:value-type="float" office:value="184.895759" calcext:value-type="float">
            <text:p>184.895759</text:p>
          </table:table-cell>
          <table:table-cell office:value-type="float" office:value="49.207833" calcext:value-type="float">
            <text:p>49.207833</text:p>
          </table:table-cell>
        </table:table-row>
        <table:table-row table:style-name="ro1">
          <table:table-cell office:value-type="string" calcext:value-type="string">
            <text:p>2022-03-20T13:48:44.226328-06:00</text:p>
          </table:table-cell>
          <table:table-cell office:value-type="float" office:value="185.277601" calcext:value-type="float">
            <text:p>185.277601</text:p>
          </table:table-cell>
          <table:table-cell office:value-type="float" office:value="49.191314" calcext:value-type="float">
            <text:p>49.191314</text:p>
          </table:table-cell>
        </table:table-row>
        <table:table-row table:style-name="ro1">
          <table:table-cell office:value-type="string" calcext:value-type="string">
            <text:p>2022-03-20T13:49:44.226328-06:00</text:p>
          </table:table-cell>
          <table:table-cell office:value-type="float" office:value="185.659178" calcext:value-type="float">
            <text:p>185.659178</text:p>
          </table:table-cell>
          <table:table-cell office:value-type="float" office:value="49.173538" calcext:value-type="float">
            <text:p>49.173538</text:p>
          </table:table-cell>
        </table:table-row>
        <table:table-row table:style-name="ro1">
          <table:table-cell office:value-type="string" calcext:value-type="string">
            <text:p>2022-03-20T13:50:44.226328-06:00</text:p>
          </table:table-cell>
          <table:table-cell office:value-type="float" office:value="186.040473" calcext:value-type="float">
            <text:p>186.040473</text:p>
          </table:table-cell>
          <table:table-cell office:value-type="float" office:value="49.154508" calcext:value-type="float">
            <text:p>49.154508</text:p>
          </table:table-cell>
        </table:table-row>
        <table:table-row table:style-name="ro1">
          <table:table-cell office:value-type="string" calcext:value-type="string">
            <text:p>2022-03-20T13:51:44.226328-06:00</text:p>
          </table:table-cell>
          <table:table-cell office:value-type="float" office:value="186.421464" calcext:value-type="float">
            <text:p>186.421464</text:p>
          </table:table-cell>
          <table:table-cell office:value-type="float" office:value="49.134225" calcext:value-type="float">
            <text:p>49.134225</text:p>
          </table:table-cell>
        </table:table-row>
        <table:table-row table:style-name="ro1">
          <table:table-cell office:value-type="string" calcext:value-type="string">
            <text:p>2022-03-20T13:52:44.226328-06:00</text:p>
          </table:table-cell>
          <table:table-cell office:value-type="float" office:value="186.802135" calcext:value-type="float">
            <text:p>186.802135</text:p>
          </table:table-cell>
          <table:table-cell office:value-type="float" office:value="49.11269" calcext:value-type="float">
            <text:p>49.11269</text:p>
          </table:table-cell>
        </table:table-row>
        <table:table-row table:style-name="ro1">
          <table:table-cell office:value-type="string" calcext:value-type="string">
            <text:p>2022-03-20T13:53:44.226328-06:00</text:p>
          </table:table-cell>
          <table:table-cell office:value-type="float" office:value="187.182466" calcext:value-type="float">
            <text:p>187.182466</text:p>
          </table:table-cell>
          <table:table-cell office:value-type="float" office:value="49.089906" calcext:value-type="float">
            <text:p>49.089906</text:p>
          </table:table-cell>
        </table:table-row>
        <table:table-row table:style-name="ro1">
          <table:table-cell office:value-type="string" calcext:value-type="string">
            <text:p>2022-03-20T13:54:44.226328-06:00</text:p>
          </table:table-cell>
          <table:table-cell office:value-type="float" office:value="187.562438" calcext:value-type="float">
            <text:p>187.562438</text:p>
          </table:table-cell>
          <table:table-cell office:value-type="float" office:value="49.065876" calcext:value-type="float">
            <text:p>49.065876</text:p>
          </table:table-cell>
        </table:table-row>
        <table:table-row table:style-name="ro1">
          <table:table-cell office:value-type="string" calcext:value-type="string">
            <text:p>2022-03-20T13:55:44.226328-06:00</text:p>
          </table:table-cell>
          <table:table-cell office:value-type="float" office:value="187.942034" calcext:value-type="float">
            <text:p>187.942034</text:p>
          </table:table-cell>
          <table:table-cell office:value-type="float" office:value="49.040601" calcext:value-type="float">
            <text:p>49.040601</text:p>
          </table:table-cell>
        </table:table-row>
        <table:table-row table:style-name="ro1">
          <table:table-cell office:value-type="string" calcext:value-type="string">
            <text:p>2022-03-20T13:56:44.226328-06:00</text:p>
          </table:table-cell>
          <table:table-cell office:value-type="float" office:value="188.321236" calcext:value-type="float">
            <text:p>188.321236</text:p>
          </table:table-cell>
          <table:table-cell office:value-type="float" office:value="49.014083" calcext:value-type="float">
            <text:p>49.014083</text:p>
          </table:table-cell>
        </table:table-row>
        <table:table-row table:style-name="ro1">
          <table:table-cell office:value-type="string" calcext:value-type="string">
            <text:p>2022-03-20T13:57:44.226328-06:00</text:p>
          </table:table-cell>
          <table:table-cell office:value-type="float" office:value="188.700024" calcext:value-type="float">
            <text:p>188.700024</text:p>
          </table:table-cell>
          <table:table-cell office:value-type="float" office:value="48.986326" calcext:value-type="float">
            <text:p>48.986326</text:p>
          </table:table-cell>
        </table:table-row>
        <table:table-row table:style-name="ro1">
          <table:table-cell office:value-type="string" calcext:value-type="string">
            <text:p>2022-03-20T13:58:44.226328-06:00</text:p>
          </table:table-cell>
          <table:table-cell office:value-type="float" office:value="189.078381" calcext:value-type="float">
            <text:p>189.078381</text:p>
          </table:table-cell>
          <table:table-cell office:value-type="float" office:value="48.957332" calcext:value-type="float">
            <text:p>48.957332</text:p>
          </table:table-cell>
        </table:table-row>
        <table:table-row table:style-name="ro1">
          <table:table-cell office:value-type="string" calcext:value-type="string">
            <text:p>2022-03-20T13:59:44.226328-06:00</text:p>
          </table:table-cell>
          <table:table-cell office:value-type="float" office:value="189.45629" calcext:value-type="float">
            <text:p>189.45629</text:p>
          </table:table-cell>
          <table:table-cell office:value-type="float" office:value="48.927103" calcext:value-type="float">
            <text:p>48.927103</text:p>
          </table:table-cell>
        </table:table-row>
        <table:table-row table:style-name="ro1">
          <table:table-cell office:value-type="string" calcext:value-type="string">
            <text:p>2022-03-20T14:00:44.226328-06:00</text:p>
          </table:table-cell>
          <table:table-cell office:value-type="float" office:value="189.833732" calcext:value-type="float">
            <text:p>189.833732</text:p>
          </table:table-cell>
          <table:table-cell office:value-type="float" office:value="48.895642" calcext:value-type="float">
            <text:p>48.895642</text:p>
          </table:table-cell>
        </table:table-row>
        <table:table-row table:style-name="ro1">
          <table:table-cell office:value-type="string" calcext:value-type="string">
            <text:p>2022-03-20T14:01:44.226328-06:00</text:p>
          </table:table-cell>
          <table:table-cell office:value-type="float" office:value="190.210691" calcext:value-type="float">
            <text:p>190.210691</text:p>
          </table:table-cell>
          <table:table-cell office:value-type="float" office:value="48.862953" calcext:value-type="float">
            <text:p>48.862953</text:p>
          </table:table-cell>
        </table:table-row>
        <table:table-row table:style-name="ro1">
          <table:table-cell office:value-type="string" calcext:value-type="string">
            <text:p>2022-03-20T14:02:44.226328-06:00</text:p>
          </table:table-cell>
          <table:table-cell office:value-type="float" office:value="190.587148" calcext:value-type="float">
            <text:p>190.587148</text:p>
          </table:table-cell>
          <table:table-cell office:value-type="float" office:value="48.829038" calcext:value-type="float">
            <text:p>48.829038</text:p>
          </table:table-cell>
        </table:table-row>
        <table:table-row table:style-name="ro1">
          <table:table-cell office:value-type="string" calcext:value-type="string">
            <text:p>2022-03-20T14:03:44.226328-06:00</text:p>
          </table:table-cell>
          <table:table-cell office:value-type="float" office:value="190.963087" calcext:value-type="float">
            <text:p>190.963087</text:p>
          </table:table-cell>
          <table:table-cell office:value-type="float" office:value="48.7939" calcext:value-type="float">
            <text:p>48.7939</text:p>
          </table:table-cell>
        </table:table-row>
        <table:table-row table:style-name="ro1">
          <table:table-cell office:value-type="string" calcext:value-type="string">
            <text:p>2022-03-20T14:04:44.226328-06:00</text:p>
          </table:table-cell>
          <table:table-cell office:value-type="float" office:value="191.338492" calcext:value-type="float">
            <text:p>191.338492</text:p>
          </table:table-cell>
          <table:table-cell office:value-type="float" office:value="48.757543" calcext:value-type="float">
            <text:p>48.757543</text:p>
          </table:table-cell>
        </table:table-row>
        <table:table-row table:style-name="ro1">
          <table:table-cell office:value-type="string" calcext:value-type="string">
            <text:p>2022-03-20T14:05:44.226328-06:00</text:p>
          </table:table-cell>
          <table:table-cell office:value-type="float" office:value="191.713344" calcext:value-type="float">
            <text:p>191.713344</text:p>
          </table:table-cell>
          <table:table-cell office:value-type="float" office:value="48.71997" calcext:value-type="float">
            <text:p>48.71997</text:p>
          </table:table-cell>
        </table:table-row>
        <table:table-row table:style-name="ro1">
          <table:table-cell office:value-type="string" calcext:value-type="string">
            <text:p>2022-03-20T14:06:44.226328-06:00</text:p>
          </table:table-cell>
          <table:table-cell office:value-type="float" office:value="192.087629" calcext:value-type="float">
            <text:p>192.087629</text:p>
          </table:table-cell>
          <table:table-cell office:value-type="float" office:value="48.681184" calcext:value-type="float">
            <text:p>48.681184</text:p>
          </table:table-cell>
        </table:table-row>
        <table:table-row table:style-name="ro1">
          <table:table-cell office:value-type="string" calcext:value-type="string">
            <text:p>2022-03-20T14:07:44.226328-06:00</text:p>
          </table:table-cell>
          <table:table-cell office:value-type="float" office:value="192.461328" calcext:value-type="float">
            <text:p>192.461328</text:p>
          </table:table-cell>
          <table:table-cell office:value-type="float" office:value="48.64119" calcext:value-type="float">
            <text:p>48.64119</text:p>
          </table:table-cell>
        </table:table-row>
        <table:table-row table:style-name="ro1">
          <table:table-cell office:value-type="string" calcext:value-type="string">
            <text:p>2022-03-20T14:08:44.226328-06:00</text:p>
          </table:table-cell>
          <table:table-cell office:value-type="float" office:value="192.834427" calcext:value-type="float">
            <text:p>192.834427</text:p>
          </table:table-cell>
          <table:table-cell office:value-type="float" office:value="48.599989" calcext:value-type="float">
            <text:p>48.599989</text:p>
          </table:table-cell>
        </table:table-row>
        <table:table-row table:style-name="ro1">
          <table:table-cell office:value-type="string" calcext:value-type="string">
            <text:p>2022-03-20T14:09:44.226328-06:00</text:p>
          </table:table-cell>
          <table:table-cell office:value-type="float" office:value="193.20691" calcext:value-type="float">
            <text:p>193.20691</text:p>
          </table:table-cell>
          <table:table-cell office:value-type="float" office:value="48.557587" calcext:value-type="float">
            <text:p>48.557587</text:p>
          </table:table-cell>
        </table:table-row>
        <table:table-row table:style-name="ro1">
          <table:table-cell office:value-type="string" calcext:value-type="string">
            <text:p>2022-03-20T14:10:44.226328-06:00</text:p>
          </table:table-cell>
          <table:table-cell office:value-type="float" office:value="193.57876" calcext:value-type="float">
            <text:p>193.57876</text:p>
          </table:table-cell>
          <table:table-cell office:value-type="float" office:value="48.513987" calcext:value-type="float">
            <text:p>48.513987</text:p>
          </table:table-cell>
        </table:table-row>
        <table:table-row table:style-name="ro1">
          <table:table-cell office:value-type="string" calcext:value-type="string">
            <text:p>2022-03-20T14:11:44.226328-06:00</text:p>
          </table:table-cell>
          <table:table-cell office:value-type="float" office:value="193.949962" calcext:value-type="float">
            <text:p>193.949962</text:p>
          </table:table-cell>
          <table:table-cell office:value-type="float" office:value="48.469193" calcext:value-type="float">
            <text:p>48.469193</text:p>
          </table:table-cell>
        </table:table-row>
        <table:table-row table:style-name="ro1">
          <table:table-cell office:value-type="string" calcext:value-type="string">
            <text:p>2022-03-20T14:12:44.226328-06:00</text:p>
          </table:table-cell>
          <table:table-cell office:value-type="float" office:value="194.320501" calcext:value-type="float">
            <text:p>194.320501</text:p>
          </table:table-cell>
          <table:table-cell office:value-type="float" office:value="48.423209" calcext:value-type="float">
            <text:p>48.423209</text:p>
          </table:table-cell>
        </table:table-row>
        <table:table-row table:style-name="ro1">
          <table:table-cell office:value-type="string" calcext:value-type="string">
            <text:p>2022-03-20T14:13:44.226328-06:00</text:p>
          </table:table-cell>
          <table:table-cell office:value-type="float" office:value="194.690362" calcext:value-type="float">
            <text:p>194.690362</text:p>
          </table:table-cell>
          <table:table-cell office:value-type="float" office:value="48.376039" calcext:value-type="float">
            <text:p>48.376039</text:p>
          </table:table-cell>
        </table:table-row>
        <table:table-row table:style-name="ro1">
          <table:table-cell office:value-type="string" calcext:value-type="string">
            <text:p>2022-03-20T14:14:44.226328-06:00</text:p>
          </table:table-cell>
          <table:table-cell office:value-type="float" office:value="195.059531" calcext:value-type="float">
            <text:p>195.059531</text:p>
          </table:table-cell>
          <table:table-cell office:value-type="float" office:value="48.327688" calcext:value-type="float">
            <text:p>48.327688</text:p>
          </table:table-cell>
        </table:table-row>
        <table:table-row table:style-name="ro1">
          <table:table-cell office:value-type="string" calcext:value-type="string">
            <text:p>2022-03-20T14:15:44.226328-06:00</text:p>
          </table:table-cell>
          <table:table-cell office:value-type="float" office:value="195.427992" calcext:value-type="float">
            <text:p>195.427992</text:p>
          </table:table-cell>
          <table:table-cell office:value-type="float" office:value="48.278158" calcext:value-type="float">
            <text:p>48.278158</text:p>
          </table:table-cell>
        </table:table-row>
        <table:table-row table:style-name="ro1">
          <table:table-cell office:value-type="string" calcext:value-type="string">
            <text:p>2022-03-20T14:16:44.226328-06:00</text:p>
          </table:table-cell>
          <table:table-cell office:value-type="float" office:value="195.795731" calcext:value-type="float">
            <text:p>195.795731</text:p>
          </table:table-cell>
          <table:table-cell office:value-type="float" office:value="48.227456" calcext:value-type="float">
            <text:p>48.227456</text:p>
          </table:table-cell>
        </table:table-row>
        <table:table-row table:style-name="ro1">
          <table:table-cell office:value-type="string" calcext:value-type="string">
            <text:p>2022-03-20T14:17:44.226328-06:00</text:p>
          </table:table-cell>
          <table:table-cell office:value-type="float" office:value="196.162734" calcext:value-type="float">
            <text:p>196.162734</text:p>
          </table:table-cell>
          <table:table-cell office:value-type="float" office:value="48.175584" calcext:value-type="float">
            <text:p>48.175584</text:p>
          </table:table-cell>
        </table:table-row>
        <table:table-row table:style-name="ro1">
          <table:table-cell office:value-type="string" calcext:value-type="string">
            <text:p>2022-03-20T14:18:44.226328-06:00</text:p>
          </table:table-cell>
          <table:table-cell office:value-type="float" office:value="196.528988" calcext:value-type="float">
            <text:p>196.528988</text:p>
          </table:table-cell>
          <table:table-cell office:value-type="float" office:value="48.122548" calcext:value-type="float">
            <text:p>48.122548</text:p>
          </table:table-cell>
        </table:table-row>
        <table:table-row table:style-name="ro1">
          <table:table-cell office:value-type="string" calcext:value-type="string">
            <text:p>2022-03-20T14:19:44.226328-06:00</text:p>
          </table:table-cell>
          <table:table-cell office:value-type="float" office:value="196.894479" calcext:value-type="float">
            <text:p>196.894479</text:p>
          </table:table-cell>
          <table:table-cell office:value-type="float" office:value="48.068353" calcext:value-type="float">
            <text:p>48.068353</text:p>
          </table:table-cell>
        </table:table-row>
        <table:table-row table:style-name="ro1">
          <table:table-cell office:value-type="string" calcext:value-type="string">
            <text:p>2022-03-20T14:20:44.226328-06:00</text:p>
          </table:table-cell>
          <table:table-cell office:value-type="float" office:value="197.259192" calcext:value-type="float">
            <text:p>197.259192</text:p>
          </table:table-cell>
          <table:table-cell office:value-type="float" office:value="48.013002" calcext:value-type="float">
            <text:p>48.013002</text:p>
          </table:table-cell>
        </table:table-row>
        <table:table-row table:style-name="ro1">
          <table:table-cell office:value-type="string" calcext:value-type="string">
            <text:p>2022-03-20T14:21:44.226328-06:00</text:p>
          </table:table-cell>
          <table:table-cell office:value-type="float" office:value="197.623116" calcext:value-type="float">
            <text:p>197.623116</text:p>
          </table:table-cell>
          <table:table-cell office:value-type="float" office:value="47.956501" calcext:value-type="float">
            <text:p>47.956501</text:p>
          </table:table-cell>
        </table:table-row>
        <table:table-row table:style-name="ro1">
          <table:table-cell office:value-type="string" calcext:value-type="string">
            <text:p>2022-03-20T14:22:44.226328-06:00</text:p>
          </table:table-cell>
          <table:table-cell office:value-type="float" office:value="197.986238" calcext:value-type="float">
            <text:p>197.986238</text:p>
          </table:table-cell>
          <table:table-cell office:value-type="float" office:value="47.898855" calcext:value-type="float">
            <text:p>47.898855</text:p>
          </table:table-cell>
        </table:table-row>
        <table:table-row table:style-name="ro1">
          <table:table-cell office:value-type="string" calcext:value-type="string">
            <text:p>2022-03-20T14:23:44.226328-06:00</text:p>
          </table:table-cell>
          <table:table-cell office:value-type="float" office:value="198.348544" calcext:value-type="float">
            <text:p>198.348544</text:p>
          </table:table-cell>
          <table:table-cell office:value-type="float" office:value="47.840068" calcext:value-type="float">
            <text:p>47.840068</text:p>
          </table:table-cell>
        </table:table-row>
        <table:table-row table:style-name="ro1">
          <table:table-cell office:value-type="string" calcext:value-type="string">
            <text:p>2022-03-20T14:24:44.226328-06:00</text:p>
          </table:table-cell>
          <table:table-cell office:value-type="float" office:value="198.710023" calcext:value-type="float">
            <text:p>198.710023</text:p>
          </table:table-cell>
          <table:table-cell office:value-type="float" office:value="47.780145" calcext:value-type="float">
            <text:p>47.780145</text:p>
          </table:table-cell>
        </table:table-row>
        <table:table-row table:style-name="ro1">
          <table:table-cell office:value-type="string" calcext:value-type="string">
            <text:p>2022-03-20T14:25:44.226328-06:00</text:p>
          </table:table-cell>
          <table:table-cell office:value-type="float" office:value="199.070662" calcext:value-type="float">
            <text:p>199.070662</text:p>
          </table:table-cell>
          <table:table-cell office:value-type="float" office:value="47.719091" calcext:value-type="float">
            <text:p>47.719091</text:p>
          </table:table-cell>
        </table:table-row>
        <table:table-row table:style-name="ro1">
          <table:table-cell office:value-type="string" calcext:value-type="string">
            <text:p>2022-03-20T14:26:44.226328-06:00</text:p>
          </table:table-cell>
          <table:table-cell office:value-type="float" office:value="199.43045" calcext:value-type="float">
            <text:p>199.43045</text:p>
          </table:table-cell>
          <table:table-cell office:value-type="float" office:value="47.656911" calcext:value-type="float">
            <text:p>47.656911</text:p>
          </table:table-cell>
        </table:table-row>
        <table:table-row table:style-name="ro1">
          <table:table-cell office:value-type="string" calcext:value-type="string">
            <text:p>2022-03-20T14:27:44.226328-06:00</text:p>
          </table:table-cell>
          <table:table-cell office:value-type="float" office:value="199.789375" calcext:value-type="float">
            <text:p>199.789375</text:p>
          </table:table-cell>
          <table:table-cell office:value-type="float" office:value="47.593611" calcext:value-type="float">
            <text:p>47.593611</text:p>
          </table:table-cell>
        </table:table-row>
        <table:table-row table:style-name="ro1">
          <table:table-cell office:value-type="string" calcext:value-type="string">
            <text:p>2022-03-20T14:28:44.226328-06:00</text:p>
          </table:table-cell>
          <table:table-cell office:value-type="float" office:value="200.147425" calcext:value-type="float">
            <text:p>200.147425</text:p>
          </table:table-cell>
          <table:table-cell office:value-type="float" office:value="47.529196" calcext:value-type="float">
            <text:p>47.529196</text:p>
          </table:table-cell>
        </table:table-row>
        <table:table-row table:style-name="ro1">
          <table:table-cell office:value-type="string" calcext:value-type="string">
            <text:p>2022-03-20T14:29:44.226328-06:00</text:p>
          </table:table-cell>
          <table:table-cell office:value-type="float" office:value="200.504591" calcext:value-type="float">
            <text:p>200.504591</text:p>
          </table:table-cell>
          <table:table-cell office:value-type="float" office:value="47.46367" calcext:value-type="float">
            <text:p>47.46367</text:p>
          </table:table-cell>
        </table:table-row>
        <table:table-row table:style-name="ro1">
          <table:table-cell office:value-type="string" calcext:value-type="string">
            <text:p>2022-03-20T14:30:44.226328-06:00</text:p>
          </table:table-cell>
          <table:table-cell office:value-type="float" office:value="200.86086" calcext:value-type="float">
            <text:p>200.86086</text:p>
          </table:table-cell>
          <table:table-cell office:value-type="float" office:value="47.39704" calcext:value-type="float">
            <text:p>47.39704</text:p>
          </table:table-cell>
        </table:table-row>
        <table:table-row table:style-name="ro1">
          <table:table-cell office:value-type="string" calcext:value-type="string">
            <text:p>2022-03-20T14:31:44.226328-06:00</text:p>
          </table:table-cell>
          <table:table-cell office:value-type="float" office:value="201.216222" calcext:value-type="float">
            <text:p>201.216222</text:p>
          </table:table-cell>
          <table:table-cell office:value-type="float" office:value="47.32931" calcext:value-type="float">
            <text:p>47.32931</text:p>
          </table:table-cell>
        </table:table-row>
        <table:table-row table:style-name="ro1">
          <table:table-cell office:value-type="string" calcext:value-type="string">
            <text:p>2022-03-20T14:32:44.226328-06:00</text:p>
          </table:table-cell>
          <table:table-cell office:value-type="float" office:value="201.570667" calcext:value-type="float">
            <text:p>201.570667</text:p>
          </table:table-cell>
          <table:table-cell office:value-type="float" office:value="47.260486" calcext:value-type="float">
            <text:p>47.260486</text:p>
          </table:table-cell>
        </table:table-row>
        <table:table-row table:style-name="ro1">
          <table:table-cell office:value-type="string" calcext:value-type="string">
            <text:p>2022-03-20T14:33:44.226328-06:00</text:p>
          </table:table-cell>
          <table:table-cell office:value-type="float" office:value="201.924186" calcext:value-type="float">
            <text:p>201.924186</text:p>
          </table:table-cell>
          <table:table-cell office:value-type="float" office:value="47.190574" calcext:value-type="float">
            <text:p>47.190574</text:p>
          </table:table-cell>
        </table:table-row>
        <table:table-row table:style-name="ro1">
          <table:table-cell office:value-type="string" calcext:value-type="string">
            <text:p>2022-03-20T14:34:44.226328-06:00</text:p>
          </table:table-cell>
          <table:table-cell office:value-type="float" office:value="202.276767" calcext:value-type="float">
            <text:p>202.276767</text:p>
          </table:table-cell>
          <table:table-cell office:value-type="float" office:value="47.119579" calcext:value-type="float">
            <text:p>47.119579</text:p>
          </table:table-cell>
        </table:table-row>
        <table:table-row table:style-name="ro1">
          <table:table-cell office:value-type="string" calcext:value-type="string">
            <text:p>2022-03-20T14:35:44.226328-06:00</text:p>
          </table:table-cell>
          <table:table-cell office:value-type="float" office:value="202.628403" calcext:value-type="float">
            <text:p>202.628403</text:p>
          </table:table-cell>
          <table:table-cell office:value-type="float" office:value="47.047506" calcext:value-type="float">
            <text:p>47.047506</text:p>
          </table:table-cell>
        </table:table-row>
        <table:table-row table:style-name="ro1">
          <table:table-cell office:value-type="string" calcext:value-type="string">
            <text:p>2022-03-20T14:36:44.226328-06:00</text:p>
          </table:table-cell>
          <table:table-cell office:value-type="float" office:value="202.979083" calcext:value-type="float">
            <text:p>202.979083</text:p>
          </table:table-cell>
          <table:table-cell office:value-type="float" office:value="46.974361" calcext:value-type="float">
            <text:p>46.974361</text:p>
          </table:table-cell>
        </table:table-row>
        <table:table-row table:style-name="ro1">
          <table:table-cell office:value-type="string" calcext:value-type="string">
            <text:p>2022-03-20T14:37:44.226328-06:00</text:p>
          </table:table-cell>
          <table:table-cell office:value-type="float" office:value="203.328799" calcext:value-type="float">
            <text:p>203.328799</text:p>
          </table:table-cell>
          <table:table-cell office:value-type="float" office:value="46.900151" calcext:value-type="float">
            <text:p>46.900151</text:p>
          </table:table-cell>
        </table:table-row>
        <table:table-row table:style-name="ro1">
          <table:table-cell office:value-type="string" calcext:value-type="string">
            <text:p>2022-03-20T14:38:44.226328-06:00</text:p>
          </table:table-cell>
          <table:table-cell office:value-type="float" office:value="203.677543" calcext:value-type="float">
            <text:p>203.677543</text:p>
          </table:table-cell>
          <table:table-cell office:value-type="float" office:value="46.824879" calcext:value-type="float">
            <text:p>46.824879</text:p>
          </table:table-cell>
        </table:table-row>
        <table:table-row table:style-name="ro1">
          <table:table-cell office:value-type="string" calcext:value-type="string">
            <text:p>2022-03-20T14:39:44.226328-06:00</text:p>
          </table:table-cell>
          <table:table-cell office:value-type="float" office:value="204.025304" calcext:value-type="float">
            <text:p>204.025304</text:p>
          </table:table-cell>
          <table:table-cell office:value-type="float" office:value="46.748554" calcext:value-type="float">
            <text:p>46.748554</text:p>
          </table:table-cell>
        </table:table-row>
        <table:table-row table:style-name="ro1">
          <table:table-cell office:value-type="string" calcext:value-type="string">
            <text:p>2022-03-20T14:40:44.226328-06:00</text:p>
          </table:table-cell>
          <table:table-cell office:value-type="float" office:value="204.372077" calcext:value-type="float">
            <text:p>204.372077</text:p>
          </table:table-cell>
          <table:table-cell office:value-type="float" office:value="46.671179" calcext:value-type="float">
            <text:p>46.671179</text:p>
          </table:table-cell>
        </table:table-row>
        <table:table-row table:style-name="ro1">
          <table:table-cell office:value-type="string" calcext:value-type="string">
            <text:p>2022-03-20T14:41:44.226328-06:00</text:p>
          </table:table-cell>
          <table:table-cell office:value-type="float" office:value="204.717852" calcext:value-type="float">
            <text:p>204.717852</text:p>
          </table:table-cell>
          <table:table-cell office:value-type="float" office:value="46.592761" calcext:value-type="float">
            <text:p>46.592761</text:p>
          </table:table-cell>
        </table:table-row>
        <table:table-row table:style-name="ro1">
          <table:table-cell office:value-type="string" calcext:value-type="string">
            <text:p>2022-03-20T14:42:44.226328-06:00</text:p>
          </table:table-cell>
          <table:table-cell office:value-type="float" office:value="205.062622" calcext:value-type="float">
            <text:p>205.062622</text:p>
          </table:table-cell>
          <table:table-cell office:value-type="float" office:value="46.513306" calcext:value-type="float">
            <text:p>46.513306</text:p>
          </table:table-cell>
        </table:table-row>
        <table:table-row table:style-name="ro1">
          <table:table-cell office:value-type="string" calcext:value-type="string">
            <text:p>2022-03-20T14:43:44.226328-06:00</text:p>
          </table:table-cell>
          <table:table-cell office:value-type="float" office:value="205.406379" calcext:value-type="float">
            <text:p>205.406379</text:p>
          </table:table-cell>
          <table:table-cell office:value-type="float" office:value="46.43282" calcext:value-type="float">
            <text:p>46.43282</text:p>
          </table:table-cell>
        </table:table-row>
        <table:table-row table:style-name="ro1">
          <table:table-cell office:value-type="string" calcext:value-type="string">
            <text:p>2022-03-20T14:44:44.226328-06:00</text:p>
          </table:table-cell>
          <table:table-cell office:value-type="float" office:value="205.749117" calcext:value-type="float">
            <text:p>205.749117</text:p>
          </table:table-cell>
          <table:table-cell office:value-type="float" office:value="46.351309" calcext:value-type="float">
            <text:p>46.351309</text:p>
          </table:table-cell>
        </table:table-row>
        <table:table-row table:style-name="ro1">
          <table:table-cell office:value-type="string" calcext:value-type="string">
            <text:p>2022-03-20T14:45:44.226328-06:00</text:p>
          </table:table-cell>
          <table:table-cell office:value-type="float" office:value="206.090829" calcext:value-type="float">
            <text:p>206.090829</text:p>
          </table:table-cell>
          <table:table-cell office:value-type="float" office:value="46.268778" calcext:value-type="float">
            <text:p>46.268778</text:p>
          </table:table-cell>
        </table:table-row>
        <table:table-row table:style-name="ro1">
          <table:table-cell office:value-type="string" calcext:value-type="string">
            <text:p>2022-03-20T14:46:44.226328-06:00</text:p>
          </table:table-cell>
          <table:table-cell office:value-type="float" office:value="206.431507" calcext:value-type="float">
            <text:p>206.431507</text:p>
          </table:table-cell>
          <table:table-cell office:value-type="float" office:value="46.185234" calcext:value-type="float">
            <text:p>46.185234</text:p>
          </table:table-cell>
        </table:table-row>
        <table:table-row table:style-name="ro1">
          <table:table-cell office:value-type="string" calcext:value-type="string">
            <text:p>2022-03-20T14:47:44.226328-06:00</text:p>
          </table:table-cell>
          <table:table-cell office:value-type="float" office:value="206.771147" calcext:value-type="float">
            <text:p>206.771147</text:p>
          </table:table-cell>
          <table:table-cell office:value-type="float" office:value="46.100683" calcext:value-type="float">
            <text:p>46.100683</text:p>
          </table:table-cell>
        </table:table-row>
        <table:table-row table:style-name="ro1">
          <table:table-cell office:value-type="string" calcext:value-type="string">
            <text:p>2022-03-20T14:48:44.226328-06:00</text:p>
          </table:table-cell>
          <table:table-cell office:value-type="float" office:value="207.109741" calcext:value-type="float">
            <text:p>207.109741</text:p>
          </table:table-cell>
          <table:table-cell office:value-type="float" office:value="46.01513" calcext:value-type="float">
            <text:p>46.01513</text:p>
          </table:table-cell>
        </table:table-row>
        <table:table-row table:style-name="ro1">
          <table:table-cell office:value-type="string" calcext:value-type="string">
            <text:p>2022-03-20T14:49:44.226328-06:00</text:p>
          </table:table-cell>
          <table:table-cell office:value-type="float" office:value="207.447283" calcext:value-type="float">
            <text:p>207.447283</text:p>
          </table:table-cell>
          <table:table-cell office:value-type="float" office:value="45.928582" calcext:value-type="float">
            <text:p>45.928582</text:p>
          </table:table-cell>
        </table:table-row>
        <table:table-row table:style-name="ro1">
          <table:table-cell office:value-type="string" calcext:value-type="string">
            <text:p>2022-03-20T14:50:44.226328-06:00</text:p>
          </table:table-cell>
          <table:table-cell office:value-type="float" office:value="207.783769" calcext:value-type="float">
            <text:p>207.783769</text:p>
          </table:table-cell>
          <table:table-cell office:value-type="float" office:value="45.841045" calcext:value-type="float">
            <text:p>45.841045</text:p>
          </table:table-cell>
        </table:table-row>
        <table:table-row table:style-name="ro1">
          <table:table-cell office:value-type="string" calcext:value-type="string">
            <text:p>2022-03-20T14:51:44.226328-06:00</text:p>
          </table:table-cell>
          <table:table-cell office:value-type="float" office:value="208.119193" calcext:value-type="float">
            <text:p>208.119193</text:p>
          </table:table-cell>
          <table:table-cell office:value-type="float" office:value="45.752526" calcext:value-type="float">
            <text:p>45.752526</text:p>
          </table:table-cell>
        </table:table-row>
        <table:table-row table:style-name="ro1">
          <table:table-cell office:value-type="string" calcext:value-type="string">
            <text:p>2022-03-20T14:52:44.226328-06:00</text:p>
          </table:table-cell>
          <table:table-cell office:value-type="float" office:value="208.453549" calcext:value-type="float">
            <text:p>208.453549</text:p>
          </table:table-cell>
          <table:table-cell office:value-type="float" office:value="45.663029" calcext:value-type="float">
            <text:p>45.663029</text:p>
          </table:table-cell>
        </table:table-row>
        <table:table-row table:style-name="ro1">
          <table:table-cell office:value-type="string" calcext:value-type="string">
            <text:p>2022-03-20T14:53:44.226328-06:00</text:p>
          </table:table-cell>
          <table:table-cell office:value-type="float" office:value="208.786833" calcext:value-type="float">
            <text:p>208.786833</text:p>
          </table:table-cell>
          <table:table-cell office:value-type="float" office:value="45.572562" calcext:value-type="float">
            <text:p>45.572562</text:p>
          </table:table-cell>
        </table:table-row>
        <table:table-row table:style-name="ro1">
          <table:table-cell office:value-type="string" calcext:value-type="string">
            <text:p>2022-03-20T14:54:44.226328-06:00</text:p>
          </table:table-cell>
          <table:table-cell office:value-type="float" office:value="209.119041" calcext:value-type="float">
            <text:p>209.119041</text:p>
          </table:table-cell>
          <table:table-cell office:value-type="float" office:value="45.481131" calcext:value-type="float">
            <text:p>45.481131</text:p>
          </table:table-cell>
        </table:table-row>
        <table:table-row table:style-name="ro1">
          <table:table-cell office:value-type="string" calcext:value-type="string">
            <text:p>2022-03-20T14:55:44.226328-06:00</text:p>
          </table:table-cell>
          <table:table-cell office:value-type="float" office:value="209.450167" calcext:value-type="float">
            <text:p>209.450167</text:p>
          </table:table-cell>
          <table:table-cell office:value-type="float" office:value="45.388741" calcext:value-type="float">
            <text:p>45.388741</text:p>
          </table:table-cell>
        </table:table-row>
        <table:table-row table:style-name="ro1">
          <table:table-cell office:value-type="string" calcext:value-type="string">
            <text:p>2022-03-20T14:56:44.226328-06:00</text:p>
          </table:table-cell>
          <table:table-cell office:value-type="float" office:value="209.780208" calcext:value-type="float">
            <text:p>209.780208</text:p>
          </table:table-cell>
          <table:table-cell office:value-type="float" office:value="45.295399" calcext:value-type="float">
            <text:p>45.295399</text:p>
          </table:table-cell>
        </table:table-row>
        <table:table-row table:style-name="ro1">
          <table:table-cell office:value-type="string" calcext:value-type="string">
            <text:p>2022-03-20T14:57:44.226328-06:00</text:p>
          </table:table-cell>
          <table:table-cell office:value-type="float" office:value="210.109159" calcext:value-type="float">
            <text:p>210.109159</text:p>
          </table:table-cell>
          <table:table-cell office:value-type="float" office:value="45.201111" calcext:value-type="float">
            <text:p>45.201111</text:p>
          </table:table-cell>
        </table:table-row>
        <table:table-row table:style-name="ro1">
          <table:table-cell office:value-type="string" calcext:value-type="string">
            <text:p>2022-03-20T14:58:44.226328-06:00</text:p>
          </table:table-cell>
          <table:table-cell office:value-type="float" office:value="210.437018" calcext:value-type="float">
            <text:p>210.437018</text:p>
          </table:table-cell>
          <table:table-cell office:value-type="float" office:value="45.105884" calcext:value-type="float">
            <text:p>45.105884</text:p>
          </table:table-cell>
        </table:table-row>
        <table:table-row table:style-name="ro1">
          <table:table-cell office:value-type="string" calcext:value-type="string">
            <text:p>2022-03-20T14:59:44.226328-06:00</text:p>
          </table:table-cell>
          <table:table-cell office:value-type="float" office:value="210.76378" calcext:value-type="float">
            <text:p>210.76378</text:p>
          </table:table-cell>
          <table:table-cell office:value-type="float" office:value="45.009724" calcext:value-type="float">
            <text:p>45.009724</text:p>
          </table:table-cell>
        </table:table-row>
        <table:table-row table:style-name="ro1">
          <table:table-cell office:value-type="string" calcext:value-type="string">
            <text:p>2022-03-20T15:00:44.226328-06:00</text:p>
          </table:table-cell>
          <table:table-cell office:value-type="float" office:value="211.089442" calcext:value-type="float">
            <text:p>211.089442</text:p>
          </table:table-cell>
          <table:table-cell office:value-type="float" office:value="44.912636" calcext:value-type="float">
            <text:p>44.912636</text:p>
          </table:table-cell>
        </table:table-row>
        <table:table-row table:style-name="ro1">
          <table:table-cell office:value-type="string" calcext:value-type="string">
            <text:p>2022-03-20T15:01:44.226328-06:00</text:p>
          </table:table-cell>
          <table:table-cell office:value-type="float" office:value="211.414002" calcext:value-type="float">
            <text:p>211.414002</text:p>
          </table:table-cell>
          <table:table-cell office:value-type="float" office:value="44.814628" calcext:value-type="float">
            <text:p>44.814628</text:p>
          </table:table-cell>
        </table:table-row>
        <table:table-row table:style-name="ro1">
          <table:table-cell office:value-type="string" calcext:value-type="string">
            <text:p>2022-03-20T15:02:44.226328-06:00</text:p>
          </table:table-cell>
          <table:table-cell office:value-type="float" office:value="211.737456" calcext:value-type="float">
            <text:p>211.737456</text:p>
          </table:table-cell>
          <table:table-cell office:value-type="float" office:value="44.715706" calcext:value-type="float">
            <text:p>44.715706</text:p>
          </table:table-cell>
        </table:table-row>
        <table:table-row table:style-name="ro1">
          <table:table-cell office:value-type="string" calcext:value-type="string">
            <text:p>2022-03-20T15:03:44.226328-06:00</text:p>
          </table:table-cell>
          <table:table-cell office:value-type="float" office:value="212.059802" calcext:value-type="float">
            <text:p>212.059802</text:p>
          </table:table-cell>
          <table:table-cell office:value-type="float" office:value="44.615875" calcext:value-type="float">
            <text:p>44.615875</text:p>
          </table:table-cell>
        </table:table-row>
        <table:table-row table:style-name="ro1">
          <table:table-cell office:value-type="string" calcext:value-type="string">
            <text:p>2022-03-20T15:04:44.226328-06:00</text:p>
          </table:table-cell>
          <table:table-cell office:value-type="float" office:value="212.381038" calcext:value-type="float">
            <text:p>212.381038</text:p>
          </table:table-cell>
          <table:table-cell office:value-type="float" office:value="44.515142" calcext:value-type="float">
            <text:p>44.515142</text:p>
          </table:table-cell>
        </table:table-row>
        <table:table-row table:style-name="ro1">
          <table:table-cell office:value-type="string" calcext:value-type="string">
            <text:p>2022-03-20T15:05:44.226328-06:00</text:p>
          </table:table-cell>
          <table:table-cell office:value-type="float" office:value="212.701161" calcext:value-type="float">
            <text:p>212.701161</text:p>
          </table:table-cell>
          <table:table-cell office:value-type="float" office:value="44.413513" calcext:value-type="float">
            <text:p>44.413513</text:p>
          </table:table-cell>
        </table:table-row>
        <table:table-row table:style-name="ro1">
          <table:table-cell office:value-type="string" calcext:value-type="string">
            <text:p>2022-03-20T15:06:44.226328-06:00</text:p>
          </table:table-cell>
          <table:table-cell office:value-type="float" office:value="213.02017" calcext:value-type="float">
            <text:p>213.02017</text:p>
          </table:table-cell>
          <table:table-cell office:value-type="float" office:value="44.310996" calcext:value-type="float">
            <text:p>44.310996</text:p>
          </table:table-cell>
        </table:table-row>
        <table:table-row table:style-name="ro1">
          <table:table-cell office:value-type="string" calcext:value-type="string">
            <text:p>2022-03-20T15:07:44.226328-06:00</text:p>
          </table:table-cell>
          <table:table-cell office:value-type="float" office:value="213.338062" calcext:value-type="float">
            <text:p>213.338062</text:p>
          </table:table-cell>
          <table:table-cell office:value-type="float" office:value="44.207595" calcext:value-type="float">
            <text:p>44.207595</text:p>
          </table:table-cell>
        </table:table-row>
        <table:table-row table:style-name="ro1">
          <table:table-cell office:value-type="string" calcext:value-type="string">
            <text:p>2022-03-20T15:08:44.226328-06:00</text:p>
          </table:table-cell>
          <table:table-cell office:value-type="float" office:value="213.654837" calcext:value-type="float">
            <text:p>213.654837</text:p>
          </table:table-cell>
          <table:table-cell office:value-type="float" office:value="44.103317" calcext:value-type="float">
            <text:p>44.103317</text:p>
          </table:table-cell>
        </table:table-row>
        <table:table-row table:style-name="ro1">
          <table:table-cell office:value-type="string" calcext:value-type="string">
            <text:p>2022-03-20T15:09:44.226328-06:00</text:p>
          </table:table-cell>
          <table:table-cell office:value-type="float" office:value="213.970492" calcext:value-type="float">
            <text:p>213.970492</text:p>
          </table:table-cell>
          <table:table-cell office:value-type="float" office:value="43.998168" calcext:value-type="float">
            <text:p>43.998168</text:p>
          </table:table-cell>
        </table:table-row>
        <table:table-row table:style-name="ro1">
          <table:table-cell office:value-type="string" calcext:value-type="string">
            <text:p>2022-03-20T15:10:44.226328-06:00</text:p>
          </table:table-cell>
          <table:table-cell office:value-type="float" office:value="214.285028" calcext:value-type="float">
            <text:p>214.285028</text:p>
          </table:table-cell>
          <table:table-cell office:value-type="float" office:value="43.892156" calcext:value-type="float">
            <text:p>43.892156</text:p>
          </table:table-cell>
        </table:table-row>
        <table:table-row table:style-name="ro1">
          <table:table-cell office:value-type="string" calcext:value-type="string">
            <text:p>2022-03-20T15:11:44.226328-06:00</text:p>
          </table:table-cell>
          <table:table-cell office:value-type="float" office:value="214.598442" calcext:value-type="float">
            <text:p>214.598442</text:p>
          </table:table-cell>
          <table:table-cell office:value-type="float" office:value="43.785285" calcext:value-type="float">
            <text:p>43.785285</text:p>
          </table:table-cell>
        </table:table-row>
        <table:table-row table:style-name="ro1">
          <table:table-cell office:value-type="string" calcext:value-type="string">
            <text:p>2022-03-20T15:12:44.226328-06:00</text:p>
          </table:table-cell>
          <table:table-cell office:value-type="float" office:value="214.910733" calcext:value-type="float">
            <text:p>214.910733</text:p>
          </table:table-cell>
          <table:table-cell office:value-type="float" office:value="43.677563" calcext:value-type="float">
            <text:p>43.677563</text:p>
          </table:table-cell>
        </table:table-row>
        <table:table-row table:style-name="ro1">
          <table:table-cell office:value-type="string" calcext:value-type="string">
            <text:p>2022-03-20T15:13:44.226328-06:00</text:p>
          </table:table-cell>
          <table:table-cell office:value-type="float" office:value="215.221903" calcext:value-type="float">
            <text:p>215.221903</text:p>
          </table:table-cell>
          <table:table-cell office:value-type="float" office:value="43.568995" calcext:value-type="float">
            <text:p>43.568995</text:p>
          </table:table-cell>
        </table:table-row>
        <table:table-row table:style-name="ro1">
          <table:table-cell office:value-type="string" calcext:value-type="string">
            <text:p>2022-03-20T15:14:44.226328-06:00</text:p>
          </table:table-cell>
          <table:table-cell office:value-type="float" office:value="215.531949" calcext:value-type="float">
            <text:p>215.531949</text:p>
          </table:table-cell>
          <table:table-cell office:value-type="float" office:value="43.459588" calcext:value-type="float">
            <text:p>43.459588</text:p>
          </table:table-cell>
        </table:table-row>
        <table:table-row table:style-name="ro1">
          <table:table-cell office:value-type="string" calcext:value-type="string">
            <text:p>2022-03-20T15:15:44.226328-06:00</text:p>
          </table:table-cell>
          <table:table-cell office:value-type="float" office:value="215.840872" calcext:value-type="float">
            <text:p>215.840872</text:p>
          </table:table-cell>
          <table:table-cell office:value-type="float" office:value="43.349348" calcext:value-type="float">
            <text:p>43.349348</text:p>
          </table:table-cell>
        </table:table-row>
        <table:table-row table:style-name="ro1">
          <table:table-cell office:value-type="string" calcext:value-type="string">
            <text:p>2022-03-20T15:16:44.226328-06:00</text:p>
          </table:table-cell>
          <table:table-cell office:value-type="float" office:value="216.148672" calcext:value-type="float">
            <text:p>216.148672</text:p>
          </table:table-cell>
          <table:table-cell office:value-type="float" office:value="43.238281" calcext:value-type="float">
            <text:p>43.238281</text:p>
          </table:table-cell>
        </table:table-row>
        <table:table-row table:style-name="ro1">
          <table:table-cell office:value-type="string" calcext:value-type="string">
            <text:p>2022-03-20T15:17:44.226328-06:00</text:p>
          </table:table-cell>
          <table:table-cell office:value-type="float" office:value="216.455349" calcext:value-type="float">
            <text:p>216.455349</text:p>
          </table:table-cell>
          <table:table-cell office:value-type="float" office:value="43.126394" calcext:value-type="float">
            <text:p>43.126394</text:p>
          </table:table-cell>
        </table:table-row>
        <table:table-row table:style-name="ro1">
          <table:table-cell office:value-type="string" calcext:value-type="string">
            <text:p>2022-03-20T15:18:44.226328-06:00</text:p>
          </table:table-cell>
          <table:table-cell office:value-type="float" office:value="216.760903" calcext:value-type="float">
            <text:p>216.760903</text:p>
          </table:table-cell>
          <table:table-cell office:value-type="float" office:value="43.013692" calcext:value-type="float">
            <text:p>43.013692</text:p>
          </table:table-cell>
        </table:table-row>
        <table:table-row table:style-name="ro1">
          <table:table-cell office:value-type="string" calcext:value-type="string">
            <text:p>2022-03-20T15:19:44.226328-06:00</text:p>
          </table:table-cell>
          <table:table-cell office:value-type="float" office:value="217.065335" calcext:value-type="float">
            <text:p>217.065335</text:p>
          </table:table-cell>
          <table:table-cell office:value-type="float" office:value="42.900183" calcext:value-type="float">
            <text:p>42.900183</text:p>
          </table:table-cell>
        </table:table-row>
        <table:table-row table:style-name="ro1">
          <table:table-cell office:value-type="string" calcext:value-type="string">
            <text:p>2022-03-20T15:20:44.226328-06:00</text:p>
          </table:table-cell>
          <table:table-cell office:value-type="float" office:value="217.368645" calcext:value-type="float">
            <text:p>217.368645</text:p>
          </table:table-cell>
          <table:table-cell office:value-type="float" office:value="42.785871" calcext:value-type="float">
            <text:p>42.785871</text:p>
          </table:table-cell>
        </table:table-row>
        <table:table-row table:style-name="ro1">
          <table:table-cell office:value-type="string" calcext:value-type="string">
            <text:p>2022-03-20T15:21:44.226328-06:00</text:p>
          </table:table-cell>
          <table:table-cell office:value-type="float" office:value="217.670835" calcext:value-type="float">
            <text:p>217.670835</text:p>
          </table:table-cell>
          <table:table-cell office:value-type="float" office:value="42.670763" calcext:value-type="float">
            <text:p>42.670763</text:p>
          </table:table-cell>
        </table:table-row>
        <table:table-row table:style-name="ro1">
          <table:table-cell office:value-type="string" calcext:value-type="string">
            <text:p>2022-03-20T15:22:44.226328-06:00</text:p>
          </table:table-cell>
          <table:table-cell office:value-type="float" office:value="217.971904" calcext:value-type="float">
            <text:p>217.971904</text:p>
          </table:table-cell>
          <table:table-cell office:value-type="float" office:value="42.554866" calcext:value-type="float">
            <text:p>42.554866</text:p>
          </table:table-cell>
        </table:table-row>
        <table:table-row table:style-name="ro1">
          <table:table-cell office:value-type="string" calcext:value-type="string">
            <text:p>2022-03-20T15:23:44.226328-06:00</text:p>
          </table:table-cell>
          <table:table-cell office:value-type="float" office:value="218.271855" calcext:value-type="float">
            <text:p>218.271855</text:p>
          </table:table-cell>
          <table:table-cell office:value-type="float" office:value="42.438185" calcext:value-type="float">
            <text:p>42.438185</text:p>
          </table:table-cell>
        </table:table-row>
        <table:table-row table:style-name="ro1">
          <table:table-cell office:value-type="string" calcext:value-type="string">
            <text:p>2022-03-20T15:24:44.226328-06:00</text:p>
          </table:table-cell>
          <table:table-cell office:value-type="float" office:value="218.570688" calcext:value-type="float">
            <text:p>218.570688</text:p>
          </table:table-cell>
          <table:table-cell office:value-type="float" office:value="42.320727" calcext:value-type="float">
            <text:p>42.320727</text:p>
          </table:table-cell>
        </table:table-row>
        <table:table-row table:style-name="ro1">
          <table:table-cell office:value-type="string" calcext:value-type="string">
            <text:p>2022-03-20T15:25:44.226328-06:00</text:p>
          </table:table-cell>
          <table:table-cell office:value-type="float" office:value="218.868405" calcext:value-type="float">
            <text:p>218.868405</text:p>
          </table:table-cell>
          <table:table-cell office:value-type="float" office:value="42.202497" calcext:value-type="float">
            <text:p>42.202497</text:p>
          </table:table-cell>
        </table:table-row>
        <table:table-row table:style-name="ro1">
          <table:table-cell office:value-type="string" calcext:value-type="string">
            <text:p>2022-03-20T15:26:44.226328-06:00</text:p>
          </table:table-cell>
          <table:table-cell office:value-type="float" office:value="219.165008" calcext:value-type="float">
            <text:p>219.165008</text:p>
          </table:table-cell>
          <table:table-cell office:value-type="float" office:value="42.083502" calcext:value-type="float">
            <text:p>42.083502</text:p>
          </table:table-cell>
        </table:table-row>
        <table:table-row table:style-name="ro1">
          <table:table-cell office:value-type="string" calcext:value-type="string">
            <text:p>2022-03-20T15:27:44.226328-06:00</text:p>
          </table:table-cell>
          <table:table-cell office:value-type="float" office:value="219.460498" calcext:value-type="float">
            <text:p>219.460498</text:p>
          </table:table-cell>
          <table:table-cell office:value-type="float" office:value="41.963748" calcext:value-type="float">
            <text:p>41.963748</text:p>
          </table:table-cell>
        </table:table-row>
        <table:table-row table:style-name="ro1">
          <table:table-cell office:value-type="string" calcext:value-type="string">
            <text:p>2022-03-20T15:28:44.226328-06:00</text:p>
          </table:table-cell>
          <table:table-cell office:value-type="float" office:value="219.754877" calcext:value-type="float">
            <text:p>219.754877</text:p>
          </table:table-cell>
          <table:table-cell office:value-type="float" office:value="41.84324" calcext:value-type="float">
            <text:p>41.84324</text:p>
          </table:table-cell>
        </table:table-row>
        <table:table-row table:style-name="ro1">
          <table:table-cell office:value-type="string" calcext:value-type="string">
            <text:p>2022-03-20T15:29:44.226328-06:00</text:p>
          </table:table-cell>
          <table:table-cell office:value-type="float" office:value="220.048147" calcext:value-type="float">
            <text:p>220.048147</text:p>
          </table:table-cell>
          <table:table-cell office:value-type="float" office:value="41.721986" calcext:value-type="float">
            <text:p>41.721986</text:p>
          </table:table-cell>
        </table:table-row>
        <table:table-row table:style-name="ro1">
          <table:table-cell office:value-type="string" calcext:value-type="string">
            <text:p>2022-03-20T15:30:44.226328-06:00</text:p>
          </table:table-cell>
          <table:table-cell office:value-type="float" office:value="220.34031" calcext:value-type="float">
            <text:p>220.34031</text:p>
          </table:table-cell>
          <table:table-cell office:value-type="float" office:value="41.59999" calcext:value-type="float">
            <text:p>41.59999</text:p>
          </table:table-cell>
        </table:table-row>
        <table:table-row table:style-name="ro1">
          <table:table-cell office:value-type="string" calcext:value-type="string">
            <text:p>2022-03-20T15:31:44.226328-06:00</text:p>
          </table:table-cell>
          <table:table-cell office:value-type="float" office:value="220.631368" calcext:value-type="float">
            <text:p>220.631368</text:p>
          </table:table-cell>
          <table:table-cell office:value-type="float" office:value="41.477259" calcext:value-type="float">
            <text:p>41.477259</text:p>
          </table:table-cell>
        </table:table-row>
        <table:table-row table:style-name="ro1">
          <table:table-cell office:value-type="string" calcext:value-type="string">
            <text:p>2022-03-20T15:32:44.226328-06:00</text:p>
          </table:table-cell>
          <table:table-cell office:value-type="float" office:value="220.921325" calcext:value-type="float">
            <text:p>220.921325</text:p>
          </table:table-cell>
          <table:table-cell office:value-type="float" office:value="41.353799" calcext:value-type="float">
            <text:p>41.353799</text:p>
          </table:table-cell>
        </table:table-row>
        <table:table-row table:style-name="ro1">
          <table:table-cell office:value-type="string" calcext:value-type="string">
            <text:p>2022-03-20T15:33:44.226328-06:00</text:p>
          </table:table-cell>
          <table:table-cell office:value-type="float" office:value="221.210181" calcext:value-type="float">
            <text:p>221.210181</text:p>
          </table:table-cell>
          <table:table-cell office:value-type="float" office:value="41.229616" calcext:value-type="float">
            <text:p>41.229616</text:p>
          </table:table-cell>
        </table:table-row>
        <table:table-row table:style-name="ro1">
          <table:table-cell office:value-type="string" calcext:value-type="string">
            <text:p>2022-03-20T15:34:44.226328-06:00</text:p>
          </table:table-cell>
          <table:table-cell office:value-type="float" office:value="221.497941" calcext:value-type="float">
            <text:p>221.497941</text:p>
          </table:table-cell>
          <table:table-cell office:value-type="float" office:value="41.104715" calcext:value-type="float">
            <text:p>41.104715</text:p>
          </table:table-cell>
        </table:table-row>
        <table:table-row table:style-name="ro1">
          <table:table-cell office:value-type="string" calcext:value-type="string">
            <text:p>2022-03-20T15:35:44.226328-06:00</text:p>
          </table:table-cell>
          <table:table-cell office:value-type="float" office:value="221.784606" calcext:value-type="float">
            <text:p>221.784606</text:p>
          </table:table-cell>
          <table:table-cell office:value-type="float" office:value="40.979103" calcext:value-type="float">
            <text:p>40.979103</text:p>
          </table:table-cell>
        </table:table-row>
        <table:table-row table:style-name="ro1">
          <table:table-cell office:value-type="string" calcext:value-type="string">
            <text:p>2022-03-20T15:36:44.226328-06:00</text:p>
          </table:table-cell>
          <table:table-cell office:value-type="float" office:value="222.070179" calcext:value-type="float">
            <text:p>222.070179</text:p>
          </table:table-cell>
          <table:table-cell office:value-type="float" office:value="40.852785" calcext:value-type="float">
            <text:p>40.852785</text:p>
          </table:table-cell>
        </table:table-row>
        <table:table-row table:style-name="ro1">
          <table:table-cell office:value-type="string" calcext:value-type="string">
            <text:p>2022-03-20T15:37:44.226328-06:00</text:p>
          </table:table-cell>
          <table:table-cell office:value-type="float" office:value="222.354664" calcext:value-type="float">
            <text:p>222.354664</text:p>
          </table:table-cell>
          <table:table-cell office:value-type="float" office:value="40.725767" calcext:value-type="float">
            <text:p>40.725767</text:p>
          </table:table-cell>
        </table:table-row>
        <table:table-row table:style-name="ro1">
          <table:table-cell office:value-type="string" calcext:value-type="string">
            <text:p>2022-03-20T15:38:44.226328-06:00</text:p>
          </table:table-cell>
          <table:table-cell office:value-type="float" office:value="222.638064" calcext:value-type="float">
            <text:p>222.638064</text:p>
          </table:table-cell>
          <table:table-cell office:value-type="float" office:value="40.598055" calcext:value-type="float">
            <text:p>40.598055</text:p>
          </table:table-cell>
        </table:table-row>
        <table:table-row table:style-name="ro1">
          <table:table-cell office:value-type="string" calcext:value-type="string">
            <text:p>2022-03-20T15:39:44.226328-06:00</text:p>
          </table:table-cell>
          <table:table-cell office:value-type="float" office:value="222.920381" calcext:value-type="float">
            <text:p>222.920381</text:p>
          </table:table-cell>
          <table:table-cell office:value-type="float" office:value="40.469654" calcext:value-type="float">
            <text:p>40.469654</text:p>
          </table:table-cell>
        </table:table-row>
        <table:table-row table:style-name="ro1">
          <table:table-cell office:value-type="string" calcext:value-type="string">
            <text:p>2022-03-20T15:40:44.226328-06:00</text:p>
          </table:table-cell>
          <table:table-cell office:value-type="float" office:value="223.201619" calcext:value-type="float">
            <text:p>223.201619</text:p>
          </table:table-cell>
          <table:table-cell office:value-type="float" office:value="40.340571" calcext:value-type="float">
            <text:p>40.340571</text:p>
          </table:table-cell>
        </table:table-row>
        <table:table-row table:style-name="ro1">
          <table:table-cell office:value-type="string" calcext:value-type="string">
            <text:p>2022-03-20T15:41:44.226328-06:00</text:p>
          </table:table-cell>
          <table:table-cell office:value-type="float" office:value="223.481782" calcext:value-type="float">
            <text:p>223.481782</text:p>
          </table:table-cell>
          <table:table-cell office:value-type="float" office:value="40.210811" calcext:value-type="float">
            <text:p>40.210811</text:p>
          </table:table-cell>
        </table:table-row>
        <table:table-row table:style-name="ro1">
          <table:table-cell office:value-type="string" calcext:value-type="string">
            <text:p>2022-03-20T15:42:44.226328-06:00</text:p>
          </table:table-cell>
          <table:table-cell office:value-type="float" office:value="223.760872" calcext:value-type="float">
            <text:p>223.760872</text:p>
          </table:table-cell>
          <table:table-cell office:value-type="float" office:value="40.080381" calcext:value-type="float">
            <text:p>40.080381</text:p>
          </table:table-cell>
        </table:table-row>
        <table:table-row table:style-name="ro1">
          <table:table-cell office:value-type="string" calcext:value-type="string">
            <text:p>2022-03-20T15:43:44.226328-06:00</text:p>
          </table:table-cell>
          <table:table-cell office:value-type="float" office:value="224.038894" calcext:value-type="float">
            <text:p>224.038894</text:p>
          </table:table-cell>
          <table:table-cell office:value-type="float" office:value="39.949284" calcext:value-type="float">
            <text:p>39.949284</text:p>
          </table:table-cell>
        </table:table-row>
        <table:table-row table:style-name="ro1">
          <table:table-cell office:value-type="string" calcext:value-type="string">
            <text:p>2022-03-20T15:44:44.226328-06:00</text:p>
          </table:table-cell>
          <table:table-cell office:value-type="float" office:value="224.315851" calcext:value-type="float">
            <text:p>224.315851</text:p>
          </table:table-cell>
          <table:table-cell office:value-type="float" office:value="39.817528" calcext:value-type="float">
            <text:p>39.817528</text:p>
          </table:table-cell>
        </table:table-row>
        <table:table-row table:style-name="ro1">
          <table:table-cell office:value-type="string" calcext:value-type="string">
            <text:p>2022-03-20T15:45:44.226328-06:00</text:p>
          </table:table-cell>
          <table:table-cell office:value-type="float" office:value="224.591746" calcext:value-type="float">
            <text:p>224.591746</text:p>
          </table:table-cell>
          <table:table-cell office:value-type="float" office:value="39.685117" calcext:value-type="float">
            <text:p>39.685117</text:p>
          </table:table-cell>
        </table:table-row>
        <table:table-row table:style-name="ro1">
          <table:table-cell office:value-type="string" calcext:value-type="string">
            <text:p>2022-03-20T15:46:44.226328-06:00</text:p>
          </table:table-cell>
          <table:table-cell office:value-type="float" office:value="224.866585" calcext:value-type="float">
            <text:p>224.866585</text:p>
          </table:table-cell>
          <table:table-cell office:value-type="float" office:value="39.552058" calcext:value-type="float">
            <text:p>39.552058</text:p>
          </table:table-cell>
        </table:table-row>
        <table:table-row table:style-name="ro1">
          <table:table-cell office:value-type="string" calcext:value-type="string">
            <text:p>2022-03-20T15:47:44.226328-06:00</text:p>
          </table:table-cell>
          <table:table-cell office:value-type="float" office:value="225.14037" calcext:value-type="float">
            <text:p>225.14037</text:p>
          </table:table-cell>
          <table:table-cell office:value-type="float" office:value="39.418356" calcext:value-type="float">
            <text:p>39.418356</text:p>
          </table:table-cell>
        </table:table-row>
        <table:table-row table:style-name="ro1">
          <table:table-cell office:value-type="string" calcext:value-type="string">
            <text:p>2022-03-20T15:48:44.226328-06:00</text:p>
          </table:table-cell>
          <table:table-cell office:value-type="float" office:value="225.413105" calcext:value-type="float">
            <text:p>225.413105</text:p>
          </table:table-cell>
          <table:table-cell office:value-type="float" office:value="39.284016" calcext:value-type="float">
            <text:p>39.284016</text:p>
          </table:table-cell>
        </table:table-row>
        <table:table-row table:style-name="ro1">
          <table:table-cell office:value-type="string" calcext:value-type="string">
            <text:p>2022-03-20T15:49:44.226328-06:00</text:p>
          </table:table-cell>
          <table:table-cell office:value-type="float" office:value="225.684796" calcext:value-type="float">
            <text:p>225.684796</text:p>
          </table:table-cell>
          <table:table-cell office:value-type="float" office:value="39.149044" calcext:value-type="float">
            <text:p>39.149044</text:p>
          </table:table-cell>
        </table:table-row>
        <table:table-row table:style-name="ro1">
          <table:table-cell office:value-type="string" calcext:value-type="string">
            <text:p>2022-03-20T15:50:44.226328-06:00</text:p>
          </table:table-cell>
          <table:table-cell office:value-type="float" office:value="225.955445" calcext:value-type="float">
            <text:p>225.955445</text:p>
          </table:table-cell>
          <table:table-cell office:value-type="float" office:value="39.013445" calcext:value-type="float">
            <text:p>39.013445</text:p>
          </table:table-cell>
        </table:table-row>
        <table:table-row table:style-name="ro1">
          <table:table-cell office:value-type="string" calcext:value-type="string">
            <text:p>2022-03-20T15:51:44.226328-06:00</text:p>
          </table:table-cell>
          <table:table-cell office:value-type="float" office:value="226.225057" calcext:value-type="float">
            <text:p>226.225057</text:p>
          </table:table-cell>
          <table:table-cell office:value-type="float" office:value="38.877225" calcext:value-type="float">
            <text:p>38.877225</text:p>
          </table:table-cell>
        </table:table-row>
        <table:table-row table:style-name="ro1">
          <table:table-cell office:value-type="string" calcext:value-type="string">
            <text:p>2022-03-20T15:52:44.226328-06:00</text:p>
          </table:table-cell>
          <table:table-cell office:value-type="float" office:value="226.493637" calcext:value-type="float">
            <text:p>226.493637</text:p>
          </table:table-cell>
          <table:table-cell office:value-type="float" office:value="38.74039" calcext:value-type="float">
            <text:p>38.74039</text:p>
          </table:table-cell>
        </table:table-row>
        <table:table-row table:style-name="ro1">
          <table:table-cell office:value-type="string" calcext:value-type="string">
            <text:p>2022-03-20T15:53:44.226328-06:00</text:p>
          </table:table-cell>
          <table:table-cell office:value-type="float" office:value="226.761189" calcext:value-type="float">
            <text:p>226.761189</text:p>
          </table:table-cell>
          <table:table-cell office:value-type="float" office:value="38.602943" calcext:value-type="float">
            <text:p>38.602943</text:p>
          </table:table-cell>
        </table:table-row>
        <table:table-row table:style-name="ro1">
          <table:table-cell office:value-type="string" calcext:value-type="string">
            <text:p>2022-03-20T15:54:44.226328-06:00</text:p>
          </table:table-cell>
          <table:table-cell office:value-type="float" office:value="227.027717" calcext:value-type="float">
            <text:p>227.027717</text:p>
          </table:table-cell>
          <table:table-cell office:value-type="float" office:value="38.464892" calcext:value-type="float">
            <text:p>38.464892</text:p>
          </table:table-cell>
        </table:table-row>
        <table:table-row table:style-name="ro1">
          <table:table-cell office:value-type="string" calcext:value-type="string">
            <text:p>2022-03-20T15:55:44.226328-06:00</text:p>
          </table:table-cell>
          <table:table-cell office:value-type="float" office:value="227.293226" calcext:value-type="float">
            <text:p>227.293226</text:p>
          </table:table-cell>
          <table:table-cell office:value-type="float" office:value="38.326241" calcext:value-type="float">
            <text:p>38.326241</text:p>
          </table:table-cell>
        </table:table-row>
        <table:table-row table:style-name="ro1">
          <table:table-cell office:value-type="string" calcext:value-type="string">
            <text:p>2022-03-20T15:56:44.226328-06:00</text:p>
          </table:table-cell>
          <table:table-cell office:value-type="float" office:value="227.55772" calcext:value-type="float">
            <text:p>227.55772</text:p>
          </table:table-cell>
          <table:table-cell office:value-type="float" office:value="38.186995" calcext:value-type="float">
            <text:p>38.186995</text:p>
          </table:table-cell>
        </table:table-row>
        <table:table-row table:style-name="ro1">
          <table:table-cell office:value-type="string" calcext:value-type="string">
            <text:p>2022-03-20T15:57:44.226328-06:00</text:p>
          </table:table-cell>
          <table:table-cell office:value-type="float" office:value="227.821204" calcext:value-type="float">
            <text:p>227.821204</text:p>
          </table:table-cell>
          <table:table-cell office:value-type="float" office:value="38.047159" calcext:value-type="float">
            <text:p>38.047159</text:p>
          </table:table-cell>
        </table:table-row>
        <table:table-row table:style-name="ro1">
          <table:table-cell office:value-type="string" calcext:value-type="string">
            <text:p>2022-03-20T15:58:44.226328-06:00</text:p>
          </table:table-cell>
          <table:table-cell office:value-type="float" office:value="228.083683" calcext:value-type="float">
            <text:p>228.083683</text:p>
          </table:table-cell>
          <table:table-cell office:value-type="float" office:value="37.90674" calcext:value-type="float">
            <text:p>37.90674</text:p>
          </table:table-cell>
        </table:table-row>
        <table:table-row table:style-name="ro1">
          <table:table-cell office:value-type="string" calcext:value-type="string">
            <text:p>2022-03-20T15:59:44.226328-06:00</text:p>
          </table:table-cell>
          <table:table-cell office:value-type="float" office:value="228.345162" calcext:value-type="float">
            <text:p>228.345162</text:p>
          </table:table-cell>
          <table:table-cell office:value-type="float" office:value="37.765742" calcext:value-type="float">
            <text:p>37.765742</text:p>
          </table:table-cell>
        </table:table-row>
        <table:table-row table:style-name="ro1">
          <table:table-cell office:value-type="string" calcext:value-type="string">
            <text:p>2022-03-20T16:00:44.226328-06:00</text:p>
          </table:table-cell>
          <table:table-cell office:value-type="float" office:value="228.605645" calcext:value-type="float">
            <text:p>228.605645</text:p>
          </table:table-cell>
          <table:table-cell office:value-type="float" office:value="37.62417" calcext:value-type="float">
            <text:p>37.62417</text:p>
          </table:table-cell>
        </table:table-row>
        <table:table-row table:style-name="ro1">
          <table:table-cell office:value-type="string" calcext:value-type="string">
            <text:p>2022-03-20T16:01:44.226328-06:00</text:p>
          </table:table-cell>
          <table:table-cell office:value-type="float" office:value="228.865137" calcext:value-type="float">
            <text:p>228.865137</text:p>
          </table:table-cell>
          <table:table-cell office:value-type="float" office:value="37.482029" calcext:value-type="float">
            <text:p>37.482029</text:p>
          </table:table-cell>
        </table:table-row>
        <table:table-row table:style-name="ro1">
          <table:table-cell office:value-type="string" calcext:value-type="string">
            <text:p>2022-03-20T16:02:44.226328-06:00</text:p>
          </table:table-cell>
          <table:table-cell office:value-type="float" office:value="229.123643" calcext:value-type="float">
            <text:p>229.123643</text:p>
          </table:table-cell>
          <table:table-cell office:value-type="float" office:value="37.339324" calcext:value-type="float">
            <text:p>37.339324</text:p>
          </table:table-cell>
        </table:table-row>
        <table:table-row table:style-name="ro1">
          <table:table-cell office:value-type="string" calcext:value-type="string">
            <text:p>2022-03-20T16:03:44.226328-06:00</text:p>
          </table:table-cell>
          <table:table-cell office:value-type="float" office:value="229.381168" calcext:value-type="float">
            <text:p>229.381168</text:p>
          </table:table-cell>
          <table:table-cell office:value-type="float" office:value="37.196061" calcext:value-type="float">
            <text:p>37.196061</text:p>
          </table:table-cell>
        </table:table-row>
        <table:table-row table:style-name="ro1">
          <table:table-cell office:value-type="string" calcext:value-type="string">
            <text:p>2022-03-20T16:04:44.226328-06:00</text:p>
          </table:table-cell>
          <table:table-cell office:value-type="float" office:value="229.637718" calcext:value-type="float">
            <text:p>229.637718</text:p>
          </table:table-cell>
          <table:table-cell office:value-type="float" office:value="37.052244" calcext:value-type="float">
            <text:p>37.052244</text:p>
          </table:table-cell>
        </table:table-row>
        <table:table-row table:style-name="ro1">
          <table:table-cell office:value-type="string" calcext:value-type="string">
            <text:p>2022-03-20T16:05:44.226328-06:00</text:p>
          </table:table-cell>
          <table:table-cell office:value-type="float" office:value="229.893296" calcext:value-type="float">
            <text:p>229.893296</text:p>
          </table:table-cell>
          <table:table-cell office:value-type="float" office:value="36.907879" calcext:value-type="float">
            <text:p>36.907879</text:p>
          </table:table-cell>
        </table:table-row>
        <table:table-row table:style-name="ro1">
          <table:table-cell office:value-type="string" calcext:value-type="string">
            <text:p>2022-03-20T16:06:44.226328-06:00</text:p>
          </table:table-cell>
          <table:table-cell office:value-type="float" office:value="230.147909" calcext:value-type="float">
            <text:p>230.147909</text:p>
          </table:table-cell>
          <table:table-cell office:value-type="float" office:value="36.76297" calcext:value-type="float">
            <text:p>36.76297</text:p>
          </table:table-cell>
        </table:table-row>
        <table:table-row table:style-name="ro1">
          <table:table-cell office:value-type="string" calcext:value-type="string">
            <text:p>2022-03-20T16:07:44.226328-06:00</text:p>
          </table:table-cell>
          <table:table-cell office:value-type="float" office:value="230.401561" calcext:value-type="float">
            <text:p>230.401561</text:p>
          </table:table-cell>
          <table:table-cell office:value-type="float" office:value="36.617522" calcext:value-type="float">
            <text:p>36.617522</text:p>
          </table:table-cell>
        </table:table-row>
        <table:table-row table:style-name="ro1">
          <table:table-cell office:value-type="string" calcext:value-type="string">
            <text:p>2022-03-20T16:08:44.226328-06:00</text:p>
          </table:table-cell>
          <table:table-cell office:value-type="float" office:value="230.654258" calcext:value-type="float">
            <text:p>230.654258</text:p>
          </table:table-cell>
          <table:table-cell office:value-type="float" office:value="36.471541" calcext:value-type="float">
            <text:p>36.471541</text:p>
          </table:table-cell>
        </table:table-row>
        <table:table-row table:style-name="ro1">
          <table:table-cell office:value-type="string" calcext:value-type="string">
            <text:p>2022-03-20T16:09:44.226328-06:00</text:p>
          </table:table-cell>
          <table:table-cell office:value-type="float" office:value="230.906004" calcext:value-type="float">
            <text:p>230.906004</text:p>
          </table:table-cell>
          <table:table-cell office:value-type="float" office:value="36.32503" calcext:value-type="float">
            <text:p>36.32503</text:p>
          </table:table-cell>
        </table:table-row>
        <table:table-row table:style-name="ro1">
          <table:table-cell office:value-type="string" calcext:value-type="string">
            <text:p>2022-03-20T16:10:44.226328-06:00</text:p>
          </table:table-cell>
          <table:table-cell office:value-type="float" office:value="231.156805" calcext:value-type="float">
            <text:p>231.156805</text:p>
          </table:table-cell>
          <table:table-cell office:value-type="float" office:value="36.177996" calcext:value-type="float">
            <text:p>36.177996</text:p>
          </table:table-cell>
        </table:table-row>
        <table:table-row table:style-name="ro1">
          <table:table-cell office:value-type="string" calcext:value-type="string">
            <text:p>2022-03-20T16:11:44.226328-06:00</text:p>
          </table:table-cell>
          <table:table-cell office:value-type="float" office:value="231.406667" calcext:value-type="float">
            <text:p>231.406667</text:p>
          </table:table-cell>
          <table:table-cell office:value-type="float" office:value="36.030441" calcext:value-type="float">
            <text:p>36.030441</text:p>
          </table:table-cell>
        </table:table-row>
        <table:table-row table:style-name="ro1">
          <table:table-cell office:value-type="string" calcext:value-type="string">
            <text:p>2022-03-20T16:12:44.226328-06:00</text:p>
          </table:table-cell>
          <table:table-cell office:value-type="float" office:value="231.655594" calcext:value-type="float">
            <text:p>231.655594</text:p>
          </table:table-cell>
          <table:table-cell office:value-type="float" office:value="35.882372" calcext:value-type="float">
            <text:p>35.882372</text:p>
          </table:table-cell>
        </table:table-row>
        <table:table-row table:style-name="ro1">
          <table:table-cell office:value-type="string" calcext:value-type="string">
            <text:p>2022-03-20T16:13:44.226328-06:00</text:p>
          </table:table-cell>
          <table:table-cell office:value-type="float" office:value="231.903593" calcext:value-type="float">
            <text:p>231.903593</text:p>
          </table:table-cell>
          <table:table-cell office:value-type="float" office:value="35.733794" calcext:value-type="float">
            <text:p>35.733794</text:p>
          </table:table-cell>
        </table:table-row>
        <table:table-row table:style-name="ro1">
          <table:table-cell office:value-type="string" calcext:value-type="string">
            <text:p>2022-03-20T16:14:44.226328-06:00</text:p>
          </table:table-cell>
          <table:table-cell office:value-type="float" office:value="232.150667" calcext:value-type="float">
            <text:p>232.150667</text:p>
          </table:table-cell>
          <table:table-cell office:value-type="float" office:value="35.584709" calcext:value-type="float">
            <text:p>35.584709</text:p>
          </table:table-cell>
        </table:table-row>
        <table:table-row table:style-name="ro1">
          <table:table-cell office:value-type="string" calcext:value-type="string">
            <text:p>2022-03-20T16:15:44.226328-06:00</text:p>
          </table:table-cell>
          <table:table-cell office:value-type="float" office:value="232.396824" calcext:value-type="float">
            <text:p>232.396824</text:p>
          </table:table-cell>
          <table:table-cell office:value-type="float" office:value="35.435125" calcext:value-type="float">
            <text:p>35.435125</text:p>
          </table:table-cell>
        </table:table-row>
        <table:table-row table:style-name="ro1">
          <table:table-cell office:value-type="string" calcext:value-type="string">
            <text:p>2022-03-20T16:16:44.226328-06:00</text:p>
          </table:table-cell>
          <table:table-cell office:value-type="float" office:value="232.642067" calcext:value-type="float">
            <text:p>232.642067</text:p>
          </table:table-cell>
          <table:table-cell office:value-type="float" office:value="35.285044" calcext:value-type="float">
            <text:p>35.285044</text:p>
          </table:table-cell>
        </table:table-row>
        <table:table-row table:style-name="ro1">
          <table:table-cell office:value-type="string" calcext:value-type="string">
            <text:p>2022-03-20T16:17:44.226328-06:00</text:p>
          </table:table-cell>
          <table:table-cell office:value-type="float" office:value="232.886403" calcext:value-type="float">
            <text:p>232.886403</text:p>
          </table:table-cell>
          <table:table-cell office:value-type="float" office:value="35.134472" calcext:value-type="float">
            <text:p>35.134472</text:p>
          </table:table-cell>
        </table:table-row>
        <table:table-row table:style-name="ro1">
          <table:table-cell office:value-type="string" calcext:value-type="string">
            <text:p>2022-03-20T16:18:44.226328-06:00</text:p>
          </table:table-cell>
          <table:table-cell office:value-type="float" office:value="233.129837" calcext:value-type="float">
            <text:p>233.129837</text:p>
          </table:table-cell>
          <table:table-cell office:value-type="float" office:value="34.983413" calcext:value-type="float">
            <text:p>34.983413</text:p>
          </table:table-cell>
        </table:table-row>
        <table:table-row table:style-name="ro1">
          <table:table-cell office:value-type="string" calcext:value-type="string">
            <text:p>2022-03-20T16:19:44.226328-06:00</text:p>
          </table:table-cell>
          <table:table-cell office:value-type="float" office:value="233.372375" calcext:value-type="float">
            <text:p>233.372375</text:p>
          </table:table-cell>
          <table:table-cell office:value-type="float" office:value="34.831871" calcext:value-type="float">
            <text:p>34.831871</text:p>
          </table:table-cell>
        </table:table-row>
        <table:table-row table:style-name="ro1">
          <table:table-cell office:value-type="string" calcext:value-type="string">
            <text:p>2022-03-20T16:20:44.226328-06:00</text:p>
          </table:table-cell>
          <table:table-cell office:value-type="float" office:value="233.614022" calcext:value-type="float">
            <text:p>233.614022</text:p>
          </table:table-cell>
          <table:table-cell office:value-type="float" office:value="34.679852" calcext:value-type="float">
            <text:p>34.679852</text:p>
          </table:table-cell>
        </table:table-row>
        <table:table-row table:style-name="ro1">
          <table:table-cell office:value-type="string" calcext:value-type="string">
            <text:p>2022-03-20T16:21:44.226328-06:00</text:p>
          </table:table-cell>
          <table:table-cell office:value-type="float" office:value="233.854783" calcext:value-type="float">
            <text:p>233.854783</text:p>
          </table:table-cell>
          <table:table-cell office:value-type="float" office:value="34.52736" calcext:value-type="float">
            <text:p>34.52736</text:p>
          </table:table-cell>
        </table:table-row>
        <table:table-row table:style-name="ro1">
          <table:table-cell office:value-type="string" calcext:value-type="string">
            <text:p>2022-03-20T16:22:44.226328-06:00</text:p>
          </table:table-cell>
          <table:table-cell office:value-type="float" office:value="234.094665" calcext:value-type="float">
            <text:p>234.094665</text:p>
          </table:table-cell>
          <table:table-cell office:value-type="float" office:value="34.374398" calcext:value-type="float">
            <text:p>34.374398</text:p>
          </table:table-cell>
        </table:table-row>
        <table:table-row table:style-name="ro1">
          <table:table-cell office:value-type="string" calcext:value-type="string">
            <text:p>2022-03-20T16:23:44.226328-06:00</text:p>
          </table:table-cell>
          <table:table-cell office:value-type="float" office:value="234.333672" calcext:value-type="float">
            <text:p>234.333672</text:p>
          </table:table-cell>
          <table:table-cell office:value-type="float" office:value="34.220972" calcext:value-type="float">
            <text:p>34.220972</text:p>
          </table:table-cell>
        </table:table-row>
        <table:table-row table:style-name="ro1">
          <table:table-cell office:value-type="string" calcext:value-type="string">
            <text:p>2022-03-20T16:24:44.226328-06:00</text:p>
          </table:table-cell>
          <table:table-cell office:value-type="float" office:value="234.571811" calcext:value-type="float">
            <text:p>234.571811</text:p>
          </table:table-cell>
          <table:table-cell office:value-type="float" office:value="34.067085" calcext:value-type="float">
            <text:p>34.067085</text:p>
          </table:table-cell>
        </table:table-row>
        <table:table-row table:style-name="ro1">
          <table:table-cell office:value-type="string" calcext:value-type="string">
            <text:p>2022-03-20T16:25:44.226328-06:00</text:p>
          </table:table-cell>
          <table:table-cell office:value-type="float" office:value="234.809087" calcext:value-type="float">
            <text:p>234.809087</text:p>
          </table:table-cell>
          <table:table-cell office:value-type="float" office:value="33.912743" calcext:value-type="float">
            <text:p>33.912743</text:p>
          </table:table-cell>
        </table:table-row>
        <table:table-row table:style-name="ro1">
          <table:table-cell office:value-type="string" calcext:value-type="string">
            <text:p>2022-03-20T16:26:44.226328-06:00</text:p>
          </table:table-cell>
          <table:table-cell office:value-type="float" office:value="235.045505" calcext:value-type="float">
            <text:p>235.045505</text:p>
          </table:table-cell>
          <table:table-cell office:value-type="float" office:value="33.757949" calcext:value-type="float">
            <text:p>33.757949</text:p>
          </table:table-cell>
        </table:table-row>
        <table:table-row table:style-name="ro1">
          <table:table-cell office:value-type="string" calcext:value-type="string">
            <text:p>2022-03-20T16:27:44.226328-06:00</text:p>
          </table:table-cell>
          <table:table-cell office:value-type="float" office:value="235.281071" calcext:value-type="float">
            <text:p>235.281071</text:p>
          </table:table-cell>
          <table:table-cell office:value-type="float" office:value="33.602708" calcext:value-type="float">
            <text:p>33.602708</text:p>
          </table:table-cell>
        </table:table-row>
        <table:table-row table:style-name="ro1">
          <table:table-cell office:value-type="string" calcext:value-type="string">
            <text:p>2022-03-20T16:28:44.226328-06:00</text:p>
          </table:table-cell>
          <table:table-cell office:value-type="float" office:value="235.515791" calcext:value-type="float">
            <text:p>235.515791</text:p>
          </table:table-cell>
          <table:table-cell office:value-type="float" office:value="33.447024" calcext:value-type="float">
            <text:p>33.447024</text:p>
          </table:table-cell>
        </table:table-row>
        <table:table-row table:style-name="ro1">
          <table:table-cell office:value-type="string" calcext:value-type="string">
            <text:p>2022-03-20T16:29:44.226328-06:00</text:p>
          </table:table-cell>
          <table:table-cell office:value-type="float" office:value="235.74967" calcext:value-type="float">
            <text:p>235.74967</text:p>
          </table:table-cell>
          <table:table-cell office:value-type="float" office:value="33.2909" calcext:value-type="float">
            <text:p>33.2909</text:p>
          </table:table-cell>
        </table:table-row>
        <table:table-row table:style-name="ro1">
          <table:table-cell office:value-type="string" calcext:value-type="string">
            <text:p>2022-03-20T16:30:44.226328-06:00</text:p>
          </table:table-cell>
          <table:table-cell office:value-type="float" office:value="235.982715" calcext:value-type="float">
            <text:p>235.982715</text:p>
          </table:table-cell>
          <table:table-cell office:value-type="float" office:value="33.134342" calcext:value-type="float">
            <text:p>33.134342</text:p>
          </table:table-cell>
        </table:table-row>
        <table:table-row table:style-name="ro1">
          <table:table-cell office:value-type="string" calcext:value-type="string">
            <text:p>2022-03-20T16:31:44.226328-06:00</text:p>
          </table:table-cell>
          <table:table-cell office:value-type="float" office:value="236.21493" calcext:value-type="float">
            <text:p>236.21493</text:p>
          </table:table-cell>
          <table:table-cell office:value-type="float" office:value="32.977354" calcext:value-type="float">
            <text:p>32.977354</text:p>
          </table:table-cell>
        </table:table-row>
        <table:table-row table:style-name="ro1">
          <table:table-cell office:value-type="string" calcext:value-type="string">
            <text:p>2022-03-20T16:32:44.226328-06:00</text:p>
          </table:table-cell>
          <table:table-cell office:value-type="float" office:value="236.446321" calcext:value-type="float">
            <text:p>236.446321</text:p>
          </table:table-cell>
          <table:table-cell office:value-type="float" office:value="32.819939" calcext:value-type="float">
            <text:p>32.819939</text:p>
          </table:table-cell>
        </table:table-row>
        <table:table-row table:style-name="ro1">
          <table:table-cell office:value-type="string" calcext:value-type="string">
            <text:p>2022-03-20T16:33:44.226328-06:00</text:p>
          </table:table-cell>
          <table:table-cell office:value-type="float" office:value="236.676895" calcext:value-type="float">
            <text:p>236.676895</text:p>
          </table:table-cell>
          <table:table-cell office:value-type="float" office:value="32.662101" calcext:value-type="float">
            <text:p>32.662101</text:p>
          </table:table-cell>
        </table:table-row>
        <table:table-row table:style-name="ro1">
          <table:table-cell office:value-type="string" calcext:value-type="string">
            <text:p>2022-03-20T16:34:44.226328-06:00</text:p>
          </table:table-cell>
          <table:table-cell office:value-type="float" office:value="236.906656" calcext:value-type="float">
            <text:p>236.906656</text:p>
          </table:table-cell>
          <table:table-cell office:value-type="float" office:value="32.503846" calcext:value-type="float">
            <text:p>32.503846</text:p>
          </table:table-cell>
        </table:table-row>
        <table:table-row table:style-name="ro1">
          <table:table-cell office:value-type="string" calcext:value-type="string">
            <text:p>2022-03-20T16:35:44.226328-06:00</text:p>
          </table:table-cell>
          <table:table-cell office:value-type="float" office:value="237.13561" calcext:value-type="float">
            <text:p>237.13561</text:p>
          </table:table-cell>
          <table:table-cell office:value-type="float" office:value="32.345176" calcext:value-type="float">
            <text:p>32.345176</text:p>
          </table:table-cell>
        </table:table-row>
        <table:table-row table:style-name="ro1">
          <table:table-cell office:value-type="string" calcext:value-type="string">
            <text:p>2022-03-20T16:36:44.226328-06:00</text:p>
          </table:table-cell>
          <table:table-cell office:value-type="float" office:value="237.363764" calcext:value-type="float">
            <text:p>237.363764</text:p>
          </table:table-cell>
          <table:table-cell office:value-type="float" office:value="32.186095" calcext:value-type="float">
            <text:p>32.186095</text:p>
          </table:table-cell>
        </table:table-row>
        <table:table-row table:style-name="ro1">
          <table:table-cell office:value-type="string" calcext:value-type="string">
            <text:p>2022-03-20T16:37:44.226328-06:00</text:p>
          </table:table-cell>
          <table:table-cell office:value-type="float" office:value="237.591122" calcext:value-type="float">
            <text:p>237.591122</text:p>
          </table:table-cell>
          <table:table-cell office:value-type="float" office:value="32.026608" calcext:value-type="float">
            <text:p>32.026608</text:p>
          </table:table-cell>
        </table:table-row>
        <table:table-row table:style-name="ro1">
          <table:table-cell office:value-type="string" calcext:value-type="string">
            <text:p>2022-03-20T16:38:44.226328-06:00</text:p>
          </table:table-cell>
          <table:table-cell office:value-type="float" office:value="237.81769" calcext:value-type="float">
            <text:p>237.81769</text:p>
          </table:table-cell>
          <table:table-cell office:value-type="float" office:value="31.866719" calcext:value-type="float">
            <text:p>31.866719</text:p>
          </table:table-cell>
        </table:table-row>
        <table:table-row table:style-name="ro1">
          <table:table-cell office:value-type="string" calcext:value-type="string">
            <text:p>2022-03-20T16:39:44.226328-06:00</text:p>
          </table:table-cell>
          <table:table-cell office:value-type="float" office:value="238.043475" calcext:value-type="float">
            <text:p>238.043475</text:p>
          </table:table-cell>
          <table:table-cell office:value-type="float" office:value="31.706431" calcext:value-type="float">
            <text:p>31.706431</text:p>
          </table:table-cell>
        </table:table-row>
        <table:table-row table:style-name="ro1">
          <table:table-cell office:value-type="string" calcext:value-type="string">
            <text:p>2022-03-20T16:40:44.226328-06:00</text:p>
          </table:table-cell>
          <table:table-cell office:value-type="float" office:value="238.268481" calcext:value-type="float">
            <text:p>238.268481</text:p>
          </table:table-cell>
          <table:table-cell office:value-type="float" office:value="31.545748" calcext:value-type="float">
            <text:p>31.545748</text:p>
          </table:table-cell>
        </table:table-row>
        <table:table-row table:style-name="ro1">
          <table:table-cell office:value-type="string" calcext:value-type="string">
            <text:p>2022-03-20T16:41:44.226328-06:00</text:p>
          </table:table-cell>
          <table:table-cell office:value-type="float" office:value="238.492715" calcext:value-type="float">
            <text:p>238.492715</text:p>
          </table:table-cell>
          <table:table-cell office:value-type="float" office:value="31.384675" calcext:value-type="float">
            <text:p>31.384675</text:p>
          </table:table-cell>
        </table:table-row>
        <table:table-row table:style-name="ro1">
          <table:table-cell office:value-type="string" calcext:value-type="string">
            <text:p>2022-03-20T16:42:44.226328-06:00</text:p>
          </table:table-cell>
          <table:table-cell office:value-type="float" office:value="238.716181" calcext:value-type="float">
            <text:p>238.716181</text:p>
          </table:table-cell>
          <table:table-cell office:value-type="float" office:value="31.223214" calcext:value-type="float">
            <text:p>31.223214</text:p>
          </table:table-cell>
        </table:table-row>
        <table:table-row table:style-name="ro1">
          <table:table-cell office:value-type="string" calcext:value-type="string">
            <text:p>2022-03-20T16:43:44.226328-06:00</text:p>
          </table:table-cell>
          <table:table-cell office:value-type="float" office:value="238.938886" calcext:value-type="float">
            <text:p>238.938886</text:p>
          </table:table-cell>
          <table:table-cell office:value-type="float" office:value="31.06137" calcext:value-type="float">
            <text:p>31.06137</text:p>
          </table:table-cell>
        </table:table-row>
        <table:table-row table:style-name="ro1">
          <table:table-cell office:value-type="string" calcext:value-type="string">
            <text:p>2022-03-20T16:44:44.226328-06:00</text:p>
          </table:table-cell>
          <table:table-cell office:value-type="float" office:value="239.160836" calcext:value-type="float">
            <text:p>239.160836</text:p>
          </table:table-cell>
          <table:table-cell office:value-type="float" office:value="30.899147" calcext:value-type="float">
            <text:p>30.899147</text:p>
          </table:table-cell>
        </table:table-row>
        <table:table-row table:style-name="ro1">
          <table:table-cell office:value-type="string" calcext:value-type="string">
            <text:p>2022-03-20T16:45:44.226328-06:00</text:p>
          </table:table-cell>
          <table:table-cell office:value-type="float" office:value="239.382035" calcext:value-type="float">
            <text:p>239.382035</text:p>
          </table:table-cell>
          <table:table-cell office:value-type="float" office:value="30.736548" calcext:value-type="float">
            <text:p>30.736548</text:p>
          </table:table-cell>
        </table:table-row>
        <table:table-row table:style-name="ro1">
          <table:table-cell office:value-type="string" calcext:value-type="string">
            <text:p>2022-03-20T16:46:44.226328-06:00</text:p>
          </table:table-cell>
          <table:table-cell office:value-type="float" office:value="239.60249" calcext:value-type="float">
            <text:p>239.60249</text:p>
          </table:table-cell>
          <table:table-cell office:value-type="float" office:value="30.573576" calcext:value-type="float">
            <text:p>30.573576</text:p>
          </table:table-cell>
        </table:table-row>
        <table:table-row table:style-name="ro1">
          <table:table-cell office:value-type="string" calcext:value-type="string">
            <text:p>2022-03-20T16:47:44.226328-06:00</text:p>
          </table:table-cell>
          <table:table-cell office:value-type="float" office:value="239.822207" calcext:value-type="float">
            <text:p>239.822207</text:p>
          </table:table-cell>
          <table:table-cell office:value-type="float" office:value="30.410236" calcext:value-type="float">
            <text:p>30.410236</text:p>
          </table:table-cell>
        </table:table-row>
        <table:table-row table:style-name="ro1">
          <table:table-cell office:value-type="string" calcext:value-type="string">
            <text:p>2022-03-20T16:48:44.226328-06:00</text:p>
          </table:table-cell>
          <table:table-cell office:value-type="float" office:value="240.04119" calcext:value-type="float">
            <text:p>240.04119</text:p>
          </table:table-cell>
          <table:table-cell office:value-type="float" office:value="30.246532" calcext:value-type="float">
            <text:p>30.246532</text:p>
          </table:table-cell>
        </table:table-row>
        <table:table-row table:style-name="ro1">
          <table:table-cell office:value-type="string" calcext:value-type="string">
            <text:p>2022-03-20T16:49:44.226328-06:00</text:p>
          </table:table-cell>
          <table:table-cell office:value-type="float" office:value="240.259445" calcext:value-type="float">
            <text:p>240.259445</text:p>
          </table:table-cell>
          <table:table-cell office:value-type="float" office:value="30.082466" calcext:value-type="float">
            <text:p>30.082466</text:p>
          </table:table-cell>
        </table:table-row>
        <table:table-row table:style-name="ro1">
          <table:table-cell office:value-type="string" calcext:value-type="string">
            <text:p>2022-03-20T16:50:44.226328-06:00</text:p>
          </table:table-cell>
          <table:table-cell office:value-type="float" office:value="240.476979" calcext:value-type="float">
            <text:p>240.476979</text:p>
          </table:table-cell>
          <table:table-cell office:value-type="float" office:value="29.918042" calcext:value-type="float">
            <text:p>29.918042</text:p>
          </table:table-cell>
        </table:table-row>
        <table:table-row table:style-name="ro1">
          <table:table-cell office:value-type="string" calcext:value-type="string">
            <text:p>2022-03-20T16:51:44.226328-06:00</text:p>
          </table:table-cell>
          <table:table-cell office:value-type="float" office:value="240.693797" calcext:value-type="float">
            <text:p>240.693797</text:p>
          </table:table-cell>
          <table:table-cell office:value-type="float" office:value="29.753264" calcext:value-type="float">
            <text:p>29.753264</text:p>
          </table:table-cell>
        </table:table-row>
        <table:table-row table:style-name="ro1">
          <table:table-cell office:value-type="string" calcext:value-type="string">
            <text:p>2022-03-20T16:52:44.226328-06:00</text:p>
          </table:table-cell>
          <table:table-cell office:value-type="float" office:value="240.909904" calcext:value-type="float">
            <text:p>240.909904</text:p>
          </table:table-cell>
          <table:table-cell office:value-type="float" office:value="29.588136" calcext:value-type="float">
            <text:p>29.588136</text:p>
          </table:table-cell>
        </table:table-row>
        <table:table-row table:style-name="ro1">
          <table:table-cell office:value-type="string" calcext:value-type="string">
            <text:p>2022-03-20T16:53:44.226328-06:00</text:p>
          </table:table-cell>
          <table:table-cell office:value-type="float" office:value="241.125305" calcext:value-type="float">
            <text:p>241.125305</text:p>
          </table:table-cell>
          <table:table-cell office:value-type="float" office:value="29.422661" calcext:value-type="float">
            <text:p>29.422661</text:p>
          </table:table-cell>
        </table:table-row>
        <table:table-row table:style-name="ro1">
          <table:table-cell office:value-type="string" calcext:value-type="string">
            <text:p>2022-03-20T16:54:44.226328-06:00</text:p>
          </table:table-cell>
          <table:table-cell office:value-type="float" office:value="241.340007" calcext:value-type="float">
            <text:p>241.340007</text:p>
          </table:table-cell>
          <table:table-cell office:value-type="float" office:value="29.256842" calcext:value-type="float">
            <text:p>29.256842</text:p>
          </table:table-cell>
        </table:table-row>
        <table:table-row table:style-name="ro1">
          <table:table-cell office:value-type="string" calcext:value-type="string">
            <text:p>2022-03-20T16:55:44.226328-06:00</text:p>
          </table:table-cell>
          <table:table-cell office:value-type="float" office:value="241.554016" calcext:value-type="float">
            <text:p>241.554016</text:p>
          </table:table-cell>
          <table:table-cell office:value-type="float" office:value="29.090682" calcext:value-type="float">
            <text:p>29.090682</text:p>
          </table:table-cell>
        </table:table-row>
        <table:table-row table:style-name="ro1">
          <table:table-cell office:value-type="string" calcext:value-type="string">
            <text:p>2022-03-20T16:56:44.226328-06:00</text:p>
          </table:table-cell>
          <table:table-cell office:value-type="float" office:value="241.767336" calcext:value-type="float">
            <text:p>241.767336</text:p>
          </table:table-cell>
          <table:table-cell office:value-type="float" office:value="28.924186" calcext:value-type="float">
            <text:p>28.924186</text:p>
          </table:table-cell>
        </table:table-row>
        <table:table-row table:style-name="ro1">
          <table:table-cell office:value-type="string" calcext:value-type="string">
            <text:p>2022-03-20T16:57:44.226328-06:00</text:p>
          </table:table-cell>
          <table:table-cell office:value-type="float" office:value="241.979973" calcext:value-type="float">
            <text:p>241.979973</text:p>
          </table:table-cell>
          <table:table-cell office:value-type="float" office:value="28.757357" calcext:value-type="float">
            <text:p>28.757357</text:p>
          </table:table-cell>
        </table:table-row>
        <table:table-row table:style-name="ro1">
          <table:table-cell office:value-type="string" calcext:value-type="string">
            <text:p>2022-03-20T16:58:44.226328-06:00</text:p>
          </table:table-cell>
          <table:table-cell office:value-type="float" office:value="242.191932" calcext:value-type="float">
            <text:p>242.191932</text:p>
          </table:table-cell>
          <table:table-cell office:value-type="float" office:value="28.590198" calcext:value-type="float">
            <text:p>28.590198</text:p>
          </table:table-cell>
        </table:table-row>
        <table:table-row table:style-name="ro1">
          <table:table-cell office:value-type="string" calcext:value-type="string">
            <text:p>2022-03-20T16:59:44.226328-06:00</text:p>
          </table:table-cell>
          <table:table-cell office:value-type="float" office:value="242.40322" calcext:value-type="float">
            <text:p>242.40322</text:p>
          </table:table-cell>
          <table:table-cell office:value-type="float" office:value="28.422712" calcext:value-type="float">
            <text:p>28.422712</text:p>
          </table:table-cell>
        </table:table-row>
        <table:table-row table:style-name="ro1">
          <table:table-cell office:value-type="string" calcext:value-type="string">
            <text:p>2022-03-20T17:00:44.226328-06:00</text:p>
          </table:table-cell>
          <table:table-cell office:value-type="float" office:value="242.613841" calcext:value-type="float">
            <text:p>242.613841</text:p>
          </table:table-cell>
          <table:table-cell office:value-type="float" office:value="28.254902" calcext:value-type="float">
            <text:p>28.254902</text:p>
          </table:table-cell>
        </table:table-row>
        <table:table-row table:style-name="ro1">
          <table:table-cell office:value-type="string" calcext:value-type="string">
            <text:p>2022-03-20T17:01:44.226328-06:00</text:p>
          </table:table-cell>
          <table:table-cell office:value-type="float" office:value="242.823802" calcext:value-type="float">
            <text:p>242.823802</text:p>
          </table:table-cell>
          <table:table-cell office:value-type="float" office:value="28.086773" calcext:value-type="float">
            <text:p>28.086773</text:p>
          </table:table-cell>
        </table:table-row>
        <table:table-row table:style-name="ro1">
          <table:table-cell office:value-type="string" calcext:value-type="string">
            <text:p>2022-03-20T17:02:44.226328-06:00</text:p>
          </table:table-cell>
          <table:table-cell office:value-type="float" office:value="243.033107" calcext:value-type="float">
            <text:p>243.033107</text:p>
          </table:table-cell>
          <table:table-cell office:value-type="float" office:value="27.918327" calcext:value-type="float">
            <text:p>27.918327</text:p>
          </table:table-cell>
        </table:table-row>
        <table:table-row table:style-name="ro1">
          <table:table-cell office:value-type="string" calcext:value-type="string">
            <text:p>2022-03-20T17:03:44.226328-06:00</text:p>
          </table:table-cell>
          <table:table-cell office:value-type="float" office:value="243.241763" calcext:value-type="float">
            <text:p>243.241763</text:p>
          </table:table-cell>
          <table:table-cell office:value-type="float" office:value="27.749567" calcext:value-type="float">
            <text:p>27.749567</text:p>
          </table:table-cell>
        </table:table-row>
        <table:table-row table:style-name="ro1">
          <table:table-cell office:value-type="string" calcext:value-type="string">
            <text:p>2022-03-20T17:04:44.226328-06:00</text:p>
          </table:table-cell>
          <table:table-cell office:value-type="float" office:value="243.449774" calcext:value-type="float">
            <text:p>243.449774</text:p>
          </table:table-cell>
          <table:table-cell office:value-type="float" office:value="27.580497" calcext:value-type="float">
            <text:p>27.580497</text:p>
          </table:table-cell>
        </table:table-row>
        <table:table-row table:style-name="ro1">
          <table:table-cell office:value-type="string" calcext:value-type="string">
            <text:p>2022-03-20T17:05:44.226328-06:00</text:p>
          </table:table-cell>
          <table:table-cell office:value-type="float" office:value="243.657146" calcext:value-type="float">
            <text:p>243.657146</text:p>
          </table:table-cell>
          <table:table-cell office:value-type="float" office:value="27.411119" calcext:value-type="float">
            <text:p>27.411119</text:p>
          </table:table-cell>
        </table:table-row>
        <table:table-row table:style-name="ro1">
          <table:table-cell office:value-type="string" calcext:value-type="string">
            <text:p>2022-03-20T17:06:44.226328-06:00</text:p>
          </table:table-cell>
          <table:table-cell office:value-type="float" office:value="243.863884" calcext:value-type="float">
            <text:p>243.863884</text:p>
          </table:table-cell>
          <table:table-cell office:value-type="float" office:value="27.241438" calcext:value-type="float">
            <text:p>27.241438</text:p>
          </table:table-cell>
        </table:table-row>
        <table:table-row table:style-name="ro1">
          <table:table-cell office:value-type="string" calcext:value-type="string">
            <text:p>2022-03-20T17:07:44.226328-06:00</text:p>
          </table:table-cell>
          <table:table-cell office:value-type="float" office:value="244.069994" calcext:value-type="float">
            <text:p>244.069994</text:p>
          </table:table-cell>
          <table:table-cell office:value-type="float" office:value="27.071455" calcext:value-type="float">
            <text:p>27.071455</text:p>
          </table:table-cell>
        </table:table-row>
        <table:table-row table:style-name="ro1">
          <table:table-cell office:value-type="string" calcext:value-type="string">
            <text:p>2022-03-20T17:08:44.226328-06:00</text:p>
          </table:table-cell>
          <table:table-cell office:value-type="float" office:value="244.275482" calcext:value-type="float">
            <text:p>244.275482</text:p>
          </table:table-cell>
          <table:table-cell office:value-type="float" office:value="26.901175" calcext:value-type="float">
            <text:p>26.901175</text:p>
          </table:table-cell>
        </table:table-row>
        <table:table-row table:style-name="ro1">
          <table:table-cell office:value-type="string" calcext:value-type="string">
            <text:p>2022-03-20T17:09:44.226328-06:00</text:p>
          </table:table-cell>
          <table:table-cell office:value-type="float" office:value="244.480352" calcext:value-type="float">
            <text:p>244.480352</text:p>
          </table:table-cell>
          <table:table-cell office:value-type="float" office:value="26.730601" calcext:value-type="float">
            <text:p>26.730601</text:p>
          </table:table-cell>
        </table:table-row>
        <table:table-row table:style-name="ro1">
          <table:table-cell office:value-type="string" calcext:value-type="string">
            <text:p>2022-03-20T17:10:44.226328-06:00</text:p>
          </table:table-cell>
          <table:table-cell office:value-type="float" office:value="244.684609" calcext:value-type="float">
            <text:p>244.684609</text:p>
          </table:table-cell>
          <table:table-cell office:value-type="float" office:value="26.559734" calcext:value-type="float">
            <text:p>26.559734</text:p>
          </table:table-cell>
        </table:table-row>
        <table:table-row table:style-name="ro1">
          <table:table-cell office:value-type="string" calcext:value-type="string">
            <text:p>2022-03-20T17:11:44.226328-06:00</text:p>
          </table:table-cell>
          <table:table-cell office:value-type="float" office:value="244.88826" calcext:value-type="float">
            <text:p>244.88826</text:p>
          </table:table-cell>
          <table:table-cell office:value-type="float" office:value="26.388579" calcext:value-type="float">
            <text:p>26.388579</text:p>
          </table:table-cell>
        </table:table-row>
        <table:table-row table:style-name="ro1">
          <table:table-cell office:value-type="string" calcext:value-type="string">
            <text:p>2022-03-20T17:12:44.226328-06:00</text:p>
          </table:table-cell>
          <table:table-cell office:value-type="float" office:value="245.09131" calcext:value-type="float">
            <text:p>245.09131</text:p>
          </table:table-cell>
          <table:table-cell office:value-type="float" office:value="26.217139" calcext:value-type="float">
            <text:p>26.217139</text:p>
          </table:table-cell>
        </table:table-row>
        <table:table-row table:style-name="ro1">
          <table:table-cell office:value-type="string" calcext:value-type="string">
            <text:p>2022-03-20T17:13:44.226328-06:00</text:p>
          </table:table-cell>
          <table:table-cell office:value-type="float" office:value="245.293764" calcext:value-type="float">
            <text:p>245.293764</text:p>
          </table:table-cell>
          <table:table-cell office:value-type="float" office:value="26.045415" calcext:value-type="float">
            <text:p>26.045415</text:p>
          </table:table-cell>
        </table:table-row>
        <table:table-row table:style-name="ro1">
          <table:table-cell office:value-type="string" calcext:value-type="string">
            <text:p>2022-03-20T17:14:44.226328-06:00</text:p>
          </table:table-cell>
          <table:table-cell office:value-type="float" office:value="245.495626" calcext:value-type="float">
            <text:p>245.495626</text:p>
          </table:table-cell>
          <table:table-cell office:value-type="float" office:value="25.873413" calcext:value-type="float">
            <text:p>25.873413</text:p>
          </table:table-cell>
        </table:table-row>
        <table:table-row table:style-name="ro1">
          <table:table-cell office:value-type="string" calcext:value-type="string">
            <text:p>2022-03-20T17:15:44.226328-06:00</text:p>
          </table:table-cell>
          <table:table-cell office:value-type="float" office:value="245.696904" calcext:value-type="float">
            <text:p>245.696904</text:p>
          </table:table-cell>
          <table:table-cell office:value-type="float" office:value="25.701133" calcext:value-type="float">
            <text:p>25.701133</text:p>
          </table:table-cell>
        </table:table-row>
        <table:table-row table:style-name="ro1">
          <table:table-cell office:value-type="string" calcext:value-type="string">
            <text:p>2022-03-20T17:16:44.226328-06:00</text:p>
          </table:table-cell>
          <table:table-cell office:value-type="float" office:value="245.8976" calcext:value-type="float">
            <text:p>245.8976</text:p>
          </table:table-cell>
          <table:table-cell office:value-type="float" office:value="25.52858" calcext:value-type="float">
            <text:p>25.52858</text:p>
          </table:table-cell>
        </table:table-row>
        <table:table-row table:style-name="ro1">
          <table:table-cell office:value-type="string" calcext:value-type="string">
            <text:p>2022-03-20T17:17:44.226328-06:00</text:p>
          </table:table-cell>
          <table:table-cell office:value-type="float" office:value="246.097722" calcext:value-type="float">
            <text:p>246.097722</text:p>
          </table:table-cell>
          <table:table-cell office:value-type="float" office:value="25.355756" calcext:value-type="float">
            <text:p>25.355756</text:p>
          </table:table-cell>
        </table:table-row>
        <table:table-row table:style-name="ro1">
          <table:table-cell office:value-type="string" calcext:value-type="string">
            <text:p>2022-03-20T17:18:44.226328-06:00</text:p>
          </table:table-cell>
          <table:table-cell office:value-type="float" office:value="246.297274" calcext:value-type="float">
            <text:p>246.297274</text:p>
          </table:table-cell>
          <table:table-cell office:value-type="float" office:value="25.182664" calcext:value-type="float">
            <text:p>25.182664</text:p>
          </table:table-cell>
        </table:table-row>
        <table:table-row table:style-name="ro1">
          <table:table-cell office:value-type="string" calcext:value-type="string">
            <text:p>2022-03-20T17:19:44.226328-06:00</text:p>
          </table:table-cell>
          <table:table-cell office:value-type="float" office:value="246.496261" calcext:value-type="float">
            <text:p>246.496261</text:p>
          </table:table-cell>
          <table:table-cell office:value-type="float" office:value="25.009307" calcext:value-type="float">
            <text:p>25.009307</text:p>
          </table:table-cell>
        </table:table-row>
        <table:table-row table:style-name="ro1">
          <table:table-cell office:value-type="string" calcext:value-type="string">
            <text:p>2022-03-20T17:20:44.226328-06:00</text:p>
          </table:table-cell>
          <table:table-cell office:value-type="float" office:value="246.694689" calcext:value-type="float">
            <text:p>246.694689</text:p>
          </table:table-cell>
          <table:table-cell office:value-type="float" office:value="24.835688" calcext:value-type="float">
            <text:p>24.835688</text:p>
          </table:table-cell>
        </table:table-row>
        <table:table-row table:style-name="ro1">
          <table:table-cell office:value-type="string" calcext:value-type="string">
            <text:p>2022-03-20T17:21:44.226328-06:00</text:p>
          </table:table-cell>
          <table:table-cell office:value-type="float" office:value="246.892563" calcext:value-type="float">
            <text:p>246.892563</text:p>
          </table:table-cell>
          <table:table-cell office:value-type="float" office:value="24.661809" calcext:value-type="float">
            <text:p>24.661809</text:p>
          </table:table-cell>
        </table:table-row>
        <table:table-row table:style-name="ro1">
          <table:table-cell office:value-type="string" calcext:value-type="string">
            <text:p>2022-03-20T17:22:44.226328-06:00</text:p>
          </table:table-cell>
          <table:table-cell office:value-type="float" office:value="247.089887" calcext:value-type="float">
            <text:p>247.089887</text:p>
          </table:table-cell>
          <table:table-cell office:value-type="float" office:value="24.487674" calcext:value-type="float">
            <text:p>24.487674</text:p>
          </table:table-cell>
        </table:table-row>
        <table:table-row table:style-name="ro1">
          <table:table-cell office:value-type="string" calcext:value-type="string">
            <text:p>2022-03-20T17:23:44.226328-06:00</text:p>
          </table:table-cell>
          <table:table-cell office:value-type="float" office:value="247.286667" calcext:value-type="float">
            <text:p>247.286667</text:p>
          </table:table-cell>
          <table:table-cell office:value-type="float" office:value="24.313285" calcext:value-type="float">
            <text:p>24.313285</text:p>
          </table:table-cell>
        </table:table-row>
        <table:table-row table:style-name="ro1">
          <table:table-cell office:value-type="string" calcext:value-type="string">
            <text:p>2022-03-20T17:24:44.226328-06:00</text:p>
          </table:table-cell>
          <table:table-cell office:value-type="float" office:value="247.482909" calcext:value-type="float">
            <text:p>247.482909</text:p>
          </table:table-cell>
          <table:table-cell office:value-type="float" office:value="24.138645" calcext:value-type="float">
            <text:p>24.138645</text:p>
          </table:table-cell>
        </table:table-row>
        <table:table-row table:style-name="ro1">
          <table:table-cell office:value-type="string" calcext:value-type="string">
            <text:p>2022-03-20T17:25:44.226328-06:00</text:p>
          </table:table-cell>
          <table:table-cell office:value-type="float" office:value="247.678616" calcext:value-type="float">
            <text:p>247.678616</text:p>
          </table:table-cell>
          <table:table-cell office:value-type="float" office:value="23.963756" calcext:value-type="float">
            <text:p>23.963756</text:p>
          </table:table-cell>
        </table:table-row>
        <table:table-row table:style-name="ro1">
          <table:table-cell office:value-type="string" calcext:value-type="string">
            <text:p>2022-03-20T17:26:44.226328-06:00</text:p>
          </table:table-cell>
          <table:table-cell office:value-type="float" office:value="247.873795" calcext:value-type="float">
            <text:p>247.873795</text:p>
          </table:table-cell>
          <table:table-cell office:value-type="float" office:value="23.788622" calcext:value-type="float">
            <text:p>23.788622</text:p>
          </table:table-cell>
        </table:table-row>
        <table:table-row table:style-name="ro1">
          <table:table-cell office:value-type="string" calcext:value-type="string">
            <text:p>2022-03-20T17:27:44.226328-06:00</text:p>
          </table:table-cell>
          <table:table-cell office:value-type="float" office:value="248.06845" calcext:value-type="float">
            <text:p>248.06845</text:p>
          </table:table-cell>
          <table:table-cell office:value-type="float" office:value="23.613245" calcext:value-type="float">
            <text:p>23.613245</text:p>
          </table:table-cell>
        </table:table-row>
        <table:table-row table:style-name="ro1">
          <table:table-cell office:value-type="string" calcext:value-type="string">
            <text:p>2022-03-20T17:28:44.226328-06:00</text:p>
          </table:table-cell>
          <table:table-cell office:value-type="float" office:value="248.262586" calcext:value-type="float">
            <text:p>248.262586</text:p>
          </table:table-cell>
          <table:table-cell office:value-type="float" office:value="23.437627" calcext:value-type="float">
            <text:p>23.437627</text:p>
          </table:table-cell>
        </table:table-row>
        <table:table-row table:style-name="ro1">
          <table:table-cell office:value-type="string" calcext:value-type="string">
            <text:p>2022-03-20T17:29:44.226328-06:00</text:p>
          </table:table-cell>
          <table:table-cell office:value-type="float" office:value="248.456209" calcext:value-type="float">
            <text:p>248.456209</text:p>
          </table:table-cell>
          <table:table-cell office:value-type="float" office:value="23.261772" calcext:value-type="float">
            <text:p>23.261772</text:p>
          </table:table-cell>
        </table:table-row>
        <table:table-row table:style-name="ro1">
          <table:table-cell office:value-type="string" calcext:value-type="string">
            <text:p>2022-03-20T17:30:44.226328-06:00</text:p>
          </table:table-cell>
          <table:table-cell office:value-type="float" office:value="248.649323" calcext:value-type="float">
            <text:p>248.649323</text:p>
          </table:table-cell>
          <table:table-cell office:value-type="float" office:value="23.085682" calcext:value-type="float">
            <text:p>23.085682</text:p>
          </table:table-cell>
        </table:table-row>
        <table:table-row table:style-name="ro1">
          <table:table-cell office:value-type="string" calcext:value-type="string">
            <text:p>2022-03-20T17:31:44.226328-06:00</text:p>
          </table:table-cell>
          <table:table-cell office:value-type="float" office:value="248.841933" calcext:value-type="float">
            <text:p>248.841933</text:p>
          </table:table-cell>
          <table:table-cell office:value-type="float" office:value="22.90936" calcext:value-type="float">
            <text:p>22.90936</text:p>
          </table:table-cell>
        </table:table-row>
        <table:table-row table:style-name="ro1">
          <table:table-cell office:value-type="string" calcext:value-type="string">
            <text:p>2022-03-20T17:32:44.226328-06:00</text:p>
          </table:table-cell>
          <table:table-cell office:value-type="float" office:value="249.034045" calcext:value-type="float">
            <text:p>249.034045</text:p>
          </table:table-cell>
          <table:table-cell office:value-type="float" office:value="22.732808" calcext:value-type="float">
            <text:p>22.732808</text:p>
          </table:table-cell>
        </table:table-row>
        <table:table-row table:style-name="ro1">
          <table:table-cell office:value-type="string" calcext:value-type="string">
            <text:p>2022-03-20T17:33:44.226328-06:00</text:p>
          </table:table-cell>
          <table:table-cell office:value-type="float" office:value="249.225663" calcext:value-type="float">
            <text:p>249.225663</text:p>
          </table:table-cell>
          <table:table-cell office:value-type="float" office:value="22.556028" calcext:value-type="float">
            <text:p>22.556028</text:p>
          </table:table-cell>
        </table:table-row>
        <table:table-row table:style-name="ro1">
          <table:table-cell office:value-type="string" calcext:value-type="string">
            <text:p>2022-03-20T17:34:44.226328-06:00</text:p>
          </table:table-cell>
          <table:table-cell office:value-type="float" office:value="249.416792" calcext:value-type="float">
            <text:p>249.416792</text:p>
          </table:table-cell>
          <table:table-cell office:value-type="float" office:value="22.379024" calcext:value-type="float">
            <text:p>22.379024</text:p>
          </table:table-cell>
        </table:table-row>
        <table:table-row table:style-name="ro1">
          <table:table-cell office:value-type="string" calcext:value-type="string">
            <text:p>2022-03-20T17:35:44.226328-06:00</text:p>
          </table:table-cell>
          <table:table-cell office:value-type="float" office:value="249.607437" calcext:value-type="float">
            <text:p>249.607437</text:p>
          </table:table-cell>
          <table:table-cell office:value-type="float" office:value="22.201798" calcext:value-type="float">
            <text:p>22.201798</text:p>
          </table:table-cell>
        </table:table-row>
        <table:table-row table:style-name="ro1">
          <table:table-cell office:value-type="string" calcext:value-type="string">
            <text:p>2022-03-20T17:36:44.226328-06:00</text:p>
          </table:table-cell>
          <table:table-cell office:value-type="float" office:value="249.797603" calcext:value-type="float">
            <text:p>249.797603</text:p>
          </table:table-cell>
          <table:table-cell office:value-type="float" office:value="22.024353" calcext:value-type="float">
            <text:p>22.024353</text:p>
          </table:table-cell>
        </table:table-row>
        <table:table-row table:style-name="ro1">
          <table:table-cell office:value-type="string" calcext:value-type="string">
            <text:p>2022-03-20T17:37:44.226328-06:00</text:p>
          </table:table-cell>
          <table:table-cell office:value-type="float" office:value="249.987295" calcext:value-type="float">
            <text:p>249.987295</text:p>
          </table:table-cell>
          <table:table-cell office:value-type="float" office:value="21.84669" calcext:value-type="float">
            <text:p>21.84669</text:p>
          </table:table-cell>
        </table:table-row>
        <table:table-row table:style-name="ro1">
          <table:table-cell office:value-type="string" calcext:value-type="string">
            <text:p>2022-03-20T17:38:44.226328-06:00</text:p>
          </table:table-cell>
          <table:table-cell office:value-type="float" office:value="250.176517" calcext:value-type="float">
            <text:p>250.176517</text:p>
          </table:table-cell>
          <table:table-cell office:value-type="float" office:value="21.668813" calcext:value-type="float">
            <text:p>21.668813</text:p>
          </table:table-cell>
        </table:table-row>
        <table:table-row table:style-name="ro1">
          <table:table-cell office:value-type="string" calcext:value-type="string">
            <text:p>2022-03-20T17:39:44.226328-06:00</text:p>
          </table:table-cell>
          <table:table-cell office:value-type="float" office:value="250.365275" calcext:value-type="float">
            <text:p>250.365275</text:p>
          </table:table-cell>
          <table:table-cell office:value-type="float" office:value="21.490723" calcext:value-type="float">
            <text:p>21.490723</text:p>
          </table:table-cell>
        </table:table-row>
        <table:table-row table:style-name="ro1">
          <table:table-cell office:value-type="string" calcext:value-type="string">
            <text:p>2022-03-20T17:40:44.226328-06:00</text:p>
          </table:table-cell>
          <table:table-cell office:value-type="float" office:value="250.553573" calcext:value-type="float">
            <text:p>250.553573</text:p>
          </table:table-cell>
          <table:table-cell office:value-type="float" office:value="21.312424" calcext:value-type="float">
            <text:p>21.312424</text:p>
          </table:table-cell>
        </table:table-row>
        <table:table-row table:style-name="ro1">
          <table:table-cell office:value-type="string" calcext:value-type="string">
            <text:p>2022-03-20T17:41:44.226328-06:00</text:p>
          </table:table-cell>
          <table:table-cell office:value-type="float" office:value="250.741416" calcext:value-type="float">
            <text:p>250.741416</text:p>
          </table:table-cell>
          <table:table-cell office:value-type="float" office:value="21.133918" calcext:value-type="float">
            <text:p>21.133918</text:p>
          </table:table-cell>
        </table:table-row>
        <table:table-row table:style-name="ro1">
          <table:table-cell office:value-type="string" calcext:value-type="string">
            <text:p>2022-03-20T17:42:44.226328-06:00</text:p>
          </table:table-cell>
          <table:table-cell office:value-type="float" office:value="250.928809" calcext:value-type="float">
            <text:p>250.928809</text:p>
          </table:table-cell>
          <table:table-cell office:value-type="float" office:value="20.955207" calcext:value-type="float">
            <text:p>20.955207</text:p>
          </table:table-cell>
        </table:table-row>
        <table:table-row table:style-name="ro1">
          <table:table-cell office:value-type="string" calcext:value-type="string">
            <text:p>2022-03-20T17:43:44.226328-06:00</text:p>
          </table:table-cell>
          <table:table-cell office:value-type="float" office:value="251.115757" calcext:value-type="float">
            <text:p>251.115757</text:p>
          </table:table-cell>
          <table:table-cell office:value-type="float" office:value="20.776294" calcext:value-type="float">
            <text:p>20.776294</text:p>
          </table:table-cell>
        </table:table-row>
        <table:table-row table:style-name="ro1">
          <table:table-cell office:value-type="string" calcext:value-type="string">
            <text:p>2022-03-20T17:44:44.226328-06:00</text:p>
          </table:table-cell>
          <table:table-cell office:value-type="float" office:value="251.302263" calcext:value-type="float">
            <text:p>251.302263</text:p>
          </table:table-cell>
          <table:table-cell office:value-type="float" office:value="20.597181" calcext:value-type="float">
            <text:p>20.597181</text:p>
          </table:table-cell>
        </table:table-row>
        <table:table-row table:style-name="ro1">
          <table:table-cell office:value-type="string" calcext:value-type="string">
            <text:p>2022-03-20T17:45:44.226328-06:00</text:p>
          </table:table-cell>
          <table:table-cell office:value-type="float" office:value="251.488334" calcext:value-type="float">
            <text:p>251.488334</text:p>
          </table:table-cell>
          <table:table-cell office:value-type="float" office:value="20.417869" calcext:value-type="float">
            <text:p>20.417869</text:p>
          </table:table-cell>
        </table:table-row>
        <table:table-row table:style-name="ro1">
          <table:table-cell office:value-type="string" calcext:value-type="string">
            <text:p>2022-03-20T17:46:44.226328-06:00</text:p>
          </table:table-cell>
          <table:table-cell office:value-type="float" office:value="251.673974" calcext:value-type="float">
            <text:p>251.673974</text:p>
          </table:table-cell>
          <table:table-cell office:value-type="float" office:value="20.238363" calcext:value-type="float">
            <text:p>20.238363</text:p>
          </table:table-cell>
        </table:table-row>
        <table:table-row table:style-name="ro1">
          <table:table-cell office:value-type="string" calcext:value-type="string">
            <text:p>2022-03-20T17:47:44.226328-06:00</text:p>
          </table:table-cell>
          <table:table-cell office:value-type="float" office:value="251.859187" calcext:value-type="float">
            <text:p>251.859187</text:p>
          </table:table-cell>
          <table:table-cell office:value-type="float" office:value="20.058664" calcext:value-type="float">
            <text:p>20.058664</text:p>
          </table:table-cell>
        </table:table-row>
        <table:table-row table:style-name="ro1">
          <table:table-cell office:value-type="string" calcext:value-type="string">
            <text:p>2022-03-20T17:48:44.226328-06:00</text:p>
          </table:table-cell>
          <table:table-cell office:value-type="float" office:value="252.043978" calcext:value-type="float">
            <text:p>252.043978</text:p>
          </table:table-cell>
          <table:table-cell office:value-type="float" office:value="19.878774" calcext:value-type="float">
            <text:p>19.878774</text:p>
          </table:table-cell>
        </table:table-row>
        <table:table-row table:style-name="ro1">
          <table:table-cell office:value-type="string" calcext:value-type="string">
            <text:p>2022-03-20T17:49:44.226328-06:00</text:p>
          </table:table-cell>
          <table:table-cell office:value-type="float" office:value="252.228352" calcext:value-type="float">
            <text:p>252.228352</text:p>
          </table:table-cell>
          <table:table-cell office:value-type="float" office:value="19.698696" calcext:value-type="float">
            <text:p>19.698696</text:p>
          </table:table-cell>
        </table:table-row>
        <table:table-row table:style-name="ro1">
          <table:table-cell office:value-type="string" calcext:value-type="string">
            <text:p>2022-03-20T17:50:44.226328-06:00</text:p>
          </table:table-cell>
          <table:table-cell office:value-type="float" office:value="252.412313" calcext:value-type="float">
            <text:p>252.412313</text:p>
          </table:table-cell>
          <table:table-cell office:value-type="float" office:value="19.518432" calcext:value-type="float">
            <text:p>19.518432</text:p>
          </table:table-cell>
        </table:table-row>
        <table:table-row table:style-name="ro1">
          <table:table-cell office:value-type="string" calcext:value-type="string">
            <text:p>2022-03-20T17:51:44.226328-06:00</text:p>
          </table:table-cell>
          <table:table-cell office:value-type="float" office:value="252.595866" calcext:value-type="float">
            <text:p>252.595866</text:p>
          </table:table-cell>
          <table:table-cell office:value-type="float" office:value="19.337984" calcext:value-type="float">
            <text:p>19.337984</text:p>
          </table:table-cell>
        </table:table-row>
        <table:table-row table:style-name="ro1">
          <table:table-cell office:value-type="string" calcext:value-type="string">
            <text:p>2022-03-20T17:52:44.226328-06:00</text:p>
          </table:table-cell>
          <table:table-cell office:value-type="float" office:value="252.779016" calcext:value-type="float">
            <text:p>252.779016</text:p>
          </table:table-cell>
          <table:table-cell office:value-type="float" office:value="19.157354" calcext:value-type="float">
            <text:p>19.157354</text:p>
          </table:table-cell>
        </table:table-row>
        <table:table-row table:style-name="ro1">
          <table:table-cell office:value-type="string" calcext:value-type="string">
            <text:p>2022-03-20T17:53:44.226328-06:00</text:p>
          </table:table-cell>
          <table:table-cell office:value-type="float" office:value="252.961766" calcext:value-type="float">
            <text:p>252.961766</text:p>
          </table:table-cell>
          <table:table-cell office:value-type="float" office:value="18.976545" calcext:value-type="float">
            <text:p>18.976545</text:p>
          </table:table-cell>
        </table:table-row>
        <table:table-row table:style-name="ro1">
          <table:table-cell office:value-type="string" calcext:value-type="string">
            <text:p>2022-03-20T17:54:44.226328-06:00</text:p>
          </table:table-cell>
          <table:table-cell office:value-type="float" office:value="253.144123" calcext:value-type="float">
            <text:p>253.144123</text:p>
          </table:table-cell>
          <table:table-cell office:value-type="float" office:value="18.79556" calcext:value-type="float">
            <text:p>18.79556</text:p>
          </table:table-cell>
        </table:table-row>
        <table:table-row table:style-name="ro1">
          <table:table-cell office:value-type="string" calcext:value-type="string">
            <text:p>2022-03-20T17:55:44.226328-06:00</text:p>
          </table:table-cell>
          <table:table-cell office:value-type="float" office:value="253.326089" calcext:value-type="float">
            <text:p>253.326089</text:p>
          </table:table-cell>
          <table:table-cell office:value-type="float" office:value="18.614399" calcext:value-type="float">
            <text:p>18.614399</text:p>
          </table:table-cell>
        </table:table-row>
        <table:table-row table:style-name="ro1">
          <table:table-cell office:value-type="string" calcext:value-type="string">
            <text:p>2022-03-20T17:56:44.226328-06:00</text:p>
          </table:table-cell>
          <table:table-cell office:value-type="float" office:value="253.50767" calcext:value-type="float">
            <text:p>253.50767</text:p>
          </table:table-cell>
          <table:table-cell office:value-type="float" office:value="18.433066" calcext:value-type="float">
            <text:p>18.433066</text:p>
          </table:table-cell>
        </table:table-row>
        <table:table-row table:style-name="ro1">
          <table:table-cell office:value-type="string" calcext:value-type="string">
            <text:p>2022-03-20T17:57:44.226328-06:00</text:p>
          </table:table-cell>
          <table:table-cell office:value-type="float" office:value="253.688871" calcext:value-type="float">
            <text:p>253.688871</text:p>
          </table:table-cell>
          <table:table-cell office:value-type="float" office:value="18.251562" calcext:value-type="float">
            <text:p>18.251562</text:p>
          </table:table-cell>
        </table:table-row>
        <table:table-row table:style-name="ro1">
          <table:table-cell office:value-type="string" calcext:value-type="string">
            <text:p>2022-03-20T17:58:44.226328-06:00</text:p>
          </table:table-cell>
          <table:table-cell office:value-type="float" office:value="253.869695" calcext:value-type="float">
            <text:p>253.869695</text:p>
          </table:table-cell>
          <table:table-cell office:value-type="float" office:value="18.06989" calcext:value-type="float">
            <text:p>18.06989</text:p>
          </table:table-cell>
        </table:table-row>
        <table:table-row table:style-name="ro1">
          <table:table-cell office:value-type="string" calcext:value-type="string">
            <text:p>2022-03-20T17:59:44.226328-06:00</text:p>
          </table:table-cell>
          <table:table-cell office:value-type="float" office:value="254.050147" calcext:value-type="float">
            <text:p>254.050147</text:p>
          </table:table-cell>
          <table:table-cell office:value-type="float" office:value="17.888052" calcext:value-type="float">
            <text:p>17.888052</text:p>
          </table:table-cell>
        </table:table-row>
        <table:table-row table:style-name="ro1">
          <table:table-cell office:value-type="string" calcext:value-type="string">
            <text:p>2022-03-20T18:00:44.226328-06:00</text:p>
          </table:table-cell>
          <table:table-cell office:value-type="float" office:value="254.230232" calcext:value-type="float">
            <text:p>254.230232</text:p>
          </table:table-cell>
          <table:table-cell office:value-type="float" office:value="17.706051" calcext:value-type="float">
            <text:p>17.706051</text:p>
          </table:table-cell>
        </table:table-row>
        <table:table-row table:style-name="ro1">
          <table:table-cell office:value-type="string" calcext:value-type="string">
            <text:p>2022-03-20T18:01:44.226328-06:00</text:p>
          </table:table-cell>
          <table:table-cell office:value-type="float" office:value="254.409953" calcext:value-type="float">
            <text:p>254.409953</text:p>
          </table:table-cell>
          <table:table-cell office:value-type="float" office:value="17.523887" calcext:value-type="float">
            <text:p>17.523887</text:p>
          </table:table-cell>
        </table:table-row>
        <table:table-row table:style-name="ro1">
          <table:table-cell office:value-type="string" calcext:value-type="string">
            <text:p>2022-03-20T18:02:44.226328-06:00</text:p>
          </table:table-cell>
          <table:table-cell office:value-type="float" office:value="254.589316" calcext:value-type="float">
            <text:p>254.589316</text:p>
          </table:table-cell>
          <table:table-cell office:value-type="float" office:value="17.341564" calcext:value-type="float">
            <text:p>17.341564</text:p>
          </table:table-cell>
        </table:table-row>
        <table:table-row table:style-name="ro1">
          <table:table-cell office:value-type="string" calcext:value-type="string">
            <text:p>2022-03-20T18:03:44.226328-06:00</text:p>
          </table:table-cell>
          <table:table-cell office:value-type="float" office:value="254.768325" calcext:value-type="float">
            <text:p>254.768325</text:p>
          </table:table-cell>
          <table:table-cell office:value-type="float" office:value="17.159083" calcext:value-type="float">
            <text:p>17.159083</text:p>
          </table:table-cell>
        </table:table-row>
        <table:table-row table:style-name="ro1">
          <table:table-cell office:value-type="string" calcext:value-type="string">
            <text:p>2022-03-20T18:04:44.226328-06:00</text:p>
          </table:table-cell>
          <table:table-cell office:value-type="float" office:value="254.946985" calcext:value-type="float">
            <text:p>254.946985</text:p>
          </table:table-cell>
          <table:table-cell office:value-type="float" office:value="16.976446" calcext:value-type="float">
            <text:p>16.976446</text:p>
          </table:table-cell>
        </table:table-row>
        <table:table-row table:style-name="ro1">
          <table:table-cell office:value-type="string" calcext:value-type="string">
            <text:p>2022-03-20T18:05:44.226328-06:00</text:p>
          </table:table-cell>
          <table:table-cell office:value-type="float" office:value="255.125298" calcext:value-type="float">
            <text:p>255.125298</text:p>
          </table:table-cell>
          <table:table-cell office:value-type="float" office:value="16.793656" calcext:value-type="float">
            <text:p>16.793656</text:p>
          </table:table-cell>
        </table:table-row>
        <table:table-row table:style-name="ro1">
          <table:table-cell office:value-type="string" calcext:value-type="string">
            <text:p>2022-03-20T18:06:44.226328-06:00</text:p>
          </table:table-cell>
          <table:table-cell office:value-type="float" office:value="255.303271" calcext:value-type="float">
            <text:p>255.303271</text:p>
          </table:table-cell>
          <table:table-cell office:value-type="float" office:value="16.610715" calcext:value-type="float">
            <text:p>16.610715</text:p>
          </table:table-cell>
        </table:table-row>
        <table:table-row table:style-name="ro1">
          <table:table-cell office:value-type="string" calcext:value-type="string">
            <text:p>2022-03-20T18:07:44.226328-06:00</text:p>
          </table:table-cell>
          <table:table-cell office:value-type="float" office:value="255.480907" calcext:value-type="float">
            <text:p>255.480907</text:p>
          </table:table-cell>
          <table:table-cell office:value-type="float" office:value="16.427624" calcext:value-type="float">
            <text:p>16.427624</text:p>
          </table:table-cell>
        </table:table-row>
        <table:table-row table:style-name="ro1">
          <table:table-cell office:value-type="string" calcext:value-type="string">
            <text:p>2022-03-20T18:08:44.226328-06:00</text:p>
          </table:table-cell>
          <table:table-cell office:value-type="float" office:value="255.65821" calcext:value-type="float">
            <text:p>255.65821</text:p>
          </table:table-cell>
          <table:table-cell office:value-type="float" office:value="16.244387" calcext:value-type="float">
            <text:p>16.244387</text:p>
          </table:table-cell>
        </table:table-row>
        <table:table-row table:style-name="ro1">
          <table:table-cell office:value-type="string" calcext:value-type="string">
            <text:p>2022-03-20T18:09:44.226328-06:00</text:p>
          </table:table-cell>
          <table:table-cell office:value-type="float" office:value="255.835185" calcext:value-type="float">
            <text:p>255.835185</text:p>
          </table:table-cell>
          <table:table-cell office:value-type="float" office:value="16.061004" calcext:value-type="float">
            <text:p>16.061004</text:p>
          </table:table-cell>
        </table:table-row>
        <table:table-row table:style-name="ro1">
          <table:table-cell office:value-type="string" calcext:value-type="string">
            <text:p>2022-03-20T18:10:44.226328-06:00</text:p>
          </table:table-cell>
          <table:table-cell office:value-type="float" office:value="256.011836" calcext:value-type="float">
            <text:p>256.011836</text:p>
          </table:table-cell>
          <table:table-cell office:value-type="float" office:value="15.877477" calcext:value-type="float">
            <text:p>15.877477</text:p>
          </table:table-cell>
        </table:table-row>
        <table:table-row table:style-name="ro1">
          <table:table-cell office:value-type="string" calcext:value-type="string">
            <text:p>2022-03-20T18:11:44.226328-06:00</text:p>
          </table:table-cell>
          <table:table-cell office:value-type="float" office:value="256.188168" calcext:value-type="float">
            <text:p>256.188168</text:p>
          </table:table-cell>
          <table:table-cell office:value-type="float" office:value="15.69381" calcext:value-type="float">
            <text:p>15.69381</text:p>
          </table:table-cell>
        </table:table-row>
        <table:table-row table:style-name="ro1">
          <table:table-cell office:value-type="string" calcext:value-type="string">
            <text:p>2022-03-20T18:12:44.226328-06:00</text:p>
          </table:table-cell>
          <table:table-cell office:value-type="float" office:value="256.364184" calcext:value-type="float">
            <text:p>256.364184</text:p>
          </table:table-cell>
          <table:table-cell office:value-type="float" office:value="15.510004" calcext:value-type="float">
            <text:p>15.510004</text:p>
          </table:table-cell>
        </table:table-row>
        <table:table-row table:style-name="ro1">
          <table:table-cell office:value-type="string" calcext:value-type="string">
            <text:p>2022-03-20T18:13:44.226328-06:00</text:p>
          </table:table-cell>
          <table:table-cell office:value-type="float" office:value="256.53989" calcext:value-type="float">
            <text:p>256.53989</text:p>
          </table:table-cell>
          <table:table-cell office:value-type="float" office:value="15.32606" calcext:value-type="float">
            <text:p>15.32606</text:p>
          </table:table-cell>
        </table:table-row>
        <table:table-row table:style-name="ro1">
          <table:table-cell office:value-type="string" calcext:value-type="string">
            <text:p>2022-03-20T18:14:44.226328-06:00</text:p>
          </table:table-cell>
          <table:table-cell office:value-type="float" office:value="256.715288" calcext:value-type="float">
            <text:p>256.715288</text:p>
          </table:table-cell>
          <table:table-cell office:value-type="float" office:value="15.141981" calcext:value-type="float">
            <text:p>15.141981</text:p>
          </table:table-cell>
        </table:table-row>
        <table:table-row table:style-name="ro1">
          <table:table-cell office:value-type="string" calcext:value-type="string">
            <text:p>2022-03-20T18:15:44.226328-06:00</text:p>
          </table:table-cell>
          <table:table-cell office:value-type="float" office:value="256.890383" calcext:value-type="float">
            <text:p>256.890383</text:p>
          </table:table-cell>
          <table:table-cell office:value-type="float" office:value="14.957768" calcext:value-type="float">
            <text:p>14.957768</text:p>
          </table:table-cell>
        </table:table-row>
        <table:table-row table:style-name="ro1">
          <table:table-cell office:value-type="string" calcext:value-type="string">
            <text:p>2022-03-20T18:16:44.226328-06:00</text:p>
          </table:table-cell>
          <table:table-cell office:value-type="float" office:value="257.06518" calcext:value-type="float">
            <text:p>257.06518</text:p>
          </table:table-cell>
          <table:table-cell office:value-type="float" office:value="14.773425" calcext:value-type="float">
            <text:p>14.773425</text:p>
          </table:table-cell>
        </table:table-row>
        <table:table-row table:style-name="ro1">
          <table:table-cell office:value-type="string" calcext:value-type="string">
            <text:p>2022-03-20T18:17:44.226328-06:00</text:p>
          </table:table-cell>
          <table:table-cell office:value-type="float" office:value="257.239683" calcext:value-type="float">
            <text:p>257.239683</text:p>
          </table:table-cell>
          <table:table-cell office:value-type="float" office:value="14.588952" calcext:value-type="float">
            <text:p>14.588952</text:p>
          </table:table-cell>
        </table:table-row>
        <table:table-row table:style-name="ro1">
          <table:table-cell office:value-type="string" calcext:value-type="string">
            <text:p>2022-03-20T18:18:44.226328-06:00</text:p>
          </table:table-cell>
          <table:table-cell office:value-type="float" office:value="257.413895" calcext:value-type="float">
            <text:p>257.413895</text:p>
          </table:table-cell>
          <table:table-cell office:value-type="float" office:value="14.404351" calcext:value-type="float">
            <text:p>14.404351</text:p>
          </table:table-cell>
        </table:table-row>
        <table:table-row table:style-name="ro1">
          <table:table-cell office:value-type="string" calcext:value-type="string">
            <text:p>2022-03-20T18:19:44.226328-06:00</text:p>
          </table:table-cell>
          <table:table-cell office:value-type="float" office:value="257.587822" calcext:value-type="float">
            <text:p>257.587822</text:p>
          </table:table-cell>
          <table:table-cell office:value-type="float" office:value="14.219625" calcext:value-type="float">
            <text:p>14.219625</text:p>
          </table:table-cell>
        </table:table-row>
        <table:table-row table:style-name="ro1">
          <table:table-cell office:value-type="string" calcext:value-type="string">
            <text:p>2022-03-20T18:20:44.226328-06:00</text:p>
          </table:table-cell>
          <table:table-cell office:value-type="float" office:value="257.761466" calcext:value-type="float">
            <text:p>257.761466</text:p>
          </table:table-cell>
          <table:table-cell office:value-type="float" office:value="14.034776" calcext:value-type="float">
            <text:p>14.034776</text:p>
          </table:table-cell>
        </table:table-row>
        <table:table-row table:style-name="ro1">
          <table:table-cell office:value-type="string" calcext:value-type="string">
            <text:p>2022-03-20T18:21:44.226328-06:00</text:p>
          </table:table-cell>
          <table:table-cell office:value-type="float" office:value="257.934833" calcext:value-type="float">
            <text:p>257.934833</text:p>
          </table:table-cell>
          <table:table-cell office:value-type="float" office:value="13.849804" calcext:value-type="float">
            <text:p>13.849804</text:p>
          </table:table-cell>
        </table:table-row>
        <table:table-row table:style-name="ro1">
          <table:table-cell office:value-type="string" calcext:value-type="string">
            <text:p>2022-03-20T18:22:44.226328-06:00</text:p>
          </table:table-cell>
          <table:table-cell office:value-type="float" office:value="258.107926" calcext:value-type="float">
            <text:p>258.107926</text:p>
          </table:table-cell>
          <table:table-cell office:value-type="float" office:value="13.664713" calcext:value-type="float">
            <text:p>13.664713</text:p>
          </table:table-cell>
        </table:table-row>
        <table:table-row table:style-name="ro1">
          <table:table-cell office:value-type="string" calcext:value-type="string">
            <text:p>2022-03-20T18:23:44.226328-06:00</text:p>
          </table:table-cell>
          <table:table-cell office:value-type="float" office:value="258.280749" calcext:value-type="float">
            <text:p>258.280749</text:p>
          </table:table-cell>
          <table:table-cell office:value-type="float" office:value="13.479504" calcext:value-type="float">
            <text:p>13.479504</text:p>
          </table:table-cell>
        </table:table-row>
        <table:table-row table:style-name="ro1">
          <table:table-cell office:value-type="string" calcext:value-type="string">
            <text:p>2022-03-20T18:24:44.226328-06:00</text:p>
          </table:table-cell>
          <table:table-cell office:value-type="float" office:value="258.453306" calcext:value-type="float">
            <text:p>258.453306</text:p>
          </table:table-cell>
          <table:table-cell office:value-type="float" office:value="13.294178" calcext:value-type="float">
            <text:p>13.294178</text:p>
          </table:table-cell>
        </table:table-row>
        <table:table-row table:style-name="ro1">
          <table:table-cell office:value-type="string" calcext:value-type="string">
            <text:p>2022-03-20T18:25:44.226328-06:00</text:p>
          </table:table-cell>
          <table:table-cell office:value-type="float" office:value="258.625603" calcext:value-type="float">
            <text:p>258.625603</text:p>
          </table:table-cell>
          <table:table-cell office:value-type="float" office:value="13.108739" calcext:value-type="float">
            <text:p>13.108739</text:p>
          </table:table-cell>
        </table:table-row>
        <table:table-row table:style-name="ro1">
          <table:table-cell office:value-type="string" calcext:value-type="string">
            <text:p>2022-03-20T18:26:44.226328-06:00</text:p>
          </table:table-cell>
          <table:table-cell office:value-type="float" office:value="258.797641" calcext:value-type="float">
            <text:p>258.797641</text:p>
          </table:table-cell>
          <table:table-cell office:value-type="float" office:value="12.923187" calcext:value-type="float">
            <text:p>12.923187</text:p>
          </table:table-cell>
        </table:table-row>
        <table:table-row table:style-name="ro1">
          <table:table-cell office:value-type="string" calcext:value-type="string">
            <text:p>2022-03-20T18:27:44.226328-06:00</text:p>
          </table:table-cell>
          <table:table-cell office:value-type="float" office:value="258.969427" calcext:value-type="float">
            <text:p>258.969427</text:p>
          </table:table-cell>
          <table:table-cell office:value-type="float" office:value="12.737525" calcext:value-type="float">
            <text:p>12.737525</text:p>
          </table:table-cell>
        </table:table-row>
        <table:table-row table:style-name="ro1">
          <table:table-cell office:value-type="string" calcext:value-type="string">
            <text:p>2022-03-20T18:28:44.226328-06:00</text:p>
          </table:table-cell>
          <table:table-cell office:value-type="float" office:value="259.140963" calcext:value-type="float">
            <text:p>259.140963</text:p>
          </table:table-cell>
          <table:table-cell office:value-type="float" office:value="12.551754" calcext:value-type="float">
            <text:p>12.551754</text:p>
          </table:table-cell>
        </table:table-row>
        <table:table-row table:style-name="ro1">
          <table:table-cell office:value-type="string" calcext:value-type="string">
            <text:p>2022-03-20T18:29:44.226328-06:00</text:p>
          </table:table-cell>
          <table:table-cell office:value-type="float" office:value="259.312253" calcext:value-type="float">
            <text:p>259.312253</text:p>
          </table:table-cell>
          <table:table-cell office:value-type="float" office:value="12.365876" calcext:value-type="float">
            <text:p>12.365876</text:p>
          </table:table-cell>
        </table:table-row>
        <table:table-row table:style-name="ro1">
          <table:table-cell office:value-type="string" calcext:value-type="string">
            <text:p>2022-03-20T18:30:44.226328-06:00</text:p>
          </table:table-cell>
          <table:table-cell office:value-type="float" office:value="259.483302" calcext:value-type="float">
            <text:p>259.483302</text:p>
          </table:table-cell>
          <table:table-cell office:value-type="float" office:value="12.179892" calcext:value-type="float">
            <text:p>12.179892</text:p>
          </table:table-cell>
        </table:table-row>
        <table:table-row table:style-name="ro1">
          <table:table-cell office:value-type="string" calcext:value-type="string">
            <text:p>2022-03-20T18:31:44.226328-06:00</text:p>
          </table:table-cell>
          <table:table-cell office:value-type="float" office:value="259.654114" calcext:value-type="float">
            <text:p>259.654114</text:p>
          </table:table-cell>
          <table:table-cell office:value-type="float" office:value="11.993806" calcext:value-type="float">
            <text:p>11.993806</text:p>
          </table:table-cell>
        </table:table-row>
        <table:table-row table:style-name="ro1">
          <table:table-cell office:value-type="string" calcext:value-type="string">
            <text:p>2022-03-20T18:32:44.226328-06:00</text:p>
          </table:table-cell>
          <table:table-cell office:value-type="float" office:value="259.824692" calcext:value-type="float">
            <text:p>259.824692</text:p>
          </table:table-cell>
          <table:table-cell office:value-type="float" office:value="11.807618" calcext:value-type="float">
            <text:p>11.807618</text:p>
          </table:table-cell>
        </table:table-row>
        <table:table-row table:style-name="ro1">
          <table:table-cell office:value-type="string" calcext:value-type="string">
            <text:p>2022-03-20T18:33:44.226328-06:00</text:p>
          </table:table-cell>
          <table:table-cell office:value-type="float" office:value="259.995041" calcext:value-type="float">
            <text:p>259.995041</text:p>
          </table:table-cell>
          <table:table-cell office:value-type="float" office:value="11.621331" calcext:value-type="float">
            <text:p>11.621331</text:p>
          </table:table-cell>
        </table:table-row>
        <table:table-row table:style-name="ro1">
          <table:table-cell office:value-type="string" calcext:value-type="string">
            <text:p>2022-03-20T18:34:44.226328-06:00</text:p>
          </table:table-cell>
          <table:table-cell office:value-type="float" office:value="260.165165" calcext:value-type="float">
            <text:p>260.165165</text:p>
          </table:table-cell>
          <table:table-cell office:value-type="float" office:value="11.434946" calcext:value-type="float">
            <text:p>11.434946</text:p>
          </table:table-cell>
        </table:table-row>
        <table:table-row table:style-name="ro1">
          <table:table-cell office:value-type="string" calcext:value-type="string">
            <text:p>2022-03-20T18:35:44.226328-06:00</text:p>
          </table:table-cell>
          <table:table-cell office:value-type="float" office:value="260.335066" calcext:value-type="float">
            <text:p>260.335066</text:p>
          </table:table-cell>
          <table:table-cell office:value-type="float" office:value="11.248464" calcext:value-type="float">
            <text:p>11.248464</text:p>
          </table:table-cell>
        </table:table-row>
        <table:table-row table:style-name="ro1">
          <table:table-cell office:value-type="string" calcext:value-type="string">
            <text:p>2022-03-20T18:36:44.226328-06:00</text:p>
          </table:table-cell>
          <table:table-cell office:value-type="float" office:value="260.50475" calcext:value-type="float">
            <text:p>260.50475</text:p>
          </table:table-cell>
          <table:table-cell office:value-type="float" office:value="11.061888" calcext:value-type="float">
            <text:p>11.061888</text:p>
          </table:table-cell>
        </table:table-row>
        <table:table-row table:style-name="ro1">
          <table:table-cell office:value-type="string" calcext:value-type="string">
            <text:p>2022-03-20T18:37:44.226328-06:00</text:p>
          </table:table-cell>
          <table:table-cell office:value-type="float" office:value="260.67422" calcext:value-type="float">
            <text:p>260.67422</text:p>
          </table:table-cell>
          <table:table-cell office:value-type="float" office:value="10.87522" calcext:value-type="float">
            <text:p>10.87522</text:p>
          </table:table-cell>
        </table:table-row>
        <table:table-row table:style-name="ro1">
          <table:table-cell office:value-type="string" calcext:value-type="string">
            <text:p>2022-03-20T18:38:44.226328-06:00</text:p>
          </table:table-cell>
          <table:table-cell office:value-type="float" office:value="260.843481" calcext:value-type="float">
            <text:p>260.843481</text:p>
          </table:table-cell>
          <table:table-cell office:value-type="float" office:value="10.688461" calcext:value-type="float">
            <text:p>10.688461</text:p>
          </table:table-cell>
        </table:table-row>
        <table:table-row table:style-name="ro1">
          <table:table-cell office:value-type="string" calcext:value-type="string">
            <text:p>2022-03-20T18:39:44.226328-06:00</text:p>
          </table:table-cell>
          <table:table-cell office:value-type="float" office:value="261.012535" calcext:value-type="float">
            <text:p>261.012535</text:p>
          </table:table-cell>
          <table:table-cell office:value-type="float" office:value="10.501612" calcext:value-type="float">
            <text:p>10.501612</text:p>
          </table:table-cell>
        </table:table-row>
        <table:table-row table:style-name="ro1">
          <table:table-cell office:value-type="string" calcext:value-type="string">
            <text:p>2022-03-20T18:40:44.226328-06:00</text:p>
          </table:table-cell>
          <table:table-cell office:value-type="float" office:value="261.181387" calcext:value-type="float">
            <text:p>261.181387</text:p>
          </table:table-cell>
          <table:table-cell office:value-type="float" office:value="10.314677" calcext:value-type="float">
            <text:p>10.314677</text:p>
          </table:table-cell>
        </table:table-row>
        <table:table-row table:style-name="ro1">
          <table:table-cell office:value-type="string" calcext:value-type="string">
            <text:p>2022-03-20T18:41:44.226328-06:00</text:p>
          </table:table-cell>
          <table:table-cell office:value-type="float" office:value="261.350041" calcext:value-type="float">
            <text:p>261.350041</text:p>
          </table:table-cell>
          <table:table-cell office:value-type="float" office:value="10.127655" calcext:value-type="float">
            <text:p>10.127655</text:p>
          </table:table-cell>
        </table:table-row>
        <table:table-row table:style-name="ro1">
          <table:table-cell office:value-type="string" calcext:value-type="string">
            <text:p>2022-03-20T18:42:44.226328-06:00</text:p>
          </table:table-cell>
          <table:table-cell office:value-type="float" office:value="261.518501" calcext:value-type="float">
            <text:p>261.518501</text:p>
          </table:table-cell>
          <table:table-cell office:value-type="float" office:value="9.94055" calcext:value-type="float">
            <text:p>9.94055</text:p>
          </table:table-cell>
        </table:table-row>
        <table:table-row table:style-name="ro1">
          <table:table-cell office:value-type="string" calcext:value-type="string">
            <text:p>2022-03-20T18:43:44.226328-06:00</text:p>
          </table:table-cell>
          <table:table-cell office:value-type="float" office:value="261.68677" calcext:value-type="float">
            <text:p>261.68677</text:p>
          </table:table-cell>
          <table:table-cell office:value-type="float" office:value="9.753363" calcext:value-type="float">
            <text:p>9.753363</text:p>
          </table:table-cell>
        </table:table-row>
        <table:table-row table:style-name="ro1">
          <table:table-cell office:value-type="string" calcext:value-type="string">
            <text:p>2022-03-20T18:44:44.226328-06:00</text:p>
          </table:table-cell>
          <table:table-cell office:value-type="float" office:value="261.854852" calcext:value-type="float">
            <text:p>261.854852</text:p>
          </table:table-cell>
          <table:table-cell office:value-type="float" office:value="9.566095" calcext:value-type="float">
            <text:p>9.566095</text:p>
          </table:table-cell>
        </table:table-row>
        <table:table-row table:style-name="ro1">
          <table:table-cell office:value-type="string" calcext:value-type="string">
            <text:p>2022-03-20T18:45:44.226328-06:00</text:p>
          </table:table-cell>
          <table:table-cell office:value-type="float" office:value="262.022751" calcext:value-type="float">
            <text:p>262.022751</text:p>
          </table:table-cell>
          <table:table-cell office:value-type="float" office:value="9.378748" calcext:value-type="float">
            <text:p>9.378748</text:p>
          </table:table-cell>
        </table:table-row>
        <table:table-row table:style-name="ro1">
          <table:table-cell office:value-type="string" calcext:value-type="string">
            <text:p>2022-03-20T18:46:44.226328-06:00</text:p>
          </table:table-cell>
          <table:table-cell office:value-type="float" office:value="262.190472" calcext:value-type="float">
            <text:p>262.190472</text:p>
          </table:table-cell>
          <table:table-cell office:value-type="float" office:value="9.191324" calcext:value-type="float">
            <text:p>9.191324</text:p>
          </table:table-cell>
        </table:table-row>
        <table:table-row table:style-name="ro1">
          <table:table-cell office:value-type="string" calcext:value-type="string">
            <text:p>2022-03-20T18:47:44.226328-06:00</text:p>
          </table:table-cell>
          <table:table-cell office:value-type="float" office:value="262.358017" calcext:value-type="float">
            <text:p>262.358017</text:p>
          </table:table-cell>
          <table:table-cell office:value-type="float" office:value="9.003825" calcext:value-type="float">
            <text:p>9.003825</text:p>
          </table:table-cell>
        </table:table-row>
        <table:table-row table:style-name="ro1">
          <table:table-cell office:value-type="string" calcext:value-type="string">
            <text:p>2022-03-20T18:48:44.226328-06:00</text:p>
          </table:table-cell>
          <table:table-cell office:value-type="float" office:value="262.525391" calcext:value-type="float">
            <text:p>262.525391</text:p>
          </table:table-cell>
          <table:table-cell office:value-type="float" office:value="8.816253" calcext:value-type="float">
            <text:p>8.816253</text:p>
          </table:table-cell>
        </table:table-row>
        <table:table-row table:style-name="ro1">
          <table:table-cell office:value-type="string" calcext:value-type="string">
            <text:p>2022-03-20T18:49:44.226328-06:00</text:p>
          </table:table-cell>
          <table:table-cell office:value-type="float" office:value="262.692596" calcext:value-type="float">
            <text:p>262.692596</text:p>
          </table:table-cell>
          <table:table-cell office:value-type="float" office:value="8.628608" calcext:value-type="float">
            <text:p>8.628608</text:p>
          </table:table-cell>
        </table:table-row>
        <table:table-row table:style-name="ro1">
          <table:table-cell office:value-type="string" calcext:value-type="string">
            <text:p>2022-03-20T18:50:44.226328-06:00</text:p>
          </table:table-cell>
          <table:table-cell office:value-type="float" office:value="262.859638" calcext:value-type="float">
            <text:p>262.859638</text:p>
          </table:table-cell>
          <table:table-cell office:value-type="float" office:value="8.440892" calcext:value-type="float">
            <text:p>8.440892</text:p>
          </table:table-cell>
        </table:table-row>
        <table:table-row table:style-name="ro1">
          <table:table-cell office:value-type="string" calcext:value-type="string">
            <text:p>2022-03-20T18:51:44.226328-06:00</text:p>
          </table:table-cell>
          <table:table-cell office:value-type="float" office:value="263.02652" calcext:value-type="float">
            <text:p>263.02652</text:p>
          </table:table-cell>
          <table:table-cell office:value-type="float" office:value="8.253109" calcext:value-type="float">
            <text:p>8.253109</text:p>
          </table:table-cell>
        </table:table-row>
        <table:table-row table:style-name="ro1">
          <table:table-cell office:value-type="string" calcext:value-type="string">
            <text:p>2022-03-20T18:52:44.226328-06:00</text:p>
          </table:table-cell>
          <table:table-cell office:value-type="float" office:value="263.193246" calcext:value-type="float">
            <text:p>263.193246</text:p>
          </table:table-cell>
          <table:table-cell office:value-type="float" office:value="8.065258" calcext:value-type="float">
            <text:p>8.065258</text:p>
          </table:table-cell>
        </table:table-row>
        <table:table-row table:style-name="ro1">
          <table:table-cell office:value-type="string" calcext:value-type="string">
            <text:p>2022-03-20T18:53:44.226328-06:00</text:p>
          </table:table-cell>
          <table:table-cell office:value-type="float" office:value="263.359819" calcext:value-type="float">
            <text:p>263.359819</text:p>
          </table:table-cell>
          <table:table-cell office:value-type="float" office:value="7.877341" calcext:value-type="float">
            <text:p>7.877341</text:p>
          </table:table-cell>
        </table:table-row>
        <table:table-row table:style-name="ro1">
          <table:table-cell office:value-type="string" calcext:value-type="string">
            <text:p>2022-03-20T18:54:44.226328-06:00</text:p>
          </table:table-cell>
          <table:table-cell office:value-type="float" office:value="263.526243" calcext:value-type="float">
            <text:p>263.526243</text:p>
          </table:table-cell>
          <table:table-cell office:value-type="float" office:value="7.689361" calcext:value-type="float">
            <text:p>7.689361</text:p>
          </table:table-cell>
        </table:table-row>
        <table:table-row table:style-name="ro1">
          <table:table-cell office:value-type="string" calcext:value-type="string">
            <text:p>2022-03-20T18:55:44.226328-06:00</text:p>
          </table:table-cell>
          <table:table-cell office:value-type="float" office:value="263.692522" calcext:value-type="float">
            <text:p>263.692522</text:p>
          </table:table-cell>
          <table:table-cell office:value-type="float" office:value="7.501319" calcext:value-type="float">
            <text:p>7.501319</text:p>
          </table:table-cell>
        </table:table-row>
        <table:table-row table:style-name="ro1">
          <table:table-cell office:value-type="string" calcext:value-type="string">
            <text:p>2022-03-20T18:56:44.226328-06:00</text:p>
          </table:table-cell>
          <table:table-cell office:value-type="float" office:value="263.858659" calcext:value-type="float">
            <text:p>263.858659</text:p>
          </table:table-cell>
          <table:table-cell office:value-type="float" office:value="7.313217" calcext:value-type="float">
            <text:p>7.313217</text:p>
          </table:table-cell>
        </table:table-row>
        <table:table-row table:style-name="ro1">
          <table:table-cell office:value-type="string" calcext:value-type="string">
            <text:p>2022-03-20T18:57:44.226328-06:00</text:p>
          </table:table-cell>
          <table:table-cell office:value-type="float" office:value="264.024659" calcext:value-type="float">
            <text:p>264.024659</text:p>
          </table:table-cell>
          <table:table-cell office:value-type="float" office:value="7.125055" calcext:value-type="float">
            <text:p>7.125055</text:p>
          </table:table-cell>
        </table:table-row>
        <table:table-row table:style-name="ro1">
          <table:table-cell office:value-type="string" calcext:value-type="string">
            <text:p>2022-03-20T18:58:44.226328-06:00</text:p>
          </table:table-cell>
          <table:table-cell office:value-type="float" office:value="264.190525" calcext:value-type="float">
            <text:p>264.190525</text:p>
          </table:table-cell>
          <table:table-cell office:value-type="float" office:value="6.936837" calcext:value-type="float">
            <text:p>6.936837</text:p>
          </table:table-cell>
        </table:table-row>
        <table:table-row table:style-name="ro1">
          <table:table-cell office:value-type="string" calcext:value-type="string">
            <text:p>2022-03-20T18:59:44.226328-06:00</text:p>
          </table:table-cell>
          <table:table-cell office:value-type="float" office:value="264.35626" calcext:value-type="float">
            <text:p>264.35626</text:p>
          </table:table-cell>
          <table:table-cell office:value-type="float" office:value="6.748563" calcext:value-type="float">
            <text:p>6.748563</text:p>
          </table:table-cell>
        </table:table-row>
        <table:table-row table:style-name="ro1">
          <table:table-cell office:value-type="string" calcext:value-type="string">
            <text:p>2022-03-20T19:00:44.226328-06:00</text:p>
          </table:table-cell>
          <table:table-cell office:value-type="float" office:value="264.521869" calcext:value-type="float">
            <text:p>264.521869</text:p>
          </table:table-cell>
          <table:table-cell office:value-type="float" office:value="6.560235" calcext:value-type="float">
            <text:p>6.560235</text:p>
          </table:table-cell>
        </table:table-row>
        <table:table-row table:style-name="ro1">
          <table:table-cell office:value-type="string" calcext:value-type="string">
            <text:p>2022-03-20T19:01:44.226328-06:00</text:p>
          </table:table-cell>
          <table:table-cell office:value-type="float" office:value="264.687355" calcext:value-type="float">
            <text:p>264.687355</text:p>
          </table:table-cell>
          <table:table-cell office:value-type="float" office:value="6.371854" calcext:value-type="float">
            <text:p>6.371854</text:p>
          </table:table-cell>
        </table:table-row>
        <table:table-row table:style-name="ro1">
          <table:table-cell office:value-type="string" calcext:value-type="string">
            <text:p>2022-03-20T19:02:44.226328-06:00</text:p>
          </table:table-cell>
          <table:table-cell office:value-type="float" office:value="264.852722" calcext:value-type="float">
            <text:p>264.852722</text:p>
          </table:table-cell>
          <table:table-cell office:value-type="float" office:value="6.183423" calcext:value-type="float">
            <text:p>6.183423</text:p>
          </table:table-cell>
        </table:table-row>
        <table:table-row table:style-name="ro1">
          <table:table-cell office:value-type="string" calcext:value-type="string">
            <text:p>2022-03-20T19:03:44.226328-06:00</text:p>
          </table:table-cell>
          <table:table-cell office:value-type="float" office:value="265.017973" calcext:value-type="float">
            <text:p>265.017973</text:p>
          </table:table-cell>
          <table:table-cell office:value-type="float" office:value="5.994943" calcext:value-type="float">
            <text:p>5.994943</text:p>
          </table:table-cell>
        </table:table-row>
        <table:table-row table:style-name="ro1">
          <table:table-cell office:value-type="string" calcext:value-type="string">
            <text:p>2022-03-20T19:04:44.226328-06:00</text:p>
          </table:table-cell>
          <table:table-cell office:value-type="float" office:value="265.183112" calcext:value-type="float">
            <text:p>265.183112</text:p>
          </table:table-cell>
          <table:table-cell office:value-type="float" office:value="5.806416" calcext:value-type="float">
            <text:p>5.806416</text:p>
          </table:table-cell>
        </table:table-row>
        <table:table-row table:style-name="ro1">
          <table:table-cell office:value-type="string" calcext:value-type="string">
            <text:p>2022-03-20T19:05:44.226328-06:00</text:p>
          </table:table-cell>
          <table:table-cell office:value-type="float" office:value="265.348143" calcext:value-type="float">
            <text:p>265.348143</text:p>
          </table:table-cell>
          <table:table-cell office:value-type="float" office:value="5.617842" calcext:value-type="float">
            <text:p>5.617842</text:p>
          </table:table-cell>
        </table:table-row>
        <table:table-row table:style-name="ro1">
          <table:table-cell office:value-type="string" calcext:value-type="string">
            <text:p>2022-03-20T19:06:44.226328-06:00</text:p>
          </table:table-cell>
          <table:table-cell office:value-type="float" office:value="265.51307" calcext:value-type="float">
            <text:p>265.51307</text:p>
          </table:table-cell>
          <table:table-cell office:value-type="float" office:value="5.429224" calcext:value-type="float">
            <text:p>5.429224</text:p>
          </table:table-cell>
        </table:table-row>
        <table:table-row table:style-name="ro1">
          <table:table-cell office:value-type="string" calcext:value-type="string">
            <text:p>2022-03-20T19:07:44.226328-06:00</text:p>
          </table:table-cell>
          <table:table-cell office:value-type="float" office:value="265.677896" calcext:value-type="float">
            <text:p>265.677896</text:p>
          </table:table-cell>
          <table:table-cell office:value-type="float" office:value="5.240564" calcext:value-type="float">
            <text:p>5.240564</text:p>
          </table:table-cell>
        </table:table-row>
        <table:table-row table:style-name="ro1">
          <table:table-cell office:value-type="string" calcext:value-type="string">
            <text:p>2022-03-20T19:08:44.226328-06:00</text:p>
          </table:table-cell>
          <table:table-cell office:value-type="float" office:value="265.842624" calcext:value-type="float">
            <text:p>265.842624</text:p>
          </table:table-cell>
          <table:table-cell office:value-type="float" office:value="5.051862" calcext:value-type="float">
            <text:p>5.051862</text:p>
          </table:table-cell>
        </table:table-row>
        <table:table-row table:style-name="ro1">
          <table:table-cell office:value-type="string" calcext:value-type="string">
            <text:p>2022-03-20T19:09:44.226328-06:00</text:p>
          </table:table-cell>
          <table:table-cell office:value-type="float" office:value="266.007259" calcext:value-type="float">
            <text:p>266.007259</text:p>
          </table:table-cell>
          <table:table-cell office:value-type="float" office:value="4.863121" calcext:value-type="float">
            <text:p>4.863121</text:p>
          </table:table-cell>
        </table:table-row>
        <table:table-row table:style-name="ro1">
          <table:table-cell office:value-type="string" calcext:value-type="string">
            <text:p>2022-03-20T19:10:44.226328-06:00</text:p>
          </table:table-cell>
          <table:table-cell office:value-type="float" office:value="266.171804" calcext:value-type="float">
            <text:p>266.171804</text:p>
          </table:table-cell>
          <table:table-cell office:value-type="float" office:value="4.674342" calcext:value-type="float">
            <text:p>4.674342</text:p>
          </table:table-cell>
        </table:table-row>
        <table:table-row table:style-name="ro1">
          <table:table-cell office:value-type="string" calcext:value-type="string">
            <text:p>2022-03-20T19:11:44.226328-06:00</text:p>
          </table:table-cell>
          <table:table-cell office:value-type="float" office:value="266.336263" calcext:value-type="float">
            <text:p>266.336263</text:p>
          </table:table-cell>
          <table:table-cell office:value-type="float" office:value="4.485527" calcext:value-type="float">
            <text:p>4.485527</text:p>
          </table:table-cell>
        </table:table-row>
        <table:table-row table:style-name="ro1">
          <table:table-cell office:value-type="string" calcext:value-type="string">
            <text:p>2022-03-20T19:12:44.226328-06:00</text:p>
          </table:table-cell>
          <table:table-cell office:value-type="float" office:value="266.500639" calcext:value-type="float">
            <text:p>266.500639</text:p>
          </table:table-cell>
          <table:table-cell office:value-type="float" office:value="4.296677" calcext:value-type="float">
            <text:p>4.296677</text:p>
          </table:table-cell>
        </table:table-row>
        <table:table-row table:style-name="ro1">
          <table:table-cell office:value-type="string" calcext:value-type="string">
            <text:p>2022-03-20T19:13:44.226328-06:00</text:p>
          </table:table-cell>
          <table:table-cell office:value-type="float" office:value="266.664936" calcext:value-type="float">
            <text:p>266.664936</text:p>
          </table:table-cell>
          <table:table-cell office:value-type="float" office:value="4.107794" calcext:value-type="float">
            <text:p>4.107794</text:p>
          </table:table-cell>
        </table:table-row>
        <table:table-row table:style-name="ro1">
          <table:table-cell office:value-type="string" calcext:value-type="string">
            <text:p>2022-03-20T19:14:44.226328-06:00</text:p>
          </table:table-cell>
          <table:table-cell office:value-type="float" office:value="266.829157" calcext:value-type="float">
            <text:p>266.829157</text:p>
          </table:table-cell>
          <table:table-cell office:value-type="float" office:value="3.918879" calcext:value-type="float">
            <text:p>3.918879</text:p>
          </table:table-cell>
        </table:table-row>
        <table:table-row table:style-name="ro1">
          <table:table-cell office:value-type="string" calcext:value-type="string">
            <text:p>2022-03-20T19:15:44.226328-06:00</text:p>
          </table:table-cell>
          <table:table-cell office:value-type="float" office:value="266.993307" calcext:value-type="float">
            <text:p>266.993307</text:p>
          </table:table-cell>
          <table:table-cell office:value-type="float" office:value="3.729934" calcext:value-type="float">
            <text:p>3.729934</text:p>
          </table:table-cell>
        </table:table-row>
        <table:table-row table:style-name="ro1">
          <table:table-cell office:value-type="string" calcext:value-type="string">
            <text:p>2022-03-20T19:16:44.226328-06:00</text:p>
          </table:table-cell>
          <table:table-cell office:value-type="float" office:value="267.157388" calcext:value-type="float">
            <text:p>267.157388</text:p>
          </table:table-cell>
          <table:table-cell office:value-type="float" office:value="3.54096" calcext:value-type="float">
            <text:p>3.54096</text:p>
          </table:table-cell>
        </table:table-row>
        <table:table-row table:style-name="ro1">
          <table:table-cell office:value-type="string" calcext:value-type="string">
            <text:p>2022-03-20T19:17:44.226328-06:00</text:p>
          </table:table-cell>
          <table:table-cell office:value-type="float" office:value="267.321405" calcext:value-type="float">
            <text:p>267.321405</text:p>
          </table:table-cell>
          <table:table-cell office:value-type="float" office:value="3.35196" calcext:value-type="float">
            <text:p>3.35196</text:p>
          </table:table-cell>
        </table:table-row>
        <table:table-row table:style-name="ro1">
          <table:table-cell office:value-type="string" calcext:value-type="string">
            <text:p>2022-03-20T19:18:44.226328-06:00</text:p>
          </table:table-cell>
          <table:table-cell office:value-type="float" office:value="267.485361" calcext:value-type="float">
            <text:p>267.485361</text:p>
          </table:table-cell>
          <table:table-cell office:value-type="float" office:value="3.162934" calcext:value-type="float">
            <text:p>3.162934</text:p>
          </table:table-cell>
        </table:table-row>
        <table:table-row table:style-name="ro1">
          <table:table-cell office:value-type="string" calcext:value-type="string">
            <text:p>2022-03-20T19:19:44.226328-06:00</text:p>
          </table:table-cell>
          <table:table-cell office:value-type="float" office:value="267.649259" calcext:value-type="float">
            <text:p>267.649259</text:p>
          </table:table-cell>
          <table:table-cell office:value-type="float" office:value="2.973884" calcext:value-type="float">
            <text:p>2.973884</text:p>
          </table:table-cell>
        </table:table-row>
        <table:table-row table:style-name="ro1">
          <table:table-cell office:value-type="string" calcext:value-type="string">
            <text:p>2022-03-20T19:20:44.226328-06:00</text:p>
          </table:table-cell>
          <table:table-cell office:value-type="float" office:value="267.813103" calcext:value-type="float">
            <text:p>267.813103</text:p>
          </table:table-cell>
          <table:table-cell office:value-type="float" office:value="2.784813" calcext:value-type="float">
            <text:p>2.784813</text:p>
          </table:table-cell>
        </table:table-row>
        <table:table-row table:style-name="ro1">
          <table:table-cell office:value-type="string" calcext:value-type="string">
            <text:p>2022-03-20T19:21:44.226328-06:00</text:p>
          </table:table-cell>
          <table:table-cell office:value-type="float" office:value="267.976897" calcext:value-type="float">
            <text:p>267.976897</text:p>
          </table:table-cell>
          <table:table-cell office:value-type="float" office:value="2.59572" calcext:value-type="float">
            <text:p>2.59572</text:p>
          </table:table-cell>
        </table:table-row>
        <table:table-row table:style-name="ro1">
          <table:table-cell office:value-type="string" calcext:value-type="string">
            <text:p>2022-03-20T19:22:44.226328-06:00</text:p>
          </table:table-cell>
          <table:table-cell office:value-type="float" office:value="268.140645" calcext:value-type="float">
            <text:p>268.140645</text:p>
          </table:table-cell>
          <table:table-cell office:value-type="float" office:value="2.406608" calcext:value-type="float">
            <text:p>2.406608</text:p>
          </table:table-cell>
        </table:table-row>
        <table:table-row table:style-name="ro1">
          <table:table-cell office:value-type="string" calcext:value-type="string">
            <text:p>2022-03-20T19:23:44.226328-06:00</text:p>
          </table:table-cell>
          <table:table-cell office:value-type="float" office:value="268.304349" calcext:value-type="float">
            <text:p>268.304349</text:p>
          </table:table-cell>
          <table:table-cell office:value-type="float" office:value="2.217479" calcext:value-type="float">
            <text:p>2.217479</text:p>
          </table:table-cell>
        </table:table-row>
        <table:table-row table:style-name="ro1">
          <table:table-cell office:value-type="string" calcext:value-type="string">
            <text:p>2022-03-20T19:24:44.226328-06:00</text:p>
          </table:table-cell>
          <table:table-cell office:value-type="float" office:value="268.468014" calcext:value-type="float">
            <text:p>268.468014</text:p>
          </table:table-cell>
          <table:table-cell office:value-type="float" office:value="2.028334" calcext:value-type="float">
            <text:p>2.028334</text:p>
          </table:table-cell>
        </table:table-row>
        <table:table-row table:style-name="ro1">
          <table:table-cell office:value-type="string" calcext:value-type="string">
            <text:p>2022-03-20T19:25:44.226328-06:00</text:p>
          </table:table-cell>
          <table:table-cell office:value-type="float" office:value="268.631644" calcext:value-type="float">
            <text:p>268.631644</text:p>
          </table:table-cell>
          <table:table-cell office:value-type="float" office:value="1.839174" calcext:value-type="float">
            <text:p>1.839174</text:p>
          </table:table-cell>
        </table:table-row>
        <table:table-row table:style-name="ro1">
          <table:table-cell office:value-type="string" calcext:value-type="string">
            <text:p>2022-03-20T19:26:44.226328-06:00</text:p>
          </table:table-cell>
          <table:table-cell office:value-type="float" office:value="268.79524" calcext:value-type="float">
            <text:p>268.79524</text:p>
          </table:table-cell>
          <table:table-cell office:value-type="float" office:value="1.650001" calcext:value-type="float">
            <text:p>1.650001</text:p>
          </table:table-cell>
        </table:table-row>
        <table:table-row table:style-name="ro1">
          <table:table-cell office:value-type="string" calcext:value-type="string">
            <text:p>2022-03-20T19:27:44.226328-06:00</text:p>
          </table:table-cell>
          <table:table-cell office:value-type="float" office:value="268.958808" calcext:value-type="float">
            <text:p>268.958808</text:p>
          </table:table-cell>
          <table:table-cell office:value-type="float" office:value="1.460817" calcext:value-type="float">
            <text:p>1.460817</text:p>
          </table:table-cell>
        </table:table-row>
        <table:table-row table:style-name="ro1">
          <table:table-cell office:value-type="string" calcext:value-type="string">
            <text:p>2022-03-20T19:28:44.226328-06:00</text:p>
          </table:table-cell>
          <table:table-cell office:value-type="float" office:value="269.122351" calcext:value-type="float">
            <text:p>269.122351</text:p>
          </table:table-cell>
          <table:table-cell office:value-type="float" office:value="1.271623" calcext:value-type="float">
            <text:p>1.271623</text:p>
          </table:table-cell>
        </table:table-row>
        <table:table-row table:style-name="ro1">
          <table:table-cell office:value-type="string" calcext:value-type="string">
            <text:p>2022-03-20T19:29:44.226328-06:00</text:p>
          </table:table-cell>
          <table:table-cell office:value-type="float" office:value="269.285873" calcext:value-type="float">
            <text:p>269.285873</text:p>
          </table:table-cell>
          <table:table-cell office:value-type="float" office:value="1.082421" calcext:value-type="float">
            <text:p>1.082421</text:p>
          </table:table-cell>
        </table:table-row>
        <table:table-row table:style-name="ro1">
          <table:table-cell office:value-type="string" calcext:value-type="string">
            <text:p>2022-03-20T19:30:44.226328-06:00</text:p>
          </table:table-cell>
          <table:table-cell office:value-type="float" office:value="269.449376" calcext:value-type="float">
            <text:p>269.449376</text:p>
          </table:table-cell>
          <table:table-cell office:value-type="float" office:value="0.893212" calcext:value-type="float">
            <text:p>0.893212</text:p>
          </table:table-cell>
        </table:table-row>
        <table:table-row table:style-name="ro1">
          <table:table-cell office:value-type="string" calcext:value-type="string">
            <text:p>2022-03-20T19:31:44.226328-06:00</text:p>
          </table:table-cell>
          <table:table-cell office:value-type="float" office:value="269.612865" calcext:value-type="float">
            <text:p>269.612865</text:p>
          </table:table-cell>
          <table:table-cell office:value-type="float" office:value="0.703998" calcext:value-type="float">
            <text:p>0.703998</text:p>
          </table:table-cell>
        </table:table-row>
        <table:table-row table:style-name="ro1">
          <table:table-cell office:value-type="string" calcext:value-type="string">
            <text:p>2022-03-20T19:32:44.226328-06:00</text:p>
          </table:table-cell>
          <table:table-cell office:value-type="float" office:value="269.776343" calcext:value-type="float">
            <text:p>269.776343</text:p>
          </table:table-cell>
          <table:table-cell office:value-type="float" office:value="0.51478" calcext:value-type="float">
            <text:p>0.51478</text:p>
          </table:table-cell>
        </table:table-row>
        <table:table-row table:style-name="ro1">
          <table:table-cell office:value-type="string" calcext:value-type="string">
            <text:p>2022-03-20T19:33:44.226328-06:00</text:p>
          </table:table-cell>
          <table:table-cell office:value-type="float" office:value="269.939813" calcext:value-type="float">
            <text:p>269.939813</text:p>
          </table:table-cell>
          <table:table-cell office:value-type="float" office:value="0.32556" calcext:value-type="float">
            <text:p>0.32556</text:p>
          </table:table-cell>
        </table:table-row>
        <table:table-row table:style-name="ro1">
          <table:table-cell office:value-type="string" calcext:value-type="string">
            <text:p>2022-03-20T19:34:44.226328-06:00</text:p>
          </table:table-cell>
          <table:table-cell office:value-type="float" office:value="270.10328" calcext:value-type="float">
            <text:p>270.10328</text:p>
          </table:table-cell>
          <table:table-cell office:value-type="float" office:value="0.13634" calcext:value-type="float">
            <text:p>0.13634</text:p>
          </table:table-cell>
        </table:table-row>
        <table:table-row table:style-name="ro1">
          <table:table-cell office:value-type="string" calcext:value-type="string">
            <text:p>2022-03-20T19:35:44.226328-06:00</text:p>
          </table:table-cell>
          <table:table-cell office:value-type="float" office:value="270.266747" calcext:value-type="float">
            <text:p>270.266747</text:p>
          </table:table-cell>
          <table:table-cell office:value-type="float" office:value="-0.05288" calcext:value-type="float">
            <text:p>-0.05288</text:p>
          </table:table-cell>
        </table:table-row>
        <table:table-row table:style-name="ro1">
          <table:table-cell office:value-type="string" calcext:value-type="string">
            <text:p>2022-03-20T19:36:44.226328-06:00</text:p>
          </table:table-cell>
          <table:table-cell office:value-type="float" office:value="270.430217" calcext:value-type="float">
            <text:p>270.430217</text:p>
          </table:table-cell>
          <table:table-cell office:value-type="float" office:value="-0.242097" calcext:value-type="float">
            <text:p>-0.242097</text:p>
          </table:table-cell>
        </table:table-row>
        <table:table-row table:style-name="ro1">
          <table:table-cell office:value-type="string" calcext:value-type="string">
            <text:p>2022-03-20T19:37:44.226328-06:00</text:p>
          </table:table-cell>
          <table:table-cell office:value-type="float" office:value="270.593694" calcext:value-type="float">
            <text:p>270.593694</text:p>
          </table:table-cell>
          <table:table-cell office:value-type="float" office:value="-0.43131" calcext:value-type="float">
            <text:p>-0.43131</text:p>
          </table:table-cell>
        </table:table-row>
        <table:table-row table:style-name="ro1">
          <table:table-cell office:value-type="string" calcext:value-type="string">
            <text:p>2022-03-20T19:38:44.226328-06:00</text:p>
          </table:table-cell>
          <table:table-cell office:value-type="float" office:value="270.757182" calcext:value-type="float">
            <text:p>270.757182</text:p>
          </table:table-cell>
          <table:table-cell office:value-type="float" office:value="-0.620517" calcext:value-type="float">
            <text:p>-0.620517</text:p>
          </table:table-cell>
        </table:table-row>
        <table:table-row table:style-name="ro1">
          <table:table-cell office:value-type="string" calcext:value-type="string">
            <text:p>2022-03-20T19:39:44.226328-06:00</text:p>
          </table:table-cell>
          <table:table-cell office:value-type="float" office:value="270.920684" calcext:value-type="float">
            <text:p>270.920684</text:p>
          </table:table-cell>
          <table:table-cell office:value-type="float" office:value="-0.809717" calcext:value-type="float">
            <text:p>-0.8097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4-22T12:46:05.765000000</dc:date>
    <meta:editing-duration>PT9M16S</meta:editing-duration>
    <meta:editing-cycles>1</meta:editing-cycles>
    <meta:document-statistic meta:table-count="3" meta:cell-count="6051" meta:object-count="1"/>
    <meta:generator>LibreOffice/6.3.2.2$Windows_X86_64 LibreOffice_project/98b30e735bda24bc04ab42594c85f7fd8be07b9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2cm" svg:y="3.703cm" style:legend-expansion="high" chart:style-name="ch2"/>
        <chart:plot-area chart:style-name="ch3" table:cell-range-address="middle.B1:middle.B856 middle.C2:middle.C856 winter.C2:winter.C856 summer.C2:summer.C856" chart:data-source-has-labels="row" svg:x="0.32cm" svg:y="0.18cm" svg:width="12.772cm" svg:height="8.64cm">
          <chartooo:coordinate-region svg:x="1.047cm" svg:y="0.379cm" svg:width="11.76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iddle.C2:middle.C856" loext:label-string="middle" chart:class="chart:scatter">
            <chart:domain table:cell-range-address="middle.B2:middle.B856"/>
            <chart:data-point chart:repeated="855"/>
          </chart:series>
          <chart:series chart:style-name="ch7" chart:values-cell-range-address="winter.C2:winter.C856" loext:label-string="winter" chart:class="chart:scatter">
            <chart:domain table:cell-range-address="winter.B2:winter.B856"/>
            <chart:data-point chart:repeated="855"/>
          </chart:series>
          <chart:series chart:style-name="ch8" chart:values-cell-range-address="summer.C2:summer.C856" loext:label-string="summer" chart:class="chart:scatter">
            <chart:domain table:cell-range-address="summer.B2:summer.B856"/>
            <chart:data-point chart:repeated="8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ddle</text:p>
              </table:table-cell>
              <table:table-cell office:value-type="string">
                <text:p>Column B</text:p>
              </table:table-cell>
              <table:table-cell office:value-type="string">
                <text:p>winter</text:p>
              </table:table-cell>
              <table:table-cell office:value-type="string">
                <text:p>Column B</text:p>
              </table:table-cell>
              <table:table-cell office:value-type="string">
                <text:p>summ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.838099">
                <text:p>120.838099</text:p>
                <draw:g>
                  <svg:desc>middle.B2:middle.B856</svg:desc>
                </draw:g>
              </table:table-cell>
              <table:table-cell office:value-type="float" office:value="-0.834923">
                <text:p>-0.834923</text:p>
                <draw:g>
                  <svg:desc>middle.C2:middle.C856</svg:desc>
                </draw:g>
              </table:table-cell>
              <table:table-cell office:value-type="float" office:value="89.323044">
                <text:p>89.323044</text:p>
                <draw:g>
                  <svg:desc>winter.B2:winter.B856</svg:desc>
                </draw:g>
              </table:table-cell>
              <table:table-cell office:value-type="float" office:value="-0.833339">
                <text:p>-0.833339</text:p>
                <draw:g>
                  <svg:desc>winter.C2:winter.C856</svg:desc>
                </draw:g>
              </table:table-cell>
              <table:table-cell office:value-type="float" office:value="89.151793">
                <text:p>89.151793</text:p>
                <draw:g>
                  <svg:desc>summer.B2:summer.B856</svg:desc>
                </draw:g>
              </table:table-cell>
              <table:table-cell office:value-type="float" office:value="-0.836279">
                <text:p>-0.836279</text:p>
                <draw:g>
                  <svg:desc>summer.C2:summer.C8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.999989">
                <text:p>120.999989</text:p>
              </table:table-cell>
              <table:table-cell office:value-type="float" office:value="-0.672528">
                <text:p>-0.672528</text:p>
              </table:table-cell>
              <table:table-cell office:value-type="float" office:value="89.486121">
                <text:p>89.486121</text:p>
              </table:table-cell>
              <table:table-cell office:value-type="float" office:value="-0.643771">
                <text:p>-0.643771</text:p>
              </table:table-cell>
              <table:table-cell office:value-type="float" office:value="89.315296">
                <text:p>89.315296</text:p>
              </table:table-cell>
              <table:table-cell office:value-type="float" office:value="-0.647065">
                <text:p>-0.647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.16215">
                <text:p>121.16215</text:p>
              </table:table-cell>
              <table:table-cell office:value-type="float" office:value="-0.510408">
                <text:p>-0.510408</text:p>
              </table:table-cell>
              <table:table-cell office:value-type="float" office:value="89.649186">
                <text:p>89.649186</text:p>
              </table:table-cell>
              <table:table-cell office:value-type="float" office:value="-0.454197">
                <text:p>-0.454197</text:p>
              </table:table-cell>
              <table:table-cell office:value-type="float" office:value="89.478786">
                <text:p>89.478786</text:p>
              </table:table-cell>
              <table:table-cell office:value-type="float" office:value="-0.457845">
                <text:p>-0.457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.324584">
                <text:p>121.324584</text:p>
              </table:table-cell>
              <table:table-cell office:value-type="float" office:value="-0.348566">
                <text:p>-0.348566</text:p>
              </table:table-cell>
              <table:table-cell office:value-type="float" office:value="89.812243">
                <text:p>89.812243</text:p>
              </table:table-cell>
              <table:table-cell office:value-type="float" office:value="-0.264621">
                <text:p>-0.264621</text:p>
              </table:table-cell>
              <table:table-cell office:value-type="float" office:value="89.642265">
                <text:p>89.642265</text:p>
              </table:table-cell>
              <table:table-cell office:value-type="float" office:value="-0.26862">
                <text:p>-0.26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.487292">
                <text:p>121.487292</text:p>
              </table:table-cell>
              <table:table-cell office:value-type="float" office:value="-0.187003">
                <text:p>-0.187003</text:p>
              </table:table-cell>
              <table:table-cell office:value-type="float" office:value="89.975296">
                <text:p>89.975296</text:p>
              </table:table-cell>
              <table:table-cell office:value-type="float" office:value="-0.075042">
                <text:p>-0.075042</text:p>
              </table:table-cell>
              <table:table-cell office:value-type="float" office:value="89.805738">
                <text:p>89.805738</text:p>
              </table:table-cell>
              <table:table-cell office:value-type="float" office:value="-0.079392">
                <text:p>-0.079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.650278">
                <text:p>121.650278</text:p>
              </table:table-cell>
              <table:table-cell office:value-type="float" office:value="-0.025721">
                <text:p>-0.025721</text:p>
              </table:table-cell>
              <table:table-cell office:value-type="float" office:value="90.138347">
                <text:p>90.138347</text:p>
              </table:table-cell>
              <table:table-cell office:value-type="float" office:value="0.114536">
                <text:p>0.114536</text:p>
              </table:table-cell>
              <table:table-cell office:value-type="float" office:value="89.969208">
                <text:p>89.969208</text:p>
              </table:table-cell>
              <table:table-cell office:value-type="float" office:value="0.109838">
                <text:p>0.109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.813543">
                <text:p>121.813543</text:p>
              </table:table-cell>
              <table:table-cell office:value-type="float" office:value="0.135278">
                <text:p>0.135278</text:p>
              </table:table-cell>
              <table:table-cell office:value-type="float" office:value="90.301402">
                <text:p>90.301402</text:p>
              </table:table-cell>
              <table:table-cell office:value-type="float" office:value="0.304113">
                <text:p>0.304113</text:p>
              </table:table-cell>
              <table:table-cell office:value-type="float" office:value="90.132679">
                <text:p>90.132679</text:p>
              </table:table-cell>
              <table:table-cell office:value-type="float" office:value="0.299069">
                <text:p>0.299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.977089">
                <text:p>121.977089</text:p>
              </table:table-cell>
              <table:table-cell office:value-type="float" office:value="0.295992">
                <text:p>0.295992</text:p>
              </table:table-cell>
              <table:table-cell office:value-type="float" office:value="90.464462">
                <text:p>90.464462</text:p>
              </table:table-cell>
              <table:table-cell office:value-type="float" office:value="0.493688">
                <text:p>0.493688</text:p>
              </table:table-cell>
              <table:table-cell office:value-type="float" office:value="90.296155">
                <text:p>90.296155</text:p>
              </table:table-cell>
              <table:table-cell office:value-type="float" office:value="0.488298">
                <text:p>0.488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.140919">
                <text:p>122.140919</text:p>
              </table:table-cell>
              <table:table-cell office:value-type="float" office:value="0.45642">
                <text:p>0.45642</text:p>
              </table:table-cell>
              <table:table-cell office:value-type="float" office:value="90.627532">
                <text:p>90.627532</text:p>
              </table:table-cell>
              <table:table-cell office:value-type="float" office:value="0.683258">
                <text:p>0.683258</text:p>
              </table:table-cell>
              <table:table-cell office:value-type="float" office:value="90.459638">
                <text:p>90.459638</text:p>
              </table:table-cell>
              <table:table-cell office:value-type="float" office:value="0.677524">
                <text:p>0.677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.305033">
                <text:p>122.305033</text:p>
              </table:table-cell>
              <table:table-cell office:value-type="float" office:value="0.61656">
                <text:p>0.61656</text:p>
              </table:table-cell>
              <table:table-cell office:value-type="float" office:value="90.790615">
                <text:p>90.790615</text:p>
              </table:table-cell>
              <table:table-cell office:value-type="float" office:value="0.872822">
                <text:p>0.872822</text:p>
              </table:table-cell>
              <table:table-cell office:value-type="float" office:value="90.623132">
                <text:p>90.623132</text:p>
              </table:table-cell>
              <table:table-cell office:value-type="float" office:value="0.866746">
                <text:p>0.866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.469436">
                <text:p>122.469436</text:p>
              </table:table-cell>
              <table:table-cell office:value-type="float" office:value="0.77641">
                <text:p>0.77641</text:p>
              </table:table-cell>
              <table:table-cell office:value-type="float" office:value="90.953715">
                <text:p>90.953715</text:p>
              </table:table-cell>
              <table:table-cell office:value-type="float" office:value="1.062379">
                <text:p>1.062379</text:p>
              </table:table-cell>
              <table:table-cell office:value-type="float" office:value="90.786642">
                <text:p>90.786642</text:p>
              </table:table-cell>
              <table:table-cell office:value-type="float" office:value="1.055963">
                <text:p>1.055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.634127">
                <text:p>122.634127</text:p>
              </table:table-cell>
              <table:table-cell office:value-type="float" office:value="0.935968">
                <text:p>0.935968</text:p>
              </table:table-cell>
              <table:table-cell office:value-type="float" office:value="91.116836">
                <text:p>91.116836</text:p>
              </table:table-cell>
              <table:table-cell office:value-type="float" office:value="1.251926">
                <text:p>1.251926</text:p>
              </table:table-cell>
              <table:table-cell office:value-type="float" office:value="90.95017">
                <text:p>90.95017</text:p>
              </table:table-cell>
              <table:table-cell office:value-type="float" office:value="1.245171">
                <text:p>1.2451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.799111">
                <text:p>122.799111</text:p>
              </table:table-cell>
              <table:table-cell office:value-type="float" office:value="1.095232">
                <text:p>1.095232</text:p>
              </table:table-cell>
              <table:table-cell office:value-type="float" office:value="91.279981">
                <text:p>91.279981</text:p>
              </table:table-cell>
              <table:table-cell office:value-type="float" office:value="1.441464">
                <text:p>1.441464</text:p>
              </table:table-cell>
              <table:table-cell office:value-type="float" office:value="91.11372">
                <text:p>91.11372</text:p>
              </table:table-cell>
              <table:table-cell office:value-type="float" office:value="1.434371">
                <text:p>1.434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.964388">
                <text:p>122.964388</text:p>
              </table:table-cell>
              <table:table-cell office:value-type="float" office:value="1.254201">
                <text:p>1.254201</text:p>
              </table:table-cell>
              <table:table-cell office:value-type="float" office:value="91.443153">
                <text:p>91.443153</text:p>
              </table:table-cell>
              <table:table-cell office:value-type="float" office:value="1.630989">
                <text:p>1.630989</text:p>
              </table:table-cell>
              <table:table-cell office:value-type="float" office:value="91.277296">
                <text:p>91.277296</text:p>
              </table:table-cell>
              <table:table-cell office:value-type="float" office:value="1.623561">
                <text:p>1.6235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.12996">
                <text:p>123.12996</text:p>
              </table:table-cell>
              <table:table-cell office:value-type="float" office:value="1.412872">
                <text:p>1.412872</text:p>
              </table:table-cell>
              <table:table-cell office:value-type="float" office:value="91.606356">
                <text:p>91.606356</text:p>
              </table:table-cell>
              <table:table-cell office:value-type="float" office:value="1.8205">
                <text:p>1.8205</text:p>
              </table:table-cell>
              <table:table-cell office:value-type="float" office:value="91.440901">
                <text:p>91.440901</text:p>
              </table:table-cell>
              <table:table-cell office:value-type="float" office:value="1.812738">
                <text:p>1.812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295831">
                <text:p>123.295831</text:p>
              </table:table-cell>
              <table:table-cell office:value-type="float" office:value="1.571244">
                <text:p>1.571244</text:p>
              </table:table-cell>
              <table:table-cell office:value-type="float" office:value="91.769594">
                <text:p>91.769594</text:p>
              </table:table-cell>
              <table:table-cell office:value-type="float" office:value="2.009997">
                <text:p>2.009997</text:p>
              </table:table-cell>
              <table:table-cell office:value-type="float" office:value="91.604539">
                <text:p>91.604539</text:p>
              </table:table-cell>
              <table:table-cell office:value-type="float" office:value="2.001901">
                <text:p>2.0019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.462001">
                <text:p>123.462001</text:p>
              </table:table-cell>
              <table:table-cell office:value-type="float" office:value="1.729315">
                <text:p>1.729315</text:p>
              </table:table-cell>
              <table:table-cell office:value-type="float" office:value="91.932871">
                <text:p>91.932871</text:p>
              </table:table-cell>
              <table:table-cell office:value-type="float" office:value="2.199477">
                <text:p>2.199477</text:p>
              </table:table-cell>
              <table:table-cell office:value-type="float" office:value="91.768213">
                <text:p>91.768213</text:p>
              </table:table-cell>
              <table:table-cell office:value-type="float" office:value="2.19105">
                <text:p>2.19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.628473">
                <text:p>123.628473</text:p>
              </table:table-cell>
              <table:table-cell office:value-type="float" office:value="1.887083">
                <text:p>1.887083</text:p>
              </table:table-cell>
              <table:table-cell office:value-type="float" office:value="92.096189">
                <text:p>92.096189</text:p>
              </table:table-cell>
              <table:table-cell office:value-type="float" office:value="2.388939">
                <text:p>2.388939</text:p>
              </table:table-cell>
              <table:table-cell office:value-type="float" office:value="91.931928">
                <text:p>91.931928</text:p>
              </table:table-cell>
              <table:table-cell office:value-type="float" office:value="2.380182">
                <text:p>2.380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.795249">
                <text:p>123.795249</text:p>
              </table:table-cell>
              <table:table-cell office:value-type="float" office:value="2.044546">
                <text:p>2.044546</text:p>
              </table:table-cell>
              <table:table-cell office:value-type="float" office:value="92.259552">
                <text:p>92.259552</text:p>
              </table:table-cell>
              <table:table-cell office:value-type="float" office:value="2.578381">
                <text:p>2.578381</text:p>
              </table:table-cell>
              <table:table-cell office:value-type="float" office:value="92.095686">
                <text:p>92.095686</text:p>
              </table:table-cell>
              <table:table-cell office:value-type="float" office:value="2.569295">
                <text:p>2.569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96233">
                <text:p>123.96233</text:p>
              </table:table-cell>
              <table:table-cell office:value-type="float" office:value="2.201703">
                <text:p>2.201703</text:p>
              </table:table-cell>
              <table:table-cell office:value-type="float" office:value="92.422965">
                <text:p>92.422965</text:p>
              </table:table-cell>
              <table:table-cell office:value-type="float" office:value="2.767801">
                <text:p>2.767801</text:p>
              </table:table-cell>
              <table:table-cell office:value-type="float" office:value="92.259491">
                <text:p>92.259491</text:p>
              </table:table-cell>
              <table:table-cell office:value-type="float" office:value="2.758389">
                <text:p>2.758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.12972">
                <text:p>124.12972</text:p>
              </table:table-cell>
              <table:table-cell office:value-type="float" office:value="2.358551">
                <text:p>2.358551</text:p>
              </table:table-cell>
              <table:table-cell office:value-type="float" office:value="92.58643">
                <text:p>92.58643</text:p>
              </table:table-cell>
              <table:table-cell office:value-type="float" office:value="2.957199">
                <text:p>2.957199</text:p>
              </table:table-cell>
              <table:table-cell office:value-type="float" office:value="92.423347">
                <text:p>92.423347</text:p>
              </table:table-cell>
              <table:table-cell office:value-type="float" office:value="2.947461">
                <text:p>2.947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4.297419">
                <text:p>124.297419</text:p>
              </table:table-cell>
              <table:table-cell office:value-type="float" office:value="2.515088">
                <text:p>2.515088</text:p>
              </table:table-cell>
              <table:table-cell office:value-type="float" office:value="92.749952">
                <text:p>92.749952</text:p>
              </table:table-cell>
              <table:table-cell office:value-type="float" office:value="3.146573">
                <text:p>3.146573</text:p>
              </table:table-cell>
              <table:table-cell office:value-type="float" office:value="92.587258">
                <text:p>92.587258</text:p>
              </table:table-cell>
              <table:table-cell office:value-type="float" office:value="3.13651">
                <text:p>3.13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.46543">
                <text:p>124.46543</text:p>
              </table:table-cell>
              <table:table-cell office:value-type="float" office:value="2.671313">
                <text:p>2.671313</text:p>
              </table:table-cell>
              <table:table-cell office:value-type="float" office:value="92.913533">
                <text:p>92.913533</text:p>
              </table:table-cell>
              <table:table-cell office:value-type="float" office:value="3.33592">
                <text:p>3.33592</text:p>
              </table:table-cell>
              <table:table-cell office:value-type="float" office:value="92.751226">
                <text:p>92.751226</text:p>
              </table:table-cell>
              <table:table-cell office:value-type="float" office:value="3.325535">
                <text:p>3.325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.633755">
                <text:p>124.633755</text:p>
              </table:table-cell>
              <table:table-cell office:value-type="float" office:value="2.827223">
                <text:p>2.827223</text:p>
              </table:table-cell>
              <table:table-cell office:value-type="float" office:value="93.077178">
                <text:p>93.077178</text:p>
              </table:table-cell>
              <table:table-cell office:value-type="float" office:value="3.525241">
                <text:p>3.525241</text:p>
              </table:table-cell>
              <table:table-cell office:value-type="float" office:value="92.915256">
                <text:p>92.915256</text:p>
              </table:table-cell>
              <table:table-cell office:value-type="float" office:value="3.514534">
                <text:p>3.5145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4.802395">
                <text:p>124.802395</text:p>
              </table:table-cell>
              <table:table-cell office:value-type="float" office:value="2.982817">
                <text:p>2.982817</text:p>
              </table:table-cell>
              <table:table-cell office:value-type="float" office:value="93.24089">
                <text:p>93.24089</text:p>
              </table:table-cell>
              <table:table-cell office:value-type="float" office:value="3.714532">
                <text:p>3.714532</text:p>
              </table:table-cell>
              <table:table-cell office:value-type="float" office:value="93.079351">
                <text:p>93.079351</text:p>
              </table:table-cell>
              <table:table-cell office:value-type="float" office:value="3.703505">
                <text:p>3.703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.971354">
                <text:p>124.971354</text:p>
              </table:table-cell>
              <table:table-cell office:value-type="float" office:value="3.138092">
                <text:p>3.138092</text:p>
              </table:table-cell>
              <table:table-cell office:value-type="float" office:value="93.404672">
                <text:p>93.404672</text:p>
              </table:table-cell>
              <table:table-cell office:value-type="float" office:value="3.903792">
                <text:p>3.903792</text:p>
              </table:table-cell>
              <table:table-cell office:value-type="float" office:value="93.243515">
                <text:p>93.243515</text:p>
              </table:table-cell>
              <table:table-cell office:value-type="float" office:value="3.892447">
                <text:p>3.8924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.140632">
                <text:p>125.140632</text:p>
              </table:table-cell>
              <table:table-cell office:value-type="float" office:value="3.293048">
                <text:p>3.293048</text:p>
              </table:table-cell>
              <table:table-cell office:value-type="float" office:value="93.568529">
                <text:p>93.568529</text:p>
              </table:table-cell>
              <table:table-cell office:value-type="float" office:value="4.093021">
                <text:p>4.093021</text:p>
              </table:table-cell>
              <table:table-cell office:value-type="float" office:value="93.407751">
                <text:p>93.407751</text:p>
              </table:table-cell>
              <table:table-cell office:value-type="float" office:value="4.081358">
                <text:p>4.081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.310231">
                <text:p>125.310231</text:p>
              </table:table-cell>
              <table:table-cell office:value-type="float" office:value="3.447681">
                <text:p>3.447681</text:p>
              </table:table-cell>
              <table:table-cell office:value-type="float" office:value="93.732463">
                <text:p>93.732463</text:p>
              </table:table-cell>
              <table:table-cell office:value-type="float" office:value="4.282216">
                <text:p>4.282216</text:p>
              </table:table-cell>
              <table:table-cell office:value-type="float" office:value="93.572064">
                <text:p>93.572064</text:p>
              </table:table-cell>
              <table:table-cell office:value-type="float" office:value="4.270237">
                <text:p>4.2702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.480155">
                <text:p>125.480155</text:p>
              </table:table-cell>
              <table:table-cell office:value-type="float" office:value="3.60199">
                <text:p>3.60199</text:p>
              </table:table-cell>
              <table:table-cell office:value-type="float" office:value="93.896479">
                <text:p>93.896479</text:p>
              </table:table-cell>
              <table:table-cell office:value-type="float" office:value="4.471375">
                <text:p>4.471375</text:p>
              </table:table-cell>
              <table:table-cell office:value-type="float" office:value="93.736456">
                <text:p>93.736456</text:p>
              </table:table-cell>
              <table:table-cell office:value-type="float" office:value="4.459082">
                <text:p>4.4590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.650404">
                <text:p>125.650404</text:p>
              </table:table-cell>
              <table:table-cell office:value-type="float" office:value="3.755973">
                <text:p>3.755973</text:p>
              </table:table-cell>
              <table:table-cell office:value-type="float" office:value="94.060579">
                <text:p>94.060579</text:p>
              </table:table-cell>
              <table:table-cell office:value-type="float" office:value="4.660498">
                <text:p>4.660498</text:p>
              </table:table-cell>
              <table:table-cell office:value-type="float" office:value="93.900931">
                <text:p>93.900931</text:p>
              </table:table-cell>
              <table:table-cell office:value-type="float" office:value="4.647891">
                <text:p>4.6478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.82098">
                <text:p>125.82098</text:p>
              </table:table-cell>
              <table:table-cell office:value-type="float" office:value="3.909628">
                <text:p>3.909628</text:p>
              </table:table-cell>
              <table:table-cell office:value-type="float" office:value="94.224769">
                <text:p>94.224769</text:p>
              </table:table-cell>
              <table:table-cell office:value-type="float" office:value="4.849583">
                <text:p>4.849583</text:p>
              </table:table-cell>
              <table:table-cell office:value-type="float" office:value="94.065493">
                <text:p>94.065493</text:p>
              </table:table-cell>
              <table:table-cell office:value-type="float" office:value="4.836664">
                <text:p>4.8366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.991886">
                <text:p>125.991886</text:p>
              </table:table-cell>
              <table:table-cell office:value-type="float" office:value="4.062952">
                <text:p>4.062952</text:p>
              </table:table-cell>
              <table:table-cell office:value-type="float" office:value="94.389051">
                <text:p>94.389051</text:p>
              </table:table-cell>
              <table:table-cell office:value-type="float" office:value="5.038627">
                <text:p>5.038627</text:p>
              </table:table-cell>
              <table:table-cell office:value-type="float" office:value="94.230145">
                <text:p>94.230145</text:p>
              </table:table-cell>
              <table:table-cell office:value-type="float" office:value="5.025398">
                <text:p>5.025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6.163123">
                <text:p>126.163123</text:p>
              </table:table-cell>
              <table:table-cell office:value-type="float" office:value="4.215945">
                <text:p>4.215945</text:p>
              </table:table-cell>
              <table:table-cell office:value-type="float" office:value="94.553428">
                <text:p>94.553428</text:p>
              </table:table-cell>
              <table:table-cell office:value-type="float" office:value="5.22763">
                <text:p>5.22763</text:p>
              </table:table-cell>
              <table:table-cell office:value-type="float" office:value="94.394892">
                <text:p>94.394892</text:p>
              </table:table-cell>
              <table:table-cell office:value-type="float" office:value="5.214091">
                <text:p>5.214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6.334693">
                <text:p>126.334693</text:p>
              </table:table-cell>
              <table:table-cell office:value-type="float" office:value="4.368603">
                <text:p>4.368603</text:p>
              </table:table-cell>
              <table:table-cell office:value-type="float" office:value="94.717906">
                <text:p>94.717906</text:p>
              </table:table-cell>
              <table:table-cell office:value-type="float" office:value="5.41659">
                <text:p>5.41659</text:p>
              </table:table-cell>
              <table:table-cell office:value-type="float" office:value="94.559737">
                <text:p>94.559737</text:p>
              </table:table-cell>
              <table:table-cell office:value-type="float" office:value="5.402743">
                <text:p>5.4027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6.506599">
                <text:p>126.506599</text:p>
              </table:table-cell>
              <table:table-cell office:value-type="float" office:value="4.520925">
                <text:p>4.520925</text:p>
              </table:table-cell>
              <table:table-cell office:value-type="float" office:value="94.882486">
                <text:p>94.882486</text:p>
              </table:table-cell>
              <table:table-cell office:value-type="float" office:value="5.605505">
                <text:p>5.605505</text:p>
              </table:table-cell>
              <table:table-cell office:value-type="float" office:value="94.724682">
                <text:p>94.724682</text:p>
              </table:table-cell>
              <table:table-cell office:value-type="float" office:value="5.591352">
                <text:p>5.5913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.678842">
                <text:p>126.678842</text:p>
              </table:table-cell>
              <table:table-cell office:value-type="float" office:value="4.672909">
                <text:p>4.672909</text:p>
              </table:table-cell>
              <table:table-cell office:value-type="float" office:value="95.047173">
                <text:p>95.047173</text:p>
              </table:table-cell>
              <table:table-cell office:value-type="float" office:value="5.794374">
                <text:p>5.794374</text:p>
              </table:table-cell>
              <table:table-cell office:value-type="float" office:value="94.889733">
                <text:p>94.889733</text:p>
              </table:table-cell>
              <table:table-cell office:value-type="float" office:value="5.779915">
                <text:p>5.7799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6.851423">
                <text:p>126.851423</text:p>
              </table:table-cell>
              <table:table-cell office:value-type="float" office:value="4.824553">
                <text:p>4.824553</text:p>
              </table:table-cell>
              <table:table-cell office:value-type="float" office:value="95.211971">
                <text:p>95.211971</text:p>
              </table:table-cell>
              <table:table-cell office:value-type="float" office:value="5.983195">
                <text:p>5.983195</text:p>
              </table:table-cell>
              <table:table-cell office:value-type="float" office:value="95.054893">
                <text:p>95.054893</text:p>
              </table:table-cell>
              <table:table-cell office:value-type="float" office:value="5.968432">
                <text:p>5.968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7.024346">
                <text:p>127.024346</text:p>
              </table:table-cell>
              <table:table-cell office:value-type="float" office:value="4.975854">
                <text:p>4.975854</text:p>
              </table:table-cell>
              <table:table-cell office:value-type="float" office:value="95.376883">
                <text:p>95.376883</text:p>
              </table:table-cell>
              <table:table-cell office:value-type="float" office:value="6.171967">
                <text:p>6.171967</text:p>
              </table:table-cell>
              <table:table-cell office:value-type="float" office:value="95.220165">
                <text:p>95.220165</text:p>
              </table:table-cell>
              <table:table-cell office:value-type="float" office:value="6.156901">
                <text:p>6.156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7.197611">
                <text:p>127.197611</text:p>
              </table:table-cell>
              <table:table-cell office:value-type="float" office:value="5.126811">
                <text:p>5.126811</text:p>
              </table:table-cell>
              <table:table-cell office:value-type="float" office:value="95.541913">
                <text:p>95.541913</text:p>
              </table:table-cell>
              <table:table-cell office:value-type="float" office:value="6.360687">
                <text:p>6.360687</text:p>
              </table:table-cell>
              <table:table-cell office:value-type="float" office:value="95.385553">
                <text:p>95.385553</text:p>
              </table:table-cell>
              <table:table-cell office:value-type="float" office:value="6.34532">
                <text:p>6.345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7.37122">
                <text:p>127.37122</text:p>
              </table:table-cell>
              <table:table-cell office:value-type="float" office:value="5.277421">
                <text:p>5.277421</text:p>
              </table:table-cell>
              <table:table-cell office:value-type="float" office:value="95.707065">
                <text:p>95.707065</text:p>
              </table:table-cell>
              <table:table-cell office:value-type="float" office:value="6.549355">
                <text:p>6.549355</text:p>
              </table:table-cell>
              <table:table-cell office:value-type="float" office:value="95.551061">
                <text:p>95.551061</text:p>
              </table:table-cell>
              <table:table-cell office:value-type="float" office:value="6.533687">
                <text:p>6.5336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7.545176">
                <text:p>127.545176</text:p>
              </table:table-cell>
              <table:table-cell office:value-type="float" office:value="5.427684">
                <text:p>5.427684</text:p>
              </table:table-cell>
              <table:table-cell office:value-type="float" office:value="95.872341">
                <text:p>95.872341</text:p>
              </table:table-cell>
              <table:table-cell office:value-type="float" office:value="6.737969">
                <text:p>6.737969</text:p>
              </table:table-cell>
              <table:table-cell office:value-type="float" office:value="95.716693">
                <text:p>95.716693</text:p>
              </table:table-cell>
              <table:table-cell office:value-type="float" office:value="6.722002">
                <text:p>6.722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7.719481">
                <text:p>127.719481</text:p>
              </table:table-cell>
              <table:table-cell office:value-type="float" office:value="5.577595">
                <text:p>5.577595</text:p>
              </table:table-cell>
              <table:table-cell office:value-type="float" office:value="96.037747">
                <text:p>96.037747</text:p>
              </table:table-cell>
              <table:table-cell office:value-type="float" office:value="6.926527">
                <text:p>6.926527</text:p>
              </table:table-cell>
              <table:table-cell office:value-type="float" office:value="95.882451">
                <text:p>95.882451</text:p>
              </table:table-cell>
              <table:table-cell office:value-type="float" office:value="6.910261">
                <text:p>6.9102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7.894135">
                <text:p>127.894135</text:p>
              </table:table-cell>
              <table:table-cell office:value-type="float" office:value="5.727154">
                <text:p>5.727154</text:p>
              </table:table-cell>
              <table:table-cell office:value-type="float" office:value="96.203285">
                <text:p>96.203285</text:p>
              </table:table-cell>
              <table:table-cell office:value-type="float" office:value="7.115027">
                <text:p>7.115027</text:p>
              </table:table-cell>
              <table:table-cell office:value-type="float" office:value="96.04834">
                <text:p>96.04834</text:p>
              </table:table-cell>
              <table:table-cell office:value-type="float" office:value="7.098465">
                <text:p>7.098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8.069141">
                <text:p>128.069141</text:p>
              </table:table-cell>
              <table:table-cell office:value-type="float" office:value="5.876358">
                <text:p>5.876358</text:p>
              </table:table-cell>
              <table:table-cell office:value-type="float" office:value="96.368959">
                <text:p>96.368959</text:p>
              </table:table-cell>
              <table:table-cell office:value-type="float" office:value="7.303468">
                <text:p>7.303468</text:p>
              </table:table-cell>
              <table:table-cell office:value-type="float" office:value="96.214364">
                <text:p>96.214364</text:p>
              </table:table-cell>
              <table:table-cell office:value-type="float" office:value="7.286611">
                <text:p>7.2866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8.244501">
                <text:p>128.244501</text:p>
              </table:table-cell>
              <table:table-cell office:value-type="float" office:value="6.025205">
                <text:p>6.025205</text:p>
              </table:table-cell>
              <table:table-cell office:value-type="float" office:value="96.534773">
                <text:p>96.534773</text:p>
              </table:table-cell>
              <table:table-cell office:value-type="float" office:value="7.491849">
                <text:p>7.491849</text:p>
              </table:table-cell>
              <table:table-cell office:value-type="float" office:value="96.380526">
                <text:p>96.380526</text:p>
              </table:table-cell>
              <table:table-cell office:value-type="float" office:value="7.474697">
                <text:p>7.4746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8.420217">
                <text:p>128.420217</text:p>
              </table:table-cell>
              <table:table-cell office:value-type="float" office:value="6.173693">
                <text:p>6.173693</text:p>
              </table:table-cell>
              <table:table-cell office:value-type="float" office:value="96.700731">
                <text:p>96.700731</text:p>
              </table:table-cell>
              <table:table-cell office:value-type="float" office:value="7.680167">
                <text:p>7.680167</text:p>
              </table:table-cell>
              <table:table-cell office:value-type="float" office:value="96.54683">
                <text:p>96.54683</text:p>
              </table:table-cell>
              <table:table-cell office:value-type="float" office:value="7.662722">
                <text:p>7.6627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8.596289">
                <text:p>128.596289</text:p>
              </table:table-cell>
              <table:table-cell office:value-type="float" office:value="6.32182">
                <text:p>6.32182</text:p>
              </table:table-cell>
              <table:table-cell office:value-type="float" office:value="96.866837">
                <text:p>96.866837</text:p>
              </table:table-cell>
              <table:table-cell office:value-type="float" office:value="7.868421">
                <text:p>7.868421</text:p>
              </table:table-cell>
              <table:table-cell office:value-type="float" office:value="96.71328">
                <text:p>96.71328</text:p>
              </table:table-cell>
              <table:table-cell office:value-type="float" office:value="7.850684">
                <text:p>7.850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8.772721">
                <text:p>128.772721</text:p>
              </table:table-cell>
              <table:table-cell office:value-type="float" office:value="6.469584">
                <text:p>6.469584</text:p>
              </table:table-cell>
              <table:table-cell office:value-type="float" office:value="97.033093">
                <text:p>97.033093</text:p>
              </table:table-cell>
              <table:table-cell office:value-type="float" office:value="8.05661">
                <text:p>8.05661</text:p>
              </table:table-cell>
              <table:table-cell office:value-type="float" office:value="96.879879">
                <text:p>96.879879</text:p>
              </table:table-cell>
              <table:table-cell office:value-type="float" office:value="8.038582">
                <text:p>8.038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.949514">
                <text:p>128.949514</text:p>
              </table:table-cell>
              <table:table-cell office:value-type="float" office:value="6.616983">
                <text:p>6.616983</text:p>
              </table:table-cell>
              <table:table-cell office:value-type="float" office:value="97.199505">
                <text:p>97.199505</text:p>
              </table:table-cell>
              <table:table-cell office:value-type="float" office:value="8.244732">
                <text:p>8.244732</text:p>
              </table:table-cell>
              <table:table-cell office:value-type="float" office:value="97.046631">
                <text:p>97.046631</text:p>
              </table:table-cell>
              <table:table-cell office:value-type="float" office:value="8.226414">
                <text:p>8.226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9.126669">
                <text:p>129.126669</text:p>
              </table:table-cell>
              <table:table-cell office:value-type="float" office:value="6.764014">
                <text:p>6.764014</text:p>
              </table:table-cell>
              <table:table-cell office:value-type="float" office:value="97.366075">
                <text:p>97.366075</text:p>
              </table:table-cell>
              <table:table-cell office:value-type="float" office:value="8.432784">
                <text:p>8.432784</text:p>
              </table:table-cell>
              <table:table-cell office:value-type="float" office:value="97.21354">
                <text:p>97.21354</text:p>
              </table:table-cell>
              <table:table-cell office:value-type="float" office:value="8.414178">
                <text:p>8.4141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9.304189">
                <text:p>129.304189</text:p>
              </table:table-cell>
              <table:table-cell office:value-type="float" office:value="6.910675">
                <text:p>6.910675</text:p>
              </table:table-cell>
              <table:table-cell office:value-type="float" office:value="97.532808">
                <text:p>97.532808</text:p>
              </table:table-cell>
              <table:table-cell office:value-type="float" office:value="8.620766">
                <text:p>8.620766</text:p>
              </table:table-cell>
              <table:table-cell office:value-type="float" office:value="97.38061">
                <text:p>97.38061</text:p>
              </table:table-cell>
              <table:table-cell office:value-type="float" office:value="8.601873">
                <text:p>8.601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9.482074">
                <text:p>129.482074</text:p>
              </table:table-cell>
              <table:table-cell office:value-type="float" office:value="7.056964">
                <text:p>7.056964</text:p>
              </table:table-cell>
              <table:table-cell office:value-type="float" office:value="97.699707">
                <text:p>97.699707</text:p>
              </table:table-cell>
              <table:table-cell office:value-type="float" office:value="8.808676">
                <text:p>8.808676</text:p>
              </table:table-cell>
              <table:table-cell office:value-type="float" office:value="97.547844">
                <text:p>97.547844</text:p>
              </table:table-cell>
              <table:table-cell office:value-type="float" office:value="8.789496">
                <text:p>8.7894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9.660328">
                <text:p>129.660328</text:p>
              </table:table-cell>
              <table:table-cell office:value-type="float" office:value="7.202879">
                <text:p>7.202879</text:p>
              </table:table-cell>
              <table:table-cell office:value-type="float" office:value="97.866775">
                <text:p>97.866775</text:p>
              </table:table-cell>
              <table:table-cell office:value-type="float" office:value="8.996512">
                <text:p>8.996512</text:p>
              </table:table-cell>
              <table:table-cell office:value-type="float" office:value="97.715247">
                <text:p>97.715247</text:p>
              </table:table-cell>
              <table:table-cell office:value-type="float" office:value="8.977047">
                <text:p>8.9770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9.838951">
                <text:p>129.838951</text:p>
              </table:table-cell>
              <table:table-cell office:value-type="float" office:value="7.348418">
                <text:p>7.348418</text:p>
              </table:table-cell>
              <table:table-cell office:value-type="float" office:value="98.034018">
                <text:p>98.034018</text:p>
              </table:table-cell>
              <table:table-cell office:value-type="float" office:value="9.184273">
                <text:p>9.184273</text:p>
              </table:table-cell>
              <table:table-cell office:value-type="float" office:value="97.882821">
                <text:p>97.882821</text:p>
              </table:table-cell>
              <table:table-cell office:value-type="float" office:value="9.164524">
                <text:p>9.164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0.017945">
                <text:p>130.017945</text:p>
              </table:table-cell>
              <table:table-cell office:value-type="float" office:value="7.493579">
                <text:p>7.493579</text:p>
              </table:table-cell>
              <table:table-cell office:value-type="float" office:value="98.201438">
                <text:p>98.201438</text:p>
              </table:table-cell>
              <table:table-cell office:value-type="float" office:value="9.371956">
                <text:p>9.371956</text:p>
              </table:table-cell>
              <table:table-cell office:value-type="float" office:value="98.050571">
                <text:p>98.050571</text:p>
              </table:table-cell>
              <table:table-cell office:value-type="float" office:value="9.351924">
                <text:p>9.3519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0.197313">
                <text:p>130.197313</text:p>
              </table:table-cell>
              <table:table-cell office:value-type="float" office:value="7.638358">
                <text:p>7.638358</text:p>
              </table:table-cell>
              <table:table-cell office:value-type="float" office:value="98.369039">
                <text:p>98.369039</text:p>
              </table:table-cell>
              <table:table-cell office:value-type="float" office:value="9.55956">
                <text:p>9.55956</text:p>
              </table:table-cell>
              <table:table-cell office:value-type="float" office:value="98.218501">
                <text:p>98.218501</text:p>
              </table:table-cell>
              <table:table-cell office:value-type="float" office:value="9.539246">
                <text:p>9.5392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0.377055">
                <text:p>130.377055</text:p>
              </table:table-cell>
              <table:table-cell office:value-type="float" office:value="7.782755">
                <text:p>7.782755</text:p>
              </table:table-cell>
              <table:table-cell office:value-type="float" office:value="98.536826">
                <text:p>98.536826</text:p>
              </table:table-cell>
              <table:table-cell office:value-type="float" office:value="9.747084">
                <text:p>9.747084</text:p>
              </table:table-cell>
              <table:table-cell office:value-type="float" office:value="98.386614">
                <text:p>98.386614</text:p>
              </table:table-cell>
              <table:table-cell office:value-type="float" office:value="9.726489">
                <text:p>9.7264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.557173">
                <text:p>130.557173</text:p>
              </table:table-cell>
              <table:table-cell office:value-type="float" office:value="7.926767">
                <text:p>7.926767</text:p>
              </table:table-cell>
              <table:table-cell office:value-type="float" office:value="98.704801">
                <text:p>98.704801</text:p>
              </table:table-cell>
              <table:table-cell office:value-type="float" office:value="9.934525">
                <text:p>9.934525</text:p>
              </table:table-cell>
              <table:table-cell office:value-type="float" office:value="98.554915">
                <text:p>98.554915</text:p>
              </table:table-cell>
              <table:table-cell office:value-type="float" office:value="9.913651">
                <text:p>9.9136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0.737669">
                <text:p>130.737669</text:p>
              </table:table-cell>
              <table:table-cell office:value-type="float" office:value="8.070392">
                <text:p>8.070392</text:p>
              </table:table-cell>
              <table:table-cell office:value-type="float" office:value="98.872969">
                <text:p>98.872969</text:p>
              </table:table-cell>
              <table:table-cell office:value-type="float" office:value="10.121883">
                <text:p>10.121883</text:p>
              </table:table-cell>
              <table:table-cell office:value-type="float" office:value="98.723406">
                <text:p>98.723406</text:p>
              </table:table-cell>
              <table:table-cell office:value-type="float" office:value="10.10073">
                <text:p>10.100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0.918545">
                <text:p>130.918545</text:p>
              </table:table-cell>
              <table:table-cell office:value-type="float" office:value="8.213627">
                <text:p>8.213627</text:p>
              </table:table-cell>
              <table:table-cell office:value-type="float" office:value="99.041334">
                <text:p>99.041334</text:p>
              </table:table-cell>
              <table:table-cell office:value-type="float" office:value="10.309155">
                <text:p>10.309155</text:p>
              </table:table-cell>
              <table:table-cell office:value-type="float" office:value="98.892093">
                <text:p>98.892093</text:p>
              </table:table-cell>
              <table:table-cell office:value-type="float" office:value="10.287724">
                <text:p>10.2877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.099802">
                <text:p>131.099802</text:p>
              </table:table-cell>
              <table:table-cell office:value-type="float" office:value="8.35647">
                <text:p>8.35647</text:p>
              </table:table-cell>
              <table:table-cell office:value-type="float" office:value="99.209899">
                <text:p>99.209899</text:p>
              </table:table-cell>
              <table:table-cell office:value-type="float" office:value="10.496339">
                <text:p>10.496339</text:p>
              </table:table-cell>
              <table:table-cell office:value-type="float" office:value="99.060978">
                <text:p>99.060978</text:p>
              </table:table-cell>
              <table:table-cell office:value-type="float" office:value="10.474632">
                <text:p>10.4746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1.281442">
                <text:p>131.281442</text:p>
              </table:table-cell>
              <table:table-cell office:value-type="float" office:value="8.498919">
                <text:p>8.498919</text:p>
              </table:table-cell>
              <table:table-cell office:value-type="float" office:value="99.378669">
                <text:p>99.378669</text:p>
              </table:table-cell>
              <table:table-cell office:value-type="float" office:value="10.683434">
                <text:p>10.683434</text:p>
              </table:table-cell>
              <table:table-cell office:value-type="float" office:value="99.230066">
                <text:p>99.230066</text:p>
              </table:table-cell>
              <table:table-cell office:value-type="float" office:value="10.661452">
                <text:p>10.6614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1.463466">
                <text:p>131.463466</text:p>
              </table:table-cell>
              <table:table-cell office:value-type="float" office:value="8.640972">
                <text:p>8.640972</text:p>
              </table:table-cell>
              <table:table-cell office:value-type="float" office:value="99.547647">
                <text:p>99.547647</text:p>
              </table:table-cell>
              <table:table-cell office:value-type="float" office:value="10.870439">
                <text:p>10.870439</text:p>
              </table:table-cell>
              <table:table-cell office:value-type="float" office:value="99.39936">
                <text:p>99.39936</text:p>
              </table:table-cell>
              <table:table-cell office:value-type="float" office:value="10.848182">
                <text:p>10.8481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1.645876">
                <text:p>131.645876</text:p>
              </table:table-cell>
              <table:table-cell office:value-type="float" office:value="8.782626">
                <text:p>8.782626</text:p>
              </table:table-cell>
              <table:table-cell office:value-type="float" office:value="99.716837">
                <text:p>99.716837</text:p>
              </table:table-cell>
              <table:table-cell office:value-type="float" office:value="11.057351">
                <text:p>11.057351</text:p>
              </table:table-cell>
              <table:table-cell office:value-type="float" office:value="99.568865">
                <text:p>99.568865</text:p>
              </table:table-cell>
              <table:table-cell office:value-type="float" office:value="11.03482">
                <text:p>11.034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1.828674">
                <text:p>131.828674</text:p>
              </table:table-cell>
              <table:table-cell office:value-type="float" office:value="8.923879">
                <text:p>8.923879</text:p>
              </table:table-cell>
              <table:table-cell office:value-type="float" office:value="99.886243">
                <text:p>99.886243</text:p>
              </table:table-cell>
              <table:table-cell office:value-type="float" office:value="11.244168">
                <text:p>11.244168</text:p>
              </table:table-cell>
              <table:table-cell office:value-type="float" office:value="99.738584">
                <text:p>99.738584</text:p>
              </table:table-cell>
              <table:table-cell office:value-type="float" office:value="11.221366">
                <text:p>11.2213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.011861">
                <text:p>132.011861</text:p>
              </table:table-cell>
              <table:table-cell office:value-type="float" office:value="9.064729">
                <text:p>9.064729</text:p>
              </table:table-cell>
              <table:table-cell office:value-type="float" office:value="100.055869">
                <text:p>100.055869</text:p>
              </table:table-cell>
              <table:table-cell office:value-type="float" office:value="11.43089">
                <text:p>11.43089</text:p>
              </table:table-cell>
              <table:table-cell office:value-type="float" office:value="99.908521">
                <text:p>99.908521</text:p>
              </table:table-cell>
              <table:table-cell office:value-type="float" office:value="11.407816">
                <text:p>11.4078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.195439">
                <text:p>132.195439</text:p>
              </table:table-cell>
              <table:table-cell office:value-type="float" office:value="9.205174">
                <text:p>9.205174</text:p>
              </table:table-cell>
              <table:table-cell office:value-type="float" office:value="100.225719">
                <text:p>100.225719</text:p>
              </table:table-cell>
              <table:table-cell office:value-type="float" office:value="11.617513">
                <text:p>11.617513</text:p>
              </table:table-cell>
              <table:table-cell office:value-type="float" office:value="100.07868">
                <text:p>100.07868</text:p>
              </table:table-cell>
              <table:table-cell office:value-type="float" office:value="11.594169">
                <text:p>11.5941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2.379409">
                <text:p>132.379409</text:p>
              </table:table-cell>
              <table:table-cell office:value-type="float" office:value="9.34521">
                <text:p>9.34521</text:p>
              </table:table-cell>
              <table:table-cell office:value-type="float" office:value="100.395796">
                <text:p>100.395796</text:p>
              </table:table-cell>
              <table:table-cell office:value-type="float" office:value="11.804037">
                <text:p>11.804037</text:p>
              </table:table-cell>
              <table:table-cell office:value-type="float" office:value="100.249066">
                <text:p>100.249066</text:p>
              </table:table-cell>
              <table:table-cell office:value-type="float" office:value="11.780423">
                <text:p>11.7804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2.563773">
                <text:p>132.563773</text:p>
              </table:table-cell>
              <table:table-cell office:value-type="float" office:value="9.484837">
                <text:p>9.484837</text:p>
              </table:table-cell>
              <table:table-cell office:value-type="float" office:value="100.566106">
                <text:p>100.566106</text:p>
              </table:table-cell>
              <table:table-cell office:value-type="float" office:value="11.99046">
                <text:p>11.99046</text:p>
              </table:table-cell>
              <table:table-cell office:value-type="float" office:value="100.419681">
                <text:p>100.419681</text:p>
              </table:table-cell>
              <table:table-cell office:value-type="float" office:value="11.966577">
                <text:p>11.9665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2.748532">
                <text:p>132.748532</text:p>
              </table:table-cell>
              <table:table-cell office:value-type="float" office:value="9.624051">
                <text:p>9.624051</text:p>
              </table:table-cell>
              <table:table-cell office:value-type="float" office:value="100.73665">
                <text:p>100.73665</text:p>
              </table:table-cell>
              <table:table-cell office:value-type="float" office:value="12.176779">
                <text:p>12.176779</text:p>
              </table:table-cell>
              <table:table-cell office:value-type="float" office:value="100.59053">
                <text:p>100.59053</text:p>
              </table:table-cell>
              <table:table-cell office:value-type="float" office:value="12.152629">
                <text:p>12.1526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2.933688">
                <text:p>132.933688</text:p>
              </table:table-cell>
              <table:table-cell office:value-type="float" office:value="9.76285">
                <text:p>9.76285</text:p>
              </table:table-cell>
              <table:table-cell office:value-type="float" office:value="100.907435">
                <text:p>100.907435</text:p>
              </table:table-cell>
              <table:table-cell office:value-type="float" office:value="12.362993">
                <text:p>12.362993</text:p>
              </table:table-cell>
              <table:table-cell office:value-type="float" office:value="100.761617">
                <text:p>100.761617</text:p>
              </table:table-cell>
              <table:table-cell office:value-type="float" office:value="12.338577">
                <text:p>12.3385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3.119243">
                <text:p>133.119243</text:p>
              </table:table-cell>
              <table:table-cell office:value-type="float" office:value="9.901233">
                <text:p>9.901233</text:p>
              </table:table-cell>
              <table:table-cell office:value-type="float" office:value="101.078463">
                <text:p>101.078463</text:p>
              </table:table-cell>
              <table:table-cell office:value-type="float" office:value="12.549101">
                <text:p>12.549101</text:p>
              </table:table-cell>
              <table:table-cell office:value-type="float" office:value="100.932947">
                <text:p>100.932947</text:p>
              </table:table-cell>
              <table:table-cell office:value-type="float" office:value="12.524419">
                <text:p>12.5244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3.305197">
                <text:p>133.305197</text:p>
              </table:table-cell>
              <table:table-cell office:value-type="float" office:value="10.039195">
                <text:p>10.039195</text:p>
              </table:table-cell>
              <table:table-cell office:value-type="float" office:value="101.249739">
                <text:p>101.249739</text:p>
              </table:table-cell>
              <table:table-cell office:value-type="float" office:value="12.7351">
                <text:p>12.7351</text:p>
              </table:table-cell>
              <table:table-cell office:value-type="float" office:value="101.104522">
                <text:p>101.104522</text:p>
              </table:table-cell>
              <table:table-cell office:value-type="float" office:value="12.710154">
                <text:p>12.7101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.491552">
                <text:p>133.491552</text:p>
              </table:table-cell>
              <table:table-cell office:value-type="float" office:value="10.176736">
                <text:p>10.176736</text:p>
              </table:table-cell>
              <table:table-cell office:value-type="float" office:value="101.421266">
                <text:p>101.421266</text:p>
              </table:table-cell>
              <table:table-cell office:value-type="float" office:value="12.920989">
                <text:p>12.920989</text:p>
              </table:table-cell>
              <table:table-cell office:value-type="float" office:value="101.276346">
                <text:p>101.276346</text:p>
              </table:table-cell>
              <table:table-cell office:value-type="float" office:value="12.895779">
                <text:p>12.8957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3.678309">
                <text:p>133.678309</text:p>
              </table:table-cell>
              <table:table-cell office:value-type="float" office:value="10.313853">
                <text:p>10.313853</text:p>
              </table:table-cell>
              <table:table-cell office:value-type="float" office:value="101.593049">
                <text:p>101.593049</text:p>
              </table:table-cell>
              <table:table-cell office:value-type="float" office:value="13.106765">
                <text:p>13.106765</text:p>
              </table:table-cell>
              <table:table-cell office:value-type="float" office:value="101.448425">
                <text:p>101.448425</text:p>
              </table:table-cell>
              <table:table-cell office:value-type="float" office:value="13.081293">
                <text:p>13.0812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3.865471">
                <text:p>133.865471</text:p>
              </table:table-cell>
              <table:table-cell office:value-type="float" office:value="10.450543">
                <text:p>10.450543</text:p>
              </table:table-cell>
              <table:table-cell office:value-type="float" office:value="101.765092">
                <text:p>101.765092</text:p>
              </table:table-cell>
              <table:table-cell office:value-type="float" office:value="13.292427">
                <text:p>13.292427</text:p>
              </table:table-cell>
              <table:table-cell office:value-type="float" office:value="101.620762">
                <text:p>101.620762</text:p>
              </table:table-cell>
              <table:table-cell office:value-type="float" office:value="13.266693">
                <text:p>13.2666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4.053038">
                <text:p>134.053038</text:p>
              </table:table-cell>
              <table:table-cell office:value-type="float" office:value="10.586805">
                <text:p>10.586805</text:p>
              </table:table-cell>
              <table:table-cell office:value-type="float" office:value="101.937398">
                <text:p>101.937398</text:p>
              </table:table-cell>
              <table:table-cell office:value-type="float" office:value="13.477974">
                <text:p>13.477974</text:p>
              </table:table-cell>
              <table:table-cell office:value-type="float" office:value="101.793361">
                <text:p>101.793361</text:p>
              </table:table-cell>
              <table:table-cell office:value-type="float" office:value="13.451979">
                <text:p>13.4519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4.241012">
                <text:p>134.241012</text:p>
              </table:table-cell>
              <table:table-cell office:value-type="float" office:value="10.722634">
                <text:p>10.722634</text:p>
              </table:table-cell>
              <table:table-cell office:value-type="float" office:value="102.109972">
                <text:p>102.109972</text:p>
              </table:table-cell>
              <table:table-cell office:value-type="float" office:value="13.663402">
                <text:p>13.663402</text:p>
              </table:table-cell>
              <table:table-cell office:value-type="float" office:value="101.966225">
                <text:p>101.966225</text:p>
              </table:table-cell>
              <table:table-cell office:value-type="float" office:value="13.637148">
                <text:p>13.6371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4.429394">
                <text:p>134.429394</text:p>
              </table:table-cell>
              <table:table-cell office:value-type="float" office:value="10.858031">
                <text:p>10.858031</text:p>
              </table:table-cell>
              <table:table-cell office:value-type="float" office:value="102.282818">
                <text:p>102.282818</text:p>
              </table:table-cell>
              <table:table-cell office:value-type="float" office:value="13.848712">
                <text:p>13.848712</text:p>
              </table:table-cell>
              <table:table-cell office:value-type="float" office:value="102.13936">
                <text:p>102.13936</text:p>
              </table:table-cell>
              <table:table-cell office:value-type="float" office:value="13.822198">
                <text:p>13.822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4.618186">
                <text:p>134.618186</text:p>
              </table:table-cell>
              <table:table-cell office:value-type="float" office:value="10.992991">
                <text:p>10.992991</text:p>
              </table:table-cell>
              <table:table-cell office:value-type="float" office:value="102.45594">
                <text:p>102.45594</text:p>
              </table:table-cell>
              <table:table-cell office:value-type="float" office:value="14.033899">
                <text:p>14.033899</text:p>
              </table:table-cell>
              <table:table-cell office:value-type="float" office:value="102.312769">
                <text:p>102.312769</text:p>
              </table:table-cell>
              <table:table-cell office:value-type="float" office:value="14.007128">
                <text:p>14.0071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4.807388">
                <text:p>134.807388</text:p>
              </table:table-cell>
              <table:table-cell office:value-type="float" office:value="11.127512">
                <text:p>11.127512</text:p>
              </table:table-cell>
              <table:table-cell office:value-type="float" office:value="102.629342">
                <text:p>102.629342</text:p>
              </table:table-cell>
              <table:table-cell office:value-type="float" office:value="14.218963">
                <text:p>14.218963</text:p>
              </table:table-cell>
              <table:table-cell office:value-type="float" office:value="102.486457">
                <text:p>102.486457</text:p>
              </table:table-cell>
              <table:table-cell office:value-type="float" office:value="14.191935">
                <text:p>14.1919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4.997002">
                <text:p>134.997002</text:p>
              </table:table-cell>
              <table:table-cell office:value-type="float" office:value="11.261592">
                <text:p>11.261592</text:p>
              </table:table-cell>
              <table:table-cell office:value-type="float" office:value="102.803027">
                <text:p>102.803027</text:p>
              </table:table-cell>
              <table:table-cell office:value-type="float" office:value="14.403902">
                <text:p>14.403902</text:p>
              </table:table-cell>
              <table:table-cell office:value-type="float" office:value="102.660426">
                <text:p>102.660426</text:p>
              </table:table-cell>
              <table:table-cell office:value-type="float" office:value="14.376617">
                <text:p>14.3766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.18703">
                <text:p>135.18703</text:p>
              </table:table-cell>
              <table:table-cell office:value-type="float" office:value="11.395229">
                <text:p>11.395229</text:p>
              </table:table-cell>
              <table:table-cell office:value-type="float" office:value="102.977002">
                <text:p>102.977002</text:p>
              </table:table-cell>
              <table:table-cell office:value-type="float" office:value="14.588714">
                <text:p>14.588714</text:p>
              </table:table-cell>
              <table:table-cell office:value-type="float" office:value="102.834682">
                <text:p>102.834682</text:p>
              </table:table-cell>
              <table:table-cell office:value-type="float" office:value="14.561174">
                <text:p>14.5611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.377473">
                <text:p>135.377473</text:p>
              </table:table-cell>
              <table:table-cell office:value-type="float" office:value="11.52842">
                <text:p>11.52842</text:p>
              </table:table-cell>
              <table:table-cell office:value-type="float" office:value="103.151268">
                <text:p>103.151268</text:p>
              </table:table-cell>
              <table:table-cell office:value-type="float" office:value="14.773396">
                <text:p>14.773396</text:p>
              </table:table-cell>
              <table:table-cell office:value-type="float" office:value="103.009229">
                <text:p>103.009229</text:p>
              </table:table-cell>
              <table:table-cell office:value-type="float" office:value="14.745602">
                <text:p>14.745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.568331">
                <text:p>135.568331</text:p>
              </table:table-cell>
              <table:table-cell office:value-type="float" office:value="11.661163">
                <text:p>11.661163</text:p>
              </table:table-cell>
              <table:table-cell office:value-type="float" office:value="103.325831">
                <text:p>103.325831</text:p>
              </table:table-cell>
              <table:table-cell office:value-type="float" office:value="14.957948">
                <text:p>14.957948</text:p>
              </table:table-cell>
              <table:table-cell office:value-type="float" office:value="103.184071">
                <text:p>103.184071</text:p>
              </table:table-cell>
              <table:table-cell office:value-type="float" office:value="14.9299">
                <text:p>14.92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5.759607">
                <text:p>135.759607</text:p>
              </table:table-cell>
              <table:table-cell office:value-type="float" office:value="11.793455">
                <text:p>11.793455</text:p>
              </table:table-cell>
              <table:table-cell office:value-type="float" office:value="103.500695">
                <text:p>103.500695</text:p>
              </table:table-cell>
              <table:table-cell office:value-type="float" office:value="15.142367">
                <text:p>15.142367</text:p>
              </table:table-cell>
              <table:table-cell office:value-type="float" office:value="103.359212">
                <text:p>103.359212</text:p>
              </table:table-cell>
              <table:table-cell office:value-type="float" office:value="15.114065">
                <text:p>15.114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.951301">
                <text:p>135.951301</text:p>
              </table:table-cell>
              <table:table-cell office:value-type="float" office:value="11.925294">
                <text:p>11.925294</text:p>
              </table:table-cell>
              <table:table-cell office:value-type="float" office:value="103.675864">
                <text:p>103.675864</text:p>
              </table:table-cell>
              <table:table-cell office:value-type="float" office:value="15.32665">
                <text:p>15.32665</text:p>
              </table:table-cell>
              <table:table-cell office:value-type="float" office:value="103.534656">
                <text:p>103.534656</text:p>
              </table:table-cell>
              <table:table-cell office:value-type="float" office:value="15.298097">
                <text:p>15.2980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6.143414">
                <text:p>136.143414</text:p>
              </table:table-cell>
              <table:table-cell office:value-type="float" office:value="12.056677">
                <text:p>12.056677</text:p>
              </table:table-cell>
              <table:table-cell office:value-type="float" office:value="103.851341">
                <text:p>103.851341</text:p>
              </table:table-cell>
              <table:table-cell office:value-type="float" office:value="15.510797">
                <text:p>15.510797</text:p>
              </table:table-cell>
              <table:table-cell office:value-type="float" office:value="103.710407">
                <text:p>103.710407</text:p>
              </table:table-cell>
              <table:table-cell office:value-type="float" office:value="15.481993">
                <text:p>15.4819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6.335949">
                <text:p>136.335949</text:p>
              </table:table-cell>
              <table:table-cell office:value-type="float" office:value="12.187602">
                <text:p>12.187602</text:p>
              </table:table-cell>
              <table:table-cell office:value-type="float" office:value="104.027132">
                <text:p>104.027132</text:p>
              </table:table-cell>
              <table:table-cell office:value-type="float" office:value="15.694805">
                <text:p>15.694805</text:p>
              </table:table-cell>
              <table:table-cell office:value-type="float" office:value="103.88647">
                <text:p>103.88647</text:p>
              </table:table-cell>
              <table:table-cell office:value-type="float" office:value="15.665751">
                <text:p>15.6657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6.528905">
                <text:p>136.528905</text:p>
              </table:table-cell>
              <table:table-cell office:value-type="float" office:value="12.318066">
                <text:p>12.318066</text:p>
              </table:table-cell>
              <table:table-cell office:value-type="float" office:value="104.203241">
                <text:p>104.203241</text:p>
              </table:table-cell>
              <table:table-cell office:value-type="float" office:value="15.878672">
                <text:p>15.878672</text:p>
              </table:table-cell>
              <table:table-cell office:value-type="float" office:value="104.062849">
                <text:p>104.062849</text:p>
              </table:table-cell>
              <table:table-cell office:value-type="float" office:value="15.849369">
                <text:p>15.8493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6.722284">
                <text:p>136.722284</text:p>
              </table:table-cell>
              <table:table-cell office:value-type="float" office:value="12.448068">
                <text:p>12.448068</text:p>
              </table:table-cell>
              <table:table-cell office:value-type="float" office:value="104.379671">
                <text:p>104.379671</text:p>
              </table:table-cell>
              <table:table-cell office:value-type="float" office:value="16.062397">
                <text:p>16.062397</text:p>
              </table:table-cell>
              <table:table-cell office:value-type="float" office:value="104.239547">
                <text:p>104.239547</text:p>
              </table:table-cell>
              <table:table-cell office:value-type="float" office:value="16.032844">
                <text:p>16.0328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6.916087">
                <text:p>136.916087</text:p>
              </table:table-cell>
              <table:table-cell office:value-type="float" office:value="12.577603">
                <text:p>12.577603</text:p>
              </table:table-cell>
              <table:table-cell office:value-type="float" office:value="104.556428">
                <text:p>104.556428</text:p>
              </table:table-cell>
              <table:table-cell office:value-type="float" office:value="16.245976">
                <text:p>16.245976</text:p>
              </table:table-cell>
              <table:table-cell office:value-type="float" office:value="104.41657">
                <text:p>104.41657</text:p>
              </table:table-cell>
              <table:table-cell office:value-type="float" office:value="16.216176">
                <text:p>16.2161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7.110316">
                <text:p>137.110316</text:p>
              </table:table-cell>
              <table:table-cell office:value-type="float" office:value="12.70667">
                <text:p>12.70667</text:p>
              </table:table-cell>
              <table:table-cell office:value-type="float" office:value="104.733515">
                <text:p>104.733515</text:p>
              </table:table-cell>
              <table:table-cell office:value-type="float" office:value="16.429409">
                <text:p>16.429409</text:p>
              </table:table-cell>
              <table:table-cell office:value-type="float" office:value="104.593922">
                <text:p>104.593922</text:p>
              </table:table-cell>
              <table:table-cell office:value-type="float" office:value="16.399362">
                <text:p>16.3993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7.30497">
                <text:p>137.30497</text:p>
              </table:table-cell>
              <table:table-cell office:value-type="float" office:value="12.835267">
                <text:p>12.835267</text:p>
              </table:table-cell>
              <table:table-cell office:value-type="float" office:value="104.910936">
                <text:p>104.910936</text:p>
              </table:table-cell>
              <table:table-cell office:value-type="float" office:value="16.612693">
                <text:p>16.612693</text:p>
              </table:table-cell>
              <table:table-cell office:value-type="float" office:value="104.771607">
                <text:p>104.771607</text:p>
              </table:table-cell>
              <table:table-cell office:value-type="float" office:value="16.5824">
                <text:p>16.5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7.500052">
                <text:p>137.500052</text:p>
              </table:table-cell>
              <table:table-cell office:value-type="float" office:value="12.963391">
                <text:p>12.963391</text:p>
              </table:table-cell>
              <table:table-cell office:value-type="float" office:value="105.088696">
                <text:p>105.088696</text:p>
              </table:table-cell>
              <table:table-cell office:value-type="float" office:value="16.795826">
                <text:p>16.795826</text:p>
              </table:table-cell>
              <table:table-cell office:value-type="float" office:value="104.949629">
                <text:p>104.949629</text:p>
              </table:table-cell>
              <table:table-cell office:value-type="float" office:value="16.765288">
                <text:p>16.7652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7.695563">
                <text:p>137.695563</text:p>
              </table:table-cell>
              <table:table-cell office:value-type="float" office:value="13.091038">
                <text:p>13.091038</text:p>
              </table:table-cell>
              <table:table-cell office:value-type="float" office:value="105.2668">
                <text:p>105.2668</text:p>
              </table:table-cell>
              <table:table-cell office:value-type="float" office:value="16.978806">
                <text:p>16.978806</text:p>
              </table:table-cell>
              <table:table-cell office:value-type="float" office:value="105.127992">
                <text:p>105.127992</text:p>
              </table:table-cell>
              <table:table-cell office:value-type="float" office:value="16.948023">
                <text:p>16.948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7.891503">
                <text:p>137.891503</text:p>
              </table:table-cell>
              <table:table-cell office:value-type="float" office:value="13.218208">
                <text:p>13.218208</text:p>
              </table:table-cell>
              <table:table-cell office:value-type="float" office:value="105.445251">
                <text:p>105.445251</text:p>
              </table:table-cell>
              <table:table-cell office:value-type="float" office:value="17.161632">
                <text:p>17.161632</text:p>
              </table:table-cell>
              <table:table-cell office:value-type="float" office:value="105.306701">
                <text:p>105.306701</text:p>
              </table:table-cell>
              <table:table-cell office:value-type="float" office:value="17.130605">
                <text:p>17.1306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8.087873">
                <text:p>138.087873</text:p>
              </table:table-cell>
              <table:table-cell office:value-type="float" office:value="13.344897">
                <text:p>13.344897</text:p>
              </table:table-cell>
              <table:table-cell office:value-type="float" office:value="105.624054">
                <text:p>105.624054</text:p>
              </table:table-cell>
              <table:table-cell office:value-type="float" office:value="17.3443">
                <text:p>17.3443</text:p>
              </table:table-cell>
              <table:table-cell office:value-type="float" office:value="105.485761">
                <text:p>105.485761</text:p>
              </table:table-cell>
              <table:table-cell office:value-type="float" office:value="17.31303">
                <text:p>17.313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8.284674">
                <text:p>138.284674</text:p>
              </table:table-cell>
              <table:table-cell office:value-type="float" office:value="13.471102">
                <text:p>13.471102</text:p>
              </table:table-cell>
              <table:table-cell office:value-type="float" office:value="105.803214">
                <text:p>105.803214</text:p>
              </table:table-cell>
              <table:table-cell office:value-type="float" office:value="17.526809">
                <text:p>17.526809</text:p>
              </table:table-cell>
              <table:table-cell office:value-type="float" office:value="105.665175">
                <text:p>105.665175</text:p>
              </table:table-cell>
              <table:table-cell office:value-type="float" office:value="17.495297">
                <text:p>17.4952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8.481908">
                <text:p>138.481908</text:p>
              </table:table-cell>
              <table:table-cell office:value-type="float" office:value="13.596822">
                <text:p>13.596822</text:p>
              </table:table-cell>
              <table:table-cell office:value-type="float" office:value="105.982734">
                <text:p>105.982734</text:p>
              </table:table-cell>
              <table:table-cell office:value-type="float" office:value="17.709156">
                <text:p>17.709156</text:p>
              </table:table-cell>
              <table:table-cell office:value-type="float" office:value="105.844948">
                <text:p>105.844948</text:p>
              </table:table-cell>
              <table:table-cell office:value-type="float" office:value="17.677403">
                <text:p>17.6774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8.679575">
                <text:p>138.679575</text:p>
              </table:table-cell>
              <table:table-cell office:value-type="float" office:value="13.722053">
                <text:p>13.722053</text:p>
              </table:table-cell>
              <table:table-cell office:value-type="float" office:value="106.162619">
                <text:p>106.162619</text:p>
              </table:table-cell>
              <table:table-cell office:value-type="float" office:value="17.89134">
                <text:p>17.89134</text:p>
              </table:table-cell>
              <table:table-cell office:value-type="float" office:value="106.025084">
                <text:p>106.025084</text:p>
              </table:table-cell>
              <table:table-cell office:value-type="float" office:value="17.859347">
                <text:p>17.8593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8.877676">
                <text:p>138.877676</text:p>
              </table:table-cell>
              <table:table-cell office:value-type="float" office:value="13.846793">
                <text:p>13.846793</text:p>
              </table:table-cell>
              <table:table-cell office:value-type="float" office:value="106.342874">
                <text:p>106.342874</text:p>
              </table:table-cell>
              <table:table-cell office:value-type="float" office:value="18.073359">
                <text:p>18.073359</text:p>
              </table:table-cell>
              <table:table-cell office:value-type="float" office:value="106.205588">
                <text:p>106.205588</text:p>
              </table:table-cell>
              <table:table-cell office:value-type="float" office:value="18.041125">
                <text:p>18.041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9.076211">
                <text:p>139.076211</text:p>
              </table:table-cell>
              <table:table-cell office:value-type="float" office:value="13.97104">
                <text:p>13.97104</text:p>
              </table:table-cell>
              <table:table-cell office:value-type="float" office:value="106.523503">
                <text:p>106.523503</text:p>
              </table:table-cell>
              <table:table-cell office:value-type="float" office:value="18.25521">
                <text:p>18.25521</text:p>
              </table:table-cell>
              <table:table-cell office:value-type="float" office:value="106.386465">
                <text:p>106.386465</text:p>
              </table:table-cell>
              <table:table-cell office:value-type="float" office:value="18.222737">
                <text:p>18.2227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9.275183">
                <text:p>139.275183</text:p>
              </table:table-cell>
              <table:table-cell office:value-type="float" office:value="14.09479">
                <text:p>14.09479</text:p>
              </table:table-cell>
              <table:table-cell office:value-type="float" office:value="106.704511">
                <text:p>106.704511</text:p>
              </table:table-cell>
              <table:table-cell office:value-type="float" office:value="18.436892">
                <text:p>18.436892</text:p>
              </table:table-cell>
              <table:table-cell office:value-type="float" office:value="106.567718">
                <text:p>106.567718</text:p>
              </table:table-cell>
              <table:table-cell office:value-type="float" office:value="18.40418">
                <text:p>18.404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9.474591">
                <text:p>139.474591</text:p>
              </table:table-cell>
              <table:table-cell office:value-type="float" office:value="14.218042">
                <text:p>14.218042</text:p>
              </table:table-cell>
              <table:table-cell office:value-type="float" office:value="106.885901">
                <text:p>106.885901</text:p>
              </table:table-cell>
              <table:table-cell office:value-type="float" office:value="18.618401">
                <text:p>18.618401</text:p>
              </table:table-cell>
              <table:table-cell office:value-type="float" office:value="106.749352">
                <text:p>106.749352</text:p>
              </table:table-cell>
              <table:table-cell office:value-type="float" office:value="18.585452">
                <text:p>18.5854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9.674436">
                <text:p>139.674436</text:p>
              </table:table-cell>
              <table:table-cell office:value-type="float" office:value="14.340792">
                <text:p>14.340792</text:p>
              </table:table-cell>
              <table:table-cell office:value-type="float" office:value="107.067679">
                <text:p>107.067679</text:p>
              </table:table-cell>
              <table:table-cell office:value-type="float" office:value="18.799736">
                <text:p>18.799736</text:p>
              </table:table-cell>
              <table:table-cell office:value-type="float" office:value="106.931373">
                <text:p>106.931373</text:p>
              </table:table-cell>
              <table:table-cell office:value-type="float" office:value="18.76655">
                <text:p>18.766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9.874719">
                <text:p>139.874719</text:p>
              </table:table-cell>
              <table:table-cell office:value-type="float" office:value="14.463038">
                <text:p>14.463038</text:p>
              </table:table-cell>
              <table:table-cell office:value-type="float" office:value="107.249849">
                <text:p>107.249849</text:p>
              </table:table-cell>
              <table:table-cell office:value-type="float" office:value="18.980895">
                <text:p>18.980895</text:p>
              </table:table-cell>
              <table:table-cell office:value-type="float" office:value="107.113783">
                <text:p>107.113783</text:p>
              </table:table-cell>
              <table:table-cell office:value-type="float" office:value="18.947473">
                <text:p>18.9474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0.075441">
                <text:p>140.075441</text:p>
              </table:table-cell>
              <table:table-cell office:value-type="float" office:value="14.584778">
                <text:p>14.584778</text:p>
              </table:table-cell>
              <table:table-cell office:value-type="float" office:value="107.432415">
                <text:p>107.432415</text:p>
              </table:table-cell>
              <table:table-cell office:value-type="float" office:value="19.161875">
                <text:p>19.161875</text:p>
              </table:table-cell>
              <table:table-cell office:value-type="float" office:value="107.296588">
                <text:p>107.296588</text:p>
              </table:table-cell>
              <table:table-cell office:value-type="float" office:value="19.128218">
                <text:p>19.1282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0.276603">
                <text:p>140.276603</text:p>
              </table:table-cell>
              <table:table-cell office:value-type="float" office:value="14.706009">
                <text:p>14.706009</text:p>
              </table:table-cell>
              <table:table-cell office:value-type="float" office:value="107.615382">
                <text:p>107.615382</text:p>
              </table:table-cell>
              <table:table-cell office:value-type="float" office:value="19.342675">
                <text:p>19.342675</text:p>
              </table:table-cell>
              <table:table-cell office:value-type="float" office:value="107.479792">
                <text:p>107.479792</text:p>
              </table:table-cell>
              <table:table-cell office:value-type="float" office:value="19.308782">
                <text:p>19.3087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0.478205">
                <text:p>140.478205</text:p>
              </table:table-cell>
              <table:table-cell office:value-type="float" office:value="14.826728">
                <text:p>14.826728</text:p>
              </table:table-cell>
              <table:table-cell office:value-type="float" office:value="107.798755">
                <text:p>107.798755</text:p>
              </table:table-cell>
              <table:table-cell office:value-type="float" office:value="19.523291">
                <text:p>19.523291</text:p>
              </table:table-cell>
              <table:table-cell office:value-type="float" office:value="107.6634">
                <text:p>107.6634</text:p>
              </table:table-cell>
              <table:table-cell office:value-type="float" office:value="19.489165">
                <text:p>19.4891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0.680247">
                <text:p>140.680247</text:p>
              </table:table-cell>
              <table:table-cell office:value-type="float" office:value="14.946933">
                <text:p>14.946933</text:p>
              </table:table-cell>
              <table:table-cell office:value-type="float" office:value="107.982539">
                <text:p>107.982539</text:p>
              </table:table-cell>
              <table:table-cell office:value-type="float" office:value="19.703723">
                <text:p>19.703723</text:p>
              </table:table-cell>
              <table:table-cell office:value-type="float" office:value="107.847417">
                <text:p>107.847417</text:p>
              </table:table-cell>
              <table:table-cell office:value-type="float" office:value="19.669363">
                <text:p>19.6693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.882731">
                <text:p>140.882731</text:p>
              </table:table-cell>
              <table:table-cell office:value-type="float" office:value="15.066621">
                <text:p>15.066621</text:p>
              </table:table-cell>
              <table:table-cell office:value-type="float" office:value="108.166737">
                <text:p>108.166737</text:p>
              </table:table-cell>
              <table:table-cell office:value-type="float" office:value="19.883966">
                <text:p>19.883966</text:p>
              </table:table-cell>
              <table:table-cell office:value-type="float" office:value="108.031847">
                <text:p>108.031847</text:p>
              </table:table-cell>
              <table:table-cell office:value-type="float" office:value="19.849374">
                <text:p>19.849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1.085658">
                <text:p>141.085658</text:p>
              </table:table-cell>
              <table:table-cell office:value-type="float" office:value="15.185789">
                <text:p>15.185789</text:p>
              </table:table-cell>
              <table:table-cell office:value-type="float" office:value="108.351354">
                <text:p>108.351354</text:p>
              </table:table-cell>
              <table:table-cell office:value-type="float" office:value="20.06402">
                <text:p>20.06402</text:p>
              </table:table-cell>
              <table:table-cell office:value-type="float" office:value="108.216694">
                <text:p>108.216694</text:p>
              </table:table-cell>
              <table:table-cell office:value-type="float" office:value="20.029196">
                <text:p>20.0291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1.289026">
                <text:p>141.289026</text:p>
              </table:table-cell>
              <table:table-cell office:value-type="float" office:value="15.304435">
                <text:p>15.304435</text:p>
              </table:table-cell>
              <table:table-cell office:value-type="float" office:value="108.536396">
                <text:p>108.536396</text:p>
              </table:table-cell>
              <table:table-cell office:value-type="float" office:value="20.243882">
                <text:p>20.243882</text:p>
              </table:table-cell>
              <table:table-cell office:value-type="float" office:value="108.401963">
                <text:p>108.401963</text:p>
              </table:table-cell>
              <table:table-cell office:value-type="float" office:value="20.208826">
                <text:p>20.2088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1.492838">
                <text:p>141.492838</text:p>
              </table:table-cell>
              <table:table-cell office:value-type="float" office:value="15.422556">
                <text:p>15.422556</text:p>
              </table:table-cell>
              <table:table-cell office:value-type="float" office:value="108.721866">
                <text:p>108.721866</text:p>
              </table:table-cell>
              <table:table-cell office:value-type="float" office:value="20.423549">
                <text:p>20.423549</text:p>
              </table:table-cell>
              <table:table-cell office:value-type="float" office:value="108.58766">
                <text:p>108.58766</text:p>
              </table:table-cell>
              <table:table-cell office:value-type="float" office:value="20.388262">
                <text:p>20.3882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1.697094">
                <text:p>141.697094</text:p>
              </table:table-cell>
              <table:table-cell office:value-type="float" office:value="15.54015">
                <text:p>15.54015</text:p>
              </table:table-cell>
              <table:table-cell office:value-type="float" office:value="108.907769">
                <text:p>108.907769</text:p>
              </table:table-cell>
              <table:table-cell office:value-type="float" office:value="20.603019">
                <text:p>20.603019</text:p>
              </table:table-cell>
              <table:table-cell office:value-type="float" office:value="108.773788">
                <text:p>108.773788</text:p>
              </table:table-cell>
              <table:table-cell office:value-type="float" office:value="20.567503">
                <text:p>20.5675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.901793">
                <text:p>141.901793</text:p>
              </table:table-cell>
              <table:table-cell office:value-type="float" office:value="15.657213">
                <text:p>15.657213</text:p>
              </table:table-cell>
              <table:table-cell office:value-type="float" office:value="109.094111">
                <text:p>109.094111</text:p>
              </table:table-cell>
              <table:table-cell office:value-type="float" office:value="20.782291">
                <text:p>20.782291</text:p>
              </table:table-cell>
              <table:table-cell office:value-type="float" office:value="108.960352">
                <text:p>108.960352</text:p>
              </table:table-cell>
              <table:table-cell office:value-type="float" office:value="20.746545">
                <text:p>20.746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.106938">
                <text:p>142.106938</text:p>
              </table:table-cell>
              <table:table-cell office:value-type="float" office:value="15.773744">
                <text:p>15.773744</text:p>
              </table:table-cell>
              <table:table-cell office:value-type="float" office:value="109.280896">
                <text:p>109.280896</text:p>
              </table:table-cell>
              <table:table-cell office:value-type="float" office:value="20.96136">
                <text:p>20.96136</text:p>
              </table:table-cell>
              <table:table-cell office:value-type="float" office:value="109.147358">
                <text:p>109.147358</text:p>
              </table:table-cell>
              <table:table-cell office:value-type="float" office:value="20.925386">
                <text:p>20.9253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2.312527">
                <text:p>142.312527</text:p>
              </table:table-cell>
              <table:table-cell office:value-type="float" office:value="15.889739">
                <text:p>15.889739</text:p>
              </table:table-cell>
              <table:table-cell office:value-type="float" office:value="109.468128">
                <text:p>109.468128</text:p>
              </table:table-cell>
              <table:table-cell office:value-type="float" office:value="21.140226">
                <text:p>21.140226</text:p>
              </table:table-cell>
              <table:table-cell office:value-type="float" office:value="109.334809">
                <text:p>109.334809</text:p>
              </table:table-cell>
              <table:table-cell office:value-type="float" office:value="21.104024">
                <text:p>21.1040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2.518562">
                <text:p>142.518562</text:p>
              </table:table-cell>
              <table:table-cell office:value-type="float" office:value="16.005197">
                <text:p>16.005197</text:p>
              </table:table-cell>
              <table:table-cell office:value-type="float" office:value="109.655812">
                <text:p>109.655812</text:p>
              </table:table-cell>
              <table:table-cell office:value-type="float" office:value="21.318886">
                <text:p>21.318886</text:p>
              </table:table-cell>
              <table:table-cell office:value-type="float" office:value="109.52271">
                <text:p>109.52271</text:p>
              </table:table-cell>
              <table:table-cell office:value-type="float" office:value="21.282456">
                <text:p>21.2824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2.725042">
                <text:p>142.725042</text:p>
              </table:table-cell>
              <table:table-cell office:value-type="float" office:value="16.120113">
                <text:p>16.120113</text:p>
              </table:table-cell>
              <table:table-cell office:value-type="float" office:value="109.843953">
                <text:p>109.843953</text:p>
              </table:table-cell>
              <table:table-cell office:value-type="float" office:value="21.497336">
                <text:p>21.497336</text:p>
              </table:table-cell>
              <table:table-cell office:value-type="float" office:value="109.711067">
                <text:p>109.711067</text:p>
              </table:table-cell>
              <table:table-cell office:value-type="float" office:value="21.46068">
                <text:p>21.460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2.931969">
                <text:p>142.931969</text:p>
              </table:table-cell>
              <table:table-cell office:value-type="float" office:value="16.234486">
                <text:p>16.234486</text:p>
              </table:table-cell>
              <table:table-cell office:value-type="float" office:value="110.032557">
                <text:p>110.032557</text:p>
              </table:table-cell>
              <table:table-cell office:value-type="float" office:value="21.675576">
                <text:p>21.675576</text:p>
              </table:table-cell>
              <table:table-cell office:value-type="float" office:value="109.899884">
                <text:p>109.899884</text:p>
              </table:table-cell>
              <table:table-cell office:value-type="float" office:value="21.638694">
                <text:p>21.6386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3.139342">
                <text:p>143.139342</text:p>
              </table:table-cell>
              <table:table-cell office:value-type="float" office:value="16.348313">
                <text:p>16.348313</text:p>
              </table:table-cell>
              <table:table-cell office:value-type="float" office:value="110.221627">
                <text:p>110.221627</text:p>
              </table:table-cell>
              <table:table-cell office:value-type="float" office:value="21.853602">
                <text:p>21.853602</text:p>
              </table:table-cell>
              <table:table-cell office:value-type="float" office:value="110.089165">
                <text:p>110.089165</text:p>
              </table:table-cell>
              <table:table-cell office:value-type="float" office:value="21.816495">
                <text:p>21.8164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.347162">
                <text:p>143.347162</text:p>
              </table:table-cell>
              <table:table-cell office:value-type="float" office:value="16.461591">
                <text:p>16.461591</text:p>
              </table:table-cell>
              <table:table-cell office:value-type="float" office:value="110.411168">
                <text:p>110.411168</text:p>
              </table:table-cell>
              <table:table-cell office:value-type="float" office:value="22.031412">
                <text:p>22.031412</text:p>
              </table:table-cell>
              <table:table-cell office:value-type="float" office:value="110.278917">
                <text:p>110.278917</text:p>
              </table:table-cell>
              <table:table-cell office:value-type="float" office:value="21.99408">
                <text:p>21.994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3.555428">
                <text:p>143.555428</text:p>
              </table:table-cell>
              <table:table-cell office:value-type="float" office:value="16.574318">
                <text:p>16.574318</text:p>
              </table:table-cell>
              <table:table-cell office:value-type="float" office:value="110.601186">
                <text:p>110.601186</text:p>
              </table:table-cell>
              <table:table-cell office:value-type="float" office:value="22.209004">
                <text:p>22.209004</text:p>
              </table:table-cell>
              <table:table-cell office:value-type="float" office:value="110.469142">
                <text:p>110.469142</text:p>
              </table:table-cell>
              <table:table-cell office:value-type="float" office:value="22.171448">
                <text:p>22.1714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3.764142">
                <text:p>143.764142</text:p>
              </table:table-cell>
              <table:table-cell office:value-type="float" office:value="16.68649">
                <text:p>16.68649</text:p>
              </table:table-cell>
              <table:table-cell office:value-type="float" office:value="110.791685">
                <text:p>110.791685</text:p>
              </table:table-cell>
              <table:table-cell office:value-type="float" office:value="22.386374">
                <text:p>22.386374</text:p>
              </table:table-cell>
              <table:table-cell office:value-type="float" office:value="110.659847">
                <text:p>110.659847</text:p>
              </table:table-cell>
              <table:table-cell office:value-type="float" office:value="22.348595">
                <text:p>22.3485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.973303">
                <text:p>143.973303</text:p>
              </table:table-cell>
              <table:table-cell office:value-type="float" office:value="16.798106">
                <text:p>16.798106</text:p>
              </table:table-cell>
              <table:table-cell office:value-type="float" office:value="110.98267">
                <text:p>110.98267</text:p>
              </table:table-cell>
              <table:table-cell office:value-type="float" office:value="22.563521">
                <text:p>22.563521</text:p>
              </table:table-cell>
              <table:table-cell office:value-type="float" office:value="110.851037">
                <text:p>110.851037</text:p>
              </table:table-cell>
              <table:table-cell office:value-type="float" office:value="22.525519">
                <text:p>22.5255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.182912">
                <text:p>144.182912</text:p>
              </table:table-cell>
              <table:table-cell office:value-type="float" office:value="16.909163">
                <text:p>16.909163</text:p>
              </table:table-cell>
              <table:table-cell office:value-type="float" office:value="111.174146">
                <text:p>111.174146</text:p>
              </table:table-cell>
              <table:table-cell office:value-type="float" office:value="22.740442">
                <text:p>22.740442</text:p>
              </table:table-cell>
              <table:table-cell office:value-type="float" office:value="111.042715">
                <text:p>111.042715</text:p>
              </table:table-cell>
              <table:table-cell office:value-type="float" office:value="22.702217">
                <text:p>22.7022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.392968">
                <text:p>144.392968</text:p>
              </table:table-cell>
              <table:table-cell office:value-type="float" office:value="17.019657">
                <text:p>17.019657</text:p>
              </table:table-cell>
              <table:table-cell office:value-type="float" office:value="111.366118">
                <text:p>111.366118</text:p>
              </table:table-cell>
              <table:table-cell office:value-type="float" office:value="22.917134">
                <text:p>22.917134</text:p>
              </table:table-cell>
              <table:table-cell office:value-type="float" office:value="111.234887">
                <text:p>111.234887</text:p>
              </table:table-cell>
              <table:table-cell office:value-type="float" office:value="22.878688">
                <text:p>22.8786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.603471">
                <text:p>144.603471</text:p>
              </table:table-cell>
              <table:table-cell office:value-type="float" office:value="17.129586">
                <text:p>17.129586</text:p>
              </table:table-cell>
              <table:table-cell office:value-type="float" office:value="111.55859">
                <text:p>111.55859</text:p>
              </table:table-cell>
              <table:table-cell office:value-type="float" office:value="23.093595">
                <text:p>23.093595</text:p>
              </table:table-cell>
              <table:table-cell office:value-type="float" office:value="111.427559">
                <text:p>111.427559</text:p>
              </table:table-cell>
              <table:table-cell office:value-type="float" office:value="23.054928">
                <text:p>23.0549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4.814422">
                <text:p>144.814422</text:p>
              </table:table-cell>
              <table:table-cell office:value-type="float" office:value="17.238948">
                <text:p>17.238948</text:p>
              </table:table-cell>
              <table:table-cell office:value-type="float" office:value="111.751569">
                <text:p>111.751569</text:p>
              </table:table-cell>
              <table:table-cell office:value-type="float" office:value="23.269822">
                <text:p>23.269822</text:p>
              </table:table-cell>
              <table:table-cell office:value-type="float" office:value="111.620734">
                <text:p>111.620734</text:p>
              </table:table-cell>
              <table:table-cell office:value-type="float" office:value="23.230934">
                <text:p>23.2309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.025821">
                <text:p>145.025821</text:p>
              </table:table-cell>
              <table:table-cell office:value-type="float" office:value="17.34774">
                <text:p>17.34774</text:p>
              </table:table-cell>
              <table:table-cell office:value-type="float" office:value="111.945058">
                <text:p>111.945058</text:p>
              </table:table-cell>
              <table:table-cell office:value-type="float" office:value="23.445812">
                <text:p>23.445812</text:p>
              </table:table-cell>
              <table:table-cell office:value-type="float" office:value="111.814418">
                <text:p>111.814418</text:p>
              </table:table-cell>
              <table:table-cell office:value-type="float" office:value="23.406705">
                <text:p>23.4067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5.237668">
                <text:p>145.237668</text:p>
              </table:table-cell>
              <table:table-cell office:value-type="float" office:value="17.455959">
                <text:p>17.455959</text:p>
              </table:table-cell>
              <table:table-cell office:value-type="float" office:value="112.139063">
                <text:p>112.139063</text:p>
              </table:table-cell>
              <table:table-cell office:value-type="float" office:value="23.621564">
                <text:p>23.621564</text:p>
              </table:table-cell>
              <table:table-cell office:value-type="float" office:value="112.008616">
                <text:p>112.008616</text:p>
              </table:table-cell>
              <table:table-cell office:value-type="float" office:value="23.582237">
                <text:p>23.5822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5.449962">
                <text:p>145.449962</text:p>
              </table:table-cell>
              <table:table-cell office:value-type="float" office:value="17.563602">
                <text:p>17.563602</text:p>
              </table:table-cell>
              <table:table-cell office:value-type="float" office:value="112.333589">
                <text:p>112.333589</text:p>
              </table:table-cell>
              <table:table-cell office:value-type="float" office:value="23.797073">
                <text:p>23.797073</text:p>
              </table:table-cell>
              <table:table-cell office:value-type="float" office:value="112.203333">
                <text:p>112.203333</text:p>
              </table:table-cell>
              <table:table-cell office:value-type="float" office:value="23.757528">
                <text:p>23.757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5.662703">
                <text:p>145.662703</text:p>
              </table:table-cell>
              <table:table-cell office:value-type="float" office:value="17.670667">
                <text:p>17.670667</text:p>
              </table:table-cell>
              <table:table-cell office:value-type="float" office:value="112.528641">
                <text:p>112.528641</text:p>
              </table:table-cell>
              <table:table-cell office:value-type="float" office:value="23.972339">
                <text:p>23.972339</text:p>
              </table:table-cell>
              <table:table-cell office:value-type="float" office:value="112.398573">
                <text:p>112.398573</text:p>
              </table:table-cell>
              <table:table-cell office:value-type="float" office:value="23.932575">
                <text:p>23.9325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.875892">
                <text:p>145.875892</text:p>
              </table:table-cell>
              <table:table-cell office:value-type="float" office:value="17.777151">
                <text:p>17.777151</text:p>
              </table:table-cell>
              <table:table-cell office:value-type="float" office:value="112.724223">
                <text:p>112.724223</text:p>
              </table:table-cell>
              <table:table-cell office:value-type="float" office:value="24.147357">
                <text:p>24.147357</text:p>
              </table:table-cell>
              <table:table-cell office:value-type="float" office:value="112.594343">
                <text:p>112.594343</text:p>
              </table:table-cell>
              <table:table-cell office:value-type="float" office:value="24.107376">
                <text:p>24.1073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6.089527">
                <text:p>146.089527</text:p>
              </table:table-cell>
              <table:table-cell office:value-type="float" office:value="17.883051">
                <text:p>17.883051</text:p>
              </table:table-cell>
              <table:table-cell office:value-type="float" office:value="112.920342">
                <text:p>112.920342</text:p>
              </table:table-cell>
              <table:table-cell office:value-type="float" office:value="24.322125">
                <text:p>24.322125</text:p>
              </table:table-cell>
              <table:table-cell office:value-type="float" office:value="112.790647">
                <text:p>112.790647</text:p>
              </table:table-cell>
              <table:table-cell office:value-type="float" office:value="24.281928">
                <text:p>24.2819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6.30361">
                <text:p>146.30361</text:p>
              </table:table-cell>
              <table:table-cell office:value-type="float" office:value="17.988365">
                <text:p>17.988365</text:p>
              </table:table-cell>
              <table:table-cell office:value-type="float" office:value="113.117002">
                <text:p>113.117002</text:p>
              </table:table-cell>
              <table:table-cell office:value-type="float" office:value="24.496641">
                <text:p>24.496641</text:p>
              </table:table-cell>
              <table:table-cell office:value-type="float" office:value="112.987489">
                <text:p>112.987489</text:p>
              </table:table-cell>
              <table:table-cell office:value-type="float" office:value="24.456227">
                <text:p>24.4562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.518139">
                <text:p>146.518139</text:p>
              </table:table-cell>
              <table:table-cell office:value-type="float" office:value="18.09309">
                <text:p>18.09309</text:p>
              </table:table-cell>
              <table:table-cell office:value-type="float" office:value="113.314207">
                <text:p>113.314207</text:p>
              </table:table-cell>
              <table:table-cell office:value-type="float" office:value="24.670901">
                <text:p>24.670901</text:p>
              </table:table-cell>
              <table:table-cell office:value-type="float" office:value="113.184876">
                <text:p>113.184876</text:p>
              </table:table-cell>
              <table:table-cell office:value-type="float" office:value="24.630272">
                <text:p>24.6302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6.733115">
                <text:p>146.733115</text:p>
              </table:table-cell>
              <table:table-cell office:value-type="float" office:value="18.197223">
                <text:p>18.197223</text:p>
              </table:table-cell>
              <table:table-cell office:value-type="float" office:value="113.511964">
                <text:p>113.511964</text:p>
              </table:table-cell>
              <table:table-cell office:value-type="float" office:value="24.844904">
                <text:p>24.844904</text:p>
              </table:table-cell>
              <table:table-cell office:value-type="float" office:value="113.382813">
                <text:p>113.382813</text:p>
              </table:table-cell>
              <table:table-cell office:value-type="float" office:value="24.804059">
                <text:p>24.8040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6.948537">
                <text:p>146.948537</text:p>
              </table:table-cell>
              <table:table-cell office:value-type="float" office:value="18.300761">
                <text:p>18.300761</text:p>
              </table:table-cell>
              <table:table-cell office:value-type="float" office:value="113.710278">
                <text:p>113.710278</text:p>
              </table:table-cell>
              <table:table-cell office:value-type="float" office:value="25.018645">
                <text:p>25.018645</text:p>
              </table:table-cell>
              <table:table-cell office:value-type="float" office:value="113.581303">
                <text:p>113.581303</text:p>
              </table:table-cell>
              <table:table-cell office:value-type="float" office:value="24.977586">
                <text:p>24.9775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.164404">
                <text:p>147.164404</text:p>
              </table:table-cell>
              <table:table-cell office:value-type="float" office:value="18.403703">
                <text:p>18.403703</text:p>
              </table:table-cell>
              <table:table-cell office:value-type="float" office:value="113.909153">
                <text:p>113.909153</text:p>
              </table:table-cell>
              <table:table-cell office:value-type="float" office:value="25.192123">
                <text:p>25.192123</text:p>
              </table:table-cell>
              <table:table-cell office:value-type="float" office:value="113.780353">
                <text:p>113.780353</text:p>
              </table:table-cell>
              <table:table-cell office:value-type="float" office:value="25.15085">
                <text:p>25.150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.380717">
                <text:p>147.380717</text:p>
              </table:table-cell>
              <table:table-cell office:value-type="float" office:value="18.506044">
                <text:p>18.506044</text:p>
              </table:table-cell>
              <table:table-cell office:value-type="float" office:value="114.108594">
                <text:p>114.108594</text:p>
              </table:table-cell>
              <table:table-cell office:value-type="float" office:value="25.365334">
                <text:p>25.365334</text:p>
              </table:table-cell>
              <table:table-cell office:value-type="float" office:value="113.979968">
                <text:p>113.979968</text:p>
              </table:table-cell>
              <table:table-cell office:value-type="float" office:value="25.323847">
                <text:p>25.3238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.597474">
                <text:p>147.597474</text:p>
              </table:table-cell>
              <table:table-cell office:value-type="float" office:value="18.607784">
                <text:p>18.607784</text:p>
              </table:table-cell>
              <table:table-cell office:value-type="float" office:value="114.308608">
                <text:p>114.308608</text:p>
              </table:table-cell>
              <table:table-cell office:value-type="float" office:value="25.538276">
                <text:p>25.538276</text:p>
              </table:table-cell>
              <table:table-cell office:value-type="float" office:value="114.180153">
                <text:p>114.180153</text:p>
              </table:table-cell>
              <table:table-cell office:value-type="float" office:value="25.496576">
                <text:p>25.496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.814676">
                <text:p>147.814676</text:p>
              </table:table-cell>
              <table:table-cell office:value-type="float" office:value="18.708917">
                <text:p>18.708917</text:p>
              </table:table-cell>
              <table:table-cell office:value-type="float" office:value="114.509199">
                <text:p>114.509199</text:p>
              </table:table-cell>
              <table:table-cell office:value-type="float" office:value="25.710946">
                <text:p>25.710946</text:p>
              </table:table-cell>
              <table:table-cell office:value-type="float" office:value="114.380913">
                <text:p>114.380913</text:p>
              </table:table-cell>
              <table:table-cell office:value-type="float" office:value="25.669033">
                <text:p>25.6690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.032322">
                <text:p>148.032322</text:p>
              </table:table-cell>
              <table:table-cell office:value-type="float" office:value="18.809443">
                <text:p>18.809443</text:p>
              </table:table-cell>
              <table:table-cell office:value-type="float" office:value="114.710372">
                <text:p>114.710372</text:p>
              </table:table-cell>
              <table:table-cell office:value-type="float" office:value="25.88334">
                <text:p>25.88334</text:p>
              </table:table-cell>
              <table:table-cell office:value-type="float" office:value="114.582254">
                <text:p>114.582254</text:p>
              </table:table-cell>
              <table:table-cell office:value-type="float" office:value="25.841216">
                <text:p>25.8412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.250411">
                <text:p>148.250411</text:p>
              </table:table-cell>
              <table:table-cell office:value-type="float" office:value="18.909358">
                <text:p>18.909358</text:p>
              </table:table-cell>
              <table:table-cell office:value-type="float" office:value="114.912133">
                <text:p>114.912133</text:p>
              </table:table-cell>
              <table:table-cell office:value-type="float" office:value="26.055456">
                <text:p>26.055456</text:p>
              </table:table-cell>
              <table:table-cell office:value-type="float" office:value="114.78418">
                <text:p>114.78418</text:p>
              </table:table-cell>
              <table:table-cell office:value-type="float" office:value="26.013121">
                <text:p>26.0131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.468942">
                <text:p>148.468942</text:p>
              </table:table-cell>
              <table:table-cell office:value-type="float" office:value="19.00866">
                <text:p>19.00866</text:p>
              </table:table-cell>
              <table:table-cell office:value-type="float" office:value="115.114487">
                <text:p>115.114487</text:p>
              </table:table-cell>
              <table:table-cell office:value-type="float" office:value="26.227291">
                <text:p>26.227291</text:p>
              </table:table-cell>
              <table:table-cell office:value-type="float" office:value="114.986697">
                <text:p>114.986697</text:p>
              </table:table-cell>
              <table:table-cell office:value-type="float" office:value="26.184745">
                <text:p>26.1847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.687916">
                <text:p>148.687916</text:p>
              </table:table-cell>
              <table:table-cell office:value-type="float" office:value="19.107346">
                <text:p>19.107346</text:p>
              </table:table-cell>
              <table:table-cell office:value-type="float" office:value="115.317439">
                <text:p>115.317439</text:p>
              </table:table-cell>
              <table:table-cell office:value-type="float" office:value="26.398843">
                <text:p>26.398843</text:p>
              </table:table-cell>
              <table:table-cell office:value-type="float" office:value="115.18981">
                <text:p>115.18981</text:p>
              </table:table-cell>
              <table:table-cell office:value-type="float" office:value="26.356086">
                <text:p>26.3560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.907331">
                <text:p>148.907331</text:p>
              </table:table-cell>
              <table:table-cell office:value-type="float" office:value="19.205413">
                <text:p>19.205413</text:p>
              </table:table-cell>
              <table:table-cell office:value-type="float" office:value="115.520995">
                <text:p>115.520995</text:p>
              </table:table-cell>
              <table:table-cell office:value-type="float" office:value="26.570107">
                <text:p>26.570107</text:p>
              </table:table-cell>
              <table:table-cell office:value-type="float" office:value="115.393524">
                <text:p>115.393524</text:p>
              </table:table-cell>
              <table:table-cell office:value-type="float" office:value="26.527141">
                <text:p>26.5271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.127187">
                <text:p>149.127187</text:p>
              </table:table-cell>
              <table:table-cell office:value-type="float" office:value="19.302859">
                <text:p>19.302859</text:p>
              </table:table-cell>
              <table:table-cell office:value-type="float" office:value="115.725159">
                <text:p>115.725159</text:p>
              </table:table-cell>
              <table:table-cell office:value-type="float" office:value="26.741081">
                <text:p>26.741081</text:p>
              </table:table-cell>
              <table:table-cell office:value-type="float" office:value="115.597846">
                <text:p>115.597846</text:p>
              </table:table-cell>
              <table:table-cell office:value-type="float" office:value="26.697906">
                <text:p>26.6979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.347483">
                <text:p>149.347483</text:p>
              </table:table-cell>
              <table:table-cell office:value-type="float" office:value="19.399681">
                <text:p>19.399681</text:p>
              </table:table-cell>
              <table:table-cell office:value-type="float" office:value="115.929938">
                <text:p>115.929938</text:p>
              </table:table-cell>
              <table:table-cell office:value-type="float" office:value="26.911762">
                <text:p>26.911762</text:p>
              </table:table-cell>
              <table:table-cell office:value-type="float" office:value="115.802779">
                <text:p>115.802779</text:p>
              </table:table-cell>
              <table:table-cell office:value-type="float" office:value="26.868378">
                <text:p>26.8683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.568217">
                <text:p>149.568217</text:p>
              </table:table-cell>
              <table:table-cell office:value-type="float" office:value="19.495876">
                <text:p>19.495876</text:p>
              </table:table-cell>
              <table:table-cell office:value-type="float" office:value="116.135336">
                <text:p>116.135336</text:p>
              </table:table-cell>
              <table:table-cell office:value-type="float" office:value="27.082147">
                <text:p>27.082147</text:p>
              </table:table-cell>
              <table:table-cell office:value-type="float" office:value="116.00833">
                <text:p>116.00833</text:p>
              </table:table-cell>
              <table:table-cell office:value-type="float" office:value="27.038555">
                <text:p>27.0385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.789391">
                <text:p>149.789391</text:p>
              </table:table-cell>
              <table:table-cell office:value-type="float" office:value="19.591441">
                <text:p>19.591441</text:p>
              </table:table-cell>
              <table:table-cell office:value-type="float" office:value="116.341359">
                <text:p>116.341359</text:p>
              </table:table-cell>
              <table:table-cell office:value-type="float" office:value="27.252232">
                <text:p>27.252232</text:p>
              </table:table-cell>
              <table:table-cell office:value-type="float" office:value="116.214503">
                <text:p>116.214503</text:p>
              </table:table-cell>
              <table:table-cell office:value-type="float" office:value="27.208433">
                <text:p>27.2084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0.011001">
                <text:p>150.011001</text:p>
              </table:table-cell>
              <table:table-cell office:value-type="float" office:value="19.686375">
                <text:p>19.686375</text:p>
              </table:table-cell>
              <table:table-cell office:value-type="float" office:value="116.548012">
                <text:p>116.548012</text:p>
              </table:table-cell>
              <table:table-cell office:value-type="float" office:value="27.422016">
                <text:p>27.422016</text:p>
              </table:table-cell>
              <table:table-cell office:value-type="float" office:value="116.421305">
                <text:p>116.421305</text:p>
              </table:table-cell>
              <table:table-cell office:value-type="float" office:value="27.378009">
                <text:p>27.3780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.233048">
                <text:p>150.233048</text:p>
              </table:table-cell>
              <table:table-cell office:value-type="float" office:value="19.780673">
                <text:p>19.780673</text:p>
              </table:table-cell>
              <table:table-cell office:value-type="float" office:value="116.755301">
                <text:p>116.755301</text:p>
              </table:table-cell>
              <table:table-cell office:value-type="float" office:value="27.591494">
                <text:p>27.591494</text:p>
              </table:table-cell>
              <table:table-cell office:value-type="float" office:value="116.62874">
                <text:p>116.62874</text:p>
              </table:table-cell>
              <table:table-cell office:value-type="float" office:value="27.54728">
                <text:p>27.547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0.45553">
                <text:p>150.45553</text:p>
              </table:table-cell>
              <table:table-cell office:value-type="float" office:value="19.874335">
                <text:p>19.874335</text:p>
              </table:table-cell>
              <table:table-cell office:value-type="float" office:value="116.963232">
                <text:p>116.963232</text:p>
              </table:table-cell>
              <table:table-cell office:value-type="float" office:value="27.760663">
                <text:p>27.760663</text:p>
              </table:table-cell>
              <table:table-cell office:value-type="float" office:value="116.836814">
                <text:p>116.836814</text:p>
              </table:table-cell>
              <table:table-cell office:value-type="float" office:value="27.716243">
                <text:p>27.7162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0.678447">
                <text:p>150.678447</text:p>
              </table:table-cell>
              <table:table-cell office:value-type="float" office:value="19.967356">
                <text:p>19.967356</text:p>
              </table:table-cell>
              <table:table-cell office:value-type="float" office:value="117.171808">
                <text:p>117.171808</text:p>
              </table:table-cell>
              <table:table-cell office:value-type="float" office:value="27.92952">
                <text:p>27.92952</text:p>
              </table:table-cell>
              <table:table-cell office:value-type="float" office:value="117.045533">
                <text:p>117.045533</text:p>
              </table:table-cell>
              <table:table-cell office:value-type="float" office:value="27.884895">
                <text:p>27.8848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0.901797">
                <text:p>150.901797</text:p>
              </table:table-cell>
              <table:table-cell office:value-type="float" office:value="20.059734">
                <text:p>20.059734</text:p>
              </table:table-cell>
              <table:table-cell office:value-type="float" office:value="117.381037">
                <text:p>117.381037</text:p>
              </table:table-cell>
              <table:table-cell office:value-type="float" office:value="28.098062">
                <text:p>28.098062</text:p>
              </table:table-cell>
              <table:table-cell office:value-type="float" office:value="117.254901">
                <text:p>117.254901</text:p>
              </table:table-cell>
              <table:table-cell office:value-type="float" office:value="28.053232">
                <text:p>28.053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1.12558">
                <text:p>151.12558</text:p>
              </table:table-cell>
              <table:table-cell office:value-type="float" office:value="20.151467">
                <text:p>20.151467</text:p>
              </table:table-cell>
              <table:table-cell office:value-type="float" office:value="117.590923">
                <text:p>117.590923</text:p>
              </table:table-cell>
              <table:table-cell office:value-type="float" office:value="28.266287">
                <text:p>28.266287</text:p>
              </table:table-cell>
              <table:table-cell office:value-type="float" office:value="117.464925">
                <text:p>117.464925</text:p>
              </table:table-cell>
              <table:table-cell office:value-type="float" office:value="28.221252">
                <text:p>28.2212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1.349794">
                <text:p>151.349794</text:p>
              </table:table-cell>
              <table:table-cell office:value-type="float" office:value="20.242552">
                <text:p>20.242552</text:p>
              </table:table-cell>
              <table:table-cell office:value-type="float" office:value="117.801472">
                <text:p>117.801472</text:p>
              </table:table-cell>
              <table:table-cell office:value-type="float" office:value="28.434189">
                <text:p>28.434189</text:p>
              </table:table-cell>
              <table:table-cell office:value-type="float" office:value="117.675609">
                <text:p>117.675609</text:p>
              </table:table-cell>
              <table:table-cell office:value-type="float" office:value="28.38895">
                <text:p>28.388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1.574438">
                <text:p>151.574438</text:p>
              </table:table-cell>
              <table:table-cell office:value-type="float" office:value="20.332987">
                <text:p>20.332987</text:p>
              </table:table-cell>
              <table:table-cell office:value-type="float" office:value="118.01269">
                <text:p>118.01269</text:p>
              </table:table-cell>
              <table:table-cell office:value-type="float" office:value="28.601767">
                <text:p>28.601767</text:p>
              </table:table-cell>
              <table:table-cell office:value-type="float" office:value="117.886959">
                <text:p>117.886959</text:p>
              </table:table-cell>
              <table:table-cell office:value-type="float" office:value="28.556324">
                <text:p>28.5563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1.799511">
                <text:p>151.799511</text:p>
              </table:table-cell>
              <table:table-cell office:value-type="float" office:value="20.422768">
                <text:p>20.422768</text:p>
              </table:table-cell>
              <table:table-cell office:value-type="float" office:value="118.224581">
                <text:p>118.224581</text:p>
              </table:table-cell>
              <table:table-cell office:value-type="float" office:value="28.769016">
                <text:p>28.769016</text:p>
              </table:table-cell>
              <table:table-cell office:value-type="float" office:value="118.098981">
                <text:p>118.098981</text:p>
              </table:table-cell>
              <table:table-cell office:value-type="float" office:value="28.723371">
                <text:p>28.7233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2.025011">
                <text:p>152.025011</text:p>
              </table:table-cell>
              <table:table-cell office:value-type="float" office:value="20.511893">
                <text:p>20.511893</text:p>
              </table:table-cell>
              <table:table-cell office:value-type="float" office:value="118.437152">
                <text:p>118.437152</text:p>
              </table:table-cell>
              <table:table-cell office:value-type="float" office:value="28.935934">
                <text:p>28.935934</text:p>
              </table:table-cell>
              <table:table-cell office:value-type="float" office:value="118.311681">
                <text:p>118.311681</text:p>
              </table:table-cell>
              <table:table-cell office:value-type="float" office:value="28.890086">
                <text:p>28.8900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2.250937">
                <text:p>152.250937</text:p>
              </table:table-cell>
              <table:table-cell office:value-type="float" office:value="20.600359">
                <text:p>20.600359</text:p>
              </table:table-cell>
              <table:table-cell office:value-type="float" office:value="118.650408">
                <text:p>118.650408</text:p>
              </table:table-cell>
              <table:table-cell office:value-type="float" office:value="29.102518">
                <text:p>29.102518</text:p>
              </table:table-cell>
              <table:table-cell office:value-type="float" office:value="118.525063">
                <text:p>118.525063</text:p>
              </table:table-cell>
              <table:table-cell office:value-type="float" office:value="29.056468">
                <text:p>29.0564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2.477289">
                <text:p>152.477289</text:p>
              </table:table-cell>
              <table:table-cell office:value-type="float" office:value="20.688164">
                <text:p>20.688164</text:p>
              </table:table-cell>
              <table:table-cell office:value-type="float" office:value="118.864354">
                <text:p>118.864354</text:p>
              </table:table-cell>
              <table:table-cell office:value-type="float" office:value="29.268763">
                <text:p>29.268763</text:p>
              </table:table-cell>
              <table:table-cell office:value-type="float" office:value="118.739133">
                <text:p>118.739133</text:p>
              </table:table-cell>
              <table:table-cell office:value-type="float" office:value="29.222511">
                <text:p>29.2225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2.704063">
                <text:p>152.704063</text:p>
              </table:table-cell>
              <table:table-cell office:value-type="float" office:value="20.775306">
                <text:p>20.775306</text:p>
              </table:table-cell>
              <table:table-cell office:value-type="float" office:value="119.078996">
                <text:p>119.078996</text:p>
              </table:table-cell>
              <table:table-cell office:value-type="float" office:value="29.434666">
                <text:p>29.434666</text:p>
              </table:table-cell>
              <table:table-cell office:value-type="float" office:value="118.953897">
                <text:p>118.953897</text:p>
              </table:table-cell>
              <table:table-cell office:value-type="float" office:value="29.388213">
                <text:p>29.3882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2.93126">
                <text:p>152.93126</text:p>
              </table:table-cell>
              <table:table-cell office:value-type="float" office:value="20.861781">
                <text:p>20.861781</text:p>
              </table:table-cell>
              <table:table-cell office:value-type="float" office:value="119.29434">
                <text:p>119.29434</text:p>
              </table:table-cell>
              <table:table-cell office:value-type="float" office:value="29.600225">
                <text:p>29.600225</text:p>
              </table:table-cell>
              <table:table-cell office:value-type="float" office:value="119.16936">
                <text:p>119.16936</text:p>
              </table:table-cell>
              <table:table-cell office:value-type="float" office:value="29.553571">
                <text:p>29.5535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3.158877">
                <text:p>153.158877</text:p>
              </table:table-cell>
              <table:table-cell office:value-type="float" office:value="20.947587">
                <text:p>20.947587</text:p>
              </table:table-cell>
              <table:table-cell office:value-type="float" office:value="119.510391">
                <text:p>119.510391</text:p>
              </table:table-cell>
              <table:table-cell office:value-type="float" office:value="29.765434">
                <text:p>29.765434</text:p>
              </table:table-cell>
              <table:table-cell office:value-type="float" office:value="119.385528">
                <text:p>119.385528</text:p>
              </table:table-cell>
              <table:table-cell office:value-type="float" office:value="29.718581">
                <text:p>29.7185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3.386914">
                <text:p>153.386914</text:p>
              </table:table-cell>
              <table:table-cell office:value-type="float" office:value="21.032721">
                <text:p>21.032721</text:p>
              </table:table-cell>
              <table:table-cell office:value-type="float" office:value="119.727155">
                <text:p>119.727155</text:p>
              </table:table-cell>
              <table:table-cell office:value-type="float" office:value="29.930292">
                <text:p>29.930292</text:p>
              </table:table-cell>
              <table:table-cell office:value-type="float" office:value="119.602406">
                <text:p>119.602406</text:p>
              </table:table-cell>
              <table:table-cell office:value-type="float" office:value="29.883239">
                <text:p>29.8832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3.615367">
                <text:p>153.615367</text:p>
              </table:table-cell>
              <table:table-cell office:value-type="float" office:value="21.117181">
                <text:p>21.117181</text:p>
              </table:table-cell>
              <table:table-cell office:value-type="float" office:value="119.944637">
                <text:p>119.944637</text:p>
              </table:table-cell>
              <table:table-cell office:value-type="float" office:value="30.094795">
                <text:p>30.094795</text:p>
              </table:table-cell>
              <table:table-cell office:value-type="float" office:value="119.82">
                <text:p>119.82</text:p>
              </table:table-cell>
              <table:table-cell office:value-type="float" office:value="30.047542">
                <text:p>30.0475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3.844237">
                <text:p>153.844237</text:p>
              </table:table-cell>
              <table:table-cell office:value-type="float" office:value="21.200965">
                <text:p>21.200965</text:p>
              </table:table-cell>
              <table:table-cell office:value-type="float" office:value="120.162843">
                <text:p>120.162843</text:p>
              </table:table-cell>
              <table:table-cell office:value-type="float" office:value="30.258938">
                <text:p>30.258938</text:p>
              </table:table-cell>
              <table:table-cell office:value-type="float" office:value="120.038316">
                <text:p>120.038316</text:p>
              </table:table-cell>
              <table:table-cell office:value-type="float" office:value="30.211487">
                <text:p>30.2114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4.07352">
                <text:p>154.07352</text:p>
              </table:table-cell>
              <table:table-cell office:value-type="float" office:value="21.284069">
                <text:p>21.284069</text:p>
              </table:table-cell>
              <table:table-cell office:value-type="float" office:value="120.381779">
                <text:p>120.381779</text:p>
              </table:table-cell>
              <table:table-cell office:value-type="float" office:value="30.422718">
                <text:p>30.422718</text:p>
              </table:table-cell>
              <table:table-cell office:value-type="float" office:value="120.257359">
                <text:p>120.257359</text:p>
              </table:table-cell>
              <table:table-cell office:value-type="float" office:value="30.375069">
                <text:p>30.3750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4.303216">
                <text:p>154.303216</text:p>
              </table:table-cell>
              <table:table-cell office:value-type="float" office:value="21.366491">
                <text:p>21.366491</text:p>
              </table:table-cell>
              <table:table-cell office:value-type="float" office:value="120.60145">
                <text:p>120.60145</text:p>
              </table:table-cell>
              <table:table-cell office:value-type="float" office:value="30.586132">
                <text:p>30.586132</text:p>
              </table:table-cell>
              <table:table-cell office:value-type="float" office:value="120.477135">
                <text:p>120.477135</text:p>
              </table:table-cell>
              <table:table-cell office:value-type="float" office:value="30.538285">
                <text:p>30.5382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4.533323">
                <text:p>154.533323</text:p>
              </table:table-cell>
              <table:table-cell office:value-type="float" office:value="21.448229">
                <text:p>21.448229</text:p>
              </table:table-cell>
              <table:table-cell office:value-type="float" office:value="120.821862">
                <text:p>120.821862</text:p>
              </table:table-cell>
              <table:table-cell office:value-type="float" office:value="30.749176">
                <text:p>30.749176</text:p>
              </table:table-cell>
              <table:table-cell office:value-type="float" office:value="120.697649">
                <text:p>120.697649</text:p>
              </table:table-cell>
              <table:table-cell office:value-type="float" office:value="30.701132">
                <text:p>30.7011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4.763838">
                <text:p>154.763838</text:p>
              </table:table-cell>
              <table:table-cell office:value-type="float" office:value="21.52928">
                <text:p>21.52928</text:p>
              </table:table-cell>
              <table:table-cell office:value-type="float" office:value="121.04302">
                <text:p>121.04302</text:p>
              </table:table-cell>
              <table:table-cell office:value-type="float" office:value="30.911847">
                <text:p>30.911847</text:p>
              </table:table-cell>
              <table:table-cell office:value-type="float" office:value="120.918908">
                <text:p>120.918908</text:p>
              </table:table-cell>
              <table:table-cell office:value-type="float" office:value="30.863606">
                <text:p>30.8636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4.99476">
                <text:p>154.99476</text:p>
              </table:table-cell>
              <table:table-cell office:value-type="float" office:value="21.609641">
                <text:p>21.609641</text:p>
              </table:table-cell>
              <table:table-cell office:value-type="float" office:value="121.26493">
                <text:p>121.26493</text:p>
              </table:table-cell>
              <table:table-cell office:value-type="float" office:value="31.07414">
                <text:p>31.07414</text:p>
              </table:table-cell>
              <table:table-cell office:value-type="float" office:value="121.140916">
                <text:p>121.140916</text:p>
              </table:table-cell>
              <table:table-cell office:value-type="float" office:value="31.025703">
                <text:p>31.0257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5.226087">
                <text:p>155.226087</text:p>
              </table:table-cell>
              <table:table-cell office:value-type="float" office:value="21.689311">
                <text:p>21.689311</text:p>
              </table:table-cell>
              <table:table-cell office:value-type="float" office:value="121.487598">
                <text:p>121.487598</text:p>
              </table:table-cell>
              <table:table-cell office:value-type="float" office:value="31.236053">
                <text:p>31.236053</text:p>
              </table:table-cell>
              <table:table-cell office:value-type="float" office:value="121.363679">
                <text:p>121.363679</text:p>
              </table:table-cell>
              <table:table-cell office:value-type="float" office:value="31.187419">
                <text:p>31.1874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5.457818">
                <text:p>155.457818</text:p>
              </table:table-cell>
              <table:table-cell office:value-type="float" office:value="21.768286">
                <text:p>21.768286</text:p>
              </table:table-cell>
              <table:table-cell office:value-type="float" office:value="121.71103">
                <text:p>121.71103</text:p>
              </table:table-cell>
              <table:table-cell office:value-type="float" office:value="31.39758">
                <text:p>31.39758</text:p>
              </table:table-cell>
              <table:table-cell office:value-type="float" office:value="121.587203">
                <text:p>121.587203</text:p>
              </table:table-cell>
              <table:table-cell office:value-type="float" office:value="31.348752">
                <text:p>31.3487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5.689949">
                <text:p>155.689949</text:p>
              </table:table-cell>
              <table:table-cell office:value-type="float" office:value="21.846563">
                <text:p>21.846563</text:p>
              </table:table-cell>
              <table:table-cell office:value-type="float" office:value="121.93523">
                <text:p>121.93523</text:p>
              </table:table-cell>
              <table:table-cell office:value-type="float" office:value="31.558719">
                <text:p>31.558719</text:p>
              </table:table-cell>
              <table:table-cell office:value-type="float" office:value="121.811493">
                <text:p>121.811493</text:p>
              </table:table-cell>
              <table:table-cell office:value-type="float" office:value="31.509696">
                <text:p>31.5096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5.92248">
                <text:p>155.92248</text:p>
              </table:table-cell>
              <table:table-cell office:value-type="float" office:value="21.924142">
                <text:p>21.924142</text:p>
              </table:table-cell>
              <table:table-cell office:value-type="float" office:value="122.160205">
                <text:p>122.160205</text:p>
              </table:table-cell>
              <table:table-cell office:value-type="float" office:value="31.719466">
                <text:p>31.719466</text:p>
              </table:table-cell>
              <table:table-cell office:value-type="float" office:value="122.036556">
                <text:p>122.036556</text:p>
              </table:table-cell>
              <table:table-cell office:value-type="float" office:value="31.670248">
                <text:p>31.6702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6.155407">
                <text:p>156.155407</text:p>
              </table:table-cell>
              <table:table-cell office:value-type="float" office:value="22.001018">
                <text:p>22.001018</text:p>
              </table:table-cell>
              <table:table-cell office:value-type="float" office:value="122.385961">
                <text:p>122.385961</text:p>
              </table:table-cell>
              <table:table-cell office:value-type="float" office:value="31.879816">
                <text:p>31.879816</text:p>
              </table:table-cell>
              <table:table-cell office:value-type="float" office:value="122.262396">
                <text:p>122.262396</text:p>
              </table:table-cell>
              <table:table-cell office:value-type="float" office:value="31.830405">
                <text:p>31.8304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6.388729">
                <text:p>156.388729</text:p>
              </table:table-cell>
              <table:table-cell office:value-type="float" office:value="22.07719">
                <text:p>22.07719</text:p>
              </table:table-cell>
              <table:table-cell office:value-type="float" office:value="122.612503">
                <text:p>122.612503</text:p>
              </table:table-cell>
              <table:table-cell office:value-type="float" office:value="32.039767">
                <text:p>32.039767</text:p>
              </table:table-cell>
              <table:table-cell office:value-type="float" office:value="122.48902">
                <text:p>122.48902</text:p>
              </table:table-cell>
              <table:table-cell office:value-type="float" office:value="31.990161">
                <text:p>31.9901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6.622444">
                <text:p>156.622444</text:p>
              </table:table-cell>
              <table:table-cell office:value-type="float" office:value="22.152655">
                <text:p>22.152655</text:p>
              </table:table-cell>
              <table:table-cell office:value-type="float" office:value="122.839836">
                <text:p>122.839836</text:p>
              </table:table-cell>
              <table:table-cell office:value-type="float" office:value="32.199313">
                <text:p>32.199313</text:p>
              </table:table-cell>
              <table:table-cell office:value-type="float" office:value="122.716433">
                <text:p>122.716433</text:p>
              </table:table-cell>
              <table:table-cell office:value-type="float" office:value="32.149515">
                <text:p>32.1495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6.856549">
                <text:p>156.856549</text:p>
              </table:table-cell>
              <table:table-cell office:value-type="float" office:value="22.22741">
                <text:p>22.22741</text:p>
              </table:table-cell>
              <table:table-cell office:value-type="float" office:value="123.067967">
                <text:p>123.067967</text:p>
              </table:table-cell>
              <table:table-cell office:value-type="float" office:value="32.358452">
                <text:p>32.358452</text:p>
              </table:table-cell>
              <table:table-cell office:value-type="float" office:value="122.944641">
                <text:p>122.944641</text:p>
              </table:table-cell>
              <table:table-cell office:value-type="float" office:value="32.308461">
                <text:p>32.3084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7.091042">
                <text:p>157.091042</text:p>
              </table:table-cell>
              <table:table-cell office:value-type="float" office:value="22.301454">
                <text:p>22.301454</text:p>
              </table:table-cell>
              <table:table-cell office:value-type="float" office:value="123.2969">
                <text:p>123.2969</text:p>
              </table:table-cell>
              <table:table-cell office:value-type="float" office:value="32.517179">
                <text:p>32.517179</text:p>
              </table:table-cell>
              <table:table-cell office:value-type="float" office:value="123.173649">
                <text:p>123.173649</text:p>
              </table:table-cell>
              <table:table-cell office:value-type="float" office:value="32.466996">
                <text:p>32.4669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7.325921">
                <text:p>157.325921</text:p>
              </table:table-cell>
              <table:table-cell office:value-type="float" office:value="22.374783">
                <text:p>22.374783</text:p>
              </table:table-cell>
              <table:table-cell office:value-type="float" office:value="123.526643">
                <text:p>123.526643</text:p>
              </table:table-cell>
              <table:table-cell office:value-type="float" office:value="32.67549">
                <text:p>32.67549</text:p>
              </table:table-cell>
              <table:table-cell office:value-type="float" office:value="123.403463">
                <text:p>123.403463</text:p>
              </table:table-cell>
              <table:table-cell office:value-type="float" office:value="32.625115">
                <text:p>32.6251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7.561184">
                <text:p>157.561184</text:p>
              </table:table-cell>
              <table:table-cell office:value-type="float" office:value="22.447396">
                <text:p>22.447396</text:p>
              </table:table-cell>
              <table:table-cell office:value-type="float" office:value="123.7572">
                <text:p>123.7572</text:p>
              </table:table-cell>
              <table:table-cell office:value-type="float" office:value="32.833381">
                <text:p>32.833381</text:p>
              </table:table-cell>
              <table:table-cell office:value-type="float" office:value="123.634089">
                <text:p>123.634089</text:p>
              </table:table-cell>
              <table:table-cell office:value-type="float" office:value="32.782815">
                <text:p>32.7828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7.796827">
                <text:p>157.796827</text:p>
              </table:table-cell>
              <table:table-cell office:value-type="float" office:value="22.51929">
                <text:p>22.51929</text:p>
              </table:table-cell>
              <table:table-cell office:value-type="float" office:value="123.988577">
                <text:p>123.988577</text:p>
              </table:table-cell>
              <table:table-cell office:value-type="float" office:value="32.990848">
                <text:p>32.990848</text:p>
              </table:table-cell>
              <table:table-cell office:value-type="float" office:value="123.865533">
                <text:p>123.865533</text:p>
              </table:table-cell>
              <table:table-cell office:value-type="float" office:value="32.940092">
                <text:p>32.9400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8.032849">
                <text:p>158.032849</text:p>
              </table:table-cell>
              <table:table-cell office:value-type="float" office:value="22.590463">
                <text:p>22.590463</text:p>
              </table:table-cell>
              <table:table-cell office:value-type="float" office:value="124.220779">
                <text:p>124.220779</text:p>
              </table:table-cell>
              <table:table-cell office:value-type="float" office:value="33.147887">
                <text:p>33.147887</text:p>
              </table:table-cell>
              <table:table-cell office:value-type="float" office:value="124.097799">
                <text:p>124.097799</text:p>
              </table:table-cell>
              <table:table-cell office:value-type="float" office:value="33.096941">
                <text:p>33.0969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8.269247">
                <text:p>158.269247</text:p>
              </table:table-cell>
              <table:table-cell office:value-type="float" office:value="22.660912">
                <text:p>22.660912</text:p>
              </table:table-cell>
              <table:table-cell office:value-type="float" office:value="124.453813">
                <text:p>124.453813</text:p>
              </table:table-cell>
              <table:table-cell office:value-type="float" office:value="33.304495">
                <text:p>33.304495</text:p>
              </table:table-cell>
              <table:table-cell office:value-type="float" office:value="124.330893">
                <text:p>124.330893</text:p>
              </table:table-cell>
              <table:table-cell office:value-type="float" office:value="33.253359">
                <text:p>33.2533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8.506018">
                <text:p>158.506018</text:p>
              </table:table-cell>
              <table:table-cell office:value-type="float" office:value="22.730635">
                <text:p>22.730635</text:p>
              </table:table-cell>
              <table:table-cell office:value-type="float" office:value="124.687684">
                <text:p>124.687684</text:p>
              </table:table-cell>
              <table:table-cell office:value-type="float" office:value="33.460666">
                <text:p>33.460666</text:p>
              </table:table-cell>
              <table:table-cell office:value-type="float" office:value="124.564822">
                <text:p>124.564822</text:p>
              </table:table-cell>
              <table:table-cell office:value-type="float" office:value="33.409341">
                <text:p>33.4093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8.74316">
                <text:p>158.74316</text:p>
              </table:table-cell>
              <table:table-cell office:value-type="float" office:value="22.799629">
                <text:p>22.799629</text:p>
              </table:table-cell>
              <table:table-cell office:value-type="float" office:value="124.922397">
                <text:p>124.922397</text:p>
              </table:table-cell>
              <table:table-cell office:value-type="float" office:value="33.616396">
                <text:p>33.616396</text:p>
              </table:table-cell>
              <table:table-cell office:value-type="float" office:value="124.799591">
                <text:p>124.799591</text:p>
              </table:table-cell>
              <table:table-cell office:value-type="float" office:value="33.564883">
                <text:p>33.5648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8.98067">
                <text:p>158.98067</text:p>
              </table:table-cell>
              <table:table-cell office:value-type="float" office:value="22.867893">
                <text:p>22.867893</text:p>
              </table:table-cell>
              <table:table-cell office:value-type="float" office:value="125.157959">
                <text:p>125.157959</text:p>
              </table:table-cell>
              <table:table-cell office:value-type="float" office:value="33.771683">
                <text:p>33.771683</text:p>
              </table:table-cell>
              <table:table-cell office:value-type="float" office:value="125.035205">
                <text:p>125.035205</text:p>
              </table:table-cell>
              <table:table-cell office:value-type="float" office:value="33.719981">
                <text:p>33.7199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9.218546">
                <text:p>159.218546</text:p>
              </table:table-cell>
              <table:table-cell office:value-type="float" office:value="22.935423">
                <text:p>22.935423</text:p>
              </table:table-cell>
              <table:table-cell office:value-type="float" office:value="125.394375">
                <text:p>125.394375</text:p>
              </table:table-cell>
              <table:table-cell office:value-type="float" office:value="33.92652">
                <text:p>33.92652</text:p>
              </table:table-cell>
              <table:table-cell office:value-type="float" office:value="125.271671">
                <text:p>125.271671</text:p>
              </table:table-cell>
              <table:table-cell office:value-type="float" office:value="33.87463">
                <text:p>33.874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9.456784">
                <text:p>159.456784</text:p>
              </table:table-cell>
              <table:table-cell office:value-type="float" office:value="23.002218">
                <text:p>23.002218</text:p>
              </table:table-cell>
              <table:table-cell office:value-type="float" office:value="125.63165">
                <text:p>125.63165</text:p>
              </table:table-cell>
              <table:table-cell office:value-type="float" office:value="34.080904">
                <text:p>34.080904</text:p>
              </table:table-cell>
              <table:table-cell office:value-type="float" office:value="125.508993">
                <text:p>125.508993</text:p>
              </table:table-cell>
              <table:table-cell office:value-type="float" office:value="34.028827">
                <text:p>34.0288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9.695382">
                <text:p>159.695382</text:p>
              </table:table-cell>
              <table:table-cell office:value-type="float" office:value="23.068276">
                <text:p>23.068276</text:p>
              </table:table-cell>
              <table:table-cell office:value-type="float" office:value="125.86979">
                <text:p>125.86979</text:p>
              </table:table-cell>
              <table:table-cell office:value-type="float" office:value="34.234831">
                <text:p>34.234831</text:p>
              </table:table-cell>
              <table:table-cell office:value-type="float" office:value="125.747177">
                <text:p>125.747177</text:p>
              </table:table-cell>
              <table:table-cell office:value-type="float" office:value="34.182567">
                <text:p>34.1825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9.934338">
                <text:p>159.934338</text:p>
              </table:table-cell>
              <table:table-cell office:value-type="float" office:value="23.133594">
                <text:p>23.133594</text:p>
              </table:table-cell>
              <table:table-cell office:value-type="float" office:value="126.108801">
                <text:p>126.108801</text:p>
              </table:table-cell>
              <table:table-cell office:value-type="float" office:value="34.388296">
                <text:p>34.388296</text:p>
              </table:table-cell>
              <table:table-cell office:value-type="float" office:value="125.986229">
                <text:p>125.986229</text:p>
              </table:table-cell>
              <table:table-cell office:value-type="float" office:value="34.335846">
                <text:p>34.3358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0.173647">
                <text:p>160.173647</text:p>
              </table:table-cell>
              <table:table-cell office:value-type="float" office:value="23.19817">
                <text:p>23.19817</text:p>
              </table:table-cell>
              <table:table-cell office:value-type="float" office:value="126.348688">
                <text:p>126.348688</text:p>
              </table:table-cell>
              <table:table-cell office:value-type="float" office:value="34.541295">
                <text:p>34.541295</text:p>
              </table:table-cell>
              <table:table-cell office:value-type="float" office:value="126.226154">
                <text:p>126.226154</text:p>
              </table:table-cell>
              <table:table-cell office:value-type="float" office:value="34.488659">
                <text:p>34.4886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0.413308">
                <text:p>160.413308</text:p>
              </table:table-cell>
              <table:table-cell office:value-type="float" office:value="23.262001">
                <text:p>23.262001</text:p>
              </table:table-cell>
              <table:table-cell office:value-type="float" office:value="126.589457">
                <text:p>126.589457</text:p>
              </table:table-cell>
              <table:table-cell office:value-type="float" office:value="34.693823">
                <text:p>34.693823</text:p>
              </table:table-cell>
              <table:table-cell office:value-type="float" office:value="126.466958">
                <text:p>126.466958</text:p>
              </table:table-cell>
              <table:table-cell office:value-type="float" office:value="34.641002">
                <text:p>34.6410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0.653316">
                <text:p>160.653316</text:p>
              </table:table-cell>
              <table:table-cell office:value-type="float" office:value="23.325086">
                <text:p>23.325086</text:p>
              </table:table-cell>
              <table:table-cell office:value-type="float" office:value="126.831113">
                <text:p>126.831113</text:p>
              </table:table-cell>
              <table:table-cell office:value-type="float" office:value="34.845877">
                <text:p>34.845877</text:p>
              </table:table-cell>
              <table:table-cell office:value-type="float" office:value="126.708646">
                <text:p>126.708646</text:p>
              </table:table-cell>
              <table:table-cell office:value-type="float" office:value="34.792871">
                <text:p>34.7928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0.89367">
                <text:p>160.89367</text:p>
              </table:table-cell>
              <table:table-cell office:value-type="float" office:value="23.387422">
                <text:p>23.387422</text:p>
              </table:table-cell>
              <table:table-cell office:value-type="float" office:value="127.073662">
                <text:p>127.073662</text:p>
              </table:table-cell>
              <table:table-cell office:value-type="float" office:value="34.997451">
                <text:p>34.997451</text:p>
              </table:table-cell>
              <table:table-cell office:value-type="float" office:value="126.951225">
                <text:p>126.951225</text:p>
              </table:table-cell>
              <table:table-cell office:value-type="float" office:value="34.944261">
                <text:p>34.9442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1.134366">
                <text:p>161.134366</text:p>
              </table:table-cell>
              <table:table-cell office:value-type="float" office:value="23.449007">
                <text:p>23.449007</text:p>
              </table:table-cell>
              <table:table-cell office:value-type="float" office:value="127.31711">
                <text:p>127.31711</text:p>
              </table:table-cell>
              <table:table-cell office:value-type="float" office:value="35.148542">
                <text:p>35.148542</text:p>
              </table:table-cell>
              <table:table-cell office:value-type="float" office:value="127.194698">
                <text:p>127.194698</text:p>
              </table:table-cell>
              <table:table-cell office:value-type="float" office:value="35.095168">
                <text:p>35.0951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1.375401">
                <text:p>161.375401</text:p>
              </table:table-cell>
              <table:table-cell office:value-type="float" office:value="23.50984">
                <text:p>23.50984</text:p>
              </table:table-cell>
              <table:table-cell office:value-type="float" office:value="127.561461">
                <text:p>127.561461</text:p>
              </table:table-cell>
              <table:table-cell office:value-type="float" office:value="35.299144">
                <text:p>35.299144</text:p>
              </table:table-cell>
              <table:table-cell office:value-type="float" office:value="127.439073">
                <text:p>127.439073</text:p>
              </table:table-cell>
              <table:table-cell office:value-type="float" office:value="35.245587">
                <text:p>35.2455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1.616772">
                <text:p>161.616772</text:p>
              </table:table-cell>
              <table:table-cell office:value-type="float" office:value="23.569917">
                <text:p>23.569917</text:p>
              </table:table-cell>
              <table:table-cell office:value-type="float" office:value="127.806722">
                <text:p>127.806722</text:p>
              </table:table-cell>
              <table:table-cell office:value-type="float" office:value="35.449253">
                <text:p>35.449253</text:p>
              </table:table-cell>
              <table:table-cell office:value-type="float" office:value="127.684354">
                <text:p>127.684354</text:p>
              </table:table-cell>
              <table:table-cell office:value-type="float" office:value="35.395513">
                <text:p>35.3955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1.858476">
                <text:p>161.858476</text:p>
              </table:table-cell>
              <table:table-cell office:value-type="float" office:value="23.629237">
                <text:p>23.629237</text:p>
              </table:table-cell>
              <table:table-cell office:value-type="float" office:value="128.052898">
                <text:p>128.052898</text:p>
              </table:table-cell>
              <table:table-cell office:value-type="float" office:value="35.598865">
                <text:p>35.598865</text:p>
              </table:table-cell>
              <table:table-cell office:value-type="float" office:value="127.930546">
                <text:p>127.930546</text:p>
              </table:table-cell>
              <table:table-cell office:value-type="float" office:value="35.544942">
                <text:p>35.5449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2.100508">
                <text:p>162.100508</text:p>
              </table:table-cell>
              <table:table-cell office:value-type="float" office:value="23.687797">
                <text:p>23.687797</text:p>
              </table:table-cell>
              <table:table-cell office:value-type="float" office:value="128.299993">
                <text:p>128.299993</text:p>
              </table:table-cell>
              <table:table-cell office:value-type="float" office:value="35.747975">
                <text:p>35.747975</text:p>
              </table:table-cell>
              <table:table-cell office:value-type="float" office:value="128.177656">
                <text:p>128.177656</text:p>
              </table:table-cell>
              <table:table-cell office:value-type="float" office:value="35.69387">
                <text:p>35.693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2.342867">
                <text:p>162.342867</text:p>
              </table:table-cell>
              <table:table-cell office:value-type="float" office:value="23.745596">
                <text:p>23.745596</text:p>
              </table:table-cell>
              <table:table-cell office:value-type="float" office:value="128.548015">
                <text:p>128.548015</text:p>
              </table:table-cell>
              <table:table-cell office:value-type="float" office:value="35.896577">
                <text:p>35.896577</text:p>
              </table:table-cell>
              <table:table-cell office:value-type="float" office:value="128.425688">
                <text:p>128.425688</text:p>
              </table:table-cell>
              <table:table-cell office:value-type="float" office:value="35.842292">
                <text:p>35.8422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2.585549">
                <text:p>162.585549</text:p>
              </table:table-cell>
              <table:table-cell office:value-type="float" office:value="23.802632">
                <text:p>23.802632</text:p>
              </table:table-cell>
              <table:table-cell office:value-type="float" office:value="128.796967">
                <text:p>128.796967</text:p>
              </table:table-cell>
              <table:table-cell office:value-type="float" office:value="36.044669">
                <text:p>36.044669</text:p>
              </table:table-cell>
              <table:table-cell office:value-type="float" office:value="128.674648">
                <text:p>128.674648</text:p>
              </table:table-cell>
              <table:table-cell office:value-type="float" office:value="35.990202">
                <text:p>35.9902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2.828549">
                <text:p>162.828549</text:p>
              </table:table-cell>
              <table:table-cell office:value-type="float" office:value="23.858902">
                <text:p>23.858902</text:p>
              </table:table-cell>
              <table:table-cell office:value-type="float" office:value="129.046856">
                <text:p>129.046856</text:p>
              </table:table-cell>
              <table:table-cell office:value-type="float" office:value="36.192244">
                <text:p>36.192244</text:p>
              </table:table-cell>
              <table:table-cell office:value-type="float" office:value="128.924541">
                <text:p>128.924541</text:p>
              </table:table-cell>
              <table:table-cell office:value-type="float" office:value="36.137597">
                <text:p>36.1375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3.071866">
                <text:p>163.071866</text:p>
              </table:table-cell>
              <table:table-cell office:value-type="float" office:value="23.914404">
                <text:p>23.914404</text:p>
              </table:table-cell>
              <table:table-cell office:value-type="float" office:value="129.297686">
                <text:p>129.297686</text:p>
              </table:table-cell>
              <table:table-cell office:value-type="float" office:value="36.339298">
                <text:p>36.339298</text:p>
              </table:table-cell>
              <table:table-cell office:value-type="float" office:value="129.175373">
                <text:p>129.175373</text:p>
              </table:table-cell>
              <table:table-cell office:value-type="float" office:value="36.284471">
                <text:p>36.2844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3.315494">
                <text:p>163.315494</text:p>
              </table:table-cell>
              <table:table-cell office:value-type="float" office:value="23.969137">
                <text:p>23.969137</text:p>
              </table:table-cell>
              <table:table-cell office:value-type="float" office:value="129.549463">
                <text:p>129.549463</text:p>
              </table:table-cell>
              <table:table-cell office:value-type="float" office:value="36.485826">
                <text:p>36.485826</text:p>
              </table:table-cell>
              <table:table-cell office:value-type="float" office:value="129.427148">
                <text:p>129.427148</text:p>
              </table:table-cell>
              <table:table-cell office:value-type="float" office:value="36.430821">
                <text:p>36.4308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3.559432">
                <text:p>163.559432</text:p>
              </table:table-cell>
              <table:table-cell office:value-type="float" office:value="24.023099">
                <text:p>24.023099</text:p>
              </table:table-cell>
              <table:table-cell office:value-type="float" office:value="129.802193">
                <text:p>129.802193</text:p>
              </table:table-cell>
              <table:table-cell office:value-type="float" office:value="36.631824">
                <text:p>36.631824</text:p>
              </table:table-cell>
              <table:table-cell office:value-type="float" office:value="129.679872">
                <text:p>129.679872</text:p>
              </table:table-cell>
              <table:table-cell office:value-type="float" office:value="36.57664">
                <text:p>36.576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3.803675">
                <text:p>163.803675</text:p>
              </table:table-cell>
              <table:table-cell office:value-type="float" office:value="24.076287">
                <text:p>24.076287</text:p>
              </table:table-cell>
              <table:table-cell office:value-type="float" office:value="130.055879">
                <text:p>130.055879</text:p>
              </table:table-cell>
              <table:table-cell office:value-type="float" office:value="36.777287">
                <text:p>36.777287</text:p>
              </table:table-cell>
              <table:table-cell office:value-type="float" office:value="129.933549">
                <text:p>129.933549</text:p>
              </table:table-cell>
              <table:table-cell office:value-type="float" office:value="36.721924">
                <text:p>36.7219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4.048219">
                <text:p>164.048219</text:p>
              </table:table-cell>
              <table:table-cell office:value-type="float" office:value="24.128699">
                <text:p>24.128699</text:p>
              </table:table-cell>
              <table:table-cell office:value-type="float" office:value="130.310528">
                <text:p>130.310528</text:p>
              </table:table-cell>
              <table:table-cell office:value-type="float" office:value="36.922209">
                <text:p>36.922209</text:p>
              </table:table-cell>
              <table:table-cell office:value-type="float" office:value="130.188187">
                <text:p>130.188187</text:p>
              </table:table-cell>
              <table:table-cell office:value-type="float" office:value="36.866669">
                <text:p>36.8666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4.293062">
                <text:p>164.293062</text:p>
              </table:table-cell>
              <table:table-cell office:value-type="float" office:value="24.180334">
                <text:p>24.180334</text:p>
              </table:table-cell>
              <table:table-cell office:value-type="float" office:value="130.566145">
                <text:p>130.566145</text:p>
              </table:table-cell>
              <table:table-cell office:value-type="float" office:value="37.066586">
                <text:p>37.066586</text:p>
              </table:table-cell>
              <table:table-cell office:value-type="float" office:value="130.443788">
                <text:p>130.443788</text:p>
              </table:table-cell>
              <table:table-cell office:value-type="float" office:value="37.010869">
                <text:p>37.0108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4.538198">
                <text:p>164.538198</text:p>
              </table:table-cell>
              <table:table-cell office:value-type="float" office:value="24.231191">
                <text:p>24.231191</text:p>
              </table:table-cell>
              <table:table-cell office:value-type="float" office:value="130.822735">
                <text:p>130.822735</text:p>
              </table:table-cell>
              <table:table-cell office:value-type="float" office:value="37.210413">
                <text:p>37.210413</text:p>
              </table:table-cell>
              <table:table-cell office:value-type="float" office:value="130.700359">
                <text:p>130.700359</text:p>
              </table:table-cell>
              <table:table-cell office:value-type="float" office:value="37.154519">
                <text:p>37.1545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4.783625">
                <text:p>164.783625</text:p>
              </table:table-cell>
              <table:table-cell office:value-type="float" office:value="24.281266">
                <text:p>24.281266</text:p>
              </table:table-cell>
              <table:table-cell office:value-type="float" office:value="131.080302">
                <text:p>131.080302</text:p>
              </table:table-cell>
              <table:table-cell office:value-type="float" office:value="37.353685">
                <text:p>37.353685</text:p>
              </table:table-cell>
              <table:table-cell office:value-type="float" office:value="130.957904">
                <text:p>130.957904</text:p>
              </table:table-cell>
              <table:table-cell office:value-type="float" office:value="37.297615">
                <text:p>37.2976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5.029339">
                <text:p>165.029339</text:p>
              </table:table-cell>
              <table:table-cell office:value-type="float" office:value="24.330558">
                <text:p>24.330558</text:p>
              </table:table-cell>
              <table:table-cell office:value-type="float" office:value="131.338852">
                <text:p>131.338852</text:p>
              </table:table-cell>
              <table:table-cell office:value-type="float" office:value="37.496397">
                <text:p>37.496397</text:p>
              </table:table-cell>
              <table:table-cell office:value-type="float" office:value="131.216429">
                <text:p>131.216429</text:p>
              </table:table-cell>
              <table:table-cell office:value-type="float" office:value="37.440152">
                <text:p>37.4401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5.275335">
                <text:p>165.275335</text:p>
              </table:table-cell>
              <table:table-cell office:value-type="float" office:value="24.379065">
                <text:p>24.379065</text:p>
              </table:table-cell>
              <table:table-cell office:value-type="float" office:value="131.59839">
                <text:p>131.59839</text:p>
              </table:table-cell>
              <table:table-cell office:value-type="float" office:value="37.638543">
                <text:p>37.638543</text:p>
              </table:table-cell>
              <table:table-cell office:value-type="float" office:value="131.475937">
                <text:p>131.475937</text:p>
              </table:table-cell>
              <table:table-cell office:value-type="float" office:value="37.582123">
                <text:p>37.5821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5.521611">
                <text:p>165.521611</text:p>
              </table:table-cell>
              <table:table-cell office:value-type="float" office:value="24.426787">
                <text:p>24.426787</text:p>
              </table:table-cell>
              <table:table-cell office:value-type="float" office:value="131.85892">
                <text:p>131.85892</text:p>
              </table:table-cell>
              <table:table-cell office:value-type="float" office:value="37.78012">
                <text:p>37.78012</text:p>
              </table:table-cell>
              <table:table-cell office:value-type="float" office:value="131.736435">
                <text:p>131.736435</text:p>
              </table:table-cell>
              <table:table-cell office:value-type="float" office:value="37.723525">
                <text:p>37.7235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5.768162">
                <text:p>165.768162</text:p>
              </table:table-cell>
              <table:table-cell office:value-type="float" office:value="24.473719">
                <text:p>24.473719</text:p>
              </table:table-cell>
              <table:table-cell office:value-type="float" office:value="132.120448">
                <text:p>132.120448</text:p>
              </table:table-cell>
              <table:table-cell office:value-type="float" office:value="37.921121">
                <text:p>37.921121</text:p>
              </table:table-cell>
              <table:table-cell office:value-type="float" office:value="131.997927">
                <text:p>131.997927</text:p>
              </table:table-cell>
              <table:table-cell office:value-type="float" office:value="37.864353">
                <text:p>37.8643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6.014983">
                <text:p>166.014983</text:p>
              </table:table-cell>
              <table:table-cell office:value-type="float" office:value="24.519862">
                <text:p>24.519862</text:p>
              </table:table-cell>
              <table:table-cell office:value-type="float" office:value="132.382978">
                <text:p>132.382978</text:p>
              </table:table-cell>
              <table:table-cell office:value-type="float" office:value="38.061541">
                <text:p>38.061541</text:p>
              </table:table-cell>
              <table:table-cell office:value-type="float" office:value="132.260418">
                <text:p>132.260418</text:p>
              </table:table-cell>
              <table:table-cell office:value-type="float" office:value="38.0046">
                <text:p>38.00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6.262072">
                <text:p>166.262072</text:p>
              </table:table-cell>
              <table:table-cell office:value-type="float" office:value="24.565213">
                <text:p>24.565213</text:p>
              </table:table-cell>
              <table:table-cell office:value-type="float" office:value="132.646515">
                <text:p>132.646515</text:p>
              </table:table-cell>
              <table:table-cell office:value-type="float" office:value="38.201376">
                <text:p>38.201376</text:p>
              </table:table-cell>
              <table:table-cell office:value-type="float" office:value="132.523912">
                <text:p>132.523912</text:p>
              </table:table-cell>
              <table:table-cell office:value-type="float" office:value="38.144262">
                <text:p>38.1442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6.509424">
                <text:p>166.509424</text:p>
              </table:table-cell>
              <table:table-cell office:value-type="float" office:value="24.609771">
                <text:p>24.609771</text:p>
              </table:table-cell>
              <table:table-cell office:value-type="float" office:value="132.911064">
                <text:p>132.911064</text:p>
              </table:table-cell>
              <table:table-cell office:value-type="float" office:value="38.34062">
                <text:p>38.34062</text:p>
              </table:table-cell>
              <table:table-cell office:value-type="float" office:value="132.788414">
                <text:p>132.788414</text:p>
              </table:table-cell>
              <table:table-cell office:value-type="float" office:value="38.283334">
                <text:p>38.2833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6.757035">
                <text:p>166.757035</text:p>
              </table:table-cell>
              <table:table-cell office:value-type="float" office:value="24.653534">
                <text:p>24.653534</text:p>
              </table:table-cell>
              <table:table-cell office:value-type="float" office:value="133.176629">
                <text:p>133.176629</text:p>
              </table:table-cell>
              <table:table-cell office:value-type="float" office:value="38.479268">
                <text:p>38.479268</text:p>
              </table:table-cell>
              <table:table-cell office:value-type="float" office:value="133.053929">
                <text:p>133.053929</text:p>
              </table:table-cell>
              <table:table-cell office:value-type="float" office:value="38.42181">
                <text:p>38.421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7.004901">
                <text:p>167.004901</text:p>
              </table:table-cell>
              <table:table-cell office:value-type="float" office:value="24.6965">
                <text:p>24.6965</text:p>
              </table:table-cell>
              <table:table-cell office:value-type="float" office:value="133.443215">
                <text:p>133.443215</text:p>
              </table:table-cell>
              <table:table-cell office:value-type="float" office:value="38.617314">
                <text:p>38.617314</text:p>
              </table:table-cell>
              <table:table-cell office:value-type="float" office:value="133.320462">
                <text:p>133.320462</text:p>
              </table:table-cell>
              <table:table-cell office:value-type="float" office:value="38.559686">
                <text:p>38.5596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7.253018">
                <text:p>167.253018</text:p>
              </table:table-cell>
              <table:table-cell office:value-type="float" office:value="24.738667">
                <text:p>24.738667</text:p>
              </table:table-cell>
              <table:table-cell office:value-type="float" office:value="133.710827">
                <text:p>133.710827</text:p>
              </table:table-cell>
              <table:table-cell office:value-type="float" office:value="38.754754">
                <text:p>38.754754</text:p>
              </table:table-cell>
              <table:table-cell office:value-type="float" office:value="133.588016">
                <text:p>133.588016</text:p>
              </table:table-cell>
              <table:table-cell office:value-type="float" office:value="38.696955">
                <text:p>38.6969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7.501381">
                <text:p>167.501381</text:p>
              </table:table-cell>
              <table:table-cell office:value-type="float" office:value="24.780035">
                <text:p>24.780035</text:p>
              </table:table-cell>
              <table:table-cell office:value-type="float" office:value="133.979468">
                <text:p>133.979468</text:p>
              </table:table-cell>
              <table:table-cell office:value-type="float" office:value="38.891581">
                <text:p>38.891581</text:p>
              </table:table-cell>
              <table:table-cell office:value-type="float" office:value="133.856596">
                <text:p>133.856596</text:p>
              </table:table-cell>
              <table:table-cell office:value-type="float" office:value="38.833613">
                <text:p>38.8336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7.749986">
                <text:p>167.749986</text:p>
              </table:table-cell>
              <table:table-cell office:value-type="float" office:value="24.820601">
                <text:p>24.820601</text:p>
              </table:table-cell>
              <table:table-cell office:value-type="float" office:value="134.249144">
                <text:p>134.249144</text:p>
              </table:table-cell>
              <table:table-cell office:value-type="float" office:value="39.027791">
                <text:p>39.027791</text:p>
              </table:table-cell>
              <table:table-cell office:value-type="float" office:value="134.126207">
                <text:p>134.126207</text:p>
              </table:table-cell>
              <table:table-cell office:value-type="float" office:value="38.969655">
                <text:p>38.9696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7.99883">
                <text:p>167.99883</text:p>
              </table:table-cell>
              <table:table-cell office:value-type="float" office:value="24.860364">
                <text:p>24.860364</text:p>
              </table:table-cell>
              <table:table-cell office:value-type="float" office:value="134.519858">
                <text:p>134.519858</text:p>
              </table:table-cell>
              <table:table-cell office:value-type="float" office:value="39.163379">
                <text:p>39.163379</text:p>
              </table:table-cell>
              <table:table-cell office:value-type="float" office:value="134.396852">
                <text:p>134.396852</text:p>
              </table:table-cell>
              <table:table-cell office:value-type="float" office:value="39.105074">
                <text:p>39.1050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8.247907">
                <text:p>168.247907</text:p>
              </table:table-cell>
              <table:table-cell office:value-type="float" office:value="24.899323">
                <text:p>24.899323</text:p>
              </table:table-cell>
              <table:table-cell office:value-type="float" office:value="134.791615">
                <text:p>134.791615</text:p>
              </table:table-cell>
              <table:table-cell office:value-type="float" office:value="39.298338">
                <text:p>39.298338</text:p>
              </table:table-cell>
              <table:table-cell office:value-type="float" office:value="134.668537">
                <text:p>134.668537</text:p>
              </table:table-cell>
              <table:table-cell office:value-type="float" office:value="39.239865">
                <text:p>39.2398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8.497214">
                <text:p>168.497214</text:p>
              </table:table-cell>
              <table:table-cell office:value-type="float" office:value="24.937475">
                <text:p>24.937475</text:p>
              </table:table-cell>
              <table:table-cell office:value-type="float" office:value="135.064419">
                <text:p>135.064419</text:p>
              </table:table-cell>
              <table:table-cell office:value-type="float" office:value="39.432664">
                <text:p>39.432664</text:p>
              </table:table-cell>
              <table:table-cell office:value-type="float" office:value="134.941265">
                <text:p>134.941265</text:p>
              </table:table-cell>
              <table:table-cell office:value-type="float" office:value="39.374024">
                <text:p>39.3740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8.746745">
                <text:p>168.746745</text:p>
              </table:table-cell>
              <table:table-cell office:value-type="float" office:value="24.97482">
                <text:p>24.97482</text:p>
              </table:table-cell>
              <table:table-cell office:value-type="float" office:value="135.338274">
                <text:p>135.338274</text:p>
              </table:table-cell>
              <table:table-cell office:value-type="float" office:value="39.56635">
                <text:p>39.56635</text:p>
              </table:table-cell>
              <table:table-cell office:value-type="float" office:value="135.21504">
                <text:p>135.21504</text:p>
              </table:table-cell>
              <table:table-cell office:value-type="float" office:value="39.507544">
                <text:p>39.5075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8.996498">
                <text:p>168.996498</text:p>
              </table:table-cell>
              <table:table-cell office:value-type="float" office:value="25.011357">
                <text:p>25.011357</text:p>
              </table:table-cell>
              <table:table-cell office:value-type="float" office:value="135.613183">
                <text:p>135.613183</text:p>
              </table:table-cell>
              <table:table-cell office:value-type="float" office:value="39.699392">
                <text:p>39.699392</text:p>
              </table:table-cell>
              <table:table-cell office:value-type="float" office:value="135.489866">
                <text:p>135.489866</text:p>
              </table:table-cell>
              <table:table-cell office:value-type="float" office:value="39.64042">
                <text:p>39.640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9.246466">
                <text:p>169.246466</text:p>
              </table:table-cell>
              <table:table-cell office:value-type="float" office:value="25.047083">
                <text:p>25.047083</text:p>
              </table:table-cell>
              <table:table-cell office:value-type="float" office:value="135.889152">
                <text:p>135.889152</text:p>
              </table:table-cell>
              <table:table-cell office:value-type="float" office:value="39.831783">
                <text:p>39.831783</text:p>
              </table:table-cell>
              <table:table-cell office:value-type="float" office:value="135.765747">
                <text:p>135.765747</text:p>
              </table:table-cell>
              <table:table-cell office:value-type="float" office:value="39.772646">
                <text:p>39.7726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9.496646">
                <text:p>169.496646</text:p>
              </table:table-cell>
              <table:table-cell office:value-type="float" office:value="25.081997">
                <text:p>25.081997</text:p>
              </table:table-cell>
              <table:table-cell office:value-type="float" office:value="136.166184">
                <text:p>136.166184</text:p>
              </table:table-cell>
              <table:table-cell office:value-type="float" office:value="39.963519">
                <text:p>39.963519</text:p>
              </table:table-cell>
              <table:table-cell office:value-type="float" office:value="136.042687">
                <text:p>136.042687</text:p>
              </table:table-cell>
              <table:table-cell office:value-type="float" office:value="39.904217">
                <text:p>39.9042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9.747034">
                <text:p>169.747034</text:p>
              </table:table-cell>
              <table:table-cell office:value-type="float" office:value="25.116098">
                <text:p>25.116098</text:p>
              </table:table-cell>
              <table:table-cell office:value-type="float" office:value="136.444282">
                <text:p>136.444282</text:p>
              </table:table-cell>
              <table:table-cell office:value-type="float" office:value="40.094593">
                <text:p>40.094593</text:p>
              </table:table-cell>
              <table:table-cell office:value-type="float" office:value="136.320689">
                <text:p>136.320689</text:p>
              </table:table-cell>
              <table:table-cell office:value-type="float" office:value="40.035128">
                <text:p>40.0351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9.997624">
                <text:p>169.997624</text:p>
              </table:table-cell>
              <table:table-cell office:value-type="float" office:value="25.149385">
                <text:p>25.149385</text:p>
              </table:table-cell>
              <table:table-cell office:value-type="float" office:value="136.72345">
                <text:p>136.72345</text:p>
              </table:table-cell>
              <table:table-cell office:value-type="float" office:value="40.225">
                <text:p>40.225</text:p>
              </table:table-cell>
              <table:table-cell office:value-type="float" office:value="136.599758">
                <text:p>136.599758</text:p>
              </table:table-cell>
              <table:table-cell office:value-type="float" office:value="40.165372">
                <text:p>40.1653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0.248412">
                <text:p>170.248412</text:p>
              </table:table-cell>
              <table:table-cell office:value-type="float" office:value="25.181856">
                <text:p>25.181856</text:p>
              </table:table-cell>
              <table:table-cell office:value-type="float" office:value="137.003692">
                <text:p>137.003692</text:p>
              </table:table-cell>
              <table:table-cell office:value-type="float" office:value="40.354735">
                <text:p>40.354735</text:p>
              </table:table-cell>
              <table:table-cell office:value-type="float" office:value="136.879897">
                <text:p>136.879897</text:p>
              </table:table-cell>
              <table:table-cell office:value-type="float" office:value="40.294944">
                <text:p>40.2949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0.499394">
                <text:p>170.499394</text:p>
              </table:table-cell>
              <table:table-cell office:value-type="float" office:value="25.21351">
                <text:p>25.21351</text:p>
              </table:table-cell>
              <table:table-cell office:value-type="float" office:value="137.285011">
                <text:p>137.285011</text:p>
              </table:table-cell>
              <table:table-cell office:value-type="float" office:value="40.483791">
                <text:p>40.483791</text:p>
              </table:table-cell>
              <table:table-cell office:value-type="float" office:value="137.161108">
                <text:p>137.161108</text:p>
              </table:table-cell>
              <table:table-cell office:value-type="float" office:value="40.423838">
                <text:p>40.4238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0.750564">
                <text:p>170.750564</text:p>
              </table:table-cell>
              <table:table-cell office:value-type="float" office:value="25.244346">
                <text:p>25.244346</text:p>
              </table:table-cell>
              <table:table-cell office:value-type="float" office:value="137.56741">
                <text:p>137.56741</text:p>
              </table:table-cell>
              <table:table-cell office:value-type="float" office:value="40.612163">
                <text:p>40.612163</text:p>
              </table:table-cell>
              <table:table-cell office:value-type="float" office:value="137.443396">
                <text:p>137.443396</text:p>
              </table:table-cell>
              <table:table-cell office:value-type="float" office:value="40.552049">
                <text:p>40.5520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1.001919">
                <text:p>171.001919</text:p>
              </table:table-cell>
              <table:table-cell office:value-type="float" office:value="25.274363">
                <text:p>25.274363</text:p>
              </table:table-cell>
              <table:table-cell office:value-type="float" office:value="137.850894">
                <text:p>137.850894</text:p>
              </table:table-cell>
              <table:table-cell office:value-type="float" office:value="40.739845">
                <text:p>40.739845</text:p>
              </table:table-cell>
              <table:table-cell office:value-type="float" office:value="137.726764">
                <text:p>137.726764</text:p>
              </table:table-cell>
              <table:table-cell office:value-type="float" office:value="40.679571">
                <text:p>40.6795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1.253453">
                <text:p>171.253453</text:p>
              </table:table-cell>
              <table:table-cell office:value-type="float" office:value="25.303559">
                <text:p>25.303559</text:p>
              </table:table-cell>
              <table:table-cell office:value-type="float" office:value="138.135464">
                <text:p>138.135464</text:p>
              </table:table-cell>
              <table:table-cell office:value-type="float" office:value="40.866831">
                <text:p>40.866831</text:p>
              </table:table-cell>
              <table:table-cell office:value-type="float" office:value="138.011215">
                <text:p>138.011215</text:p>
              </table:table-cell>
              <table:table-cell office:value-type="float" office:value="40.806398">
                <text:p>40.8063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1.505162">
                <text:p>171.505162</text:p>
              </table:table-cell>
              <table:table-cell office:value-type="float" office:value="25.331934">
                <text:p>25.331934</text:p>
              </table:table-cell>
              <table:table-cell office:value-type="float" office:value="138.421124">
                <text:p>138.421124</text:p>
              </table:table-cell>
              <table:table-cell office:value-type="float" office:value="40.993116">
                <text:p>40.993116</text:p>
              </table:table-cell>
              <table:table-cell office:value-type="float" office:value="138.296752">
                <text:p>138.296752</text:p>
              </table:table-cell>
              <table:table-cell office:value-type="float" office:value="40.932524">
                <text:p>40.9325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1.757041">
                <text:p>171.757041</text:p>
              </table:table-cell>
              <table:table-cell office:value-type="float" office:value="25.359486">
                <text:p>25.359486</text:p>
              </table:table-cell>
              <table:table-cell office:value-type="float" office:value="138.707878">
                <text:p>138.707878</text:p>
              </table:table-cell>
              <table:table-cell office:value-type="float" office:value="41.118694">
                <text:p>41.118694</text:p>
              </table:table-cell>
              <table:table-cell office:value-type="float" office:value="138.583377">
                <text:p>138.583377</text:p>
              </table:table-cell>
              <table:table-cell office:value-type="float" office:value="41.057944">
                <text:p>41.0579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2.009086">
                <text:p>172.009086</text:p>
              </table:table-cell>
              <table:table-cell office:value-type="float" office:value="25.386214">
                <text:p>25.386214</text:p>
              </table:table-cell>
              <table:table-cell office:value-type="float" office:value="138.995727">
                <text:p>138.995727</text:p>
              </table:table-cell>
              <table:table-cell office:value-type="float" office:value="41.243558">
                <text:p>41.243558</text:p>
              </table:table-cell>
              <table:table-cell office:value-type="float" office:value="138.871095">
                <text:p>138.871095</text:p>
              </table:table-cell>
              <table:table-cell office:value-type="float" office:value="41.182651">
                <text:p>41.1826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2.26129">
                <text:p>172.26129</text:p>
              </table:table-cell>
              <table:table-cell office:value-type="float" office:value="25.412117">
                <text:p>25.412117</text:p>
              </table:table-cell>
              <table:table-cell office:value-type="float" office:value="139.284674">
                <text:p>139.284674</text:p>
              </table:table-cell>
              <table:table-cell office:value-type="float" office:value="41.367704">
                <text:p>41.367704</text:p>
              </table:table-cell>
              <table:table-cell office:value-type="float" office:value="139.159906">
                <text:p>139.159906</text:p>
              </table:table-cell>
              <table:table-cell office:value-type="float" office:value="41.30664">
                <text:p>41.306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2.513651">
                <text:p>172.513651</text:p>
              </table:table-cell>
              <table:table-cell office:value-type="float" office:value="25.437194">
                <text:p>25.437194</text:p>
              </table:table-cell>
              <table:table-cell office:value-type="float" office:value="139.574723">
                <text:p>139.574723</text:p>
              </table:table-cell>
              <table:table-cell office:value-type="float" office:value="41.491124">
                <text:p>41.491124</text:p>
              </table:table-cell>
              <table:table-cell office:value-type="float" office:value="139.449815">
                <text:p>139.449815</text:p>
              </table:table-cell>
              <table:table-cell office:value-type="float" office:value="41.429905">
                <text:p>41.4299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2.766162">
                <text:p>172.766162</text:p>
              </table:table-cell>
              <table:table-cell office:value-type="float" office:value="25.461445">
                <text:p>25.461445</text:p>
              </table:table-cell>
              <table:table-cell office:value-type="float" office:value="139.865875">
                <text:p>139.865875</text:p>
              </table:table-cell>
              <table:table-cell office:value-type="float" office:value="41.613814">
                <text:p>41.613814</text:p>
              </table:table-cell>
              <table:table-cell office:value-type="float" office:value="139.740822">
                <text:p>139.740822</text:p>
              </table:table-cell>
              <table:table-cell office:value-type="float" office:value="41.55244">
                <text:p>41.552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3.018819">
                <text:p>173.018819</text:p>
              </table:table-cell>
              <table:table-cell office:value-type="float" office:value="25.484867">
                <text:p>25.484867</text:p>
              </table:table-cell>
              <table:table-cell office:value-type="float" office:value="140.158133">
                <text:p>140.158133</text:p>
              </table:table-cell>
              <table:table-cell office:value-type="float" office:value="41.735767">
                <text:p>41.735767</text:p>
              </table:table-cell>
              <table:table-cell office:value-type="float" office:value="140.032932">
                <text:p>140.032932</text:p>
              </table:table-cell>
              <table:table-cell office:value-type="float" office:value="41.674239">
                <text:p>41.6742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3.271617">
                <text:p>173.271617</text:p>
              </table:table-cell>
              <table:table-cell office:value-type="float" office:value="25.507461">
                <text:p>25.507461</text:p>
              </table:table-cell>
              <table:table-cell office:value-type="float" office:value="140.451499">
                <text:p>140.451499</text:p>
              </table:table-cell>
              <table:table-cell office:value-type="float" office:value="41.856978">
                <text:p>41.856978</text:p>
              </table:table-cell>
              <table:table-cell office:value-type="float" office:value="140.326145">
                <text:p>140.326145</text:p>
              </table:table-cell>
              <table:table-cell office:value-type="float" office:value="41.795296">
                <text:p>41.7952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3.524551">
                <text:p>173.524551</text:p>
              </table:table-cell>
              <table:table-cell office:value-type="float" office:value="25.529225">
                <text:p>25.529225</text:p>
              </table:table-cell>
              <table:table-cell office:value-type="float" office:value="140.745976">
                <text:p>140.745976</text:p>
              </table:table-cell>
              <table:table-cell office:value-type="float" office:value="41.977439">
                <text:p>41.977439</text:p>
              </table:table-cell>
              <table:table-cell office:value-type="float" office:value="140.620464">
                <text:p>140.620464</text:p>
              </table:table-cell>
              <table:table-cell office:value-type="float" office:value="41.915605">
                <text:p>41.9156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3.777616">
                <text:p>173.777616</text:p>
              </table:table-cell>
              <table:table-cell office:value-type="float" office:value="25.550159">
                <text:p>25.550159</text:p>
              </table:table-cell>
              <table:table-cell office:value-type="float" office:value="141.041564">
                <text:p>141.041564</text:p>
              </table:table-cell>
              <table:table-cell office:value-type="float" office:value="42.097146">
                <text:p>42.097146</text:p>
              </table:table-cell>
              <table:table-cell office:value-type="float" office:value="140.915891">
                <text:p>140.915891</text:p>
              </table:table-cell>
              <table:table-cell office:value-type="float" office:value="42.035161">
                <text:p>42.0351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4.030807">
                <text:p>174.030807</text:p>
              </table:table-cell>
              <table:table-cell office:value-type="float" office:value="25.570261">
                <text:p>25.570261</text:p>
              </table:table-cell>
              <table:table-cell office:value-type="float" office:value="141.338267">
                <text:p>141.338267</text:p>
              </table:table-cell>
              <table:table-cell office:value-type="float" office:value="42.216092">
                <text:p>42.216092</text:p>
              </table:table-cell>
              <table:table-cell office:value-type="float" office:value="141.212428">
                <text:p>141.212428</text:p>
              </table:table-cell>
              <table:table-cell office:value-type="float" office:value="42.153956">
                <text:p>42.1539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4.284119">
                <text:p>174.284119</text:p>
              </table:table-cell>
              <table:table-cell office:value-type="float" office:value="25.589531">
                <text:p>25.589531</text:p>
              </table:table-cell>
              <table:table-cell office:value-type="float" office:value="141.636085">
                <text:p>141.636085</text:p>
              </table:table-cell>
              <table:table-cell office:value-type="float" office:value="42.334271">
                <text:p>42.334271</text:p>
              </table:table-cell>
              <table:table-cell office:value-type="float" office:value="141.510076">
                <text:p>141.510076</text:p>
              </table:table-cell>
              <table:table-cell office:value-type="float" office:value="42.271985">
                <text:p>42.2719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4.537548">
                <text:p>174.537548</text:p>
              </table:table-cell>
              <table:table-cell office:value-type="float" office:value="25.607968">
                <text:p>25.607968</text:p>
              </table:table-cell>
              <table:table-cell office:value-type="float" office:value="141.93502">
                <text:p>141.93502</text:p>
              </table:table-cell>
              <table:table-cell office:value-type="float" office:value="42.451678">
                <text:p>42.451678</text:p>
              </table:table-cell>
              <table:table-cell office:value-type="float" office:value="141.808837">
                <text:p>141.808837</text:p>
              </table:table-cell>
              <table:table-cell office:value-type="float" office:value="42.389243">
                <text:p>42.3892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4.791087">
                <text:p>174.791087</text:p>
              </table:table-cell>
              <table:table-cell office:value-type="float" office:value="25.625571">
                <text:p>25.625571</text:p>
              </table:table-cell>
              <table:table-cell office:value-type="float" office:value="142.235075">
                <text:p>142.235075</text:p>
              </table:table-cell>
              <table:table-cell office:value-type="float" office:value="42.568305">
                <text:p>42.568305</text:p>
              </table:table-cell>
              <table:table-cell office:value-type="float" office:value="142.108712">
                <text:p>142.108712</text:p>
              </table:table-cell>
              <table:table-cell office:value-type="float" office:value="42.505722">
                <text:p>42.5057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5.044733">
                <text:p>175.044733</text:p>
              </table:table-cell>
              <table:table-cell office:value-type="float" office:value="25.642341">
                <text:p>25.642341</text:p>
              </table:table-cell>
              <table:table-cell office:value-type="float" office:value="142.536248">
                <text:p>142.536248</text:p>
              </table:table-cell>
              <table:table-cell office:value-type="float" office:value="42.684147">
                <text:p>42.684147</text:p>
              </table:table-cell>
              <table:table-cell office:value-type="float" office:value="142.409703">
                <text:p>142.409703</text:p>
              </table:table-cell>
              <table:table-cell office:value-type="float" office:value="42.621417">
                <text:p>42.6214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5.298479">
                <text:p>175.298479</text:p>
              </table:table-cell>
              <table:table-cell office:value-type="float" office:value="25.658275">
                <text:p>25.658275</text:p>
              </table:table-cell>
              <table:table-cell office:value-type="float" office:value="142.838543">
                <text:p>142.838543</text:p>
              </table:table-cell>
              <table:table-cell office:value-type="float" office:value="42.799198">
                <text:p>42.799198</text:p>
              </table:table-cell>
              <table:table-cell office:value-type="float" office:value="142.71181">
                <text:p>142.71181</text:p>
              </table:table-cell>
              <table:table-cell office:value-type="float" office:value="42.736321">
                <text:p>42.7363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5.552322">
                <text:p>175.552322</text:p>
              </table:table-cell>
              <table:table-cell office:value-type="float" office:value="25.673373">
                <text:p>25.673373</text:p>
              </table:table-cell>
              <table:table-cell office:value-type="float" office:value="143.14196">
                <text:p>143.14196</text:p>
              </table:table-cell>
              <table:table-cell office:value-type="float" office:value="42.913452">
                <text:p>42.913452</text:p>
              </table:table-cell>
              <table:table-cell office:value-type="float" office:value="143.015035">
                <text:p>143.015035</text:p>
              </table:table-cell>
              <table:table-cell office:value-type="float" office:value="42.850429">
                <text:p>42.8504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5.806255">
                <text:p>175.806255</text:p>
              </table:table-cell>
              <table:table-cell office:value-type="float" office:value="25.687635">
                <text:p>25.687635</text:p>
              </table:table-cell>
              <table:table-cell office:value-type="float" office:value="143.446499">
                <text:p>143.446499</text:p>
              </table:table-cell>
              <table:table-cell office:value-type="float" office:value="43.026902">
                <text:p>43.026902</text:p>
              </table:table-cell>
              <table:table-cell office:value-type="float" office:value="143.319378">
                <text:p>143.319378</text:p>
              </table:table-cell>
              <table:table-cell office:value-type="float" office:value="42.963735">
                <text:p>42.9637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6.060274">
                <text:p>176.060274</text:p>
              </table:table-cell>
              <table:table-cell office:value-type="float" office:value="25.70106">
                <text:p>25.70106</text:p>
              </table:table-cell>
              <table:table-cell office:value-type="float" office:value="143.752162">
                <text:p>143.752162</text:p>
              </table:table-cell>
              <table:table-cell office:value-type="float" office:value="43.139542">
                <text:p>43.139542</text:p>
              </table:table-cell>
              <table:table-cell office:value-type="float" office:value="143.624839">
                <text:p>143.624839</text:p>
              </table:table-cell>
              <table:table-cell office:value-type="float" office:value="43.076231">
                <text:p>43.0762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6.314373">
                <text:p>176.314373</text:p>
              </table:table-cell>
              <table:table-cell office:value-type="float" office:value="25.713648">
                <text:p>25.713648</text:p>
              </table:table-cell>
              <table:table-cell office:value-type="float" office:value="144.058949">
                <text:p>144.058949</text:p>
              </table:table-cell>
              <table:table-cell office:value-type="float" office:value="43.251366">
                <text:p>43.251366</text:p>
              </table:table-cell>
              <table:table-cell office:value-type="float" office:value="143.93142">
                <text:p>143.93142</text:p>
              </table:table-cell>
              <table:table-cell office:value-type="float" office:value="43.187913">
                <text:p>43.1879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6.568548">
                <text:p>176.568548</text:p>
              </table:table-cell>
              <table:table-cell office:value-type="float" office:value="25.725398">
                <text:p>25.725398</text:p>
              </table:table-cell>
              <table:table-cell office:value-type="float" office:value="144.366859">
                <text:p>144.366859</text:p>
              </table:table-cell>
              <table:table-cell office:value-type="float" office:value="43.362369">
                <text:p>43.362369</text:p>
              </table:table-cell>
              <table:table-cell office:value-type="float" office:value="144.239121">
                <text:p>144.239121</text:p>
              </table:table-cell>
              <table:table-cell office:value-type="float" office:value="43.298773">
                <text:p>43.2987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6.822793">
                <text:p>176.822793</text:p>
              </table:table-cell>
              <table:table-cell office:value-type="float" office:value="25.73631">
                <text:p>25.73631</text:p>
              </table:table-cell>
              <table:table-cell office:value-type="float" office:value="144.675893">
                <text:p>144.675893</text:p>
              </table:table-cell>
              <table:table-cell office:value-type="float" office:value="43.472542">
                <text:p>43.472542</text:p>
              </table:table-cell>
              <table:table-cell office:value-type="float" office:value="144.547941">
                <text:p>144.547941</text:p>
              </table:table-cell>
              <table:table-cell office:value-type="float" office:value="43.408807">
                <text:p>43.4088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7.077103">
                <text:p>177.077103</text:p>
              </table:table-cell>
              <table:table-cell office:value-type="float" office:value="25.746383">
                <text:p>25.746383</text:p>
              </table:table-cell>
              <table:table-cell office:value-type="float" office:value="144.986052">
                <text:p>144.986052</text:p>
              </table:table-cell>
              <table:table-cell office:value-type="float" office:value="43.581882">
                <text:p>43.581882</text:p>
              </table:table-cell>
              <table:table-cell office:value-type="float" office:value="144.85788">
                <text:p>144.85788</text:p>
              </table:table-cell>
              <table:table-cell office:value-type="float" office:value="43.518006">
                <text:p>43.5180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7.331474">
                <text:p>177.331474</text:p>
              </table:table-cell>
              <table:table-cell office:value-type="float" office:value="25.755617">
                <text:p>25.755617</text:p>
              </table:table-cell>
              <table:table-cell office:value-type="float" office:value="145.297334">
                <text:p>145.297334</text:p>
              </table:table-cell>
              <table:table-cell office:value-type="float" office:value="43.69038">
                <text:p>43.69038</text:p>
              </table:table-cell>
              <table:table-cell office:value-type="float" office:value="145.168939">
                <text:p>145.168939</text:p>
              </table:table-cell>
              <table:table-cell office:value-type="float" office:value="43.626366">
                <text:p>43.6263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7.585899">
                <text:p>177.585899</text:p>
              </table:table-cell>
              <table:table-cell office:value-type="float" office:value="25.764011">
                <text:p>25.764011</text:p>
              </table:table-cell>
              <table:table-cell office:value-type="float" office:value="145.60974">
                <text:p>145.60974</text:p>
              </table:table-cell>
              <table:table-cell office:value-type="float" office:value="43.798032">
                <text:p>43.798032</text:p>
              </table:table-cell>
              <table:table-cell office:value-type="float" office:value="145.481116">
                <text:p>145.481116</text:p>
              </table:table-cell>
              <table:table-cell office:value-type="float" office:value="43.73388">
                <text:p>43.733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7.840373">
                <text:p>177.840373</text:p>
              </table:table-cell>
              <table:table-cell office:value-type="float" office:value="25.771565">
                <text:p>25.771565</text:p>
              </table:table-cell>
              <table:table-cell office:value-type="float" office:value="145.923268">
                <text:p>145.923268</text:p>
              </table:table-cell>
              <table:table-cell office:value-type="float" office:value="43.90483">
                <text:p>43.90483</text:p>
              </table:table-cell>
              <table:table-cell office:value-type="float" office:value="145.794412">
                <text:p>145.794412</text:p>
              </table:table-cell>
              <table:table-cell office:value-type="float" office:value="43.840541">
                <text:p>43.8405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8.094892">
                <text:p>178.094892</text:p>
              </table:table-cell>
              <table:table-cell office:value-type="float" office:value="25.778279">
                <text:p>25.778279</text:p>
              </table:table-cell>
              <table:table-cell office:value-type="float" office:value="146.237919">
                <text:p>146.237919</text:p>
              </table:table-cell>
              <table:table-cell office:value-type="float" office:value="44.010769">
                <text:p>44.010769</text:p>
              </table:table-cell>
              <table:table-cell office:value-type="float" office:value="146.108825">
                <text:p>146.108825</text:p>
              </table:table-cell>
              <table:table-cell office:value-type="float" office:value="43.946345">
                <text:p>43.9463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8.34945">
                <text:p>178.34945</text:p>
              </table:table-cell>
              <table:table-cell office:value-type="float" office:value="25.784152">
                <text:p>25.784152</text:p>
              </table:table-cell>
              <table:table-cell office:value-type="float" office:value="146.55369">
                <text:p>146.55369</text:p>
              </table:table-cell>
              <table:table-cell office:value-type="float" office:value="44.115842">
                <text:p>44.115842</text:p>
              </table:table-cell>
              <table:table-cell office:value-type="float" office:value="146.424354">
                <text:p>146.424354</text:p>
              </table:table-cell>
              <table:table-cell office:value-type="float" office:value="44.051283">
                <text:p>44.0512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8.604042">
                <text:p>178.604042</text:p>
              </table:table-cell>
              <table:table-cell office:value-type="float" office:value="25.789185">
                <text:p>25.789185</text:p>
              </table:table-cell>
              <table:table-cell office:value-type="float" office:value="146.870581">
                <text:p>146.870581</text:p>
              </table:table-cell>
              <table:table-cell office:value-type="float" office:value="44.220043">
                <text:p>44.220043</text:p>
              </table:table-cell>
              <table:table-cell office:value-type="float" office:value="146.740999">
                <text:p>146.740999</text:p>
              </table:table-cell>
              <table:table-cell office:value-type="float" office:value="44.15535">
                <text:p>44.155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8.858662">
                <text:p>178.858662</text:p>
              </table:table-cell>
              <table:table-cell office:value-type="float" office:value="25.793377">
                <text:p>25.793377</text:p>
              </table:table-cell>
              <table:table-cell office:value-type="float" office:value="147.188591">
                <text:p>147.188591</text:p>
              </table:table-cell>
              <table:table-cell office:value-type="float" office:value="44.323365">
                <text:p>44.323365</text:p>
              </table:table-cell>
              <table:table-cell office:value-type="float" office:value="147.058758">
                <text:p>147.058758</text:p>
              </table:table-cell>
              <table:table-cell office:value-type="float" office:value="44.25854">
                <text:p>44.258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9.113306">
                <text:p>179.113306</text:p>
              </table:table-cell>
              <table:table-cell office:value-type="float" office:value="25.796728">
                <text:p>25.796728</text:p>
              </table:table-cell>
              <table:table-cell office:value-type="float" office:value="147.507717">
                <text:p>147.507717</text:p>
              </table:table-cell>
              <table:table-cell office:value-type="float" office:value="44.425803">
                <text:p>44.425803</text:p>
              </table:table-cell>
              <table:table-cell office:value-type="float" office:value="147.377629">
                <text:p>147.377629</text:p>
              </table:table-cell>
              <table:table-cell office:value-type="float" office:value="44.360847">
                <text:p>44.3608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9.367968">
                <text:p>179.367968</text:p>
              </table:table-cell>
              <table:table-cell office:value-type="float" office:value="25.799237">
                <text:p>25.799237</text:p>
              </table:table-cell>
              <table:table-cell office:value-type="float" office:value="147.827959">
                <text:p>147.827959</text:p>
              </table:table-cell>
              <table:table-cell office:value-type="float" office:value="44.52735">
                <text:p>44.52735</text:p>
              </table:table-cell>
              <table:table-cell office:value-type="float" office:value="147.69761">
                <text:p>147.69761</text:p>
              </table:table-cell>
              <table:table-cell office:value-type="float" office:value="44.462263">
                <text:p>44.4622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9.622644">
                <text:p>179.622644</text:p>
              </table:table-cell>
              <table:table-cell office:value-type="float" office:value="25.800905">
                <text:p>25.800905</text:p>
              </table:table-cell>
              <table:table-cell office:value-type="float" office:value="148.149314">
                <text:p>148.149314</text:p>
              </table:table-cell>
              <table:table-cell office:value-type="float" office:value="44.627999">
                <text:p>44.627999</text:p>
              </table:table-cell>
              <table:table-cell office:value-type="float" office:value="148.018699">
                <text:p>148.018699</text:p>
              </table:table-cell>
              <table:table-cell office:value-type="float" office:value="44.562784">
                <text:p>44.5627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9.877327">
                <text:p>179.877327</text:p>
              </table:table-cell>
              <table:table-cell office:value-type="float" office:value="25.801732">
                <text:p>25.801732</text:p>
              </table:table-cell>
              <table:table-cell office:value-type="float" office:value="148.471779">
                <text:p>148.471779</text:p>
              </table:table-cell>
              <table:table-cell office:value-type="float" office:value="44.727746">
                <text:p>44.727746</text:p>
              </table:table-cell>
              <table:table-cell office:value-type="float" office:value="148.340895">
                <text:p>148.340895</text:p>
              </table:table-cell>
              <table:table-cell office:value-type="float" office:value="44.662402">
                <text:p>44.6624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0.132012">
                <text:p>180.132012</text:p>
              </table:table-cell>
              <table:table-cell office:value-type="float" office:value="25.801718">
                <text:p>25.801718</text:p>
              </table:table-cell>
              <table:table-cell office:value-type="float" office:value="148.795353">
                <text:p>148.795353</text:p>
              </table:table-cell>
              <table:table-cell office:value-type="float" office:value="44.826582">
                <text:p>44.826582</text:p>
              </table:table-cell>
              <table:table-cell office:value-type="float" office:value="148.664195">
                <text:p>148.664195</text:p>
              </table:table-cell>
              <table:table-cell office:value-type="float" office:value="44.761112">
                <text:p>44.7611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0.386695">
                <text:p>180.386695</text:p>
              </table:table-cell>
              <table:table-cell office:value-type="float" office:value="25.800862">
                <text:p>25.800862</text:p>
              </table:table-cell>
              <table:table-cell office:value-type="float" office:value="149.120033">
                <text:p>149.120033</text:p>
              </table:table-cell>
              <table:table-cell office:value-type="float" office:value="44.924503">
                <text:p>44.924503</text:p>
              </table:table-cell>
              <table:table-cell office:value-type="float" office:value="148.988596">
                <text:p>148.988596</text:p>
              </table:table-cell>
              <table:table-cell office:value-type="float" office:value="44.858907">
                <text:p>44.8589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0.64137">
                <text:p>180.64137</text:p>
              </table:table-cell>
              <table:table-cell office:value-type="float" office:value="25.799164">
                <text:p>25.799164</text:p>
              </table:table-cell>
              <table:table-cell office:value-type="float" office:value="149.445816">
                <text:p>149.445816</text:p>
              </table:table-cell>
              <table:table-cell office:value-type="float" office:value="45.021501">
                <text:p>45.021501</text:p>
              </table:table-cell>
              <table:table-cell office:value-type="float" office:value="149.314096">
                <text:p>149.314096</text:p>
              </table:table-cell>
              <table:table-cell office:value-type="float" office:value="44.955781">
                <text:p>44.9557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0.896032">
                <text:p>180.896032</text:p>
              </table:table-cell>
              <table:table-cell office:value-type="float" office:value="25.796625">
                <text:p>25.796625</text:p>
              </table:table-cell>
              <table:table-cell office:value-type="float" office:value="149.772699">
                <text:p>149.772699</text:p>
              </table:table-cell>
              <table:table-cell office:value-type="float" office:value="45.117571">
                <text:p>45.117571</text:p>
              </table:table-cell>
              <table:table-cell office:value-type="float" office:value="149.640691">
                <text:p>149.640691</text:p>
              </table:table-cell>
              <table:table-cell office:value-type="float" office:value="45.051727">
                <text:p>45.0517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1.150675">
                <text:p>181.150675</text:p>
              </table:table-cell>
              <table:table-cell office:value-type="float" office:value="25.793245">
                <text:p>25.793245</text:p>
              </table:table-cell>
              <table:table-cell office:value-type="float" office:value="150.100679">
                <text:p>150.100679</text:p>
              </table:table-cell>
              <table:table-cell office:value-type="float" office:value="45.212706">
                <text:p>45.212706</text:p>
              </table:table-cell>
              <table:table-cell office:value-type="float" office:value="149.968378">
                <text:p>149.968378</text:p>
              </table:table-cell>
              <table:table-cell office:value-type="float" office:value="45.14674">
                <text:p>45.146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1.405295">
                <text:p>181.405295</text:p>
              </table:table-cell>
              <table:table-cell office:value-type="float" office:value="25.789024">
                <text:p>25.789024</text:p>
              </table:table-cell>
              <table:table-cell office:value-type="float" office:value="150.429751">
                <text:p>150.429751</text:p>
              </table:table-cell>
              <table:table-cell office:value-type="float" office:value="45.3069">
                <text:p>45.3069</text:p>
              </table:table-cell>
              <table:table-cell office:value-type="float" office:value="150.297153">
                <text:p>150.297153</text:p>
              </table:table-cell>
              <table:table-cell office:value-type="float" office:value="45.240813">
                <text:p>45.2408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1.659886">
                <text:p>181.659886</text:p>
              </table:table-cell>
              <table:table-cell office:value-type="float" office:value="25.783962">
                <text:p>25.783962</text:p>
              </table:table-cell>
              <table:table-cell office:value-type="float" office:value="150.759914">
                <text:p>150.759914</text:p>
              </table:table-cell>
              <table:table-cell office:value-type="float" office:value="45.400146">
                <text:p>45.400146</text:p>
              </table:table-cell>
              <table:table-cell office:value-type="float" office:value="150.627013">
                <text:p>150.627013</text:p>
              </table:table-cell>
              <table:table-cell office:value-type="float" office:value="45.33394">
                <text:p>45.333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1.914442">
                <text:p>181.914442</text:p>
              </table:table-cell>
              <table:table-cell office:value-type="float" office:value="25.77806">
                <text:p>25.77806</text:p>
              </table:table-cell>
              <table:table-cell office:value-type="float" office:value="151.091162">
                <text:p>151.091162</text:p>
              </table:table-cell>
              <table:table-cell office:value-type="float" office:value="45.49244">
                <text:p>45.49244</text:p>
              </table:table-cell>
              <table:table-cell office:value-type="float" office:value="150.957954">
                <text:p>150.957954</text:p>
              </table:table-cell>
              <table:table-cell office:value-type="float" office:value="45.426115">
                <text:p>45.4261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2.16896">
                <text:p>182.16896</text:p>
              </table:table-cell>
              <table:table-cell office:value-type="float" office:value="25.771317">
                <text:p>25.771317</text:p>
              </table:table-cell>
              <table:table-cell office:value-type="float" office:value="151.423491">
                <text:p>151.423491</text:p>
              </table:table-cell>
              <table:table-cell office:value-type="float" office:value="45.583773">
                <text:p>45.583773</text:p>
              </table:table-cell>
              <table:table-cell office:value-type="float" office:value="151.289972">
                <text:p>151.289972</text:p>
              </table:table-cell>
              <table:table-cell office:value-type="float" office:value="45.517331">
                <text:p>45.5173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2.423432">
                <text:p>182.423432</text:p>
              </table:table-cell>
              <table:table-cell office:value-type="float" office:value="25.763733">
                <text:p>25.763733</text:p>
              </table:table-cell>
              <table:table-cell office:value-type="float" office:value="151.756897">
                <text:p>151.756897</text:p>
              </table:table-cell>
              <table:table-cell office:value-type="float" office:value="45.674141">
                <text:p>45.674141</text:p>
              </table:table-cell>
              <table:table-cell office:value-type="float" office:value="151.623063">
                <text:p>151.623063</text:p>
              </table:table-cell>
              <table:table-cell office:value-type="float" office:value="45.607583">
                <text:p>45.6075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2.677856">
                <text:p>182.677856</text:p>
              </table:table-cell>
              <table:table-cell office:value-type="float" office:value="25.75531">
                <text:p>25.75531</text:p>
              </table:table-cell>
              <table:table-cell office:value-type="float" office:value="152.091375">
                <text:p>152.091375</text:p>
              </table:table-cell>
              <table:table-cell office:value-type="float" office:value="45.763536">
                <text:p>45.763536</text:p>
              </table:table-cell>
              <table:table-cell office:value-type="float" office:value="151.95722">
                <text:p>151.95722</text:p>
              </table:table-cell>
              <table:table-cell office:value-type="float" office:value="45.696864">
                <text:p>45.6968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2.932224">
                <text:p>182.932224</text:p>
              </table:table-cell>
              <table:table-cell office:value-type="float" office:value="25.746047">
                <text:p>25.746047</text:p>
              </table:table-cell>
              <table:table-cell office:value-type="float" office:value="152.42692">
                <text:p>152.42692</text:p>
              </table:table-cell>
              <table:table-cell office:value-type="float" office:value="45.851953">
                <text:p>45.851953</text:p>
              </table:table-cell>
              <table:table-cell office:value-type="float" office:value="152.292441">
                <text:p>152.292441</text:p>
              </table:table-cell>
              <table:table-cell office:value-type="float" office:value="45.785168">
                <text:p>45.7851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3.186532">
                <text:p>183.186532</text:p>
              </table:table-cell>
              <table:table-cell office:value-type="float" office:value="25.735945">
                <text:p>25.735945</text:p>
              </table:table-cell>
              <table:table-cell office:value-type="float" office:value="152.763528">
                <text:p>152.763528</text:p>
              </table:table-cell>
              <table:table-cell office:value-type="float" office:value="45.939386">
                <text:p>45.939386</text:p>
              </table:table-cell>
              <table:table-cell office:value-type="float" office:value="152.628719">
                <text:p>152.628719</text:p>
              </table:table-cell>
              <table:table-cell office:value-type="float" office:value="45.872489">
                <text:p>45.8724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3.440775">
                <text:p>183.440775</text:p>
              </table:table-cell>
              <table:table-cell office:value-type="float" office:value="25.725004">
                <text:p>25.725004</text:p>
              </table:table-cell>
              <table:table-cell office:value-type="float" office:value="153.101192">
                <text:p>153.101192</text:p>
              </table:table-cell>
              <table:table-cell office:value-type="float" office:value="46.025829">
                <text:p>46.025829</text:p>
              </table:table-cell>
              <table:table-cell office:value-type="float" office:value="152.966049">
                <text:p>152.966049</text:p>
              </table:table-cell>
              <table:table-cell office:value-type="float" office:value="45.958821">
                <text:p>45.9588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3.694947">
                <text:p>183.694947</text:p>
              </table:table-cell>
              <table:table-cell office:value-type="float" office:value="25.713225">
                <text:p>25.713225</text:p>
              </table:table-cell>
              <table:table-cell office:value-type="float" office:value="153.439908">
                <text:p>153.439908</text:p>
              </table:table-cell>
              <table:table-cell office:value-type="float" office:value="46.111275">
                <text:p>46.111275</text:p>
              </table:table-cell>
              <table:table-cell office:value-type="float" office:value="153.304426">
                <text:p>153.304426</text:p>
              </table:table-cell>
              <table:table-cell office:value-type="float" office:value="46.044158">
                <text:p>46.0441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3.949044">
                <text:p>183.949044</text:p>
              </table:table-cell>
              <table:table-cell office:value-type="float" office:value="25.700608">
                <text:p>25.700608</text:p>
              </table:table-cell>
              <table:table-cell office:value-type="float" office:value="153.779669">
                <text:p>153.779669</text:p>
              </table:table-cell>
              <table:table-cell office:value-type="float" office:value="46.195718">
                <text:p>46.195718</text:p>
              </table:table-cell>
              <table:table-cell office:value-type="float" office:value="153.643843">
                <text:p>153.643843</text:p>
              </table:table-cell>
              <table:table-cell office:value-type="float" office:value="46.128493">
                <text:p>46.1284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4.20306">
                <text:p>184.20306</text:p>
              </table:table-cell>
              <table:table-cell office:value-type="float" office:value="25.687154">
                <text:p>25.687154</text:p>
              </table:table-cell>
              <table:table-cell office:value-type="float" office:value="154.120468">
                <text:p>154.120468</text:p>
              </table:table-cell>
              <table:table-cell office:value-type="float" office:value="46.279152">
                <text:p>46.279152</text:p>
              </table:table-cell>
              <table:table-cell office:value-type="float" office:value="153.984295">
                <text:p>153.984295</text:p>
              </table:table-cell>
              <table:table-cell office:value-type="float" office:value="46.211821">
                <text:p>46.2118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4.45699">
                <text:p>184.45699</text:p>
              </table:table-cell>
              <table:table-cell office:value-type="float" office:value="25.672863">
                <text:p>25.672863</text:p>
              </table:table-cell>
              <table:table-cell office:value-type="float" office:value="154.462301">
                <text:p>154.462301</text:p>
              </table:table-cell>
              <table:table-cell office:value-type="float" office:value="46.361572">
                <text:p>46.361572</text:p>
              </table:table-cell>
              <table:table-cell office:value-type="float" office:value="154.325776">
                <text:p>154.325776</text:p>
              </table:table-cell>
              <table:table-cell office:value-type="float" office:value="46.294136">
                <text:p>46.2941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4.710829">
                <text:p>184.710829</text:p>
              </table:table-cell>
              <table:table-cell office:value-type="float" office:value="25.657735">
                <text:p>25.657735</text:p>
              </table:table-cell>
              <table:table-cell office:value-type="float" office:value="154.805159">
                <text:p>154.805159</text:p>
              </table:table-cell>
              <table:table-cell office:value-type="float" office:value="46.442971">
                <text:p>46.442971</text:p>
              </table:table-cell>
              <table:table-cell office:value-type="float" office:value="154.668277">
                <text:p>154.668277</text:p>
              </table:table-cell>
              <table:table-cell office:value-type="float" office:value="46.375431">
                <text:p>46.3754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4.964573">
                <text:p>184.964573</text:p>
              </table:table-cell>
              <table:table-cell office:value-type="float" office:value="25.641772">
                <text:p>25.641772</text:p>
              </table:table-cell>
              <table:table-cell office:value-type="float" office:value="155.149037">
                <text:p>155.149037</text:p>
              </table:table-cell>
              <table:table-cell office:value-type="float" office:value="46.523344">
                <text:p>46.523344</text:p>
              </table:table-cell>
              <table:table-cell office:value-type="float" office:value="155.011794">
                <text:p>155.011794</text:p>
              </table:table-cell>
              <table:table-cell office:value-type="float" office:value="46.455701">
                <text:p>46.4557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5.218215">
                <text:p>185.218215</text:p>
              </table:table-cell>
              <table:table-cell office:value-type="float" office:value="25.624974">
                <text:p>25.624974</text:p>
              </table:table-cell>
              <table:table-cell office:value-type="float" office:value="155.493927">
                <text:p>155.493927</text:p>
              </table:table-cell>
              <table:table-cell office:value-type="float" office:value="46.602683">
                <text:p>46.602683</text:p>
              </table:table-cell>
              <table:table-cell office:value-type="float" office:value="155.356318">
                <text:p>155.356318</text:p>
              </table:table-cell>
              <table:table-cell office:value-type="float" office:value="46.53494">
                <text:p>46.534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5.47175">
                <text:p>185.47175</text:p>
              </table:table-cell>
              <table:table-cell office:value-type="float" office:value="25.607342">
                <text:p>25.607342</text:p>
              </table:table-cell>
              <table:table-cell office:value-type="float" office:value="155.839821">
                <text:p>155.839821</text:p>
              </table:table-cell>
              <table:table-cell office:value-type="float" office:value="46.680985">
                <text:p>46.680985</text:p>
              </table:table-cell>
              <table:table-cell office:value-type="float" office:value="155.701842">
                <text:p>155.701842</text:p>
              </table:table-cell>
              <table:table-cell office:value-type="float" office:value="46.613142">
                <text:p>46.6131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5.725175">
                <text:p>185.725175</text:p>
              </table:table-cell>
              <table:table-cell office:value-type="float" office:value="25.588876">
                <text:p>25.588876</text:p>
              </table:table-cell>
              <table:table-cell office:value-type="float" office:value="156.186712">
                <text:p>156.186712</text:p>
              </table:table-cell>
              <table:table-cell office:value-type="float" office:value="46.758241">
                <text:p>46.758241</text:p>
              </table:table-cell>
              <table:table-cell office:value-type="float" office:value="156.048359">
                <text:p>156.048359</text:p>
              </table:table-cell>
              <table:table-cell office:value-type="float" office:value="46.690301">
                <text:p>46.6903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5.978483">
                <text:p>185.978483</text:p>
              </table:table-cell>
              <table:table-cell office:value-type="float" office:value="25.569577">
                <text:p>25.569577</text:p>
              </table:table-cell>
              <table:table-cell office:value-type="float" office:value="156.534592">
                <text:p>156.534592</text:p>
              </table:table-cell>
              <table:table-cell office:value-type="float" office:value="46.834448">
                <text:p>46.834448</text:p>
              </table:table-cell>
              <table:table-cell office:value-type="float" office:value="156.39586">
                <text:p>156.39586</text:p>
              </table:table-cell>
              <table:table-cell office:value-type="float" office:value="46.766412">
                <text:p>46.7664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6.23167">
                <text:p>186.23167</text:p>
              </table:table-cell>
              <table:table-cell office:value-type="float" office:value="25.549446">
                <text:p>25.549446</text:p>
              </table:table-cell>
              <table:table-cell office:value-type="float" office:value="156.883453">
                <text:p>156.883453</text:p>
              </table:table-cell>
              <table:table-cell office:value-type="float" office:value="46.909599">
                <text:p>46.909599</text:p>
              </table:table-cell>
              <table:table-cell office:value-type="float" office:value="156.744337">
                <text:p>156.744337</text:p>
              </table:table-cell>
              <table:table-cell office:value-type="float" office:value="46.841467">
                <text:p>46.8414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6.484731">
                <text:p>186.484731</text:p>
              </table:table-cell>
              <table:table-cell office:value-type="float" office:value="25.528483">
                <text:p>25.528483</text:p>
              </table:table-cell>
              <table:table-cell office:value-type="float" office:value="157.233286">
                <text:p>157.233286</text:p>
              </table:table-cell>
              <table:table-cell office:value-type="float" office:value="46.983688">
                <text:p>46.983688</text:p>
              </table:table-cell>
              <table:table-cell office:value-type="float" office:value="157.093783">
                <text:p>157.093783</text:p>
              </table:table-cell>
              <table:table-cell office:value-type="float" office:value="46.915463">
                <text:p>46.9154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6.73766">
                <text:p>186.73766</text:p>
              </table:table-cell>
              <table:table-cell office:value-type="float" office:value="25.50669">
                <text:p>25.50669</text:p>
              </table:table-cell>
              <table:table-cell office:value-type="float" office:value="157.584082">
                <text:p>157.584082</text:p>
              </table:table-cell>
              <table:table-cell office:value-type="float" office:value="47.056709">
                <text:p>47.056709</text:p>
              </table:table-cell>
              <table:table-cell office:value-type="float" office:value="157.444188">
                <text:p>157.444188</text:p>
              </table:table-cell>
              <table:table-cell office:value-type="float" office:value="46.988393">
                <text:p>46.9883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6.990453">
                <text:p>186.990453</text:p>
              </table:table-cell>
              <table:table-cell office:value-type="float" office:value="25.484068">
                <text:p>25.484068</text:p>
              </table:table-cell>
              <table:table-cell office:value-type="float" office:value="157.935834">
                <text:p>157.935834</text:p>
              </table:table-cell>
              <table:table-cell office:value-type="float" office:value="47.128658">
                <text:p>47.128658</text:p>
              </table:table-cell>
              <table:table-cell office:value-type="float" office:value="157.795543">
                <text:p>157.795543</text:p>
              </table:table-cell>
              <table:table-cell office:value-type="float" office:value="47.060251">
                <text:p>47.0602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7.243105">
                <text:p>187.243105</text:p>
              </table:table-cell>
              <table:table-cell office:value-type="float" office:value="25.460616">
                <text:p>25.460616</text:p>
              </table:table-cell>
              <table:table-cell office:value-type="float" office:value="158.28853">
                <text:p>158.28853</text:p>
              </table:table-cell>
              <table:table-cell office:value-type="float" office:value="47.199527">
                <text:p>47.199527</text:p>
              </table:table-cell>
              <table:table-cell office:value-type="float" office:value="158.14784">
                <text:p>158.14784</text:p>
              </table:table-cell>
              <table:table-cell office:value-type="float" office:value="47.131032">
                <text:p>47.1310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7.495611">
                <text:p>187.495611</text:p>
              </table:table-cell>
              <table:table-cell office:value-type="float" office:value="25.436337">
                <text:p>25.436337</text:p>
              </table:table-cell>
              <table:table-cell office:value-type="float" office:value="158.642162">
                <text:p>158.642162</text:p>
              </table:table-cell>
              <table:table-cell office:value-type="float" office:value="47.269313">
                <text:p>47.269313</text:p>
              </table:table-cell>
              <table:table-cell office:value-type="float" office:value="158.501068">
                <text:p>158.501068</text:p>
              </table:table-cell>
              <table:table-cell office:value-type="float" office:value="47.20073">
                <text:p>47.200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7.747966">
                <text:p>187.747966</text:p>
              </table:table-cell>
              <table:table-cell office:value-type="float" office:value="25.411231">
                <text:p>25.411231</text:p>
              </table:table-cell>
              <table:table-cell office:value-type="float" office:value="158.996721">
                <text:p>158.996721</text:p>
              </table:table-cell>
              <table:table-cell office:value-type="float" office:value="47.338008">
                <text:p>47.338008</text:p>
              </table:table-cell>
              <table:table-cell office:value-type="float" office:value="158.855218">
                <text:p>158.855218</text:p>
              </table:table-cell>
              <table:table-cell office:value-type="float" office:value="47.26934">
                <text:p>47.269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8.000166">
                <text:p>188.000166</text:p>
              </table:table-cell>
              <table:table-cell office:value-type="float" office:value="25.3853">
                <text:p>25.3853</text:p>
              </table:table-cell>
              <table:table-cell office:value-type="float" office:value="159.352195">
                <text:p>159.352195</text:p>
              </table:table-cell>
              <table:table-cell office:value-type="float" office:value="47.405609">
                <text:p>47.405609</text:p>
              </table:table-cell>
              <table:table-cell office:value-type="float" office:value="159.210279">
                <text:p>159.210279</text:p>
              </table:table-cell>
              <table:table-cell office:value-type="float" office:value="47.336856">
                <text:p>47.3368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8.252205">
                <text:p>188.252205</text:p>
              </table:table-cell>
              <table:table-cell office:value-type="float" office:value="25.358543">
                <text:p>25.358543</text:p>
              </table:table-cell>
              <table:table-cell office:value-type="float" office:value="159.708575">
                <text:p>159.708575</text:p>
              </table:table-cell>
              <table:table-cell office:value-type="float" office:value="47.472108">
                <text:p>47.472108</text:p>
              </table:table-cell>
              <table:table-cell office:value-type="float" office:value="159.566243">
                <text:p>159.566243</text:p>
              </table:table-cell>
              <table:table-cell office:value-type="float" office:value="47.403274">
                <text:p>47.4032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8.504078">
                <text:p>188.504078</text:p>
              </table:table-cell>
              <table:table-cell office:value-type="float" office:value="25.330962">
                <text:p>25.330962</text:p>
              </table:table-cell>
              <table:table-cell office:value-type="float" office:value="160.06585">
                <text:p>160.06585</text:p>
              </table:table-cell>
              <table:table-cell office:value-type="float" office:value="47.537502">
                <text:p>47.537502</text:p>
              </table:table-cell>
              <table:table-cell office:value-type="float" office:value="159.923098">
                <text:p>159.923098</text:p>
              </table:table-cell>
              <table:table-cell office:value-type="float" office:value="47.468587">
                <text:p>47.4685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8.755781">
                <text:p>188.755781</text:p>
              </table:table-cell>
              <table:table-cell office:value-type="float" office:value="25.302559">
                <text:p>25.302559</text:p>
              </table:table-cell>
              <table:table-cell office:value-type="float" office:value="160.42401">
                <text:p>160.42401</text:p>
              </table:table-cell>
              <table:table-cell office:value-type="float" office:value="47.601784">
                <text:p>47.601784</text:p>
              </table:table-cell>
              <table:table-cell office:value-type="float" office:value="160.280832">
                <text:p>160.280832</text:p>
              </table:table-cell>
              <table:table-cell office:value-type="float" office:value="47.53279">
                <text:p>47.532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9.007309">
                <text:p>189.007309</text:p>
              </table:table-cell>
              <table:table-cell office:value-type="float" office:value="25.273334">
                <text:p>25.273334</text:p>
              </table:table-cell>
              <table:table-cell office:value-type="float" office:value="160.783043">
                <text:p>160.783043</text:p>
              </table:table-cell>
              <table:table-cell office:value-type="float" office:value="47.66495">
                <text:p>47.66495</text:p>
              </table:table-cell>
              <table:table-cell office:value-type="float" office:value="160.639437">
                <text:p>160.639437</text:p>
              </table:table-cell>
              <table:table-cell office:value-type="float" office:value="47.595878">
                <text:p>47.5958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9.258658">
                <text:p>189.258658</text:p>
              </table:table-cell>
              <table:table-cell office:value-type="float" office:value="25.243289">
                <text:p>25.243289</text:p>
              </table:table-cell>
              <table:table-cell office:value-type="float" office:value="161.142937">
                <text:p>161.142937</text:p>
              </table:table-cell>
              <table:table-cell office:value-type="float" office:value="47.726994">
                <text:p>47.726994</text:p>
              </table:table-cell>
              <table:table-cell office:value-type="float" office:value="160.998899">
                <text:p>160.998899</text:p>
              </table:table-cell>
              <table:table-cell office:value-type="float" office:value="47.657846">
                <text:p>47.6578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9.509822">
                <text:p>189.509822</text:p>
              </table:table-cell>
              <table:table-cell office:value-type="float" office:value="25.212425">
                <text:p>25.212425</text:p>
              </table:table-cell>
              <table:table-cell office:value-type="float" office:value="161.503682">
                <text:p>161.503682</text:p>
              </table:table-cell>
              <table:table-cell office:value-type="float" office:value="47.787912">
                <text:p>47.787912</text:p>
              </table:table-cell>
              <table:table-cell office:value-type="float" office:value="161.359208">
                <text:p>161.359208</text:p>
              </table:table-cell>
              <table:table-cell office:value-type="float" office:value="47.71869">
                <text:p>47.718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9.760797">
                <text:p>189.760797</text:p>
              </table:table-cell>
              <table:table-cell office:value-type="float" office:value="25.180742">
                <text:p>25.180742</text:p>
              </table:table-cell>
              <table:table-cell office:value-type="float" office:value="161.865265">
                <text:p>161.865265</text:p>
              </table:table-cell>
              <table:table-cell office:value-type="float" office:value="47.847697">
                <text:p>47.847697</text:p>
              </table:table-cell>
              <table:table-cell office:value-type="float" office:value="161.720351">
                <text:p>161.720351</text:p>
              </table:table-cell>
              <table:table-cell office:value-type="float" office:value="47.778402">
                <text:p>47.7784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0.011579">
                <text:p>190.011579</text:p>
              </table:table-cell>
              <table:table-cell office:value-type="float" office:value="25.148242">
                <text:p>25.148242</text:p>
              </table:table-cell>
              <table:table-cell office:value-type="float" office:value="162.227674">
                <text:p>162.227674</text:p>
              </table:table-cell>
              <table:table-cell office:value-type="float" office:value="47.906346">
                <text:p>47.906346</text:p>
              </table:table-cell>
              <table:table-cell office:value-type="float" office:value="162.082317">
                <text:p>162.082317</text:p>
              </table:table-cell>
              <table:table-cell office:value-type="float" office:value="47.83698">
                <text:p>47.836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0.262162">
                <text:p>190.262162</text:p>
              </table:table-cell>
              <table:table-cell office:value-type="float" office:value="25.114927">
                <text:p>25.114927</text:p>
              </table:table-cell>
              <table:table-cell office:value-type="float" office:value="162.590898">
                <text:p>162.590898</text:p>
              </table:table-cell>
              <table:table-cell office:value-type="float" office:value="47.963852">
                <text:p>47.963852</text:p>
              </table:table-cell>
              <table:table-cell office:value-type="float" office:value="162.445093">
                <text:p>162.445093</text:p>
              </table:table-cell>
              <table:table-cell office:value-type="float" office:value="47.894418">
                <text:p>47.8944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0.512542">
                <text:p>190.512542</text:p>
              </table:table-cell>
              <table:table-cell office:value-type="float" office:value="25.080798">
                <text:p>25.080798</text:p>
              </table:table-cell>
              <table:table-cell office:value-type="float" office:value="162.954922">
                <text:p>162.954922</text:p>
              </table:table-cell>
              <table:table-cell office:value-type="float" office:value="48.020212">
                <text:p>48.020212</text:p>
              </table:table-cell>
              <table:table-cell office:value-type="float" office:value="162.808666">
                <text:p>162.808666</text:p>
              </table:table-cell>
              <table:table-cell office:value-type="float" office:value="47.95071">
                <text:p>47.950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0.762715">
                <text:p>190.762715</text:p>
              </table:table-cell>
              <table:table-cell office:value-type="float" office:value="25.045856">
                <text:p>25.045856</text:p>
              </table:table-cell>
              <table:table-cell office:value-type="float" office:value="163.319735">
                <text:p>163.319735</text:p>
              </table:table-cell>
              <table:table-cell office:value-type="float" office:value="48.075421">
                <text:p>48.075421</text:p>
              </table:table-cell>
              <table:table-cell office:value-type="float" office:value="163.173025">
                <text:p>163.173025</text:p>
              </table:table-cell>
              <table:table-cell office:value-type="float" office:value="48.005853">
                <text:p>48.0058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1.012677">
                <text:p>191.012677</text:p>
              </table:table-cell>
              <table:table-cell office:value-type="float" office:value="25.010102">
                <text:p>25.010102</text:p>
              </table:table-cell>
              <table:table-cell office:value-type="float" office:value="163.685323">
                <text:p>163.685323</text:p>
              </table:table-cell>
              <table:table-cell office:value-type="float" office:value="48.129473">
                <text:p>48.129473</text:p>
              </table:table-cell>
              <table:table-cell office:value-type="float" office:value="163.538155">
                <text:p>163.538155</text:p>
              </table:table-cell>
              <table:table-cell office:value-type="float" office:value="48.059841">
                <text:p>48.0598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1.262422">
                <text:p>191.262422</text:p>
              </table:table-cell>
              <table:table-cell office:value-type="float" office:value="24.973537">
                <text:p>24.973537</text:p>
              </table:table-cell>
              <table:table-cell office:value-type="float" office:value="164.051672">
                <text:p>164.051672</text:p>
              </table:table-cell>
              <table:table-cell office:value-type="float" office:value="48.182365">
                <text:p>48.182365</text:p>
              </table:table-cell>
              <table:table-cell office:value-type="float" office:value="163.904043">
                <text:p>163.904043</text:p>
              </table:table-cell>
              <table:table-cell office:value-type="float" office:value="48.112671">
                <text:p>48.1126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1.511946">
                <text:p>191.511946</text:p>
              </table:table-cell>
              <table:table-cell office:value-type="float" office:value="24.936164">
                <text:p>24.936164</text:p>
              </table:table-cell>
              <table:table-cell office:value-type="float" office:value="164.41877">
                <text:p>164.41877</text:p>
              </table:table-cell>
              <table:table-cell office:value-type="float" office:value="48.234091">
                <text:p>48.234091</text:p>
              </table:table-cell>
              <table:table-cell office:value-type="float" office:value="164.270676">
                <text:p>164.270676</text:p>
              </table:table-cell>
              <table:table-cell office:value-type="float" office:value="48.164337">
                <text:p>48.1643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1.761245">
                <text:p>191.761245</text:p>
              </table:table-cell>
              <table:table-cell office:value-type="float" office:value="24.897984">
                <text:p>24.897984</text:p>
              </table:table-cell>
              <table:table-cell office:value-type="float" office:value="164.786602">
                <text:p>164.786602</text:p>
              </table:table-cell>
              <table:table-cell office:value-type="float" office:value="48.284648">
                <text:p>48.284648</text:p>
              </table:table-cell>
              <table:table-cell office:value-type="float" office:value="164.63804">
                <text:p>164.63804</text:p>
              </table:table-cell>
              <table:table-cell office:value-type="float" office:value="48.214834">
                <text:p>48.2148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2.010314">
                <text:p>192.010314</text:p>
              </table:table-cell>
              <table:table-cell office:value-type="float" office:value="24.858997">
                <text:p>24.858997</text:p>
              </table:table-cell>
              <table:table-cell office:value-type="float" office:value="165.155154">
                <text:p>165.155154</text:p>
              </table:table-cell>
              <table:table-cell office:value-type="float" office:value="48.33403">
                <text:p>48.33403</text:p>
              </table:table-cell>
              <table:table-cell office:value-type="float" office:value="165.006121">
                <text:p>165.006121</text:p>
              </table:table-cell>
              <table:table-cell office:value-type="float" office:value="48.26416">
                <text:p>48.264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2.259149">
                <text:p>192.259149</text:p>
              </table:table-cell>
              <table:table-cell office:value-type="float" office:value="24.819206">
                <text:p>24.819206</text:p>
              </table:table-cell>
              <table:table-cell office:value-type="float" office:value="165.524412">
                <text:p>165.524412</text:p>
              </table:table-cell>
              <table:table-cell office:value-type="float" office:value="48.382234">
                <text:p>48.382234</text:p>
              </table:table-cell>
              <table:table-cell office:value-type="float" office:value="165.374904">
                <text:p>165.374904</text:p>
              </table:table-cell>
              <table:table-cell office:value-type="float" office:value="48.312308">
                <text:p>48.3123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2.507747">
                <text:p>192.507747</text:p>
              </table:table-cell>
              <table:table-cell office:value-type="float" office:value="24.778612">
                <text:p>24.778612</text:p>
              </table:table-cell>
              <table:table-cell office:value-type="float" office:value="165.894361">
                <text:p>165.894361</text:p>
              </table:table-cell>
              <table:table-cell office:value-type="float" office:value="48.429255">
                <text:p>48.429255</text:p>
              </table:table-cell>
              <table:table-cell office:value-type="float" office:value="165.744376">
                <text:p>165.744376</text:p>
              </table:table-cell>
              <table:table-cell office:value-type="float" office:value="48.359276">
                <text:p>48.3592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2.756101">
                <text:p>192.756101</text:p>
              </table:table-cell>
              <table:table-cell office:value-type="float" office:value="24.737216">
                <text:p>24.737216</text:p>
              </table:table-cell>
              <table:table-cell office:value-type="float" office:value="166.264986">
                <text:p>166.264986</text:p>
              </table:table-cell>
              <table:table-cell office:value-type="float" office:value="48.475089">
                <text:p>48.475089</text:p>
              </table:table-cell>
              <table:table-cell office:value-type="float" office:value="166.11452">
                <text:p>166.11452</text:p>
              </table:table-cell>
              <table:table-cell office:value-type="float" office:value="48.405058">
                <text:p>48.4050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3.004209">
                <text:p>193.004209</text:p>
              </table:table-cell>
              <table:table-cell office:value-type="float" office:value="24.695021">
                <text:p>24.695021</text:p>
              </table:table-cell>
              <table:table-cell office:value-type="float" office:value="166.636272">
                <text:p>166.636272</text:p>
              </table:table-cell>
              <table:table-cell office:value-type="float" office:value="48.519732">
                <text:p>48.519732</text:p>
              </table:table-cell>
              <table:table-cell office:value-type="float" office:value="166.485323">
                <text:p>166.485323</text:p>
              </table:table-cell>
              <table:table-cell office:value-type="float" office:value="48.449652">
                <text:p>48.4496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3.252067">
                <text:p>193.252067</text:p>
              </table:table-cell>
              <table:table-cell office:value-type="float" office:value="24.652027">
                <text:p>24.652027</text:p>
              </table:table-cell>
              <table:table-cell office:value-type="float" office:value="167.008204">
                <text:p>167.008204</text:p>
              </table:table-cell>
              <table:table-cell office:value-type="float" office:value="48.563181">
                <text:p>48.563181</text:p>
              </table:table-cell>
              <table:table-cell office:value-type="float" office:value="166.856769">
                <text:p>166.856769</text:p>
              </table:table-cell>
              <table:table-cell office:value-type="float" office:value="48.493052">
                <text:p>48.4930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3.499669">
                <text:p>193.499669</text:p>
              </table:table-cell>
              <table:table-cell office:value-type="float" office:value="24.608237">
                <text:p>24.608237</text:p>
              </table:table-cell>
              <table:table-cell office:value-type="float" office:value="167.380767">
                <text:p>167.380767</text:p>
              </table:table-cell>
              <table:table-cell office:value-type="float" office:value="48.60543">
                <text:p>48.60543</text:p>
              </table:table-cell>
              <table:table-cell office:value-type="float" office:value="167.228843">
                <text:p>167.228843</text:p>
              </table:table-cell>
              <table:table-cell office:value-type="float" office:value="48.535255">
                <text:p>48.5352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3.747012">
                <text:p>193.747012</text:p>
              </table:table-cell>
              <table:table-cell office:value-type="float" office:value="24.563652">
                <text:p>24.563652</text:p>
              </table:table-cell>
              <table:table-cell office:value-type="float" office:value="167.753945">
                <text:p>167.753945</text:p>
              </table:table-cell>
              <table:table-cell office:value-type="float" office:value="48.646477">
                <text:p>48.646477</text:p>
              </table:table-cell>
              <table:table-cell office:value-type="float" office:value="167.601528">
                <text:p>167.601528</text:p>
              </table:table-cell>
              <table:table-cell office:value-type="float" office:value="48.576258">
                <text:p>48.5762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3.994092">
                <text:p>193.994092</text:p>
              </table:table-cell>
              <table:table-cell office:value-type="float" office:value="24.518273">
                <text:p>24.518273</text:p>
              </table:table-cell>
              <table:table-cell office:value-type="float" office:value="168.127721">
                <text:p>168.127721</text:p>
              </table:table-cell>
              <table:table-cell office:value-type="float" office:value="48.686318">
                <text:p>48.686318</text:p>
              </table:table-cell>
              <table:table-cell office:value-type="float" office:value="167.97481">
                <text:p>167.97481</text:p>
              </table:table-cell>
              <table:table-cell office:value-type="float" office:value="48.616056">
                <text:p>48.6160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4.240904">
                <text:p>194.240904</text:p>
              </table:table-cell>
              <table:table-cell office:value-type="float" office:value="24.472103">
                <text:p>24.472103</text:p>
              </table:table-cell>
              <table:table-cell office:value-type="float" office:value="168.50208">
                <text:p>168.50208</text:p>
              </table:table-cell>
              <table:table-cell office:value-type="float" office:value="48.724948">
                <text:p>48.724948</text:p>
              </table:table-cell>
              <table:table-cell office:value-type="float" office:value="168.348672">
                <text:p>168.348672</text:p>
              </table:table-cell>
              <table:table-cell office:value-type="float" office:value="48.654646">
                <text:p>48.6546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4.487446">
                <text:p>194.487446</text:p>
              </table:table-cell>
              <table:table-cell office:value-type="float" office:value="24.425143">
                <text:p>24.425143</text:p>
              </table:table-cell>
              <table:table-cell office:value-type="float" office:value="168.877005">
                <text:p>168.877005</text:p>
              </table:table-cell>
              <table:table-cell office:value-type="float" office:value="48.762366">
                <text:p>48.762366</text:p>
              </table:table-cell>
              <table:table-cell office:value-type="float" office:value="168.723097">
                <text:p>168.723097</text:p>
              </table:table-cell>
              <table:table-cell office:value-type="float" office:value="48.692024">
                <text:p>48.6920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4.733712">
                <text:p>194.733712</text:p>
              </table:table-cell>
              <table:table-cell office:value-type="float" office:value="24.377394">
                <text:p>24.377394</text:p>
              </table:table-cell>
              <table:table-cell office:value-type="float" office:value="169.252479">
                <text:p>169.252479</text:p>
              </table:table-cell>
              <table:table-cell office:value-type="float" office:value="48.798566">
                <text:p>48.798566</text:p>
              </table:table-cell>
              <table:table-cell office:value-type="float" office:value="169.09807">
                <text:p>169.09807</text:p>
              </table:table-cell>
              <table:table-cell office:value-type="float" office:value="48.728188">
                <text:p>48.7281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4.979699">
                <text:p>194.979699</text:p>
              </table:table-cell>
              <table:table-cell office:value-type="float" office:value="24.32886">
                <text:p>24.32886</text:p>
              </table:table-cell>
              <table:table-cell office:value-type="float" office:value="169.628487">
                <text:p>169.628487</text:p>
              </table:table-cell>
              <table:table-cell office:value-type="float" office:value="48.833547">
                <text:p>48.833547</text:p>
              </table:table-cell>
              <table:table-cell office:value-type="float" office:value="169.473573">
                <text:p>169.473573</text:p>
              </table:table-cell>
              <table:table-cell office:value-type="float" office:value="48.763133">
                <text:p>48.7631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5.225403">
                <text:p>195.225403</text:p>
              </table:table-cell>
              <table:table-cell office:value-type="float" office:value="24.27954">
                <text:p>24.27954</text:p>
              </table:table-cell>
              <table:table-cell office:value-type="float" office:value="170.005011">
                <text:p>170.005011</text:p>
              </table:table-cell>
              <table:table-cell office:value-type="float" office:value="48.867304">
                <text:p>48.867304</text:p>
              </table:table-cell>
              <table:table-cell office:value-type="float" office:value="169.84959">
                <text:p>169.84959</text:p>
              </table:table-cell>
              <table:table-cell office:value-type="float" office:value="48.796857">
                <text:p>48.7968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5.47082">
                <text:p>195.47082</text:p>
              </table:table-cell>
              <table:table-cell office:value-type="float" office:value="24.229438">
                <text:p>24.229438</text:p>
              </table:table-cell>
              <table:table-cell office:value-type="float" office:value="170.382033">
                <text:p>170.382033</text:p>
              </table:table-cell>
              <table:table-cell office:value-type="float" office:value="48.899835">
                <text:p>48.899835</text:p>
              </table:table-cell>
              <table:table-cell office:value-type="float" office:value="170.226104">
                <text:p>170.226104</text:p>
              </table:table-cell>
              <table:table-cell office:value-type="float" office:value="48.829356">
                <text:p>48.8293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5.715947">
                <text:p>195.715947</text:p>
              </table:table-cell>
              <table:table-cell office:value-type="float" office:value="24.178555">
                <text:p>24.178555</text:p>
              </table:table-cell>
              <table:table-cell office:value-type="float" office:value="170.759537">
                <text:p>170.759537</text:p>
              </table:table-cell>
              <table:table-cell office:value-type="float" office:value="48.931137">
                <text:p>48.931137</text:p>
              </table:table-cell>
              <table:table-cell office:value-type="float" office:value="170.603097">
                <text:p>170.603097</text:p>
              </table:table-cell>
              <table:table-cell office:value-type="float" office:value="48.860627">
                <text:p>48.8606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5.960779">
                <text:p>195.960779</text:p>
              </table:table-cell>
              <table:table-cell office:value-type="float" office:value="24.126892">
                <text:p>24.126892</text:p>
              </table:table-cell>
              <table:table-cell office:value-type="float" office:value="171.137505">
                <text:p>171.137505</text:p>
              </table:table-cell>
              <table:table-cell office:value-type="float" office:value="48.961206">
                <text:p>48.961206</text:p>
              </table:table-cell>
              <table:table-cell office:value-type="float" office:value="170.980552">
                <text:p>170.980552</text:p>
              </table:table-cell>
              <table:table-cell office:value-type="float" office:value="48.890669">
                <text:p>48.8906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6.205313">
                <text:p>196.205313</text:p>
              </table:table-cell>
              <table:table-cell office:value-type="float" office:value="24.074453">
                <text:p>24.074453</text:p>
              </table:table-cell>
              <table:table-cell office:value-type="float" office:value="171.51592">
                <text:p>171.51592</text:p>
              </table:table-cell>
              <table:table-cell office:value-type="float" office:value="48.99004">
                <text:p>48.99004</text:p>
              </table:table-cell>
              <table:table-cell office:value-type="float" office:value="171.358452">
                <text:p>171.358452</text:p>
              </table:table-cell>
              <table:table-cell office:value-type="float" office:value="48.919477">
                <text:p>48.9194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6.449545">
                <text:p>196.449545</text:p>
              </table:table-cell>
              <table:table-cell office:value-type="float" office:value="24.021238">
                <text:p>24.021238</text:p>
              </table:table-cell>
              <table:table-cell office:value-type="float" office:value="171.894763">
                <text:p>171.894763</text:p>
              </table:table-cell>
              <table:table-cell office:value-type="float" office:value="49.017636">
                <text:p>49.017636</text:p>
              </table:table-cell>
              <table:table-cell office:value-type="float" office:value="171.736778">
                <text:p>171.736778</text:p>
              </table:table-cell>
              <table:table-cell office:value-type="float" office:value="48.947049">
                <text:p>48.9470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6.693473">
                <text:p>196.693473</text:p>
              </table:table-cell>
              <table:table-cell office:value-type="float" office:value="23.96725">
                <text:p>23.96725</text:p>
              </table:table-cell>
              <table:table-cell office:value-type="float" office:value="172.274017">
                <text:p>172.274017</text:p>
              </table:table-cell>
              <table:table-cell office:value-type="float" office:value="49.043992">
                <text:p>49.043992</text:p>
              </table:table-cell>
              <table:table-cell office:value-type="float" office:value="172.115514">
                <text:p>172.115514</text:p>
              </table:table-cell>
              <table:table-cell office:value-type="float" office:value="48.973382">
                <text:p>48.9733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6.937091">
                <text:p>196.937091</text:p>
              </table:table-cell>
              <table:table-cell office:value-type="float" office:value="23.91249">
                <text:p>23.91249</text:p>
              </table:table-cell>
              <table:table-cell office:value-type="float" office:value="172.653664">
                <text:p>172.653664</text:p>
              </table:table-cell>
              <table:table-cell office:value-type="float" office:value="49.069105">
                <text:p>49.069105</text:p>
              </table:table-cell>
              <table:table-cell office:value-type="float" office:value="172.49464">
                <text:p>172.49464</text:p>
              </table:table-cell>
              <table:table-cell office:value-type="float" office:value="48.998475">
                <text:p>48.9984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7.180397">
                <text:p>197.180397</text:p>
              </table:table-cell>
              <table:table-cell office:value-type="float" office:value="23.856961">
                <text:p>23.856961</text:p>
              </table:table-cell>
              <table:table-cell office:value-type="float" office:value="173.033684">
                <text:p>173.033684</text:p>
              </table:table-cell>
              <table:table-cell office:value-type="float" office:value="49.092973">
                <text:p>49.092973</text:p>
              </table:table-cell>
              <table:table-cell office:value-type="float" office:value="172.874139">
                <text:p>172.874139</text:p>
              </table:table-cell>
              <table:table-cell office:value-type="float" office:value="49.022324">
                <text:p>49.0223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7.423386">
                <text:p>197.423386</text:p>
              </table:table-cell>
              <table:table-cell office:value-type="float" office:value="23.800664">
                <text:p>23.800664</text:p>
              </table:table-cell>
              <table:table-cell office:value-type="float" office:value="173.414061">
                <text:p>173.414061</text:p>
              </table:table-cell>
              <table:table-cell office:value-type="float" office:value="49.115594">
                <text:p>49.115594</text:p>
              </table:table-cell>
              <table:table-cell office:value-type="float" office:value="173.253993">
                <text:p>173.253993</text:p>
              </table:table-cell>
              <table:table-cell office:value-type="float" office:value="49.044928">
                <text:p>49.0449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7.666057">
                <text:p>197.666057</text:p>
              </table:table-cell>
              <table:table-cell office:value-type="float" office:value="23.743602">
                <text:p>23.743602</text:p>
              </table:table-cell>
              <table:table-cell office:value-type="float" office:value="173.794775">
                <text:p>173.794775</text:p>
              </table:table-cell>
              <table:table-cell office:value-type="float" office:value="49.136965">
                <text:p>49.136965</text:p>
              </table:table-cell>
              <table:table-cell office:value-type="float" office:value="173.634182">
                <text:p>173.634182</text:p>
              </table:table-cell>
              <table:table-cell office:value-type="float" office:value="49.066284">
                <text:p>49.0662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7.908405">
                <text:p>197.908405</text:p>
              </table:table-cell>
              <table:table-cell office:value-type="float" office:value="23.685776">
                <text:p>23.685776</text:p>
              </table:table-cell>
              <table:table-cell office:value-type="float" office:value="174.175807">
                <text:p>174.175807</text:p>
              </table:table-cell>
              <table:table-cell office:value-type="float" office:value="49.157084">
                <text:p>49.157084</text:p>
              </table:table-cell>
              <table:table-cell office:value-type="float" office:value="174.014689">
                <text:p>174.014689</text:p>
              </table:table-cell>
              <table:table-cell office:value-type="float" office:value="49.08639">
                <text:p>49.086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8.150426">
                <text:p>198.150426</text:p>
              </table:table-cell>
              <table:table-cell office:value-type="float" office:value="23.62719">
                <text:p>23.62719</text:p>
              </table:table-cell>
              <table:table-cell office:value-type="float" office:value="174.55714">
                <text:p>174.55714</text:p>
              </table:table-cell>
              <table:table-cell office:value-type="float" office:value="49.17595">
                <text:p>49.17595</text:p>
              </table:table-cell>
              <table:table-cell office:value-type="float" office:value="174.395494">
                <text:p>174.395494</text:p>
              </table:table-cell>
              <table:table-cell office:value-type="float" office:value="49.105245">
                <text:p>49.1052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8.392118">
                <text:p>198.392118</text:p>
              </table:table-cell>
              <table:table-cell office:value-type="float" office:value="23.567843">
                <text:p>23.567843</text:p>
              </table:table-cell>
              <table:table-cell office:value-type="float" office:value="174.938753">
                <text:p>174.938753</text:p>
              </table:table-cell>
              <table:table-cell office:value-type="float" office:value="49.193561">
                <text:p>49.193561</text:p>
              </table:table-cell>
              <table:table-cell office:value-type="float" office:value="174.776579">
                <text:p>174.776579</text:p>
              </table:table-cell>
              <table:table-cell office:value-type="float" office:value="49.122846">
                <text:p>49.1228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8.633478">
                <text:p>198.633478</text:p>
              </table:table-cell>
              <table:table-cell office:value-type="float" office:value="23.50774">
                <text:p>23.50774</text:p>
              </table:table-cell>
              <table:table-cell office:value-type="float" office:value="175.320628">
                <text:p>175.320628</text:p>
              </table:table-cell>
              <table:table-cell office:value-type="float" office:value="49.209915">
                <text:p>49.209915</text:p>
              </table:table-cell>
              <table:table-cell office:value-type="float" office:value="175.157925">
                <text:p>175.157925</text:p>
              </table:table-cell>
              <table:table-cell office:value-type="float" office:value="49.139192">
                <text:p>49.1391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8.874501">
                <text:p>198.874501</text:p>
              </table:table-cell>
              <table:table-cell office:value-type="float" office:value="23.446882">
                <text:p>23.446882</text:p>
              </table:table-cell>
              <table:table-cell office:value-type="float" office:value="175.702747">
                <text:p>175.702747</text:p>
              </table:table-cell>
              <table:table-cell office:value-type="float" office:value="49.225011">
                <text:p>49.225011</text:p>
              </table:table-cell>
              <table:table-cell office:value-type="float" office:value="175.539514">
                <text:p>175.539514</text:p>
              </table:table-cell>
              <table:table-cell office:value-type="float" office:value="49.154282">
                <text:p>49.1542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9.115186">
                <text:p>199.115186</text:p>
              </table:table-cell>
              <table:table-cell office:value-type="float" office:value="23.38527">
                <text:p>23.38527</text:p>
              </table:table-cell>
              <table:table-cell office:value-type="float" office:value="176.085089">
                <text:p>176.085089</text:p>
              </table:table-cell>
              <table:table-cell office:value-type="float" office:value="49.238846">
                <text:p>49.238846</text:p>
              </table:table-cell>
              <table:table-cell office:value-type="float" office:value="175.921324">
                <text:p>175.921324</text:p>
              </table:table-cell>
              <table:table-cell office:value-type="float" office:value="49.168113">
                <text:p>49.1681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9.355528">
                <text:p>199.355528</text:p>
              </table:table-cell>
              <table:table-cell office:value-type="float" office:value="23.322908">
                <text:p>23.322908</text:p>
              </table:table-cell>
              <table:table-cell office:value-type="float" office:value="176.467635">
                <text:p>176.467635</text:p>
              </table:table-cell>
              <table:table-cell office:value-type="float" office:value="49.251421">
                <text:p>49.251421</text:p>
              </table:table-cell>
              <table:table-cell office:value-type="float" office:value="176.303339">
                <text:p>176.303339</text:p>
              </table:table-cell>
              <table:table-cell office:value-type="float" office:value="49.180685">
                <text:p>49.1806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9.595525">
                <text:p>199.595525</text:p>
              </table:table-cell>
              <table:table-cell office:value-type="float" office:value="23.259797">
                <text:p>23.259797</text:p>
              </table:table-cell>
              <table:table-cell office:value-type="float" office:value="176.850366">
                <text:p>176.850366</text:p>
              </table:table-cell>
              <table:table-cell office:value-type="float" office:value="49.262733">
                <text:p>49.262733</text:p>
              </table:table-cell>
              <table:table-cell office:value-type="float" office:value="176.685538">
                <text:p>176.685538</text:p>
              </table:table-cell>
              <table:table-cell office:value-type="float" office:value="49.191997">
                <text:p>49.1919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9.835174">
                <text:p>199.835174</text:p>
              </table:table-cell>
              <table:table-cell office:value-type="float" office:value="23.19594">
                <text:p>23.19594</text:p>
              </table:table-cell>
              <table:table-cell office:value-type="float" office:value="177.233263">
                <text:p>177.233263</text:p>
              </table:table-cell>
              <table:table-cell office:value-type="float" office:value="49.272781">
                <text:p>49.272781</text:p>
              </table:table-cell>
              <table:table-cell office:value-type="float" office:value="177.067902">
                <text:p>177.067902</text:p>
              </table:table-cell>
              <table:table-cell office:value-type="float" office:value="49.202047">
                <text:p>49.2020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0.074471">
                <text:p>200.074471</text:p>
              </table:table-cell>
              <table:table-cell office:value-type="float" office:value="23.131338">
                <text:p>23.131338</text:p>
              </table:table-cell>
              <table:table-cell office:value-type="float" office:value="177.616306">
                <text:p>177.616306</text:p>
              </table:table-cell>
              <table:table-cell office:value-type="float" office:value="49.281565">
                <text:p>49.281565</text:p>
              </table:table-cell>
              <table:table-cell office:value-type="float" office:value="177.450412">
                <text:p>177.450412</text:p>
              </table:table-cell>
              <table:table-cell office:value-type="float" office:value="49.210834">
                <text:p>49.2108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0.313414">
                <text:p>200.313414</text:p>
              </table:table-cell>
              <table:table-cell office:value-type="float" office:value="23.065995">
                <text:p>23.065995</text:p>
              </table:table-cell>
              <table:table-cell office:value-type="float" office:value="177.999476">
                <text:p>177.999476</text:p>
              </table:table-cell>
              <table:table-cell office:value-type="float" office:value="49.289084">
                <text:p>49.289084</text:p>
              </table:table-cell>
              <table:table-cell office:value-type="float" office:value="177.833048">
                <text:p>177.833048</text:p>
              </table:table-cell>
              <table:table-cell office:value-type="float" office:value="49.218358">
                <text:p>49.2183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0.552">
                <text:p>200.552</text:p>
              </table:table-cell>
              <table:table-cell office:value-type="float" office:value="22.999912">
                <text:p>22.999912</text:p>
              </table:table-cell>
              <table:table-cell office:value-type="float" office:value="178.382753">
                <text:p>178.382753</text:p>
              </table:table-cell>
              <table:table-cell office:value-type="float" office:value="49.295337">
                <text:p>49.295337</text:p>
              </table:table-cell>
              <table:table-cell office:value-type="float" office:value="178.215791">
                <text:p>178.215791</text:p>
              </table:table-cell>
              <table:table-cell office:value-type="float" office:value="49.224617">
                <text:p>49.2246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0.790226">
                <text:p>200.790226</text:p>
              </table:table-cell>
              <table:table-cell office:value-type="float" office:value="22.933091">
                <text:p>22.933091</text:p>
              </table:table-cell>
              <table:table-cell office:value-type="float" office:value="178.766117">
                <text:p>178.766117</text:p>
              </table:table-cell>
              <table:table-cell office:value-type="float" office:value="49.300323">
                <text:p>49.300323</text:p>
              </table:table-cell>
              <table:table-cell office:value-type="float" office:value="178.598621">
                <text:p>178.598621</text:p>
              </table:table-cell>
              <table:table-cell office:value-type="float" office:value="49.229612">
                <text:p>49.2296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1.028089">
                <text:p>201.028089</text:p>
              </table:table-cell>
              <table:table-cell office:value-type="float" office:value="22.865535">
                <text:p>22.865535</text:p>
              </table:table-cell>
              <table:table-cell office:value-type="float" office:value="179.149549">
                <text:p>179.149549</text:p>
              </table:table-cell>
              <table:table-cell office:value-type="float" office:value="49.304043">
                <text:p>49.304043</text:p>
              </table:table-cell>
              <table:table-cell office:value-type="float" office:value="178.981518">
                <text:p>178.981518</text:p>
              </table:table-cell>
              <table:table-cell office:value-type="float" office:value="49.233341">
                <text:p>49.23334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1.265587">
                <text:p>201.265587</text:p>
              </table:table-cell>
              <table:table-cell office:value-type="float" office:value="22.797246">
                <text:p>22.797246</text:p>
              </table:table-cell>
              <table:table-cell office:value-type="float" office:value="179.533028">
                <text:p>179.533028</text:p>
              </table:table-cell>
              <table:table-cell office:value-type="float" office:value="49.306494">
                <text:p>49.306494</text:p>
              </table:table-cell>
              <table:table-cell office:value-type="float" office:value="179.364464">
                <text:p>179.364464</text:p>
              </table:table-cell>
              <table:table-cell office:value-type="float" office:value="49.235805">
                <text:p>49.2358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1.502717">
                <text:p>201.502717</text:p>
              </table:table-cell>
              <table:table-cell office:value-type="float" office:value="22.728226">
                <text:p>22.728226</text:p>
              </table:table-cell>
              <table:table-cell office:value-type="float" office:value="179.916536">
                <text:p>179.916536</text:p>
              </table:table-cell>
              <table:table-cell office:value-type="float" office:value="49.307678">
                <text:p>49.307678</text:p>
              </table:table-cell>
              <table:table-cell office:value-type="float" office:value="179.747438">
                <text:p>179.747438</text:p>
              </table:table-cell>
              <table:table-cell office:value-type="float" office:value="49.237003">
                <text:p>49.2370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1.739475">
                <text:p>201.739475</text:p>
              </table:table-cell>
              <table:table-cell office:value-type="float" office:value="22.658478">
                <text:p>22.658478</text:p>
              </table:table-cell>
              <table:table-cell office:value-type="float" office:value="180.300053">
                <text:p>180.300053</text:p>
              </table:table-cell>
              <table:table-cell office:value-type="float" office:value="49.307595">
                <text:p>49.307595</text:p>
              </table:table-cell>
              <table:table-cell office:value-type="float" office:value="180.13042">
                <text:p>180.13042</text:p>
              </table:table-cell>
              <table:table-cell office:value-type="float" office:value="49.236934">
                <text:p>49.2369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1.97586">
                <text:p>201.97586</text:p>
              </table:table-cell>
              <table:table-cell office:value-type="float" office:value="22.588004">
                <text:p>22.588004</text:p>
              </table:table-cell>
              <table:table-cell office:value-type="float" office:value="180.683558">
                <text:p>180.683558</text:p>
              </table:table-cell>
              <table:table-cell office:value-type="float" office:value="49.306243">
                <text:p>49.306243</text:p>
              </table:table-cell>
              <table:table-cell office:value-type="float" office:value="180.513392">
                <text:p>180.513392</text:p>
              </table:table-cell>
              <table:table-cell office:value-type="float" office:value="49.2356">
                <text:p>49.23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2.211869">
                <text:p>202.211869</text:p>
              </table:table-cell>
              <table:table-cell office:value-type="float" office:value="22.516806">
                <text:p>22.516806</text:p>
              </table:table-cell>
              <table:table-cell office:value-type="float" office:value="181.067033">
                <text:p>181.067033</text:p>
              </table:table-cell>
              <table:table-cell office:value-type="float" office:value="49.303624">
                <text:p>49.303624</text:p>
              </table:table-cell>
              <table:table-cell office:value-type="float" office:value="180.896333">
                <text:p>180.896333</text:p>
              </table:table-cell>
              <table:table-cell office:value-type="float" office:value="49.233">
                <text:p>49.2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2.4475">
                <text:p>202.4475</text:p>
              </table:table-cell>
              <table:table-cell office:value-type="float" office:value="22.444887">
                <text:p>22.444887</text:p>
              </table:table-cell>
              <table:table-cell office:value-type="float" office:value="181.450457">
                <text:p>181.450457</text:p>
              </table:table-cell>
              <table:table-cell office:value-type="float" office:value="49.299738">
                <text:p>49.299738</text:p>
              </table:table-cell>
              <table:table-cell office:value-type="float" office:value="181.279224">
                <text:p>181.279224</text:p>
              </table:table-cell>
              <table:table-cell office:value-type="float" office:value="49.229134">
                <text:p>49.2291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2.682749">
                <text:p>202.682749</text:p>
              </table:table-cell>
              <table:table-cell office:value-type="float" office:value="22.372249">
                <text:p>22.372249</text:p>
              </table:table-cell>
              <table:table-cell office:value-type="float" office:value="181.833811">
                <text:p>181.833811</text:p>
              </table:table-cell>
              <table:table-cell office:value-type="float" office:value="49.294585">
                <text:p>49.294585</text:p>
              </table:table-cell>
              <table:table-cell office:value-type="float" office:value="181.662046">
                <text:p>181.662046</text:p>
              </table:table-cell>
              <table:table-cell office:value-type="float" office:value="49.224003">
                <text:p>49.2240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2.917615">
                <text:p>202.917615</text:p>
              </table:table-cell>
              <table:table-cell office:value-type="float" office:value="22.298895">
                <text:p>22.298895</text:p>
              </table:table-cell>
              <table:table-cell office:value-type="float" office:value="182.217074">
                <text:p>182.217074</text:p>
              </table:table-cell>
              <table:table-cell office:value-type="float" office:value="49.288165">
                <text:p>49.288165</text:p>
              </table:table-cell>
              <table:table-cell office:value-type="float" office:value="182.044778">
                <text:p>182.044778</text:p>
              </table:table-cell>
              <table:table-cell office:value-type="float" office:value="49.217607">
                <text:p>49.2176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3.152095">
                <text:p>203.152095</text:p>
              </table:table-cell>
              <table:table-cell office:value-type="float" office:value="22.224826">
                <text:p>22.224826</text:p>
              </table:table-cell>
              <table:table-cell office:value-type="float" office:value="182.600228">
                <text:p>182.600228</text:p>
              </table:table-cell>
              <table:table-cell office:value-type="float" office:value="49.280479">
                <text:p>49.280479</text:p>
              </table:table-cell>
              <table:table-cell office:value-type="float" office:value="182.427401">
                <text:p>182.427401</text:p>
              </table:table-cell>
              <table:table-cell office:value-type="float" office:value="49.209947">
                <text:p>49.2099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3.386187">
                <text:p>203.386187</text:p>
              </table:table-cell>
              <table:table-cell office:value-type="float" office:value="22.150046">
                <text:p>22.150046</text:p>
              </table:table-cell>
              <table:table-cell office:value-type="float" office:value="182.983253">
                <text:p>182.983253</text:p>
              </table:table-cell>
              <table:table-cell office:value-type="float" office:value="49.271529">
                <text:p>49.271529</text:p>
              </table:table-cell>
              <table:table-cell office:value-type="float" office:value="182.809896">
                <text:p>182.809896</text:p>
              </table:table-cell>
              <table:table-cell office:value-type="float" office:value="49.201023">
                <text:p>49.2010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3.619889">
                <text:p>203.619889</text:p>
              </table:table-cell>
              <table:table-cell office:value-type="float" office:value="22.074557">
                <text:p>22.074557</text:p>
              </table:table-cell>
              <table:table-cell office:value-type="float" office:value="183.36613">
                <text:p>183.36613</text:p>
              </table:table-cell>
              <table:table-cell office:value-type="float" office:value="49.261314">
                <text:p>49.261314</text:p>
              </table:table-cell>
              <table:table-cell office:value-type="float" office:value="183.192243">
                <text:p>183.192243</text:p>
              </table:table-cell>
              <table:table-cell office:value-type="float" office:value="49.190837">
                <text:p>49.1908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3.853197">
                <text:p>203.853197</text:p>
              </table:table-cell>
              <table:table-cell office:value-type="float" office:value="21.99836">
                <text:p>21.99836</text:p>
              </table:table-cell>
              <table:table-cell office:value-type="float" office:value="183.748838">
                <text:p>183.748838</text:p>
              </table:table-cell>
              <table:table-cell office:value-type="float" office:value="49.249836">
                <text:p>49.249836</text:p>
              </table:table-cell>
              <table:table-cell office:value-type="float" office:value="183.574423">
                <text:p>183.574423</text:p>
              </table:table-cell>
              <table:table-cell office:value-type="float" office:value="49.179389">
                <text:p>49.1793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4.086111">
                <text:p>204.086111</text:p>
              </table:table-cell>
              <table:table-cell office:value-type="float" office:value="21.92146">
                <text:p>21.92146</text:p>
              </table:table-cell>
              <table:table-cell office:value-type="float" office:value="184.131358">
                <text:p>184.131358</text:p>
              </table:table-cell>
              <table:table-cell office:value-type="float" office:value="49.237095">
                <text:p>49.237095</text:p>
              </table:table-cell>
              <table:table-cell office:value-type="float" office:value="183.956417">
                <text:p>183.956417</text:p>
              </table:table-cell>
              <table:table-cell office:value-type="float" office:value="49.16668">
                <text:p>49.166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4.318628">
                <text:p>204.318628</text:p>
              </table:table-cell>
              <table:table-cell office:value-type="float" office:value="21.843857">
                <text:p>21.843857</text:p>
              </table:table-cell>
              <table:table-cell office:value-type="float" office:value="184.513672">
                <text:p>184.513672</text:p>
              </table:table-cell>
              <table:table-cell office:value-type="float" office:value="49.223094">
                <text:p>49.223094</text:p>
              </table:table-cell>
              <table:table-cell office:value-type="float" office:value="184.338205">
                <text:p>184.338205</text:p>
              </table:table-cell>
              <table:table-cell office:value-type="float" office:value="49.152712">
                <text:p>49.1527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4.550746">
                <text:p>204.550746</text:p>
              </table:table-cell>
              <table:table-cell office:value-type="float" office:value="21.765555">
                <text:p>21.765555</text:p>
              </table:table-cell>
              <table:table-cell office:value-type="float" office:value="184.895759">
                <text:p>184.895759</text:p>
              </table:table-cell>
              <table:table-cell office:value-type="float" office:value="49.207833">
                <text:p>49.207833</text:p>
              </table:table-cell>
              <table:table-cell office:value-type="float" office:value="184.719768">
                <text:p>184.719768</text:p>
              </table:table-cell>
              <table:table-cell office:value-type="float" office:value="49.137486">
                <text:p>49.1374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4.782463">
                <text:p>204.782463</text:p>
              </table:table-cell>
              <table:table-cell office:value-type="float" office:value="21.686556">
                <text:p>21.686556</text:p>
              </table:table-cell>
              <table:table-cell office:value-type="float" office:value="185.277601">
                <text:p>185.277601</text:p>
              </table:table-cell>
              <table:table-cell office:value-type="float" office:value="49.191314">
                <text:p>49.191314</text:p>
              </table:table-cell>
              <table:table-cell office:value-type="float" office:value="185.101086">
                <text:p>185.101086</text:p>
              </table:table-cell>
              <table:table-cell office:value-type="float" office:value="49.121004">
                <text:p>49.1210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5.013776">
                <text:p>205.013776</text:p>
              </table:table-cell>
              <table:table-cell office:value-type="float" office:value="21.606863">
                <text:p>21.606863</text:p>
              </table:table-cell>
              <table:table-cell office:value-type="float" office:value="185.659178">
                <text:p>185.659178</text:p>
              </table:table-cell>
              <table:table-cell office:value-type="float" office:value="49.173538">
                <text:p>49.173538</text:p>
              </table:table-cell>
              <table:table-cell office:value-type="float" office:value="185.482142">
                <text:p>185.482142</text:p>
              </table:table-cell>
              <table:table-cell office:value-type="float" office:value="49.103266">
                <text:p>49.1032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5.244685">
                <text:p>205.244685</text:p>
              </table:table-cell>
              <table:table-cell office:value-type="float" office:value="21.526477">
                <text:p>21.526477</text:p>
              </table:table-cell>
              <table:table-cell office:value-type="float" office:value="186.040473">
                <text:p>186.040473</text:p>
              </table:table-cell>
              <table:table-cell office:value-type="float" office:value="49.154508">
                <text:p>49.154508</text:p>
              </table:table-cell>
              <table:table-cell office:value-type="float" office:value="185.862916">
                <text:p>185.862916</text:p>
              </table:table-cell>
              <table:table-cell office:value-type="float" office:value="49.084275">
                <text:p>49.0842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5.475186">
                <text:p>205.475186</text:p>
              </table:table-cell>
              <table:table-cell office:value-type="float" office:value="21.445403">
                <text:p>21.445403</text:p>
              </table:table-cell>
              <table:table-cell office:value-type="float" office:value="186.421464">
                <text:p>186.421464</text:p>
              </table:table-cell>
              <table:table-cell office:value-type="float" office:value="49.134225">
                <text:p>49.134225</text:p>
              </table:table-cell>
              <table:table-cell office:value-type="float" office:value="186.243389">
                <text:p>186.243389</text:p>
              </table:table-cell>
              <table:table-cell office:value-type="float" office:value="49.064033">
                <text:p>49.0640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5.705279">
                <text:p>205.705279</text:p>
              </table:table-cell>
              <table:table-cell office:value-type="float" office:value="21.363641">
                <text:p>21.363641</text:p>
              </table:table-cell>
              <table:table-cell office:value-type="float" office:value="186.802135">
                <text:p>186.802135</text:p>
              </table:table-cell>
              <table:table-cell office:value-type="float" office:value="49.11269">
                <text:p>49.11269</text:p>
              </table:table-cell>
              <table:table-cell office:value-type="float" office:value="186.623543">
                <text:p>186.623543</text:p>
              </table:table-cell>
              <table:table-cell office:value-type="float" office:value="49.042541">
                <text:p>49.0425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5.934961">
                <text:p>205.934961</text:p>
              </table:table-cell>
              <table:table-cell office:value-type="float" office:value="21.281195">
                <text:p>21.281195</text:p>
              </table:table-cell>
              <table:table-cell office:value-type="float" office:value="187.182466">
                <text:p>187.182466</text:p>
              </table:table-cell>
              <table:table-cell office:value-type="float" office:value="49.089906">
                <text:p>49.089906</text:p>
              </table:table-cell>
              <table:table-cell office:value-type="float" office:value="187.003359">
                <text:p>187.003359</text:p>
              </table:table-cell>
              <table:table-cell office:value-type="float" office:value="49.019801">
                <text:p>49.0198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6.16423">
                <text:p>206.16423</text:p>
              </table:table-cell>
              <table:table-cell office:value-type="float" office:value="21.198067">
                <text:p>21.198067</text:p>
              </table:table-cell>
              <table:table-cell office:value-type="float" office:value="187.562438">
                <text:p>187.562438</text:p>
              </table:table-cell>
              <table:table-cell office:value-type="float" office:value="49.065876">
                <text:p>49.065876</text:p>
              </table:table-cell>
              <table:table-cell office:value-type="float" office:value="187.382818">
                <text:p>187.382818</text:p>
              </table:table-cell>
              <table:table-cell office:value-type="float" office:value="48.995816">
                <text:p>48.9958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6.393086">
                <text:p>206.393086</text:p>
              </table:table-cell>
              <table:table-cell office:value-type="float" office:value="21.11426">
                <text:p>21.11426</text:p>
              </table:table-cell>
              <table:table-cell office:value-type="float" office:value="187.942034">
                <text:p>187.942034</text:p>
              </table:table-cell>
              <table:table-cell office:value-type="float" office:value="49.040601">
                <text:p>49.040601</text:p>
              </table:table-cell>
              <table:table-cell office:value-type="float" office:value="187.761903">
                <text:p>187.761903</text:p>
              </table:table-cell>
              <table:table-cell office:value-type="float" office:value="48.970587">
                <text:p>48.9705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6.621525">
                <text:p>206.621525</text:p>
              </table:table-cell>
              <table:table-cell office:value-type="float" office:value="21.029777">
                <text:p>21.029777</text:p>
              </table:table-cell>
              <table:table-cell office:value-type="float" office:value="188.321236">
                <text:p>188.321236</text:p>
              </table:table-cell>
              <table:table-cell office:value-type="float" office:value="49.014083">
                <text:p>49.014083</text:p>
              </table:table-cell>
              <table:table-cell office:value-type="float" office:value="188.140594">
                <text:p>188.140594</text:p>
              </table:table-cell>
              <table:table-cell office:value-type="float" office:value="48.944118">
                <text:p>48.9441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6.849547">
                <text:p>206.849547</text:p>
              </table:table-cell>
              <table:table-cell office:value-type="float" office:value="20.944619">
                <text:p>20.944619</text:p>
              </table:table-cell>
              <table:table-cell office:value-type="float" office:value="188.700024">
                <text:p>188.700024</text:p>
              </table:table-cell>
              <table:table-cell office:value-type="float" office:value="48.986326">
                <text:p>48.986326</text:p>
              </table:table-cell>
              <table:table-cell office:value-type="float" office:value="188.518875">
                <text:p>188.518875</text:p>
              </table:table-cell>
              <table:table-cell office:value-type="float" office:value="48.91641">
                <text:p>48.916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7.07715">
                <text:p>207.07715</text:p>
              </table:table-cell>
              <table:table-cell office:value-type="float" office:value="20.85879">
                <text:p>20.85879</text:p>
              </table:table-cell>
              <table:table-cell office:value-type="float" office:value="189.078381">
                <text:p>189.078381</text:p>
              </table:table-cell>
              <table:table-cell office:value-type="float" office:value="48.957332">
                <text:p>48.957332</text:p>
              </table:table-cell>
              <table:table-cell office:value-type="float" office:value="188.896727">
                <text:p>188.896727</text:p>
              </table:table-cell>
              <table:table-cell office:value-type="float" office:value="48.887466">
                <text:p>48.8874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7.304333">
                <text:p>207.304333</text:p>
              </table:table-cell>
              <table:table-cell office:value-type="float" office:value="20.772291">
                <text:p>20.772291</text:p>
              </table:table-cell>
              <table:table-cell office:value-type="float" office:value="189.45629">
                <text:p>189.45629</text:p>
              </table:table-cell>
              <table:table-cell office:value-type="float" office:value="48.927103">
                <text:p>48.927103</text:p>
              </table:table-cell>
              <table:table-cell office:value-type="float" office:value="189.274133">
                <text:p>189.274133</text:p>
              </table:table-cell>
              <table:table-cell office:value-type="float" office:value="48.857289">
                <text:p>48.8572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7.531093">
                <text:p>207.531093</text:p>
              </table:table-cell>
              <table:table-cell office:value-type="float" office:value="20.685127">
                <text:p>20.685127</text:p>
              </table:table-cell>
              <table:table-cell office:value-type="float" office:value="189.833732">
                <text:p>189.833732</text:p>
              </table:table-cell>
              <table:table-cell office:value-type="float" office:value="48.895642">
                <text:p>48.895642</text:p>
              </table:table-cell>
              <table:table-cell office:value-type="float" office:value="189.651074">
                <text:p>189.651074</text:p>
              </table:table-cell>
              <table:table-cell office:value-type="float" office:value="48.825882">
                <text:p>48.8258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7.75743">
                <text:p>207.75743</text:p>
              </table:table-cell>
              <table:table-cell office:value-type="float" office:value="20.597299">
                <text:p>20.597299</text:p>
              </table:table-cell>
              <table:table-cell office:value-type="float" office:value="190.210691">
                <text:p>190.210691</text:p>
              </table:table-cell>
              <table:table-cell office:value-type="float" office:value="48.862953">
                <text:p>48.862953</text:p>
              </table:table-cell>
              <table:table-cell office:value-type="float" office:value="190.027534">
                <text:p>190.027534</text:p>
              </table:table-cell>
              <table:table-cell office:value-type="float" office:value="48.793247">
                <text:p>48.7932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7.983342">
                <text:p>207.983342</text:p>
              </table:table-cell>
              <table:table-cell office:value-type="float" office:value="20.508809">
                <text:p>20.508809</text:p>
              </table:table-cell>
              <table:table-cell office:value-type="float" office:value="190.587148">
                <text:p>190.587148</text:p>
              </table:table-cell>
              <table:table-cell office:value-type="float" office:value="48.829038">
                <text:p>48.829038</text:p>
              </table:table-cell>
              <table:table-cell office:value-type="float" office:value="190.403495">
                <text:p>190.403495</text:p>
              </table:table-cell>
              <table:table-cell office:value-type="float" office:value="48.759387">
                <text:p>48.7593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8.208828">
                <text:p>208.208828</text:p>
              </table:table-cell>
              <table:table-cell office:value-type="float" office:value="20.419661">
                <text:p>20.419661</text:p>
              </table:table-cell>
              <table:table-cell office:value-type="float" office:value="190.963087">
                <text:p>190.963087</text:p>
              </table:table-cell>
              <table:table-cell office:value-type="float" office:value="48.7939">
                <text:p>48.7939</text:p>
              </table:table-cell>
              <table:table-cell office:value-type="float" office:value="190.778941">
                <text:p>190.778941</text:p>
              </table:table-cell>
              <table:table-cell office:value-type="float" office:value="48.724307">
                <text:p>48.7243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8.433886">
                <text:p>208.433886</text:p>
              </table:table-cell>
              <table:table-cell office:value-type="float" office:value="20.329858">
                <text:p>20.329858</text:p>
              </table:table-cell>
              <table:table-cell office:value-type="float" office:value="191.338492">
                <text:p>191.338492</text:p>
              </table:table-cell>
              <table:table-cell office:value-type="float" office:value="48.757543">
                <text:p>48.757543</text:p>
              </table:table-cell>
              <table:table-cell office:value-type="float" office:value="191.153854">
                <text:p>191.153854</text:p>
              </table:table-cell>
              <table:table-cell office:value-type="float" office:value="48.688008">
                <text:p>48.6880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8.658515">
                <text:p>208.658515</text:p>
              </table:table-cell>
              <table:table-cell office:value-type="float" office:value="20.239401">
                <text:p>20.239401</text:p>
              </table:table-cell>
              <table:table-cell office:value-type="float" office:value="191.713344">
                <text:p>191.713344</text:p>
              </table:table-cell>
              <table:table-cell office:value-type="float" office:value="48.71997">
                <text:p>48.71997</text:p>
              </table:table-cell>
              <table:table-cell office:value-type="float" office:value="191.528218">
                <text:p>191.528218</text:p>
              </table:table-cell>
              <table:table-cell office:value-type="float" office:value="48.650494">
                <text:p>48.6504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8.882715">
                <text:p>208.882715</text:p>
              </table:table-cell>
              <table:table-cell office:value-type="float" office:value="20.148293">
                <text:p>20.148293</text:p>
              </table:table-cell>
              <table:table-cell office:value-type="float" office:value="192.087629">
                <text:p>192.087629</text:p>
              </table:table-cell>
              <table:table-cell office:value-type="float" office:value="48.681184">
                <text:p>48.681184</text:p>
              </table:table-cell>
              <table:table-cell office:value-type="float" office:value="191.902017">
                <text:p>191.902017</text:p>
              </table:table-cell>
              <table:table-cell office:value-type="float" office:value="48.611769">
                <text:p>48.6117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9.106483">
                <text:p>209.106483</text:p>
              </table:table-cell>
              <table:table-cell office:value-type="float" office:value="20.056538">
                <text:p>20.056538</text:p>
              </table:table-cell>
              <table:table-cell office:value-type="float" office:value="192.461328">
                <text:p>192.461328</text:p>
              </table:table-cell>
              <table:table-cell office:value-type="float" office:value="48.64119">
                <text:p>48.64119</text:p>
              </table:table-cell>
              <table:table-cell office:value-type="float" office:value="192.275233">
                <text:p>192.275233</text:p>
              </table:table-cell>
              <table:table-cell office:value-type="float" office:value="48.571835">
                <text:p>48.5718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9.329818">
                <text:p>209.329818</text:p>
              </table:table-cell>
              <table:table-cell office:value-type="float" office:value="19.964137">
                <text:p>19.964137</text:p>
              </table:table-cell>
              <table:table-cell office:value-type="float" office:value="192.834427">
                <text:p>192.834427</text:p>
              </table:table-cell>
              <table:table-cell office:value-type="float" office:value="48.599989">
                <text:p>48.599989</text:p>
              </table:table-cell>
              <table:table-cell office:value-type="float" office:value="192.647851">
                <text:p>192.647851</text:p>
              </table:table-cell>
              <table:table-cell office:value-type="float" office:value="48.530698">
                <text:p>48.5306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9.552721">
                <text:p>209.552721</text:p>
              </table:table-cell>
              <table:table-cell office:value-type="float" office:value="19.871094">
                <text:p>19.871094</text:p>
              </table:table-cell>
              <table:table-cell office:value-type="float" office:value="193.20691">
                <text:p>193.20691</text:p>
              </table:table-cell>
              <table:table-cell office:value-type="float" office:value="48.557587">
                <text:p>48.557587</text:p>
              </table:table-cell>
              <table:table-cell office:value-type="float" office:value="193.019856">
                <text:p>193.019856</text:p>
              </table:table-cell>
              <table:table-cell office:value-type="float" office:value="48.488359">
                <text:p>48.4883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9.775188">
                <text:p>209.775188</text:p>
              </table:table-cell>
              <table:table-cell office:value-type="float" office:value="19.77741">
                <text:p>19.77741</text:p>
              </table:table-cell>
              <table:table-cell office:value-type="float" office:value="193.57876">
                <text:p>193.57876</text:p>
              </table:table-cell>
              <table:table-cell office:value-type="float" office:value="48.513987">
                <text:p>48.513987</text:p>
              </table:table-cell>
              <table:table-cell office:value-type="float" office:value="193.391231">
                <text:p>193.391231</text:p>
              </table:table-cell>
              <table:table-cell office:value-type="float" office:value="48.444824">
                <text:p>48.4448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9.997221">
                <text:p>209.997221</text:p>
              </table:table-cell>
              <table:table-cell office:value-type="float" office:value="19.683089">
                <text:p>19.683089</text:p>
              </table:table-cell>
              <table:table-cell office:value-type="float" office:value="193.949962">
                <text:p>193.949962</text:p>
              </table:table-cell>
              <table:table-cell office:value-type="float" office:value="48.469193">
                <text:p>48.469193</text:p>
              </table:table-cell>
              <table:table-cell office:value-type="float" office:value="193.761962">
                <text:p>193.761962</text:p>
              </table:table-cell>
              <table:table-cell office:value-type="float" office:value="48.400096">
                <text:p>48.4000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10.218816">
                <text:p>210.218816</text:p>
              </table:table-cell>
              <table:table-cell office:value-type="float" office:value="19.588134">
                <text:p>19.588134</text:p>
              </table:table-cell>
              <table:table-cell office:value-type="float" office:value="194.320501">
                <text:p>194.320501</text:p>
              </table:table-cell>
              <table:table-cell office:value-type="float" office:value="48.423209">
                <text:p>48.423209</text:p>
              </table:table-cell>
              <table:table-cell office:value-type="float" office:value="194.132032">
                <text:p>194.132032</text:p>
              </table:table-cell>
              <table:table-cell office:value-type="float" office:value="48.354178">
                <text:p>48.3541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0.439974">
                <text:p>210.439974</text:p>
              </table:table-cell>
              <table:table-cell office:value-type="float" office:value="19.492547">
                <text:p>19.492547</text:p>
              </table:table-cell>
              <table:table-cell office:value-type="float" office:value="194.690362">
                <text:p>194.690362</text:p>
              </table:table-cell>
              <table:table-cell office:value-type="float" office:value="48.376039">
                <text:p>48.376039</text:p>
              </table:table-cell>
              <table:table-cell office:value-type="float" office:value="194.501427">
                <text:p>194.501427</text:p>
              </table:table-cell>
              <table:table-cell office:value-type="float" office:value="48.307076">
                <text:p>48.3070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10.660694">
                <text:p>210.660694</text:p>
              </table:table-cell>
              <table:table-cell office:value-type="float" office:value="19.39633">
                <text:p>19.39633</text:p>
              </table:table-cell>
              <table:table-cell office:value-type="float" office:value="195.059531">
                <text:p>195.059531</text:p>
              </table:table-cell>
              <table:table-cell office:value-type="float" office:value="48.327688">
                <text:p>48.327688</text:p>
              </table:table-cell>
              <table:table-cell office:value-type="float" office:value="194.870132">
                <text:p>194.870132</text:p>
              </table:table-cell>
              <table:table-cell office:value-type="float" office:value="48.258793">
                <text:p>48.2587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10.880975">
                <text:p>210.880975</text:p>
              </table:table-cell>
              <table:table-cell office:value-type="float" office:value="19.299486">
                <text:p>19.299486</text:p>
              </table:table-cell>
              <table:table-cell office:value-type="float" office:value="195.427992">
                <text:p>195.427992</text:p>
              </table:table-cell>
              <table:table-cell office:value-type="float" office:value="48.278158">
                <text:p>48.278158</text:p>
              </table:table-cell>
              <table:table-cell office:value-type="float" office:value="195.238133">
                <text:p>195.238133</text:p>
              </table:table-cell>
              <table:table-cell office:value-type="float" office:value="48.209333">
                <text:p>48.2093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11.100816">
                <text:p>211.100816</text:p>
              </table:table-cell>
              <table:table-cell office:value-type="float" office:value="19.202019">
                <text:p>19.202019</text:p>
              </table:table-cell>
              <table:table-cell office:value-type="float" office:value="195.795731">
                <text:p>195.795731</text:p>
              </table:table-cell>
              <table:table-cell office:value-type="float" office:value="48.227456">
                <text:p>48.227456</text:p>
              </table:table-cell>
              <table:table-cell office:value-type="float" office:value="195.605416">
                <text:p>195.605416</text:p>
              </table:table-cell>
              <table:table-cell office:value-type="float" office:value="48.158701">
                <text:p>48.1587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11.320216">
                <text:p>211.320216</text:p>
              </table:table-cell>
              <table:table-cell office:value-type="float" office:value="19.10393">
                <text:p>19.10393</text:p>
              </table:table-cell>
              <table:table-cell office:value-type="float" office:value="196.162734">
                <text:p>196.162734</text:p>
              </table:table-cell>
              <table:table-cell office:value-type="float" office:value="48.175584">
                <text:p>48.175584</text:p>
              </table:table-cell>
              <table:table-cell office:value-type="float" office:value="195.971965">
                <text:p>195.971965</text:p>
              </table:table-cell>
              <table:table-cell office:value-type="float" office:value="48.1069">
                <text:p>48.10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11.539175">
                <text:p>211.539175</text:p>
              </table:table-cell>
              <table:table-cell office:value-type="float" office:value="19.005223">
                <text:p>19.005223</text:p>
              </table:table-cell>
              <table:table-cell office:value-type="float" office:value="196.528988">
                <text:p>196.528988</text:p>
              </table:table-cell>
              <table:table-cell office:value-type="float" office:value="48.122548">
                <text:p>48.122548</text:p>
              </table:table-cell>
              <table:table-cell office:value-type="float" office:value="196.337769">
                <text:p>196.337769</text:p>
              </table:table-cell>
              <table:table-cell office:value-type="float" office:value="48.053937">
                <text:p>48.0539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11.757692">
                <text:p>211.757692</text:p>
              </table:table-cell>
              <table:table-cell office:value-type="float" office:value="18.9059">
                <text:p>18.9059</text:p>
              </table:table-cell>
              <table:table-cell office:value-type="float" office:value="196.894479">
                <text:p>196.894479</text:p>
              </table:table-cell>
              <table:table-cell office:value-type="float" office:value="48.068353">
                <text:p>48.068353</text:p>
              </table:table-cell>
              <table:table-cell office:value-type="float" office:value="196.702812">
                <text:p>196.702812</text:p>
              </table:table-cell>
              <table:table-cell office:value-type="float" office:value="47.999814">
                <text:p>47.9998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11.975766">
                <text:p>211.975766</text:p>
              </table:table-cell>
              <table:table-cell office:value-type="float" office:value="18.805963">
                <text:p>18.805963</text:p>
              </table:table-cell>
              <table:table-cell office:value-type="float" office:value="197.259192">
                <text:p>197.259192</text:p>
              </table:table-cell>
              <table:table-cell office:value-type="float" office:value="48.013002">
                <text:p>48.013002</text:p>
              </table:table-cell>
              <table:table-cell office:value-type="float" office:value="197.067082">
                <text:p>197.067082</text:p>
              </table:table-cell>
              <table:table-cell office:value-type="float" office:value="47.944537">
                <text:p>47.9445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12.193397">
                <text:p>212.193397</text:p>
              </table:table-cell>
              <table:table-cell office:value-type="float" office:value="18.705416">
                <text:p>18.705416</text:p>
              </table:table-cell>
              <table:table-cell office:value-type="float" office:value="197.623116">
                <text:p>197.623116</text:p>
              </table:table-cell>
              <table:table-cell office:value-type="float" office:value="47.956501">
                <text:p>47.956501</text:p>
              </table:table-cell>
              <table:table-cell office:value-type="float" office:value="197.430565">
                <text:p>197.430565</text:p>
              </table:table-cell>
              <table:table-cell office:value-type="float" office:value="47.88811">
                <text:p>47.888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12.410583">
                <text:p>212.410583</text:p>
              </table:table-cell>
              <table:table-cell office:value-type="float" office:value="18.604262">
                <text:p>18.604262</text:p>
              </table:table-cell>
              <table:table-cell office:value-type="float" office:value="197.986238">
                <text:p>197.986238</text:p>
              </table:table-cell>
              <table:table-cell office:value-type="float" office:value="47.898855">
                <text:p>47.898855</text:p>
              </table:table-cell>
              <table:table-cell office:value-type="float" office:value="197.793249">
                <text:p>197.793249</text:p>
              </table:table-cell>
              <table:table-cell office:value-type="float" office:value="47.830539">
                <text:p>47.8305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2.627326">
                <text:p>212.627326</text:p>
              </table:table-cell>
              <table:table-cell office:value-type="float" office:value="18.502502">
                <text:p>18.502502</text:p>
              </table:table-cell>
              <table:table-cell office:value-type="float" office:value="198.348544">
                <text:p>198.348544</text:p>
              </table:table-cell>
              <table:table-cell office:value-type="float" office:value="47.840068">
                <text:p>47.840068</text:p>
              </table:table-cell>
              <table:table-cell office:value-type="float" office:value="198.155121">
                <text:p>198.155121</text:p>
              </table:table-cell>
              <table:table-cell office:value-type="float" office:value="47.771827">
                <text:p>47.7718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2.843624">
                <text:p>212.843624</text:p>
              </table:table-cell>
              <table:table-cell office:value-type="float" office:value="18.400139">
                <text:p>18.400139</text:p>
              </table:table-cell>
              <table:table-cell office:value-type="float" office:value="198.710023">
                <text:p>198.710023</text:p>
              </table:table-cell>
              <table:table-cell office:value-type="float" office:value="47.780145">
                <text:p>47.780145</text:p>
              </table:table-cell>
              <table:table-cell office:value-type="float" office:value="198.516169">
                <text:p>198.516169</text:p>
              </table:table-cell>
              <table:table-cell office:value-type="float" office:value="47.71198">
                <text:p>47.711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13.059476">
                <text:p>213.059476</text:p>
              </table:table-cell>
              <table:table-cell office:value-type="float" office:value="18.297177">
                <text:p>18.297177</text:p>
              </table:table-cell>
              <table:table-cell office:value-type="float" office:value="199.070662">
                <text:p>199.070662</text:p>
              </table:table-cell>
              <table:table-cell office:value-type="float" office:value="47.719091">
                <text:p>47.719091</text:p>
              </table:table-cell>
              <table:table-cell office:value-type="float" office:value="198.876381">
                <text:p>198.876381</text:p>
              </table:table-cell>
              <table:table-cell office:value-type="float" office:value="47.651003">
                <text:p>47.6510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13.274883">
                <text:p>213.274883</text:p>
              </table:table-cell>
              <table:table-cell office:value-type="float" office:value="18.193618">
                <text:p>18.193618</text:p>
              </table:table-cell>
              <table:table-cell office:value-type="float" office:value="199.43045">
                <text:p>199.43045</text:p>
              </table:table-cell>
              <table:table-cell office:value-type="float" office:value="47.656911">
                <text:p>47.656911</text:p>
              </table:table-cell>
              <table:table-cell office:value-type="float" office:value="199.235745">
                <text:p>199.235745</text:p>
              </table:table-cell>
              <table:table-cell office:value-type="float" office:value="47.588901">
                <text:p>47.5889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13.489843">
                <text:p>213.489843</text:p>
              </table:table-cell>
              <table:table-cell office:value-type="float" office:value="18.089464">
                <text:p>18.089464</text:p>
              </table:table-cell>
              <table:table-cell office:value-type="float" office:value="199.789375">
                <text:p>199.789375</text:p>
              </table:table-cell>
              <table:table-cell office:value-type="float" office:value="47.593611">
                <text:p>47.593611</text:p>
              </table:table-cell>
              <table:table-cell office:value-type="float" office:value="199.59425">
                <text:p>199.59425</text:p>
              </table:table-cell>
              <table:table-cell office:value-type="float" office:value="47.525679">
                <text:p>47.5256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13.704357">
                <text:p>213.704357</text:p>
              </table:table-cell>
              <table:table-cell office:value-type="float" office:value="17.984719">
                <text:p>17.984719</text:p>
              </table:table-cell>
              <table:table-cell office:value-type="float" office:value="200.147425">
                <text:p>200.147425</text:p>
              </table:table-cell>
              <table:table-cell office:value-type="float" office:value="47.529196">
                <text:p>47.529196</text:p>
              </table:table-cell>
              <table:table-cell office:value-type="float" office:value="199.951883">
                <text:p>199.951883</text:p>
              </table:table-cell>
              <table:table-cell office:value-type="float" office:value="47.461343">
                <text:p>47.4613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3.918425">
                <text:p>213.918425</text:p>
              </table:table-cell>
              <table:table-cell office:value-type="float" office:value="17.879385">
                <text:p>17.879385</text:p>
              </table:table-cell>
              <table:table-cell office:value-type="float" office:value="200.504591">
                <text:p>200.504591</text:p>
              </table:table-cell>
              <table:table-cell office:value-type="float" office:value="47.46367">
                <text:p>47.46367</text:p>
              </table:table-cell>
              <table:table-cell office:value-type="float" office:value="200.308635">
                <text:p>200.308635</text:p>
              </table:table-cell>
              <table:table-cell office:value-type="float" office:value="47.395896">
                <text:p>47.3958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4.132046">
                <text:p>214.132046</text:p>
              </table:table-cell>
              <table:table-cell office:value-type="float" office:value="17.773464">
                <text:p>17.773464</text:p>
              </table:table-cell>
              <table:table-cell office:value-type="float" office:value="200.86086">
                <text:p>200.86086</text:p>
              </table:table-cell>
              <table:table-cell office:value-type="float" office:value="47.39704">
                <text:p>47.39704</text:p>
              </table:table-cell>
              <table:table-cell office:value-type="float" office:value="200.664494">
                <text:p>200.664494</text:p>
              </table:table-cell>
              <table:table-cell office:value-type="float" office:value="47.329346">
                <text:p>47.3293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4.345219">
                <text:p>214.345219</text:p>
              </table:table-cell>
              <table:table-cell office:value-type="float" office:value="17.66696">
                <text:p>17.66696</text:p>
              </table:table-cell>
              <table:table-cell office:value-type="float" office:value="201.216222">
                <text:p>201.216222</text:p>
              </table:table-cell>
              <table:table-cell office:value-type="float" office:value="47.32931">
                <text:p>47.32931</text:p>
              </table:table-cell>
              <table:table-cell office:value-type="float" office:value="201.019449">
                <text:p>201.019449</text:p>
              </table:table-cell>
              <table:table-cell office:value-type="float" office:value="47.261696">
                <text:p>47.2616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4.557946">
                <text:p>214.557946</text:p>
              </table:table-cell>
              <table:table-cell office:value-type="float" office:value="17.559875">
                <text:p>17.559875</text:p>
              </table:table-cell>
              <table:table-cell office:value-type="float" office:value="201.570667">
                <text:p>201.570667</text:p>
              </table:table-cell>
              <table:table-cell office:value-type="float" office:value="47.260486">
                <text:p>47.260486</text:p>
              </table:table-cell>
              <table:table-cell office:value-type="float" office:value="201.373492">
                <text:p>201.373492</text:p>
              </table:table-cell>
              <table:table-cell office:value-type="float" office:value="47.192953">
                <text:p>47.19295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4.770225">
                <text:p>214.770225</text:p>
              </table:table-cell>
              <table:table-cell office:value-type="float" office:value="17.452212">
                <text:p>17.452212</text:p>
              </table:table-cell>
              <table:table-cell office:value-type="float" office:value="201.924186">
                <text:p>201.924186</text:p>
              </table:table-cell>
              <table:table-cell office:value-type="float" office:value="47.190574">
                <text:p>47.190574</text:p>
              </table:table-cell>
              <table:table-cell office:value-type="float" office:value="201.726611">
                <text:p>201.726611</text:p>
              </table:table-cell>
              <table:table-cell office:value-type="float" office:value="47.123121">
                <text:p>47.1231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4.982056">
                <text:p>214.982056</text:p>
              </table:table-cell>
              <table:table-cell office:value-type="float" office:value="17.343973">
                <text:p>17.343973</text:p>
              </table:table-cell>
              <table:table-cell office:value-type="float" office:value="202.276767">
                <text:p>202.276767</text:p>
              </table:table-cell>
              <table:table-cell office:value-type="float" office:value="47.119579">
                <text:p>47.119579</text:p>
              </table:table-cell>
              <table:table-cell office:value-type="float" office:value="202.078796">
                <text:p>202.078796</text:p>
              </table:table-cell>
              <table:table-cell office:value-type="float" office:value="47.052207">
                <text:p>47.0522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5.19344">
                <text:p>215.19344</text:p>
              </table:table-cell>
              <table:table-cell office:value-type="float" office:value="17.235161">
                <text:p>17.235161</text:p>
              </table:table-cell>
              <table:table-cell office:value-type="float" office:value="202.628403">
                <text:p>202.628403</text:p>
              </table:table-cell>
              <table:table-cell office:value-type="float" office:value="47.047506">
                <text:p>47.047506</text:p>
              </table:table-cell>
              <table:table-cell office:value-type="float" office:value="202.43004">
                <text:p>202.43004</text:p>
              </table:table-cell>
              <table:table-cell office:value-type="float" office:value="46.980216">
                <text:p>46.9802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5.404376">
                <text:p>215.404376</text:p>
              </table:table-cell>
              <table:table-cell office:value-type="float" office:value="17.12578">
                <text:p>17.12578</text:p>
              </table:table-cell>
              <table:table-cell office:value-type="float" office:value="202.979083">
                <text:p>202.979083</text:p>
              </table:table-cell>
              <table:table-cell office:value-type="float" office:value="46.974361">
                <text:p>46.974361</text:p>
              </table:table-cell>
              <table:table-cell office:value-type="float" office:value="202.780331">
                <text:p>202.780331</text:p>
              </table:table-cell>
              <table:table-cell office:value-type="float" office:value="46.907153">
                <text:p>46.9071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5.614864">
                <text:p>215.614864</text:p>
              </table:table-cell>
              <table:table-cell office:value-type="float" office:value="17.015831">
                <text:p>17.015831</text:p>
              </table:table-cell>
              <table:table-cell office:value-type="float" office:value="203.328799">
                <text:p>203.328799</text:p>
              </table:table-cell>
              <table:table-cell office:value-type="float" office:value="46.900151">
                <text:p>46.900151</text:p>
              </table:table-cell>
              <table:table-cell office:value-type="float" office:value="203.129662">
                <text:p>203.129662</text:p>
              </table:table-cell>
              <table:table-cell office:value-type="float" office:value="46.833025">
                <text:p>46.8330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5.824905">
                <text:p>215.824905</text:p>
              </table:table-cell>
              <table:table-cell office:value-type="float" office:value="16.905317">
                <text:p>16.905317</text:p>
              </table:table-cell>
              <table:table-cell office:value-type="float" office:value="203.677543">
                <text:p>203.677543</text:p>
              </table:table-cell>
              <table:table-cell office:value-type="float" office:value="46.824879">
                <text:p>46.824879</text:p>
              </table:table-cell>
              <table:table-cell office:value-type="float" office:value="203.478023">
                <text:p>203.478023</text:p>
              </table:table-cell>
              <table:table-cell office:value-type="float" office:value="46.757836">
                <text:p>46.7578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6.034499">
                <text:p>216.034499</text:p>
              </table:table-cell>
              <table:table-cell office:value-type="float" office:value="16.794241">
                <text:p>16.794241</text:p>
              </table:table-cell>
              <table:table-cell office:value-type="float" office:value="204.025304">
                <text:p>204.025304</text:p>
              </table:table-cell>
              <table:table-cell office:value-type="float" office:value="46.748554">
                <text:p>46.748554</text:p>
              </table:table-cell>
              <table:table-cell office:value-type="float" office:value="203.825407">
                <text:p>203.825407</text:p>
              </table:table-cell>
              <table:table-cell office:value-type="float" office:value="46.681593">
                <text:p>46.6815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6.243645">
                <text:p>216.243645</text:p>
              </table:table-cell>
              <table:table-cell office:value-type="float" office:value="16.682606">
                <text:p>16.682606</text:p>
              </table:table-cell>
              <table:table-cell office:value-type="float" office:value="204.372077">
                <text:p>204.372077</text:p>
              </table:table-cell>
              <table:table-cell office:value-type="float" office:value="46.671179">
                <text:p>46.671179</text:p>
              </table:table-cell>
              <table:table-cell office:value-type="float" office:value="204.171804">
                <text:p>204.171804</text:p>
              </table:table-cell>
              <table:table-cell office:value-type="float" office:value="46.604302">
                <text:p>46.6043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6.452343">
                <text:p>216.452343</text:p>
              </table:table-cell>
              <table:table-cell office:value-type="float" office:value="16.570414">
                <text:p>16.570414</text:p>
              </table:table-cell>
              <table:table-cell office:value-type="float" office:value="204.717852">
                <text:p>204.717852</text:p>
              </table:table-cell>
              <table:table-cell office:value-type="float" office:value="46.592761">
                <text:p>46.592761</text:p>
              </table:table-cell>
              <table:table-cell office:value-type="float" office:value="204.517208">
                <text:p>204.517208</text:p>
              </table:table-cell>
              <table:table-cell office:value-type="float" office:value="46.525967">
                <text:p>46.5259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.660595">
                <text:p>216.660595</text:p>
              </table:table-cell>
              <table:table-cell office:value-type="float" office:value="16.457668">
                <text:p>16.457668</text:p>
              </table:table-cell>
              <table:table-cell office:value-type="float" office:value="205.062622">
                <text:p>205.062622</text:p>
              </table:table-cell>
              <table:table-cell office:value-type="float" office:value="46.513306">
                <text:p>46.513306</text:p>
              </table:table-cell>
              <table:table-cell office:value-type="float" office:value="204.86161">
                <text:p>204.86161</text:p>
              </table:table-cell>
              <table:table-cell office:value-type="float" office:value="46.446596">
                <text:p>46.4465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6.8684">
                <text:p>216.8684</text:p>
              </table:table-cell>
              <table:table-cell office:value-type="float" office:value="16.344371">
                <text:p>16.344371</text:p>
              </table:table-cell>
              <table:table-cell office:value-type="float" office:value="205.406379">
                <text:p>205.406379</text:p>
              </table:table-cell>
              <table:table-cell office:value-type="float" office:value="46.43282">
                <text:p>46.43282</text:p>
              </table:table-cell>
              <table:table-cell office:value-type="float" office:value="205.205004">
                <text:p>205.205004</text:p>
              </table:table-cell>
              <table:table-cell office:value-type="float" office:value="46.366193">
                <text:p>46.3661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.075758">
                <text:p>217.075758</text:p>
              </table:table-cell>
              <table:table-cell office:value-type="float" office:value="16.230525">
                <text:p>16.230525</text:p>
              </table:table-cell>
              <table:table-cell office:value-type="float" office:value="205.749117">
                <text:p>205.749117</text:p>
              </table:table-cell>
              <table:table-cell office:value-type="float" office:value="46.351309">
                <text:p>46.351309</text:p>
              </table:table-cell>
              <table:table-cell office:value-type="float" office:value="205.547381">
                <text:p>205.547381</text:p>
              </table:table-cell>
              <table:table-cell office:value-type="float" office:value="46.284765">
                <text:p>46.2847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7.282669">
                <text:p>217.282669</text:p>
              </table:table-cell>
              <table:table-cell office:value-type="float" office:value="16.116133">
                <text:p>16.116133</text:p>
              </table:table-cell>
              <table:table-cell office:value-type="float" office:value="206.090829">
                <text:p>206.090829</text:p>
              </table:table-cell>
              <table:table-cell office:value-type="float" office:value="46.268778">
                <text:p>46.268778</text:p>
              </table:table-cell>
              <table:table-cell office:value-type="float" office:value="205.888736">
                <text:p>205.888736</text:p>
              </table:table-cell>
              <table:table-cell office:value-type="float" office:value="46.202318">
                <text:p>46.2023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7.489135">
                <text:p>217.489135</text:p>
              </table:table-cell>
              <table:table-cell office:value-type="float" office:value="16.001198">
                <text:p>16.001198</text:p>
              </table:table-cell>
              <table:table-cell office:value-type="float" office:value="206.431507">
                <text:p>206.431507</text:p>
              </table:table-cell>
              <table:table-cell office:value-type="float" office:value="46.185234">
                <text:p>46.185234</text:p>
              </table:table-cell>
              <table:table-cell office:value-type="float" office:value="206.229061">
                <text:p>206.229061</text:p>
              </table:table-cell>
              <table:table-cell office:value-type="float" office:value="46.118858">
                <text:p>46.1188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7.695155">
                <text:p>217.695155</text:p>
              </table:table-cell>
              <table:table-cell office:value-type="float" office:value="15.885722">
                <text:p>15.885722</text:p>
              </table:table-cell>
              <table:table-cell office:value-type="float" office:value="206.771147">
                <text:p>206.771147</text:p>
              </table:table-cell>
              <table:table-cell office:value-type="float" office:value="46.100683">
                <text:p>46.100683</text:p>
              </table:table-cell>
              <table:table-cell office:value-type="float" office:value="206.568351">
                <text:p>206.568351</text:p>
              </table:table-cell>
              <table:table-cell office:value-type="float" office:value="46.03439">
                <text:p>46.034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7.900729">
                <text:p>217.900729</text:p>
              </table:table-cell>
              <table:table-cell office:value-type="float" office:value="15.769708">
                <text:p>15.769708</text:p>
              </table:table-cell>
              <table:table-cell office:value-type="float" office:value="207.109741">
                <text:p>207.109741</text:p>
              </table:table-cell>
              <table:table-cell office:value-type="float" office:value="46.01513">
                <text:p>46.01513</text:p>
              </table:table-cell>
              <table:table-cell office:value-type="float" office:value="206.906598">
                <text:p>206.906598</text:p>
              </table:table-cell>
              <table:table-cell office:value-type="float" office:value="45.948921">
                <text:p>45.9489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8.105859">
                <text:p>218.105859</text:p>
              </table:table-cell>
              <table:table-cell office:value-type="float" office:value="15.653159">
                <text:p>15.653159</text:p>
              </table:table-cell>
              <table:table-cell office:value-type="float" office:value="207.447283">
                <text:p>207.447283</text:p>
              </table:table-cell>
              <table:table-cell office:value-type="float" office:value="45.928582">
                <text:p>45.928582</text:p>
              </table:table-cell>
              <table:table-cell office:value-type="float" office:value="207.243798">
                <text:p>207.243798</text:p>
              </table:table-cell>
              <table:table-cell office:value-type="float" office:value="45.862457">
                <text:p>45.8624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18.310544">
                <text:p>218.310544</text:p>
              </table:table-cell>
              <table:table-cell office:value-type="float" office:value="15.536077">
                <text:p>15.536077</text:p>
              </table:table-cell>
              <table:table-cell office:value-type="float" office:value="207.783769">
                <text:p>207.783769</text:p>
              </table:table-cell>
              <table:table-cell office:value-type="float" office:value="45.841045">
                <text:p>45.841045</text:p>
              </table:table-cell>
              <table:table-cell office:value-type="float" office:value="207.579944">
                <text:p>207.579944</text:p>
              </table:table-cell>
              <table:table-cell office:value-type="float" office:value="45.775004">
                <text:p>45.7750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18.514784">
                <text:p>218.514784</text:p>
              </table:table-cell>
              <table:table-cell office:value-type="float" office:value="15.418465">
                <text:p>15.418465</text:p>
              </table:table-cell>
              <table:table-cell office:value-type="float" office:value="208.119193">
                <text:p>208.119193</text:p>
              </table:table-cell>
              <table:table-cell office:value-type="float" office:value="45.752526">
                <text:p>45.752526</text:p>
              </table:table-cell>
              <table:table-cell office:value-type="float" office:value="207.915031">
                <text:p>207.915031</text:p>
              </table:table-cell>
              <table:table-cell office:value-type="float" office:value="45.686568">
                <text:p>45.6865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18.718581">
                <text:p>218.718581</text:p>
              </table:table-cell>
              <table:table-cell office:value-type="float" office:value="15.300325">
                <text:p>15.300325</text:p>
              </table:table-cell>
              <table:table-cell office:value-type="float" office:value="208.453549">
                <text:p>208.453549</text:p>
              </table:table-cell>
              <table:table-cell office:value-type="float" office:value="45.663029">
                <text:p>45.663029</text:p>
              </table:table-cell>
              <table:table-cell office:value-type="float" office:value="208.249055">
                <text:p>208.249055</text:p>
              </table:table-cell>
              <table:table-cell office:value-type="float" office:value="45.597155">
                <text:p>45.5971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18.921935">
                <text:p>218.921935</text:p>
              </table:table-cell>
              <table:table-cell office:value-type="float" office:value="15.181661">
                <text:p>15.181661</text:p>
              </table:table-cell>
              <table:table-cell office:value-type="float" office:value="208.786833">
                <text:p>208.786833</text:p>
              </table:table-cell>
              <table:table-cell office:value-type="float" office:value="45.572562">
                <text:p>45.572562</text:p>
              </table:table-cell>
              <table:table-cell office:value-type="float" office:value="208.58201">
                <text:p>208.58201</text:p>
              </table:table-cell>
              <table:table-cell office:value-type="float" office:value="45.506771">
                <text:p>45.5067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9.124847">
                <text:p>219.124847</text:p>
              </table:table-cell>
              <table:table-cell office:value-type="float" office:value="15.062475">
                <text:p>15.062475</text:p>
              </table:table-cell>
              <table:table-cell office:value-type="float" office:value="209.119041">
                <text:p>209.119041</text:p>
              </table:table-cell>
              <table:table-cell office:value-type="float" office:value="45.481131">
                <text:p>45.481131</text:p>
              </table:table-cell>
              <table:table-cell office:value-type="float" office:value="208.913891">
                <text:p>208.913891</text:p>
              </table:table-cell>
              <table:table-cell office:value-type="float" office:value="45.415422">
                <text:p>45.4154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9.327316">
                <text:p>219.327316</text:p>
              </table:table-cell>
              <table:table-cell office:value-type="float" office:value="14.942769">
                <text:p>14.942769</text:p>
              </table:table-cell>
              <table:table-cell office:value-type="float" office:value="209.450167">
                <text:p>209.450167</text:p>
              </table:table-cell>
              <table:table-cell office:value-type="float" office:value="45.388741">
                <text:p>45.388741</text:p>
              </table:table-cell>
              <table:table-cell office:value-type="float" office:value="209.244695">
                <text:p>209.244695</text:p>
              </table:table-cell>
              <table:table-cell office:value-type="float" office:value="45.323116">
                <text:p>45.3231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9.529344">
                <text:p>219.529344</text:p>
              </table:table-cell>
              <table:table-cell office:value-type="float" office:value="14.822547">
                <text:p>14.822547</text:p>
              </table:table-cell>
              <table:table-cell office:value-type="float" office:value="209.780208">
                <text:p>209.780208</text:p>
              </table:table-cell>
              <table:table-cell office:value-type="float" office:value="45.295399">
                <text:p>45.295399</text:p>
              </table:table-cell>
              <table:table-cell office:value-type="float" office:value="209.574417">
                <text:p>209.574417</text:p>
              </table:table-cell>
              <table:table-cell office:value-type="float" office:value="45.229857">
                <text:p>45.2298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9.730931">
                <text:p>219.730931</text:p>
              </table:table-cell>
              <table:table-cell office:value-type="float" office:value="14.70181">
                <text:p>14.70181</text:p>
              </table:table-cell>
              <table:table-cell office:value-type="float" office:value="210.109159">
                <text:p>210.109159</text:p>
              </table:table-cell>
              <table:table-cell office:value-type="float" office:value="45.201111">
                <text:p>45.201111</text:p>
              </table:table-cell>
              <table:table-cell office:value-type="float" office:value="209.903052">
                <text:p>209.903052</text:p>
              </table:table-cell>
              <table:table-cell office:value-type="float" office:value="45.135652">
                <text:p>45.1356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9.932078">
                <text:p>219.932078</text:p>
              </table:table-cell>
              <table:table-cell office:value-type="float" office:value="14.580561">
                <text:p>14.580561</text:p>
              </table:table-cell>
              <table:table-cell office:value-type="float" office:value="210.437018">
                <text:p>210.437018</text:p>
              </table:table-cell>
              <table:table-cell office:value-type="float" office:value="45.105884">
                <text:p>45.105884</text:p>
              </table:table-cell>
              <table:table-cell office:value-type="float" office:value="210.230598">
                <text:p>210.230598</text:p>
              </table:table-cell>
              <table:table-cell office:value-type="float" office:value="45.040507">
                <text:p>45.0405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0.132785">
                <text:p>220.132785</text:p>
              </table:table-cell>
              <table:table-cell office:value-type="float" office:value="14.458804">
                <text:p>14.458804</text:p>
              </table:table-cell>
              <table:table-cell office:value-type="float" office:value="210.76378">
                <text:p>210.76378</text:p>
              </table:table-cell>
              <table:table-cell office:value-type="float" office:value="45.009724">
                <text:p>45.009724</text:p>
              </table:table-cell>
              <table:table-cell office:value-type="float" office:value="210.557051">
                <text:p>210.557051</text:p>
              </table:table-cell>
              <table:table-cell office:value-type="float" office:value="44.944428">
                <text:p>44.94442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0.333054">
                <text:p>220.333054</text:p>
              </table:table-cell>
              <table:table-cell office:value-type="float" office:value="14.33654">
                <text:p>14.33654</text:p>
              </table:table-cell>
              <table:table-cell office:value-type="float" office:value="211.089442">
                <text:p>211.089442</text:p>
              </table:table-cell>
              <table:table-cell office:value-type="float" office:value="44.912636">
                <text:p>44.912636</text:p>
              </table:table-cell>
              <table:table-cell office:value-type="float" office:value="210.882408">
                <text:p>210.882408</text:p>
              </table:table-cell>
              <table:table-cell office:value-type="float" office:value="44.847423">
                <text:p>44.8474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0.532884">
                <text:p>220.532884</text:p>
              </table:table-cell>
              <table:table-cell office:value-type="float" office:value="14.213772">
                <text:p>14.213772</text:p>
              </table:table-cell>
              <table:table-cell office:value-type="float" office:value="211.414002">
                <text:p>211.414002</text:p>
              </table:table-cell>
              <table:table-cell office:value-type="float" office:value="44.814628">
                <text:p>44.814628</text:p>
              </table:table-cell>
              <table:table-cell office:value-type="float" office:value="211.206665">
                <text:p>211.206665</text:p>
              </table:table-cell>
              <table:table-cell office:value-type="float" office:value="44.749496">
                <text:p>44.7494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0.732278">
                <text:p>220.732278</text:p>
              </table:table-cell>
              <table:table-cell office:value-type="float" office:value="14.090503">
                <text:p>14.090503</text:p>
              </table:table-cell>
              <table:table-cell office:value-type="float" office:value="211.737456">
                <text:p>211.737456</text:p>
              </table:table-cell>
              <table:table-cell office:value-type="float" office:value="44.715706">
                <text:p>44.715706</text:p>
              </table:table-cell>
              <table:table-cell office:value-type="float" office:value="211.529819">
                <text:p>211.529819</text:p>
              </table:table-cell>
              <table:table-cell office:value-type="float" office:value="44.650654">
                <text:p>44.6506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0.931235">
                <text:p>220.931235</text:p>
              </table:table-cell>
              <table:table-cell office:value-type="float" office:value="13.966735">
                <text:p>13.966735</text:p>
              </table:table-cell>
              <table:table-cell office:value-type="float" office:value="212.059802">
                <text:p>212.059802</text:p>
              </table:table-cell>
              <table:table-cell office:value-type="float" office:value="44.615875">
                <text:p>44.615875</text:p>
              </table:table-cell>
              <table:table-cell office:value-type="float" office:value="211.851869">
                <text:p>211.851869</text:p>
              </table:table-cell>
              <table:table-cell office:value-type="float" office:value="44.550904">
                <text:p>44.5509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1.129756">
                <text:p>221.129756</text:p>
              </table:table-cell>
              <table:table-cell office:value-type="float" office:value="13.842471">
                <text:p>13.842471</text:p>
              </table:table-cell>
              <table:table-cell office:value-type="float" office:value="212.381038">
                <text:p>212.381038</text:p>
              </table:table-cell>
              <table:table-cell office:value-type="float" office:value="44.515142">
                <text:p>44.515142</text:p>
              </table:table-cell>
              <table:table-cell office:value-type="float" office:value="212.172812">
                <text:p>212.172812</text:p>
              </table:table-cell>
              <table:table-cell office:value-type="float" office:value="44.450252">
                <text:p>44.4502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1.327842">
                <text:p>221.327842</text:p>
              </table:table-cell>
              <table:table-cell office:value-type="float" office:value="13.717714">
                <text:p>13.717714</text:p>
              </table:table-cell>
              <table:table-cell office:value-type="float" office:value="212.701161">
                <text:p>212.701161</text:p>
              </table:table-cell>
              <table:table-cell office:value-type="float" office:value="44.413513">
                <text:p>44.413513</text:p>
              </table:table-cell>
              <table:table-cell office:value-type="float" office:value="212.492645">
                <text:p>212.492645</text:p>
              </table:table-cell>
              <table:table-cell office:value-type="float" office:value="44.348703">
                <text:p>44.3487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1.525494">
                <text:p>221.525494</text:p>
              </table:table-cell>
              <table:table-cell office:value-type="float" office:value="13.592466">
                <text:p>13.592466</text:p>
              </table:table-cell>
              <table:table-cell office:value-type="float" office:value="213.02017">
                <text:p>213.02017</text:p>
              </table:table-cell>
              <table:table-cell office:value-type="float" office:value="44.310996">
                <text:p>44.310996</text:p>
              </table:table-cell>
              <table:table-cell office:value-type="float" office:value="212.811366">
                <text:p>212.811366</text:p>
              </table:table-cell>
              <table:table-cell office:value-type="float" office:value="44.246265">
                <text:p>44.2462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1.722714">
                <text:p>221.722714</text:p>
              </table:table-cell>
              <table:table-cell office:value-type="float" office:value="13.46673">
                <text:p>13.46673</text:p>
              </table:table-cell>
              <table:table-cell office:value-type="float" office:value="213.338062">
                <text:p>213.338062</text:p>
              </table:table-cell>
              <table:table-cell office:value-type="float" office:value="44.207595">
                <text:p>44.207595</text:p>
              </table:table-cell>
              <table:table-cell office:value-type="float" office:value="213.128975">
                <text:p>213.128975</text:p>
              </table:table-cell>
              <table:table-cell office:value-type="float" office:value="44.142943">
                <text:p>44.1429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1.919501">
                <text:p>221.919501</text:p>
              </table:table-cell>
              <table:table-cell office:value-type="float" office:value="13.340507">
                <text:p>13.340507</text:p>
              </table:table-cell>
              <table:table-cell office:value-type="float" office:value="213.654837">
                <text:p>213.654837</text:p>
              </table:table-cell>
              <table:table-cell office:value-type="float" office:value="44.103317">
                <text:p>44.103317</text:p>
              </table:table-cell>
              <table:table-cell office:value-type="float" office:value="213.445469">
                <text:p>213.445469</text:p>
              </table:table-cell>
              <table:table-cell office:value-type="float" office:value="44.038743">
                <text:p>44.03874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2.115857">
                <text:p>222.115857</text:p>
              </table:table-cell>
              <table:table-cell office:value-type="float" office:value="13.213802">
                <text:p>13.213802</text:p>
              </table:table-cell>
              <table:table-cell office:value-type="float" office:value="213.970492">
                <text:p>213.970492</text:p>
              </table:table-cell>
              <table:table-cell office:value-type="float" office:value="43.998168">
                <text:p>43.998168</text:p>
              </table:table-cell>
              <table:table-cell office:value-type="float" office:value="213.760846">
                <text:p>213.760846</text:p>
              </table:table-cell>
              <table:table-cell office:value-type="float" office:value="43.933673">
                <text:p>43.9336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2.311782">
                <text:p>222.311782</text:p>
              </table:table-cell>
              <table:table-cell office:value-type="float" office:value="13.086616">
                <text:p>13.086616</text:p>
              </table:table-cell>
              <table:table-cell office:value-type="float" office:value="214.285028">
                <text:p>214.285028</text:p>
              </table:table-cell>
              <table:table-cell office:value-type="float" office:value="43.892156">
                <text:p>43.892156</text:p>
              </table:table-cell>
              <table:table-cell office:value-type="float" office:value="214.075106">
                <text:p>214.075106</text:p>
              </table:table-cell>
              <table:table-cell office:value-type="float" office:value="43.827738">
                <text:p>43.8277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22.507278">
                <text:p>222.507278</text:p>
              </table:table-cell>
              <table:table-cell office:value-type="float" office:value="12.958952">
                <text:p>12.958952</text:p>
              </table:table-cell>
              <table:table-cell office:value-type="float" office:value="214.598442">
                <text:p>214.598442</text:p>
              </table:table-cell>
              <table:table-cell office:value-type="float" office:value="43.785285">
                <text:p>43.785285</text:p>
              </table:table-cell>
              <table:table-cell office:value-type="float" office:value="214.388248">
                <text:p>214.388248</text:p>
              </table:table-cell>
              <table:table-cell office:value-type="float" office:value="43.720944">
                <text:p>43.7209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22.702346">
                <text:p>222.702346</text:p>
              </table:table-cell>
              <table:table-cell office:value-type="float" office:value="12.830812">
                <text:p>12.830812</text:p>
              </table:table-cell>
              <table:table-cell office:value-type="float" office:value="214.910733">
                <text:p>214.910733</text:p>
              </table:table-cell>
              <table:table-cell office:value-type="float" office:value="43.677563">
                <text:p>43.677563</text:p>
              </table:table-cell>
              <table:table-cell office:value-type="float" office:value="214.700271">
                <text:p>214.700271</text:p>
              </table:table-cell>
              <table:table-cell office:value-type="float" office:value="43.613299">
                <text:p>43.6132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22.896987">
                <text:p>222.896987</text:p>
              </table:table-cell>
              <table:table-cell office:value-type="float" office:value="12.702199">
                <text:p>12.702199</text:p>
              </table:table-cell>
              <table:table-cell office:value-type="float" office:value="215.221903">
                <text:p>215.221903</text:p>
              </table:table-cell>
              <table:table-cell office:value-type="float" office:value="43.568995">
                <text:p>43.568995</text:p>
              </table:table-cell>
              <table:table-cell office:value-type="float" office:value="215.011174">
                <text:p>215.011174</text:p>
              </table:table-cell>
              <table:table-cell office:value-type="float" office:value="43.504807">
                <text:p>43.5048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23.091201">
                <text:p>223.091201</text:p>
              </table:table-cell>
              <table:table-cell office:value-type="float" office:value="12.573115">
                <text:p>12.573115</text:p>
              </table:table-cell>
              <table:table-cell office:value-type="float" office:value="215.531949">
                <text:p>215.531949</text:p>
              </table:table-cell>
              <table:table-cell office:value-type="float" office:value="43.459588">
                <text:p>43.459588</text:p>
              </table:table-cell>
              <table:table-cell office:value-type="float" office:value="215.320957">
                <text:p>215.320957</text:p>
              </table:table-cell>
              <table:table-cell office:value-type="float" office:value="43.395475">
                <text:p>43.3954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23.28499">
                <text:p>223.28499</text:p>
              </table:table-cell>
              <table:table-cell office:value-type="float" office:value="12.443563">
                <text:p>12.443563</text:p>
              </table:table-cell>
              <table:table-cell office:value-type="float" office:value="215.840872">
                <text:p>215.840872</text:p>
              </table:table-cell>
              <table:table-cell office:value-type="float" office:value="43.349348">
                <text:p>43.349348</text:p>
              </table:table-cell>
              <table:table-cell office:value-type="float" office:value="215.62962">
                <text:p>215.62962</text:p>
              </table:table-cell>
              <table:table-cell office:value-type="float" office:value="43.285309">
                <text:p>43.2853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23.478356">
                <text:p>223.478356</text:p>
              </table:table-cell>
              <table:table-cell office:value-type="float" office:value="12.313546">
                <text:p>12.313546</text:p>
              </table:table-cell>
              <table:table-cell office:value-type="float" office:value="216.148672">
                <text:p>216.148672</text:p>
              </table:table-cell>
              <table:table-cell office:value-type="float" office:value="43.238281">
                <text:p>43.238281</text:p>
              </table:table-cell>
              <table:table-cell office:value-type="float" office:value="215.937162">
                <text:p>215.937162</text:p>
              </table:table-cell>
              <table:table-cell office:value-type="float" office:value="43.174317">
                <text:p>43.1743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23.671298">
                <text:p>223.671298</text:p>
              </table:table-cell>
              <table:table-cell office:value-type="float" office:value="12.183066">
                <text:p>12.183066</text:p>
              </table:table-cell>
              <table:table-cell office:value-type="float" office:value="216.455349">
                <text:p>216.455349</text:p>
              </table:table-cell>
              <table:table-cell office:value-type="float" office:value="43.126394">
                <text:p>43.126394</text:p>
              </table:table-cell>
              <table:table-cell office:value-type="float" office:value="216.243583">
                <text:p>216.243583</text:p>
              </table:table-cell>
              <table:table-cell office:value-type="float" office:value="43.062502">
                <text:p>43.0625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23.863818">
                <text:p>223.863818</text:p>
              </table:table-cell>
              <table:table-cell office:value-type="float" office:value="12.052125">
                <text:p>12.052125</text:p>
              </table:table-cell>
              <table:table-cell office:value-type="float" office:value="216.760903">
                <text:p>216.760903</text:p>
              </table:table-cell>
              <table:table-cell office:value-type="float" office:value="43.013692">
                <text:p>43.013692</text:p>
              </table:table-cell>
              <table:table-cell office:value-type="float" office:value="216.548885">
                <text:p>216.548885</text:p>
              </table:table-cell>
              <table:table-cell office:value-type="float" office:value="42.949873">
                <text:p>42.9498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24.055918">
                <text:p>224.055918</text:p>
              </table:table-cell>
              <table:table-cell office:value-type="float" office:value="11.920726">
                <text:p>11.920726</text:p>
              </table:table-cell>
              <table:table-cell office:value-type="float" office:value="217.065335">
                <text:p>217.065335</text:p>
              </table:table-cell>
              <table:table-cell office:value-type="float" office:value="42.900183">
                <text:p>42.900183</text:p>
              </table:table-cell>
              <table:table-cell office:value-type="float" office:value="216.853067">
                <text:p>216.853067</text:p>
              </table:table-cell>
              <table:table-cell office:value-type="float" office:value="42.836435">
                <text:p>42.8364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24.247598">
                <text:p>224.247598</text:p>
              </table:table-cell>
              <table:table-cell office:value-type="float" office:value="11.788871">
                <text:p>11.788871</text:p>
              </table:table-cell>
              <table:table-cell office:value-type="float" office:value="217.368645">
                <text:p>217.368645</text:p>
              </table:table-cell>
              <table:table-cell office:value-type="float" office:value="42.785871">
                <text:p>42.785871</text:p>
              </table:table-cell>
              <table:table-cell office:value-type="float" office:value="217.15613">
                <text:p>217.15613</text:p>
              </table:table-cell>
              <table:table-cell office:value-type="float" office:value="42.722195">
                <text:p>42.7221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4.438859">
                <text:p>224.438859</text:p>
              </table:table-cell>
              <table:table-cell office:value-type="float" office:value="11.656564">
                <text:p>11.656564</text:p>
              </table:table-cell>
              <table:table-cell office:value-type="float" office:value="217.670835">
                <text:p>217.670835</text:p>
              </table:table-cell>
              <table:table-cell office:value-type="float" office:value="42.670763">
                <text:p>42.670763</text:p>
              </table:table-cell>
              <table:table-cell office:value-type="float" office:value="217.458075">
                <text:p>217.458075</text:p>
              </table:table-cell>
              <table:table-cell office:value-type="float" office:value="42.607158">
                <text:p>42.6071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24.629704">
                <text:p>224.629704</text:p>
              </table:table-cell>
              <table:table-cell office:value-type="float" office:value="11.523805">
                <text:p>11.523805</text:p>
              </table:table-cell>
              <table:table-cell office:value-type="float" office:value="217.971904">
                <text:p>217.971904</text:p>
              </table:table-cell>
              <table:table-cell office:value-type="float" office:value="42.554866">
                <text:p>42.554866</text:p>
              </table:table-cell>
              <table:table-cell office:value-type="float" office:value="217.758902">
                <text:p>217.758902</text:p>
              </table:table-cell>
              <table:table-cell office:value-type="float" office:value="42.49133">
                <text:p>42.491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4.820133">
                <text:p>224.820133</text:p>
              </table:table-cell>
              <table:table-cell office:value-type="float" office:value="11.390599">
                <text:p>11.390599</text:p>
              </table:table-cell>
              <table:table-cell office:value-type="float" office:value="218.271855">
                <text:p>218.271855</text:p>
              </table:table-cell>
              <table:table-cell office:value-type="float" office:value="42.438185">
                <text:p>42.438185</text:p>
              </table:table-cell>
              <table:table-cell office:value-type="float" office:value="218.058613">
                <text:p>218.058613</text:p>
              </table:table-cell>
              <table:table-cell office:value-type="float" office:value="42.374718">
                <text:p>42.3747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5.010147">
                <text:p>225.010147</text:p>
              </table:table-cell>
              <table:table-cell office:value-type="float" office:value="11.256946">
                <text:p>11.256946</text:p>
              </table:table-cell>
              <table:table-cell office:value-type="float" office:value="218.570688">
                <text:p>218.570688</text:p>
              </table:table-cell>
              <table:table-cell office:value-type="float" office:value="42.320727">
                <text:p>42.320727</text:p>
              </table:table-cell>
              <table:table-cell office:value-type="float" office:value="218.357209">
                <text:p>218.357209</text:p>
              </table:table-cell>
              <table:table-cell office:value-type="float" office:value="42.257328">
                <text:p>42.2573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25.199748">
                <text:p>225.199748</text:p>
              </table:table-cell>
              <table:table-cell office:value-type="float" office:value="11.122851">
                <text:p>11.122851</text:p>
              </table:table-cell>
              <table:table-cell office:value-type="float" office:value="218.868405">
                <text:p>218.868405</text:p>
              </table:table-cell>
              <table:table-cell office:value-type="float" office:value="42.202497">
                <text:p>42.202497</text:p>
              </table:table-cell>
              <table:table-cell office:value-type="float" office:value="218.654692">
                <text:p>218.654692</text:p>
              </table:table-cell>
              <table:table-cell office:value-type="float" office:value="42.139166">
                <text:p>42.1391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5.388936">
                <text:p>225.388936</text:p>
              </table:table-cell>
              <table:table-cell office:value-type="float" office:value="10.988314">
                <text:p>10.988314</text:p>
              </table:table-cell>
              <table:table-cell office:value-type="float" office:value="219.165008">
                <text:p>219.165008</text:p>
              </table:table-cell>
              <table:table-cell office:value-type="float" office:value="42.083502">
                <text:p>42.083502</text:p>
              </table:table-cell>
              <table:table-cell office:value-type="float" office:value="218.951062">
                <text:p>218.951062</text:p>
              </table:table-cell>
              <table:table-cell office:value-type="float" office:value="42.020237">
                <text:p>42.02023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5.577714">
                <text:p>225.577714</text:p>
              </table:table-cell>
              <table:table-cell office:value-type="float" office:value="10.853339">
                <text:p>10.853339</text:p>
              </table:table-cell>
              <table:table-cell office:value-type="float" office:value="219.460498">
                <text:p>219.460498</text:p>
              </table:table-cell>
              <table:table-cell office:value-type="float" office:value="41.963748">
                <text:p>41.963748</text:p>
              </table:table-cell>
              <table:table-cell office:value-type="float" office:value="219.246322">
                <text:p>219.246322</text:p>
              </table:table-cell>
              <table:table-cell office:value-type="float" office:value="41.900549">
                <text:p>41.9005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25.766083">
                <text:p>225.766083</text:p>
              </table:table-cell>
              <table:table-cell office:value-type="float" office:value="10.717928">
                <text:p>10.717928</text:p>
              </table:table-cell>
              <table:table-cell office:value-type="float" office:value="219.754877">
                <text:p>219.754877</text:p>
              </table:table-cell>
              <table:table-cell office:value-type="float" office:value="41.84324">
                <text:p>41.84324</text:p>
              </table:table-cell>
              <table:table-cell office:value-type="float" office:value="219.540473">
                <text:p>219.540473</text:p>
              </table:table-cell>
              <table:table-cell office:value-type="float" office:value="41.780106">
                <text:p>41.7801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25.954043">
                <text:p>225.954043</text:p>
              </table:table-cell>
              <table:table-cell office:value-type="float" office:value="10.582083">
                <text:p>10.582083</text:p>
              </table:table-cell>
              <table:table-cell office:value-type="float" office:value="220.048147">
                <text:p>220.048147</text:p>
              </table:table-cell>
              <table:table-cell office:value-type="float" office:value="41.721986">
                <text:p>41.721986</text:p>
              </table:table-cell>
              <table:table-cell office:value-type="float" office:value="219.833518">
                <text:p>219.833518</text:p>
              </table:table-cell>
              <table:table-cell office:value-type="float" office:value="41.658916">
                <text:p>41.6589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6.141597">
                <text:p>226.141597</text:p>
              </table:table-cell>
              <table:table-cell office:value-type="float" office:value="10.445807">
                <text:p>10.445807</text:p>
              </table:table-cell>
              <table:table-cell office:value-type="float" office:value="220.34031">
                <text:p>220.34031</text:p>
              </table:table-cell>
              <table:table-cell office:value-type="float" office:value="41.59999">
                <text:p>41.59999</text:p>
              </table:table-cell>
              <table:table-cell office:value-type="float" office:value="220.125458">
                <text:p>220.125458</text:p>
              </table:table-cell>
              <table:table-cell office:value-type="float" office:value="41.536983">
                <text:p>41.5369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26.328746">
                <text:p>226.328746</text:p>
              </table:table-cell>
              <table:table-cell office:value-type="float" office:value="10.309102">
                <text:p>10.309102</text:p>
              </table:table-cell>
              <table:table-cell office:value-type="float" office:value="220.631368">
                <text:p>220.631368</text:p>
              </table:table-cell>
              <table:table-cell office:value-type="float" office:value="41.477259">
                <text:p>41.477259</text:p>
              </table:table-cell>
              <table:table-cell office:value-type="float" office:value="220.416295">
                <text:p>220.416295</text:p>
              </table:table-cell>
              <table:table-cell office:value-type="float" office:value="41.414314">
                <text:p>41.4143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26.51549">
                <text:p>226.51549</text:p>
              </table:table-cell>
              <table:table-cell office:value-type="float" office:value="10.17197">
                <text:p>10.17197</text:p>
              </table:table-cell>
              <table:table-cell office:value-type="float" office:value="220.921325">
                <text:p>220.921325</text:p>
              </table:table-cell>
              <table:table-cell office:value-type="float" office:value="41.353799">
                <text:p>41.353799</text:p>
              </table:table-cell>
              <table:table-cell office:value-type="float" office:value="220.706033">
                <text:p>220.706033</text:p>
              </table:table-cell>
              <table:table-cell office:value-type="float" office:value="41.290916">
                <text:p>41.2909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26.701832">
                <text:p>226.701832</text:p>
              </table:table-cell>
              <table:table-cell office:value-type="float" office:value="10.034415">
                <text:p>10.034415</text:p>
              </table:table-cell>
              <table:table-cell office:value-type="float" office:value="221.210181">
                <text:p>221.210181</text:p>
              </table:table-cell>
              <table:table-cell office:value-type="float" office:value="41.229616">
                <text:p>41.229616</text:p>
              </table:table-cell>
              <table:table-cell office:value-type="float" office:value="220.994672">
                <text:p>220.994672</text:p>
              </table:table-cell>
              <table:table-cell office:value-type="float" office:value="41.166793">
                <text:p>41.1667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6.887773">
                <text:p>226.887773</text:p>
              </table:table-cell>
              <table:table-cell office:value-type="float" office:value="9.896437">
                <text:p>9.896437</text:p>
              </table:table-cell>
              <table:table-cell office:value-type="float" office:value="221.497941">
                <text:p>221.497941</text:p>
              </table:table-cell>
              <table:table-cell office:value-type="float" office:value="41.104715">
                <text:p>41.104715</text:p>
              </table:table-cell>
              <table:table-cell office:value-type="float" office:value="221.282217">
                <text:p>221.282217</text:p>
              </table:table-cell>
              <table:table-cell office:value-type="float" office:value="41.041951">
                <text:p>41.0419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27.073314">
                <text:p>227.073314</text:p>
              </table:table-cell>
              <table:table-cell office:value-type="float" office:value="9.758041">
                <text:p>9.758041</text:p>
              </table:table-cell>
              <table:table-cell office:value-type="float" office:value="221.784606">
                <text:p>221.784606</text:p>
              </table:table-cell>
              <table:table-cell office:value-type="float" office:value="40.979103">
                <text:p>40.979103</text:p>
              </table:table-cell>
              <table:table-cell office:value-type="float" office:value="221.56867">
                <text:p>221.56867</text:p>
              </table:table-cell>
              <table:table-cell office:value-type="float" office:value="40.916397">
                <text:p>40.9163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27.258457">
                <text:p>227.258457</text:p>
              </table:table-cell>
              <table:table-cell office:value-type="float" office:value="9.619227">
                <text:p>9.619227</text:p>
              </table:table-cell>
              <table:table-cell office:value-type="float" office:value="222.070179">
                <text:p>222.070179</text:p>
              </table:table-cell>
              <table:table-cell office:value-type="float" office:value="40.852785">
                <text:p>40.852785</text:p>
              </table:table-cell>
              <table:table-cell office:value-type="float" office:value="221.854033">
                <text:p>221.854033</text:p>
              </table:table-cell>
              <table:table-cell office:value-type="float" office:value="40.790136">
                <text:p>40.7901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27.443203">
                <text:p>227.443203</text:p>
              </table:table-cell>
              <table:table-cell office:value-type="float" office:value="9.479998">
                <text:p>9.479998</text:p>
              </table:table-cell>
              <table:table-cell office:value-type="float" office:value="222.354664">
                <text:p>222.354664</text:p>
              </table:table-cell>
              <table:table-cell office:value-type="float" office:value="40.725767">
                <text:p>40.725767</text:p>
              </table:table-cell>
              <table:table-cell office:value-type="float" office:value="222.138309">
                <text:p>222.138309</text:p>
              </table:table-cell>
              <table:table-cell office:value-type="float" office:value="40.663175">
                <text:p>40.6631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27.627554">
                <text:p>227.627554</text:p>
              </table:table-cell>
              <table:table-cell office:value-type="float" office:value="9.340358">
                <text:p>9.340358</text:p>
              </table:table-cell>
              <table:table-cell office:value-type="float" office:value="222.638064">
                <text:p>222.638064</text:p>
              </table:table-cell>
              <table:table-cell office:value-type="float" office:value="40.598055">
                <text:p>40.598055</text:p>
              </table:table-cell>
              <table:table-cell office:value-type="float" office:value="222.421502">
                <text:p>222.421502</text:p>
              </table:table-cell>
              <table:table-cell office:value-type="float" office:value="40.535518">
                <text:p>40.5355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27.811511">
                <text:p>227.811511</text:p>
              </table:table-cell>
              <table:table-cell office:value-type="float" office:value="9.200307">
                <text:p>9.200307</text:p>
              </table:table-cell>
              <table:table-cell office:value-type="float" office:value="222.920381">
                <text:p>222.920381</text:p>
              </table:table-cell>
              <table:table-cell office:value-type="float" office:value="40.469654">
                <text:p>40.469654</text:p>
              </table:table-cell>
              <table:table-cell office:value-type="float" office:value="222.703614">
                <text:p>222.703614</text:p>
              </table:table-cell>
              <table:table-cell office:value-type="float" office:value="40.407172">
                <text:p>40.4071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27.995076">
                <text:p>227.995076</text:p>
              </table:table-cell>
              <table:table-cell office:value-type="float" office:value="9.059848">
                <text:p>9.059848</text:p>
              </table:table-cell>
              <table:table-cell office:value-type="float" office:value="223.201619">
                <text:p>223.201619</text:p>
              </table:table-cell>
              <table:table-cell office:value-type="float" office:value="40.340571">
                <text:p>40.340571</text:p>
              </table:table-cell>
              <table:table-cell office:value-type="float" office:value="222.984649">
                <text:p>222.984649</text:p>
              </table:table-cell>
              <table:table-cell office:value-type="float" office:value="40.278143">
                <text:p>40.2781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8.178251">
                <text:p>228.178251</text:p>
              </table:table-cell>
              <table:table-cell office:value-type="float" office:value="8.918984">
                <text:p>8.918984</text:p>
              </table:table-cell>
              <table:table-cell office:value-type="float" office:value="223.481782">
                <text:p>223.481782</text:p>
              </table:table-cell>
              <table:table-cell office:value-type="float" office:value="40.210811">
                <text:p>40.210811</text:p>
              </table:table-cell>
              <table:table-cell office:value-type="float" office:value="223.26461">
                <text:p>223.26461</text:p>
              </table:table-cell>
              <table:table-cell office:value-type="float" office:value="40.148435">
                <text:p>40.1484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28.361036">
                <text:p>228.361036</text:p>
              </table:table-cell>
              <table:table-cell office:value-type="float" office:value="8.777717">
                <text:p>8.777717</text:p>
              </table:table-cell>
              <table:table-cell office:value-type="float" office:value="223.760872">
                <text:p>223.760872</text:p>
              </table:table-cell>
              <table:table-cell office:value-type="float" office:value="40.080381">
                <text:p>40.080381</text:p>
              </table:table-cell>
              <table:table-cell office:value-type="float" office:value="223.543501">
                <text:p>223.543501</text:p>
              </table:table-cell>
              <table:table-cell office:value-type="float" office:value="40.018056">
                <text:p>40.0180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8.543434">
                <text:p>228.543434</text:p>
              </table:table-cell>
              <table:table-cell office:value-type="float" office:value="8.636049">
                <text:p>8.636049</text:p>
              </table:table-cell>
              <table:table-cell office:value-type="float" office:value="224.038894">
                <text:p>224.038894</text:p>
              </table:table-cell>
              <table:table-cell office:value-type="float" office:value="39.949284">
                <text:p>39.949284</text:p>
              </table:table-cell>
              <table:table-cell office:value-type="float" office:value="223.821325">
                <text:p>223.821325</text:p>
              </table:table-cell>
              <table:table-cell office:value-type="float" office:value="39.887009">
                <text:p>39.8870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28.725445">
                <text:p>228.725445</text:p>
              </table:table-cell>
              <table:table-cell office:value-type="float" office:value="8.493983">
                <text:p>8.493983</text:p>
              </table:table-cell>
              <table:table-cell office:value-type="float" office:value="224.315851">
                <text:p>224.315851</text:p>
              </table:table-cell>
              <table:table-cell office:value-type="float" office:value="39.817528">
                <text:p>39.817528</text:p>
              </table:table-cell>
              <table:table-cell office:value-type="float" office:value="224.098086">
                <text:p>224.098086</text:p>
              </table:table-cell>
              <table:table-cell office:value-type="float" office:value="39.755302">
                <text:p>39.75530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28.907073">
                <text:p>228.907073</text:p>
              </table:table-cell>
              <table:table-cell office:value-type="float" office:value="8.35152">
                <text:p>8.35152</text:p>
              </table:table-cell>
              <table:table-cell office:value-type="float" office:value="224.591746">
                <text:p>224.591746</text:p>
              </table:table-cell>
              <table:table-cell office:value-type="float" office:value="39.685117">
                <text:p>39.685117</text:p>
              </table:table-cell>
              <table:table-cell office:value-type="float" office:value="224.373787">
                <text:p>224.373787</text:p>
              </table:table-cell>
              <table:table-cell office:value-type="float" office:value="39.62294">
                <text:p>39.622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29.088317">
                <text:p>229.088317</text:p>
              </table:table-cell>
              <table:table-cell office:value-type="float" office:value="8.208663">
                <text:p>8.208663</text:p>
              </table:table-cell>
              <table:table-cell office:value-type="float" office:value="224.866585">
                <text:p>224.866585</text:p>
              </table:table-cell>
              <table:table-cell office:value-type="float" office:value="39.552058">
                <text:p>39.552058</text:p>
              </table:table-cell>
              <table:table-cell office:value-type="float" office:value="224.648432">
                <text:p>224.648432</text:p>
              </table:table-cell>
              <table:table-cell office:value-type="float" office:value="39.489928">
                <text:p>39.4899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9.269181">
                <text:p>229.269181</text:p>
              </table:table-cell>
              <table:table-cell office:value-type="float" office:value="8.065415">
                <text:p>8.065415</text:p>
              </table:table-cell>
              <table:table-cell office:value-type="float" office:value="225.14037">
                <text:p>225.14037</text:p>
              </table:table-cell>
              <table:table-cell office:value-type="float" office:value="39.418356">
                <text:p>39.418356</text:p>
              </table:table-cell>
              <table:table-cell office:value-type="float" office:value="224.922026">
                <text:p>224.922026</text:p>
              </table:table-cell>
              <table:table-cell office:value-type="float" office:value="39.356271">
                <text:p>39.3562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9.449664">
                <text:p>229.449664</text:p>
              </table:table-cell>
              <table:table-cell office:value-type="float" office:value="7.921777">
                <text:p>7.921777</text:p>
              </table:table-cell>
              <table:table-cell office:value-type="float" office:value="225.413105">
                <text:p>225.413105</text:p>
              </table:table-cell>
              <table:table-cell office:value-type="float" office:value="39.284016">
                <text:p>39.284016</text:p>
              </table:table-cell>
              <table:table-cell office:value-type="float" office:value="225.194572">
                <text:p>225.194572</text:p>
              </table:table-cell>
              <table:table-cell office:value-type="float" office:value="39.221976">
                <text:p>39.2219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29.62977">
                <text:p>229.62977</text:p>
              </table:table-cell>
              <table:table-cell office:value-type="float" office:value="7.777751">
                <text:p>7.777751</text:p>
              </table:table-cell>
              <table:table-cell office:value-type="float" office:value="225.684796">
                <text:p>225.684796</text:p>
              </table:table-cell>
              <table:table-cell office:value-type="float" office:value="39.149044">
                <text:p>39.149044</text:p>
              </table:table-cell>
              <table:table-cell office:value-type="float" office:value="225.466074">
                <text:p>225.466074</text:p>
              </table:table-cell>
              <table:table-cell office:value-type="float" office:value="39.087047">
                <text:p>39.0870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29.8095">
                <text:p>229.8095</text:p>
              </table:table-cell>
              <table:table-cell office:value-type="float" office:value="7.633341">
                <text:p>7.633341</text:p>
              </table:table-cell>
              <table:table-cell office:value-type="float" office:value="225.955445">
                <text:p>225.955445</text:p>
              </table:table-cell>
              <table:table-cell office:value-type="float" office:value="39.013445">
                <text:p>39.013445</text:p>
              </table:table-cell>
              <table:table-cell office:value-type="float" office:value="225.736536">
                <text:p>225.736536</text:p>
              </table:table-cell>
              <table:table-cell office:value-type="float" office:value="38.951491">
                <text:p>38.9514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29.988855">
                <text:p>229.988855</text:p>
              </table:table-cell>
              <table:table-cell office:value-type="float" office:value="7.488548">
                <text:p>7.488548</text:p>
              </table:table-cell>
              <table:table-cell office:value-type="float" office:value="226.225057">
                <text:p>226.225057</text:p>
              </table:table-cell>
              <table:table-cell office:value-type="float" office:value="38.877225">
                <text:p>38.877225</text:p>
              </table:table-cell>
              <table:table-cell office:value-type="float" office:value="226.005963">
                <text:p>226.005963</text:p>
              </table:table-cell>
              <table:table-cell office:value-type="float" office:value="38.815312">
                <text:p>38.8153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30.167837">
                <text:p>230.167837</text:p>
              </table:table-cell>
              <table:table-cell office:value-type="float" office:value="7.343375">
                <text:p>7.343375</text:p>
              </table:table-cell>
              <table:table-cell office:value-type="float" office:value="226.493637">
                <text:p>226.493637</text:p>
              </table:table-cell>
              <table:table-cell office:value-type="float" office:value="38.74039">
                <text:p>38.74039</text:p>
              </table:table-cell>
              <table:table-cell office:value-type="float" office:value="226.274358">
                <text:p>226.274358</text:p>
              </table:table-cell>
              <table:table-cell office:value-type="float" office:value="38.678516">
                <text:p>38.6785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30.346449">
                <text:p>230.346449</text:p>
              </table:table-cell>
              <table:table-cell office:value-type="float" office:value="7.197823">
                <text:p>7.197823</text:p>
              </table:table-cell>
              <table:table-cell office:value-type="float" office:value="226.761189">
                <text:p>226.761189</text:p>
              </table:table-cell>
              <table:table-cell office:value-type="float" office:value="38.602943">
                <text:p>38.602943</text:p>
              </table:table-cell>
              <table:table-cell office:value-type="float" office:value="226.541727">
                <text:p>226.541727</text:p>
              </table:table-cell>
              <table:table-cell office:value-type="float" office:value="38.541109">
                <text:p>38.5411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30.52469">
                <text:p>230.52469</text:p>
              </table:table-cell>
              <table:table-cell office:value-type="float" office:value="7.051894">
                <text:p>7.051894</text:p>
              </table:table-cell>
              <table:table-cell office:value-type="float" office:value="227.027717">
                <text:p>227.027717</text:p>
              </table:table-cell>
              <table:table-cell office:value-type="float" office:value="38.464892">
                <text:p>38.464892</text:p>
              </table:table-cell>
              <table:table-cell office:value-type="float" office:value="226.808074">
                <text:p>226.808074</text:p>
              </table:table-cell>
              <table:table-cell office:value-type="float" office:value="38.403095">
                <text:p>38.4030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30.702564">
                <text:p>230.702564</text:p>
              </table:table-cell>
              <table:table-cell office:value-type="float" office:value="6.905592">
                <text:p>6.905592</text:p>
              </table:table-cell>
              <table:table-cell office:value-type="float" office:value="227.293226">
                <text:p>227.293226</text:p>
              </table:table-cell>
              <table:table-cell office:value-type="float" office:value="38.326241">
                <text:p>38.326241</text:p>
              </table:table-cell>
              <table:table-cell office:value-type="float" office:value="227.073402">
                <text:p>227.073402</text:p>
              </table:table-cell>
              <table:table-cell office:value-type="float" office:value="38.26448">
                <text:p>38.2644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30.880072">
                <text:p>230.880072</text:p>
              </table:table-cell>
              <table:table-cell office:value-type="float" office:value="6.758918">
                <text:p>6.758918</text:p>
              </table:table-cell>
              <table:table-cell office:value-type="float" office:value="227.55772">
                <text:p>227.55772</text:p>
              </table:table-cell>
              <table:table-cell office:value-type="float" office:value="38.186995">
                <text:p>38.186995</text:p>
              </table:table-cell>
              <table:table-cell office:value-type="float" office:value="227.337717">
                <text:p>227.337717</text:p>
              </table:table-cell>
              <table:table-cell office:value-type="float" office:value="38.12527">
                <text:p>38.125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31.057215">
                <text:p>231.057215</text:p>
              </table:table-cell>
              <table:table-cell office:value-type="float" office:value="6.611875">
                <text:p>6.611875</text:p>
              </table:table-cell>
              <table:table-cell office:value-type="float" office:value="227.821204">
                <text:p>227.821204</text:p>
              </table:table-cell>
              <table:table-cell office:value-type="float" office:value="38.047159">
                <text:p>38.047159</text:p>
              </table:table-cell>
              <table:table-cell office:value-type="float" office:value="227.601024">
                <text:p>227.601024</text:p>
              </table:table-cell>
              <table:table-cell office:value-type="float" office:value="37.985468">
                <text:p>37.9854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31.233996">
                <text:p>231.233996</text:p>
              </table:table-cell>
              <table:table-cell office:value-type="float" office:value="6.464464">
                <text:p>6.464464</text:p>
              </table:table-cell>
              <table:table-cell office:value-type="float" office:value="228.083683">
                <text:p>228.083683</text:p>
              </table:table-cell>
              <table:table-cell office:value-type="float" office:value="37.90674">
                <text:p>37.90674</text:p>
              </table:table-cell>
              <table:table-cell office:value-type="float" office:value="227.863326">
                <text:p>227.863326</text:p>
              </table:table-cell>
              <table:table-cell office:value-type="float" office:value="37.845082">
                <text:p>37.8450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31.410416">
                <text:p>231.410416</text:p>
              </table:table-cell>
              <table:table-cell office:value-type="float" office:value="6.316687">
                <text:p>6.316687</text:p>
              </table:table-cell>
              <table:table-cell office:value-type="float" office:value="228.345162">
                <text:p>228.345162</text:p>
              </table:table-cell>
              <table:table-cell office:value-type="float" office:value="37.765742">
                <text:p>37.765742</text:p>
              </table:table-cell>
              <table:table-cell office:value-type="float" office:value="228.124629">
                <text:p>228.124629</text:p>
              </table:table-cell>
              <table:table-cell office:value-type="float" office:value="37.704115">
                <text:p>37.7041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31.586478">
                <text:p>231.586478</text:p>
              </table:table-cell>
              <table:table-cell office:value-type="float" office:value="6.168548">
                <text:p>6.168548</text:p>
              </table:table-cell>
              <table:table-cell office:value-type="float" office:value="228.605645">
                <text:p>228.605645</text:p>
              </table:table-cell>
              <table:table-cell office:value-type="float" office:value="37.62417">
                <text:p>37.62417</text:p>
              </table:table-cell>
              <table:table-cell office:value-type="float" office:value="228.384937">
                <text:p>228.384937</text:p>
              </table:table-cell>
              <table:table-cell office:value-type="float" office:value="37.562573">
                <text:p>37.5625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31.762182">
                <text:p>231.762182</text:p>
              </table:table-cell>
              <table:table-cell office:value-type="float" office:value="6.020047">
                <text:p>6.020047</text:p>
              </table:table-cell>
              <table:table-cell office:value-type="float" office:value="228.865137">
                <text:p>228.865137</text:p>
              </table:table-cell>
              <table:table-cell office:value-type="float" office:value="37.482029">
                <text:p>37.482029</text:p>
              </table:table-cell>
              <table:table-cell office:value-type="float" office:value="228.644256">
                <text:p>228.644256</text:p>
              </table:table-cell>
              <table:table-cell office:value-type="float" office:value="37.420461">
                <text:p>37.4204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31.93753">
                <text:p>231.93753</text:p>
              </table:table-cell>
              <table:table-cell office:value-type="float" office:value="5.871187">
                <text:p>5.871187</text:p>
              </table:table-cell>
              <table:table-cell office:value-type="float" office:value="229.123643">
                <text:p>229.123643</text:p>
              </table:table-cell>
              <table:table-cell office:value-type="float" office:value="37.339324">
                <text:p>37.339324</text:p>
              </table:table-cell>
              <table:table-cell office:value-type="float" office:value="228.902589">
                <text:p>228.902589</text:p>
              </table:table-cell>
              <table:table-cell office:value-type="float" office:value="37.277784">
                <text:p>37.2777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32.112525">
                <text:p>232.112525</text:p>
              </table:table-cell>
              <table:table-cell office:value-type="float" office:value="5.721971">
                <text:p>5.721971</text:p>
              </table:table-cell>
              <table:table-cell office:value-type="float" office:value="229.381168">
                <text:p>229.381168</text:p>
              </table:table-cell>
              <table:table-cell office:value-type="float" office:value="37.196061">
                <text:p>37.196061</text:p>
              </table:table-cell>
              <table:table-cell office:value-type="float" office:value="229.159943">
                <text:p>229.159943</text:p>
              </table:table-cell>
              <table:table-cell office:value-type="float" office:value="37.134548">
                <text:p>37.1345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32.287168">
                <text:p>232.287168</text:p>
              </table:table-cell>
              <table:table-cell office:value-type="float" office:value="5.5724">
                <text:p>5.5724</text:p>
              </table:table-cell>
              <table:table-cell office:value-type="float" office:value="229.637718">
                <text:p>229.637718</text:p>
              </table:table-cell>
              <table:table-cell office:value-type="float" office:value="37.052244">
                <text:p>37.052244</text:p>
              </table:table-cell>
              <table:table-cell office:value-type="float" office:value="229.416322">
                <text:p>229.416322</text:p>
              </table:table-cell>
              <table:table-cell office:value-type="float" office:value="36.990756">
                <text:p>36.9907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32.461461">
                <text:p>232.461461</text:p>
              </table:table-cell>
              <table:table-cell office:value-type="float" office:value="5.422476">
                <text:p>5.422476</text:p>
              </table:table-cell>
              <table:table-cell office:value-type="float" office:value="229.893296">
                <text:p>229.893296</text:p>
              </table:table-cell>
              <table:table-cell office:value-type="float" office:value="36.907879">
                <text:p>36.907879</text:p>
              </table:table-cell>
              <table:table-cell office:value-type="float" office:value="229.67173">
                <text:p>229.67173</text:p>
              </table:table-cell>
              <table:table-cell office:value-type="float" office:value="36.846415">
                <text:p>36.8464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32.635406">
                <text:p>232.635406</text:p>
              </table:table-cell>
              <table:table-cell office:value-type="float" office:value="5.272202">
                <text:p>5.272202</text:p>
              </table:table-cell>
              <table:table-cell office:value-type="float" office:value="230.147909">
                <text:p>230.147909</text:p>
              </table:table-cell>
              <table:table-cell office:value-type="float" office:value="36.76297">
                <text:p>36.76297</text:p>
              </table:table-cell>
              <table:table-cell office:value-type="float" office:value="229.926174">
                <text:p>229.926174</text:p>
              </table:table-cell>
              <table:table-cell office:value-type="float" office:value="36.701528">
                <text:p>36.7015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32.809004">
                <text:p>232.809004</text:p>
              </table:table-cell>
              <table:table-cell office:value-type="float" office:value="5.12158">
                <text:p>5.12158</text:p>
              </table:table-cell>
              <table:table-cell office:value-type="float" office:value="230.401561">
                <text:p>230.401561</text:p>
              </table:table-cell>
              <table:table-cell office:value-type="float" office:value="36.617522">
                <text:p>36.617522</text:p>
              </table:table-cell>
              <table:table-cell office:value-type="float" office:value="230.179658">
                <text:p>230.179658</text:p>
              </table:table-cell>
              <table:table-cell office:value-type="float" office:value="36.556102">
                <text:p>36.5561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2.982259">
                <text:p>232.982259</text:p>
              </table:table-cell>
              <table:table-cell office:value-type="float" office:value="4.970611">
                <text:p>4.970611</text:p>
              </table:table-cell>
              <table:table-cell office:value-type="float" office:value="230.654258">
                <text:p>230.654258</text:p>
              </table:table-cell>
              <table:table-cell office:value-type="float" office:value="36.471541">
                <text:p>36.471541</text:p>
              </table:table-cell>
              <table:table-cell office:value-type="float" office:value="230.432187">
                <text:p>230.432187</text:p>
              </table:table-cell>
              <table:table-cell office:value-type="float" office:value="36.41014">
                <text:p>36.410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33.15517">
                <text:p>233.15517</text:p>
              </table:table-cell>
              <table:table-cell office:value-type="float" office:value="4.819298">
                <text:p>4.819298</text:p>
              </table:table-cell>
              <table:table-cell office:value-type="float" office:value="230.906004">
                <text:p>230.906004</text:p>
              </table:table-cell>
              <table:table-cell office:value-type="float" office:value="36.32503">
                <text:p>36.32503</text:p>
              </table:table-cell>
              <table:table-cell office:value-type="float" office:value="230.683767">
                <text:p>230.683767</text:p>
              </table:table-cell>
              <table:table-cell office:value-type="float" office:value="36.263648">
                <text:p>36.2636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33.327741">
                <text:p>233.327741</text:p>
              </table:table-cell>
              <table:table-cell office:value-type="float" office:value="4.667642">
                <text:p>4.667642</text:p>
              </table:table-cell>
              <table:table-cell office:value-type="float" office:value="231.156805">
                <text:p>231.156805</text:p>
              </table:table-cell>
              <table:table-cell office:value-type="float" office:value="36.177996">
                <text:p>36.177996</text:p>
              </table:table-cell>
              <table:table-cell office:value-type="float" office:value="230.934403">
                <text:p>230.934403</text:p>
              </table:table-cell>
              <table:table-cell office:value-type="float" office:value="36.116631">
                <text:p>36.11663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33.499973">
                <text:p>233.499973</text:p>
              </table:table-cell>
              <table:table-cell office:value-type="float" office:value="4.515647">
                <text:p>4.515647</text:p>
              </table:table-cell>
              <table:table-cell office:value-type="float" office:value="231.406667">
                <text:p>231.406667</text:p>
              </table:table-cell>
              <table:table-cell office:value-type="float" office:value="36.030441">
                <text:p>36.030441</text:p>
              </table:table-cell>
              <table:table-cell office:value-type="float" office:value="231.184099">
                <text:p>231.184099</text:p>
              </table:table-cell>
              <table:table-cell office:value-type="float" office:value="35.969092">
                <text:p>35.9690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33.671868">
                <text:p>233.671868</text:p>
              </table:table-cell>
              <table:table-cell office:value-type="float" office:value="4.363313">
                <text:p>4.363313</text:p>
              </table:table-cell>
              <table:table-cell office:value-type="float" office:value="231.655594">
                <text:p>231.655594</text:p>
              </table:table-cell>
              <table:table-cell office:value-type="float" office:value="35.882372">
                <text:p>35.882372</text:p>
              </table:table-cell>
              <table:table-cell office:value-type="float" office:value="231.432862">
                <text:p>231.432862</text:p>
              </table:table-cell>
              <table:table-cell office:value-type="float" office:value="35.821038">
                <text:p>35.82103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33.843427">
                <text:p>233.843427</text:p>
              </table:table-cell>
              <table:table-cell office:value-type="float" office:value="4.210643">
                <text:p>4.210643</text:p>
              </table:table-cell>
              <table:table-cell office:value-type="float" office:value="231.903593">
                <text:p>231.903593</text:p>
              </table:table-cell>
              <table:table-cell office:value-type="float" office:value="35.733794">
                <text:p>35.733794</text:p>
              </table:table-cell>
              <table:table-cell office:value-type="float" office:value="231.680696">
                <text:p>231.680696</text:p>
              </table:table-cell>
              <table:table-cell office:value-type="float" office:value="35.672472">
                <text:p>35.6724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34.014654">
                <text:p>234.014654</text:p>
              </table:table-cell>
              <table:table-cell office:value-type="float" office:value="4.057639">
                <text:p>4.057639</text:p>
              </table:table-cell>
              <table:table-cell office:value-type="float" office:value="232.150667">
                <text:p>232.150667</text:p>
              </table:table-cell>
              <table:table-cell office:value-type="float" office:value="35.584709">
                <text:p>35.584709</text:p>
              </table:table-cell>
              <table:table-cell office:value-type="float" office:value="231.927608">
                <text:p>231.927608</text:p>
              </table:table-cell>
              <table:table-cell office:value-type="float" office:value="35.5234">
                <text:p>35.52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34.185549">
                <text:p>234.185549</text:p>
              </table:table-cell>
              <table:table-cell office:value-type="float" office:value="3.904303">
                <text:p>3.904303</text:p>
              </table:table-cell>
              <table:table-cell office:value-type="float" office:value="232.396824">
                <text:p>232.396824</text:p>
              </table:table-cell>
              <table:table-cell office:value-type="float" office:value="35.435125">
                <text:p>35.435125</text:p>
              </table:table-cell>
              <table:table-cell office:value-type="float" office:value="232.173601">
                <text:p>232.173601</text:p>
              </table:table-cell>
              <table:table-cell office:value-type="float" office:value="35.373826">
                <text:p>35.3738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34.356115">
                <text:p>234.356115</text:p>
              </table:table-cell>
              <table:table-cell office:value-type="float" office:value="3.750637">
                <text:p>3.750637</text:p>
              </table:table-cell>
              <table:table-cell office:value-type="float" office:value="232.642067">
                <text:p>232.642067</text:p>
              </table:table-cell>
              <table:table-cell office:value-type="float" office:value="35.285044">
                <text:p>35.285044</text:p>
              </table:table-cell>
              <table:table-cell office:value-type="float" office:value="232.418682">
                <text:p>232.418682</text:p>
              </table:table-cell>
              <table:table-cell office:value-type="float" office:value="35.223754">
                <text:p>35.2237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34.526354">
                <text:p>234.526354</text:p>
              </table:table-cell>
              <table:table-cell office:value-type="float" office:value="3.596643">
                <text:p>3.596643</text:p>
              </table:table-cell>
              <table:table-cell office:value-type="float" office:value="232.886403">
                <text:p>232.886403</text:p>
              </table:table-cell>
              <table:table-cell office:value-type="float" office:value="35.134472">
                <text:p>35.134472</text:p>
              </table:table-cell>
              <table:table-cell office:value-type="float" office:value="232.662857">
                <text:p>232.662857</text:p>
              </table:table-cell>
              <table:table-cell office:value-type="float" office:value="35.073189">
                <text:p>35.07318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34.696267">
                <text:p>234.696267</text:p>
              </table:table-cell>
              <table:table-cell office:value-type="float" office:value="3.442323">
                <text:p>3.442323</text:p>
              </table:table-cell>
              <table:table-cell office:value-type="float" office:value="233.129837">
                <text:p>233.129837</text:p>
              </table:table-cell>
              <table:table-cell office:value-type="float" office:value="34.983413">
                <text:p>34.983413</text:p>
              </table:table-cell>
              <table:table-cell office:value-type="float" office:value="232.90613">
                <text:p>232.90613</text:p>
              </table:table-cell>
              <table:table-cell office:value-type="float" office:value="34.922136">
                <text:p>34.9221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34.865856">
                <text:p>234.865856</text:p>
              </table:table-cell>
              <table:table-cell office:value-type="float" office:value="3.287678">
                <text:p>3.287678</text:p>
              </table:table-cell>
              <table:table-cell office:value-type="float" office:value="233.372375">
                <text:p>233.372375</text:p>
              </table:table-cell>
              <table:table-cell office:value-type="float" office:value="34.831871">
                <text:p>34.831871</text:p>
              </table:table-cell>
              <table:table-cell office:value-type="float" office:value="233.148506">
                <text:p>233.148506</text:p>
              </table:table-cell>
              <table:table-cell office:value-type="float" office:value="34.7706">
                <text:p>34.77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35.035124">
                <text:p>235.035124</text:p>
              </table:table-cell>
              <table:table-cell office:value-type="float" office:value="3.132712">
                <text:p>3.132712</text:p>
              </table:table-cell>
              <table:table-cell office:value-type="float" office:value="233.614022">
                <text:p>233.614022</text:p>
              </table:table-cell>
              <table:table-cell office:value-type="float" office:value="34.679852">
                <text:p>34.679852</text:p>
              </table:table-cell>
              <table:table-cell office:value-type="float" office:value="233.389993">
                <text:p>233.389993</text:p>
              </table:table-cell>
              <table:table-cell office:value-type="float" office:value="34.618584">
                <text:p>34.6185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35.204072">
                <text:p>235.204072</text:p>
              </table:table-cell>
              <table:table-cell office:value-type="float" office:value="2.977425">
                <text:p>2.977425</text:p>
              </table:table-cell>
              <table:table-cell office:value-type="float" office:value="233.854783">
                <text:p>233.854783</text:p>
              </table:table-cell>
              <table:table-cell office:value-type="float" office:value="34.52736">
                <text:p>34.52736</text:p>
              </table:table-cell>
              <table:table-cell office:value-type="float" office:value="233.630594">
                <text:p>233.630594</text:p>
              </table:table-cell>
              <table:table-cell office:value-type="float" office:value="34.466094">
                <text:p>34.4660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35.372703">
                <text:p>235.372703</text:p>
              </table:table-cell>
              <table:table-cell office:value-type="float" office:value="2.82182">
                <text:p>2.82182</text:p>
              </table:table-cell>
              <table:table-cell office:value-type="float" office:value="234.094665">
                <text:p>234.094665</text:p>
              </table:table-cell>
              <table:table-cell office:value-type="float" office:value="34.374398">
                <text:p>34.374398</text:p>
              </table:table-cell>
              <table:table-cell office:value-type="float" office:value="233.870316">
                <text:p>233.870316</text:p>
              </table:table-cell>
              <table:table-cell office:value-type="float" office:value="34.313133">
                <text:p>34.3131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35.541018">
                <text:p>235.541018</text:p>
              </table:table-cell>
              <table:table-cell office:value-type="float" office:value="2.665899">
                <text:p>2.665899</text:p>
              </table:table-cell>
              <table:table-cell office:value-type="float" office:value="234.333672">
                <text:p>234.333672</text:p>
              </table:table-cell>
              <table:table-cell office:value-type="float" office:value="34.220972">
                <text:p>34.220972</text:p>
              </table:table-cell>
              <table:table-cell office:value-type="float" office:value="234.109164">
                <text:p>234.109164</text:p>
              </table:table-cell>
              <table:table-cell office:value-type="float" office:value="34.159706">
                <text:p>34.1597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35.709019">
                <text:p>235.709019</text:p>
              </table:table-cell>
              <table:table-cell office:value-type="float" office:value="2.509664">
                <text:p>2.509664</text:p>
              </table:table-cell>
              <table:table-cell office:value-type="float" office:value="234.571811">
                <text:p>234.571811</text:p>
              </table:table-cell>
              <table:table-cell office:value-type="float" office:value="34.067085">
                <text:p>34.067085</text:p>
              </table:table-cell>
              <table:table-cell office:value-type="float" office:value="234.347143">
                <text:p>234.347143</text:p>
              </table:table-cell>
              <table:table-cell office:value-type="float" office:value="34.005817">
                <text:p>34.0058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35.876709">
                <text:p>235.876709</text:p>
              </table:table-cell>
              <table:table-cell office:value-type="float" office:value="2.353116">
                <text:p>2.353116</text:p>
              </table:table-cell>
              <table:table-cell office:value-type="float" office:value="234.809087">
                <text:p>234.809087</text:p>
              </table:table-cell>
              <table:table-cell office:value-type="float" office:value="33.912743">
                <text:p>33.912743</text:p>
              </table:table-cell>
              <table:table-cell office:value-type="float" office:value="234.58426">
                <text:p>234.58426</text:p>
              </table:table-cell>
              <table:table-cell office:value-type="float" office:value="33.851471">
                <text:p>33.85147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36.044088">
                <text:p>236.044088</text:p>
              </table:table-cell>
              <table:table-cell office:value-type="float" office:value="2.196257">
                <text:p>2.196257</text:p>
              </table:table-cell>
              <table:table-cell office:value-type="float" office:value="235.045505">
                <text:p>235.045505</text:p>
              </table:table-cell>
              <table:table-cell office:value-type="float" office:value="33.757949">
                <text:p>33.757949</text:p>
              </table:table-cell>
              <table:table-cell office:value-type="float" office:value="234.820519">
                <text:p>234.820519</text:p>
              </table:table-cell>
              <table:table-cell office:value-type="float" office:value="33.696672">
                <text:p>33.6966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36.21116">
                <text:p>236.21116</text:p>
              </table:table-cell>
              <table:table-cell office:value-type="float" office:value="2.03909">
                <text:p>2.03909</text:p>
              </table:table-cell>
              <table:table-cell office:value-type="float" office:value="235.281071">
                <text:p>235.281071</text:p>
              </table:table-cell>
              <table:table-cell office:value-type="float" office:value="33.602708">
                <text:p>33.602708</text:p>
              </table:table-cell>
              <table:table-cell office:value-type="float" office:value="235.055927">
                <text:p>235.055927</text:p>
              </table:table-cell>
              <table:table-cell office:value-type="float" office:value="33.541424">
                <text:p>33.54142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36.377926">
                <text:p>236.377926</text:p>
              </table:table-cell>
              <table:table-cell office:value-type="float" office:value="1.881617">
                <text:p>1.881617</text:p>
              </table:table-cell>
              <table:table-cell office:value-type="float" office:value="235.515791">
                <text:p>235.515791</text:p>
              </table:table-cell>
              <table:table-cell office:value-type="float" office:value="33.447024">
                <text:p>33.447024</text:p>
              </table:table-cell>
              <table:table-cell office:value-type="float" office:value="235.290488">
                <text:p>235.290488</text:p>
              </table:table-cell>
              <table:table-cell office:value-type="float" office:value="33.385732">
                <text:p>33.3857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36.544389">
                <text:p>236.544389</text:p>
              </table:table-cell>
              <table:table-cell office:value-type="float" office:value="1.723838">
                <text:p>1.723838</text:p>
              </table:table-cell>
              <table:table-cell office:value-type="float" office:value="235.74967">
                <text:p>235.74967</text:p>
              </table:table-cell>
              <table:table-cell office:value-type="float" office:value="33.2909">
                <text:p>33.2909</text:p>
              </table:table-cell>
              <table:table-cell office:value-type="float" office:value="235.524209">
                <text:p>235.524209</text:p>
              </table:table-cell>
              <table:table-cell office:value-type="float" office:value="33.229599">
                <text:p>33.2295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36.71055">
                <text:p>236.71055</text:p>
              </table:table-cell>
              <table:table-cell office:value-type="float" office:value="1.565757">
                <text:p>1.565757</text:p>
              </table:table-cell>
              <table:table-cell office:value-type="float" office:value="235.982715">
                <text:p>235.982715</text:p>
              </table:table-cell>
              <table:table-cell office:value-type="float" office:value="33.134342">
                <text:p>33.134342</text:p>
              </table:table-cell>
              <table:table-cell office:value-type="float" office:value="235.757095">
                <text:p>235.757095</text:p>
              </table:table-cell>
              <table:table-cell office:value-type="float" office:value="33.07303">
                <text:p>33.073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36.876411">
                <text:p>236.876411</text:p>
              </table:table-cell>
              <table:table-cell office:value-type="float" office:value="1.407374">
                <text:p>1.407374</text:p>
              </table:table-cell>
              <table:table-cell office:value-type="float" office:value="236.21493">
                <text:p>236.21493</text:p>
              </table:table-cell>
              <table:table-cell office:value-type="float" office:value="32.977354">
                <text:p>32.977354</text:p>
              </table:table-cell>
              <table:table-cell office:value-type="float" office:value="235.989152">
                <text:p>235.989152</text:p>
              </table:table-cell>
              <table:table-cell office:value-type="float" office:value="32.916029">
                <text:p>32.9160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37.041974">
                <text:p>237.041974</text:p>
              </table:table-cell>
              <table:table-cell office:value-type="float" office:value="1.248693">
                <text:p>1.248693</text:p>
              </table:table-cell>
              <table:table-cell office:value-type="float" office:value="236.446321">
                <text:p>236.446321</text:p>
              </table:table-cell>
              <table:table-cell office:value-type="float" office:value="32.819939">
                <text:p>32.819939</text:p>
              </table:table-cell>
              <table:table-cell office:value-type="float" office:value="236.220386">
                <text:p>236.220386</text:p>
              </table:table-cell>
              <table:table-cell office:value-type="float" office:value="32.7586">
                <text:p>32.75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37.207242">
                <text:p>237.207242</text:p>
              </table:table-cell>
              <table:table-cell office:value-type="float" office:value="1.089714">
                <text:p>1.089714</text:p>
              </table:table-cell>
              <table:table-cell office:value-type="float" office:value="236.676895">
                <text:p>236.676895</text:p>
              </table:table-cell>
              <table:table-cell office:value-type="float" office:value="32.662101">
                <text:p>32.662101</text:p>
              </table:table-cell>
              <table:table-cell office:value-type="float" office:value="236.450801">
                <text:p>236.450801</text:p>
              </table:table-cell>
              <table:table-cell office:value-type="float" office:value="32.600747">
                <text:p>32.6007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37.372216">
                <text:p>237.372216</text:p>
              </table:table-cell>
              <table:table-cell office:value-type="float" office:value="0.930439">
                <text:p>0.930439</text:p>
              </table:table-cell>
              <table:table-cell office:value-type="float" office:value="236.906656">
                <text:p>236.906656</text:p>
              </table:table-cell>
              <table:table-cell office:value-type="float" office:value="32.503846">
                <text:p>32.503846</text:p>
              </table:table-cell>
              <table:table-cell office:value-type="float" office:value="236.680404">
                <text:p>236.680404</text:p>
              </table:table-cell>
              <table:table-cell office:value-type="float" office:value="32.442474">
                <text:p>32.4424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37.536899">
                <text:p>237.536899</text:p>
              </table:table-cell>
              <table:table-cell office:value-type="float" office:value="0.770871">
                <text:p>0.770871</text:p>
              </table:table-cell>
              <table:table-cell office:value-type="float" office:value="237.13561">
                <text:p>237.13561</text:p>
              </table:table-cell>
              <table:table-cell office:value-type="float" office:value="32.345176">
                <text:p>32.345176</text:p>
              </table:table-cell>
              <table:table-cell office:value-type="float" office:value="236.9092">
                <text:p>236.9092</text:p>
              </table:table-cell>
              <table:table-cell office:value-type="float" office:value="32.283786">
                <text:p>32.28378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37.701293">
                <text:p>237.701293</text:p>
              </table:table-cell>
              <table:table-cell office:value-type="float" office:value="0.611011">
                <text:p>0.611011</text:p>
              </table:table-cell>
              <table:table-cell office:value-type="float" office:value="237.363764">
                <text:p>237.363764</text:p>
              </table:table-cell>
              <table:table-cell office:value-type="float" office:value="32.186095">
                <text:p>32.186095</text:p>
              </table:table-cell>
              <table:table-cell office:value-type="float" office:value="237.137196">
                <text:p>237.137196</text:p>
              </table:table-cell>
              <table:table-cell office:value-type="float" office:value="32.124686">
                <text:p>32.12468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37.865399">
                <text:p>237.865399</text:p>
              </table:table-cell>
              <table:table-cell office:value-type="float" office:value="0.450862">
                <text:p>0.450862</text:p>
              </table:table-cell>
              <table:table-cell office:value-type="float" office:value="237.591122">
                <text:p>237.591122</text:p>
              </table:table-cell>
              <table:table-cell office:value-type="float" office:value="32.026608">
                <text:p>32.026608</text:p>
              </table:table-cell>
              <table:table-cell office:value-type="float" office:value="237.364396">
                <text:p>237.364396</text:p>
              </table:table-cell>
              <table:table-cell office:value-type="float" office:value="31.965177">
                <text:p>31.96517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38.029219">
                <text:p>238.029219</text:p>
              </table:table-cell>
              <table:table-cell office:value-type="float" office:value="0.290424">
                <text:p>0.290424</text:p>
              </table:table-cell>
              <table:table-cell office:value-type="float" office:value="237.81769">
                <text:p>237.81769</text:p>
              </table:table-cell>
              <table:table-cell office:value-type="float" office:value="31.866719">
                <text:p>31.866719</text:p>
              </table:table-cell>
              <table:table-cell office:value-type="float" office:value="237.590806">
                <text:p>237.590806</text:p>
              </table:table-cell>
              <table:table-cell office:value-type="float" office:value="31.805265">
                <text:p>31.8052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38.192757">
                <text:p>238.192757</text:p>
              </table:table-cell>
              <table:table-cell office:value-type="float" office:value="0.129699">
                <text:p>0.129699</text:p>
              </table:table-cell>
              <table:table-cell office:value-type="float" office:value="238.043475">
                <text:p>238.043475</text:p>
              </table:table-cell>
              <table:table-cell office:value-type="float" office:value="31.706431">
                <text:p>31.706431</text:p>
              </table:table-cell>
              <table:table-cell office:value-type="float" office:value="237.816432">
                <text:p>237.816432</text:p>
              </table:table-cell>
              <table:table-cell office:value-type="float" office:value="31.644953">
                <text:p>31.64495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38.356013">
                <text:p>238.356013</text:p>
              </table:table-cell>
              <table:table-cell office:value-type="float" office:value="-0.031309">
                <text:p>-0.031309</text:p>
              </table:table-cell>
              <table:table-cell office:value-type="float" office:value="238.268481">
                <text:p>238.268481</text:p>
              </table:table-cell>
              <table:table-cell office:value-type="float" office:value="31.545748">
                <text:p>31.545748</text:p>
              </table:table-cell>
              <table:table-cell office:value-type="float" office:value="238.041279">
                <text:p>238.041279</text:p>
              </table:table-cell>
              <table:table-cell office:value-type="float" office:value="31.484244">
                <text:p>31.4842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38.51899">
                <text:p>238.51899</text:p>
              </table:table-cell>
              <table:table-cell office:value-type="float" office:value="-0.192601">
                <text:p>-0.192601</text:p>
              </table:table-cell>
              <table:table-cell office:value-type="float" office:value="238.492715">
                <text:p>238.492715</text:p>
              </table:table-cell>
              <table:table-cell office:value-type="float" office:value="31.384675">
                <text:p>31.384675</text:p>
              </table:table-cell>
              <table:table-cell office:value-type="float" office:value="238.265354">
                <text:p>238.265354</text:p>
              </table:table-cell>
              <table:table-cell office:value-type="float" office:value="31.323143">
                <text:p>31.3231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38.68169">
                <text:p>238.68169</text:p>
              </table:table-cell>
              <table:table-cell office:value-type="float" office:value="-0.354173">
                <text:p>-0.354173</text:p>
              </table:table-cell>
              <table:table-cell office:value-type="float" office:value="238.716181">
                <text:p>238.716181</text:p>
              </table:table-cell>
              <table:table-cell office:value-type="float" office:value="31.223214">
                <text:p>31.223214</text:p>
              </table:table-cell>
              <table:table-cell office:value-type="float" office:value="238.488661">
                <text:p>238.488661</text:p>
              </table:table-cell>
              <table:table-cell office:value-type="float" office:value="31.161653">
                <text:p>31.1616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38.844116">
                <text:p>238.844116</text:p>
              </table:table-cell>
              <table:table-cell office:value-type="float" office:value="-0.516025">
                <text:p>-0.516025</text:p>
              </table:table-cell>
              <table:table-cell office:value-type="float" office:value="238.938886">
                <text:p>238.938886</text:p>
              </table:table-cell>
              <table:table-cell office:value-type="float" office:value="31.06137">
                <text:p>31.06137</text:p>
              </table:table-cell>
              <table:table-cell office:value-type="float" office:value="238.711207">
                <text:p>238.711207</text:p>
              </table:table-cell>
              <table:table-cell office:value-type="float" office:value="30.999779">
                <text:p>30.9997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39.006268">
                <text:p>239.006268</text:p>
              </table:table-cell>
              <table:table-cell office:value-type="float" office:value="-0.678154">
                <text:p>-0.678154</text:p>
              </table:table-cell>
              <table:table-cell office:value-type="float" office:value="239.160836">
                <text:p>239.160836</text:p>
              </table:table-cell>
              <table:table-cell office:value-type="float" office:value="30.899147">
                <text:p>30.899147</text:p>
              </table:table-cell>
              <table:table-cell office:value-type="float" office:value="238.932997">
                <text:p>238.932997</text:p>
              </table:table-cell>
              <table:table-cell office:value-type="float" office:value="30.837524">
                <text:p>30.8375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.382035">
                <text:p>239.382035</text:p>
              </table:table-cell>
              <table:table-cell office:value-type="float" office:value="30.736548">
                <text:p>30.736548</text:p>
              </table:table-cell>
              <table:table-cell office:value-type="float" office:value="239.154036">
                <text:p>239.154036</text:p>
              </table:table-cell>
              <table:table-cell office:value-type="float" office:value="30.674891">
                <text:p>30.6748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.60249">
                <text:p>239.60249</text:p>
              </table:table-cell>
              <table:table-cell office:value-type="float" office:value="30.573576">
                <text:p>30.573576</text:p>
              </table:table-cell>
              <table:table-cell office:value-type="float" office:value="239.374331">
                <text:p>239.374331</text:p>
              </table:table-cell>
              <table:table-cell office:value-type="float" office:value="30.511884">
                <text:p>30.5118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.822207">
                <text:p>239.822207</text:p>
              </table:table-cell>
              <table:table-cell office:value-type="float" office:value="30.410236">
                <text:p>30.410236</text:p>
              </table:table-cell>
              <table:table-cell office:value-type="float" office:value="239.593887">
                <text:p>239.593887</text:p>
              </table:table-cell>
              <table:table-cell office:value-type="float" office:value="30.348508">
                <text:p>30.3485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.04119">
                <text:p>240.04119</text:p>
              </table:table-cell>
              <table:table-cell office:value-type="float" office:value="30.246532">
                <text:p>30.246532</text:p>
              </table:table-cell>
              <table:table-cell office:value-type="float" office:value="239.81271">
                <text:p>239.81271</text:p>
              </table:table-cell>
              <table:table-cell office:value-type="float" office:value="30.184765">
                <text:p>30.1847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.259445">
                <text:p>240.259445</text:p>
              </table:table-cell>
              <table:table-cell office:value-type="float" office:value="30.082466">
                <text:p>30.082466</text:p>
              </table:table-cell>
              <table:table-cell office:value-type="float" office:value="240.030804">
                <text:p>240.030804</text:p>
              </table:table-cell>
              <table:table-cell office:value-type="float" office:value="30.020659">
                <text:p>30.0206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.476979">
                <text:p>240.476979</text:p>
              </table:table-cell>
              <table:table-cell office:value-type="float" office:value="29.918042">
                <text:p>29.918042</text:p>
              </table:table-cell>
              <table:table-cell office:value-type="float" office:value="240.248176">
                <text:p>240.248176</text:p>
              </table:table-cell>
              <table:table-cell office:value-type="float" office:value="29.856194">
                <text:p>29.8561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.693797">
                <text:p>240.693797</text:p>
              </table:table-cell>
              <table:table-cell office:value-type="float" office:value="29.753264">
                <text:p>29.753264</text:p>
              </table:table-cell>
              <table:table-cell office:value-type="float" office:value="240.464832">
                <text:p>240.464832</text:p>
              </table:table-cell>
              <table:table-cell office:value-type="float" office:value="29.691373">
                <text:p>29.6913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.909904">
                <text:p>240.909904</text:p>
              </table:table-cell>
              <table:table-cell office:value-type="float" office:value="29.588136">
                <text:p>29.588136</text:p>
              </table:table-cell>
              <table:table-cell office:value-type="float" office:value="240.680776">
                <text:p>240.680776</text:p>
              </table:table-cell>
              <table:table-cell office:value-type="float" office:value="29.526201">
                <text:p>29.5262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.125305">
                <text:p>241.125305</text:p>
              </table:table-cell>
              <table:table-cell office:value-type="float" office:value="29.422661">
                <text:p>29.422661</text:p>
              </table:table-cell>
              <table:table-cell office:value-type="float" office:value="240.896015">
                <text:p>240.896015</text:p>
              </table:table-cell>
              <table:table-cell office:value-type="float" office:value="29.360679">
                <text:p>29.36067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.340007">
                <text:p>241.340007</text:p>
              </table:table-cell>
              <table:table-cell office:value-type="float" office:value="29.256842">
                <text:p>29.256842</text:p>
              </table:table-cell>
              <table:table-cell office:value-type="float" office:value="241.110554">
                <text:p>241.110554</text:p>
              </table:table-cell>
              <table:table-cell office:value-type="float" office:value="29.194812">
                <text:p>29.1948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.554016">
                <text:p>241.554016</text:p>
              </table:table-cell>
              <table:table-cell office:value-type="float" office:value="29.090682">
                <text:p>29.090682</text:p>
              </table:table-cell>
              <table:table-cell office:value-type="float" office:value="241.324398">
                <text:p>241.324398</text:p>
              </table:table-cell>
              <table:table-cell office:value-type="float" office:value="29.028604">
                <text:p>29.0286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.767336">
                <text:p>241.767336</text:p>
              </table:table-cell>
              <table:table-cell office:value-type="float" office:value="28.924186">
                <text:p>28.924186</text:p>
              </table:table-cell>
              <table:table-cell office:value-type="float" office:value="241.537553">
                <text:p>241.537553</text:p>
              </table:table-cell>
              <table:table-cell office:value-type="float" office:value="28.862057">
                <text:p>28.8620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.979973">
                <text:p>241.979973</text:p>
              </table:table-cell>
              <table:table-cell office:value-type="float" office:value="28.757357">
                <text:p>28.757357</text:p>
              </table:table-cell>
              <table:table-cell office:value-type="float" office:value="241.750025">
                <text:p>241.750025</text:p>
              </table:table-cell>
              <table:table-cell office:value-type="float" office:value="28.695176">
                <text:p>28.6951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191932">
                <text:p>242.191932</text:p>
              </table:table-cell>
              <table:table-cell office:value-type="float" office:value="28.590198">
                <text:p>28.590198</text:p>
              </table:table-cell>
              <table:table-cell office:value-type="float" office:value="241.961819">
                <text:p>241.961819</text:p>
              </table:table-cell>
              <table:table-cell office:value-type="float" office:value="28.527962">
                <text:p>28.5279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40322">
                <text:p>242.40322</text:p>
              </table:table-cell>
              <table:table-cell office:value-type="float" office:value="28.422712">
                <text:p>28.422712</text:p>
              </table:table-cell>
              <table:table-cell office:value-type="float" office:value="242.172941">
                <text:p>242.172941</text:p>
              </table:table-cell>
              <table:table-cell office:value-type="float" office:value="28.360421">
                <text:p>28.36042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613841">
                <text:p>242.613841</text:p>
              </table:table-cell>
              <table:table-cell office:value-type="float" office:value="28.254902">
                <text:p>28.254902</text:p>
              </table:table-cell>
              <table:table-cell office:value-type="float" office:value="242.383396">
                <text:p>242.383396</text:p>
              </table:table-cell>
              <table:table-cell office:value-type="float" office:value="28.192554">
                <text:p>28.19255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823802">
                <text:p>242.823802</text:p>
              </table:table-cell>
              <table:table-cell office:value-type="float" office:value="28.086773">
                <text:p>28.086773</text:p>
              </table:table-cell>
              <table:table-cell office:value-type="float" office:value="242.593189">
                <text:p>242.593189</text:p>
              </table:table-cell>
              <table:table-cell office:value-type="float" office:value="28.024366">
                <text:p>28.0243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033107">
                <text:p>243.033107</text:p>
              </table:table-cell>
              <table:table-cell office:value-type="float" office:value="27.918327">
                <text:p>27.918327</text:p>
              </table:table-cell>
              <table:table-cell office:value-type="float" office:value="242.802326">
                <text:p>242.802326</text:p>
              </table:table-cell>
              <table:table-cell office:value-type="float" office:value="27.855859">
                <text:p>27.85585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241763">
                <text:p>243.241763</text:p>
              </table:table-cell>
              <table:table-cell office:value-type="float" office:value="27.749567">
                <text:p>27.749567</text:p>
              </table:table-cell>
              <table:table-cell office:value-type="float" office:value="243.010813">
                <text:p>243.010813</text:p>
              </table:table-cell>
              <table:table-cell office:value-type="float" office:value="27.687038">
                <text:p>27.68703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449774">
                <text:p>243.449774</text:p>
              </table:table-cell>
              <table:table-cell office:value-type="float" office:value="27.580497">
                <text:p>27.580497</text:p>
              </table:table-cell>
              <table:table-cell office:value-type="float" office:value="243.218655">
                <text:p>243.218655</text:p>
              </table:table-cell>
              <table:table-cell office:value-type="float" office:value="27.517904">
                <text:p>27.5179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657146">
                <text:p>243.657146</text:p>
              </table:table-cell>
              <table:table-cell office:value-type="float" office:value="27.411119">
                <text:p>27.411119</text:p>
              </table:table-cell>
              <table:table-cell office:value-type="float" office:value="243.425857">
                <text:p>243.425857</text:p>
              </table:table-cell>
              <table:table-cell office:value-type="float" office:value="27.348461">
                <text:p>27.34846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863884">
                <text:p>243.863884</text:p>
              </table:table-cell>
              <table:table-cell office:value-type="float" office:value="27.241438">
                <text:p>27.241438</text:p>
              </table:table-cell>
              <table:table-cell office:value-type="float" office:value="243.632424">
                <text:p>243.632424</text:p>
              </table:table-cell>
              <table:table-cell office:value-type="float" office:value="27.178713">
                <text:p>27.1787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069994">
                <text:p>244.069994</text:p>
              </table:table-cell>
              <table:table-cell office:value-type="float" office:value="27.071455">
                <text:p>27.071455</text:p>
              </table:table-cell>
              <table:table-cell office:value-type="float" office:value="243.838363">
                <text:p>243.838363</text:p>
              </table:table-cell>
              <table:table-cell office:value-type="float" office:value="27.008662">
                <text:p>27.00866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275482">
                <text:p>244.275482</text:p>
              </table:table-cell>
              <table:table-cell office:value-type="float" office:value="26.901175">
                <text:p>26.901175</text:p>
              </table:table-cell>
              <table:table-cell office:value-type="float" office:value="244.043678">
                <text:p>244.043678</text:p>
              </table:table-cell>
              <table:table-cell office:value-type="float" office:value="26.838312">
                <text:p>26.8383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480352">
                <text:p>244.480352</text:p>
              </table:table-cell>
              <table:table-cell office:value-type="float" office:value="26.730601">
                <text:p>26.730601</text:p>
              </table:table-cell>
              <table:table-cell office:value-type="float" office:value="244.248375">
                <text:p>244.248375</text:p>
              </table:table-cell>
              <table:table-cell office:value-type="float" office:value="26.667665">
                <text:p>26.66766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684609">
                <text:p>244.684609</text:p>
              </table:table-cell>
              <table:table-cell office:value-type="float" office:value="26.559734">
                <text:p>26.559734</text:p>
              </table:table-cell>
              <table:table-cell office:value-type="float" office:value="244.452459">
                <text:p>244.452459</text:p>
              </table:table-cell>
              <table:table-cell office:value-type="float" office:value="26.496726">
                <text:p>26.4967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88826">
                <text:p>244.88826</text:p>
              </table:table-cell>
              <table:table-cell office:value-type="float" office:value="26.388579">
                <text:p>26.388579</text:p>
              </table:table-cell>
              <table:table-cell office:value-type="float" office:value="244.655935">
                <text:p>244.655935</text:p>
              </table:table-cell>
              <table:table-cell office:value-type="float" office:value="26.325496">
                <text:p>26.3254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.09131">
                <text:p>245.09131</text:p>
              </table:table-cell>
              <table:table-cell office:value-type="float" office:value="26.217139">
                <text:p>26.217139</text:p>
              </table:table-cell>
              <table:table-cell office:value-type="float" office:value="244.858809">
                <text:p>244.858809</text:p>
              </table:table-cell>
              <table:table-cell office:value-type="float" office:value="26.153978">
                <text:p>26.1539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.293764">
                <text:p>245.293764</text:p>
              </table:table-cell>
              <table:table-cell office:value-type="float" office:value="26.045415">
                <text:p>26.045415</text:p>
              </table:table-cell>
              <table:table-cell office:value-type="float" office:value="245.061086">
                <text:p>245.061086</text:p>
              </table:table-cell>
              <table:table-cell office:value-type="float" office:value="25.982177">
                <text:p>25.98217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.495626">
                <text:p>245.495626</text:p>
              </table:table-cell>
              <table:table-cell office:value-type="float" office:value="25.873413">
                <text:p>25.873413</text:p>
              </table:table-cell>
              <table:table-cell office:value-type="float" office:value="245.262772">
                <text:p>245.262772</text:p>
              </table:table-cell>
              <table:table-cell office:value-type="float" office:value="25.810094">
                <text:p>25.8100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.696904">
                <text:p>245.696904</text:p>
              </table:table-cell>
              <table:table-cell office:value-type="float" office:value="25.701133">
                <text:p>25.701133</text:p>
              </table:table-cell>
              <table:table-cell office:value-type="float" office:value="245.463871">
                <text:p>245.463871</text:p>
              </table:table-cell>
              <table:table-cell office:value-type="float" office:value="25.637733">
                <text:p>25.6377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.8976">
                <text:p>245.8976</text:p>
              </table:table-cell>
              <table:table-cell office:value-type="float" office:value="25.52858">
                <text:p>25.52858</text:p>
              </table:table-cell>
              <table:table-cell office:value-type="float" office:value="245.664389">
                <text:p>245.664389</text:p>
              </table:table-cell>
              <table:table-cell office:value-type="float" office:value="25.465097">
                <text:p>25.46509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097722">
                <text:p>246.097722</text:p>
              </table:table-cell>
              <table:table-cell office:value-type="float" office:value="25.355756">
                <text:p>25.355756</text:p>
              </table:table-cell>
              <table:table-cell office:value-type="float" office:value="245.864331">
                <text:p>245.864331</text:p>
              </table:table-cell>
              <table:table-cell office:value-type="float" office:value="25.292188">
                <text:p>25.2921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297274">
                <text:p>246.297274</text:p>
              </table:table-cell>
              <table:table-cell office:value-type="float" office:value="25.182664">
                <text:p>25.182664</text:p>
              </table:table-cell>
              <table:table-cell office:value-type="float" office:value="246.063702">
                <text:p>246.063702</text:p>
              </table:table-cell>
              <table:table-cell office:value-type="float" office:value="25.11901">
                <text:p>25.119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496261">
                <text:p>246.496261</text:p>
              </table:table-cell>
              <table:table-cell office:value-type="float" office:value="25.009307">
                <text:p>25.009307</text:p>
              </table:table-cell>
              <table:table-cell office:value-type="float" office:value="246.262507">
                <text:p>246.262507</text:p>
              </table:table-cell>
              <table:table-cell office:value-type="float" office:value="24.945564">
                <text:p>24.9455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694689">
                <text:p>246.694689</text:p>
              </table:table-cell>
              <table:table-cell office:value-type="float" office:value="24.835688">
                <text:p>24.835688</text:p>
              </table:table-cell>
              <table:table-cell office:value-type="float" office:value="246.460753">
                <text:p>246.460753</text:p>
              </table:table-cell>
              <table:table-cell office:value-type="float" office:value="24.771855">
                <text:p>24.7718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892563">
                <text:p>246.892563</text:p>
              </table:table-cell>
              <table:table-cell office:value-type="float" office:value="24.661809">
                <text:p>24.661809</text:p>
              </table:table-cell>
              <table:table-cell office:value-type="float" office:value="246.658442">
                <text:p>246.658442</text:p>
              </table:table-cell>
              <table:table-cell office:value-type="float" office:value="24.597885">
                <text:p>24.5978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.089887">
                <text:p>247.089887</text:p>
              </table:table-cell>
              <table:table-cell office:value-type="float" office:value="24.487674">
                <text:p>24.487674</text:p>
              </table:table-cell>
              <table:table-cell office:value-type="float" office:value="246.855582">
                <text:p>246.855582</text:p>
              </table:table-cell>
              <table:table-cell office:value-type="float" office:value="24.423656">
                <text:p>24.42365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.286667">
                <text:p>247.286667</text:p>
              </table:table-cell>
              <table:table-cell office:value-type="float" office:value="24.313285">
                <text:p>24.313285</text:p>
              </table:table-cell>
              <table:table-cell office:value-type="float" office:value="247.052177">
                <text:p>247.052177</text:p>
              </table:table-cell>
              <table:table-cell office:value-type="float" office:value="24.249172">
                <text:p>24.24917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.482909">
                <text:p>247.482909</text:p>
              </table:table-cell>
              <table:table-cell office:value-type="float" office:value="24.138645">
                <text:p>24.138645</text:p>
              </table:table-cell>
              <table:table-cell office:value-type="float" office:value="247.248231">
                <text:p>247.248231</text:p>
              </table:table-cell>
              <table:table-cell office:value-type="float" office:value="24.074436">
                <text:p>24.07443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.678616">
                <text:p>247.678616</text:p>
              </table:table-cell>
              <table:table-cell office:value-type="float" office:value="23.963756">
                <text:p>23.963756</text:p>
              </table:table-cell>
              <table:table-cell office:value-type="float" office:value="247.443751">
                <text:p>247.443751</text:p>
              </table:table-cell>
              <table:table-cell office:value-type="float" office:value="23.899449">
                <text:p>23.8994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.873795">
                <text:p>247.873795</text:p>
              </table:table-cell>
              <table:table-cell office:value-type="float" office:value="23.788622">
                <text:p>23.788622</text:p>
              </table:table-cell>
              <table:table-cell office:value-type="float" office:value="247.638741">
                <text:p>247.638741</text:p>
              </table:table-cell>
              <table:table-cell office:value-type="float" office:value="23.724215">
                <text:p>23.7242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.06845">
                <text:p>248.06845</text:p>
              </table:table-cell>
              <table:table-cell office:value-type="float" office:value="23.613245">
                <text:p>23.613245</text:p>
              </table:table-cell>
              <table:table-cell office:value-type="float" office:value="247.833206">
                <text:p>247.833206</text:p>
              </table:table-cell>
              <table:table-cell office:value-type="float" office:value="23.548736">
                <text:p>23.5487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.262586">
                <text:p>248.262586</text:p>
              </table:table-cell>
              <table:table-cell office:value-type="float" office:value="23.437627">
                <text:p>23.437627</text:p>
              </table:table-cell>
              <table:table-cell office:value-type="float" office:value="248.027152">
                <text:p>248.027152</text:p>
              </table:table-cell>
              <table:table-cell office:value-type="float" office:value="23.373015">
                <text:p>23.3730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.456209">
                <text:p>248.456209</text:p>
              </table:table-cell>
              <table:table-cell office:value-type="float" office:value="23.261772">
                <text:p>23.261772</text:p>
              </table:table-cell>
              <table:table-cell office:value-type="float" office:value="248.220583">
                <text:p>248.220583</text:p>
              </table:table-cell>
              <table:table-cell office:value-type="float" office:value="23.197055">
                <text:p>23.1970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.649323">
                <text:p>248.649323</text:p>
              </table:table-cell>
              <table:table-cell office:value-type="float" office:value="23.085682">
                <text:p>23.085682</text:p>
              </table:table-cell>
              <table:table-cell office:value-type="float" office:value="248.413503">
                <text:p>248.413503</text:p>
              </table:table-cell>
              <table:table-cell office:value-type="float" office:value="23.020858">
                <text:p>23.02085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.841933">
                <text:p>248.841933</text:p>
              </table:table-cell>
              <table:table-cell office:value-type="float" office:value="22.90936">
                <text:p>22.90936</text:p>
              </table:table-cell>
              <table:table-cell office:value-type="float" office:value="248.60592">
                <text:p>248.60592</text:p>
              </table:table-cell>
              <table:table-cell office:value-type="float" office:value="22.844427">
                <text:p>22.8444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.034045">
                <text:p>249.034045</text:p>
              </table:table-cell>
              <table:table-cell office:value-type="float" office:value="22.732808">
                <text:p>22.732808</text:p>
              </table:table-cell>
              <table:table-cell office:value-type="float" office:value="248.797836">
                <text:p>248.797836</text:p>
              </table:table-cell>
              <table:table-cell office:value-type="float" office:value="22.667765">
                <text:p>22.66776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.225663">
                <text:p>249.225663</text:p>
              </table:table-cell>
              <table:table-cell office:value-type="float" office:value="22.556028">
                <text:p>22.556028</text:p>
              </table:table-cell>
              <table:table-cell office:value-type="float" office:value="248.989257">
                <text:p>248.989257</text:p>
              </table:table-cell>
              <table:table-cell office:value-type="float" office:value="22.490873">
                <text:p>22.49087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.416792">
                <text:p>249.416792</text:p>
              </table:table-cell>
              <table:table-cell office:value-type="float" office:value="22.379024">
                <text:p>22.379024</text:p>
              </table:table-cell>
              <table:table-cell office:value-type="float" office:value="249.180189">
                <text:p>249.180189</text:p>
              </table:table-cell>
              <table:table-cell office:value-type="float" office:value="22.313756">
                <text:p>22.3137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.607437">
                <text:p>249.607437</text:p>
              </table:table-cell>
              <table:table-cell office:value-type="float" office:value="22.201798">
                <text:p>22.201798</text:p>
              </table:table-cell>
              <table:table-cell office:value-type="float" office:value="249.370635">
                <text:p>249.370635</text:p>
              </table:table-cell>
              <table:table-cell office:value-type="float" office:value="22.136414">
                <text:p>22.1364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.797603">
                <text:p>249.797603</text:p>
              </table:table-cell>
              <table:table-cell office:value-type="float" office:value="22.024353">
                <text:p>22.024353</text:p>
              </table:table-cell>
              <table:table-cell office:value-type="float" office:value="249.560601">
                <text:p>249.560601</text:p>
              </table:table-cell>
              <table:table-cell office:value-type="float" office:value="21.958852">
                <text:p>21.95885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.987295">
                <text:p>249.987295</text:p>
              </table:table-cell>
              <table:table-cell office:value-type="float" office:value="21.84669">
                <text:p>21.84669</text:p>
              </table:table-cell>
              <table:table-cell office:value-type="float" office:value="249.750091">
                <text:p>249.750091</text:p>
              </table:table-cell>
              <table:table-cell office:value-type="float" office:value="21.78107">
                <text:p>21.781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.176517">
                <text:p>250.176517</text:p>
              </table:table-cell>
              <table:table-cell office:value-type="float" office:value="21.668813">
                <text:p>21.668813</text:p>
              </table:table-cell>
              <table:table-cell office:value-type="float" office:value="249.939111">
                <text:p>249.939111</text:p>
              </table:table-cell>
              <table:table-cell office:value-type="float" office:value="21.603072">
                <text:p>21.60307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.365275">
                <text:p>250.365275</text:p>
              </table:table-cell>
              <table:table-cell office:value-type="float" office:value="21.490723">
                <text:p>21.490723</text:p>
              </table:table-cell>
              <table:table-cell office:value-type="float" office:value="250.127665">
                <text:p>250.127665</text:p>
              </table:table-cell>
              <table:table-cell office:value-type="float" office:value="21.424861">
                <text:p>21.4248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.553573">
                <text:p>250.553573</text:p>
              </table:table-cell>
              <table:table-cell office:value-type="float" office:value="21.312424">
                <text:p>21.312424</text:p>
              </table:table-cell>
              <table:table-cell office:value-type="float" office:value="250.315759">
                <text:p>250.315759</text:p>
              </table:table-cell>
              <table:table-cell office:value-type="float" office:value="21.246437">
                <text:p>21.2464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.741416">
                <text:p>250.741416</text:p>
              </table:table-cell>
              <table:table-cell office:value-type="float" office:value="21.133918">
                <text:p>21.133918</text:p>
              </table:table-cell>
              <table:table-cell office:value-type="float" office:value="250.503396">
                <text:p>250.503396</text:p>
              </table:table-cell>
              <table:table-cell office:value-type="float" office:value="21.067805">
                <text:p>21.0678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.928809">
                <text:p>250.928809</text:p>
              </table:table-cell>
              <table:table-cell office:value-type="float" office:value="20.955207">
                <text:p>20.955207</text:p>
              </table:table-cell>
              <table:table-cell office:value-type="float" office:value="250.690581">
                <text:p>250.690581</text:p>
              </table:table-cell>
              <table:table-cell office:value-type="float" office:value="20.888967">
                <text:p>20.8889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.115757">
                <text:p>251.115757</text:p>
              </table:table-cell>
              <table:table-cell office:value-type="float" office:value="20.776294">
                <text:p>20.776294</text:p>
              </table:table-cell>
              <table:table-cell office:value-type="float" office:value="250.87732">
                <text:p>250.87732</text:p>
              </table:table-cell>
              <table:table-cell office:value-type="float" office:value="20.709924">
                <text:p>20.70992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.302263">
                <text:p>251.302263</text:p>
              </table:table-cell>
              <table:table-cell office:value-type="float" office:value="20.597181">
                <text:p>20.597181</text:p>
              </table:table-cell>
              <table:table-cell office:value-type="float" office:value="251.063617">
                <text:p>251.063617</text:p>
              </table:table-cell>
              <table:table-cell office:value-type="float" office:value="20.53068">
                <text:p>20.530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.488334">
                <text:p>251.488334</text:p>
              </table:table-cell>
              <table:table-cell office:value-type="float" office:value="20.417869">
                <text:p>20.417869</text:p>
              </table:table-cell>
              <table:table-cell office:value-type="float" office:value="251.249477">
                <text:p>251.249477</text:p>
              </table:table-cell>
              <table:table-cell office:value-type="float" office:value="20.351236">
                <text:p>20.3512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.673974">
                <text:p>251.673974</text:p>
              </table:table-cell>
              <table:table-cell office:value-type="float" office:value="20.238363">
                <text:p>20.238363</text:p>
              </table:table-cell>
              <table:table-cell office:value-type="float" office:value="251.434904">
                <text:p>251.434904</text:p>
              </table:table-cell>
              <table:table-cell office:value-type="float" office:value="20.171595">
                <text:p>20.1715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.859187">
                <text:p>251.859187</text:p>
              </table:table-cell>
              <table:table-cell office:value-type="float" office:value="20.058664">
                <text:p>20.058664</text:p>
              </table:table-cell>
              <table:table-cell office:value-type="float" office:value="251.619903">
                <text:p>251.619903</text:p>
              </table:table-cell>
              <table:table-cell office:value-type="float" office:value="19.991759">
                <text:p>19.99175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043978">
                <text:p>252.043978</text:p>
              </table:table-cell>
              <table:table-cell office:value-type="float" office:value="19.878774">
                <text:p>19.878774</text:p>
              </table:table-cell>
              <table:table-cell office:value-type="float" office:value="251.804479">
                <text:p>251.804479</text:p>
              </table:table-cell>
              <table:table-cell office:value-type="float" office:value="19.811731">
                <text:p>19.8117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228352">
                <text:p>252.228352</text:p>
              </table:table-cell>
              <table:table-cell office:value-type="float" office:value="19.698696">
                <text:p>19.698696</text:p>
              </table:table-cell>
              <table:table-cell office:value-type="float" office:value="251.988636">
                <text:p>251.988636</text:p>
              </table:table-cell>
              <table:table-cell office:value-type="float" office:value="19.631513">
                <text:p>19.6315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412313">
                <text:p>252.412313</text:p>
              </table:table-cell>
              <table:table-cell office:value-type="float" office:value="19.518432">
                <text:p>19.518432</text:p>
              </table:table-cell>
              <table:table-cell office:value-type="float" office:value="252.172379">
                <text:p>252.172379</text:p>
              </table:table-cell>
              <table:table-cell office:value-type="float" office:value="19.451107">
                <text:p>19.4511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595866">
                <text:p>252.595866</text:p>
              </table:table-cell>
              <table:table-cell office:value-type="float" office:value="19.337984">
                <text:p>19.337984</text:p>
              </table:table-cell>
              <table:table-cell office:value-type="float" office:value="252.355713">
                <text:p>252.355713</text:p>
              </table:table-cell>
              <table:table-cell office:value-type="float" office:value="19.270516">
                <text:p>19.2705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779016">
                <text:p>252.779016</text:p>
              </table:table-cell>
              <table:table-cell office:value-type="float" office:value="19.157354">
                <text:p>19.157354</text:p>
              </table:table-cell>
              <table:table-cell office:value-type="float" office:value="252.538642">
                <text:p>252.538642</text:p>
              </table:table-cell>
              <table:table-cell office:value-type="float" office:value="19.089741">
                <text:p>19.08974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961766">
                <text:p>252.961766</text:p>
              </table:table-cell>
              <table:table-cell office:value-type="float" office:value="18.976545">
                <text:p>18.976545</text:p>
              </table:table-cell>
              <table:table-cell office:value-type="float" office:value="252.721171">
                <text:p>252.721171</text:p>
              </table:table-cell>
              <table:table-cell office:value-type="float" office:value="18.908785">
                <text:p>18.90878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.144123">
                <text:p>253.144123</text:p>
              </table:table-cell>
              <table:table-cell office:value-type="float" office:value="18.79556">
                <text:p>18.79556</text:p>
              </table:table-cell>
              <table:table-cell office:value-type="float" office:value="252.903304">
                <text:p>252.903304</text:p>
              </table:table-cell>
              <table:table-cell office:value-type="float" office:value="18.72765">
                <text:p>18.727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.326089">
                <text:p>253.326089</text:p>
              </table:table-cell>
              <table:table-cell office:value-type="float" office:value="18.614399">
                <text:p>18.614399</text:p>
              </table:table-cell>
              <table:table-cell office:value-type="float" office:value="253.085045">
                <text:p>253.085045</text:p>
              </table:table-cell>
              <table:table-cell office:value-type="float" office:value="18.546339">
                <text:p>18.54633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.50767">
                <text:p>253.50767</text:p>
              </table:table-cell>
              <table:table-cell office:value-type="float" office:value="18.433066">
                <text:p>18.433066</text:p>
              </table:table-cell>
              <table:table-cell office:value-type="float" office:value="253.2664">
                <text:p>253.2664</text:p>
              </table:table-cell>
              <table:table-cell office:value-type="float" office:value="18.364853">
                <text:p>18.36485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.688871">
                <text:p>253.688871</text:p>
              </table:table-cell>
              <table:table-cell office:value-type="float" office:value="18.251562">
                <text:p>18.251562</text:p>
              </table:table-cell>
              <table:table-cell office:value-type="float" office:value="253.447373">
                <text:p>253.447373</text:p>
              </table:table-cell>
              <table:table-cell office:value-type="float" office:value="18.183195">
                <text:p>18.1831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.869695">
                <text:p>253.869695</text:p>
              </table:table-cell>
              <table:table-cell office:value-type="float" office:value="18.06989">
                <text:p>18.06989</text:p>
              </table:table-cell>
              <table:table-cell office:value-type="float" office:value="253.627968">
                <text:p>253.627968</text:p>
              </table:table-cell>
              <table:table-cell office:value-type="float" office:value="18.001367">
                <text:p>18.0013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050147">
                <text:p>254.050147</text:p>
              </table:table-cell>
              <table:table-cell office:value-type="float" office:value="17.888052">
                <text:p>17.888052</text:p>
              </table:table-cell>
              <table:table-cell office:value-type="float" office:value="253.808189">
                <text:p>253.808189</text:p>
              </table:table-cell>
              <table:table-cell office:value-type="float" office:value="17.819371">
                <text:p>17.81937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230232">
                <text:p>254.230232</text:p>
              </table:table-cell>
              <table:table-cell office:value-type="float" office:value="17.706051">
                <text:p>17.706051</text:p>
              </table:table-cell>
              <table:table-cell office:value-type="float" office:value="253.988042">
                <text:p>253.988042</text:p>
              </table:table-cell>
              <table:table-cell office:value-type="float" office:value="17.63721">
                <text:p>17.637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409953">
                <text:p>254.409953</text:p>
              </table:table-cell>
              <table:table-cell office:value-type="float" office:value="17.523887">
                <text:p>17.523887</text:p>
              </table:table-cell>
              <table:table-cell office:value-type="float" office:value="254.16753">
                <text:p>254.16753</text:p>
              </table:table-cell>
              <table:table-cell office:value-type="float" office:value="17.454884">
                <text:p>17.4548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589316">
                <text:p>254.589316</text:p>
              </table:table-cell>
              <table:table-cell office:value-type="float" office:value="17.341564">
                <text:p>17.341564</text:p>
              </table:table-cell>
              <table:table-cell office:value-type="float" office:value="254.346658">
                <text:p>254.346658</text:p>
              </table:table-cell>
              <table:table-cell office:value-type="float" office:value="17.272397">
                <text:p>17.2723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768325">
                <text:p>254.768325</text:p>
              </table:table-cell>
              <table:table-cell office:value-type="float" office:value="17.159083">
                <text:p>17.159083</text:p>
              </table:table-cell>
              <table:table-cell office:value-type="float" office:value="254.525431">
                <text:p>254.525431</text:p>
              </table:table-cell>
              <table:table-cell office:value-type="float" office:value="17.089751">
                <text:p>17.08975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946985">
                <text:p>254.946985</text:p>
              </table:table-cell>
              <table:table-cell office:value-type="float" office:value="16.976446">
                <text:p>16.976446</text:p>
              </table:table-cell>
              <table:table-cell office:value-type="float" office:value="254.703852">
                <text:p>254.703852</text:p>
              </table:table-cell>
              <table:table-cell office:value-type="float" office:value="16.906947">
                <text:p>16.9069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.125298">
                <text:p>255.125298</text:p>
              </table:table-cell>
              <table:table-cell office:value-type="float" office:value="16.793656">
                <text:p>16.793656</text:p>
              </table:table-cell>
              <table:table-cell office:value-type="float" office:value="254.881926">
                <text:p>254.881926</text:p>
              </table:table-cell>
              <table:table-cell office:value-type="float" office:value="16.723988">
                <text:p>16.72398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.303271">
                <text:p>255.303271</text:p>
              </table:table-cell>
              <table:table-cell office:value-type="float" office:value="16.610715">
                <text:p>16.610715</text:p>
              </table:table-cell>
              <table:table-cell office:value-type="float" office:value="255.059658">
                <text:p>255.059658</text:p>
              </table:table-cell>
              <table:table-cell office:value-type="float" office:value="16.540876">
                <text:p>16.54087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.480907">
                <text:p>255.480907</text:p>
              </table:table-cell>
              <table:table-cell office:value-type="float" office:value="16.427624">
                <text:p>16.427624</text:p>
              </table:table-cell>
              <table:table-cell office:value-type="float" office:value="255.237051">
                <text:p>255.237051</text:p>
              </table:table-cell>
              <table:table-cell office:value-type="float" office:value="16.357613">
                <text:p>16.35761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.65821">
                <text:p>255.65821</text:p>
              </table:table-cell>
              <table:table-cell office:value-type="float" office:value="16.244387">
                <text:p>16.244387</text:p>
              </table:table-cell>
              <table:table-cell office:value-type="float" office:value="255.41411">
                <text:p>255.41411</text:p>
              </table:table-cell>
              <table:table-cell office:value-type="float" office:value="16.1742">
                <text:p>16.174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.835185">
                <text:p>255.835185</text:p>
              </table:table-cell>
              <table:table-cell office:value-type="float" office:value="16.061004">
                <text:p>16.061004</text:p>
              </table:table-cell>
              <table:table-cell office:value-type="float" office:value="255.59084">
                <text:p>255.59084</text:p>
              </table:table-cell>
              <table:table-cell office:value-type="float" office:value="15.990641">
                <text:p>15.99064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011836">
                <text:p>256.011836</text:p>
              </table:table-cell>
              <table:table-cell office:value-type="float" office:value="15.877477">
                <text:p>15.877477</text:p>
              </table:table-cell>
              <table:table-cell office:value-type="float" office:value="255.767244">
                <text:p>255.767244</text:p>
              </table:table-cell>
              <table:table-cell office:value-type="float" office:value="15.806936">
                <text:p>15.80693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188168">
                <text:p>256.188168</text:p>
              </table:table-cell>
              <table:table-cell office:value-type="float" office:value="15.69381">
                <text:p>15.69381</text:p>
              </table:table-cell>
              <table:table-cell office:value-type="float" office:value="255.943327">
                <text:p>255.943327</text:p>
              </table:table-cell>
              <table:table-cell office:value-type="float" office:value="15.623089">
                <text:p>15.6230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364184">
                <text:p>256.364184</text:p>
              </table:table-cell>
              <table:table-cell office:value-type="float" office:value="15.510004">
                <text:p>15.510004</text:p>
              </table:table-cell>
              <table:table-cell office:value-type="float" office:value="256.119093">
                <text:p>256.119093</text:p>
              </table:table-cell>
              <table:table-cell office:value-type="float" office:value="15.4391">
                <text:p>15.43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53989">
                <text:p>256.53989</text:p>
              </table:table-cell>
              <table:table-cell office:value-type="float" office:value="15.32606">
                <text:p>15.32606</text:p>
              </table:table-cell>
              <table:table-cell office:value-type="float" office:value="256.294546">
                <text:p>256.294546</text:p>
              </table:table-cell>
              <table:table-cell office:value-type="float" office:value="15.254972">
                <text:p>15.25497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715288">
                <text:p>256.715288</text:p>
              </table:table-cell>
              <table:table-cell office:value-type="float" office:value="15.141981">
                <text:p>15.141981</text:p>
              </table:table-cell>
              <table:table-cell office:value-type="float" office:value="256.469691">
                <text:p>256.469691</text:p>
              </table:table-cell>
              <table:table-cell office:value-type="float" office:value="15.070707">
                <text:p>15.0707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890383">
                <text:p>256.890383</text:p>
              </table:table-cell>
              <table:table-cell office:value-type="float" office:value="14.957768">
                <text:p>14.957768</text:p>
              </table:table-cell>
              <table:table-cell office:value-type="float" office:value="256.644531">
                <text:p>256.644531</text:p>
              </table:table-cell>
              <table:table-cell office:value-type="float" office:value="14.886307">
                <text:p>14.88630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.06518">
                <text:p>257.06518</text:p>
              </table:table-cell>
              <table:table-cell office:value-type="float" office:value="14.773425">
                <text:p>14.773425</text:p>
              </table:table-cell>
              <table:table-cell office:value-type="float" office:value="256.819072">
                <text:p>256.819072</text:p>
              </table:table-cell>
              <table:table-cell office:value-type="float" office:value="14.701774">
                <text:p>14.7017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.239683">
                <text:p>257.239683</text:p>
              </table:table-cell>
              <table:table-cell office:value-type="float" office:value="14.588952">
                <text:p>14.588952</text:p>
              </table:table-cell>
              <table:table-cell office:value-type="float" office:value="256.993316">
                <text:p>256.993316</text:p>
              </table:table-cell>
              <table:table-cell office:value-type="float" office:value="14.517109">
                <text:p>14.51710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.413895">
                <text:p>257.413895</text:p>
              </table:table-cell>
              <table:table-cell office:value-type="float" office:value="14.404351">
                <text:p>14.404351</text:p>
              </table:table-cell>
              <table:table-cell office:value-type="float" office:value="257.167268">
                <text:p>257.167268</text:p>
              </table:table-cell>
              <table:table-cell office:value-type="float" office:value="14.332315">
                <text:p>14.3323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.587822">
                <text:p>257.587822</text:p>
              </table:table-cell>
              <table:table-cell office:value-type="float" office:value="14.219625">
                <text:p>14.219625</text:p>
              </table:table-cell>
              <table:table-cell office:value-type="float" office:value="257.340933">
                <text:p>257.340933</text:p>
              </table:table-cell>
              <table:table-cell office:value-type="float" office:value="14.147393">
                <text:p>14.14739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.761466">
                <text:p>257.761466</text:p>
              </table:table-cell>
              <table:table-cell office:value-type="float" office:value="14.034776">
                <text:p>14.034776</text:p>
              </table:table-cell>
              <table:table-cell office:value-type="float" office:value="257.514314">
                <text:p>257.514314</text:p>
              </table:table-cell>
              <table:table-cell office:value-type="float" office:value="13.962346">
                <text:p>13.96234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.934833">
                <text:p>257.934833</text:p>
              </table:table-cell>
              <table:table-cell office:value-type="float" office:value="13.849804">
                <text:p>13.849804</text:p>
              </table:table-cell>
              <table:table-cell office:value-type="float" office:value="257.687416">
                <text:p>257.687416</text:p>
              </table:table-cell>
              <table:table-cell office:value-type="float" office:value="13.777175">
                <text:p>13.7771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107926">
                <text:p>258.107926</text:p>
              </table:table-cell>
              <table:table-cell office:value-type="float" office:value="13.664713">
                <text:p>13.664713</text:p>
              </table:table-cell>
              <table:table-cell office:value-type="float" office:value="257.860242">
                <text:p>257.860242</text:p>
              </table:table-cell>
              <table:table-cell office:value-type="float" office:value="13.591883">
                <text:p>13.59188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280749">
                <text:p>258.280749</text:p>
              </table:table-cell>
              <table:table-cell office:value-type="float" office:value="13.479504">
                <text:p>13.479504</text:p>
              </table:table-cell>
              <table:table-cell office:value-type="float" office:value="258.032797">
                <text:p>258.032797</text:p>
              </table:table-cell>
              <table:table-cell office:value-type="float" office:value="13.40647">
                <text:p>13.406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453306">
                <text:p>258.453306</text:p>
              </table:table-cell>
              <table:table-cell office:value-type="float" office:value="13.294178">
                <text:p>13.294178</text:p>
              </table:table-cell>
              <table:table-cell office:value-type="float" office:value="258.205085">
                <text:p>258.205085</text:p>
              </table:table-cell>
              <table:table-cell office:value-type="float" office:value="13.22094">
                <text:p>13.2209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625603">
                <text:p>258.625603</text:p>
              </table:table-cell>
              <table:table-cell office:value-type="float" office:value="13.108739">
                <text:p>13.108739</text:p>
              </table:table-cell>
              <table:table-cell office:value-type="float" office:value="258.37711">
                <text:p>258.37711</text:p>
              </table:table-cell>
              <table:table-cell office:value-type="float" office:value="13.035293">
                <text:p>13.0352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797641">
                <text:p>258.797641</text:p>
              </table:table-cell>
              <table:table-cell office:value-type="float" office:value="12.923187">
                <text:p>12.923187</text:p>
              </table:table-cell>
              <table:table-cell office:value-type="float" office:value="258.548875">
                <text:p>258.548875</text:p>
              </table:table-cell>
              <table:table-cell office:value-type="float" office:value="12.849532">
                <text:p>12.84953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969427">
                <text:p>258.969427</text:p>
              </table:table-cell>
              <table:table-cell office:value-type="float" office:value="12.737525">
                <text:p>12.737525</text:p>
              </table:table-cell>
              <table:table-cell office:value-type="float" office:value="258.720385">
                <text:p>258.720385</text:p>
              </table:table-cell>
              <table:table-cell office:value-type="float" office:value="12.663658">
                <text:p>12.6636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.140963">
                <text:p>259.140963</text:p>
              </table:table-cell>
              <table:table-cell office:value-type="float" office:value="12.551754">
                <text:p>12.551754</text:p>
              </table:table-cell>
              <table:table-cell office:value-type="float" office:value="258.891645">
                <text:p>258.891645</text:p>
              </table:table-cell>
              <table:table-cell office:value-type="float" office:value="12.477674">
                <text:p>12.4776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.312253">
                <text:p>259.312253</text:p>
              </table:table-cell>
              <table:table-cell office:value-type="float" office:value="12.365876">
                <text:p>12.365876</text:p>
              </table:table-cell>
              <table:table-cell office:value-type="float" office:value="259.062657">
                <text:p>259.062657</text:p>
              </table:table-cell>
              <table:table-cell office:value-type="float" office:value="12.291581">
                <text:p>12.29158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.483302">
                <text:p>259.483302</text:p>
              </table:table-cell>
              <table:table-cell office:value-type="float" office:value="12.179892">
                <text:p>12.179892</text:p>
              </table:table-cell>
              <table:table-cell office:value-type="float" office:value="259.233426">
                <text:p>259.233426</text:p>
              </table:table-cell>
              <table:table-cell office:value-type="float" office:value="12.105381">
                <text:p>12.1053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.654114">
                <text:p>259.654114</text:p>
              </table:table-cell>
              <table:table-cell office:value-type="float" office:value="11.993806">
                <text:p>11.993806</text:p>
              </table:table-cell>
              <table:table-cell office:value-type="float" office:value="259.403956">
                <text:p>259.403956</text:p>
              </table:table-cell>
              <table:table-cell office:value-type="float" office:value="11.919075">
                <text:p>11.9190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.824692">
                <text:p>259.824692</text:p>
              </table:table-cell>
              <table:table-cell office:value-type="float" office:value="11.807618">
                <text:p>11.807618</text:p>
              </table:table-cell>
              <table:table-cell office:value-type="float" office:value="259.57425">
                <text:p>259.57425</text:p>
              </table:table-cell>
              <table:table-cell office:value-type="float" office:value="11.732666">
                <text:p>11.73266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.995041">
                <text:p>259.995041</text:p>
              </table:table-cell>
              <table:table-cell office:value-type="float" office:value="11.621331">
                <text:p>11.621331</text:p>
              </table:table-cell>
              <table:table-cell office:value-type="float" office:value="259.744314">
                <text:p>259.744314</text:p>
              </table:table-cell>
              <table:table-cell office:value-type="float" office:value="11.546156">
                <text:p>11.5461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.165165">
                <text:p>260.165165</text:p>
              </table:table-cell>
              <table:table-cell office:value-type="float" office:value="11.434946">
                <text:p>11.434946</text:p>
              </table:table-cell>
              <table:table-cell office:value-type="float" office:value="259.91415">
                <text:p>259.91415</text:p>
              </table:table-cell>
              <table:table-cell office:value-type="float" office:value="11.359545">
                <text:p>11.3595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.335066">
                <text:p>260.335066</text:p>
              </table:table-cell>
              <table:table-cell office:value-type="float" office:value="11.248464">
                <text:p>11.248464</text:p>
              </table:table-cell>
              <table:table-cell office:value-type="float" office:value="260.083763">
                <text:p>260.083763</text:p>
              </table:table-cell>
              <table:table-cell office:value-type="float" office:value="11.172836">
                <text:p>11.17283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.50475">
                <text:p>260.50475</text:p>
              </table:table-cell>
              <table:table-cell office:value-type="float" office:value="11.061888">
                <text:p>11.061888</text:p>
              </table:table-cell>
              <table:table-cell office:value-type="float" office:value="260.253156">
                <text:p>260.253156</text:p>
              </table:table-cell>
              <table:table-cell office:value-type="float" office:value="10.986031">
                <text:p>10.98603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.67422">
                <text:p>260.67422</text:p>
              </table:table-cell>
              <table:table-cell office:value-type="float" office:value="10.87522">
                <text:p>10.87522</text:p>
              </table:table-cell>
              <table:table-cell office:value-type="float" office:value="260.422334">
                <text:p>260.422334</text:p>
              </table:table-cell>
              <table:table-cell office:value-type="float" office:value="10.799132">
                <text:p>10.79913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.843481">
                <text:p>260.843481</text:p>
              </table:table-cell>
              <table:table-cell office:value-type="float" office:value="10.688461">
                <text:p>10.688461</text:p>
              </table:table-cell>
              <table:table-cell office:value-type="float" office:value="260.5913">
                <text:p>260.5913</text:p>
              </table:table-cell>
              <table:table-cell office:value-type="float" office:value="10.612139">
                <text:p>10.6121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012535">
                <text:p>261.012535</text:p>
              </table:table-cell>
              <table:table-cell office:value-type="float" office:value="10.501612">
                <text:p>10.501612</text:p>
              </table:table-cell>
              <table:table-cell office:value-type="float" office:value="260.760058">
                <text:p>260.760058</text:p>
              </table:table-cell>
              <table:table-cell office:value-type="float" office:value="10.425056">
                <text:p>10.4250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181387">
                <text:p>261.181387</text:p>
              </table:table-cell>
              <table:table-cell office:value-type="float" office:value="10.314677">
                <text:p>10.314677</text:p>
              </table:table-cell>
              <table:table-cell office:value-type="float" office:value="260.928612">
                <text:p>260.928612</text:p>
              </table:table-cell>
              <table:table-cell office:value-type="float" office:value="10.237882">
                <text:p>10.23788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350041">
                <text:p>261.350041</text:p>
              </table:table-cell>
              <table:table-cell office:value-type="float" office:value="10.127655">
                <text:p>10.127655</text:p>
              </table:table-cell>
              <table:table-cell office:value-type="float" office:value="261.096967">
                <text:p>261.096967</text:p>
              </table:table-cell>
              <table:table-cell office:value-type="float" office:value="10.050622">
                <text:p>10.05062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518501">
                <text:p>261.518501</text:p>
              </table:table-cell>
              <table:table-cell office:value-type="float" office:value="9.94055">
                <text:p>9.94055</text:p>
              </table:table-cell>
              <table:table-cell office:value-type="float" office:value="261.265125">
                <text:p>261.265125</text:p>
              </table:table-cell>
              <table:table-cell office:value-type="float" office:value="9.863275">
                <text:p>9.8632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68677">
                <text:p>261.68677</text:p>
              </table:table-cell>
              <table:table-cell office:value-type="float" office:value="9.753363">
                <text:p>9.753363</text:p>
              </table:table-cell>
              <table:table-cell office:value-type="float" office:value="261.43309">
                <text:p>261.43309</text:p>
              </table:table-cell>
              <table:table-cell office:value-type="float" office:value="9.675844">
                <text:p>9.6758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854852">
                <text:p>261.854852</text:p>
              </table:table-cell>
              <table:table-cell office:value-type="float" office:value="9.566095">
                <text:p>9.566095</text:p>
              </table:table-cell>
              <table:table-cell office:value-type="float" office:value="261.600868">
                <text:p>261.600868</text:p>
              </table:table-cell>
              <table:table-cell office:value-type="float" office:value="9.48833">
                <text:p>9.488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022751">
                <text:p>262.022751</text:p>
              </table:table-cell>
              <table:table-cell office:value-type="float" office:value="9.378748">
                <text:p>9.378748</text:p>
              </table:table-cell>
              <table:table-cell office:value-type="float" office:value="261.76846">
                <text:p>261.76846</text:p>
              </table:table-cell>
              <table:table-cell office:value-type="float" office:value="9.300736">
                <text:p>9.3007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190472">
                <text:p>262.190472</text:p>
              </table:table-cell>
              <table:table-cell office:value-type="float" office:value="9.191324">
                <text:p>9.191324</text:p>
              </table:table-cell>
              <table:table-cell office:value-type="float" office:value="261.935872">
                <text:p>261.935872</text:p>
              </table:table-cell>
              <table:table-cell office:value-type="float" office:value="9.113062">
                <text:p>9.1130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358017">
                <text:p>262.358017</text:p>
              </table:table-cell>
              <table:table-cell office:value-type="float" office:value="9.003825">
                <text:p>9.003825</text:p>
              </table:table-cell>
              <table:table-cell office:value-type="float" office:value="262.103106">
                <text:p>262.103106</text:p>
              </table:table-cell>
              <table:table-cell office:value-type="float" office:value="8.925311">
                <text:p>8.9253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525391">
                <text:p>262.525391</text:p>
              </table:table-cell>
              <table:table-cell office:value-type="float" office:value="8.816253">
                <text:p>8.816253</text:p>
              </table:table-cell>
              <table:table-cell office:value-type="float" office:value="262.270167">
                <text:p>262.270167</text:p>
              </table:table-cell>
              <table:table-cell office:value-type="float" office:value="8.737484">
                <text:p>8.7374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692596">
                <text:p>262.692596</text:p>
              </table:table-cell>
              <table:table-cell office:value-type="float" office:value="8.628608">
                <text:p>8.628608</text:p>
              </table:table-cell>
              <table:table-cell office:value-type="float" office:value="262.437059">
                <text:p>262.437059</text:p>
              </table:table-cell>
              <table:table-cell office:value-type="float" office:value="8.549583">
                <text:p>8.54958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859638">
                <text:p>262.859638</text:p>
              </table:table-cell>
              <table:table-cell office:value-type="float" office:value="8.440892">
                <text:p>8.440892</text:p>
              </table:table-cell>
              <table:table-cell office:value-type="float" office:value="262.603785">
                <text:p>262.603785</text:p>
              </table:table-cell>
              <table:table-cell office:value-type="float" office:value="8.361609">
                <text:p>8.36160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.02652">
                <text:p>263.02652</text:p>
              </table:table-cell>
              <table:table-cell office:value-type="float" office:value="8.253109">
                <text:p>8.253109</text:p>
              </table:table-cell>
              <table:table-cell office:value-type="float" office:value="262.770348">
                <text:p>262.770348</text:p>
              </table:table-cell>
              <table:table-cell office:value-type="float" office:value="8.173565">
                <text:p>8.1735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.193246">
                <text:p>263.193246</text:p>
              </table:table-cell>
              <table:table-cell office:value-type="float" office:value="8.065258">
                <text:p>8.065258</text:p>
              </table:table-cell>
              <table:table-cell office:value-type="float" office:value="262.936754">
                <text:p>262.936754</text:p>
              </table:table-cell>
              <table:table-cell office:value-type="float" office:value="7.985451">
                <text:p>7.98545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.359819">
                <text:p>263.359819</text:p>
              </table:table-cell>
              <table:table-cell office:value-type="float" office:value="7.877341">
                <text:p>7.877341</text:p>
              </table:table-cell>
              <table:table-cell office:value-type="float" office:value="263.103005">
                <text:p>263.103005</text:p>
              </table:table-cell>
              <table:table-cell office:value-type="float" office:value="7.79727">
                <text:p>7.797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.526243">
                <text:p>263.526243</text:p>
              </table:table-cell>
              <table:table-cell office:value-type="float" office:value="7.689361">
                <text:p>7.689361</text:p>
              </table:table-cell>
              <table:table-cell office:value-type="float" office:value="263.269105">
                <text:p>263.269105</text:p>
              </table:table-cell>
              <table:table-cell office:value-type="float" office:value="7.609023">
                <text:p>7.6090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.692522">
                <text:p>263.692522</text:p>
              </table:table-cell>
              <table:table-cell office:value-type="float" office:value="7.501319">
                <text:p>7.501319</text:p>
              </table:table-cell>
              <table:table-cell office:value-type="float" office:value="263.435058">
                <text:p>263.435058</text:p>
              </table:table-cell>
              <table:table-cell office:value-type="float" office:value="7.420712">
                <text:p>7.4207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.858659">
                <text:p>263.858659</text:p>
              </table:table-cell>
              <table:table-cell office:value-type="float" office:value="7.313217">
                <text:p>7.313217</text:p>
              </table:table-cell>
              <table:table-cell office:value-type="float" office:value="263.600868">
                <text:p>263.600868</text:p>
              </table:table-cell>
              <table:table-cell office:value-type="float" office:value="7.232338">
                <text:p>7.23233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024659">
                <text:p>264.024659</text:p>
              </table:table-cell>
              <table:table-cell office:value-type="float" office:value="7.125055">
                <text:p>7.125055</text:p>
              </table:table-cell>
              <table:table-cell office:value-type="float" office:value="263.766538">
                <text:p>263.766538</text:p>
              </table:table-cell>
              <table:table-cell office:value-type="float" office:value="7.043903">
                <text:p>7.04390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190525">
                <text:p>264.190525</text:p>
              </table:table-cell>
              <table:table-cell office:value-type="float" office:value="6.936837">
                <text:p>6.936837</text:p>
              </table:table-cell>
              <table:table-cell office:value-type="float" office:value="263.932073">
                <text:p>263.932073</text:p>
              </table:table-cell>
              <table:table-cell office:value-type="float" office:value="6.855409">
                <text:p>6.85540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35626">
                <text:p>264.35626</text:p>
              </table:table-cell>
              <table:table-cell office:value-type="float" office:value="6.748563">
                <text:p>6.748563</text:p>
              </table:table-cell>
              <table:table-cell office:value-type="float" office:value="264.097475">
                <text:p>264.097475</text:p>
              </table:table-cell>
              <table:table-cell office:value-type="float" office:value="6.666857">
                <text:p>6.66685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521869">
                <text:p>264.521869</text:p>
              </table:table-cell>
              <table:table-cell office:value-type="float" office:value="6.560235">
                <text:p>6.560235</text:p>
              </table:table-cell>
              <table:table-cell office:value-type="float" office:value="264.262748">
                <text:p>264.262748</text:p>
              </table:table-cell>
              <table:table-cell office:value-type="float" office:value="6.478249">
                <text:p>6.47824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687355">
                <text:p>264.687355</text:p>
              </table:table-cell>
              <table:table-cell office:value-type="float" office:value="6.371854">
                <text:p>6.371854</text:p>
              </table:table-cell>
              <table:table-cell office:value-type="float" office:value="264.427897">
                <text:p>264.427897</text:p>
              </table:table-cell>
              <table:table-cell office:value-type="float" office:value="6.289586">
                <text:p>6.28958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852722">
                <text:p>264.852722</text:p>
              </table:table-cell>
              <table:table-cell office:value-type="float" office:value="6.183423">
                <text:p>6.183423</text:p>
              </table:table-cell>
              <table:table-cell office:value-type="float" office:value="264.592925">
                <text:p>264.592925</text:p>
              </table:table-cell>
              <table:table-cell office:value-type="float" office:value="6.10087">
                <text:p>6.100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.017973">
                <text:p>265.017973</text:p>
              </table:table-cell>
              <table:table-cell office:value-type="float" office:value="5.994943">
                <text:p>5.994943</text:p>
              </table:table-cell>
              <table:table-cell office:value-type="float" office:value="264.757835">
                <text:p>264.757835</text:p>
              </table:table-cell>
              <table:table-cell office:value-type="float" office:value="5.912103">
                <text:p>5.9121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.183112">
                <text:p>265.183112</text:p>
              </table:table-cell>
              <table:table-cell office:value-type="float" office:value="5.806416">
                <text:p>5.806416</text:p>
              </table:table-cell>
              <table:table-cell office:value-type="float" office:value="264.922631">
                <text:p>264.922631</text:p>
              </table:table-cell>
              <table:table-cell office:value-type="float" office:value="5.723287">
                <text:p>5.7232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.348143">
                <text:p>265.348143</text:p>
              </table:table-cell>
              <table:table-cell office:value-type="float" office:value="5.617842">
                <text:p>5.617842</text:p>
              </table:table-cell>
              <table:table-cell office:value-type="float" office:value="265.087317">
                <text:p>265.087317</text:p>
              </table:table-cell>
              <table:table-cell office:value-type="float" office:value="5.534422">
                <text:p>5.5344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.51307">
                <text:p>265.51307</text:p>
              </table:table-cell>
              <table:table-cell office:value-type="float" office:value="5.429224">
                <text:p>5.429224</text:p>
              </table:table-cell>
              <table:table-cell office:value-type="float" office:value="265.251897">
                <text:p>265.251897</text:p>
              </table:table-cell>
              <table:table-cell office:value-type="float" office:value="5.345511">
                <text:p>5.34551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.677896">
                <text:p>265.677896</text:p>
              </table:table-cell>
              <table:table-cell office:value-type="float" office:value="5.240564">
                <text:p>5.240564</text:p>
              </table:table-cell>
              <table:table-cell office:value-type="float" office:value="265.416374">
                <text:p>265.416374</text:p>
              </table:table-cell>
              <table:table-cell office:value-type="float" office:value="5.156554">
                <text:p>5.1565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.842624">
                <text:p>265.842624</text:p>
              </table:table-cell>
              <table:table-cell office:value-type="float" office:value="5.051862">
                <text:p>5.051862</text:p>
              </table:table-cell>
              <table:table-cell office:value-type="float" office:value="265.580751">
                <text:p>265.580751</text:p>
              </table:table-cell>
              <table:table-cell office:value-type="float" office:value="4.967555">
                <text:p>4.9675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007259">
                <text:p>266.007259</text:p>
              </table:table-cell>
              <table:table-cell office:value-type="float" office:value="4.863121">
                <text:p>4.863121</text:p>
              </table:table-cell>
              <table:table-cell office:value-type="float" office:value="265.745034">
                <text:p>265.745034</text:p>
              </table:table-cell>
              <table:table-cell office:value-type="float" office:value="4.778513">
                <text:p>4.7785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171804">
                <text:p>266.171804</text:p>
              </table:table-cell>
              <table:table-cell office:value-type="float" office:value="4.674342">
                <text:p>4.674342</text:p>
              </table:table-cell>
              <table:table-cell office:value-type="float" office:value="265.909224">
                <text:p>265.909224</text:p>
              </table:table-cell>
              <table:table-cell office:value-type="float" office:value="4.589431">
                <text:p>4.58943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336263">
                <text:p>266.336263</text:p>
              </table:table-cell>
              <table:table-cell office:value-type="float" office:value="4.485527">
                <text:p>4.485527</text:p>
              </table:table-cell>
              <table:table-cell office:value-type="float" office:value="266.073325">
                <text:p>266.073325</text:p>
              </table:table-cell>
              <table:table-cell office:value-type="float" office:value="4.400311">
                <text:p>4.4003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500639">
                <text:p>266.500639</text:p>
              </table:table-cell>
              <table:table-cell office:value-type="float" office:value="4.296677">
                <text:p>4.296677</text:p>
              </table:table-cell>
              <table:table-cell office:value-type="float" office:value="266.237342">
                <text:p>266.237342</text:p>
              </table:table-cell>
              <table:table-cell office:value-type="float" office:value="4.211154">
                <text:p>4.21115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664936">
                <text:p>266.664936</text:p>
              </table:table-cell>
              <table:table-cell office:value-type="float" office:value="4.107794">
                <text:p>4.107794</text:p>
              </table:table-cell>
              <table:table-cell office:value-type="float" office:value="266.401278">
                <text:p>266.401278</text:p>
              </table:table-cell>
              <table:table-cell office:value-type="float" office:value="4.021961">
                <text:p>4.02196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829157">
                <text:p>266.829157</text:p>
              </table:table-cell>
              <table:table-cell office:value-type="float" office:value="3.918879">
                <text:p>3.918879</text:p>
              </table:table-cell>
              <table:table-cell office:value-type="float" office:value="266.565137">
                <text:p>266.565137</text:p>
              </table:table-cell>
              <table:table-cell office:value-type="float" office:value="3.832734">
                <text:p>3.83273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993307">
                <text:p>266.993307</text:p>
              </table:table-cell>
              <table:table-cell office:value-type="float" office:value="3.729934">
                <text:p>3.729934</text:p>
              </table:table-cell>
              <table:table-cell office:value-type="float" office:value="266.728922">
                <text:p>266.728922</text:p>
              </table:table-cell>
              <table:table-cell office:value-type="float" office:value="3.643474">
                <text:p>3.64347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.157388">
                <text:p>267.157388</text:p>
              </table:table-cell>
              <table:table-cell office:value-type="float" office:value="3.54096">
                <text:p>3.54096</text:p>
              </table:table-cell>
              <table:table-cell office:value-type="float" office:value="266.892636">
                <text:p>266.892636</text:p>
              </table:table-cell>
              <table:table-cell office:value-type="float" office:value="3.454184">
                <text:p>3.45418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.321405">
                <text:p>267.321405</text:p>
              </table:table-cell>
              <table:table-cell office:value-type="float" office:value="3.35196">
                <text:p>3.35196</text:p>
              </table:table-cell>
              <table:table-cell office:value-type="float" office:value="267.056284">
                <text:p>267.056284</text:p>
              </table:table-cell>
              <table:table-cell office:value-type="float" office:value="3.264864">
                <text:p>3.2648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.485361">
                <text:p>267.485361</text:p>
              </table:table-cell>
              <table:table-cell office:value-type="float" office:value="3.162934">
                <text:p>3.162934</text:p>
              </table:table-cell>
              <table:table-cell office:value-type="float" office:value="267.219869">
                <text:p>267.219869</text:p>
              </table:table-cell>
              <table:table-cell office:value-type="float" office:value="3.075517">
                <text:p>3.07551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.649259">
                <text:p>267.649259</text:p>
              </table:table-cell>
              <table:table-cell office:value-type="float" office:value="2.973884">
                <text:p>2.973884</text:p>
              </table:table-cell>
              <table:table-cell office:value-type="float" office:value="267.383394">
                <text:p>267.383394</text:p>
              </table:table-cell>
              <table:table-cell office:value-type="float" office:value="2.886144">
                <text:p>2.88614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.813103">
                <text:p>267.813103</text:p>
              </table:table-cell>
              <table:table-cell office:value-type="float" office:value="2.784813">
                <text:p>2.784813</text:p>
              </table:table-cell>
              <table:table-cell office:value-type="float" office:value="267.546863">
                <text:p>267.546863</text:p>
              </table:table-cell>
              <table:table-cell office:value-type="float" office:value="2.696746">
                <text:p>2.69674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.976897">
                <text:p>267.976897</text:p>
              </table:table-cell>
              <table:table-cell office:value-type="float" office:value="2.59572">
                <text:p>2.59572</text:p>
              </table:table-cell>
              <table:table-cell office:value-type="float" office:value="267.71028">
                <text:p>267.71028</text:p>
              </table:table-cell>
              <table:table-cell office:value-type="float" office:value="2.507324">
                <text:p>2.50732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.140645">
                <text:p>268.140645</text:p>
              </table:table-cell>
              <table:table-cell office:value-type="float" office:value="2.406608">
                <text:p>2.406608</text:p>
              </table:table-cell>
              <table:table-cell office:value-type="float" office:value="267.873649">
                <text:p>267.873649</text:p>
              </table:table-cell>
              <table:table-cell office:value-type="float" office:value="2.317882">
                <text:p>2.31788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.304349">
                <text:p>268.304349</text:p>
              </table:table-cell>
              <table:table-cell office:value-type="float" office:value="2.217479">
                <text:p>2.217479</text:p>
              </table:table-cell>
              <table:table-cell office:value-type="float" office:value="268.036972">
                <text:p>268.036972</text:p>
              </table:table-cell>
              <table:table-cell office:value-type="float" office:value="2.128419">
                <text:p>2.1284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.468014">
                <text:p>268.468014</text:p>
              </table:table-cell>
              <table:table-cell office:value-type="float" office:value="2.028334">
                <text:p>2.028334</text:p>
              </table:table-cell>
              <table:table-cell office:value-type="float" office:value="268.200254">
                <text:p>268.200254</text:p>
              </table:table-cell>
              <table:table-cell office:value-type="float" office:value="1.938938">
                <text:p>1.93893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.631644">
                <text:p>268.631644</text:p>
              </table:table-cell>
              <table:table-cell office:value-type="float" office:value="1.839174">
                <text:p>1.839174</text:p>
              </table:table-cell>
              <table:table-cell office:value-type="float" office:value="268.363498">
                <text:p>268.363498</text:p>
              </table:table-cell>
              <table:table-cell office:value-type="float" office:value="1.749439">
                <text:p>1.74943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.79524">
                <text:p>268.79524</text:p>
              </table:table-cell>
              <table:table-cell office:value-type="float" office:value="1.650001">
                <text:p>1.650001</text:p>
              </table:table-cell>
              <table:table-cell office:value-type="float" office:value="268.526707">
                <text:p>268.526707</text:p>
              </table:table-cell>
              <table:table-cell office:value-type="float" office:value="1.559926">
                <text:p>1.55992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.958808">
                <text:p>268.958808</text:p>
              </table:table-cell>
              <table:table-cell office:value-type="float" office:value="1.460817">
                <text:p>1.460817</text:p>
              </table:table-cell>
              <table:table-cell office:value-type="float" office:value="268.689886">
                <text:p>268.689886</text:p>
              </table:table-cell>
              <table:table-cell office:value-type="float" office:value="1.370399">
                <text:p>1.37039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.122351">
                <text:p>269.122351</text:p>
              </table:table-cell>
              <table:table-cell office:value-type="float" office:value="1.271623">
                <text:p>1.271623</text:p>
              </table:table-cell>
              <table:table-cell office:value-type="float" office:value="268.853037">
                <text:p>268.853037</text:p>
              </table:table-cell>
              <table:table-cell office:value-type="float" office:value="1.180859">
                <text:p>1.18085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.285873">
                <text:p>269.285873</text:p>
              </table:table-cell>
              <table:table-cell office:value-type="float" office:value="1.082421">
                <text:p>1.082421</text:p>
              </table:table-cell>
              <table:table-cell office:value-type="float" office:value="269.016165">
                <text:p>269.016165</text:p>
              </table:table-cell>
              <table:table-cell office:value-type="float" office:value="0.991308">
                <text:p>0.9913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.449376">
                <text:p>269.449376</text:p>
              </table:table-cell>
              <table:table-cell office:value-type="float" office:value="0.893212">
                <text:p>0.893212</text:p>
              </table:table-cell>
              <table:table-cell office:value-type="float" office:value="269.179273">
                <text:p>269.179273</text:p>
              </table:table-cell>
              <table:table-cell office:value-type="float" office:value="0.801749">
                <text:p>0.80174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.612865">
                <text:p>269.612865</text:p>
              </table:table-cell>
              <table:table-cell office:value-type="float" office:value="0.703998">
                <text:p>0.703998</text:p>
              </table:table-cell>
              <table:table-cell office:value-type="float" office:value="269.342364">
                <text:p>269.342364</text:p>
              </table:table-cell>
              <table:table-cell office:value-type="float" office:value="0.612181">
                <text:p>0.61218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.776343">
                <text:p>269.776343</text:p>
              </table:table-cell>
              <table:table-cell office:value-type="float" office:value="0.51478">
                <text:p>0.51478</text:p>
              </table:table-cell>
              <table:table-cell office:value-type="float" office:value="269.505442">
                <text:p>269.505442</text:p>
              </table:table-cell>
              <table:table-cell office:value-type="float" office:value="0.422607">
                <text:p>0.42260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.939813">
                <text:p>269.939813</text:p>
              </table:table-cell>
              <table:table-cell office:value-type="float" office:value="0.32556">
                <text:p>0.32556</text:p>
              </table:table-cell>
              <table:table-cell office:value-type="float" office:value="269.668511">
                <text:p>269.668511</text:p>
              </table:table-cell>
              <table:table-cell office:value-type="float" office:value="0.233029">
                <text:p>0.2330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10328">
                <text:p>270.10328</text:p>
              </table:table-cell>
              <table:table-cell office:value-type="float" office:value="0.13634">
                <text:p>0.13634</text:p>
              </table:table-cell>
              <table:table-cell office:value-type="float" office:value="269.831574">
                <text:p>269.831574</text:p>
              </table:table-cell>
              <table:table-cell office:value-type="float" office:value="0.043448">
                <text:p>0.0434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266747">
                <text:p>270.266747</text:p>
              </table:table-cell>
              <table:table-cell office:value-type="float" office:value="-0.05288">
                <text:p>-0.05288</text:p>
              </table:table-cell>
              <table:table-cell office:value-type="float" office:value="269.994634">
                <text:p>269.994634</text:p>
              </table:table-cell>
              <table:table-cell office:value-type="float" office:value="-0.146135">
                <text:p>-0.14613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430217">
                <text:p>270.430217</text:p>
              </table:table-cell>
              <table:table-cell office:value-type="float" office:value="-0.242097">
                <text:p>-0.242097</text:p>
              </table:table-cell>
              <table:table-cell office:value-type="float" office:value="270.157696">
                <text:p>270.157696</text:p>
              </table:table-cell>
              <table:table-cell office:value-type="float" office:value="-0.335718">
                <text:p>-0.3357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593694">
                <text:p>270.593694</text:p>
              </table:table-cell>
              <table:table-cell office:value-type="float" office:value="-0.43131">
                <text:p>-0.43131</text:p>
              </table:table-cell>
              <table:table-cell office:value-type="float" office:value="270.320763">
                <text:p>270.320763</text:p>
              </table:table-cell>
              <table:table-cell office:value-type="float" office:value="-0.5253">
                <text:p>-0.52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757182">
                <text:p>270.757182</text:p>
              </table:table-cell>
              <table:table-cell office:value-type="float" office:value="-0.620517">
                <text:p>-0.620517</text:p>
              </table:table-cell>
              <table:table-cell office:value-type="float" office:value="270.483839">
                <text:p>270.483839</text:p>
              </table:table-cell>
              <table:table-cell office:value-type="float" office:value="-0.714878">
                <text:p>-0.7148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920684">
                <text:p>270.920684</text:p>
              </table:table-cell>
              <table:table-cell office:value-type="float" office:value="-0.809717">
                <text:p>-0.80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